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[.F2]=MIN([.$A2:.$AMJ2]);[.F2]&lt;&gt;&quot;&quot;))" style:apply-style-name="ConditionalStyle_5f_1" style:base-cell-address="Sheet1.F2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olver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Time</text:p>
          </table:table-cell>
          <table:table-cell/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cvc5</text:p>
          </table:table-cell>
          <table:table-cell table:style-name="ce3" office:value-type="string" calcext:value-type="string">
            <text:p>mas</text:p>
          </table:table-cell>
          <table:table-cell table:style-name="ce3" office:value-type="string" calcext:value-type="string">
            <text:p>ostrich</text:p>
          </table:table-cell>
          <table:table-cell table:style-name="ce3" office:value-type="string" calcext:value-type="string">
            <text:p>z3</text:p>
          </table:table-cell>
          <table:table-cell/>
          <table:table-cell table:style-name="ce1" office:value-type="string" calcext:value-type="string">
            <text:p>Results:</text:p>
          </table:table-cell>
          <table:table-cell table:style-name="ce6" office:value-type="string" calcext:value-type="string">
            <text:p>z3</text:p>
          </table:table-cell>
          <table:table-cell table:style-name="ce10"/>
          <table:table-cell table:style-name="ce6" office:value-type="string" calcext:value-type="string">
            <text:p>ostrich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01.smt2</text:p>
          </table:table-cell>
          <table:table-cell table:style-name="ce2" office:value-type="float" office:value="1200.085" calcext:value-type="float">
            <text:p>1200.085</text:p>
          </table:table-cell>
          <table:table-cell/>
          <table:table-cell table:style-name="ce4" office:value-type="string" calcext:value-type="string">
            <text:p><text:s/>beasties01.smt2</text:p>
          </table:table-cell>
          <table:table-cell table:style-name="ce5" office:value-type="float" office:value="1200.085" calcext:value-type="float">
            <text:p>1200.085</text:p>
          </table:table-cell>
          <table:table-cell table:style-name="ce5" office:value-type="float" office:value="1.244" calcext:value-type="float">
            <text:p>1.244</text:p>
          </table:table-cell>
          <table:table-cell table:style-name="ce5" office:value-type="float" office:value="2.564" calcext:value-type="float">
            <text:p>2.564</text:p>
          </table:table-cell>
          <table:table-cell table:style-name="ce5" office:value-type="float" office:value="1.382" calcext:value-type="float">
            <text:p>1.382</text:p>
          </table:table-cell>
          <table:table-cell table:number-columns-repeated="2"/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02.smt2</text:p>
          </table:table-cell>
          <table:table-cell table:style-name="ce2" office:value-type="float" office:value="1200.049" calcext:value-type="float">
            <text:p>1200.049</text:p>
          </table:table-cell>
          <table:table-cell/>
          <table:table-cell table:style-name="ce4" office:value-type="string" calcext:value-type="string">
            <text:p><text:s/>beasties02.smt2</text:p>
          </table:table-cell>
          <table:table-cell table:style-name="ce5" office:value-type="float" office:value="1200.049" calcext:value-type="float">
            <text:p>1200.049</text:p>
          </table:table-cell>
          <table:table-cell table:style-name="ce5" office:value-type="float" office:value="2.156" calcext:value-type="float">
            <text:p>2.156</text:p>
          </table:table-cell>
          <table:table-cell table:style-name="ce5" office:value-type="float" office:value="2.441" calcext:value-type="float">
            <text:p>2.441</text:p>
          </table:table-cell>
          <table:table-cell table:style-name="ce5" office:value-type="float" office:value="0.737" calcext:value-type="float">
            <text:p>0.737</text:p>
          </table:table-cell>
          <table:table-cell table:number-columns-repeated="2"/>
          <table:table-cell table:style-name="ce8" table:formula="of:=IFERROR(__xludf.dummyfunction(&quot;ARRAYFORMULA(SPLIT(L81:L157,&quot;&quot;,&quot;&quot;))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547 () String     &quot;&quot;g&quot;&quot;)   (define-fun sym1244 () String     &quot;&quot;G&quot;&quot;)   (define-fun sym1985 () String     &quot;&quot;\u{2ffe6}&quot;&quot;)   (define-fun sym1028 () String     &quot;&quot;G&quot;&quot;)   (define-fun sym1669 () String     &quot;&quot;G&quot;&quot;)   (define-fun sym205 () String &quot;&amp;&quot;    &quot;&quot;y&quot;&quot;)   (define-fun sym1896 () String     &quot;&quot;Q&quot;&quot;)   (define-fun sym1453 () String     &quot;&quot;G&quot;&quot;)   (define-fun sym812 () String     &quot;&quot;G&quot;&quot;)   (define-fun sym161 () String     &quot;&quot;A&quot;&quot;) )&quot;)" office:value-type="string" office:string-value="(   (define-fun sym547 () String     &quot;g&quot;)   (define-fun sym1244 () String     &quot;G&quot;)   (define-fun sym1985 () String     &quot;\u{2ffe6}&quot;)   (define-fun sym1028 () String     &quot;G&quot;)   (define-fun sym1669 () String     &quot;G&quot;)   (define-fun sym205 () String     &quot;y&quot;)   (define-fun sym1896 () String     &quot;Q&quot;)   (define-fun sym1453 () String     &quot;G&quot;)   (define-fun sym812 () String     &quot;G&quot;)   (define-fun sym161 () String     &quot;A&quot;) )" calcext:value-type="string">
            <text:p>( <text:s text:c="2"/>(define-fun sym547 () String <text:s text:c="4"/>"g") <text:s text:c="2"/>(define-fun sym1244 () String <text:s text:c="4"/>"G") <text:s text:c="2"/>(define-fun sym1985 () String <text:s text:c="4"/>"\u{2ffe6}") <text:s text:c="2"/>(define-fun sym1028 () String <text:s text:c="4"/>"G") <text:s text:c="2"/>(define-fun sym1669 () String <text:s text:c="4"/>"G") <text:s text:c="2"/>(define-fun sym205 () String <text:s text:c="4"/>"y") <text:s text:c="2"/>(define-fun sym1896 () String <text:s text:c="4"/>"Q") <text:s text:c="2"/>(define-fun sym1453 () String <text:s text:c="4"/>"G") <text:s text:c="2"/>(define-fun sym812 () String <text:s text:c="4"/>"G") <text:s text:c="2"/>(define-fun sym161 () String <text:s text:c="4"/>"A") )</text:p>
          </table:table-cell>
          <table:table-cell table:style-name="ce14" table:formula="of:=IFERROR(__xludf.dummyfunction(&quot;ARRAYFORMULA(SPLIT(N81:N157,&quot;&quot;,&quot;&quot;))&quot;);&quot;sat &quot;)" office:value-type="string" office:string-value="sat " calcext:value-type="string">
            <text:p>sat </text:p>
          </table:table-cell>
          <table:table-cell table:style-name="ce10" table:formula="of:=IFERROR(__xludf.dummyfunction(&quot;&quot;&quot;COMPUTED_VALUE&quot;&quot;&quot;);&quot;(model   (define-fun L0 () String &quot;&quot;g&quot;&quot;)   (define-fun L1 () String &quot;&quot;\u{0}&quot;&quot;)   (define-fun L4 () String &quot;&quot;g&quot;&quot;)   (define-fun L3 () String &quot;&quot;g&quot;&quot;)   (define-fun L6 () String &quot;&quot;g&quot;&quot;)   (define-fun L5 () String &quot;&quot;g&quot;&quot;)   (define-fun L7 () String &quot;&quot;q&quot;&quot;)   (def&quot;&amp;&quot;ine-fun L14 () String &quot;&quot;g&quot;&quot;)   (define-fun L12 () String &quot;&quot;y&quot;&quot;)   (define-fun sym161 () String &quot;&quot;q&quot;&quot;)   (define-fun sym812 () String &quot;&quot;G&quot;&quot;)   (define-fun sym547 () String &quot;&quot;G&quot;&quot;)   (define-fun sym205 () String &quot;&quot;Y&quot;&quot;)   (define-fun sym1244 () String &quot;&quot;G&quot;&quot;) &quot;&amp;&quot;  (define-fun sym1453 () String &quot;&quot;G&quot;&quot;)   (define-fun sym1896 () String &quot;&quot;Q&quot;&quot;)   (define-fun sym1028 () String &quot;&quot;G&quot;&quot;)   (define-fun sym1985 () String &quot;&quot;\u{0}&quot;&quot;)   (define-fun sym1669 () String &quot;&quot;G&quot;&quot;) )&quot;)" office:value-type="string" office:string-value="(model   (define-fun L0 () String &quot;g&quot;)   (define-fun L1 () String &quot;\u{0}&quot;)   (define-fun L4 () String &quot;g&quot;)   (define-fun L3 () String &quot;g&quot;)   (define-fun L6 () String &quot;g&quot;)   (define-fun L5 () String &quot;g&quot;)   (define-fun L7 () String &quot;q&quot;)   (define-fun L14 () String &quot;g&quot;)   (define-fun L12 () String &quot;y&quot;)   (define-fun sym161 () String &quot;q&quot;)   (define-fun sym812 () String &quot;G&quot;)   (define-fun sym547 () String &quot;G&quot;)   (define-fun sym205 () String &quot;Y&quot;)   (define-fun sym1244 () String &quot;G&quot;)   (define-fun sym1453 () String &quot;G&quot;)   (define-fun sym1896 () String &quot;Q&quot;)   (define-fun sym1028 () String &quot;G&quot;)   (define-fun sym1985 () String &quot;\u{0}&quot;)   (define-fun sym1669 () String &quot;G&quot;) )" calcext:value-type="string">
            <text:p>(model <text:s text:c="2"/>(define-fun L0 () String "g") <text:s text:c="2"/>(define-fun L1 () String "\u{0}") <text:s text:c="2"/>(define-fun L4 () String "g") <text:s text:c="2"/>(define-fun L3 () String "g") <text:s text:c="2"/>(define-fun L6 () String "g") <text:s text:c="2"/>(define-fun L5 () String "g") <text:s text:c="2"/>(define-fun L7 () String "q") <text:s text:c="2"/>(define-fun L14 () String "g") <text:s text:c="2"/>(define-fun L12 () String "y") <text:s text:c="2"/>(define-fun sym161 () String "q") <text:s text:c="2"/>(define-fun sym812 () String "G") <text:s text:c="2"/>(define-fun sym547 () String "G") <text:s text:c="2"/>(define-fun sym205 () String "Y") <text:s text:c="2"/>(define-fun sym1244 () String "G") <text:s text:c="2"/>(define-fun sym1453 () String "G") <text:s text:c="2"/>(define-fun sym1896 () String "Q") <text:s text:c="2"/>(define-fun sym1028 () String "G") <text:s text:c="2"/>(define-fun sym1985 () String "\u{0}") <text:s text:c="2"/>(define-fun sym1669 () String "G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03.smt2</text:p>
          </table:table-cell>
          <table:table-cell table:style-name="ce2" office:value-type="float" office:value="1200.079" calcext:value-type="float">
            <text:p>1200.079</text:p>
          </table:table-cell>
          <table:table-cell/>
          <table:table-cell table:style-name="ce4" office:value-type="string" calcext:value-type="string">
            <text:p><text:s/>beasties03.smt2</text:p>
          </table:table-cell>
          <table:table-cell table:style-name="ce5" office:value-type="float" office:value="1200.079" calcext:value-type="float">
            <text:p>1200.079</text:p>
          </table:table-cell>
          <table:table-cell table:style-name="ce5" office:value-type="float" office:value="2.386" calcext:value-type="float">
            <text:p>2.386</text:p>
          </table:table-cell>
          <table:table-cell table:style-name="ce5" office:value-type="float" office:value="2.802" calcext:value-type="float">
            <text:p>2.802</text:p>
          </table:table-cell>
          <table:table-cell table:style-name="ce5" office:value-type="float" office:value="2.626" calcext:value-type="float">
            <text:p>2.626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033 () String     &quot;&quot;g&quot;&quot;)   (define-fun sym547 () String     &quot;&quot;G&quot;&quot;)   (define-fun sym812 () String     &quot;&quot;h&quot;&quot;)   (define-fun sym161 () String     &quot;&quot;A&quot;&quot;)   (define-fun sym205 () String     &quot;&quot;Y&quot;&quot;)   (define-fun sym1895 () String     &quot;&quot;H&quot;&quot;)&quot;&amp;&quot;   (define-fun sym1249 () String     &quot;&quot;H&quot;&quot;)   (define-fun sym1679 () String     &quot;&quot;h&quot;&quot;)   (define-fun sym1464 () String     &quot;&quot;H&quot;&quot;)   (define-fun sym2080 () String     &quot;&quot;h&quot;&quot;) )&quot;)" office:value-type="string" office:string-value="(   (define-fun sym1033 () String     &quot;g&quot;)   (define-fun sym547 () String     &quot;G&quot;)   (define-fun sym812 () String     &quot;h&quot;)   (define-fun sym161 () String     &quot;A&quot;)   (define-fun sym205 () String     &quot;Y&quot;)   (define-fun sym1895 () String     &quot;H&quot;)   (define-fun sym1249 () String     &quot;H&quot;)   (define-fun sym1679 () String     &quot;h&quot;)   (define-fun sym1464 () String     &quot;H&quot;)   (define-fun sym2080 () String     &quot;h&quot;) )" calcext:value-type="string">
            <text:p>( <text:s text:c="2"/>(define-fun sym1033 () String <text:s text:c="4"/>"g") <text:s text:c="2"/>(define-fun sym547 () String <text:s text:c="4"/>"G") <text:s text:c="2"/>(define-fun sym812 () String <text:s text:c="4"/>"h") <text:s text:c="2"/>(define-fun sym161 () String <text:s text:c="4"/>"A") <text:s text:c="2"/>(define-fun sym205 () String <text:s text:c="4"/>"Y") <text:s text:c="2"/>(define-fun sym1895 () String <text:s text:c="4"/>"H") <text:s text:c="2"/>(define-fun sym1249 () String <text:s text:c="4"/>"H") <text:s text:c="2"/>(define-fun sym1679 () String <text:s text:c="4"/>"h") <text:s text:c="2"/>(define-fun sym1464 () String <text:s text:c="4"/>"H") <text:s text:c="2"/>(define-fun sym2080 () String <text:s text:c="4"/>"h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29 () String &quot;&quot;h&quot;&quot;)   (define-fun L0 () String &quot;&quot;h&quot;&quot;)   (define-fun L2 () String &quot;&quot;g&quot;&quot;)   (define-fun L1 () String &quot;&quot;h&quot;&quot;)   (define-fun L4 () String &quot;&quot;h&quot;&quot;)   (define-fun L33 () String &quot;&quot;y&quot;&quot;)   (define-fun L11 () String &quot;&quot;h&quot;&quot;)   (defi&quot;&amp;&quot;ne-fun L6 () String &quot;&quot;h&quot;&quot;)   (define-fun L8 () String &quot;&quot;g&quot;&quot;)   (define-fun sym161 () String &quot;&quot;r&quot;&quot;)   (define-fun sym812 () String &quot;&quot;H&quot;&quot;)   (define-fun sym547 () String &quot;&quot;G&quot;&quot;)   (define-fun sym205 () String &quot;&quot;Y&quot;&quot;)   (define-fun sym1033 () String &quot;&quot;G&quot;&quot;)   (&quot;&amp;&quot;define-fun sym1464 () String &quot;&quot;H&quot;&quot;)   (define-fun sym1895 () String &quot;&quot;H&quot;&quot;)   (define-fun sym1249 () String &quot;&quot;H&quot;&quot;)   (define-fun sym2080 () String &quot;&quot;H&quot;&quot;)   (define-fun sym1679 () String &quot;&quot;H&quot;&quot;) )&quot;)" office:value-type="string" office:string-value="(model   (define-fun L29 () String &quot;h&quot;)   (define-fun L0 () String &quot;h&quot;)   (define-fun L2 () String &quot;g&quot;)   (define-fun L1 () String &quot;h&quot;)   (define-fun L4 () String &quot;h&quot;)   (define-fun L33 () String &quot;y&quot;)   (define-fun L11 () String &quot;h&quot;)   (define-fun L6 () String &quot;h&quot;)   (define-fun L8 () String &quot;g&quot;)   (define-fun sym161 () String &quot;r&quot;)   (define-fun sym812 () String &quot;H&quot;)   (define-fun sym547 () String &quot;G&quot;)   (define-fun sym205 () String &quot;Y&quot;)   (define-fun sym1033 () String &quot;G&quot;)   (define-fun sym1464 () String &quot;H&quot;)   (define-fun sym1895 () String &quot;H&quot;)   (define-fun sym1249 () String &quot;H&quot;)   (define-fun sym2080 () String &quot;H&quot;)   (define-fun sym1679 () String &quot;H&quot;) )" calcext:value-type="string">
            <text:p>(model <text:s text:c="2"/>(define-fun L29 () String "h") <text:s text:c="2"/>(define-fun L0 () String "h") <text:s text:c="2"/>(define-fun L2 () String "g") <text:s text:c="2"/>(define-fun L1 () String "h") <text:s text:c="2"/>(define-fun L4 () String "h") <text:s text:c="2"/>(define-fun L33 () String "y") <text:s text:c="2"/>(define-fun L11 () String "h") <text:s text:c="2"/>(define-fun L6 () String "h") <text:s text:c="2"/>(define-fun L8 () String "g") <text:s text:c="2"/>(define-fun sym161 () String "r") <text:s text:c="2"/>(define-fun sym812 () String "H") <text:s text:c="2"/>(define-fun sym547 () String "G") <text:s text:c="2"/>(define-fun sym205 () String "Y") <text:s text:c="2"/>(define-fun sym1033 () String "G") <text:s text:c="2"/>(define-fun sym1464 () String "H") <text:s text:c="2"/>(define-fun sym1895 () String "H") <text:s text:c="2"/>(define-fun sym1249 () String "H") <text:s text:c="2"/>(define-fun sym2080 () String "H") <text:s text:c="2"/>(define-fun sym1679 () String "H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04.smt2</text:p>
          </table:table-cell>
          <table:table-cell table:style-name="ce2" office:value-type="float" office:value="1200.066" calcext:value-type="float">
            <text:p>1200.066</text:p>
          </table:table-cell>
          <table:table-cell/>
          <table:table-cell table:style-name="ce4" office:value-type="string" calcext:value-type="string">
            <text:p><text:s/>beasties04.smt2</text:p>
          </table:table-cell>
          <table:table-cell table:style-name="ce5" office:value-type="float" office:value="1200.066" calcext:value-type="float">
            <text:p>1200.066</text:p>
          </table:table-cell>
          <table:table-cell table:style-name="ce5" office:value-type="float" office:value="1.638" calcext:value-type="float">
            <text:p>1.638</text:p>
          </table:table-cell>
          <table:table-cell table:style-name="ce5" office:value-type="float" office:value="2.96" calcext:value-type="float">
            <text:p>2.96</text:p>
          </table:table-cell>
          <table:table-cell table:style-name="ce5" office:value-type="float" office:value="4.664" calcext:value-type="float">
            <text:p>4.664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2525 () String     &quot;&quot;g&quot;&quot;)   (define-fun sym5438 () String     &quot;&quot;g&quot;&quot;)   (define-fun sym2943 () String     &quot;&quot;g&quot;&quot;)   (define-fun sym3375 () String     &quot;&quot;g&quot;&quot;)   (define-fun sym3159 () String     &quot;&quot;G&quot;&quot;)   (define-fun sym1450 () String     &quot;&quot;&quot;&amp;&quot;g&quot;&quot;)   (define-fun sym161 () String     &quot;&quot;A&quot;&quot;)   (define-fun sym3789 () String     &quot;&quot;g&quot;&quot;)   (define-fun sym1876 () String     &quot;&quot;L&quot;&quot;)   (define-fun sym1028 () String     &quot;&quot;g&quot;&quot;)   (define-fun sym3577 () String     &quot;&quot;L&quot;&quot;)   (define-fun sym2092 () String     &quot;&amp;&quot;&quot;&quot;G&quot;&quot;)   (define-fun sym812 () String     &quot;&quot;G&quot;&quot;)   (define-fun sym547 () String     &quot;&quot;g&quot;&quot;)   (define-fun sym4855 () String     &quot;&quot;G&quot;&quot;)   (define-fun sym4005 () String     &quot;&quot;G&quot;&quot;)   (define-fun sym205 () String     &quot;&quot;Y&quot;&quot;)   (define-fun sym4639 () String     &quot;&amp;&quot;&quot;&quot;G&quot;&quot;)   (define-fun sym5252 () String     &quot;&quot;g&quot;&quot;)   (define-fun sym4221 () String     &quot;&quot;G&quot;&quot;)   (define-fun sym4423 () String     &quot;&quot;G&quot;&quot;)   (define-fun sym2308 () String     &quot;&quot;H&quot;&quot;)   (define-fun sym1234 () String     &quot;&quot;G&quot;&quot;)   (define-fun sym5058 () String  &quot;&amp;&quot;   &quot;&quot;G&quot;&quot;)   (define-fun sym2741 () String     &quot;&quot;g&quot;&quot;)   (define-fun sym1659 () String     &quot;&quot;g&quot;&quot;) )&quot;)" office:value-type="string" office:string-value="(   (define-fun sym2525 () String     &quot;g&quot;)   (define-fun sym5438 () String     &quot;g&quot;)   (define-fun sym2943 () String     &quot;g&quot;)   (define-fun sym3375 () String     &quot;g&quot;)   (define-fun sym3159 () String     &quot;G&quot;)   (define-fun sym1450 () String     &quot;g&quot;)   (define-fun sym161 () String     &quot;A&quot;)   (define-fun sym3789 () String     &quot;g&quot;)   (define-fun sym1876 () String     &quot;L&quot;)   (define-fun sym1028 () String     &quot;g&quot;)   (define-fun sym3577 () String     &quot;L&quot;)   (define-fun sym2092 () String     &quot;G&quot;)   (define-fun sym812 () String     &quot;G&quot;)   (define-fun sym547 () String     &quot;g&quot;)   (define-fun sym4855 () String     &quot;G&quot;)   (define-fun sym4005 () String     &quot;G&quot;)   (define-fun sym205 () String     &quot;Y&quot;)   (define-fun sym4639 () String     &quot;G&quot;)   (define-fun sym5252 () String     &quot;g&quot;)   (define-fun sym4221 () String     &quot;G&quot;)   (define-fun sym4423 () String     &quot;G&quot;)   (define-fun sym2308 () String     &quot;H&quot;)   (define-fun sym1234 () String     &quot;G&quot;)   (define-fun sym5058 () String     &quot;G&quot;)   (define-fun sym2741 () String     &quot;g&quot;)   (define-fun sym1659 () String     &quot;g&quot;) )" calcext:value-type="string">
            <text:p>( <text:s text:c="2"/>(define-fun sym2525 () String <text:s text:c="4"/>"g") <text:s text:c="2"/>(define-fun sym5438 () String <text:s text:c="4"/>"g") <text:s text:c="2"/>(define-fun sym2943 () String <text:s text:c="4"/>"g") <text:s text:c="2"/>(define-fun sym3375 () String <text:s text:c="4"/>"g") <text:s text:c="2"/>(define-fun sym3159 () String <text:s text:c="4"/>"G") <text:s text:c="2"/>(define-fun sym1450 () String <text:s text:c="4"/>"g") <text:s text:c="2"/>(define-fun sym161 () String <text:s text:c="4"/>"A") <text:s text:c="2"/>(define-fun sym3789 () String <text:s text:c="4"/>"g") <text:s text:c="2"/>(define-fun sym1876 () String <text:s text:c="4"/>"L") <text:s text:c="2"/>(define-fun sym1028 () String <text:s text:c="4"/>"g") <text:s text:c="2"/>(define-fun sym3577 () String <text:s text:c="4"/>"L") <text:s text:c="2"/>(define-fun sym2092 () String <text:s text:c="4"/>"G") <text:s text:c="2"/>(define-fun sym812 () String <text:s text:c="4"/>"G") <text:s text:c="2"/>(define-fun sym547 () String <text:s text:c="4"/>"g") <text:s text:c="2"/>(define-fun sym4855 () String <text:s text:c="4"/>"G") <text:s text:c="2"/>(define-fun sym4005 () String <text:s text:c="4"/>"G") <text:s text:c="2"/>(define-fun sym205 () String <text:s text:c="4"/>"Y") <text:s text:c="2"/>(define-fun sym4639 () String <text:s text:c="4"/>"G") <text:s text:c="2"/>(define-fun sym5252 () String <text:s text:c="4"/>"g") <text:s text:c="2"/>(define-fun sym4221 () String <text:s text:c="4"/>"G") <text:s text:c="2"/>(define-fun sym4423 () String <text:s text:c="4"/>"G") <text:s text:c="2"/>(define-fun sym2308 () String <text:s text:c="4"/>"H") <text:s text:c="2"/>(define-fun sym1234 () String <text:s text:c="4"/>"G") <text:s text:c="2"/>(define-fun sym5058 () String <text:s text:c="4"/>"G") <text:s text:c="2"/>(define-fun sym2741 () String <text:s text:c="4"/>"g") <text:s text:c="2"/>(define-fun sym1659 () String <text:s text:c="4"/>"g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h&quot;&quot;)   (define-fun L2 () String &quot;&quot;g&quot;&quot;)   (define-fun L6 () String &quot;&quot;g&quot;&quot;)   (define-fun L64 () String &quot;&quot;g&quot;&quot;)   (define-fun L8 () String &quot;&quot;g&quot;&quot;)   (define-fun L26 () String &quot;&quot;g&quot;&quot;)   (define-fun L14 () String &quot;&quot;g&quot;&quot;)   (defi&quot;&amp;&quot;ne-fun L12 () String &quot;&quot;g&quot;&quot;)   (define-fun L18 () String &quot;&quot;g&quot;&quot;)   (define-fun L28 () String &quot;&quot;g&quot;&quot;)   (define-fun L16 () String &quot;&quot;g&quot;&quot;)   (define-fun L1 () String &quot;&quot;g&quot;&quot;)   (define-fun L3 () String &quot;&quot;l&quot;&quot;)   (define-fun L11 () String &quot;&quot;g&quot;&quot;)   (define-fun L21 (&quot;&amp;&quot;) String &quot;&quot;g&quot;&quot;)   (define-fun L5 () String &quot;&quot;g&quot;&quot;)   (define-fun L53 () String &quot;&quot;y&quot;&quot;)   (define-fun L31 () String &quot;&quot;g&quot;&quot;)   (define-fun L7 () String &quot;&quot;g&quot;&quot;)   (define-fun L15 () String &quot;&quot;g&quot;&quot;)   (define-fun L9 () String &quot;&quot;l&quot;&quot;)   (define-fun L13 () String &quot;&quot;g&quot;&amp;&quot;&quot;&quot;)   (define-fun L17 () String &quot;&quot;g&quot;&quot;)   (define-fun L49 () String &quot;&quot;g&quot;&quot;)   (define-fun L27 () String &quot;&quot;g&quot;&quot;)   (define-fun sym5252 () String &quot;&quot;G&quot;&quot;)   (define-fun sym4221 () String &quot;&quot;G&quot;&quot;)   (define-fun sym3375 () String &quot;&quot;G&quot;&quot;)   (define-fun sym1450 () Stri&quot;&amp;&quot;ng &quot;&quot;G&quot;&quot;)   (define-fun sym5058 () String &quot;&quot;G&quot;&quot;)   (define-fun sym4423 () String &quot;&quot;G&quot;&quot;)   (define-fun sym2741 () String &quot;&quot;G&quot;&quot;)   (define-fun sym4005 () String &quot;&quot;G&quot;&quot;)   (define-fun sym3159 () String &quot;&quot;G&quot;&quot;)   (define-fun sym1234 () String &quot;&quot;G&quot;&quot;)   (define-f&quot;&amp;&quot;un sym3577 () String &quot;&quot;L&quot;&quot;)   (define-fun sym5438 () String &quot;&quot;G&quot;&quot;)   (define-fun sym2525 () String &quot;&quot;G&quot;&quot;)   (define-fun sym2943 () String &quot;&quot;G&quot;&quot;)   (define-fun sym1876 () String &quot;&quot;L&quot;&quot;)   (define-fun sym1659 () String &quot;&quot;G&quot;&quot;)   (define-fun sym2308 () String &quot;&amp;&quot;&quot;&quot;H&quot;&quot;)   (define-fun sym812 () String &quot;&quot;G&quot;&quot;)   (define-fun sym2092 () String &quot;&quot;G&quot;&quot;)   (define-fun sym161 () String &quot;&quot;k&quot;&quot;)   (define-fun sym4855 () String &quot;&quot;G&quot;&quot;)   (define-fun sym3789 () String &quot;&quot;G&quot;&quot;)   (define-fun sym1028 () String &quot;&quot;G&quot;&quot;)   (define-fun sy&quot;&amp;&quot;m4639 () String &quot;&quot;G&quot;&quot;)   (define-fun sym547 () String &quot;&quot;G&quot;&quot;)   (define-fun sym205 () String &quot;&quot;Y&quot;&quot;) )&quot;)" office:value-type="string" office:string-value="(model   (define-fun L0 () String &quot;h&quot;)   (define-fun L2 () String &quot;g&quot;)   (define-fun L6 () String &quot;g&quot;)   (define-fun L64 () String &quot;g&quot;)   (define-fun L8 () String &quot;g&quot;)   (define-fun L26 () String &quot;g&quot;)   (define-fun L14 () String &quot;g&quot;)   (define-fun L12 () String &quot;g&quot;)   (define-fun L18 () String &quot;g&quot;)   (define-fun L28 () String &quot;g&quot;)   (define-fun L16 () String &quot;g&quot;)   (define-fun L1 () String &quot;g&quot;)   (define-fun L3 () String &quot;l&quot;)   (define-fun L11 () String &quot;g&quot;)   (define-fun L21 () String &quot;g&quot;)   (define-fun L5 () String &quot;g&quot;)   (define-fun L53 () String &quot;y&quot;)   (define-fun L31 () String &quot;g&quot;)   (define-fun L7 () String &quot;g&quot;)   (define-fun L15 () String &quot;g&quot;)   (define-fun L9 () String &quot;l&quot;)   (define-fun L13 () String &quot;g&quot;)   (define-fun L17 () String &quot;g&quot;)   (define-fun L49 () String &quot;g&quot;)   (define-fun L27 () String &quot;g&quot;)   (define-fun sym5252 () String &quot;G&quot;)   (define-fun sym4221 () String &quot;G&quot;)   (define-fun sym3375 () String &quot;G&quot;)   (define-fun sym1450 () String &quot;G&quot;)   (define-fun sym5058 () String &quot;G&quot;)   (define-fun sym4423 () String &quot;G&quot;)   (define-fun sym2741 () String &quot;G&quot;)   (define-fun sym4005 () String &quot;G&quot;)   (define-fun sym3159 () String &quot;G&quot;)   (define-fun sym1234 () String &quot;G&quot;)   (define-fun sym3577 () String &quot;L&quot;)   (define-fun sym5438 () String &quot;G&quot;)   (define-fun sym2525 () String &quot;G&quot;)   (define-fun sym2943 () String &quot;G&quot;)   (define-fun sym1876 () String &quot;L&quot;)   (define-fun sym1659 () String &quot;G&quot;)   (define-fun sym2308 () String &quot;H&quot;)   (define-fun sym812 () String &quot;G&quot;)   (define-fun sym2092 () String &quot;G&quot;)   (define-fun sym161 () String &quot;k&quot;)   (define-fun sym4855 () String &quot;G&quot;)   (define-fun sym3789 () String &quot;G&quot;)   (define-fun sym1028 () String &quot;G&quot;)   (define-fun sym4639 () String &quot;G&quot;)   (define-fun sym547 () String &quot;G&quot;)   (define-fun sym205 () String &quot;Y&quot;) )" calcext:value-type="string">
            <text:p>(model <text:s text:c="2"/>(define-fun L0 () String "h") <text:s text:c="2"/>(define-fun L2 () String "g") <text:s text:c="2"/>(define-fun L6 () String "g") <text:s text:c="2"/>(define-fun L64 () String "g") <text:s text:c="2"/>(define-fun L8 () String "g") <text:s text:c="2"/>(define-fun L26 () String "g") <text:s text:c="2"/>(define-fun L14 () String "g") <text:s text:c="2"/>(define-fun L12 () String "g") <text:s text:c="2"/>(define-fun L18 () String "g") <text:s text:c="2"/>(define-fun L28 () String "g") <text:s text:c="2"/>(define-fun L16 () String "g") <text:s text:c="2"/>(define-fun L1 () String "g") <text:s text:c="2"/>(define-fun L3 () String "l") <text:s text:c="2"/>(define-fun L11 () String "g") <text:s text:c="2"/>(define-fun L21 () String "g") <text:s text:c="2"/>(define-fun L5 () String "g") <text:s text:c="2"/>(define-fun L53 () String "y") <text:s text:c="2"/>(define-fun L31 () String "g") <text:s text:c="2"/>(define-fun L7 () String "g") <text:s text:c="2"/>(define-fun L15 () String "g") <text:s text:c="2"/>(define-fun L9 () String "l") <text:s text:c="2"/>(define-fun L13 () String "g") <text:s text:c="2"/>(define-fun L17 () String "g") <text:s text:c="2"/>(define-fun L49 () String "g") <text:s text:c="2"/>(define-fun L27 () String "g") <text:s text:c="2"/>(define-fun sym5252 () String "G") <text:s text:c="2"/>(define-fun sym4221 () String "G") <text:s text:c="2"/>(define-fun sym3375 () String "G") <text:s text:c="2"/>(define-fun sym1450 () String "G") <text:s text:c="2"/>(define-fun sym5058 () String "G") <text:s text:c="2"/>(define-fun sym4423 () String "G") <text:s text:c="2"/>(define-fun sym2741 () String "G") <text:s text:c="2"/>(define-fun sym4005 () String "G") <text:s text:c="2"/>(define-fun sym3159 () String "G") <text:s text:c="2"/>(define-fun sym1234 () String "G") <text:s text:c="2"/>(define-fun sym3577 () String "L") <text:s text:c="2"/>(define-fun sym5438 () String "G") <text:s text:c="2"/>(define-fun sym2525 () String "G") <text:s text:c="2"/>(define-fun sym2943 () String "G") <text:s text:c="2"/>(define-fun sym1876 () String "L") <text:s text:c="2"/>(define-fun sym1659 () String "G") <text:s text:c="2"/>(define-fun sym2308 () String "H") <text:s text:c="2"/>(define-fun sym812 () String "G") <text:s text:c="2"/>(define-fun sym2092 () String "G") <text:s text:c="2"/>(define-fun sym161 () String "k") <text:s text:c="2"/>(define-fun sym4855 () String "G") <text:s text:c="2"/>(define-fun sym3789 () String "G") <text:s text:c="2"/>(define-fun sym1028 () String "G") <text:s text:c="2"/>(define-fun sym4639 () String "G") <text:s text:c="2"/>(define-fun sym547 () String "G") <text:s text:c="2"/>(define-fun sym205 () String "Y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05.smt2</text:p>
          </table:table-cell>
          <table:table-cell table:style-name="ce2" office:value-type="float" office:value="1200.067" calcext:value-type="float">
            <text:p>1200.067</text:p>
          </table:table-cell>
          <table:table-cell/>
          <table:table-cell table:style-name="ce4" office:value-type="string" calcext:value-type="string">
            <text:p><text:s/>beasties05.smt2</text:p>
          </table:table-cell>
          <table:table-cell table:style-name="ce5" office:value-type="float" office:value="1200.067" calcext:value-type="float">
            <text:p>1200.067</text:p>
          </table:table-cell>
          <table:table-cell table:style-name="ce5" office:value-type="float" office:value="1.413" calcext:value-type="float">
            <text:p>1.413</text:p>
          </table:table-cell>
          <table:table-cell table:style-name="ce5" office:value-type="float" office:value="2.816" calcext:value-type="float">
            <text:p>2.816</text:p>
          </table:table-cell>
          <table:table-cell table:style-name="ce5" office:value-type="float" office:value="2.785" calcext:value-type="float">
            <text:p>2.785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807 () String     &quot;&quot;K&quot;&quot;)   (define-fun sym8013 () String     &quot;&quot;K&quot;&quot;)   (define-fun sym7456 () String     &quot;&quot;K&quot;&quot;)   (define-fun sym1233 () String     &quot;&quot;K&quot;&quot;)   (define-fun sym6369 () String     &quot;&quot;K&quot;&quot;)   (define-fun sym6170 () String     &quot;&quot;K&quot;&amp;&quot;&quot;&quot;)   (define-fun sym1446 () String     &quot;&quot;K&quot;&quot;)   (define-fun sym161 () String     &quot;&quot;A&quot;&quot;)   (define-fun sym3396 () String     &quot;&quot;H&quot;&quot;)   (define-fun sym5316 () String     &quot;&quot;H&quot;&quot;)   (define-fun sym2514 () String     &quot;&quot;k&quot;&quot;)   (define-fun sym7647 () String     &quot;&amp;&quot;&quot;&quot;K&quot;&quot;)   (define-fun sym1865 () String     &quot;&quot;K&quot;&quot;)   (define-fun sym5103 () String     &quot;&quot;k&quot;&quot;)   (define-fun sym5957 () String     &quot;&quot;K&quot;&quot;)   (define-fun sym4691 () String     &quot;&quot;K&quot;&quot;)   (define-fun sym7018 () String     &quot;&quot;K&quot;&quot;)   (define-fun sym547 () String   &quot;&amp;&quot;  &quot;&quot;K&quot;&quot;)   (define-fun sym3810 () String     &quot;&quot;K&quot;&quot;)   (define-fun sym205 () String     &quot;&quot;Y&quot;&quot;)   (define-fun sym2940 () String     &quot;&quot;k&quot;&quot;)   (define-fun sym7225 () String     &quot;&quot;k&quot;&quot;)   (define-fun sym4236 () String     &quot;&quot;K&quot;&quot;)   (define-fun sym2078 () String &quot;&amp;&quot;    &quot;&quot;K&quot;&quot;)   (define-fun sym4023 () String     &quot;&quot;K&quot;&quot;)   (define-fun sym2291 () String     &quot;&quot;h&quot;&quot;)   (define-fun sym4904 () String     &quot;&quot;k&quot;&quot;)   (define-fun sym5744 () String     &quot;&quot;k&quot;&quot;)   (define-fun sym1020 () String     &quot;&quot;K&quot;&quot;)   (define-fun sym6582 () Stri&quot;&amp;&quot;ng     &quot;&quot;K&quot;&quot;)   (define-fun sym7830 () String     &quot;&quot;K&quot;&quot;)   (define-fun sym5531 () String     &quot;&quot;K&quot;&quot;)   (define-fun sym3187 () String     &quot;&quot;R&quot;&quot;)   (define-fun sym6802 () String     &quot;&quot;H&quot;&quot;)   (define-fun sym1659 () String     &quot;&quot;k&quot;&quot;)   (define-fun sym2727 () S&quot;&amp;&quot;tring     &quot;&quot;K&quot;&quot;)   (define-fun sym4465 () String     &quot;&quot;R&quot;&quot;)   (define-fun sym3611 () String     &quot;&quot;K&quot;&quot;) )&quot;)" office:value-type="string" office:string-value="(   (define-fun sym807 () String     &quot;K&quot;)   (define-fun sym8013 () String     &quot;K&quot;)   (define-fun sym7456 () String     &quot;K&quot;)   (define-fun sym1233 () String     &quot;K&quot;)   (define-fun sym6369 () String     &quot;K&quot;)   (define-fun sym6170 () String     &quot;K&quot;)   (define-fun sym1446 () String     &quot;K&quot;)   (define-fun sym161 () String     &quot;A&quot;)   (define-fun sym3396 () String     &quot;H&quot;)   (define-fun sym5316 () String     &quot;H&quot;)   (define-fun sym2514 () String     &quot;k&quot;)   (define-fun sym7647 () String     &quot;K&quot;)   (define-fun sym1865 () String     &quot;K&quot;)   (define-fun sym5103 () String     &quot;k&quot;)   (define-fun sym5957 () String     &quot;K&quot;)   (define-fun sym4691 () String     &quot;K&quot;)   (define-fun sym7018 () String     &quot;K&quot;)   (define-fun sym547 () String     &quot;K&quot;)   (define-fun sym3810 () String     &quot;K&quot;)   (define-fun sym205 () String     &quot;Y&quot;)   (define-fun sym2940 () String     &quot;k&quot;)   (define-fun sym7225 () String     &quot;k&quot;)   (define-fun sym4236 () String     &quot;K&quot;)   (define-fun sym2078 () String     &quot;K&quot;)   (define-fun sym4023 () String     &quot;K&quot;)   (define-fun sym2291 () String     &quot;h&quot;)   (define-fun sym4904 () String     &quot;k&quot;)   (define-fun sym5744 () String     &quot;k&quot;)   (define-fun sym1020 () String     &quot;K&quot;)   (define-fun sym6582 () String     &quot;K&quot;)   (define-fun sym7830 () String     &quot;K&quot;)   (define-fun sym5531 () String     &quot;K&quot;)   (define-fun sym3187 () String     &quot;R&quot;)   (define-fun sym6802 () String     &quot;H&quot;)   (define-fun sym1659 () String     &quot;k&quot;)   (define-fun sym2727 () String     &quot;K&quot;)   (define-fun sym4465 () String     &quot;R&quot;)   (define-fun sym3611 () String     &quot;K&quot;) )" calcext:value-type="string">
            <text:p>( <text:s text:c="2"/>(define-fun sym807 () String <text:s text:c="4"/>"K") <text:s text:c="2"/>(define-fun sym8013 () String <text:s text:c="4"/>"K") <text:s text:c="2"/>(define-fun sym7456 () String <text:s text:c="4"/>"K") <text:s text:c="2"/>(define-fun sym1233 () String <text:s text:c="4"/>"K") <text:s text:c="2"/>(define-fun sym6369 () String <text:s text:c="4"/>"K") <text:s text:c="2"/>(define-fun sym6170 () String <text:s text:c="4"/>"K") <text:s text:c="2"/>(define-fun sym1446 () String <text:s text:c="4"/>"K") <text:s text:c="2"/>(define-fun sym161 () String <text:s text:c="4"/>"A") <text:s text:c="2"/>(define-fun sym3396 () String <text:s text:c="4"/>"H") <text:s text:c="2"/>(define-fun sym5316 () String <text:s text:c="4"/>"H") <text:s text:c="2"/>(define-fun sym2514 () String <text:s text:c="4"/>"k") <text:s text:c="2"/>(define-fun sym7647 () String <text:s text:c="4"/>"K") <text:s text:c="2"/>(define-fun sym1865 () String <text:s text:c="4"/>"K") <text:s text:c="2"/>(define-fun sym5103 () String <text:s text:c="4"/>"k") <text:s text:c="2"/>(define-fun sym5957 () String <text:s text:c="4"/>"K") <text:s text:c="2"/>(define-fun sym4691 () String <text:s text:c="4"/>"K") <text:s text:c="2"/>(define-fun sym7018 () String <text:s text:c="4"/>"K") <text:s text:c="2"/>(define-fun sym547 () String <text:s text:c="4"/>"K") <text:s text:c="2"/>(define-fun sym3810 () String <text:s text:c="4"/>"K") <text:s text:c="2"/>(define-fun sym205 () String <text:s text:c="4"/>"Y") <text:s text:c="2"/>(define-fun sym2940 () String <text:s text:c="4"/>"k") <text:s text:c="2"/>(define-fun sym7225 () String <text:s text:c="4"/>"k") <text:s text:c="2"/>(define-fun sym4236 () String <text:s text:c="4"/>"K") <text:s text:c="2"/>(define-fun sym2078 () String <text:s text:c="4"/>"K") <text:s text:c="2"/>(define-fun sym4023 () String <text:s text:c="4"/>"K") <text:s text:c="2"/>(define-fun sym2291 () String <text:s text:c="4"/>"h") <text:s text:c="2"/>(define-fun sym4904 () String <text:s text:c="4"/>"k") <text:s text:c="2"/>(define-fun sym5744 () String <text:s text:c="4"/>"k") <text:s text:c="2"/>(define-fun sym1020 () String <text:s text:c="4"/>"K") <text:s text:c="2"/>(define-fun sym6582 () String <text:s text:c="4"/>"K") <text:s text:c="2"/>(define-fun sym7830 () String <text:s text:c="4"/>"K") <text:s text:c="2"/>(define-fun sym5531 () String <text:s text:c="4"/>"K") <text:s text:c="2"/>(define-fun sym3187 () String <text:s text:c="4"/>"R") <text:s text:c="2"/>(define-fun sym6802 () String <text:s text:c="4"/>"H") <text:s text:c="2"/>(define-fun sym1659 () String <text:s text:c="4"/>"k") <text:s text:c="2"/>(define-fun sym2727 () String <text:s text:c="4"/>"K") <text:s text:c="2"/>(define-fun sym4465 () String <text:s text:c="4"/>"R") <text:s text:c="2"/>(define-fun sym3611 () String <text:s text:c="4"/>"K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k&quot;&quot;)   (define-fun L2 () String &quot;&quot;k&quot;&quot;)   (define-fun L60 () String &quot;&quot;k&quot;&quot;)   (define-fun L4 () String &quot;&quot;k&quot;&quot;)   (define-fun L22 () String &quot;&quot;k&quot;&quot;)   (define-fun L6 () String &quot;&quot;k&quot;&quot;)   (define-fun L32 () String &quot;&quot;k&quot;&quot;)   (defi&quot;&amp;&quot;ne-fun L86 () String &quot;&quot;k&quot;&quot;)   (define-fun L42 () String &quot;&quot;h&quot;&quot;)   (define-fun L74 () String &quot;&quot;k&quot;&quot;)   (define-fun L52 () String &quot;&quot;k&quot;&quot;)   (define-fun L48 () String &quot;&quot;k&quot;&quot;)   (define-fun L36 () String &quot;&quot;k&quot;&quot;)   (define-fun L14 () String &quot;&quot;y&quot;&quot;)   (define-fun L24&quot;&amp;&quot; () String &quot;&quot;k&quot;&quot;)   (define-fun L34 () String &quot;&quot;k&quot;&quot;)   (define-fun L12 () String &quot;&quot;h&quot;&quot;)   (define-fun L18 () String &quot;&quot;k&quot;&quot;)   (define-fun L28 () String &quot;&quot;k&quot;&quot;)   (define-fun L38 () String &quot;&quot;k&quot;&quot;)   (define-fun L102 () String &quot;&quot;k&quot;&quot;)   (define-fun L1 () String&quot;&amp;&quot; &quot;&quot;k&quot;&quot;)   (define-fun L3 () String &quot;&quot;h&quot;&quot;)   (define-fun L11 () String &quot;&quot;k&quot;&quot;)   (define-fun L21 () String &quot;&quot;r&quot;&quot;)   (define-fun L5 () String &quot;&quot;k&quot;&quot;)   (define-fun L59 () String &quot;&quot;k&quot;&quot;)   (define-fun L15 () String &quot;&quot;r&quot;&quot;)   (define-fun L47 () String &quot;&quot;k&quot;&quot;)   (d&quot;&amp;&quot;efine-fun L25 () String &quot;&quot;k&quot;&quot;)   (define-fun L9 () String &quot;&quot;k&quot;&quot;)   (define-fun L13 () String &quot;&quot;h&quot;&quot;)   (define-fun L45 () String &quot;&quot;k&quot;&quot;)   (define-fun L23 () String &quot;&quot;k&quot;&quot;)   (define-fun L19 () String &quot;&quot;k&quot;&quot;)   (define-fun L29 () String &quot;&quot;k&quot;&quot;)   (define-fun L&quot;&amp;&quot;17 () String &quot;&quot;k&quot;&quot;)   (define-fun sym4023 () String &quot;&quot;K&quot;&quot;)   (define-fun sym5531 () String &quot;&quot;K&quot;&quot;)   (define-fun sym3396 () String &quot;&quot;H&quot;&quot;)   (define-fun sym4465 () String &quot;&quot;R&quot;&quot;)   (define-fun sym1233 () String &quot;&quot;K&quot;&quot;)   (define-fun sym3611 () String &quot;&quot;K&quot;&quot;)  &quot;&amp;&quot; (define-fun sym5316 () String &quot;&quot;H&quot;&quot;)   (define-fun sym3810 () String &quot;&quot;K&quot;&quot;)   (define-fun sym2940 () String &quot;&quot;K&quot;&quot;)   (define-fun sym5957 () String &quot;&quot;K&quot;&quot;)   (define-fun sym2727 () String &quot;&quot;K&quot;&quot;)   (define-fun sym4904 () String &quot;&quot;K&quot;&quot;)   (define-fun sym1659 &quot;&amp;&quot;() String &quot;&quot;K&quot;&quot;)   (define-fun sym7647 () String &quot;&quot;K&quot;&quot;)   (define-fun sym7225 () String &quot;&quot;K&quot;&quot;)   (define-fun sym2291 () String &quot;&quot;H&quot;&quot;)   (define-fun sym8013 () String &quot;&quot;K&quot;&quot;)   (define-fun sym4691 () String &quot;&quot;K&quot;&quot;)   (define-fun sym161 () String &quot;&quot;q&quot;&quot;)   (de&quot;&amp;&quot;fine-fun sym6170 () String &quot;&quot;K&quot;&quot;)   (define-fun sym1020 () String &quot;&quot;K&quot;&quot;)   (define-fun sym3187 () String &quot;&quot;R&quot;&quot;)   (define-fun sym5103 () String &quot;&quot;K&quot;&quot;)   (define-fun sym2078 () String &quot;&quot;K&quot;&quot;)   (define-fun sym4236 () String &quot;&quot;K&quot;&quot;)   (define-fun sym5744 () S&quot;&amp;&quot;tring &quot;&quot;K&quot;&quot;)   (define-fun sym2514 () String &quot;&quot;K&quot;&quot;)   (define-fun sym1865 () String &quot;&quot;K&quot;&quot;)   (define-fun sym1446 () String &quot;&quot;K&quot;&quot;)   (define-fun sym6802 () String &quot;&quot;H&quot;&quot;)   (define-fun sym547 () String &quot;&quot;K&quot;&quot;)   (define-fun sym205 () String &quot;&quot;Y&quot;&quot;)   (define-&quot;&amp;&quot;fun sym7018 () String &quot;&quot;K&quot;&quot;)   (define-fun sym6369 () String &quot;&quot;K&quot;&quot;)   (define-fun sym7830 () String &quot;&quot;K&quot;&quot;)   (define-fun sym7456 () String &quot;&quot;K&quot;&quot;)   (define-fun sym807 () String &quot;&quot;K&quot;&quot;)   (define-fun sym6582 () String &quot;&quot;K&quot;&quot;) )&quot;)" office:value-type="string" office:string-value="(model   (define-fun L0 () String &quot;k&quot;)   (define-fun L2 () String &quot;k&quot;)   (define-fun L60 () String &quot;k&quot;)   (define-fun L4 () String &quot;k&quot;)   (define-fun L22 () String &quot;k&quot;)   (define-fun L6 () String &quot;k&quot;)   (define-fun L32 () String &quot;k&quot;)   (define-fun L86 () String &quot;k&quot;)   (define-fun L42 () String &quot;h&quot;)   (define-fun L74 () String &quot;k&quot;)   (define-fun L52 () String &quot;k&quot;)   (define-fun L48 () String &quot;k&quot;)   (define-fun L36 () String &quot;k&quot;)   (define-fun L14 () String &quot;y&quot;)   (define-fun L24 () String &quot;k&quot;)   (define-fun L34 () String &quot;k&quot;)   (define-fun L12 () String &quot;h&quot;)   (define-fun L18 () String &quot;k&quot;)   (define-fun L28 () String &quot;k&quot;)   (define-fun L38 () String &quot;k&quot;)   (define-fun L102 () String &quot;k&quot;)   (define-fun L1 () String &quot;k&quot;)   (define-fun L3 () String &quot;h&quot;)   (define-fun L11 () String &quot;k&quot;)   (define-fun L21 () String &quot;r&quot;)   (define-fun L5 () String &quot;k&quot;)   (define-fun L59 () String &quot;k&quot;)   (define-fun L15 () String &quot;r&quot;)   (define-fun L47 () String &quot;k&quot;)   (define-fun L25 () String &quot;k&quot;)   (define-fun L9 () String &quot;k&quot;)   (define-fun L13 () String &quot;h&quot;)   (define-fun L45 () String &quot;k&quot;)   (define-fun L23 () String &quot;k&quot;)   (define-fun L19 () String &quot;k&quot;)   (define-fun L29 () String &quot;k&quot;)   (define-fun L17 () String &quot;k&quot;)   (define-fun sym4023 () String &quot;K&quot;)   (define-fun sym5531 () String &quot;K&quot;)   (define-fun sym3396 () String &quot;H&quot;)   (define-fun sym4465 () String &quot;R&quot;)   (define-fun sym1233 () String &quot;K&quot;)   (define-fun sym3611 () String &quot;K&quot;)   (define-fun sym5316 () String &quot;H&quot;)   (define-fun sym3810 () String &quot;K&quot;)   (define-fun sym2940 () String &quot;K&quot;)   (define-fun sym5957 () String &quot;K&quot;)   (define-fun sym2727 () String &quot;K&quot;)   (define-fun sym4904 () String &quot;K&quot;)   (define-fun sym1659 () String &quot;K&quot;)   (define-fun sym7647 () String &quot;K&quot;)   (define-fun sym7225 () String &quot;K&quot;)   (define-fun sym2291 () String &quot;H&quot;)   (define-fun sym8013 () String &quot;K&quot;)   (define-fun sym4691 () String &quot;K&quot;)   (define-fun sym161 () String &quot;q&quot;)   (define-fun sym6170 () String &quot;K&quot;)   (define-fun sym1020 () String &quot;K&quot;)   (define-fun sym3187 () String &quot;R&quot;)   (define-fun sym5103 () String &quot;K&quot;)   (define-fun sym2078 () String &quot;K&quot;)   (define-fun sym4236 () String &quot;K&quot;)   (define-fun sym5744 () String &quot;K&quot;)   (define-fun sym2514 () String &quot;K&quot;)   (define-fun sym1865 () String &quot;K&quot;)   (define-fun sym1446 () String &quot;K&quot;)   (define-fun sym6802 () String &quot;H&quot;)   (define-fun sym547 () String &quot;K&quot;)   (define-fun sym205 () String &quot;Y&quot;)   (define-fun sym7018 () String &quot;K&quot;)   (define-fun sym6369 () String &quot;K&quot;)   (define-fun sym7830 () String &quot;K&quot;)   (define-fun sym7456 () String &quot;K&quot;)   (define-fun sym807 () String &quot;K&quot;)   (define-fun sym6582 () String &quot;K&quot;) )" calcext:value-type="string">
            <text:p>(model <text:s text:c="2"/>(define-fun L0 () String "k") <text:s text:c="2"/>(define-fun L2 () String "k") <text:s text:c="2"/>(define-fun L60 () String "k") <text:s text:c="2"/>(define-fun L4 () String "k") <text:s text:c="2"/>(define-fun L22 () String "k") <text:s text:c="2"/>(define-fun L6 () String "k") <text:s text:c="2"/>(define-fun L32 () String "k") <text:s text:c="2"/>(define-fun L86 () String "k") <text:s text:c="2"/>(define-fun L42 () String "h") <text:s text:c="2"/>(define-fun L74 () String "k") <text:s text:c="2"/>(define-fun L52 () String "k") <text:s text:c="2"/>(define-fun L48 () String "k") <text:s text:c="2"/>(define-fun L36 () String "k") <text:s text:c="2"/>(define-fun L14 () String "y") <text:s text:c="2"/>(define-fun L24 () String "k") <text:s text:c="2"/>(define-fun L34 () String "k") <text:s text:c="2"/>(define-fun L12 () String "h") <text:s text:c="2"/>(define-fun L18 () String "k") <text:s text:c="2"/>(define-fun L28 () String "k") <text:s text:c="2"/>(define-fun L38 () String "k") <text:s text:c="2"/>(define-fun L102 () String "k") <text:s text:c="2"/>(define-fun L1 () String "k") <text:s text:c="2"/>(define-fun L3 () String "h") <text:s text:c="2"/>(define-fun L11 () String "k") <text:s text:c="2"/>(define-fun L21 () String "r") <text:s text:c="2"/>(define-fun L5 () String "k") <text:s text:c="2"/>(define-fun L59 () String "k") <text:s text:c="2"/>(define-fun L15 () String "r") <text:s text:c="2"/>(define-fun L47 () String "k") <text:s text:c="2"/>(define-fun L25 () String "k") <text:s text:c="2"/>(define-fun L9 () String "k") <text:s text:c="2"/>(define-fun L13 () String "h") <text:s text:c="2"/>(define-fun L45 () String "k") <text:s text:c="2"/>(define-fun L23 () String "k") <text:s text:c="2"/>(define-fun L19 () String "k") <text:s text:c="2"/>(define-fun L29 () String "k") <text:s text:c="2"/>(define-fun L17 () String "k") <text:s text:c="2"/>(define-fun sym4023 () String "K") <text:s text:c="2"/>(define-fun sym5531 () String "K") <text:s text:c="2"/>(define-fun sym3396 () String "H") <text:s text:c="2"/>(define-fun sym4465 () String "R") <text:s text:c="2"/>(define-fun sym1233 () String "K") <text:s text:c="2"/>(define-fun sym3611 () String "K") <text:s text:c="2"/>(define-fun sym5316 () String "H") <text:s text:c="2"/>(define-fun sym3810 () String "K") <text:s text:c="2"/>(define-fun sym2940 () String "K") <text:s text:c="2"/>(define-fun sym5957 () String "K") <text:s text:c="2"/>(define-fun sym2727 () String "K") <text:s text:c="2"/>(define-fun sym4904 () String "K") <text:s text:c="2"/>(define-fun sym1659 () String "K") <text:s text:c="2"/>(define-fun sym7647 () String "K") <text:s text:c="2"/>(define-fun sym7225 () String "K") <text:s text:c="2"/>(define-fun sym2291 () String "H") <text:s text:c="2"/>(define-fun sym8013 () String "K") <text:s text:c="2"/>(define-fun sym4691 () String "K") <text:s text:c="2"/>(define-fun sym161 () String "q") <text:s text:c="2"/>(define-fun sym6170 () String "K") <text:s text:c="2"/>(define-fun sym1020 () String "K") <text:s text:c="2"/>(define-fun sym3187 () String "R") <text:s text:c="2"/>(define-fun sym5103 () String "K") <text:s text:c="2"/>(define-fun sym2078 () String "K") <text:s text:c="2"/>(define-fun sym4236 () String "K") <text:s text:c="2"/>(define-fun sym5744 () String "K") <text:s text:c="2"/>(define-fun sym2514 () String "K") <text:s text:c="2"/>(define-fun sym1865 () String "K") <text:s text:c="2"/>(define-fun sym1446 () String "K") <text:s text:c="2"/>(define-fun sym6802 () String "H") <text:s text:c="2"/>(define-fun sym547 () String "K") <text:s text:c="2"/>(define-fun sym205 () String "Y") <text:s text:c="2"/>(define-fun sym7018 () String "K") <text:s text:c="2"/>(define-fun sym6369 () String "K") <text:s text:c="2"/>(define-fun sym7830 () String "K") <text:s text:c="2"/>(define-fun sym7456 () String "K") <text:s text:c="2"/>(define-fun sym807 () String "K") <text:s text:c="2"/>(define-fun sym6582 () String "K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06.smt2</text:p>
          </table:table-cell>
          <table:table-cell table:style-name="ce2" office:value-type="float" office:value="1200.078" calcext:value-type="float">
            <text:p>1200.078</text:p>
          </table:table-cell>
          <table:table-cell/>
          <table:table-cell table:style-name="ce4" office:value-type="string" calcext:value-type="string">
            <text:p><text:s/>beasties06.smt2</text:p>
          </table:table-cell>
          <table:table-cell table:style-name="ce5" office:value-type="float" office:value="1200.078" calcext:value-type="float">
            <text:p>1200.078</text:p>
          </table:table-cell>
          <table:table-cell table:style-name="ce5" office:value-type="float" office:value="1.228" calcext:value-type="float">
            <text:p>1.228</text:p>
          </table:table-cell>
          <table:table-cell table:style-name="ce5" office:value-type="float" office:value="2.434" calcext:value-type="float">
            <text:p>2.434</text:p>
          </table:table-cell>
          <table:table-cell table:style-name="ce5" office:value-type="float" office:value="0.712" calcext:value-type="float">
            <text:p>0.712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807 () String     &quot;&quot;k&quot;&quot;)   (define-fun sym4684 () String     &quot;&quot;R&quot;&quot;)   (define-fun sym3189 () String     &quot;&quot;R&quot;&quot;)   (define-fun sym1020 () String     &quot;&quot;k&quot;&quot;)   (define-fun sym205 () String     &quot;&quot;Y&quot;&quot;)   (define-fun sym2757 () String     &quot;&quot;K&quot;&amp;&quot;&quot;&quot;)   (define-fun sym2335 () String     &quot;&quot;R&quot;&quot;)   (define-fun sym1233 () String     &quot;&quot;k&quot;&quot;)   (define-fun sym4869 () String     &quot;&quot;R&quot;&quot;)   (define-fun sym4492 () String     &quot;&quot;r&quot;&quot;)   (define-fun sym2544 () String     &quot;&quot;k&quot;&quot;)   (define-fun sym1446 () String     &quot;&amp;&quot;&quot;&quot;k&quot;&quot;)   (define-fun sym161 () String     &quot;&quot;A&quot;&quot;)   (define-fun sym3628 () String     &quot;&quot;H&quot;&quot;)   (define-fun sym2095 () String     &quot;&quot;k&quot;&quot;)   (define-fun sym3415 () String     &quot;&quot;k&quot;&quot;)   (define-fun sym1659 () String     &quot;&quot;h&quot;&quot;)   (define-fun sym1882 () String   &quot;&amp;&quot;  &quot;&quot;k&quot;&quot;)   (define-fun sym3843 () String     &quot;&quot;k&quot;&quot;)   (define-fun sym4056 () String     &quot;&quot;k&quot;&quot;)   (define-fun sym4269 () String     &quot;&quot;k&quot;&quot;)   (define-fun sym2986 () String     &quot;&quot;K&quot;&quot;)   (define-fun sym547 () String     &quot;&quot;k&quot;&quot;) )&quot;)" office:value-type="string" office:string-value="(   (define-fun sym807 () String     &quot;k&quot;)   (define-fun sym4684 () String     &quot;R&quot;)   (define-fun sym3189 () String     &quot;R&quot;)   (define-fun sym1020 () String     &quot;k&quot;)   (define-fun sym205 () String     &quot;Y&quot;)   (define-fun sym2757 () String     &quot;K&quot;)   (define-fun sym2335 () String     &quot;R&quot;)   (define-fun sym1233 () String     &quot;k&quot;)   (define-fun sym4869 () String     &quot;R&quot;)   (define-fun sym4492 () String     &quot;r&quot;)   (define-fun sym2544 () String     &quot;k&quot;)   (define-fun sym1446 () String     &quot;k&quot;)   (define-fun sym161 () String     &quot;A&quot;)   (define-fun sym3628 () String     &quot;H&quot;)   (define-fun sym2095 () String     &quot;k&quot;)   (define-fun sym3415 () String     &quot;k&quot;)   (define-fun sym1659 () String     &quot;h&quot;)   (define-fun sym1882 () String     &quot;k&quot;)   (define-fun sym3843 () String     &quot;k&quot;)   (define-fun sym4056 () String     &quot;k&quot;)   (define-fun sym4269 () String     &quot;k&quot;)   (define-fun sym2986 () String     &quot;K&quot;)   (define-fun sym547 () String     &quot;k&quot;) )" calcext:value-type="string">
            <text:p>( <text:s text:c="2"/>(define-fun sym807 () String <text:s text:c="4"/>"k") <text:s text:c="2"/>(define-fun sym4684 () String <text:s text:c="4"/>"R") <text:s text:c="2"/>(define-fun sym3189 () String <text:s text:c="4"/>"R") <text:s text:c="2"/>(define-fun sym1020 () String <text:s text:c="4"/>"k") <text:s text:c="2"/>(define-fun sym205 () String <text:s text:c="4"/>"Y") <text:s text:c="2"/>(define-fun sym2757 () String <text:s text:c="4"/>"K") <text:s text:c="2"/>(define-fun sym2335 () String <text:s text:c="4"/>"R") <text:s text:c="2"/>(define-fun sym1233 () String <text:s text:c="4"/>"k") <text:s text:c="2"/>(define-fun sym4869 () String <text:s text:c="4"/>"R") <text:s text:c="2"/>(define-fun sym4492 () String <text:s text:c="4"/>"r") <text:s text:c="2"/>(define-fun sym2544 () String <text:s text:c="4"/>"k") <text:s text:c="2"/>(define-fun sym1446 () String <text:s text:c="4"/>"k") <text:s text:c="2"/>(define-fun sym161 () String <text:s text:c="4"/>"A") <text:s text:c="2"/>(define-fun sym3628 () String <text:s text:c="4"/>"H") <text:s text:c="2"/>(define-fun sym2095 () String <text:s text:c="4"/>"k") <text:s text:c="2"/>(define-fun sym3415 () String <text:s text:c="4"/>"k") <text:s text:c="2"/>(define-fun sym1659 () String <text:s text:c="4"/>"h") <text:s text:c="2"/>(define-fun sym1882 () String <text:s text:c="4"/>"k") <text:s text:c="2"/>(define-fun sym3843 () String <text:s text:c="4"/>"k") <text:s text:c="2"/>(define-fun sym4056 () String <text:s text:c="4"/>"k") <text:s text:c="2"/>(define-fun sym4269 () String <text:s text:c="4"/>"k") <text:s text:c="2"/>(define-fun sym2986 () String <text:s text:c="4"/>"K") <text:s text:c="2"/>(define-fun sym547 () String <text:s text:c="4"/>"k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h&quot;&quot;)   (define-fun L40 () String &quot;&quot;r&quot;&quot;)   (define-fun L2 () String &quot;&quot;k&quot;&quot;)   (define-fun L1 () String &quot;&quot;k&quot;&quot;)   (define-fun L4 () String &quot;&quot;k&quot;&quot;)   (define-fun L3 () String &quot;&quot;r&quot;&quot;)   (define-fun L11 () String &quot;&quot;k&quot;&quot;)   (defin&quot;&amp;&quot;e-fun L6 () String &quot;&quot;k&quot;&quot;)   (define-fun L10 () String &quot;&quot;h&quot;&quot;)   (define-fun L5 () String &quot;&quot;k&quot;&quot;)   (define-fun L8 () String &quot;&quot;k&quot;&quot;)   (define-fun L59 () String &quot;&quot;k&quot;&quot;)   (define-fun L26 () String &quot;&quot;r&quot;&quot;)   (define-fun L14 () String &quot;&quot;k&quot;&quot;)   (define-fun L9 () S&quot;&amp;&quot;tring &quot;&quot;k&quot;&quot;)   (define-fun L24 () String &quot;&quot;r&quot;&quot;)   (define-fun L56 () String &quot;&quot;y&quot;&quot;)   (define-fun L12 () String &quot;&quot;k&quot;&quot;)   (define-fun L19 () String &quot;&quot;k&quot;&quot;)   (define-fun L38 () String &quot;&quot;k&quot;&quot;)   (define-fun L27 () String &quot;&quot;r&quot;&quot;)   (define-fun L16 () String &quot;&quot;k&quot;&amp;&quot;&quot;&quot;)   (define-fun sym4492 () String &quot;&quot;R&quot;&quot;)   (define-fun sym2095 () String &quot;&quot;K&quot;&quot;)   (define-fun sym161 () String &quot;&quot;r&quot;&quot;)   (define-fun sym4056 () String &quot;&quot;K&quot;&quot;)   (define-fun sym4684 () String &quot;&quot;R&quot;&quot;)   (define-fun sym1020 () String &quot;&quot;K&quot;&quot;)   (define-fun sym3&quot;&amp;&quot;189 () String &quot;&quot;R&quot;&quot;)   (define-fun sym4269 () String &quot;&quot;K&quot;&quot;)   (define-fun sym1233 () String &quot;&quot;K&quot;&quot;)   (define-fun sym1882 () String &quot;&quot;K&quot;&quot;)   (define-fun sym2335 () String &quot;&quot;R&quot;&quot;)   (define-fun sym3843 () String &quot;&quot;K&quot;&quot;)   (define-fun sym2544 () String &quot;&quot;K&quot;&quot;) &quot;&amp;&quot;  (define-fun sym2986 () String &quot;&quot;K&quot;&quot;)   (define-fun sym3415 () String &quot;&quot;K&quot;&quot;)   (define-fun sym1446 () String &quot;&quot;K&quot;&quot;)   (define-fun sym4869 () String &quot;&quot;R&quot;&quot;)   (define-fun sym2757 () String &quot;&quot;K&quot;&quot;)   (define-fun sym3628 () String &quot;&quot;H&quot;&quot;)   (define-fun sym1659&quot;&amp;&quot; () String &quot;&quot;H&quot;&quot;)   (define-fun sym547 () String &quot;&quot;K&quot;&quot;)   (define-fun sym205 () String &quot;&quot;Y&quot;&quot;)   (define-fun sym807 () String &quot;&quot;K&quot;&quot;) )&quot;)" office:value-type="string" office:string-value="(model   (define-fun L0 () String &quot;h&quot;)   (define-fun L40 () String &quot;r&quot;)   (define-fun L2 () String &quot;k&quot;)   (define-fun L1 () String &quot;k&quot;)   (define-fun L4 () String &quot;k&quot;)   (define-fun L3 () String &quot;r&quot;)   (define-fun L11 () String &quot;k&quot;)   (define-fun L6 () String &quot;k&quot;)   (define-fun L10 () String &quot;h&quot;)   (define-fun L5 () String &quot;k&quot;)   (define-fun L8 () String &quot;k&quot;)   (define-fun L59 () String &quot;k&quot;)   (define-fun L26 () String &quot;r&quot;)   (define-fun L14 () String &quot;k&quot;)   (define-fun L9 () String &quot;k&quot;)   (define-fun L24 () String &quot;r&quot;)   (define-fun L56 () String &quot;y&quot;)   (define-fun L12 () String &quot;k&quot;)   (define-fun L19 () String &quot;k&quot;)   (define-fun L38 () String &quot;k&quot;)   (define-fun L27 () String &quot;r&quot;)   (define-fun L16 () String &quot;k&quot;)   (define-fun sym4492 () String &quot;R&quot;)   (define-fun sym2095 () String &quot;K&quot;)   (define-fun sym161 () String &quot;r&quot;)   (define-fun sym4056 () String &quot;K&quot;)   (define-fun sym4684 () String &quot;R&quot;)   (define-fun sym1020 () String &quot;K&quot;)   (define-fun sym3189 () String &quot;R&quot;)   (define-fun sym4269 () String &quot;K&quot;)   (define-fun sym1233 () String &quot;K&quot;)   (define-fun sym1882 () String &quot;K&quot;)   (define-fun sym2335 () String &quot;R&quot;)   (define-fun sym3843 () String &quot;K&quot;)   (define-fun sym2544 () String &quot;K&quot;)   (define-fun sym2986 () String &quot;K&quot;)   (define-fun sym3415 () String &quot;K&quot;)   (define-fun sym1446 () String &quot;K&quot;)   (define-fun sym4869 () String &quot;R&quot;)   (define-fun sym2757 () String &quot;K&quot;)   (define-fun sym3628 () String &quot;H&quot;)   (define-fun sym1659 () String &quot;H&quot;)   (define-fun sym547 () String &quot;K&quot;)   (define-fun sym205 () String &quot;Y&quot;)   (define-fun sym807 () String &quot;K&quot;) )" calcext:value-type="string">
            <text:p>(model <text:s text:c="2"/>(define-fun L0 () String "h") <text:s text:c="2"/>(define-fun L40 () String "r") <text:s text:c="2"/>(define-fun L2 () String "k") <text:s text:c="2"/>(define-fun L1 () String "k") <text:s text:c="2"/>(define-fun L4 () String "k") <text:s text:c="2"/>(define-fun L3 () String "r") <text:s text:c="2"/>(define-fun L11 () String "k") <text:s text:c="2"/>(define-fun L6 () String "k") <text:s text:c="2"/>(define-fun L10 () String "h") <text:s text:c="2"/>(define-fun L5 () String "k") <text:s text:c="2"/>(define-fun L8 () String "k") <text:s text:c="2"/>(define-fun L59 () String "k") <text:s text:c="2"/>(define-fun L26 () String "r") <text:s text:c="2"/>(define-fun L14 () String "k") <text:s text:c="2"/>(define-fun L9 () String "k") <text:s text:c="2"/>(define-fun L24 () String "r") <text:s text:c="2"/>(define-fun L56 () String "y") <text:s text:c="2"/>(define-fun L12 () String "k") <text:s text:c="2"/>(define-fun L19 () String "k") <text:s text:c="2"/>(define-fun L38 () String "k") <text:s text:c="2"/>(define-fun L27 () String "r") <text:s text:c="2"/>(define-fun L16 () String "k") <text:s text:c="2"/>(define-fun sym4492 () String "R") <text:s text:c="2"/>(define-fun sym2095 () String "K") <text:s text:c="2"/>(define-fun sym161 () String "r") <text:s text:c="2"/>(define-fun sym4056 () String "K") <text:s text:c="2"/>(define-fun sym4684 () String "R") <text:s text:c="2"/>(define-fun sym1020 () String "K") <text:s text:c="2"/>(define-fun sym3189 () String "R") <text:s text:c="2"/>(define-fun sym4269 () String "K") <text:s text:c="2"/>(define-fun sym1233 () String "K") <text:s text:c="2"/>(define-fun sym1882 () String "K") <text:s text:c="2"/>(define-fun sym2335 () String "R") <text:s text:c="2"/>(define-fun sym3843 () String "K") <text:s text:c="2"/>(define-fun sym2544 () String "K") <text:s text:c="2"/>(define-fun sym2986 () String "K") <text:s text:c="2"/>(define-fun sym3415 () String "K") <text:s text:c="2"/>(define-fun sym1446 () String "K") <text:s text:c="2"/>(define-fun sym4869 () String "R") <text:s text:c="2"/>(define-fun sym2757 () String "K") <text:s text:c="2"/>(define-fun sym3628 () String "H") <text:s text:c="2"/>(define-fun sym1659 () String "H") <text:s text:c="2"/>(define-fun sym547 () String "K") <text:s text:c="2"/>(define-fun sym205 () String "Y") <text:s text:c="2"/>(define-fun sym807 () String "K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07.smt2</text:p>
          </table:table-cell>
          <table:table-cell table:style-name="ce2" office:value-type="float" office:value="1200.051" calcext:value-type="float">
            <text:p>1200.051</text:p>
          </table:table-cell>
          <table:table-cell/>
          <table:table-cell table:style-name="ce4" office:value-type="string" calcext:value-type="string">
            <text:p><text:s/>beasties07.smt2</text:p>
          </table:table-cell>
          <table:table-cell table:style-name="ce5" office:value-type="float" office:value="1200.051" calcext:value-type="float">
            <text:p>1200.051</text:p>
          </table:table-cell>
          <table:table-cell table:style-name="ce5" office:value-type="float" office:value="1.146" calcext:value-type="float">
            <text:p>1.146</text:p>
          </table:table-cell>
          <table:table-cell table:style-name="ce5" office:value-type="float" office:value="2.601" calcext:value-type="float">
            <text:p>2.601</text:p>
          </table:table-cell>
          <table:table-cell table:style-name="ce5" office:value-type="float" office:value="1.293" calcext:value-type="float">
            <text:p>1.293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61 () String     &quot;&quot;A&quot;&quot;)   (define-fun sym1244 () String     &quot;&quot;G&quot;&quot;)   (define-fun sym1669 () String     &quot;&quot;G&quot;&quot;)   (define-fun sym1028 () String     &quot;&quot;G&quot;&quot;)   (define-fun sym205 () String     &quot;&quot;Y&quot;&quot;)   (define-fun sym2096 () String     &quot;&quot;G&quot;&amp;&quot;&quot;&quot;)   (define-fun sym1896 () String     &quot;&quot;G&quot;&quot;)   (define-fun sym1453 () String     &quot;&quot;G&quot;&quot;)   (define-fun sym812 () String     &quot;&quot;G&quot;&quot;)   (define-fun sym547 () String     &quot;&quot;G&quot;&quot;) )&quot;)" office:value-type="string" office:string-value="(   (define-fun sym161 () String     &quot;A&quot;)   (define-fun sym1244 () String     &quot;G&quot;)   (define-fun sym1669 () String     &quot;G&quot;)   (define-fun sym1028 () String     &quot;G&quot;)   (define-fun sym205 () String     &quot;Y&quot;)   (define-fun sym2096 () String     &quot;G&quot;)   (define-fun sym1896 () String     &quot;G&quot;)   (define-fun sym1453 () String     &quot;G&quot;)   (define-fun sym812 () String     &quot;G&quot;)   (define-fun sym547 () String     &quot;G&quot;) )" calcext:value-type="string">
            <text:p>( <text:s text:c="2"/>(define-fun sym161 () String <text:s text:c="4"/>"A") <text:s text:c="2"/>(define-fun sym1244 () String <text:s text:c="4"/>"G") <text:s text:c="2"/>(define-fun sym1669 () String <text:s text:c="4"/>"G") <text:s text:c="2"/>(define-fun sym1028 () String <text:s text:c="4"/>"G") <text:s text:c="2"/>(define-fun sym205 () String <text:s text:c="4"/>"Y") <text:s text:c="2"/>(define-fun sym2096 () String <text:s text:c="4"/>"G") <text:s text:c="2"/>(define-fun sym1896 () String <text:s text:c="4"/>"G") <text:s text:c="2"/>(define-fun sym1453 () String <text:s text:c="4"/>"G") <text:s text:c="2"/>(define-fun sym812 () String <text:s text:c="4"/>"G") <text:s text:c="2"/>(define-fun sym547 () String <text:s text:c="4"/>"G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g&quot;&quot;)   (define-fun L16 () String &quot;&quot;g&quot;&quot;)   (define-fun L2 () String &quot;&quot;g&quot;&quot;)   (define-fun L1 () String &quot;&quot;g&quot;&quot;)   (define-fun L3 () String &quot;&quot;g&quot;&quot;)   (define-fun L5 () String &quot;&quot;g&quot;&quot;)   (define-fun L8 () String &quot;&quot;y&quot;&quot;)   (define&quot;&amp;&quot;-fun L7 () String &quot;&quot;g&quot;&quot;)   (define-fun L9 () String &quot;&quot;g&quot;&quot;)   (define-fun sym161 () String &quot;&quot;y&quot;&quot;)   (define-fun sym2096 () String &quot;&quot;G&quot;&quot;)   (define-fun sym812 () String &quot;&quot;G&quot;&quot;)   (define-fun sym547 () String &quot;&quot;G&quot;&quot;)   (define-fun sym205 () String &quot;&quot;Y&quot;&quot;)   (de&quot;&amp;&quot;fine-fun sym1453 () String &quot;&quot;G&quot;&quot;)   (define-fun sym1244 () String &quot;&quot;G&quot;&quot;)   (define-fun sym1896 () String &quot;&quot;G&quot;&quot;)   (define-fun sym1028 () String &quot;&quot;G&quot;&quot;)   (define-fun sym1669 () String &quot;&quot;G&quot;&quot;) )&quot;)" office:value-type="string" office:string-value="(model   (define-fun L0 () String &quot;g&quot;)   (define-fun L16 () String &quot;g&quot;)   (define-fun L2 () String &quot;g&quot;)   (define-fun L1 () String &quot;g&quot;)   (define-fun L3 () String &quot;g&quot;)   (define-fun L5 () String &quot;g&quot;)   (define-fun L8 () String &quot;y&quot;)   (define-fun L7 () String &quot;g&quot;)   (define-fun L9 () String &quot;g&quot;)   (define-fun sym161 () String &quot;y&quot;)   (define-fun sym2096 () String &quot;G&quot;)   (define-fun sym812 () String &quot;G&quot;)   (define-fun sym547 () String &quot;G&quot;)   (define-fun sym205 () String &quot;Y&quot;)   (define-fun sym1453 () String &quot;G&quot;)   (define-fun sym1244 () String &quot;G&quot;)   (define-fun sym1896 () String &quot;G&quot;)   (define-fun sym1028 () String &quot;G&quot;)   (define-fun sym1669 () String &quot;G&quot;) )" calcext:value-type="string">
            <text:p>(model <text:s text:c="2"/>(define-fun L0 () String "g") <text:s text:c="2"/>(define-fun L16 () String "g") <text:s text:c="2"/>(define-fun L2 () String "g") <text:s text:c="2"/>(define-fun L1 () String "g") <text:s text:c="2"/>(define-fun L3 () String "g") <text:s text:c="2"/>(define-fun L5 () String "g") <text:s text:c="2"/>(define-fun L8 () String "y") <text:s text:c="2"/>(define-fun L7 () String "g") <text:s text:c="2"/>(define-fun L9 () String "g") <text:s text:c="2"/>(define-fun sym161 () String "y") <text:s text:c="2"/>(define-fun sym2096 () String "G") <text:s text:c="2"/>(define-fun sym812 () String "G") <text:s text:c="2"/>(define-fun sym547 () String "G") <text:s text:c="2"/>(define-fun sym205 () String "Y") <text:s text:c="2"/>(define-fun sym1453 () String "G") <text:s text:c="2"/>(define-fun sym1244 () String "G") <text:s text:c="2"/>(define-fun sym1896 () String "G") <text:s text:c="2"/>(define-fun sym1028 () String "G") <text:s text:c="2"/>(define-fun sym1669 () String "G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08.smt2</text:p>
          </table:table-cell>
          <table:table-cell table:style-name="ce2" office:value-type="float" office:value="1200.054" calcext:value-type="float">
            <text:p>1200.054</text:p>
          </table:table-cell>
          <table:table-cell/>
          <table:table-cell table:style-name="ce4" office:value-type="string" calcext:value-type="string">
            <text:p><text:s/>beasties08.smt2</text:p>
          </table:table-cell>
          <table:table-cell table:style-name="ce5" office:value-type="float" office:value="1200.054" calcext:value-type="float">
            <text:p>1200.054</text:p>
          </table:table-cell>
          <table:table-cell table:style-name="ce5" office:value-type="float" office:value="1.064" calcext:value-type="float">
            <text:p>1.064</text:p>
          </table:table-cell>
          <table:table-cell table:style-name="ce5" office:value-type="float" office:value="2.246" calcext:value-type="float">
            <text:p>2.246</text:p>
          </table:table-cell>
          <table:table-cell table:style-name="ce5" office:value-type="float" office:value="0.403" calcext:value-type="float">
            <text:p>0.403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807 () String     &quot;&quot;K&quot;&quot;)   (define-fun sym2095 () String     &quot;&quot;K&quot;&quot;)   (define-fun sym2751 () String     &quot;&quot;K&quot;&quot;)   (define-fun sym547 () String     &quot;&quot;K&quot;&quot;)   (define-fun sym1020 () String     &quot;&quot;k&quot;&quot;)   (define-fun sym1233 () String     &quot;&quot;k&quot;&amp;&quot;&quot;&quot;)   (define-fun sym205 () String     &quot;&quot;Y&quot;&quot;)   (define-fun sym2301 () String     &quot;&quot;K&quot;&quot;)   (define-fun sym1659 () String     &quot;&quot;K&quot;&quot;)   (define-fun sym1872 () String     &quot;&quot;H&quot;&quot;)   (define-fun sym2548 () String     &quot;&quot;K&quot;&quot;)   (define-fun sym1446 () String     &quot;&amp;&quot;&quot;&quot;k&quot;&quot;)   (define-fun sym161 () String     &quot;&quot;A&quot;&quot;) )&quot;)" office:value-type="string" office:string-value="(   (define-fun sym807 () String     &quot;K&quot;)   (define-fun sym2095 () String     &quot;K&quot;)   (define-fun sym2751 () String     &quot;K&quot;)   (define-fun sym547 () String     &quot;K&quot;)   (define-fun sym1020 () String     &quot;k&quot;)   (define-fun sym1233 () String     &quot;k&quot;)   (define-fun sym205 () String     &quot;Y&quot;)   (define-fun sym2301 () String     &quot;K&quot;)   (define-fun sym1659 () String     &quot;K&quot;)   (define-fun sym1872 () String     &quot;H&quot;)   (define-fun sym2548 () String     &quot;K&quot;)   (define-fun sym1446 () String     &quot;k&quot;)   (define-fun sym161 () String     &quot;A&quot;) )" calcext:value-type="string">
            <text:p>( <text:s text:c="2"/>(define-fun sym807 () String <text:s text:c="4"/>"K") <text:s text:c="2"/>(define-fun sym2095 () String <text:s text:c="4"/>"K") <text:s text:c="2"/>(define-fun sym2751 () String <text:s text:c="4"/>"K") <text:s text:c="2"/>(define-fun sym547 () String <text:s text:c="4"/>"K") <text:s text:c="2"/>(define-fun sym1020 () String <text:s text:c="4"/>"k") <text:s text:c="2"/>(define-fun sym1233 () String <text:s text:c="4"/>"k") <text:s text:c="2"/>(define-fun sym205 () String <text:s text:c="4"/>"Y") <text:s text:c="2"/>(define-fun sym2301 () String <text:s text:c="4"/>"K") <text:s text:c="2"/>(define-fun sym1659 () String <text:s text:c="4"/>"K") <text:s text:c="2"/>(define-fun sym1872 () String <text:s text:c="4"/>"H") <text:s text:c="2"/>(define-fun sym2548 () String <text:s text:c="4"/>"K") <text:s text:c="2"/>(define-fun sym1446 () String <text:s text:c="4"/>"k") <text:s text:c="2"/>(define-fun sym161 () String <text:s text:c="4"/>"A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8 () String &quot;&quot;k&quot;&quot;)   (define-fun L0 () String &quot;&quot;y&quot;&quot;)   (define-fun L27 () String &quot;&quot;k&quot;&quot;)   (define-fun L2 () String &quot;&quot;k&quot;&quot;)   (define-fun L1 () String &quot;&quot;k&quot;&quot;)   (define-fun L3 () String &quot;&quot;k&quot;&quot;)   (define-fun L11 () String &quot;&quot;k&quot;&quot;)   (defi&quot;&amp;&quot;ne-fun L6 () String &quot;&quot;k&quot;&quot;)   (define-fun L21 () String &quot;&quot;k&quot;&quot;)   (define-fun L7 () String &quot;&quot;k&quot;&quot;)   (define-fun L9 () String &quot;&quot;h&quot;&quot;)   (define-fun L13 () String &quot;&quot;k&quot;&quot;)   (define-fun sym2095 () String &quot;&quot;K&quot;&quot;)   (define-fun sym161 () String &quot;&quot;p&quot;&quot;)   (define-fun&quot;&amp;&quot; sym1020 () String &quot;&quot;K&quot;&quot;)   (define-fun sym2301 () String &quot;&quot;K&quot;&quot;)   (define-fun sym1872 () String &quot;&quot;H&quot;&quot;)   (define-fun sym1233 () String &quot;&quot;K&quot;&quot;)   (define-fun sym2751 () String &quot;&quot;K&quot;&quot;)   (define-fun sym1446 () String &quot;&quot;K&quot;&quot;)   (define-fun sym2548 () String &quot;&quot;&quot;&amp;&quot;K&quot;&quot;)   (define-fun sym1659 () String &quot;&quot;K&quot;&quot;)   (define-fun sym547 () String &quot;&quot;K&quot;&quot;)   (define-fun sym205 () String &quot;&quot;Y&quot;&quot;)   (define-fun sym807 () String &quot;&quot;K&quot;&quot;) )&quot;)" office:value-type="string" office:string-value="(model   (define-fun L18 () String &quot;k&quot;)   (define-fun L0 () String &quot;y&quot;)   (define-fun L27 () String &quot;k&quot;)   (define-fun L2 () String &quot;k&quot;)   (define-fun L1 () String &quot;k&quot;)   (define-fun L3 () String &quot;k&quot;)   (define-fun L11 () String &quot;k&quot;)   (define-fun L6 () String &quot;k&quot;)   (define-fun L21 () String &quot;k&quot;)   (define-fun L7 () String &quot;k&quot;)   (define-fun L9 () String &quot;h&quot;)   (define-fun L13 () String &quot;k&quot;)   (define-fun sym2095 () String &quot;K&quot;)   (define-fun sym161 () String &quot;p&quot;)   (define-fun sym1020 () String &quot;K&quot;)   (define-fun sym2301 () String &quot;K&quot;)   (define-fun sym1872 () String &quot;H&quot;)   (define-fun sym1233 () String &quot;K&quot;)   (define-fun sym2751 () String &quot;K&quot;)   (define-fun sym1446 () String &quot;K&quot;)   (define-fun sym2548 () String &quot;K&quot;)   (define-fun sym1659 () String &quot;K&quot;)   (define-fun sym547 () String &quot;K&quot;)   (define-fun sym205 () String &quot;Y&quot;)   (define-fun sym807 () String &quot;K&quot;) )" calcext:value-type="string">
            <text:p>(model <text:s text:c="2"/>(define-fun L18 () String "k") <text:s text:c="2"/>(define-fun L0 () String "y") <text:s text:c="2"/>(define-fun L27 () String "k") <text:s text:c="2"/>(define-fun L2 () String "k") <text:s text:c="2"/>(define-fun L1 () String "k") <text:s text:c="2"/>(define-fun L3 () String "k") <text:s text:c="2"/>(define-fun L11 () String "k") <text:s text:c="2"/>(define-fun L6 () String "k") <text:s text:c="2"/>(define-fun L21 () String "k") <text:s text:c="2"/>(define-fun L7 () String "k") <text:s text:c="2"/>(define-fun L9 () String "h") <text:s text:c="2"/>(define-fun L13 () String "k") <text:s text:c="2"/>(define-fun sym2095 () String "K") <text:s text:c="2"/>(define-fun sym161 () String "p") <text:s text:c="2"/>(define-fun sym1020 () String "K") <text:s text:c="2"/>(define-fun sym2301 () String "K") <text:s text:c="2"/>(define-fun sym1872 () String "H") <text:s text:c="2"/>(define-fun sym1233 () String "K") <text:s text:c="2"/>(define-fun sym2751 () String "K") <text:s text:c="2"/>(define-fun sym1446 () String "K") <text:s text:c="2"/>(define-fun sym2548 () String "K") <text:s text:c="2"/>(define-fun sym1659 () String "K") <text:s text:c="2"/>(define-fun sym547 () String "K") <text:s text:c="2"/>(define-fun sym205 () String "Y") <text:s text:c="2"/>(define-fun sym807 () String "K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09.smt2</text:p>
          </table:table-cell>
          <table:table-cell table:style-name="ce2" office:value-type="float" office:value="1200.052" calcext:value-type="float">
            <text:p>1200.052</text:p>
          </table:table-cell>
          <table:table-cell/>
          <table:table-cell table:style-name="ce4" office:value-type="string" calcext:value-type="string">
            <text:p><text:s/>beasties09.smt2</text:p>
          </table:table-cell>
          <table:table-cell table:style-name="ce5" office:value-type="float" office:value="1200.052" calcext:value-type="float">
            <text:p>1200.052</text:p>
          </table:table-cell>
          <table:table-cell table:style-name="ce5" office:value-type="float" office:value="1.393" calcext:value-type="float">
            <text:p>1.393</text:p>
          </table:table-cell>
          <table:table-cell table:style-name="ce5" office:value-type="float" office:value="2.903" calcext:value-type="float">
            <text:p>2.903</text:p>
          </table:table-cell>
          <table:table-cell table:style-name="ce5" office:value-type="float" office:value="3.283" calcext:value-type="float">
            <text:p>3.283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748 () String     &quot;&quot;L&quot;&quot;)   (define-fun sym161 () String     &quot;&quot;A&quot;&quot;)   (define-fun sym205 () String     &quot;&quot;y&quot;&quot;)   (define-fun sym547 () String     &quot;&quot;L&quot;&quot;) )&quot;)" office:value-type="string" office:string-value="(   (define-fun sym748 () String     &quot;L&quot;)   (define-fun sym161 () String     &quot;A&quot;)   (define-fun sym205 () String     &quot;y&quot;)   (define-fun sym547 () String     &quot;L&quot;) )" calcext:value-type="string">
            <text:p>( <text:s text:c="2"/>(define-fun sym748 () String <text:s text:c="4"/>"L") <text:s text:c="2"/>(define-fun sym161 () String <text:s text:c="4"/>"A") <text:s text:c="2"/>(define-fun sym205 () String <text:s text:c="4"/>"y") <text:s text:c="2"/>(define-fun sym547 () String <text:s text:c="4"/>"L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l&quot;&quot;)   (define-fun L4 () String &quot;&quot;l&quot;&quot;)   (define-fun L3 () String &quot;&quot;y&quot;&quot;)   (define-fun sym161 () String &quot;&quot;y&quot;&quot;)   (define-fun sym748 () String &quot;&quot;L&quot;&quot;)   (define-fun sym547 () String &quot;&quot;L&quot;&quot;)   (define-fun sym205 () String &quot;&amp;&quot;&quot;&quot;Y&quot;&quot;) )&quot;)" office:value-type="string" office:string-value="(model   (define-fun L0 () String &quot;l&quot;)   (define-fun L4 () String &quot;l&quot;)   (define-fun L3 () String &quot;y&quot;)   (define-fun sym161 () String &quot;y&quot;)   (define-fun sym748 () String &quot;L&quot;)   (define-fun sym547 () String &quot;L&quot;)   (define-fun sym205 () String &quot;Y&quot;) )" calcext:value-type="string">
            <text:p>(model <text:s text:c="2"/>(define-fun L0 () String "l") <text:s text:c="2"/>(define-fun L4 () String "l") <text:s text:c="2"/>(define-fun L3 () String "y") <text:s text:c="2"/>(define-fun sym161 () String "y") <text:s text:c="2"/>(define-fun sym748 () String "L") <text:s text:c="2"/>(define-fun sym547 () String "L") <text:s text:c="2"/>(define-fun sym205 () String "Y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10.smt2</text:p>
          </table:table-cell>
          <table:table-cell table:style-name="ce2" office:value-type="float" office:value="1200.044" calcext:value-type="float">
            <text:p>1200.044</text:p>
          </table:table-cell>
          <table:table-cell/>
          <table:table-cell table:style-name="ce4" office:value-type="string" calcext:value-type="string">
            <text:p><text:s/>beasties10.smt2</text:p>
          </table:table-cell>
          <table:table-cell table:style-name="ce5" office:value-type="float" office:value="1200.044" calcext:value-type="float">
            <text:p>1200.044</text:p>
          </table:table-cell>
          <table:table-cell table:style-name="ce5" office:value-type="float" office:value="0.947" calcext:value-type="float">
            <text:p>0.947</text:p>
          </table:table-cell>
          <table:table-cell table:style-name="ce5" office:value-type="float" office:value="2.279" calcext:value-type="float">
            <text:p>2.279</text:p>
          </table:table-cell>
          <table:table-cell table:style-name="ce5" office:value-type="float" office:value="0.407" calcext:value-type="float">
            <text:p>0.407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5257 () String     &quot;&quot;L&quot;&quot;)   (define-fun sym2943 () String     &quot;&quot;G&quot;&quot;)   (define-fun sym3375 () String     &quot;&quot;G&quot;&quot;)   (define-fun sym3159 () String     &quot;&quot;G&quot;&quot;)   (define-fun sym5050 () String     &quot;&quot;G&quot;&quot;)   (define-fun sym2520 () String     &quot;&quot;&quot;&amp;&quot;G&quot;&quot;)   (define-fun sym1453 () String     &quot;&quot;G&quot;&quot;)   (define-fun sym161 () String     &quot;&quot;A&quot;&quot;)   (define-fun sym3789 () String     &quot;&quot;G&quot;&quot;)   (define-fun sym5463 () String     &quot;&quot;l&quot;&quot;)   (define-fun sym1028 () String     &quot;&quot;G&quot;&quot;)   (define-fun sym3577 () String     &quot;&amp;&quot;&quot;&quot;L&quot;&quot;)   (define-fun sym812 () String     &quot;&quot;G&quot;&quot;)   (define-fun sym547 () String     &quot;&quot;G&quot;&quot;)   (define-fun sym4005 () String     &quot;&quot;G&quot;&quot;)   (define-fun sym1669 () String     &quot;&quot;G&quot;&quot;)   (define-fun sym4844 () String     &quot;&quot;G&quot;&quot;)   (define-fun sym205 () String     &quot;&amp;&quot;&quot;&quot;Y&quot;&quot;)   (define-fun sym1886 () String     &quot;&quot;l&quot;&quot;)   (define-fun sym4427 () String     &quot;&quot;H&quot;&quot;)   (define-fun sym4642 () String     &quot;&quot;G&quot;&quot;)   (define-fun sym2318 () String     &quot;&quot;G&quot;&quot;)   (define-fun sym2102 () String     &quot;&quot;G&quot;&quot;)   (define-fun sym4211 () String  &quot;&amp;&quot;   &quot;&quot;G&quot;&quot;)   (define-fun sym1237 () String     &quot;&quot;G&quot;&quot;)   (define-fun sym2726 () String     &quot;&quot;H&quot;&quot;) )&quot;)" office:value-type="string" office:string-value="(   (define-fun sym5257 () String     &quot;L&quot;)   (define-fun sym2943 () String     &quot;G&quot;)   (define-fun sym3375 () String     &quot;G&quot;)   (define-fun sym3159 () String     &quot;G&quot;)   (define-fun sym5050 () String     &quot;G&quot;)   (define-fun sym2520 () String     &quot;G&quot;)   (define-fun sym1453 () String     &quot;G&quot;)   (define-fun sym161 () String     &quot;A&quot;)   (define-fun sym3789 () String     &quot;G&quot;)   (define-fun sym5463 () String     &quot;l&quot;)   (define-fun sym1028 () String     &quot;G&quot;)   (define-fun sym3577 () String     &quot;L&quot;)   (define-fun sym812 () String     &quot;G&quot;)   (define-fun sym547 () String     &quot;G&quot;)   (define-fun sym4005 () String     &quot;G&quot;)   (define-fun sym1669 () String     &quot;G&quot;)   (define-fun sym4844 () String     &quot;G&quot;)   (define-fun sym205 () String     &quot;Y&quot;)   (define-fun sym1886 () String     &quot;l&quot;)   (define-fun sym4427 () String     &quot;H&quot;)   (define-fun sym4642 () String     &quot;G&quot;)   (define-fun sym2318 () String     &quot;G&quot;)   (define-fun sym2102 () String     &quot;G&quot;)   (define-fun sym4211 () String     &quot;G&quot;)   (define-fun sym1237 () String     &quot;G&quot;)   (define-fun sym2726 () String     &quot;H&quot;) )" calcext:value-type="string">
            <text:p>( <text:s text:c="2"/>(define-fun sym5257 () String <text:s text:c="4"/>"L") <text:s text:c="2"/>(define-fun sym2943 () String <text:s text:c="4"/>"G") <text:s text:c="2"/>(define-fun sym3375 () String <text:s text:c="4"/>"G") <text:s text:c="2"/>(define-fun sym3159 () String <text:s text:c="4"/>"G") <text:s text:c="2"/>(define-fun sym5050 () String <text:s text:c="4"/>"G") <text:s text:c="2"/>(define-fun sym2520 () String <text:s text:c="4"/>"G") <text:s text:c="2"/>(define-fun sym1453 () String <text:s text:c="4"/>"G") <text:s text:c="2"/>(define-fun sym161 () String <text:s text:c="4"/>"A") <text:s text:c="2"/>(define-fun sym3789 () String <text:s text:c="4"/>"G") <text:s text:c="2"/>(define-fun sym5463 () String <text:s text:c="4"/>"l") <text:s text:c="2"/>(define-fun sym1028 () String <text:s text:c="4"/>"G") <text:s text:c="2"/>(define-fun sym3577 () String <text:s text:c="4"/>"L") <text:s text:c="2"/>(define-fun sym812 () String <text:s text:c="4"/>"G") <text:s text:c="2"/>(define-fun sym547 () String <text:s text:c="4"/>"G") <text:s text:c="2"/>(define-fun sym4005 () String <text:s text:c="4"/>"G") <text:s text:c="2"/>(define-fun sym1669 () String <text:s text:c="4"/>"G") <text:s text:c="2"/>(define-fun sym4844 () String <text:s text:c="4"/>"G") <text:s text:c="2"/>(define-fun sym205 () String <text:s text:c="4"/>"Y") <text:s text:c="2"/>(define-fun sym1886 () String <text:s text:c="4"/>"l") <text:s text:c="2"/>(define-fun sym4427 () String <text:s text:c="4"/>"H") <text:s text:c="2"/>(define-fun sym4642 () String <text:s text:c="4"/>"G") <text:s text:c="2"/>(define-fun sym2318 () String <text:s text:c="4"/>"G") <text:s text:c="2"/>(define-fun sym2102 () String <text:s text:c="4"/>"G") <text:s text:c="2"/>(define-fun sym4211 () String <text:s text:c="4"/>"G") <text:s text:c="2"/>(define-fun sym1237 () String <text:s text:c="4"/>"G") <text:s text:c="2"/>(define-fun sym2726 () String <text:s text:c="4"/>"H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g&quot;&quot;)   (define-fun L2 () String &quot;&quot;l&quot;&quot;)   (define-fun L4 () String &quot;&quot;g&quot;&quot;)   (define-fun L6 () String &quot;&quot;g&quot;&quot;)   (define-fun L32 () String &quot;&quot;g&quot;&quot;)   (define-fun L8 () String &quot;&quot;g&quot;&quot;)   (define-fun L74 () String &quot;&quot;y&quot;&quot;)   (defin&quot;&amp;&quot;e-fun L30 () String &quot;&quot;l&quot;&quot;)   (define-fun L14 () String &quot;&quot;g&quot;&quot;)   (define-fun L34 () String &quot;&quot;g&quot;&quot;)   (define-fun L12 () String &quot;&quot;h&quot;&quot;)   (define-fun L1 () String &quot;&quot;l&quot;&quot;)   (define-fun L3 () String &quot;&quot;g&quot;&quot;)   (define-fun L5 () String &quot;&quot;g&quot;&quot;)   (define-fun L31 () &quot;&amp;&quot;String &quot;&quot;g&quot;&quot;)   (define-fun L7 () String &quot;&quot;g&quot;&quot;)   (define-fun L37 () String &quot;&quot;g&quot;&quot;)   (define-fun L9 () String &quot;&quot;g&quot;&quot;)   (define-fun L35 () String &quot;&quot;g&quot;&quot;)   (define-fun L13 () String &quot;&quot;g&quot;&quot;)   (define-fun L19 () String &quot;&quot;h&quot;&quot;)   (define-fun L29 () String &quot;&quot;g&quot;&quot;&quot;&amp;&quot;)   (define-fun L17 () String &quot;&quot;g&quot;&quot;)   (define-fun L49 () String &quot;&quot;g&quot;&quot;)   (define-fun L27 () String &quot;&quot;l&quot;&quot;)   (define-fun sym3375 () String &quot;&quot;G&quot;&quot;)   (define-fun sym5257 () String &quot;&quot;L&quot;&quot;)   (define-fun sym4642 () String &quot;&quot;G&quot;&quot;)   (define-fun sym3159 () String&quot;&amp;&quot; &quot;&quot;G&quot;&quot;)   (define-fun sym4005 () String &quot;&quot;G&quot;&quot;)   (define-fun sym2102 () String &quot;&quot;G&quot;&quot;)   (define-fun sym2520 () String &quot;&quot;G&quot;&quot;)   (define-fun sym1453 () String &quot;&quot;G&quot;&quot;)   (define-fun sym3577 () String &quot;&quot;L&quot;&quot;)   (define-fun sym4844 () String &quot;&quot;G&quot;&quot;)   (define-fun&quot;&amp;&quot; sym4427 () String &quot;&quot;H&quot;&quot;)   (define-fun sym2943 () String &quot;&quot;G&quot;&quot;)   (define-fun sym1237 () String &quot;&quot;G&quot;&quot;)   (define-fun sym2726 () String &quot;&quot;H&quot;&quot;)   (define-fun sym812 () String &quot;&quot;G&quot;&quot;)   (define-fun sym161 () String &quot;&quot;p&quot;&quot;)   (define-fun sym5463 () String &quot;&quot;L&quot;&amp;&quot;&quot;&quot;)   (define-fun sym4211 () String &quot;&quot;G&quot;&quot;)   (define-fun sym3789 () String &quot;&quot;G&quot;&quot;)   (define-fun sym1028 () String &quot;&quot;G&quot;&quot;)   (define-fun sym1886 () String &quot;&quot;L&quot;&quot;)   (define-fun sym2318 () String &quot;&quot;G&quot;&quot;)   (define-fun sym1669 () String &quot;&quot;G&quot;&quot;)   (define-fun sym&quot;&amp;&quot;547 () String &quot;&quot;G&quot;&quot;)   (define-fun sym205 () String &quot;&quot;Y&quot;&quot;)   (define-fun sym5050 () String &quot;&quot;G&quot;&quot;) )&quot;)" office:value-type="string" office:string-value="(model   (define-fun L0 () String &quot;g&quot;)   (define-fun L2 () String &quot;l&quot;)   (define-fun L4 () String &quot;g&quot;)   (define-fun L6 () String &quot;g&quot;)   (define-fun L32 () String &quot;g&quot;)   (define-fun L8 () String &quot;g&quot;)   (define-fun L74 () String &quot;y&quot;)   (define-fun L30 () String &quot;l&quot;)   (define-fun L14 () String &quot;g&quot;)   (define-fun L34 () String &quot;g&quot;)   (define-fun L12 () String &quot;h&quot;)   (define-fun L1 () String &quot;l&quot;)   (define-fun L3 () String &quot;g&quot;)   (define-fun L5 () String &quot;g&quot;)   (define-fun L31 () String &quot;g&quot;)   (define-fun L7 () String &quot;g&quot;)   (define-fun L37 () String &quot;g&quot;)   (define-fun L9 () String &quot;g&quot;)   (define-fun L35 () String &quot;g&quot;)   (define-fun L13 () String &quot;g&quot;)   (define-fun L19 () String &quot;h&quot;)   (define-fun L29 () String &quot;g&quot;)   (define-fun L17 () String &quot;g&quot;)   (define-fun L49 () String &quot;g&quot;)   (define-fun L27 () String &quot;l&quot;)   (define-fun sym3375 () String &quot;G&quot;)   (define-fun sym5257 () String &quot;L&quot;)   (define-fun sym4642 () String &quot;G&quot;)   (define-fun sym3159 () String &quot;G&quot;)   (define-fun sym4005 () String &quot;G&quot;)   (define-fun sym2102 () String &quot;G&quot;)   (define-fun sym2520 () String &quot;G&quot;)   (define-fun sym1453 () String &quot;G&quot;)   (define-fun sym3577 () String &quot;L&quot;)   (define-fun sym4844 () String &quot;G&quot;)   (define-fun sym4427 () String &quot;H&quot;)   (define-fun sym2943 () String &quot;G&quot;)   (define-fun sym1237 () String &quot;G&quot;)   (define-fun sym2726 () String &quot;H&quot;)   (define-fun sym812 () String &quot;G&quot;)   (define-fun sym161 () String &quot;p&quot;)   (define-fun sym5463 () String &quot;L&quot;)   (define-fun sym4211 () String &quot;G&quot;)   (define-fun sym3789 () String &quot;G&quot;)   (define-fun sym1028 () String &quot;G&quot;)   (define-fun sym1886 () String &quot;L&quot;)   (define-fun sym2318 () String &quot;G&quot;)   (define-fun sym1669 () String &quot;G&quot;)   (define-fun sym547 () String &quot;G&quot;)   (define-fun sym205 () String &quot;Y&quot;)   (define-fun sym5050 () String &quot;G&quot;) )" calcext:value-type="string">
            <text:p>(model <text:s text:c="2"/>(define-fun L0 () String "g") <text:s text:c="2"/>(define-fun L2 () String "l") <text:s text:c="2"/>(define-fun L4 () String "g") <text:s text:c="2"/>(define-fun L6 () String "g") <text:s text:c="2"/>(define-fun L32 () String "g") <text:s text:c="2"/>(define-fun L8 () String "g") <text:s text:c="2"/>(define-fun L74 () String "y") <text:s text:c="2"/>(define-fun L30 () String "l") <text:s text:c="2"/>(define-fun L14 () String "g") <text:s text:c="2"/>(define-fun L34 () String "g") <text:s text:c="2"/>(define-fun L12 () String "h") <text:s text:c="2"/>(define-fun L1 () String "l") <text:s text:c="2"/>(define-fun L3 () String "g") <text:s text:c="2"/>(define-fun L5 () String "g") <text:s text:c="2"/>(define-fun L31 () String "g") <text:s text:c="2"/>(define-fun L7 () String "g") <text:s text:c="2"/>(define-fun L37 () String "g") <text:s text:c="2"/>(define-fun L9 () String "g") <text:s text:c="2"/>(define-fun L35 () String "g") <text:s text:c="2"/>(define-fun L13 () String "g") <text:s text:c="2"/>(define-fun L19 () String "h") <text:s text:c="2"/>(define-fun L29 () String "g") <text:s text:c="2"/>(define-fun L17 () String "g") <text:s text:c="2"/>(define-fun L49 () String "g") <text:s text:c="2"/>(define-fun L27 () String "l") <text:s text:c="2"/>(define-fun sym3375 () String "G") <text:s text:c="2"/>(define-fun sym5257 () String "L") <text:s text:c="2"/>(define-fun sym4642 () String "G") <text:s text:c="2"/>(define-fun sym3159 () String "G") <text:s text:c="2"/>(define-fun sym4005 () String "G") <text:s text:c="2"/>(define-fun sym2102 () String "G") <text:s text:c="2"/>(define-fun sym2520 () String "G") <text:s text:c="2"/>(define-fun sym1453 () String "G") <text:s text:c="2"/>(define-fun sym3577 () String "L") <text:s text:c="2"/>(define-fun sym4844 () String "G") <text:s text:c="2"/>(define-fun sym4427 () String "H") <text:s text:c="2"/>(define-fun sym2943 () String "G") <text:s text:c="2"/>(define-fun sym1237 () String "G") <text:s text:c="2"/>(define-fun sym2726 () String "H") <text:s text:c="2"/>(define-fun sym812 () String "G") <text:s text:c="2"/>(define-fun sym161 () String "p") <text:s text:c="2"/>(define-fun sym5463 () String "L") <text:s text:c="2"/>(define-fun sym4211 () String "G") <text:s text:c="2"/>(define-fun sym3789 () String "G") <text:s text:c="2"/>(define-fun sym1028 () String "G") <text:s text:c="2"/>(define-fun sym1886 () String "L") <text:s text:c="2"/>(define-fun sym2318 () String "G") <text:s text:c="2"/>(define-fun sym1669 () String "G") <text:s text:c="2"/>(define-fun sym547 () String "G") <text:s text:c="2"/>(define-fun sym205 () String "Y") <text:s text:c="2"/>(define-fun sym5050 () String "G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11.smt2</text:p>
          </table:table-cell>
          <table:table-cell table:style-name="ce2" office:value-type="float" office:value="1200.077" calcext:value-type="float">
            <text:p>1200.077</text:p>
          </table:table-cell>
          <table:table-cell/>
          <table:table-cell table:style-name="ce4" office:value-type="string" calcext:value-type="string">
            <text:p><text:s/>beasties11.smt2</text:p>
          </table:table-cell>
          <table:table-cell table:style-name="ce5" office:value-type="float" office:value="1200.077" calcext:value-type="float">
            <text:p>1200.077</text:p>
          </table:table-cell>
          <table:table-cell table:style-name="ce5" office:value-type="float" office:value="0.974" calcext:value-type="float">
            <text:p>0.974</text:p>
          </table:table-cell>
          <table:table-cell table:style-name="ce5" office:value-type="float" office:value="2.246" calcext:value-type="float">
            <text:p>2.246</text:p>
          </table:table-cell>
          <table:table-cell table:style-name="ce5" office:value-type="float" office:value="0.37" calcext:value-type="float">
            <text:p>0.37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547 () String     &quot;&quot;R&quot;&quot;)   (define-fun sym205 () String     &quot;&quot;Y&quot;&quot;)   (define-fun sym743 () String     &quot;&quot;R&quot;&quot;)   (define-fun sym161 () String     &quot;&quot;A&quot;&quot;) )&quot;)" office:value-type="string" office:string-value="(   (define-fun sym547 () String     &quot;R&quot;)   (define-fun sym205 () String     &quot;Y&quot;)   (define-fun sym743 () String     &quot;R&quot;)   (define-fun sym161 () String     &quot;A&quot;) )" calcext:value-type="string">
            <text:p>( <text:s text:c="2"/>(define-fun sym547 () String <text:s text:c="4"/>"R") <text:s text:c="2"/>(define-fun sym205 () String <text:s text:c="4"/>"Y") <text:s text:c="2"/>(define-fun sym743 () String <text:s text:c="4"/>"R") <text:s text:c="2"/>(define-fun sym161 () String <text:s text:c="4"/>"A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y&quot;&quot;)   (define-fun L1 () String &quot;&quot;r&quot;&quot;)   (define-fun L3 () String &quot;&quot;r&quot;&quot;)   (define-fun sym161 () String &quot;&quot;y&quot;&quot;)   (define-fun sym547 () String &quot;&quot;R&quot;&quot;)   (define-fun sym205 () String &quot;&quot;Y&quot;&quot;)   (define-fun sym743 () String &quot;&amp;&quot;&quot;&quot;R&quot;&quot;) )&quot;)" office:value-type="string" office:string-value="(model   (define-fun L0 () String &quot;y&quot;)   (define-fun L1 () String &quot;r&quot;)   (define-fun L3 () String &quot;r&quot;)   (define-fun sym161 () String &quot;y&quot;)   (define-fun sym547 () String &quot;R&quot;)   (define-fun sym205 () String &quot;Y&quot;)   (define-fun sym743 () String &quot;R&quot;) )" calcext:value-type="string">
            <text:p>(model <text:s text:c="2"/>(define-fun L0 () String "y") <text:s text:c="2"/>(define-fun L1 () String "r") <text:s text:c="2"/>(define-fun L3 () String "r") <text:s text:c="2"/>(define-fun sym161 () String "y") <text:s text:c="2"/>(define-fun sym547 () String "R") <text:s text:c="2"/>(define-fun sym205 () String "Y") <text:s text:c="2"/>(define-fun sym743 () String "R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12.smt2</text:p>
          </table:table-cell>
          <table:table-cell table:style-name="ce2" office:value-type="float" office:value="1200.114" calcext:value-type="float">
            <text:p>1200.114</text:p>
          </table:table-cell>
          <table:table-cell/>
          <table:table-cell table:style-name="ce4" office:value-type="string" calcext:value-type="string">
            <text:p><text:s/>beasties12.smt2</text:p>
          </table:table-cell>
          <table:table-cell table:style-name="ce5" office:value-type="float" office:value="1200.114" calcext:value-type="float">
            <text:p>1200.114</text:p>
          </table:table-cell>
          <table:table-cell table:style-name="ce5" office:value-type="float" office:value="0.992" calcext:value-type="float">
            <text:p>0.992</text:p>
          </table:table-cell>
          <table:table-cell table:style-name="ce5" office:value-type="float" office:value="2.319" calcext:value-type="float">
            <text:p>2.319</text:p>
          </table:table-cell>
          <table:table-cell table:style-name="ce5" office:value-type="float" office:value="0.413" calcext:value-type="float">
            <text:p>0.413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61 () String     &quot;&quot;A&quot;&quot;)   (define-fun sym753 () String     &quot;&quot;h&quot;&quot;)   (define-fun sym205 () String     &quot;&quot;y&quot;&quot;)   (define-fun sym547 () String     &quot;&quot;h&quot;&quot;) )&quot;)" office:value-type="string" office:string-value="(   (define-fun sym161 () String     &quot;A&quot;)   (define-fun sym753 () String     &quot;h&quot;)   (define-fun sym205 () String     &quot;y&quot;)   (define-fun sym547 () String     &quot;h&quot;) )" calcext:value-type="string">
            <text:p>( <text:s text:c="2"/>(define-fun sym161 () String <text:s text:c="4"/>"A") <text:s text:c="2"/>(define-fun sym753 () String <text:s text:c="4"/>"h") <text:s text:c="2"/>(define-fun sym205 () String <text:s text:c="4"/>"y") <text:s text:c="2"/>(define-fun sym547 () String <text:s text:c="4"/>"h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h&quot;&quot;)   (define-fun L1 () String &quot;&quot;y&quot;&quot;)   (define-fun L3 () String &quot;&quot;h&quot;&quot;)   (define-fun sym161 () String &quot;&quot;h&quot;&quot;)   (define-fun sym547 () String &quot;&quot;H&quot;&quot;)   (define-fun sym205 () String &quot;&quot;Y&quot;&quot;)   (define-fun sym753 () String &quot;&amp;&quot;&quot;&quot;H&quot;&quot;) )&quot;)" office:value-type="string" office:string-value="(model   (define-fun L0 () String &quot;h&quot;)   (define-fun L1 () String &quot;y&quot;)   (define-fun L3 () String &quot;h&quot;)   (define-fun sym161 () String &quot;h&quot;)   (define-fun sym547 () String &quot;H&quot;)   (define-fun sym205 () String &quot;Y&quot;)   (define-fun sym753 () String &quot;H&quot;) )" calcext:value-type="string">
            <text:p>(model <text:s text:c="2"/>(define-fun L0 () String "h") <text:s text:c="2"/>(define-fun L1 () String "y") <text:s text:c="2"/>(define-fun L3 () String "h") <text:s text:c="2"/>(define-fun sym161 () String "h") <text:s text:c="2"/>(define-fun sym547 () String "H") <text:s text:c="2"/>(define-fun sym205 () String "Y") <text:s text:c="2"/>(define-fun sym753 () String "H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13.smt2</text:p>
          </table:table-cell>
          <table:table-cell table:style-name="ce2" office:value-type="float" office:value="1200.078" calcext:value-type="float">
            <text:p>1200.078</text:p>
          </table:table-cell>
          <table:table-cell/>
          <table:table-cell table:style-name="ce4" office:value-type="string" calcext:value-type="string">
            <text:p><text:s/>beasties13.smt2</text:p>
          </table:table-cell>
          <table:table-cell table:style-name="ce5" office:value-type="float" office:value="1200.078" calcext:value-type="float">
            <text:p>1200.078</text:p>
          </table:table-cell>
          <table:table-cell table:style-name="ce5" office:value-type="float" office:value="0.939" calcext:value-type="float">
            <text:p>0.939</text:p>
          </table:table-cell>
          <table:table-cell table:style-name="ce5" office:value-type="float" office:value="2.175" calcext:value-type="float">
            <text:p>2.175</text:p>
          </table:table-cell>
          <table:table-cell table:style-name="ce5" office:value-type="float" office:value="0.318" calcext:value-type="float">
            <text:p>0.318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300 () String     &quot;&quot;A&quot;&quot;)   (define-fun sym205 () String     &quot;&quot;\u{289}&quot;&quot;)   (define-fun sym328 () String     &quot;&quot;Y&quot;&quot;)   (define-fun sym161 () String     &quot;&quot;B&quot;&quot;) )&quot;)" office:value-type="string" office:string-value="(   (define-fun sym300 () String     &quot;A&quot;)   (define-fun sym205 () String     &quot;\u{289}&quot;)   (define-fun sym328 () String     &quot;Y&quot;)   (define-fun sym161 () String     &quot;B&quot;) )" calcext:value-type="string">
            <text:p>( <text:s text:c="2"/>(define-fun sym300 () String <text:s text:c="4"/>"A") <text:s text:c="2"/>(define-fun sym205 () String <text:s text:c="4"/>"\u{289}") <text:s text:c="2"/>(define-fun sym328 () String <text:s text:c="4"/>"Y") <text:s text:c="2"/>(define-fun sym161 () String <text:s text:c="4"/>"B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y&quot;&quot;)   (define-fun L1 () String &quot;&quot;\u{0}&quot;&quot;)   (define-fun sym161 () String &quot;&quot;y&quot;&quot;)   (define-fun sym328 () String &quot;&quot;Y&quot;&quot;)   (define-fun sym205 () String &quot;&quot;\u{0}&quot;&quot;)   (define-fun sym300 () String &quot;&quot;y&quot;&quot;) )&quot;)" office:value-type="string" office:string-value="(model   (define-fun L0 () String &quot;y&quot;)   (define-fun L1 () String &quot;\u{0}&quot;)   (define-fun sym161 () String &quot;y&quot;)   (define-fun sym328 () String &quot;Y&quot;)   (define-fun sym205 () String &quot;\u{0}&quot;)   (define-fun sym300 () String &quot;y&quot;) )" calcext:value-type="string">
            <text:p>(model <text:s text:c="2"/>(define-fun L0 () String "y") <text:s text:c="2"/>(define-fun L1 () String "\u{0}") <text:s text:c="2"/>(define-fun sym161 () String "y") <text:s text:c="2"/>(define-fun sym328 () String "Y") <text:s text:c="2"/>(define-fun sym205 () String "\u{0}") <text:s text:c="2"/>(define-fun sym300 () String "y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14.smt2</text:p>
          </table:table-cell>
          <table:table-cell table:style-name="ce2" office:value-type="float" office:value="1200.066" calcext:value-type="float">
            <text:p>1200.066</text:p>
          </table:table-cell>
          <table:table-cell/>
          <table:table-cell table:style-name="ce4" office:value-type="string" calcext:value-type="string">
            <text:p><text:s/>beasties14.smt2</text:p>
          </table:table-cell>
          <table:table-cell table:style-name="ce5" office:value-type="float" office:value="1200.066" calcext:value-type="float">
            <text:p>1200.066</text:p>
          </table:table-cell>
          <table:table-cell table:style-name="ce5" office:value-type="float" office:value="0.925" calcext:value-type="float">
            <text:p>0.925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0.354" calcext:value-type="float">
            <text:p>0.354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209 () String     &quot;&quot;y&quot;&quot;)   (define-fun sym161 () String     &quot;&quot;&quot;&quot;) )&quot;)" office:value-type="string" office:string-value="(   (define-fun sym209 () String     &quot;y&quot;)   (define-fun sym161 () String     &quot;&quot;) )" calcext:value-type="string">
            <text:p>( <text:s text:c="2"/>(define-fun sym209 () String <text:s text:c="4"/>"y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y&quot;&quot;)   (define-fun sym161 () String &quot;&quot;&quot;&quot;)   (define-fun sym209 () String &quot;&quot;Y&quot;&quot;) )&quot;)" office:value-type="string" office:string-value="(model   (define-fun L0 () String &quot;y&quot;)   (define-fun sym161 () String &quot;&quot;)   (define-fun sym209 () String &quot;Y&quot;) )" calcext:value-type="string">
            <text:p>(model <text:s text:c="2"/>(define-fun L0 () String "y") <text:s text:c="2"/>(define-fun sym161 () String "") <text:s text:c="2"/>(define-fun sym209 () String "Y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15.smt2</text:p>
          </table:table-cell>
          <table:table-cell table:style-name="ce2" office:value-type="float" office:value="1200.061" calcext:value-type="float">
            <text:p>1200.061</text:p>
          </table:table-cell>
          <table:table-cell/>
          <table:table-cell table:style-name="ce4" office:value-type="string" calcext:value-type="string">
            <text:p><text:s/>beasties15.smt2</text:p>
          </table:table-cell>
          <table:table-cell table:style-name="ce5" office:value-type="float" office:value="1200.061" calcext:value-type="float">
            <text:p>1200.061</text:p>
          </table:table-cell>
          <table:table-cell table:style-name="ce5" office:value-type="float" office:value="1.844" calcext:value-type="float">
            <text:p>1.844</text:p>
          </table:table-cell>
          <table:table-cell table:style-name="ce5" office:value-type="float" office:value="3.105" calcext:value-type="float">
            <text:p>3.105</text:p>
          </table:table-cell>
          <table:table-cell table:style-name="ce5" office:value-type="float" office:value="7.806" calcext:value-type="float">
            <text:p>7.806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551 () String     &quot;&quot;\u{2ffff}&quot;&quot;)   (define-fun sym209 () String     &quot;&quot;y&quot;&quot;)   (define-fun sym161 () String     &quot;&quot;&quot;&quot;) )&quot;)" office:value-type="string" office:string-value="(   (define-fun sym551 () String     &quot;\u{2ffff}&quot;)   (define-fun sym209 () String     &quot;y&quot;)   (define-fun sym161 () String     &quot;&quot;) )" calcext:value-type="string">
            <text:p>( <text:s text:c="2"/>(define-fun sym551 () String <text:s text:c="4"/>"\u{2ffff}") <text:s text:c="2"/>(define-fun sym209 () String <text:s text:c="4"/>"y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\u{0}&quot;&quot;)   (define-fun L3 () String &quot;&quot;y&quot;&quot;)   (define-fun sym161 () String &quot;&quot;&quot;&quot;)   (define-fun sym209 () String &quot;&quot;Y&quot;&quot;)   (define-fun sym551 () String &quot;&quot;\u{0}&quot;&quot;) )&quot;)" office:value-type="string" office:string-value="(model   (define-fun L0 () String &quot;\u{0}&quot;)   (define-fun L3 () String &quot;y&quot;)   (define-fun sym161 () String &quot;&quot;)   (define-fun sym209 () String &quot;Y&quot;)   (define-fun sym551 () String &quot;\u{0}&quot;) )" calcext:value-type="string">
            <text:p>(model <text:s text:c="2"/>(define-fun L0 () String "\u{0}") <text:s text:c="2"/>(define-fun L3 () String "y") <text:s text:c="2"/>(define-fun sym161 () String "") <text:s text:c="2"/>(define-fun sym209 () String "Y") <text:s text:c="2"/>(define-fun sym551 () String "\u{0}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16.smt2</text:p>
          </table:table-cell>
          <table:table-cell table:style-name="ce2" office:value-type="float" office:value="1200.051" calcext:value-type="float">
            <text:p>1200.051</text:p>
          </table:table-cell>
          <table:table-cell/>
          <table:table-cell table:style-name="ce4" office:value-type="string" calcext:value-type="string">
            <text:p><text:s/>beasties16.smt2</text:p>
          </table:table-cell>
          <table:table-cell table:style-name="ce5" office:value-type="float" office:value="1200.051" calcext:value-type="float">
            <text:p>1200.051</text:p>
          </table:table-cell>
          <table:table-cell table:style-name="ce5" office:value-type="float" office:value="1.456" calcext:value-type="float">
            <text:p>1.456</text:p>
          </table:table-cell>
          <table:table-cell table:style-name="ce5" office:value-type="float" office:value="2.812" calcext:value-type="float">
            <text:p>2.812</text:p>
          </table:table-cell>
          <table:table-cell table:style-name="ce5" office:value-type="float" office:value="1.973" calcext:value-type="float">
            <text:p>1.973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3813 () String     &quot;&quot;g&quot;&quot;)   (define-fun sym2116 () String     &quot;&quot;G&quot;&quot;)   (define-fun sym7889 () String     &quot;&quot;\u{2ffea}&quot;&quot;)   (define-fun sym2549 () String     &quot;&quot;G&quot;&quot;)   (define-fun sym3385 () String     &quot;&quot;g&quot;&quot;)   (define-fun sym816 () String&quot;&amp;&quot;     &quot;&quot;G&quot;&quot;)   (define-fun sym7188 () String     &quot;&quot;K&quot;&quot;)   (define-fun sym4441 () String     &quot;&quot;H&quot;&quot;)   (define-fun sym5291 () String     &quot;&quot;P&quot;&quot;)   (define-fun sym1673 () String     &quot;&quot;G&quot;&quot;)   (define-fun sym4656 () String     &quot;&quot;g&quot;&quot;)   (define-fun sym6575 () Str&quot;&amp;&quot;ing     &quot;&quot;R&quot;&quot;)   (define-fun sym5727 () String     &quot;&quot;k&quot;&quot;)   (define-fun sym1032 () String     &quot;&quot;G&quot;&quot;)   (define-fun sym5934 () String     &quot;&quot;K&quot;&quot;)   (define-fun sym5074 () String     &quot;&quot;g&quot;&quot;)   (define-fun sym2751 () String     &quot;&quot;G&quot;&quot;)   (define-fun sym5513 () &quot;&amp;&quot;String     &quot;&quot;K&quot;&quot;)   (define-fun sym6334 () String     &quot;&quot;k&quot;&quot;)   (define-fun sym1457 () String     &quot;&quot;g&quot;&quot;)   (define-fun sym3601 () String     &quot;&quot;L&quot;&quot;)   (define-fun sym6778 () String     &quot;&quot;K&quot;&quot;)   (define-fun sym7395 () String     &quot;&quot;k&quot;&quot;)   (define-fun sym551 (&quot;&amp;&quot;) String     &quot;&quot;G&quot;&quot;)   (define-fun sym209 () String     &quot;&quot;Y&quot;&quot;)   (define-fun sym4235 () String     &quot;&quot;G&quot;&quot;)   (define-fun sym4872 () String     &quot;&quot;g&quot;&quot;)   (define-fun sym1248 () String     &quot;&quot;G&quot;&quot;)   (define-fun sym4029 () String     &quot;&quot;G&quot;&quot;)   (define-fun sym2967&quot;&amp;&quot; () String     &quot;&quot;g&quot;&quot;)   (define-fun sym1900 () String     &quot;&quot;L&quot;&quot;)   (define-fun sym6985 () String     &quot;&quot;H&quot;&quot;)   (define-fun sym3183 () String     &quot;&quot;G&quot;&quot;)   (define-fun sym7602 () String     &quot;&quot;k&quot;&quot;)   (define-fun sym2332 () String     &quot;&quot;H&quot;&quot;)   (define-fun sym7&quot;&amp;&quot;809 () String     &quot;&quot;k&quot;&quot;)   (define-fun sym6127 () String     &quot;&quot;K&quot;&quot;)   (define-fun sym161 () String     &quot;&quot;&quot;&quot;) )&quot;)" office:value-type="string" office:string-value="(   (define-fun sym3813 () String     &quot;g&quot;)   (define-fun sym2116 () String     &quot;G&quot;)   (define-fun sym7889 () String     &quot;\u{2ffea}&quot;)   (define-fun sym2549 () String     &quot;G&quot;)   (define-fun sym3385 () String     &quot;g&quot;)   (define-fun sym816 () String     &quot;G&quot;)   (define-fun sym7188 () String     &quot;K&quot;)   (define-fun sym4441 () String     &quot;H&quot;)   (define-fun sym5291 () String     &quot;P&quot;)   (define-fun sym1673 () String     &quot;G&quot;)   (define-fun sym4656 () String     &quot;g&quot;)   (define-fun sym6575 () String     &quot;R&quot;)   (define-fun sym5727 () String     &quot;k&quot;)   (define-fun sym1032 () String     &quot;G&quot;)   (define-fun sym5934 () String     &quot;K&quot;)   (define-fun sym5074 () String     &quot;g&quot;)   (define-fun sym2751 () String     &quot;G&quot;)   (define-fun sym5513 () String     &quot;K&quot;)   (define-fun sym6334 () String     &quot;k&quot;)   (define-fun sym1457 () String     &quot;g&quot;)   (define-fun sym3601 () String     &quot;L&quot;)   (define-fun sym6778 () String     &quot;K&quot;)   (define-fun sym7395 () String     &quot;k&quot;)   (define-fun sym551 () String     &quot;G&quot;)   (define-fun sym209 () String     &quot;Y&quot;)   (define-fun sym4235 () String     &quot;G&quot;)   (define-fun sym4872 () String     &quot;g&quot;)   (define-fun sym1248 () String     &quot;G&quot;)   (define-fun sym4029 () String     &quot;G&quot;)   (define-fun sym2967 () String     &quot;g&quot;)   (define-fun sym1900 () String     &quot;L&quot;)   (define-fun sym6985 () String     &quot;H&quot;)   (define-fun sym3183 () String     &quot;G&quot;)   (define-fun sym7602 () String     &quot;k&quot;)   (define-fun sym2332 () String     &quot;H&quot;)   (define-fun sym7809 () String     &quot;k&quot;)   (define-fun sym6127 () String     &quot;K&quot;)   (define-fun sym161 () String     &quot;&quot;) )" calcext:value-type="string">
            <text:p>( <text:s text:c="2"/>(define-fun sym3813 () String <text:s text:c="4"/>"g") <text:s text:c="2"/>(define-fun sym2116 () String <text:s text:c="4"/>"G") <text:s text:c="2"/>(define-fun sym7889 () String <text:s text:c="4"/>"\u{2ffea}") <text:s text:c="2"/>(define-fun sym2549 () String <text:s text:c="4"/>"G") <text:s text:c="2"/>(define-fun sym3385 () String <text:s text:c="4"/>"g") <text:s text:c="2"/>(define-fun sym816 () String <text:s text:c="4"/>"G") <text:s text:c="2"/>(define-fun sym7188 () String <text:s text:c="4"/>"K") <text:s text:c="2"/>(define-fun sym4441 () String <text:s text:c="4"/>"H") <text:s text:c="2"/>(define-fun sym5291 () String <text:s text:c="4"/>"P") <text:s text:c="2"/>(define-fun sym1673 () String <text:s text:c="4"/>"G") <text:s text:c="2"/>(define-fun sym4656 () String <text:s text:c="4"/>"g") <text:s text:c="2"/>(define-fun sym6575 () String <text:s text:c="4"/>"R") <text:s text:c="2"/>(define-fun sym5727 () String <text:s text:c="4"/>"k") <text:s text:c="2"/>(define-fun sym1032 () String <text:s text:c="4"/>"G") <text:s text:c="2"/>(define-fun sym5934 () String <text:s text:c="4"/>"K") <text:s text:c="2"/>(define-fun sym5074 () String <text:s text:c="4"/>"g") <text:s text:c="2"/>(define-fun sym2751 () String <text:s text:c="4"/>"G") <text:s text:c="2"/>(define-fun sym5513 () String <text:s text:c="4"/>"K") <text:s text:c="2"/>(define-fun sym6334 () String <text:s text:c="4"/>"k") <text:s text:c="2"/>(define-fun sym1457 () String <text:s text:c="4"/>"g") <text:s text:c="2"/>(define-fun sym3601 () String <text:s text:c="4"/>"L") <text:s text:c="2"/>(define-fun sym6778 () String <text:s text:c="4"/>"K") <text:s text:c="2"/>(define-fun sym7395 () String <text:s text:c="4"/>"k") <text:s text:c="2"/>(define-fun sym551 () String <text:s text:c="4"/>"G") <text:s text:c="2"/>(define-fun sym209 () String <text:s text:c="4"/>"Y") <text:s text:c="2"/>(define-fun sym4235 () String <text:s text:c="4"/>"G") <text:s text:c="2"/>(define-fun sym4872 () String <text:s text:c="4"/>"g") <text:s text:c="2"/>(define-fun sym1248 () String <text:s text:c="4"/>"G") <text:s text:c="2"/>(define-fun sym4029 () String <text:s text:c="4"/>"G") <text:s text:c="2"/>(define-fun sym2967 () String <text:s text:c="4"/>"g") <text:s text:c="2"/>(define-fun sym1900 () String <text:s text:c="4"/>"L") <text:s text:c="2"/>(define-fun sym6985 () String <text:s text:c="4"/>"H") <text:s text:c="2"/>(define-fun sym3183 () String <text:s text:c="4"/>"G") <text:s text:c="2"/>(define-fun sym7602 () String <text:s text:c="4"/>"k") <text:s text:c="2"/>(define-fun sym2332 () String <text:s text:c="4"/>"H") <text:s text:c="2"/>(define-fun sym7809 () String <text:s text:c="4"/>"k") <text:s text:c="2"/>(define-fun sym6127 () String <text:s text:c="4"/>"K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h&quot;&quot;)   (define-fun L62 () String &quot;&quot;g&quot;&quot;)   (define-fun L40 () String &quot;&quot;g&quot;&quot;)   (define-fun L2 () String &quot;&quot;l&quot;&quot;)   (define-fun L94 () String &quot;&quot;g&quot;&quot;)   (define-fun L4 () String &quot;&quot;g&quot;&quot;)   (define-fun L44 () String &quot;&quot;g&quot;&quot;)   (def&quot;&amp;&quot;ine-fun L22 () String &quot;&quot;p&quot;&quot;)   (define-fun L6 () String &quot;&quot;g&quot;&quot;)   (define-fun L76 () String &quot;&quot;\u{0}&quot;&quot;)   (define-fun L10 () String &quot;&quot;g&quot;&quot;)   (define-fun L20 () String &quot;&quot;g&quot;&quot;)   (define-fun L8 () String &quot;&quot;g&quot;&quot;)   (define-fun L30 () String &quot;&quot;k&quot;&quot;)   (define-fun &quot;&amp;&quot;L48 () String &quot;&quot;g&quot;&quot;)   (define-fun L115 () String &quot;&quot;y&quot;&quot;)   (define-fun L58 () String &quot;&quot;k&quot;&quot;)   (define-fun L36 () String &quot;&quot;g&quot;&quot;)   (define-fun L14 () String &quot;&quot;g&quot;&quot;)   (define-fun L68 () String &quot;&quot;k&quot;&quot;)   (define-fun L24 () String &quot;&quot;h&quot;&quot;)   (define-fun L12 () St&quot;&amp;&quot;ring &quot;&quot;k&quot;&quot;)   (define-fun L18 () String &quot;&quot;g&quot;&quot;)   (define-fun L28 () String &quot;&quot;k&quot;&quot;)   (define-fun L51 () String &quot;&quot;g&quot;&quot;)   (define-fun L71 () String &quot;&quot;k&quot;&quot;)   (define-fun L3 () String &quot;&quot;k&quot;&quot;)   (define-fun L11 () String &quot;&quot;l&quot;&quot;)   (define-fun L65 () String &quot;&quot;k&quot;&quot;)&quot;&amp;&quot;   (define-fun L21 () String &quot;&quot;k&quot;&quot;)   (define-fun L5 () String &quot;&quot;g&quot;&quot;)   (define-fun L63 () String &quot;&quot;g&quot;&quot;)   (define-fun L41 () String &quot;&quot;g&quot;&quot;)   (define-fun L7 () String &quot;&quot;h&quot;&quot;)   (define-fun L47 () String &quot;&quot;k&quot;&quot;)   (define-fun L13 () String &quot;&quot;g&quot;&quot;)   (define-f&quot;&amp;&quot;un L17 () String &quot;&quot;r&quot;&quot;)   (define-fun sym7395 () String &quot;&quot;K&quot;&quot;)   (define-fun sym1032 () String &quot;&quot;G&quot;&quot;)   (define-fun sym4441 () String &quot;&quot;H&quot;&quot;)   (define-fun sym5513 () String &quot;&quot;K&quot;&quot;)   (define-fun sym1673 () String &quot;&quot;G&quot;&quot;)   (define-fun sym4029 () String &quot;&quot;G&quot;&amp;&quot;&quot;&quot;)   (define-fun sym5934 () String &quot;&quot;K&quot;&quot;)   (define-fun sym1457 () String &quot;&quot;G&quot;&quot;)   (define-fun sym551 () String &quot;&quot;G&quot;&quot;)   (define-fun sym2967 () String &quot;&quot;G&quot;&quot;)   (define-fun sym2549 () String &quot;&quot;G&quot;&quot;)   (define-fun sym7809 () String &quot;&quot;K&quot;&quot;)   (define-fun sym3&quot;&amp;&quot;813 () String &quot;&quot;G&quot;&quot;)   (define-fun sym816 () String &quot;&quot;G&quot;&quot;)   (define-fun sym7889 () String &quot;&quot;\u{0}&quot;&quot;)   (define-fun sym6778 () String &quot;&quot;K&quot;&quot;)   (define-fun sym7602 () String &quot;&quot;K&quot;&quot;)   (define-fun sym6334 () String &quot;&quot;K&quot;&quot;)   (define-fun sym6575 () String &quot;&quot;R&quot;&amp;&quot;&quot;&quot;)   (define-fun sym7188 () String &quot;&quot;K&quot;&quot;)   (define-fun sym3183 () String &quot;&quot;G&quot;&quot;)   (define-fun sym161 () String &quot;&quot;&quot;&quot;)   (define-fun sym3385 () String &quot;&quot;G&quot;&quot;)   (define-fun sym2332 () String &quot;&quot;H&quot;&quot;)   (define-fun sym4872 () String &quot;&quot;G&quot;&quot;)   (define-fun sym42&quot;&amp;&quot;35 () String &quot;&quot;G&quot;&quot;)   (define-fun sym2751 () String &quot;&quot;G&quot;&quot;)   (define-fun sym2116 () String &quot;&quot;G&quot;&quot;)   (define-fun sym4656 () String &quot;&quot;G&quot;&quot;)   (define-fun sym3601 () String &quot;&quot;L&quot;&quot;)   (define-fun sym1248 () String &quot;&quot;G&quot;&quot;)   (define-fun sym5727 () String &quot;&quot;K&quot;&quot;)  &quot;&amp;&quot; (define-fun sym1900 () String &quot;&quot;L&quot;&quot;)   (define-fun sym209 () String &quot;&quot;Y&quot;&quot;)   (define-fun sym6127 () String &quot;&quot;K&quot;&quot;)   (define-fun sym6985 () String &quot;&quot;H&quot;&quot;)   (define-fun sym5291 () String &quot;&quot;P&quot;&quot;)   (define-fun sym5074 () String &quot;&quot;G&quot;&quot;) )&quot;)" office:value-type="string" office:string-value="(model   (define-fun L0 () String &quot;h&quot;)   (define-fun L62 () String &quot;g&quot;)   (define-fun L40 () String &quot;g&quot;)   (define-fun L2 () String &quot;l&quot;)   (define-fun L94 () String &quot;g&quot;)   (define-fun L4 () String &quot;g&quot;)   (define-fun L44 () String &quot;g&quot;)   (define-fun L22 () String &quot;p&quot;)   (define-fun L6 () String &quot;g&quot;)   (define-fun L76 () String &quot;\u{0}&quot;)   (define-fun L10 () String &quot;g&quot;)   (define-fun L20 () String &quot;g&quot;)   (define-fun L8 () String &quot;g&quot;)   (define-fun L30 () String &quot;k&quot;)   (define-fun L48 () String &quot;g&quot;)   (define-fun L115 () String &quot;y&quot;)   (define-fun L58 () String &quot;k&quot;)   (define-fun L36 () String &quot;g&quot;)   (define-fun L14 () String &quot;g&quot;)   (define-fun L68 () String &quot;k&quot;)   (define-fun L24 () String &quot;h&quot;)   (define-fun L12 () String &quot;k&quot;)   (define-fun L18 () String &quot;g&quot;)   (define-fun L28 () String &quot;k&quot;)   (define-fun L51 () String &quot;g&quot;)   (define-fun L71 () String &quot;k&quot;)   (define-fun L3 () String &quot;k&quot;)   (define-fun L11 () String &quot;l&quot;)   (define-fun L65 () String &quot;k&quot;)   (define-fun L21 () String &quot;k&quot;)   (define-fun L5 () String &quot;g&quot;)   (define-fun L63 () String &quot;g&quot;)   (define-fun L41 () String &quot;g&quot;)   (define-fun L7 () String &quot;h&quot;)   (define-fun L47 () String &quot;k&quot;)   (define-fun L13 () String &quot;g&quot;)   (define-fun L17 () String &quot;r&quot;)   (define-fun sym7395 () String &quot;K&quot;)   (define-fun sym1032 () String &quot;G&quot;)   (define-fun sym4441 () String &quot;H&quot;)   (define-fun sym5513 () String &quot;K&quot;)   (define-fun sym1673 () String &quot;G&quot;)   (define-fun sym4029 () String &quot;G&quot;)   (define-fun sym5934 () String &quot;K&quot;)   (define-fun sym1457 () String &quot;G&quot;)   (define-fun sym551 () String &quot;G&quot;)   (define-fun sym2967 () String &quot;G&quot;)   (define-fun sym2549 () String &quot;G&quot;)   (define-fun sym7809 () String &quot;K&quot;)   (define-fun sym3813 () String &quot;G&quot;)   (define-fun sym816 () String &quot;G&quot;)   (define-fun sym7889 () String &quot;\u{0}&quot;)   (define-fun sym6778 () String &quot;K&quot;)   (define-fun sym7602 () String &quot;K&quot;)   (define-fun sym6334 () String &quot;K&quot;)   (define-fun sym6575 () String &quot;R&quot;)   (define-fun sym7188 () String &quot;K&quot;)   (define-fun sym3183 () String &quot;G&quot;)   (define-fun sym161 () String &quot;&quot;)   (define-fun sym3385 () String &quot;G&quot;)   (define-fun sym2332 () String &quot;H&quot;)   (define-fun sym4872 () String &quot;G&quot;)   (define-fun sym4235 () String &quot;G&quot;)   (define-fun sym2751 () String &quot;G&quot;)   (define-fun sym2116 () String &quot;G&quot;)   (define-fun sym4656 () String &quot;G&quot;)   (define-fun sym3601 () String &quot;L&quot;)   (define-fun sym1248 () String &quot;G&quot;)   (define-fun sym5727 () String &quot;K&quot;)   (define-fun sym1900 () String &quot;L&quot;)   (define-fun sym209 () String &quot;Y&quot;)   (define-fun sym6127 () String &quot;K&quot;)   (define-fun sym6985 () String &quot;H&quot;)   (define-fun sym5291 () String &quot;P&quot;)   (define-fun sym5074 () String &quot;G&quot;) )" calcext:value-type="string">
            <text:p>(model <text:s text:c="2"/>(define-fun L0 () String "h") <text:s text:c="2"/>(define-fun L62 () String "g") <text:s text:c="2"/>(define-fun L40 () String "g") <text:s text:c="2"/>(define-fun L2 () String "l") <text:s text:c="2"/>(define-fun L94 () String "g") <text:s text:c="2"/>(define-fun L4 () String "g") <text:s text:c="2"/>(define-fun L44 () String "g") <text:s text:c="2"/>(define-fun L22 () String "p") <text:s text:c="2"/>(define-fun L6 () String "g") <text:s text:c="2"/>(define-fun L76 () String "\u{0}") <text:s text:c="2"/>(define-fun L10 () String "g") <text:s text:c="2"/>(define-fun L20 () String "g") <text:s text:c="2"/>(define-fun L8 () String "g") <text:s text:c="2"/>(define-fun L30 () String "k") <text:s text:c="2"/>(define-fun L48 () String "g") <text:s text:c="2"/>(define-fun L115 () String "y") <text:s text:c="2"/>(define-fun L58 () String "k") <text:s text:c="2"/>(define-fun L36 () String "g") <text:s text:c="2"/>(define-fun L14 () String "g") <text:s text:c="2"/>(define-fun L68 () String "k") <text:s text:c="2"/>(define-fun L24 () String "h") <text:s text:c="2"/>(define-fun L12 () String "k") <text:s text:c="2"/>(define-fun L18 () String "g") <text:s text:c="2"/>(define-fun L28 () String "k") <text:s text:c="2"/>(define-fun L51 () String "g") <text:s text:c="2"/>(define-fun L71 () String "k") <text:s text:c="2"/>(define-fun L3 () String "k") <text:s text:c="2"/>(define-fun L11 () String "l") <text:s text:c="2"/>(define-fun L65 () String "k") <text:s text:c="2"/>(define-fun L21 () String "k") <text:s text:c="2"/>(define-fun L5 () String "g") <text:s text:c="2"/>(define-fun L63 () String "g") <text:s text:c="2"/>(define-fun L41 () String "g") <text:s text:c="2"/>(define-fun L7 () String "h") <text:s text:c="2"/>(define-fun L47 () String "k") <text:s text:c="2"/>(define-fun L13 () String "g") <text:s text:c="2"/>(define-fun L17 () String "r") <text:s text:c="2"/>(define-fun sym7395 () String "K") <text:s text:c="2"/>(define-fun sym1032 () String "G") <text:s text:c="2"/>(define-fun sym4441 () String "H") <text:s text:c="2"/>(define-fun sym5513 () String "K") <text:s text:c="2"/>(define-fun sym1673 () String "G") <text:s text:c="2"/>(define-fun sym4029 () String "G") <text:s text:c="2"/>(define-fun sym5934 () String "K") <text:s text:c="2"/>(define-fun sym1457 () String "G") <text:s text:c="2"/>(define-fun sym551 () String "G") <text:s text:c="2"/>(define-fun sym2967 () String "G") <text:s text:c="2"/>(define-fun sym2549 () String "G") <text:s text:c="2"/>(define-fun sym7809 () String "K") <text:s text:c="2"/>(define-fun sym3813 () String "G") <text:s text:c="2"/>(define-fun sym816 () String "G") <text:s text:c="2"/>(define-fun sym7889 () String "\u{0}") <text:s text:c="2"/>(define-fun sym6778 () String "K") <text:s text:c="2"/>(define-fun sym7602 () String "K") <text:s text:c="2"/>(define-fun sym6334 () String "K") <text:s text:c="2"/>(define-fun sym6575 () String "R") <text:s text:c="2"/>(define-fun sym7188 () String "K") <text:s text:c="2"/>(define-fun sym3183 () String "G") <text:s text:c="2"/>(define-fun sym161 () String "") <text:s text:c="2"/>(define-fun sym3385 () String "G") <text:s text:c="2"/>(define-fun sym2332 () String "H") <text:s text:c="2"/>(define-fun sym4872 () String "G") <text:s text:c="2"/>(define-fun sym4235 () String "G") <text:s text:c="2"/>(define-fun sym2751 () String "G") <text:s text:c="2"/>(define-fun sym2116 () String "G") <text:s text:c="2"/>(define-fun sym4656 () String "G") <text:s text:c="2"/>(define-fun sym3601 () String "L") <text:s text:c="2"/>(define-fun sym1248 () String "G") <text:s text:c="2"/>(define-fun sym5727 () String "K") <text:s text:c="2"/>(define-fun sym1900 () String "L") <text:s text:c="2"/>(define-fun sym209 () String "Y") <text:s text:c="2"/>(define-fun sym6127 () String "K") <text:s text:c="2"/>(define-fun sym6985 () String "H") <text:s text:c="2"/>(define-fun sym5291 () String "P") <text:s text:c="2"/>(define-fun sym5074 () String "G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17.smt2</text:p>
          </table:table-cell>
          <table:table-cell table:style-name="ce2" office:value-type="float" office:value="1200.043" calcext:value-type="float">
            <text:p>1200.043</text:p>
          </table:table-cell>
          <table:table-cell/>
          <table:table-cell table:style-name="ce4" office:value-type="string" calcext:value-type="string">
            <text:p><text:s/>beasties17.smt2</text:p>
          </table:table-cell>
          <table:table-cell table:style-name="ce5" office:value-type="float" office:value="1200.043" calcext:value-type="float">
            <text:p>1200.043</text:p>
          </table:table-cell>
          <table:table-cell table:style-name="ce5" office:value-type="float" office:value="1.343" calcext:value-type="float">
            <text:p>1.343</text:p>
          </table:table-cell>
          <table:table-cell table:style-name="ce5" office:value-type="float" office:value="2.586" calcext:value-type="float">
            <text:p>2.586</text:p>
          </table:table-cell>
          <table:table-cell table:style-name="ce5" office:value-type="float" office:value="2.399" calcext:value-type="float">
            <text:p>2.399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2793 () String     &quot;&quot;p&quot;&quot;)   (define-fun sym1039 () String     &quot;&quot;g&quot;&quot;)   (define-fun sym2139 () String     &quot;&quot;p&quot;&quot;)   (define-fun sym2575 () String     &quot;&quot;P&quot;&quot;)   (define-fun sym1703 () String     &quot;&quot;P&quot;&quot;)   (define-fun sym551 () String     &quot;&quot;p&quot;&amp;&quot;&quot;&quot;)   (define-fun sym209 () String     &quot;&quot;Y&quot;&quot;)   (define-fun sym3530 () String     &quot;&quot;\u{e74e}&quot;&quot;)   (define-fun sym817 () String     &quot;&quot;K&quot;&quot;)   (define-fun sym1485 () String     &quot;&quot;p&quot;&quot;)   (define-fun sym3011 () String     &quot;&quot;K&quot;&quot;)   (define-fun sym2357 () String&quot;&amp;&quot;     &quot;&quot;P&quot;&quot;)   (define-fun sym1921 () String     &quot;&quot;P&quot;&quot;)   (define-fun sym3433 () String     &quot;&quot;G&quot;&quot;)   (define-fun sym1264 () String     &quot;&quot;h&quot;&quot;)   (define-fun sym3217 () String     &quot;&quot;G&quot;&quot;)   (define-fun sym161 () String     &quot;&quot;&quot;&quot;) )&quot;)" office:value-type="string" office:string-value="(   (define-fun sym2793 () String     &quot;p&quot;)   (define-fun sym1039 () String     &quot;g&quot;)   (define-fun sym2139 () String     &quot;p&quot;)   (define-fun sym2575 () String     &quot;P&quot;)   (define-fun sym1703 () String     &quot;P&quot;)   (define-fun sym551 () String     &quot;p&quot;)   (define-fun sym209 () String     &quot;Y&quot;)   (define-fun sym3530 () String     &quot;\u{e74e}&quot;)   (define-fun sym817 () String     &quot;K&quot;)   (define-fun sym1485 () String     &quot;p&quot;)   (define-fun sym3011 () String     &quot;K&quot;)   (define-fun sym2357 () String     &quot;P&quot;)   (define-fun sym1921 () String     &quot;P&quot;)   (define-fun sym3433 () String     &quot;G&quot;)   (define-fun sym1264 () String     &quot;h&quot;)   (define-fun sym3217 () String     &quot;G&quot;)   (define-fun sym161 () String     &quot;&quot;) )" calcext:value-type="string">
            <text:p>( <text:s text:c="2"/>(define-fun sym2793 () String <text:s text:c="4"/>"p") <text:s text:c="2"/>(define-fun sym1039 () String <text:s text:c="4"/>"g") <text:s text:c="2"/>(define-fun sym2139 () String <text:s text:c="4"/>"p") <text:s text:c="2"/>(define-fun sym2575 () String <text:s text:c="4"/>"P") <text:s text:c="2"/>(define-fun sym1703 () String <text:s text:c="4"/>"P") <text:s text:c="2"/>(define-fun sym551 () String <text:s text:c="4"/>"p") <text:s text:c="2"/>(define-fun sym209 () String <text:s text:c="4"/>"Y") <text:s text:c="2"/>(define-fun sym3530 () String <text:s text:c="4"/>"\u{e74e}") <text:s text:c="2"/>(define-fun sym817 () String <text:s text:c="4"/>"K") <text:s text:c="2"/>(define-fun sym1485 () String <text:s text:c="4"/>"p") <text:s text:c="2"/>(define-fun sym3011 () String <text:s text:c="4"/>"K") <text:s text:c="2"/>(define-fun sym2357 () String <text:s text:c="4"/>"P") <text:s text:c="2"/>(define-fun sym1921 () String <text:s text:c="4"/>"P") <text:s text:c="2"/>(define-fun sym3433 () String <text:s text:c="4"/>"G") <text:s text:c="2"/>(define-fun sym1264 () String <text:s text:c="4"/>"h") <text:s text:c="2"/>(define-fun sym3217 () String <text:s text:c="4"/>"G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k&quot;&quot;)   (define-fun L2 () String &quot;&quot;g&quot;&quot;)   (define-fun L1 () String &quot;&quot;p&quot;&quot;)   (define-fun L4 () String &quot;&quot;p&quot;&quot;)   (define-fun L3 () String &quot;&quot;p&quot;&quot;)   (define-fun L22 () String &quot;&quot;p&quot;&quot;)   (define-fun L6 () String &quot;&quot;g&quot;&quot;)   (define&quot;&amp;&quot;-fun L32 () String &quot;&quot;p&quot;&quot;)   (define-fun L5 () String &quot;&quot;h&quot;&quot;)   (define-fun L14 () String &quot;&quot;\u{0}&quot;&quot;)   (define-fun L9 () String &quot;&quot;g&quot;&quot;)   (define-fun L24 () String &quot;&quot;p&quot;&quot;)   (define-fun L13 () String &quot;&quot;p&quot;&quot;)   (define-fun L19 () String &quot;&quot;p&quot;&quot;)   (define-fun L27&quot;&amp;&quot; () String &quot;&quot;y&quot;&quot;)   (define-fun L16 () String &quot;&quot;k&quot;&quot;)   (define-fun sym161 () String &quot;&quot;&quot;&quot;)   (define-fun sym3011 () String &quot;&quot;K&quot;&quot;)   (define-fun sym1485 () String &quot;&quot;P&quot;&quot;)   (define-fun sym3530 () String &quot;&quot;\u{0}&quot;&quot;)   (define-fun sym1264 () String &quot;&quot;H&quot;&quot;)   (de&quot;&amp;&quot;fine-fun sym2793 () String &quot;&quot;P&quot;&quot;)   (define-fun sym3433 () String &quot;&quot;G&quot;&quot;)   (define-fun sym2575 () String &quot;&quot;P&quot;&quot;)   (define-fun sym2357 () String &quot;&quot;P&quot;&quot;)   (define-fun sym2139 () String &quot;&quot;P&quot;&quot;)   (define-fun sym551 () String &quot;&quot;P&quot;&quot;)   (define-fun sym1039 () St&quot;&amp;&quot;ring &quot;&quot;G&quot;&quot;)   (define-fun sym3217 () String &quot;&quot;G&quot;&quot;)   (define-fun sym1921 () String &quot;&quot;P&quot;&quot;)   (define-fun sym817 () String &quot;&quot;K&quot;&quot;)   (define-fun sym1703 () String &quot;&quot;P&quot;&quot;)   (define-fun sym209 () String &quot;&quot;Y&quot;&quot;) )&quot;)" office:value-type="string" office:string-value="(model   (define-fun L0 () String &quot;k&quot;)   (define-fun L2 () String &quot;g&quot;)   (define-fun L1 () String &quot;p&quot;)   (define-fun L4 () String &quot;p&quot;)   (define-fun L3 () String &quot;p&quot;)   (define-fun L22 () String &quot;p&quot;)   (define-fun L6 () String &quot;g&quot;)   (define-fun L32 () String &quot;p&quot;)   (define-fun L5 () String &quot;h&quot;)   (define-fun L14 () String &quot;\u{0}&quot;)   (define-fun L9 () String &quot;g&quot;)   (define-fun L24 () String &quot;p&quot;)   (define-fun L13 () String &quot;p&quot;)   (define-fun L19 () String &quot;p&quot;)   (define-fun L27 () String &quot;y&quot;)   (define-fun L16 () String &quot;k&quot;)   (define-fun sym161 () String &quot;&quot;)   (define-fun sym3011 () String &quot;K&quot;)   (define-fun sym1485 () String &quot;P&quot;)   (define-fun sym3530 () String &quot;\u{0}&quot;)   (define-fun sym1264 () String &quot;H&quot;)   (define-fun sym2793 () String &quot;P&quot;)   (define-fun sym3433 () String &quot;G&quot;)   (define-fun sym2575 () String &quot;P&quot;)   (define-fun sym2357 () String &quot;P&quot;)   (define-fun sym2139 () String &quot;P&quot;)   (define-fun sym551 () String &quot;P&quot;)   (define-fun sym1039 () String &quot;G&quot;)   (define-fun sym3217 () String &quot;G&quot;)   (define-fun sym1921 () String &quot;P&quot;)   (define-fun sym817 () String &quot;K&quot;)   (define-fun sym1703 () String &quot;P&quot;)   (define-fun sym209 () String &quot;Y&quot;) )" calcext:value-type="string">
            <text:p>(model <text:s text:c="2"/>(define-fun L0 () String "k") <text:s text:c="2"/>(define-fun L2 () String "g") <text:s text:c="2"/>(define-fun L1 () String "p") <text:s text:c="2"/>(define-fun L4 () String "p") <text:s text:c="2"/>(define-fun L3 () String "p") <text:s text:c="2"/>(define-fun L22 () String "p") <text:s text:c="2"/>(define-fun L6 () String "g") <text:s text:c="2"/>(define-fun L32 () String "p") <text:s text:c="2"/>(define-fun L5 () String "h") <text:s text:c="2"/>(define-fun L14 () String "\u{0}") <text:s text:c="2"/>(define-fun L9 () String "g") <text:s text:c="2"/>(define-fun L24 () String "p") <text:s text:c="2"/>(define-fun L13 () String "p") <text:s text:c="2"/>(define-fun L19 () String "p") <text:s text:c="2"/>(define-fun L27 () String "y") <text:s text:c="2"/>(define-fun L16 () String "k") <text:s text:c="2"/>(define-fun sym161 () String "") <text:s text:c="2"/>(define-fun sym3011 () String "K") <text:s text:c="2"/>(define-fun sym1485 () String "P") <text:s text:c="2"/>(define-fun sym3530 () String "\u{0}") <text:s text:c="2"/>(define-fun sym1264 () String "H") <text:s text:c="2"/>(define-fun sym2793 () String "P") <text:s text:c="2"/>(define-fun sym3433 () String "G") <text:s text:c="2"/>(define-fun sym2575 () String "P") <text:s text:c="2"/>(define-fun sym2357 () String "P") <text:s text:c="2"/>(define-fun sym2139 () String "P") <text:s text:c="2"/>(define-fun sym551 () String "P") <text:s text:c="2"/>(define-fun sym1039 () String "G") <text:s text:c="2"/>(define-fun sym3217 () String "G") <text:s text:c="2"/>(define-fun sym1921 () String "P") <text:s text:c="2"/>(define-fun sym817 () String "K") <text:s text:c="2"/>(define-fun sym1703 () String "P") <text:s text:c="2"/>(define-fun sym209 () String "Y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18.smt2</text:p>
          </table:table-cell>
          <table:table-cell table:style-name="ce2" office:value-type="float" office:value="1200.05" calcext:value-type="float">
            <text:p>1200.05</text:p>
          </table:table-cell>
          <table:table-cell/>
          <table:table-cell table:style-name="ce4" office:value-type="string" calcext:value-type="string">
            <text:p><text:s/>beasties18.smt2</text:p>
          </table:table-cell>
          <table:table-cell table:style-name="ce5" office:value-type="float" office:value="1200.05" calcext:value-type="float">
            <text:p>1200.05</text:p>
          </table:table-cell>
          <table:table-cell table:style-name="ce5" office:value-type="float" office:value="1.536" calcext:value-type="float">
            <text:p>1.536</text:p>
          </table:table-cell>
          <table:table-cell table:style-name="ce5" office:value-type="float" office:value="2.945" calcext:value-type="float">
            <text:p>2.945</text:p>
          </table:table-cell>
          <table:table-cell table:style-name="ce5" office:value-type="float" office:value="2.462" calcext:value-type="float">
            <text:p>2.462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3006 () String     &quot;&quot;g&quot;&quot;)   (define-fun sym2811 () String     &quot;&quot;K&quot;&quot;)   (define-fun sym1946 () String     &quot;&quot;p&quot;&quot;)   (define-fun sym2365 () String     &quot;&quot;g&quot;&quot;)   (define-fun sym3228 () String     &quot;&quot;p&quot;&quot;)   (define-fun sym2170 () String     &quot;&quot;&quot;&amp;&quot;k&quot;&quot;)   (define-fun sym3327 () String     &quot;&quot;\u{2fff5}&quot;&quot;)   (define-fun sym551 () String     &quot;&quot;P&quot;&quot;)   (define-fun sym209 () String     &quot;&quot;Y&quot;&quot;)   (define-fun sym817 () String     &quot;&quot;K&quot;&quot;)   (define-fun sym1731 () String     &quot;&quot;G&quot;&quot;)   (define-fun sym1304 () Strin&quot;&amp;&quot;g     &quot;&quot;p&quot;&quot;)   (define-fun sym1073 () String     &quot;&quot;g&quot;&quot;)   (define-fun sym2587 () String     &quot;&quot;P&quot;&quot;)   (define-fun sym1528 () String     &quot;&quot;K&quot;&quot;)   (define-fun sym161 () String     &quot;&quot;&quot;&quot;) )&quot;)" office:value-type="string" office:string-value="(   (define-fun sym3006 () String     &quot;g&quot;)   (define-fun sym2811 () String     &quot;K&quot;)   (define-fun sym1946 () String     &quot;p&quot;)   (define-fun sym2365 () String     &quot;g&quot;)   (define-fun sym3228 () String     &quot;p&quot;)   (define-fun sym2170 () String     &quot;k&quot;)   (define-fun sym3327 () String     &quot;\u{2fff5}&quot;)   (define-fun sym551 () String     &quot;P&quot;)   (define-fun sym209 () String     &quot;Y&quot;)   (define-fun sym817 () String     &quot;K&quot;)   (define-fun sym1731 () String     &quot;G&quot;)   (define-fun sym1304 () String     &quot;p&quot;)   (define-fun sym1073 () String     &quot;g&quot;)   (define-fun sym2587 () String     &quot;P&quot;)   (define-fun sym1528 () String     &quot;K&quot;)   (define-fun sym161 () String     &quot;&quot;) )" calcext:value-type="string">
            <text:p>( <text:s text:c="2"/>(define-fun sym3006 () String <text:s text:c="4"/>"g") <text:s text:c="2"/>(define-fun sym2811 () String <text:s text:c="4"/>"K") <text:s text:c="2"/>(define-fun sym1946 () String <text:s text:c="4"/>"p") <text:s text:c="2"/>(define-fun sym2365 () String <text:s text:c="4"/>"g") <text:s text:c="2"/>(define-fun sym3228 () String <text:s text:c="4"/>"p") <text:s text:c="2"/>(define-fun sym2170 () String <text:s text:c="4"/>"k") <text:s text:c="2"/>(define-fun sym3327 () String <text:s text:c="4"/>"\u{2fff5}") <text:s text:c="2"/>(define-fun sym551 () String <text:s text:c="4"/>"P") <text:s text:c="2"/>(define-fun sym209 () String <text:s text:c="4"/>"Y") <text:s text:c="2"/>(define-fun sym817 () String <text:s text:c="4"/>"K") <text:s text:c="2"/>(define-fun sym1731 () String <text:s text:c="4"/>"G") <text:s text:c="2"/>(define-fun sym1304 () String <text:s text:c="4"/>"p") <text:s text:c="2"/>(define-fun sym1073 () String <text:s text:c="4"/>"g") <text:s text:c="2"/>(define-fun sym2587 () String <text:s text:c="4"/>"P") <text:s text:c="2"/>(define-fun sym1528 () String <text:s text:c="4"/>"K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g&quot;&quot;)   (define-fun L2 () String &quot;&quot;k&quot;&quot;)   (define-fun L1 () String &quot;&quot;g&quot;&quot;)   (define-fun L3 () String &quot;&quot;p&quot;&quot;)   (define-fun L22 () String &quot;&quot;p&quot;&quot;)   (define-fun L6 () String &quot;&quot;p&quot;&quot;)   (define-fun L32 () String &quot;&quot;p&quot;&quot;)   (defin&quot;&amp;&quot;e-fun L21 () String &quot;&quot;g&quot;&quot;)   (define-fun L10 () String &quot;&quot;g&quot;&quot;)   (define-fun L5 () String &quot;&quot;k&quot;&quot;)   (define-fun L8 () String &quot;&quot;y&quot;&quot;)   (define-fun L7 () String &quot;&quot;p&quot;&quot;)   (define-fun L13 () String &quot;&quot;k&quot;&quot;)   (define-fun L12 () String &quot;&quot;\u{0}&quot;&quot;)   (define-fun L27&quot;&amp;&quot; () String &quot;&quot;k&quot;&quot;)   (define-fun sym161 () String &quot;&quot;&quot;&quot;)   (define-fun sym1073 () String &quot;&quot;G&quot;&quot;)   (define-fun sym2365 () String &quot;&quot;G&quot;&quot;)   (define-fun sym2587 () String &quot;&quot;P&quot;&quot;)   (define-fun sym1731 () String &quot;&quot;G&quot;&quot;)   (define-fun sym3006 () String &quot;&quot;G&quot;&quot;)   (de&quot;&amp;&quot;fine-fun sym1304 () String &quot;&quot;P&quot;&quot;)   (define-fun sym2811 () String &quot;&quot;K&quot;&quot;)   (define-fun sym551 () String &quot;&quot;P&quot;&quot;)   (define-fun sym3327 () String &quot;&quot;\u{0}&quot;&quot;)   (define-fun sym3228 () String &quot;&quot;P&quot;&quot;)   (define-fun sym1528 () String &quot;&quot;K&quot;&quot;)   (define-fun sym817 ()&quot;&amp;&quot; String &quot;&quot;K&quot;&quot;)   (define-fun sym1946 () String &quot;&quot;P&quot;&quot;)   (define-fun sym209 () String &quot;&quot;Y&quot;&quot;)   (define-fun sym2170 () String &quot;&quot;K&quot;&quot;) )&quot;)" office:value-type="string" office:string-value="(model   (define-fun L0 () String &quot;g&quot;)   (define-fun L2 () String &quot;k&quot;)   (define-fun L1 () String &quot;g&quot;)   (define-fun L3 () String &quot;p&quot;)   (define-fun L22 () String &quot;p&quot;)   (define-fun L6 () String &quot;p&quot;)   (define-fun L32 () String &quot;p&quot;)   (define-fun L21 () String &quot;g&quot;)   (define-fun L10 () String &quot;g&quot;)   (define-fun L5 () String &quot;k&quot;)   (define-fun L8 () String &quot;y&quot;)   (define-fun L7 () String &quot;p&quot;)   (define-fun L13 () String &quot;k&quot;)   (define-fun L12 () String &quot;\u{0}&quot;)   (define-fun L27 () String &quot;k&quot;)   (define-fun sym161 () String &quot;&quot;)   (define-fun sym1073 () String &quot;G&quot;)   (define-fun sym2365 () String &quot;G&quot;)   (define-fun sym2587 () String &quot;P&quot;)   (define-fun sym1731 () String &quot;G&quot;)   (define-fun sym3006 () String &quot;G&quot;)   (define-fun sym1304 () String &quot;P&quot;)   (define-fun sym2811 () String &quot;K&quot;)   (define-fun sym551 () String &quot;P&quot;)   (define-fun sym3327 () String &quot;\u{0}&quot;)   (define-fun sym3228 () String &quot;P&quot;)   (define-fun sym1528 () String &quot;K&quot;)   (define-fun sym817 () String &quot;K&quot;)   (define-fun sym1946 () String &quot;P&quot;)   (define-fun sym209 () String &quot;Y&quot;)   (define-fun sym2170 () String &quot;K&quot;) )" calcext:value-type="string">
            <text:p>(model <text:s text:c="2"/>(define-fun L0 () String "g") <text:s text:c="2"/>(define-fun L2 () String "k") <text:s text:c="2"/>(define-fun L1 () String "g") <text:s text:c="2"/>(define-fun L3 () String "p") <text:s text:c="2"/>(define-fun L22 () String "p") <text:s text:c="2"/>(define-fun L6 () String "p") <text:s text:c="2"/>(define-fun L32 () String "p") <text:s text:c="2"/>(define-fun L21 () String "g") <text:s text:c="2"/>(define-fun L10 () String "g") <text:s text:c="2"/>(define-fun L5 () String "k") <text:s text:c="2"/>(define-fun L8 () String "y") <text:s text:c="2"/>(define-fun L7 () String "p") <text:s text:c="2"/>(define-fun L13 () String "k") <text:s text:c="2"/>(define-fun L12 () String "\u{0}") <text:s text:c="2"/>(define-fun L27 () String "k") <text:s text:c="2"/>(define-fun sym161 () String "") <text:s text:c="2"/>(define-fun sym1073 () String "G") <text:s text:c="2"/>(define-fun sym2365 () String "G") <text:s text:c="2"/>(define-fun sym2587 () String "P") <text:s text:c="2"/>(define-fun sym1731 () String "G") <text:s text:c="2"/>(define-fun sym3006 () String "G") <text:s text:c="2"/>(define-fun sym1304 () String "P") <text:s text:c="2"/>(define-fun sym2811 () String "K") <text:s text:c="2"/>(define-fun sym551 () String "P") <text:s text:c="2"/>(define-fun sym3327 () String "\u{0}") <text:s text:c="2"/>(define-fun sym3228 () String "P") <text:s text:c="2"/>(define-fun sym1528 () String "K") <text:s text:c="2"/>(define-fun sym817 () String "K") <text:s text:c="2"/>(define-fun sym1946 () String "P") <text:s text:c="2"/>(define-fun sym209 () String "Y") <text:s text:c="2"/>(define-fun sym2170 () String "K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19.smt2</text:p>
          </table:table-cell>
          <table:table-cell table:style-name="ce2" office:value-type="float" office:value="1200.086" calcext:value-type="float">
            <text:p>1200.086</text:p>
          </table:table-cell>
          <table:table-cell/>
          <table:table-cell table:style-name="ce4" office:value-type="string" calcext:value-type="string">
            <text:p><text:s/>beasties19.smt2</text:p>
          </table:table-cell>
          <table:table-cell table:style-name="ce5" office:value-type="float" office:value="1200.086" calcext:value-type="float">
            <text:p>1200.086</text:p>
          </table:table-cell>
          <table:table-cell table:style-name="ce5" office:value-type="float" office:value="1.441" calcext:value-type="float">
            <text:p>1.441</text:p>
          </table:table-cell>
          <table:table-cell table:style-name="ce5" office:value-type="float" office:value="2.626" calcext:value-type="float">
            <text:p>2.626</text:p>
          </table:table-cell>
          <table:table-cell table:style-name="ce5" office:value-type="float" office:value="2.622" calcext:value-type="float">
            <text:p>2.622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547 () String     &quot;&quot;p&quot;&quot;)   (define-fun sym4866 () String     &quot;&quot;P&quot;&quot;)   (define-fun sym4447 () String     &quot;&quot;P&quot;&quot;)   (define-fun sym4965 () String     &quot;&quot;\u{2ffe2}&quot;&quot;)   (define-fun sym2335 () String     &quot;&quot;H&quot;&quot;)   (define-fun sym205 () String &quot;&amp;&quot;    &quot;&quot;Y&quot;&quot;)   (define-fun sym813 () String     &quot;&quot;K&quot;&quot;)   (define-fun sym1476 () String     &quot;&quot;K&quot;&quot;)   (define-fun sym1904 () String     &quot;&quot;P&quot;&quot;)   (define-fun sym2768 () String     &quot;&quot;k&quot;&quot;)   (define-fun sym3197 () String     &quot;&quot;p&quot;&quot;)   (define-fun sym4240 () Strin&quot;&amp;&quot;g     &quot;&quot;k&quot;&quot;)   (define-fun sym3402 () String     &quot;&quot;k&quot;&quot;)   (define-fun sym1035 () String     &quot;&quot;H&quot;&quot;)   (define-fun sym1258 () String     &quot;&quot;P&quot;&quot;)   (define-fun sym4028 () String     &quot;&quot;p&quot;&quot;)   (define-fun sym1689 () String     &quot;&quot;H&quot;&quot;)   (define-fun sym2981 () St&quot;&amp;&quot;ring     &quot;&quot;H&quot;&quot;)   (define-fun sym161 () String     &quot;&quot;A&quot;&quot;)   (define-fun sym4659 () String     &quot;&quot;K&quot;&quot;)   (define-fun sym3609 () String     &quot;&quot;P&quot;&quot;)   (define-fun sym3821 () String     &quot;&quot;k&quot;&quot;)   (define-fun sym2122 () String     &quot;&quot;K&quot;&quot;)   (define-fun sym2550 () &quot;&amp;&quot;String     &quot;&quot;P&quot;&quot;) )&quot;)" office:value-type="string" office:string-value="(   (define-fun sym547 () String     &quot;p&quot;)   (define-fun sym4866 () String     &quot;P&quot;)   (define-fun sym4447 () String     &quot;P&quot;)   (define-fun sym4965 () String     &quot;\u{2ffe2}&quot;)   (define-fun sym2335 () String     &quot;H&quot;)   (define-fun sym205 () String     &quot;Y&quot;)   (define-fun sym813 () String     &quot;K&quot;)   (define-fun sym1476 () String     &quot;K&quot;)   (define-fun sym1904 () String     &quot;P&quot;)   (define-fun sym2768 () String     &quot;k&quot;)   (define-fun sym3197 () String     &quot;p&quot;)   (define-fun sym4240 () String     &quot;k&quot;)   (define-fun sym3402 () String     &quot;k&quot;)   (define-fun sym1035 () String     &quot;H&quot;)   (define-fun sym1258 () String     &quot;P&quot;)   (define-fun sym4028 () String     &quot;p&quot;)   (define-fun sym1689 () String     &quot;H&quot;)   (define-fun sym2981 () String     &quot;H&quot;)   (define-fun sym161 () String     &quot;A&quot;)   (define-fun sym4659 () String     &quot;K&quot;)   (define-fun sym3609 () String     &quot;P&quot;)   (define-fun sym3821 () String     &quot;k&quot;)   (define-fun sym2122 () String     &quot;K&quot;)   (define-fun sym2550 () String     &quot;P&quot;) )" calcext:value-type="string">
            <text:p>( <text:s text:c="2"/>(define-fun sym547 () String <text:s text:c="4"/>"p") <text:s text:c="2"/>(define-fun sym4866 () String <text:s text:c="4"/>"P") <text:s text:c="2"/>(define-fun sym4447 () String <text:s text:c="4"/>"P") <text:s text:c="2"/>(define-fun sym4965 () String <text:s text:c="4"/>"\u{2ffe2}") <text:s text:c="2"/>(define-fun sym2335 () String <text:s text:c="4"/>"H") <text:s text:c="2"/>(define-fun sym205 () String <text:s text:c="4"/>"Y") <text:s text:c="2"/>(define-fun sym813 () String <text:s text:c="4"/>"K") <text:s text:c="2"/>(define-fun sym1476 () String <text:s text:c="4"/>"K") <text:s text:c="2"/>(define-fun sym1904 () String <text:s text:c="4"/>"P") <text:s text:c="2"/>(define-fun sym2768 () String <text:s text:c="4"/>"k") <text:s text:c="2"/>(define-fun sym3197 () String <text:s text:c="4"/>"p") <text:s text:c="2"/>(define-fun sym4240 () String <text:s text:c="4"/>"k") <text:s text:c="2"/>(define-fun sym3402 () String <text:s text:c="4"/>"k") <text:s text:c="2"/>(define-fun sym1035 () String <text:s text:c="4"/>"H") <text:s text:c="2"/>(define-fun sym1258 () String <text:s text:c="4"/>"P") <text:s text:c="2"/>(define-fun sym4028 () String <text:s text:c="4"/>"p") <text:s text:c="2"/>(define-fun sym1689 () String <text:s text:c="4"/>"H") <text:s text:c="2"/>(define-fun sym2981 () String <text:s text:c="4"/>"H") <text:s text:c="2"/>(define-fun sym161 () String <text:s text:c="4"/>"A") <text:s text:c="2"/>(define-fun sym4659 () String <text:s text:c="4"/>"K") <text:s text:c="2"/>(define-fun sym3609 () String <text:s text:c="4"/>"P") <text:s text:c="2"/>(define-fun sym3821 () String <text:s text:c="4"/>"k") <text:s text:c="2"/>(define-fun sym2122 () String <text:s text:c="4"/>"K") <text:s text:c="2"/>(define-fun sym2550 () String <text:s text:c="4"/>"P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p&quot;&quot;)   (define-fun L2 () String &quot;&quot;h&quot;&quot;)   (define-fun L50 () String &quot;&quot;p&quot;&quot;)   (define-fun L1 () String &quot;&quot;\u{0}&quot;&quot;)   (define-fun L4 () String &quot;&quot;h&quot;&quot;)   (define-fun L6 () String &quot;&quot;p&quot;&quot;)   (define-fun L10 () String &quot;&quot;h&quot;&quot;)   (d&quot;&amp;&quot;efine-fun L5 () String &quot;&quot;k&quot;&quot;)   (define-fun L8 () String &quot;&quot;k&quot;&quot;)   (define-fun L7 () String &quot;&quot;k&quot;&quot;)   (define-fun L15 () String &quot;&quot;k&quot;&quot;)   (define-fun L36 () String &quot;&quot;p&quot;&quot;)   (define-fun L25 () String &quot;&quot;k&quot;&quot;)   (define-fun L14 () String &quot;&quot;p&quot;&quot;)   (define-fun L9 &quot;&amp;&quot;() String &quot;&quot;p&quot;&quot;)   (define-fun L46 () String &quot;&quot;k&quot;&quot;)   (define-fun L24 () String &quot;&quot;h&quot;&quot;)   (define-fun L45 () String &quot;&quot;p&quot;&quot;)   (define-fun L12 () String &quot;&quot;p&quot;&quot;)   (define-fun L18 () String &quot;&quot;k&quot;&quot;)   (define-fun L39 () String &quot;&quot;p&quot;&quot;)   (define-fun L17 () String &quot;&amp;&quot;&quot;&quot;k&quot;&quot;)   (define-fun L38 () String &quot;&quot;y&quot;&quot;)   (define-fun sym4240 () String &quot;&quot;K&quot;&quot;)   (define-fun sym161 () String &quot;&quot;q&quot;&quot;)   (define-fun sym3197 () String &quot;&quot;P&quot;&quot;)   (define-fun sym2550 () String &quot;&quot;P&quot;&quot;)   (define-fun sym2981 () String &quot;&quot;H&quot;&quot;)   (define-fun sym21&quot;&amp;&quot;22 () String &quot;&quot;K&quot;&quot;)   (define-fun sym1476 () String &quot;&quot;K&quot;&quot;)   (define-fun sym4028 () String &quot;&quot;P&quot;&quot;)   (define-fun sym1035 () String &quot;&quot;H&quot;&quot;)   (define-fun sym1258 () String &quot;&quot;P&quot;&quot;)   (define-fun sym4447 () String &quot;&quot;P&quot;&quot;)   (define-fun sym2335 () String &quot;&quot;H&quot;&quot;)  &quot;&amp;&quot; (define-fun sym4866 () String &quot;&quot;P&quot;&quot;)   (define-fun sym3821 () String &quot;&quot;K&quot;&quot;)   (define-fun sym3402 () String &quot;&quot;K&quot;&quot;)   (define-fun sym4965 () String &quot;&quot;\u{0}&quot;&quot;)   (define-fun sym1689 () String &quot;&quot;H&quot;&quot;)   (define-fun sym4659 () String &quot;&quot;K&quot;&quot;)   (define-fun sym2&quot;&amp;&quot;768 () String &quot;&quot;K&quot;&quot;)   (define-fun sym1904 () String &quot;&quot;P&quot;&quot;)   (define-fun sym3609 () String &quot;&quot;P&quot;&quot;)   (define-fun sym813 () String &quot;&quot;K&quot;&quot;)   (define-fun sym547 () String &quot;&quot;P&quot;&quot;)   (define-fun sym205 () String &quot;&quot;Y&quot;&quot;) )&quot;)" office:value-type="string" office:string-value="(model   (define-fun L0 () String &quot;p&quot;)   (define-fun L2 () String &quot;h&quot;)   (define-fun L50 () String &quot;p&quot;)   (define-fun L1 () String &quot;\u{0}&quot;)   (define-fun L4 () String &quot;h&quot;)   (define-fun L6 () String &quot;p&quot;)   (define-fun L10 () String &quot;h&quot;)   (define-fun L5 () String &quot;k&quot;)   (define-fun L8 () String &quot;k&quot;)   (define-fun L7 () String &quot;k&quot;)   (define-fun L15 () String &quot;k&quot;)   (define-fun L36 () String &quot;p&quot;)   (define-fun L25 () String &quot;k&quot;)   (define-fun L14 () String &quot;p&quot;)   (define-fun L9 () String &quot;p&quot;)   (define-fun L46 () String &quot;k&quot;)   (define-fun L24 () String &quot;h&quot;)   (define-fun L45 () String &quot;p&quot;)   (define-fun L12 () String &quot;p&quot;)   (define-fun L18 () String &quot;k&quot;)   (define-fun L39 () String &quot;p&quot;)   (define-fun L17 () String &quot;k&quot;)   (define-fun L38 () String &quot;y&quot;)   (define-fun sym4240 () String &quot;K&quot;)   (define-fun sym161 () String &quot;q&quot;)   (define-fun sym3197 () String &quot;P&quot;)   (define-fun sym2550 () String &quot;P&quot;)   (define-fun sym2981 () String &quot;H&quot;)   (define-fun sym2122 () String &quot;K&quot;)   (define-fun sym1476 () String &quot;K&quot;)   (define-fun sym4028 () String &quot;P&quot;)   (define-fun sym1035 () String &quot;H&quot;)   (define-fun sym1258 () String &quot;P&quot;)   (define-fun sym4447 () String &quot;P&quot;)   (define-fun sym2335 () String &quot;H&quot;)   (define-fun sym4866 () String &quot;P&quot;)   (define-fun sym3821 () String &quot;K&quot;)   (define-fun sym3402 () String &quot;K&quot;)   (define-fun sym4965 () String &quot;\u{0}&quot;)   (define-fun sym1689 () String &quot;H&quot;)   (define-fun sym4659 () String &quot;K&quot;)   (define-fun sym2768 () String &quot;K&quot;)   (define-fun sym1904 () String &quot;P&quot;)   (define-fun sym3609 () String &quot;P&quot;)   (define-fun sym813 () String &quot;K&quot;)   (define-fun sym547 () String &quot;P&quot;)   (define-fun sym205 () String &quot;Y&quot;) )" calcext:value-type="string">
            <text:p>(model <text:s text:c="2"/>(define-fun L0 () String "p") <text:s text:c="2"/>(define-fun L2 () String "h") <text:s text:c="2"/>(define-fun L50 () String "p") <text:s text:c="2"/>(define-fun L1 () String "\u{0}") <text:s text:c="2"/>(define-fun L4 () String "h") <text:s text:c="2"/>(define-fun L6 () String "p") <text:s text:c="2"/>(define-fun L10 () String "h") <text:s text:c="2"/>(define-fun L5 () String "k") <text:s text:c="2"/>(define-fun L8 () String "k") <text:s text:c="2"/>(define-fun L7 () String "k") <text:s text:c="2"/>(define-fun L15 () String "k") <text:s text:c="2"/>(define-fun L36 () String "p") <text:s text:c="2"/>(define-fun L25 () String "k") <text:s text:c="2"/>(define-fun L14 () String "p") <text:s text:c="2"/>(define-fun L9 () String "p") <text:s text:c="2"/>(define-fun L46 () String "k") <text:s text:c="2"/>(define-fun L24 () String "h") <text:s text:c="2"/>(define-fun L45 () String "p") <text:s text:c="2"/>(define-fun L12 () String "p") <text:s text:c="2"/>(define-fun L18 () String "k") <text:s text:c="2"/>(define-fun L39 () String "p") <text:s text:c="2"/>(define-fun L17 () String "k") <text:s text:c="2"/>(define-fun L38 () String "y") <text:s text:c="2"/>(define-fun sym4240 () String "K") <text:s text:c="2"/>(define-fun sym161 () String "q") <text:s text:c="2"/>(define-fun sym3197 () String "P") <text:s text:c="2"/>(define-fun sym2550 () String "P") <text:s text:c="2"/>(define-fun sym2981 () String "H") <text:s text:c="2"/>(define-fun sym2122 () String "K") <text:s text:c="2"/>(define-fun sym1476 () String "K") <text:s text:c="2"/>(define-fun sym4028 () String "P") <text:s text:c="2"/>(define-fun sym1035 () String "H") <text:s text:c="2"/>(define-fun sym1258 () String "P") <text:s text:c="2"/>(define-fun sym4447 () String "P") <text:s text:c="2"/>(define-fun sym2335 () String "H") <text:s text:c="2"/>(define-fun sym4866 () String "P") <text:s text:c="2"/>(define-fun sym3821 () String "K") <text:s text:c="2"/>(define-fun sym3402 () String "K") <text:s text:c="2"/>(define-fun sym4965 () String "\u{0}") <text:s text:c="2"/>(define-fun sym1689 () String "H") <text:s text:c="2"/>(define-fun sym4659 () String "K") <text:s text:c="2"/>(define-fun sym2768 () String "K") <text:s text:c="2"/>(define-fun sym1904 () String "P") <text:s text:c="2"/>(define-fun sym3609 () String "P") <text:s text:c="2"/>(define-fun sym813 () String "K") <text:s text:c="2"/>(define-fun sym547 () String "P") <text:s text:c="2"/>(define-fun sym205 () String "Y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20.smt2</text:p>
          </table:table-cell>
          <table:table-cell table:style-name="ce2" office:value-type="float" office:value="1200.074" calcext:value-type="float">
            <text:p>1200.074</text:p>
          </table:table-cell>
          <table:table-cell/>
          <table:table-cell table:style-name="ce4" office:value-type="string" calcext:value-type="string">
            <text:p><text:s/>beasties20.smt2</text:p>
          </table:table-cell>
          <table:table-cell table:style-name="ce5" office:value-type="float" office:value="1200.074" calcext:value-type="float">
            <text:p>1200.074</text:p>
          </table:table-cell>
          <table:table-cell table:style-name="ce5" office:value-type="float" office:value="1.517" calcext:value-type="float">
            <text:p>1.517</text:p>
          </table:table-cell>
          <table:table-cell table:style-name="ce5" office:value-type="float" office:value="2.802" calcext:value-type="float">
            <text:p>2.802</text:p>
          </table:table-cell>
          <table:table-cell table:style-name="ce5" office:value-type="float" office:value="4.252" calcext:value-type="float">
            <text:p>4.252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039 () String     &quot;&quot;p&quot;&quot;)   (define-fun sym3405 () String     &quot;&quot;K&quot;&quot;)   (define-fun sym1470 () String     &quot;&quot;P&quot;&quot;)   (define-fun sym2119 () String     &quot;&quot;K&quot;&quot;)   (define-fun sym551 () String     &quot;&quot;P&quot;&quot;)   (define-fun sym2974 () String     &quot;&quot;K&quot;&amp;&quot;&quot;&quot;)   (define-fun sym209 () String     &quot;&quot;Y&quot;&quot;)   (define-fun sym3717 () String     &quot;&quot;\u{2ffff}&quot;&quot;)   (define-fun sym1257 () String     &quot;&quot;k&quot;&quot;)   (define-fun sym817 () String     &quot;&quot;k&quot;&quot;)   (define-fun sym3187 () String     &quot;&quot;P&quot;&quot;)   (define-fun sym1901 () Strin&quot;&amp;&quot;g     &quot;&quot;P&quot;&quot;)   (define-fun sym1688 () String     &quot;&quot;K&quot;&quot;)   (define-fun sym2756 () String     &quot;&quot;p&quot;&quot;)   (define-fun sym2332 () String     &quot;&quot;P&quot;&quot;)   (define-fun sym3618 () String     &quot;&quot;P&quot;&quot;)   (define-fun sym2550 () String     &quot;&quot;K&quot;&quot;)   (define-fun sym161 () Str&quot;&amp;&quot;ing     &quot;&quot;&quot;&quot;) )&quot;)" office:value-type="string" office:string-value="(   (define-fun sym1039 () String     &quot;p&quot;)   (define-fun sym3405 () String     &quot;K&quot;)   (define-fun sym1470 () String     &quot;P&quot;)   (define-fun sym2119 () String     &quot;K&quot;)   (define-fun sym551 () String     &quot;P&quot;)   (define-fun sym2974 () String     &quot;K&quot;)   (define-fun sym209 () String     &quot;Y&quot;)   (define-fun sym3717 () String     &quot;\u{2ffff}&quot;)   (define-fun sym1257 () String     &quot;k&quot;)   (define-fun sym817 () String     &quot;k&quot;)   (define-fun sym3187 () String     &quot;P&quot;)   (define-fun sym1901 () String     &quot;P&quot;)   (define-fun sym1688 () String     &quot;K&quot;)   (define-fun sym2756 () String     &quot;p&quot;)   (define-fun sym2332 () String     &quot;P&quot;)   (define-fun sym3618 () String     &quot;P&quot;)   (define-fun sym2550 () String     &quot;K&quot;)   (define-fun sym161 () String     &quot;&quot;) )" calcext:value-type="string">
            <text:p>( <text:s text:c="2"/>(define-fun sym1039 () String <text:s text:c="4"/>"p") <text:s text:c="2"/>(define-fun sym3405 () String <text:s text:c="4"/>"K") <text:s text:c="2"/>(define-fun sym1470 () String <text:s text:c="4"/>"P") <text:s text:c="2"/>(define-fun sym2119 () String <text:s text:c="4"/>"K") <text:s text:c="2"/>(define-fun sym551 () String <text:s text:c="4"/>"P") <text:s text:c="2"/>(define-fun sym2974 () String <text:s text:c="4"/>"K") <text:s text:c="2"/>(define-fun sym209 () String <text:s text:c="4"/>"Y") <text:s text:c="2"/>(define-fun sym3717 () String <text:s text:c="4"/>"\u{2ffff}") <text:s text:c="2"/>(define-fun sym1257 () String <text:s text:c="4"/>"k") <text:s text:c="2"/>(define-fun sym817 () String <text:s text:c="4"/>"k") <text:s text:c="2"/>(define-fun sym3187 () String <text:s text:c="4"/>"P") <text:s text:c="2"/>(define-fun sym1901 () String <text:s text:c="4"/>"P") <text:s text:c="2"/>(define-fun sym1688 () String <text:s text:c="4"/>"K") <text:s text:c="2"/>(define-fun sym2756 () String <text:s text:c="4"/>"p") <text:s text:c="2"/>(define-fun sym2332 () String <text:s text:c="4"/>"P") <text:s text:c="2"/>(define-fun sym3618 () String <text:s text:c="4"/>"P") <text:s text:c="2"/>(define-fun sym2550 () String <text:s text:c="4"/>"K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k&quot;&quot;)   (define-fun L2 () String &quot;&quot;k&quot;&quot;)   (define-fun L1 () String &quot;&quot;k&quot;&quot;)   (define-fun L4 () String &quot;&quot;k&quot;&quot;)   (define-fun L11 () String &quot;&quot;k&quot;&quot;)   (define-fun L6 () String &quot;&quot;p&quot;&quot;)   (define-fun L10 () String &quot;&quot;y&quot;&quot;)   (defin&quot;&amp;&quot;e-fun L5 () String &quot;&quot;k&quot;&quot;)   (define-fun L20 () String &quot;&quot;p&quot;&quot;)   (define-fun L8 () String &quot;&quot;p&quot;&quot;)   (define-fun L15 () String &quot;&quot;\u{0}&quot;&quot;)   (define-fun L14 () String &quot;&quot;p&quot;&quot;)   (define-fun L9 () String &quot;&quot;p&quot;&quot;)   (define-fun L13 () String &quot;&quot;p&quot;&quot;)   (define-fun L12&quot;&amp;&quot; () String &quot;&quot;p&quot;&quot;)   (define-fun L19 () String &quot;&quot;k&quot;&quot;)   (define-fun L17 () String &quot;&quot;p&quot;&quot;)   (define-fun sym1470 () String &quot;&quot;P&quot;&quot;)   (define-fun sym161 () String &quot;&quot;&quot;&quot;)   (define-fun sym2550 () String &quot;&quot;K&quot;&quot;)   (define-fun sym3187 () String &quot;&quot;P&quot;&quot;)   (define-fun&quot;&amp;&quot; sym2332 () String &quot;&quot;P&quot;&quot;)   (define-fun sym2974 () String &quot;&quot;K&quot;&quot;)   (define-fun sym1257 () String &quot;&quot;K&quot;&quot;)   (define-fun sym2756 () String &quot;&quot;P&quot;&quot;)   (define-fun sym3405 () String &quot;&quot;K&quot;&quot;)   (define-fun sym551 () String &quot;&quot;P&quot;&quot;)   (define-fun sym1039 () String &quot;&quot;P&quot;&amp;&quot;&quot;&quot;)   (define-fun sym1688 () String &quot;&quot;K&quot;&quot;)   (define-fun sym2119 () String &quot;&quot;K&quot;&quot;)   (define-fun sym817 () String &quot;&quot;K&quot;&quot;)   (define-fun sym3717 () String &quot;&quot;\u{0}&quot;&quot;)   (define-fun sym3618 () String &quot;&quot;P&quot;&quot;)   (define-fun sym1901 () String &quot;&quot;P&quot;&quot;)   (define-fun &quot;&amp;&quot;sym209 () String &quot;&quot;Y&quot;&quot;) )&quot;)" office:value-type="string" office:string-value="(model   (define-fun L0 () String &quot;k&quot;)   (define-fun L2 () String &quot;k&quot;)   (define-fun L1 () String &quot;k&quot;)   (define-fun L4 () String &quot;k&quot;)   (define-fun L11 () String &quot;k&quot;)   (define-fun L6 () String &quot;p&quot;)   (define-fun L10 () String &quot;y&quot;)   (define-fun L5 () String &quot;k&quot;)   (define-fun L20 () String &quot;p&quot;)   (define-fun L8 () String &quot;p&quot;)   (define-fun L15 () String &quot;\u{0}&quot;)   (define-fun L14 () String &quot;p&quot;)   (define-fun L9 () String &quot;p&quot;)   (define-fun L13 () String &quot;p&quot;)   (define-fun L12 () String &quot;p&quot;)   (define-fun L19 () String &quot;k&quot;)   (define-fun L17 () String &quot;p&quot;)   (define-fun sym1470 () String &quot;P&quot;)   (define-fun sym161 () String &quot;&quot;)   (define-fun sym2550 () String &quot;K&quot;)   (define-fun sym3187 () String &quot;P&quot;)   (define-fun sym2332 () String &quot;P&quot;)   (define-fun sym2974 () String &quot;K&quot;)   (define-fun sym1257 () String &quot;K&quot;)   (define-fun sym2756 () String &quot;P&quot;)   (define-fun sym3405 () String &quot;K&quot;)   (define-fun sym551 () String &quot;P&quot;)   (define-fun sym1039 () String &quot;P&quot;)   (define-fun sym1688 () String &quot;K&quot;)   (define-fun sym2119 () String &quot;K&quot;)   (define-fun sym817 () String &quot;K&quot;)   (define-fun sym3717 () String &quot;\u{0}&quot;)   (define-fun sym3618 () String &quot;P&quot;)   (define-fun sym1901 () String &quot;P&quot;)   (define-fun sym209 () String &quot;Y&quot;) )" calcext:value-type="string">
            <text:p>(model <text:s text:c="2"/>(define-fun L0 () String "k") <text:s text:c="2"/>(define-fun L2 () String "k") <text:s text:c="2"/>(define-fun L1 () String "k") <text:s text:c="2"/>(define-fun L4 () String "k") <text:s text:c="2"/>(define-fun L11 () String "k") <text:s text:c="2"/>(define-fun L6 () String "p") <text:s text:c="2"/>(define-fun L10 () String "y") <text:s text:c="2"/>(define-fun L5 () String "k") <text:s text:c="2"/>(define-fun L20 () String "p") <text:s text:c="2"/>(define-fun L8 () String "p") <text:s text:c="2"/>(define-fun L15 () String "\u{0}") <text:s text:c="2"/>(define-fun L14 () String "p") <text:s text:c="2"/>(define-fun L9 () String "p") <text:s text:c="2"/>(define-fun L13 () String "p") <text:s text:c="2"/>(define-fun L12 () String "p") <text:s text:c="2"/>(define-fun L19 () String "k") <text:s text:c="2"/>(define-fun L17 () String "p") <text:s text:c="2"/>(define-fun sym1470 () String "P") <text:s text:c="2"/>(define-fun sym161 () String "") <text:s text:c="2"/>(define-fun sym2550 () String "K") <text:s text:c="2"/>(define-fun sym3187 () String "P") <text:s text:c="2"/>(define-fun sym2332 () String "P") <text:s text:c="2"/>(define-fun sym2974 () String "K") <text:s text:c="2"/>(define-fun sym1257 () String "K") <text:s text:c="2"/>(define-fun sym2756 () String "P") <text:s text:c="2"/>(define-fun sym3405 () String "K") <text:s text:c="2"/>(define-fun sym551 () String "P") <text:s text:c="2"/>(define-fun sym1039 () String "P") <text:s text:c="2"/>(define-fun sym1688 () String "K") <text:s text:c="2"/>(define-fun sym2119 () String "K") <text:s text:c="2"/>(define-fun sym817 () String "K") <text:s text:c="2"/>(define-fun sym3717 () String "\u{0}") <text:s text:c="2"/>(define-fun sym3618 () String "P") <text:s text:c="2"/>(define-fun sym1901 () String "P") <text:s text:c="2"/>(define-fun sym209 () String "Y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21.smt2</text:p>
          </table:table-cell>
          <table:table-cell table:style-name="ce2" office:value-type="float" office:value="1200.058" calcext:value-type="float">
            <text:p>1200.058</text:p>
          </table:table-cell>
          <table:table-cell/>
          <table:table-cell table:style-name="ce4" office:value-type="string" calcext:value-type="string">
            <text:p><text:s/>beasties21.smt2</text:p>
          </table:table-cell>
          <table:table-cell table:style-name="ce5" office:value-type="float" office:value="1200.058" calcext:value-type="float">
            <text:p>1200.058</text:p>
          </table:table-cell>
          <table:table-cell table:style-name="ce5" office:value-type="float" office:value="1.413" calcext:value-type="float">
            <text:p>1.413</text:p>
          </table:table-cell>
          <table:table-cell table:style-name="ce5" office:value-type="float" office:value="2.425" calcext:value-type="float">
            <text:p>2.425</text:p>
          </table:table-cell>
          <table:table-cell table:style-name="ce5" office:value-type="float" office:value="1.835" calcext:value-type="float">
            <text:p>1.835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205 () String     &quot;&quot;Y&quot;&quot;)   (define-fun sym813 () String     &quot;&quot;g&quot;&quot;)   (define-fun sym1040 () String     &quot;&quot;h&quot;&quot;)   (define-fun sym4253 () String     &quot;&quot;P&quot;&quot;)   (define-fun sym1261 () String     &quot;&quot;p&quot;&quot;)   (define-fun sym1910 () String     &quot;&quot;p&quot;&amp;&quot;&quot;&quot;)   (define-fun sym3202 () String     &quot;&quot;P&quot;&quot;)   (define-fun sym4352 () String     &quot;&quot;\u{e84f}&quot;&quot;)   (define-fun sym3836 () String     &quot;&quot;g&quot;&quot;)   (define-fun sym2337 () String     &quot;&quot;H&quot;&quot;)   (define-fun sym2128 () String     &quot;&quot;G&quot;&quot;)   (define-fun sym2770 () Stri&quot;&amp;&quot;ng     &quot;&quot;G&quot;&quot;)   (define-fun sym161 () String     &quot;&quot;A&quot;&quot;)   (define-fun sym2552 () String     &quot;&quot;P&quot;&quot;)   (define-fun sym1479 () String     &quot;&quot;g&quot;&quot;)   (define-fun sym4047 () String     &quot;&quot;l&quot;&quot;)   (define-fun sym3624 () String     &quot;&quot;p&quot;&quot;)   (define-fun sym1695 () St&quot;&amp;&quot;ring     &quot;&quot;H&quot;&quot;)   (define-fun sym3414 () String     &quot;&quot;G&quot;&quot;)   (define-fun sym2986 () String     &quot;&quot;H&quot;&quot;)   (define-fun sym547 () String     &quot;&quot;p&quot;&quot;) )&quot;)" office:value-type="string" office:string-value="(   (define-fun sym205 () String     &quot;Y&quot;)   (define-fun sym813 () String     &quot;g&quot;)   (define-fun sym1040 () String     &quot;h&quot;)   (define-fun sym4253 () String     &quot;P&quot;)   (define-fun sym1261 () String     &quot;p&quot;)   (define-fun sym1910 () String     &quot;p&quot;)   (define-fun sym3202 () String     &quot;P&quot;)   (define-fun sym4352 () String     &quot;\u{e84f}&quot;)   (define-fun sym3836 () String     &quot;g&quot;)   (define-fun sym2337 () String     &quot;H&quot;)   (define-fun sym2128 () String     &quot;G&quot;)   (define-fun sym2770 () String     &quot;G&quot;)   (define-fun sym161 () String     &quot;A&quot;)   (define-fun sym2552 () String     &quot;P&quot;)   (define-fun sym1479 () String     &quot;g&quot;)   (define-fun sym4047 () String     &quot;l&quot;)   (define-fun sym3624 () String     &quot;p&quot;)   (define-fun sym1695 () String     &quot;H&quot;)   (define-fun sym3414 () String     &quot;G&quot;)   (define-fun sym2986 () String     &quot;H&quot;)   (define-fun sym547 () String     &quot;p&quot;) )" calcext:value-type="string">
            <text:p>( <text:s text:c="2"/>(define-fun sym205 () String <text:s text:c="4"/>"Y") <text:s text:c="2"/>(define-fun sym813 () String <text:s text:c="4"/>"g") <text:s text:c="2"/>(define-fun sym1040 () String <text:s text:c="4"/>"h") <text:s text:c="2"/>(define-fun sym4253 () String <text:s text:c="4"/>"P") <text:s text:c="2"/>(define-fun sym1261 () String <text:s text:c="4"/>"p") <text:s text:c="2"/>(define-fun sym1910 () String <text:s text:c="4"/>"p") <text:s text:c="2"/>(define-fun sym3202 () String <text:s text:c="4"/>"P") <text:s text:c="2"/>(define-fun sym4352 () String <text:s text:c="4"/>"\u{e84f}") <text:s text:c="2"/>(define-fun sym3836 () String <text:s text:c="4"/>"g") <text:s text:c="2"/>(define-fun sym2337 () String <text:s text:c="4"/>"H") <text:s text:c="2"/>(define-fun sym2128 () String <text:s text:c="4"/>"G") <text:s text:c="2"/>(define-fun sym2770 () String <text:s text:c="4"/>"G") <text:s text:c="2"/>(define-fun sym161 () String <text:s text:c="4"/>"A") <text:s text:c="2"/>(define-fun sym2552 () String <text:s text:c="4"/>"P") <text:s text:c="2"/>(define-fun sym1479 () String <text:s text:c="4"/>"g") <text:s text:c="2"/>(define-fun sym4047 () String <text:s text:c="4"/>"l") <text:s text:c="2"/>(define-fun sym3624 () String <text:s text:c="4"/>"p") <text:s text:c="2"/>(define-fun sym1695 () String <text:s text:c="4"/>"H") <text:s text:c="2"/>(define-fun sym3414 () String <text:s text:c="4"/>"G") <text:s text:c="2"/>(define-fun sym2986 () String <text:s text:c="4"/>"H") <text:s text:c="2"/>(define-fun sym547 () String <text:s text:c="4"/>"p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h&quot;&quot;)   (define-fun L1 () String &quot;&quot;l&quot;&quot;)   (define-fun L4 () String &quot;&quot;p&quot;&quot;)   (define-fun L66 () String &quot;&quot;p&quot;&quot;)   (define-fun L11 () String &quot;&quot;g&quot;&quot;)   (define-fun L6 () String &quot;&quot;p&quot;&quot;)   (define-fun L54 () String &quot;&quot;p&quot;&quot;)   (defi&quot;&amp;&quot;ne-fun L32 () String &quot;&quot;y&quot;&quot;)   (define-fun L10 () String &quot;&quot;\u{0}&quot;&quot;)   (define-fun L5 () String &quot;&quot;g&quot;&quot;)   (define-fun L20 () String &quot;&quot;g&quot;&quot;)   (define-fun L8 () String &quot;&quot;g&quot;&quot;)   (define-fun L48 () String &quot;&quot;g&quot;&quot;)   (define-fun L15 () String &quot;&quot;h&quot;&quot;)   (define-fun L&quot;&amp;&quot;14 () String &quot;&quot;h&quot;&quot;)   (define-fun L9 () String &quot;&quot;p&quot;&quot;)   (define-fun L46 () String &quot;&quot;p&quot;&quot;)   (define-fun L13 () String &quot;&quot;g&quot;&quot;)   (define-fun L34 () String &quot;&quot;p&quot;&quot;)   (define-fun L16 () String &quot;&quot;h&quot;&quot;)   (define-fun sym161 () String &quot;&quot;p&quot;&quot;)   (define-fun sym1261 (&quot;&amp;&quot;) String &quot;&quot;P&quot;&quot;)   (define-fun sym4253 () String &quot;&quot;P&quot;&quot;)   (define-fun sym1040 () String &quot;&quot;H&quot;&quot;)   (define-fun sym4352 () String &quot;&quot;\u{0}&quot;&quot;)   (define-fun sym2770 () String &quot;&quot;G&quot;&quot;)   (define-fun sym2552 () String &quot;&quot;P&quot;&quot;)   (define-fun sym4047 () String &quot;&quot;L&quot;&quot;)  &quot;&amp;&quot; (define-fun sym3202 () String &quot;&quot;P&quot;&quot;)   (define-fun sym1695 () String &quot;&quot;H&quot;&quot;)   (define-fun sym3414 () String &quot;&quot;G&quot;&quot;)   (define-fun sym3624 () String &quot;&quot;P&quot;&quot;)   (define-fun sym1479 () String &quot;&quot;G&quot;&quot;)   (define-fun sym2337 () String &quot;&quot;H&quot;&quot;)   (define-fun sym2986 &quot;&amp;&quot;() String &quot;&quot;H&quot;&quot;)   (define-fun sym2128 () String &quot;&quot;G&quot;&quot;)   (define-fun sym1910 () String &quot;&quot;P&quot;&quot;)   (define-fun sym3836 () String &quot;&quot;G&quot;&quot;)   (define-fun sym813 () String &quot;&quot;G&quot;&quot;)   (define-fun sym547 () String &quot;&quot;P&quot;&quot;)   (define-fun sym205 () String &quot;&quot;Y&quot;&quot;) )&quot;)" office:value-type="string" office:string-value="(model   (define-fun L0 () String &quot;h&quot;)   (define-fun L1 () String &quot;l&quot;)   (define-fun L4 () String &quot;p&quot;)   (define-fun L66 () String &quot;p&quot;)   (define-fun L11 () String &quot;g&quot;)   (define-fun L6 () String &quot;p&quot;)   (define-fun L54 () String &quot;p&quot;)   (define-fun L32 () String &quot;y&quot;)   (define-fun L10 () String &quot;\u{0}&quot;)   (define-fun L5 () String &quot;g&quot;)   (define-fun L20 () String &quot;g&quot;)   (define-fun L8 () String &quot;g&quot;)   (define-fun L48 () String &quot;g&quot;)   (define-fun L15 () String &quot;h&quot;)   (define-fun L14 () String &quot;h&quot;)   (define-fun L9 () String &quot;p&quot;)   (define-fun L46 () String &quot;p&quot;)   (define-fun L13 () String &quot;g&quot;)   (define-fun L34 () String &quot;p&quot;)   (define-fun L16 () String &quot;h&quot;)   (define-fun sym161 () String &quot;p&quot;)   (define-fun sym1261 () String &quot;P&quot;)   (define-fun sym4253 () String &quot;P&quot;)   (define-fun sym1040 () String &quot;H&quot;)   (define-fun sym4352 () String &quot;\u{0}&quot;)   (define-fun sym2770 () String &quot;G&quot;)   (define-fun sym2552 () String &quot;P&quot;)   (define-fun sym4047 () String &quot;L&quot;)   (define-fun sym3202 () String &quot;P&quot;)   (define-fun sym1695 () String &quot;H&quot;)   (define-fun sym3414 () String &quot;G&quot;)   (define-fun sym3624 () String &quot;P&quot;)   (define-fun sym1479 () String &quot;G&quot;)   (define-fun sym2337 () String &quot;H&quot;)   (define-fun sym2986 () String &quot;H&quot;)   (define-fun sym2128 () String &quot;G&quot;)   (define-fun sym1910 () String &quot;P&quot;)   (define-fun sym3836 () String &quot;G&quot;)   (define-fun sym813 () String &quot;G&quot;)   (define-fun sym547 () String &quot;P&quot;)   (define-fun sym205 () String &quot;Y&quot;) )" calcext:value-type="string">
            <text:p>(model <text:s text:c="2"/>(define-fun L0 () String "h") <text:s text:c="2"/>(define-fun L1 () String "l") <text:s text:c="2"/>(define-fun L4 () String "p") <text:s text:c="2"/>(define-fun L66 () String "p") <text:s text:c="2"/>(define-fun L11 () String "g") <text:s text:c="2"/>(define-fun L6 () String "p") <text:s text:c="2"/>(define-fun L54 () String "p") <text:s text:c="2"/>(define-fun L32 () String "y") <text:s text:c="2"/>(define-fun L10 () String "\u{0}") <text:s text:c="2"/>(define-fun L5 () String "g") <text:s text:c="2"/>(define-fun L20 () String "g") <text:s text:c="2"/>(define-fun L8 () String "g") <text:s text:c="2"/>(define-fun L48 () String "g") <text:s text:c="2"/>(define-fun L15 () String "h") <text:s text:c="2"/>(define-fun L14 () String "h") <text:s text:c="2"/>(define-fun L9 () String "p") <text:s text:c="2"/>(define-fun L46 () String "p") <text:s text:c="2"/>(define-fun L13 () String "g") <text:s text:c="2"/>(define-fun L34 () String "p") <text:s text:c="2"/>(define-fun L16 () String "h") <text:s text:c="2"/>(define-fun sym161 () String "p") <text:s text:c="2"/>(define-fun sym1261 () String "P") <text:s text:c="2"/>(define-fun sym4253 () String "P") <text:s text:c="2"/>(define-fun sym1040 () String "H") <text:s text:c="2"/>(define-fun sym4352 () String "\u{0}") <text:s text:c="2"/>(define-fun sym2770 () String "G") <text:s text:c="2"/>(define-fun sym2552 () String "P") <text:s text:c="2"/>(define-fun sym4047 () String "L") <text:s text:c="2"/>(define-fun sym3202 () String "P") <text:s text:c="2"/>(define-fun sym1695 () String "H") <text:s text:c="2"/>(define-fun sym3414 () String "G") <text:s text:c="2"/>(define-fun sym3624 () String "P") <text:s text:c="2"/>(define-fun sym1479 () String "G") <text:s text:c="2"/>(define-fun sym2337 () String "H") <text:s text:c="2"/>(define-fun sym2986 () String "H") <text:s text:c="2"/>(define-fun sym2128 () String "G") <text:s text:c="2"/>(define-fun sym1910 () String "P") <text:s text:c="2"/>(define-fun sym3836 () String "G") <text:s text:c="2"/>(define-fun sym813 () String "G") <text:s text:c="2"/>(define-fun sym547 () String "P") <text:s text:c="2"/>(define-fun sym205 () String "Y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22.smt2</text:p>
          </table:table-cell>
          <table:table-cell table:style-name="ce2" office:value-type="float" office:value="1200.078" calcext:value-type="float">
            <text:p>1200.078</text:p>
          </table:table-cell>
          <table:table-cell/>
          <table:table-cell table:style-name="ce4" office:value-type="string" calcext:value-type="string">
            <text:p><text:s/>beasties22.smt2</text:p>
          </table:table-cell>
          <table:table-cell table:style-name="ce5" office:value-type="float" office:value="1200.078" calcext:value-type="float">
            <text:p>1200.078</text:p>
          </table:table-cell>
          <table:table-cell table:style-name="ce5" office:value-type="float" office:value="1.334" calcext:value-type="float">
            <text:p>1.334</text:p>
          </table:table-cell>
          <table:table-cell table:style-name="ce5" office:value-type="float" office:value="2.726" calcext:value-type="float">
            <text:p>2.726</text:p>
          </table:table-cell>
          <table:table-cell table:style-name="ce5" office:value-type="float" office:value="2.105" calcext:value-type="float">
            <text:p>2.105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690 () String     &quot;&quot;G&quot;&quot;)   (define-fun sym1038 () String     &quot;&quot;P&quot;&quot;)   (define-fun sym209 () String     &quot;&quot;Y&quot;&quot;)   (define-fun sym2117 () String     &quot;&quot;G&quot;&quot;)   (define-fun sym1899 () String     &quot;&quot;P&quot;&quot;)   (define-fun sym2551 () String     &quot;&quot;G&quot;&amp;&quot;&quot;&quot;)   (define-fun sym2648 () String     &quot;&quot;\u{2fff0}&quot;&quot;)   (define-fun sym1256 () String     &quot;&quot;G&quot;&quot;)   (define-fun sym800 () String     &quot;&quot;G&quot;&quot;)   (define-fun sym2333 () String     &quot;&quot;p&quot;&quot;)   (define-fun sym551 () String     &quot;&quot;p&quot;&quot;)   (define-fun sym1472 () Strin&quot;&amp;&quot;g     &quot;&quot;P&quot;&quot;)   (define-fun sym161 () String     &quot;&quot;&quot;&quot;) )&quot;)" office:value-type="string" office:string-value="(   (define-fun sym1690 () String     &quot;G&quot;)   (define-fun sym1038 () String     &quot;P&quot;)   (define-fun sym209 () String     &quot;Y&quot;)   (define-fun sym2117 () String     &quot;G&quot;)   (define-fun sym1899 () String     &quot;P&quot;)   (define-fun sym2551 () String     &quot;G&quot;)   (define-fun sym2648 () String     &quot;\u{2fff0}&quot;)   (define-fun sym1256 () String     &quot;G&quot;)   (define-fun sym800 () String     &quot;G&quot;)   (define-fun sym2333 () String     &quot;p&quot;)   (define-fun sym551 () String     &quot;p&quot;)   (define-fun sym1472 () String     &quot;P&quot;)   (define-fun sym161 () String     &quot;&quot;) )" calcext:value-type="string">
            <text:p>( <text:s text:c="2"/>(define-fun sym1690 () String <text:s text:c="4"/>"G") <text:s text:c="2"/>(define-fun sym1038 () String <text:s text:c="4"/>"P") <text:s text:c="2"/>(define-fun sym209 () String <text:s text:c="4"/>"Y") <text:s text:c="2"/>(define-fun sym2117 () String <text:s text:c="4"/>"G") <text:s text:c="2"/>(define-fun sym1899 () String <text:s text:c="4"/>"P") <text:s text:c="2"/>(define-fun sym2551 () String <text:s text:c="4"/>"G") <text:s text:c="2"/>(define-fun sym2648 () String <text:s text:c="4"/>"\u{2fff0}") <text:s text:c="2"/>(define-fun sym1256 () String <text:s text:c="4"/>"G") <text:s text:c="2"/>(define-fun sym800 () String <text:s text:c="4"/>"G") <text:s text:c="2"/>(define-fun sym2333 () String <text:s text:c="4"/>"p") <text:s text:c="2"/>(define-fun sym551 () String <text:s text:c="4"/>"p") <text:s text:c="2"/>(define-fun sym1472 () String <text:s text:c="4"/>"P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g&quot;&quot;)   (define-fun L2 () String &quot;&quot;g&quot;&quot;)   (define-fun L1 () String &quot;&quot;g&quot;&quot;)   (define-fun L4 () String &quot;&quot;p&quot;&quot;)   (define-fun L3 () String &quot;&quot;g&quot;&quot;)   (define-fun L22 () String &quot;&quot;p&quot;&quot;)   (define-fun L6 () String &quot;&quot;g&quot;&quot;)   (define&quot;&amp;&quot;-fun L10 () String &quot;&quot;y&quot;&quot;)   (define-fun L20 () String &quot;&quot;p&quot;&quot;)   (define-fun L8 () String &quot;&quot;p&quot;&quot;)   (define-fun L15 () String &quot;&quot;\u{0}&quot;&quot;)   (define-fun L13 () String &quot;&quot;p&quot;&quot;)   (define-fun sym1690 () String &quot;&quot;G&quot;&quot;)   (define-fun sym161 () String &quot;&quot;&quot;&quot;)   (define-&quot;&amp;&quot;fun sym1472 () String &quot;&quot;P&quot;&quot;)   (define-fun sym2551 () String &quot;&quot;G&quot;&quot;)   (define-fun sym1256 () String &quot;&quot;G&quot;&quot;)   (define-fun sym2333 () String &quot;&quot;P&quot;&quot;)   (define-fun sym1038 () String &quot;&quot;P&quot;&quot;)   (define-fun sym2117 () String &quot;&quot;G&quot;&quot;)   (define-fun sym551 () String &quot;&amp;&quot;&quot;&quot;P&quot;&quot;)   (define-fun sym2648 () String &quot;&quot;\u{0}&quot;&quot;)   (define-fun sym1899 () String &quot;&quot;P&quot;&quot;)   (define-fun sym209 () String &quot;&quot;Y&quot;&quot;)   (define-fun sym800 () String &quot;&quot;G&quot;&quot;) )&quot;)" office:value-type="string" office:string-value="(model   (define-fun L0 () String &quot;g&quot;)   (define-fun L2 () String &quot;g&quot;)   (define-fun L1 () String &quot;g&quot;)   (define-fun L4 () String &quot;p&quot;)   (define-fun L3 () String &quot;g&quot;)   (define-fun L22 () String &quot;p&quot;)   (define-fun L6 () String &quot;g&quot;)   (define-fun L10 () String &quot;y&quot;)   (define-fun L20 () String &quot;p&quot;)   (define-fun L8 () String &quot;p&quot;)   (define-fun L15 () String &quot;\u{0}&quot;)   (define-fun L13 () String &quot;p&quot;)   (define-fun sym1690 () String &quot;G&quot;)   (define-fun sym161 () String &quot;&quot;)   (define-fun sym1472 () String &quot;P&quot;)   (define-fun sym2551 () String &quot;G&quot;)   (define-fun sym1256 () String &quot;G&quot;)   (define-fun sym2333 () String &quot;P&quot;)   (define-fun sym1038 () String &quot;P&quot;)   (define-fun sym2117 () String &quot;G&quot;)   (define-fun sym551 () String &quot;P&quot;)   (define-fun sym2648 () String &quot;\u{0}&quot;)   (define-fun sym1899 () String &quot;P&quot;)   (define-fun sym209 () String &quot;Y&quot;)   (define-fun sym800 () String &quot;G&quot;) )" calcext:value-type="string">
            <text:p>(model <text:s text:c="2"/>(define-fun L0 () String "g") <text:s text:c="2"/>(define-fun L2 () String "g") <text:s text:c="2"/>(define-fun L1 () String "g") <text:s text:c="2"/>(define-fun L4 () String "p") <text:s text:c="2"/>(define-fun L3 () String "g") <text:s text:c="2"/>(define-fun L22 () String "p") <text:s text:c="2"/>(define-fun L6 () String "g") <text:s text:c="2"/>(define-fun L10 () String "y") <text:s text:c="2"/>(define-fun L20 () String "p") <text:s text:c="2"/>(define-fun L8 () String "p") <text:s text:c="2"/>(define-fun L15 () String "\u{0}") <text:s text:c="2"/>(define-fun L13 () String "p") <text:s text:c="2"/>(define-fun sym1690 () String "G") <text:s text:c="2"/>(define-fun sym161 () String "") <text:s text:c="2"/>(define-fun sym1472 () String "P") <text:s text:c="2"/>(define-fun sym2551 () String "G") <text:s text:c="2"/>(define-fun sym1256 () String "G") <text:s text:c="2"/>(define-fun sym2333 () String "P") <text:s text:c="2"/>(define-fun sym1038 () String "P") <text:s text:c="2"/>(define-fun sym2117 () String "G") <text:s text:c="2"/>(define-fun sym551 () String "P") <text:s text:c="2"/>(define-fun sym2648 () String "\u{0}") <text:s text:c="2"/>(define-fun sym1899 () String "P") <text:s text:c="2"/>(define-fun sym209 () String "Y") <text:s text:c="2"/>(define-fun sym800 () String "G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23.smt2</text:p>
          </table:table-cell>
          <table:table-cell table:style-name="ce2" office:value-type="float" office:value="1200.044" calcext:value-type="float">
            <text:p>1200.044</text:p>
          </table:table-cell>
          <table:table-cell/>
          <table:table-cell table:style-name="ce4" office:value-type="string" calcext:value-type="string">
            <text:p><text:s/>beasties23.smt2</text:p>
          </table:table-cell>
          <table:table-cell table:style-name="ce5" office:value-type="float" office:value="1200.044" calcext:value-type="float">
            <text:p>1200.044</text:p>
          </table:table-cell>
          <table:table-cell table:style-name="ce5" office:value-type="float" office:value="1.139" calcext:value-type="float">
            <text:p>1.139</text:p>
          </table:table-cell>
          <table:table-cell table:style-name="ce5" office:value-type="float" office:value="2.393" calcext:value-type="float">
            <text:p>2.393</text:p>
          </table:table-cell>
          <table:table-cell table:style-name="ce5" office:value-type="float" office:value="2.71" calcext:value-type="float">
            <text:p>2.71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2336 () String     &quot;&quot;P&quot;&quot;)   (define-fun sym1036 () String     &quot;&quot;p&quot;&quot;)   (define-fun sym551 () String     &quot;&quot;P&quot;&quot;)   (define-fun sym1469 () String     &quot;&quot;P&quot;&quot;)   (define-fun sym209 () String     &quot;&quot;Y&quot;&quot;)   (define-fun sym3396 () String     &quot;&quot;p&quot;&amp;&quot;&quot;&quot;)   (define-fun sym2120 () String     &quot;&quot;H&quot;&quot;)   (define-fun sym2760 () String     &quot;&quot;P&quot;&quot;)   (define-fun sym3184 () String     &quot;&quot;P&quot;&quot;)   (define-fun sym817 () String     &quot;&quot;H&quot;&quot;)   (define-fun sym1254 () String     &quot;&quot;h&quot;&quot;)   (define-fun sym3707 () String     &quot;&amp;&quot;&quot;&quot;\u{2f57b}&quot;&quot;)   (define-fun sym2548 () String     &quot;&quot;P&quot;&quot;)   (define-fun sym3608 () String     &quot;&quot;P&quot;&quot;)   (define-fun sym1687 () String     &quot;&quot;h&quot;&quot;)   (define-fun sym1902 () String     &quot;&quot;p&quot;&quot;)   (define-fun sym2972 () String     &quot;&quot;p&quot;&quot;)   (define-fun sym161 () S&quot;&amp;&quot;tring     &quot;&quot;&quot;&quot;) )&quot;)" office:value-type="string" office:string-value="(   (define-fun sym2336 () String     &quot;P&quot;)   (define-fun sym1036 () String     &quot;p&quot;)   (define-fun sym551 () String     &quot;P&quot;)   (define-fun sym1469 () String     &quot;P&quot;)   (define-fun sym209 () String     &quot;Y&quot;)   (define-fun sym3396 () String     &quot;p&quot;)   (define-fun sym2120 () String     &quot;H&quot;)   (define-fun sym2760 () String     &quot;P&quot;)   (define-fun sym3184 () String     &quot;P&quot;)   (define-fun sym817 () String     &quot;H&quot;)   (define-fun sym1254 () String     &quot;h&quot;)   (define-fun sym3707 () String     &quot;\u{2f57b}&quot;)   (define-fun sym2548 () String     &quot;P&quot;)   (define-fun sym3608 () String     &quot;P&quot;)   (define-fun sym1687 () String     &quot;h&quot;)   (define-fun sym1902 () String     &quot;p&quot;)   (define-fun sym2972 () String     &quot;p&quot;)   (define-fun sym161 () String     &quot;&quot;) )" calcext:value-type="string">
            <text:p>( <text:s text:c="2"/>(define-fun sym2336 () String <text:s text:c="4"/>"P") <text:s text:c="2"/>(define-fun sym1036 () String <text:s text:c="4"/>"p") <text:s text:c="2"/>(define-fun sym551 () String <text:s text:c="4"/>"P") <text:s text:c="2"/>(define-fun sym1469 () String <text:s text:c="4"/>"P") <text:s text:c="2"/>(define-fun sym209 () String <text:s text:c="4"/>"Y") <text:s text:c="2"/>(define-fun sym3396 () String <text:s text:c="4"/>"p") <text:s text:c="2"/>(define-fun sym2120 () String <text:s text:c="4"/>"H") <text:s text:c="2"/>(define-fun sym2760 () String <text:s text:c="4"/>"P") <text:s text:c="2"/>(define-fun sym3184 () String <text:s text:c="4"/>"P") <text:s text:c="2"/>(define-fun sym817 () String <text:s text:c="4"/>"H") <text:s text:c="2"/>(define-fun sym1254 () String <text:s text:c="4"/>"h") <text:s text:c="2"/>(define-fun sym3707 () String <text:s text:c="4"/>"\u{2f57b}") <text:s text:c="2"/>(define-fun sym2548 () String <text:s text:c="4"/>"P") <text:s text:c="2"/>(define-fun sym3608 () String <text:s text:c="4"/>"P") <text:s text:c="2"/>(define-fun sym1687 () String <text:s text:c="4"/>"h") <text:s text:c="2"/>(define-fun sym1902 () String <text:s text:c="4"/>"p") <text:s text:c="2"/>(define-fun sym2972 () String <text:s text:c="4"/>"p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p&quot;&quot;)   (define-fun L2 () String &quot;&quot;p&quot;&quot;)   (define-fun L1 () String &quot;&quot;y&quot;&quot;)   (define-fun L4 () String &quot;&quot;p&quot;&quot;)   (define-fun L3 () String &quot;&quot;h&quot;&quot;)   (define-fun L11 () String &quot;&quot;p&quot;&quot;)   (define-fun L5 () String &quot;&quot;p&quot;&quot;)   (define&quot;&amp;&quot;-fun L8 () String &quot;&quot;h&quot;&quot;)   (define-fun L7 () String &quot;&quot;h&quot;&quot;)   (define-fun L26 () String &quot;&quot;h&quot;&quot;)   (define-fun L25 () String &quot;&quot;p&quot;&quot;)   (define-fun L14 () String &quot;&quot;\u{0}&quot;&quot;)   (define-fun L13 () String &quot;&quot;p&quot;&quot;)   (define-fun L34 () String &quot;&quot;p&quot;&quot;)   (define-fun L23&quot;&amp;&quot; () String &quot;&quot;p&quot;&quot;)   (define-fun L29 () String &quot;&quot;p&quot;&quot;)   (define-fun L16 () String &quot;&quot;p&quot;&quot;)   (define-fun sym3184 () String &quot;&quot;P&quot;&quot;)   (define-fun sym161 () String &quot;&quot;&quot;&quot;)   (define-fun sym3396 () String &quot;&quot;P&quot;&quot;)   (define-fun sym2120 () String &quot;&quot;H&quot;&quot;)   (define-fun&quot;&amp;&quot; sym1254 () String &quot;&quot;H&quot;&quot;)   (define-fun sym2760 () String &quot;&quot;P&quot;&quot;)   (define-fun sym1036 () String &quot;&quot;P&quot;&quot;)   (define-fun sym2972 () String &quot;&quot;P&quot;&quot;)   (define-fun sym2336 () String &quot;&quot;P&quot;&quot;)   (define-fun sym1687 () String &quot;&quot;H&quot;&quot;)   (define-fun sym1469 () String &quot;&quot;&quot;&amp;&quot;P&quot;&quot;)   (define-fun sym551 () String &quot;&quot;P&quot;&quot;)   (define-fun sym2548 () String &quot;&quot;P&quot;&quot;)   (define-fun sym1902 () String &quot;&quot;P&quot;&quot;)   (define-fun sym817 () String &quot;&quot;H&quot;&quot;)   (define-fun sym3707 () String &quot;&quot;\u{0}&quot;&quot;)   (define-fun sym3608 () String &quot;&quot;P&quot;&quot;)   (define-fun &quot;&amp;&quot;sym209 () String &quot;&quot;Y&quot;&quot;) )&quot;)" office:value-type="string" office:string-value="(model   (define-fun L0 () String &quot;p&quot;)   (define-fun L2 () String &quot;p&quot;)   (define-fun L1 () String &quot;y&quot;)   (define-fun L4 () String &quot;p&quot;)   (define-fun L3 () String &quot;h&quot;)   (define-fun L11 () String &quot;p&quot;)   (define-fun L5 () String &quot;p&quot;)   (define-fun L8 () String &quot;h&quot;)   (define-fun L7 () String &quot;h&quot;)   (define-fun L26 () String &quot;h&quot;)   (define-fun L25 () String &quot;p&quot;)   (define-fun L14 () String &quot;\u{0}&quot;)   (define-fun L13 () String &quot;p&quot;)   (define-fun L34 () String &quot;p&quot;)   (define-fun L23 () String &quot;p&quot;)   (define-fun L29 () String &quot;p&quot;)   (define-fun L16 () String &quot;p&quot;)   (define-fun sym3184 () String &quot;P&quot;)   (define-fun sym161 () String &quot;&quot;)   (define-fun sym3396 () String &quot;P&quot;)   (define-fun sym2120 () String &quot;H&quot;)   (define-fun sym1254 () String &quot;H&quot;)   (define-fun sym2760 () String &quot;P&quot;)   (define-fun sym1036 () String &quot;P&quot;)   (define-fun sym2972 () String &quot;P&quot;)   (define-fun sym2336 () String &quot;P&quot;)   (define-fun sym1687 () String &quot;H&quot;)   (define-fun sym1469 () String &quot;P&quot;)   (define-fun sym551 () String &quot;P&quot;)   (define-fun sym2548 () String &quot;P&quot;)   (define-fun sym1902 () String &quot;P&quot;)   (define-fun sym817 () String &quot;H&quot;)   (define-fun sym3707 () String &quot;\u{0}&quot;)   (define-fun sym3608 () String &quot;P&quot;)   (define-fun sym209 () String &quot;Y&quot;) )" calcext:value-type="string">
            <text:p>(model <text:s text:c="2"/>(define-fun L0 () String "p") <text:s text:c="2"/>(define-fun L2 () String "p") <text:s text:c="2"/>(define-fun L1 () String "y") <text:s text:c="2"/>(define-fun L4 () String "p") <text:s text:c="2"/>(define-fun L3 () String "h") <text:s text:c="2"/>(define-fun L11 () String "p") <text:s text:c="2"/>(define-fun L5 () String "p") <text:s text:c="2"/>(define-fun L8 () String "h") <text:s text:c="2"/>(define-fun L7 () String "h") <text:s text:c="2"/>(define-fun L26 () String "h") <text:s text:c="2"/>(define-fun L25 () String "p") <text:s text:c="2"/>(define-fun L14 () String "\u{0}") <text:s text:c="2"/>(define-fun L13 () String "p") <text:s text:c="2"/>(define-fun L34 () String "p") <text:s text:c="2"/>(define-fun L23 () String "p") <text:s text:c="2"/>(define-fun L29 () String "p") <text:s text:c="2"/>(define-fun L16 () String "p") <text:s text:c="2"/>(define-fun sym3184 () String "P") <text:s text:c="2"/>(define-fun sym161 () String "") <text:s text:c="2"/>(define-fun sym3396 () String "P") <text:s text:c="2"/>(define-fun sym2120 () String "H") <text:s text:c="2"/>(define-fun sym1254 () String "H") <text:s text:c="2"/>(define-fun sym2760 () String "P") <text:s text:c="2"/>(define-fun sym1036 () String "P") <text:s text:c="2"/>(define-fun sym2972 () String "P") <text:s text:c="2"/>(define-fun sym2336 () String "P") <text:s text:c="2"/>(define-fun sym1687 () String "H") <text:s text:c="2"/>(define-fun sym1469 () String "P") <text:s text:c="2"/>(define-fun sym551 () String "P") <text:s text:c="2"/>(define-fun sym2548 () String "P") <text:s text:c="2"/>(define-fun sym1902 () String "P") <text:s text:c="2"/>(define-fun sym817 () String "H") <text:s text:c="2"/>(define-fun sym3707 () String "\u{0}") <text:s text:c="2"/>(define-fun sym3608 () String "P") <text:s text:c="2"/>(define-fun sym209 () String "Y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24.smt2</text:p>
          </table:table-cell>
          <table:table-cell table:style-name="ce2" office:value-type="float" office:value="1200.052" calcext:value-type="float">
            <text:p>1200.052</text:p>
          </table:table-cell>
          <table:table-cell/>
          <table:table-cell table:style-name="ce4" office:value-type="string" calcext:value-type="string">
            <text:p><text:s/>beasties24.smt2</text:p>
          </table:table-cell>
          <table:table-cell table:style-name="ce5" office:value-type="float" office:value="1200.052" calcext:value-type="float">
            <text:p>1200.052</text:p>
          </table:table-cell>
          <table:table-cell table:style-name="ce5" office:value-type="float" office:value="2.214" calcext:value-type="float">
            <text:p>2.214</text:p>
          </table:table-cell>
          <table:table-cell table:style-name="ce5" office:value-type="float" office:value="3.102" calcext:value-type="float">
            <text:p>3.102</text:p>
          </table:table-cell>
          <table:table-cell table:style-name="ce5" office:value-type="float" office:value="6.253" calcext:value-type="float">
            <text:p>6.253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689 () String     &quot;&quot;p&quot;&quot;)   (define-fun sym1035 () String     &quot;&quot;P&quot;&quot;)   (define-fun sym1471 () String     &quot;&quot;p&quot;&quot;)   (define-fun sym817 () String     &quot;&quot;p&quot;&quot;)   (define-fun sym209 () String     &quot;&quot;y&quot;&quot;)   (define-fun sym1253 () String     &quot;&quot;P&quot;&amp;&quot;&quot;&quot;)   (define-fun sym2125 () String     &quot;&quot;P&quot;&quot;)   (define-fun sym2660 () String     &quot;&quot;\u{2fffb}&quot;&quot;)   (define-fun sym2343 () String     &quot;&quot;P&quot;&quot;)   (define-fun sym1907 () String     &quot;&quot;p&quot;&quot;)   (define-fun sym551 () String     &quot;&quot;P&quot;&quot;)   (define-fun sym2561 () Stri&quot;&amp;&quot;ng     &quot;&quot;p&quot;&quot;)   (define-fun sym161 () String     &quot;&quot;&quot;&quot;) )&quot;)" office:value-type="string" office:string-value="(   (define-fun sym1689 () String     &quot;p&quot;)   (define-fun sym1035 () String     &quot;P&quot;)   (define-fun sym1471 () String     &quot;p&quot;)   (define-fun sym817 () String     &quot;p&quot;)   (define-fun sym209 () String     &quot;y&quot;)   (define-fun sym1253 () String     &quot;P&quot;)   (define-fun sym2125 () String     &quot;P&quot;)   (define-fun sym2660 () String     &quot;\u{2fffb}&quot;)   (define-fun sym2343 () String     &quot;P&quot;)   (define-fun sym1907 () String     &quot;p&quot;)   (define-fun sym551 () String     &quot;P&quot;)   (define-fun sym2561 () String     &quot;p&quot;)   (define-fun sym161 () String     &quot;&quot;) )" calcext:value-type="string">
            <text:p>( <text:s text:c="2"/>(define-fun sym1689 () String <text:s text:c="4"/>"p") <text:s text:c="2"/>(define-fun sym1035 () String <text:s text:c="4"/>"P") <text:s text:c="2"/>(define-fun sym1471 () String <text:s text:c="4"/>"p") <text:s text:c="2"/>(define-fun sym817 () String <text:s text:c="4"/>"p") <text:s text:c="2"/>(define-fun sym209 () String <text:s text:c="4"/>"y") <text:s text:c="2"/>(define-fun sym1253 () String <text:s text:c="4"/>"P") <text:s text:c="2"/>(define-fun sym2125 () String <text:s text:c="4"/>"P") <text:s text:c="2"/>(define-fun sym2660 () String <text:s text:c="4"/>"\u{2fffb}") <text:s text:c="2"/>(define-fun sym2343 () String <text:s text:c="4"/>"P") <text:s text:c="2"/>(define-fun sym1907 () String <text:s text:c="4"/>"p") <text:s text:c="2"/>(define-fun sym551 () String <text:s text:c="4"/>"P") <text:s text:c="2"/>(define-fun sym2561 () String <text:s text:c="4"/>"p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7 () String &quot;&quot;p&quot;&quot;)   (define-fun L0 () String &quot;&quot;\u{0}&quot;&quot;)   (define-fun L2 () String &quot;&quot;y&quot;&quot;)   (define-fun L1 () String &quot;&quot;p&quot;&quot;)   (define-fun L4 () String &quot;&quot;p&quot;&quot;)   (define-fun L3 () String &quot;&quot;p&quot;&quot;)   (define-fun L10 () String &quot;&quot;p&quot;&quot;)   (d&quot;&amp;&quot;efine-fun L5 () String &quot;&quot;p&quot;&quot;)   (define-fun L8 () String &quot;&quot;p&quot;&quot;)   (define-fun L15 () String &quot;&quot;p&quot;&quot;)   (define-fun L9 () String &quot;&quot;p&quot;&quot;)   (define-fun L12 () String &quot;&quot;p&quot;&quot;)   (define-fun sym161 () String &quot;&quot;&quot;&quot;)   (define-fun sym2561 () String &quot;&quot;P&quot;&quot;)   (define-f&quot;&amp;&quot;un sym2660 () String &quot;&quot;\u{0}&quot;&quot;)   (define-fun sym1471 () String &quot;&quot;P&quot;&quot;)   (define-fun sym2343 () String &quot;&quot;P&quot;&quot;)   (define-fun sym1253 () String &quot;&quot;P&quot;&quot;)   (define-fun sym2125 () String &quot;&quot;P&quot;&quot;)   (define-fun sym1035 () String &quot;&quot;P&quot;&quot;)   (define-fun sym1689 () Str&quot;&amp;&quot;ing &quot;&quot;P&quot;&quot;)   (define-fun sym551 () String &quot;&quot;P&quot;&quot;)   (define-fun sym817 () String &quot;&quot;P&quot;&quot;)   (define-fun sym209 () String &quot;&quot;Y&quot;&quot;)   (define-fun sym1907 () String &quot;&quot;P&quot;&quot;) )&quot;)" office:value-type="string" office:string-value="(model   (define-fun L17 () String &quot;p&quot;)   (define-fun L0 () String &quot;\u{0}&quot;)   (define-fun L2 () String &quot;y&quot;)   (define-fun L1 () String &quot;p&quot;)   (define-fun L4 () String &quot;p&quot;)   (define-fun L3 () String &quot;p&quot;)   (define-fun L10 () String &quot;p&quot;)   (define-fun L5 () String &quot;p&quot;)   (define-fun L8 () String &quot;p&quot;)   (define-fun L15 () String &quot;p&quot;)   (define-fun L9 () String &quot;p&quot;)   (define-fun L12 () String &quot;p&quot;)   (define-fun sym161 () String &quot;&quot;)   (define-fun sym2561 () String &quot;P&quot;)   (define-fun sym2660 () String &quot;\u{0}&quot;)   (define-fun sym1471 () String &quot;P&quot;)   (define-fun sym2343 () String &quot;P&quot;)   (define-fun sym1253 () String &quot;P&quot;)   (define-fun sym2125 () String &quot;P&quot;)   (define-fun sym1035 () String &quot;P&quot;)   (define-fun sym1689 () String &quot;P&quot;)   (define-fun sym551 () String &quot;P&quot;)   (define-fun sym817 () String &quot;P&quot;)   (define-fun sym209 () String &quot;Y&quot;)   (define-fun sym1907 () String &quot;P&quot;) )" calcext:value-type="string">
            <text:p>(model <text:s text:c="2"/>(define-fun L17 () String "p") <text:s text:c="2"/>(define-fun L0 () String "\u{0}") <text:s text:c="2"/>(define-fun L2 () String "y") <text:s text:c="2"/>(define-fun L1 () String "p") <text:s text:c="2"/>(define-fun L4 () String "p") <text:s text:c="2"/>(define-fun L3 () String "p") <text:s text:c="2"/>(define-fun L10 () String "p") <text:s text:c="2"/>(define-fun L5 () String "p") <text:s text:c="2"/>(define-fun L8 () String "p") <text:s text:c="2"/>(define-fun L15 () String "p") <text:s text:c="2"/>(define-fun L9 () String "p") <text:s text:c="2"/>(define-fun L12 () String "p") <text:s text:c="2"/>(define-fun sym161 () String "") <text:s text:c="2"/>(define-fun sym2561 () String "P") <text:s text:c="2"/>(define-fun sym2660 () String "\u{0}") <text:s text:c="2"/>(define-fun sym1471 () String "P") <text:s text:c="2"/>(define-fun sym2343 () String "P") <text:s text:c="2"/>(define-fun sym1253 () String "P") <text:s text:c="2"/>(define-fun sym2125 () String "P") <text:s text:c="2"/>(define-fun sym1035 () String "P") <text:s text:c="2"/>(define-fun sym1689 () String "P") <text:s text:c="2"/>(define-fun sym551 () String "P") <text:s text:c="2"/>(define-fun sym817 () String "P") <text:s text:c="2"/>(define-fun sym209 () String "Y") <text:s text:c="2"/>(define-fun sym1907 () String "P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25.smt2</text:p>
          </table:table-cell>
          <table:table-cell table:style-name="ce2" office:value-type="float" office:value="1200.052" calcext:value-type="float">
            <text:p>1200.052</text:p>
          </table:table-cell>
          <table:table-cell/>
          <table:table-cell table:style-name="ce4" office:value-type="string" calcext:value-type="string">
            <text:p><text:s/>beasties25.smt2</text:p>
          </table:table-cell>
          <table:table-cell table:style-name="ce5" office:value-type="float" office:value="1200.052" calcext:value-type="float">
            <text:p>1200.052</text:p>
          </table:table-cell>
          <table:table-cell table:style-name="ce5" office:value-type="float" office:value="2.032" calcext:value-type="float">
            <text:p>2.032</text:p>
          </table:table-cell>
          <table:table-cell table:style-name="ce5" office:value-type="float" office:value="2.767" calcext:value-type="float">
            <text:p>2.767</text:p>
          </table:table-cell>
          <table:table-cell table:style-name="ce5" office:value-type="float" office:value="4.067" calcext:value-type="float">
            <text:p>4.067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4014 () String     &quot;&quot;L&quot;&quot;)   (define-fun sym5909 () String     &quot;&quot;K&quot;&quot;)   (define-fun sym2110 () String     &quot;&quot;h&quot;&quot;)   (define-fun sym1036 () String     &quot;&quot;G&quot;&quot;)   (define-fun sym2544 () String     &quot;&quot;l&quot;&quot;)   (define-fun sym3596 () String     &quot;&quot;&quot;&amp;&quot;G&quot;&quot;)   (define-fun sym4657 () String     &quot;&quot;G&quot;&quot;)   (define-fun sym6944 () String     &quot;&quot;k&quot;&quot;)   (define-fun sym3164 () String     &quot;&quot;G&quot;&quot;)   (define-fun sym3798 () String     &quot;&quot;g&quot;&quot;)   (define-fun sym5291 () String     &quot;&quot;g&quot;&quot;)   (define-fun sym4441 () String    &quot;&amp;&quot; &quot;&quot;g&quot;&quot;)   (define-fun sym5700 () String     &quot;&quot;h&quot;&quot;)   (define-fun sym6116 () String     &quot;&quot;k&quot;&quot;)   (define-fun sym811 () String     &quot;&quot;G&quot;&quot;)   (define-fun sym3380 () String     &quot;&quot;G&quot;&quot;)   (define-fun sym1893 () String     &quot;&quot;G&quot;&quot;)   (define-fun sym7024 () String  &quot;&amp;&quot;   &quot;&quot;\u{1e01}&quot;&quot;)   (define-fun sym5075 () String     &quot;&quot;G&quot;&quot;)   (define-fun sym6323 () String     &quot;&quot;k&quot;&quot;)   (define-fun sym4859 () String     &quot;&quot;g&quot;&quot;)   (define-fun sym551 () String     &quot;&quot;k&quot;&quot;)   (define-fun sym1677 () String     &quot;&quot;G&quot;&quot;)   (define-fun sym6530 ()&quot;&amp;&quot; String     &quot;&quot;K&quot;&quot;)   (define-fun sym209 () String     &quot;&quot;Y&quot;&quot;)   (define-fun sym2962 () String     &quot;&quot;G&quot;&quot;)   (define-fun sym2331 () String     &quot;&quot;k&quot;&quot;)   (define-fun sym1252 () String     &quot;&quot;G&quot;&quot;)   (define-fun sym1461 () String     &quot;&quot;G&quot;&quot;)   (define-fun sym2756 &quot;&amp;&quot;() String     &quot;&quot;g&quot;&quot;)   (define-fun sym6737 () String     &quot;&quot;k&quot;&quot;)   (define-fun sym5493 () String     &quot;&quot;G&quot;&quot;)   (define-fun sym4226 () String     &quot;&quot;H&quot;&quot;)   (define-fun sym161 () String     &quot;&quot;&quot;&quot;) )&quot;)" office:value-type="string" office:string-value="(   (define-fun sym4014 () String     &quot;L&quot;)   (define-fun sym5909 () String     &quot;K&quot;)   (define-fun sym2110 () String     &quot;h&quot;)   (define-fun sym1036 () String     &quot;G&quot;)   (define-fun sym2544 () String     &quot;l&quot;)   (define-fun sym3596 () String     &quot;G&quot;)   (define-fun sym4657 () String     &quot;G&quot;)   (define-fun sym6944 () String     &quot;k&quot;)   (define-fun sym3164 () String     &quot;G&quot;)   (define-fun sym3798 () String     &quot;g&quot;)   (define-fun sym5291 () String     &quot;g&quot;)   (define-fun sym4441 () String     &quot;g&quot;)   (define-fun sym5700 () String     &quot;h&quot;)   (define-fun sym6116 () String     &quot;k&quot;)   (define-fun sym811 () String     &quot;G&quot;)   (define-fun sym3380 () String     &quot;G&quot;)   (define-fun sym1893 () String     &quot;G&quot;)   (define-fun sym7024 () String     &quot;\u{1e01}&quot;)   (define-fun sym5075 () String     &quot;G&quot;)   (define-fun sym6323 () String     &quot;k&quot;)   (define-fun sym4859 () String     &quot;g&quot;)   (define-fun sym551 () String     &quot;k&quot;)   (define-fun sym1677 () String     &quot;G&quot;)   (define-fun sym6530 () String     &quot;K&quot;)   (define-fun sym209 () String     &quot;Y&quot;)   (define-fun sym2962 () String     &quot;G&quot;)   (define-fun sym2331 () String     &quot;k&quot;)   (define-fun sym1252 () String     &quot;G&quot;)   (define-fun sym1461 () String     &quot;G&quot;)   (define-fun sym2756 () String     &quot;g&quot;)   (define-fun sym6737 () String     &quot;k&quot;)   (define-fun sym5493 () String     &quot;G&quot;)   (define-fun sym4226 () String     &quot;H&quot;)   (define-fun sym161 () String     &quot;&quot;) )" calcext:value-type="string">
            <text:p>( <text:s text:c="2"/>(define-fun sym4014 () String <text:s text:c="4"/>"L") <text:s text:c="2"/>(define-fun sym5909 () String <text:s text:c="4"/>"K") <text:s text:c="2"/>(define-fun sym2110 () String <text:s text:c="4"/>"h") <text:s text:c="2"/>(define-fun sym1036 () String <text:s text:c="4"/>"G") <text:s text:c="2"/>(define-fun sym2544 () String <text:s text:c="4"/>"l") <text:s text:c="2"/>(define-fun sym3596 () String <text:s text:c="4"/>"G") <text:s text:c="2"/>(define-fun sym4657 () String <text:s text:c="4"/>"G") <text:s text:c="2"/>(define-fun sym6944 () String <text:s text:c="4"/>"k") <text:s text:c="2"/>(define-fun sym3164 () String <text:s text:c="4"/>"G") <text:s text:c="2"/>(define-fun sym3798 () String <text:s text:c="4"/>"g") <text:s text:c="2"/>(define-fun sym5291 () String <text:s text:c="4"/>"g") <text:s text:c="2"/>(define-fun sym4441 () String <text:s text:c="4"/>"g") <text:s text:c="2"/>(define-fun sym5700 () String <text:s text:c="4"/>"h") <text:s text:c="2"/>(define-fun sym6116 () String <text:s text:c="4"/>"k") <text:s text:c="2"/>(define-fun sym811 () String <text:s text:c="4"/>"G") <text:s text:c="2"/>(define-fun sym3380 () String <text:s text:c="4"/>"G") <text:s text:c="2"/>(define-fun sym1893 () String <text:s text:c="4"/>"G") <text:s text:c="2"/>(define-fun sym7024 () String <text:s text:c="4"/>"\u{1e01}") <text:s text:c="2"/>(define-fun sym5075 () String <text:s text:c="4"/>"G") <text:s text:c="2"/>(define-fun sym6323 () String <text:s text:c="4"/>"k") <text:s text:c="2"/>(define-fun sym4859 () String <text:s text:c="4"/>"g") <text:s text:c="2"/>(define-fun sym551 () String <text:s text:c="4"/>"k") <text:s text:c="2"/>(define-fun sym1677 () String <text:s text:c="4"/>"G") <text:s text:c="2"/>(define-fun sym6530 () String <text:s text:c="4"/>"K") <text:s text:c="2"/>(define-fun sym209 () String <text:s text:c="4"/>"Y") <text:s text:c="2"/>(define-fun sym2962 () String <text:s text:c="4"/>"G") <text:s text:c="2"/>(define-fun sym2331 () String <text:s text:c="4"/>"k") <text:s text:c="2"/>(define-fun sym1252 () String <text:s text:c="4"/>"G") <text:s text:c="2"/>(define-fun sym1461 () String <text:s text:c="4"/>"G") <text:s text:c="2"/>(define-fun sym2756 () String <text:s text:c="4"/>"g") <text:s text:c="2"/>(define-fun sym6737 () String <text:s text:c="4"/>"k") <text:s text:c="2"/>(define-fun sym5493 () String <text:s text:c="4"/>"G") <text:s text:c="2"/>(define-fun sym4226 () String <text:s text:c="4"/>"H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l&quot;&quot;)   (define-fun L2 () String &quot;&quot;h&quot;&quot;)   (define-fun L4 () String &quot;&quot;g&quot;&quot;)   (define-fun L22 () String &quot;&quot;l&quot;&quot;)   (define-fun L6 () String &quot;&quot;g&quot;&quot;)   (define-fun L76 () String &quot;&quot;k&quot;&quot;)   (define-fun L10 () String &quot;&quot;k&quot;&quot;)   (defi&quot;&amp;&quot;ne-fun L20 () String &quot;&quot;k&quot;&quot;)   (define-fun L8 () String &quot;&quot;g&quot;&quot;)   (define-fun L30 () String &quot;&quot;g&quot;&quot;)   (define-fun L48 () String &quot;&quot;g&quot;&quot;)   (define-fun L14 () String &quot;&quot;h&quot;&quot;)   (define-fun L24 () String &quot;&quot;g&quot;&quot;)   (define-fun L12 () String &quot;&quot;g&quot;&quot;)   (define-fun L18 &quot;&amp;&quot;() String &quot;&quot;g&quot;&quot;)   (define-fun L28 () String &quot;&quot;k&quot;&quot;)   (define-fun L38 () String &quot;&quot;g&quot;&quot;)   (define-fun L16 () String &quot;&quot;y&quot;&quot;)   (define-fun L1 () String &quot;&quot;g&quot;&quot;)   (define-fun L3 () String &quot;&quot;h&quot;&quot;)   (define-fun L33 () String &quot;&quot;g&quot;&quot;)   (define-fun L11 () String &quot;&quot;&quot;&amp;&quot;g&quot;&quot;)   (define-fun L65 () String &quot;&quot;k&quot;&quot;)   (define-fun L5 () String &quot;&quot;k&quot;&quot;)   (define-fun L53 () String &quot;&quot;g&quot;&quot;)   (define-fun L41 () String &quot;&quot;k&quot;&quot;)   (define-fun L7 () String &quot;&quot;\u{0}&quot;&quot;)   (define-fun L25 () String &quot;&quot;g&quot;&quot;)   (define-fun L9 () String &quot;&quot;g&quot;&quot;)   (d&quot;&amp;&quot;efine-fun L35 () String &quot;&quot;g&quot;&quot;)   (define-fun L13 () String &quot;&quot;g&quot;&quot;)   (define-fun L23 () String &quot;&quot;g&quot;&quot;)   (define-fun L19 () String &quot;&quot;k&quot;&quot;)   (define-fun sym5493 () String &quot;&quot;G&quot;&quot;)   (define-fun sym5075 () String &quot;&quot;G&quot;&quot;)   (define-fun sym1252 () String &quot;&quot;G&quot;&quot;)   &quot;&amp;&quot;(define-fun sym4441 () String &quot;&quot;G&quot;&quot;)   (define-fun sym3596 () String &quot;&quot;G&quot;&quot;)   (define-fun sym1036 () String &quot;&quot;G&quot;&quot;)   (define-fun sym4226 () String &quot;&quot;H&quot;&quot;)   (define-fun sym1893 () String &quot;&quot;G&quot;&quot;)   (define-fun sym3798 () String &quot;&quot;G&quot;&quot;)   (define-fun sym2962 (&quot;&amp;&quot;) String &quot;&quot;G&quot;&quot;)   (define-fun sym2544 () String &quot;&quot;L&quot;&quot;)   (define-fun sym551 () String &quot;&quot;K&quot;&quot;)   (define-fun sym1677 () String &quot;&quot;G&quot;&quot;)   (define-fun sym6737 () String &quot;&quot;K&quot;&quot;)   (define-fun sym811 () String &quot;&quot;G&quot;&quot;)   (define-fun sym6116 () String &quot;&quot;K&quot;&quot;)   (defi&quot;&amp;&quot;ne-fun sym6530 () String &quot;&quot;K&quot;&quot;)   (define-fun sym7024 () String &quot;&quot;\u{0}&quot;&quot;)   (define-fun sym3380 () String &quot;&quot;G&quot;&quot;)   (define-fun sym161 () String &quot;&quot;&quot;&quot;)   (define-fun sym3164 () String &quot;&quot;G&quot;&quot;)   (define-fun sym1461 () String &quot;&quot;G&quot;&quot;)   (define-fun sym2110 () S&quot;&amp;&quot;tring &quot;&quot;H&quot;&quot;)   (define-fun sym4014 () String &quot;&quot;L&quot;&quot;)   (define-fun sym2331 () String &quot;&quot;K&quot;&quot;)   (define-fun sym5700 () String &quot;&quot;H&quot;&quot;)   (define-fun sym4657 () String &quot;&quot;G&quot;&quot;)   (define-fun sym2756 () String &quot;&quot;G&quot;&quot;)   (define-fun sym4859 () String &quot;&quot;G&quot;&quot;)   (defin&quot;&amp;&quot;e-fun sym209 () String &quot;&quot;Y&quot;&quot;)   (define-fun sym5909 () String &quot;&quot;K&quot;&quot;)   (define-fun sym6944 () String &quot;&quot;K&quot;&quot;)   (define-fun sym6323 () String &quot;&quot;K&quot;&quot;)   (define-fun sym5291 () String &quot;&quot;G&quot;&quot;) )&quot;)" office:value-type="string" office:string-value="(model   (define-fun L0 () String &quot;l&quot;)   (define-fun L2 () String &quot;h&quot;)   (define-fun L4 () String &quot;g&quot;)   (define-fun L22 () String &quot;l&quot;)   (define-fun L6 () String &quot;g&quot;)   (define-fun L76 () String &quot;k&quot;)   (define-fun L10 () String &quot;k&quot;)   (define-fun L20 () String &quot;k&quot;)   (define-fun L8 () String &quot;g&quot;)   (define-fun L30 () String &quot;g&quot;)   (define-fun L48 () String &quot;g&quot;)   (define-fun L14 () String &quot;h&quot;)   (define-fun L24 () String &quot;g&quot;)   (define-fun L12 () String &quot;g&quot;)   (define-fun L18 () String &quot;g&quot;)   (define-fun L28 () String &quot;k&quot;)   (define-fun L38 () String &quot;g&quot;)   (define-fun L16 () String &quot;y&quot;)   (define-fun L1 () String &quot;g&quot;)   (define-fun L3 () String &quot;h&quot;)   (define-fun L33 () String &quot;g&quot;)   (define-fun L11 () String &quot;g&quot;)   (define-fun L65 () String &quot;k&quot;)   (define-fun L5 () String &quot;k&quot;)   (define-fun L53 () String &quot;g&quot;)   (define-fun L41 () String &quot;k&quot;)   (define-fun L7 () String &quot;\u{0}&quot;)   (define-fun L25 () String &quot;g&quot;)   (define-fun L9 () String &quot;g&quot;)   (define-fun L35 () String &quot;g&quot;)   (define-fun L13 () String &quot;g&quot;)   (define-fun L23 () String &quot;g&quot;)   (define-fun L19 () String &quot;k&quot;)   (define-fun sym5493 () String &quot;G&quot;)   (define-fun sym5075 () String &quot;G&quot;)   (define-fun sym1252 () String &quot;G&quot;)   (define-fun sym4441 () String &quot;G&quot;)   (define-fun sym3596 () String &quot;G&quot;)   (define-fun sym1036 () String &quot;G&quot;)   (define-fun sym4226 () String &quot;H&quot;)   (define-fun sym1893 () String &quot;G&quot;)   (define-fun sym3798 () String &quot;G&quot;)   (define-fun sym2962 () String &quot;G&quot;)   (define-fun sym2544 () String &quot;L&quot;)   (define-fun sym551 () String &quot;K&quot;)   (define-fun sym1677 () String &quot;G&quot;)   (define-fun sym6737 () String &quot;K&quot;)   (define-fun sym811 () String &quot;G&quot;)   (define-fun sym6116 () String &quot;K&quot;)   (define-fun sym6530 () String &quot;K&quot;)   (define-fun sym7024 () String &quot;\u{0}&quot;)   (define-fun sym3380 () String &quot;G&quot;)   (define-fun sym161 () String &quot;&quot;)   (define-fun sym3164 () String &quot;G&quot;)   (define-fun sym1461 () String &quot;G&quot;)   (define-fun sym2110 () String &quot;H&quot;)   (define-fun sym4014 () String &quot;L&quot;)   (define-fun sym2331 () String &quot;K&quot;)   (define-fun sym5700 () String &quot;H&quot;)   (define-fun sym4657 () String &quot;G&quot;)   (define-fun sym2756 () String &quot;G&quot;)   (define-fun sym4859 () String &quot;G&quot;)   (define-fun sym209 () String &quot;Y&quot;)   (define-fun sym5909 () String &quot;K&quot;)   (define-fun sym6944 () String &quot;K&quot;)   (define-fun sym6323 () String &quot;K&quot;)   (define-fun sym5291 () String &quot;G&quot;) )" calcext:value-type="string">
            <text:p>(model <text:s text:c="2"/>(define-fun L0 () String "l") <text:s text:c="2"/>(define-fun L2 () String "h") <text:s text:c="2"/>(define-fun L4 () String "g") <text:s text:c="2"/>(define-fun L22 () String "l") <text:s text:c="2"/>(define-fun L6 () String "g") <text:s text:c="2"/>(define-fun L76 () String "k") <text:s text:c="2"/>(define-fun L10 () String "k") <text:s text:c="2"/>(define-fun L20 () String "k") <text:s text:c="2"/>(define-fun L8 () String "g") <text:s text:c="2"/>(define-fun L30 () String "g") <text:s text:c="2"/>(define-fun L48 () String "g") <text:s text:c="2"/>(define-fun L14 () String "h") <text:s text:c="2"/>(define-fun L24 () String "g") <text:s text:c="2"/>(define-fun L12 () String "g") <text:s text:c="2"/>(define-fun L18 () String "g") <text:s text:c="2"/>(define-fun L28 () String "k") <text:s text:c="2"/>(define-fun L38 () String "g") <text:s text:c="2"/>(define-fun L16 () String "y") <text:s text:c="2"/>(define-fun L1 () String "g") <text:s text:c="2"/>(define-fun L3 () String "h") <text:s text:c="2"/>(define-fun L33 () String "g") <text:s text:c="2"/>(define-fun L11 () String "g") <text:s text:c="2"/>(define-fun L65 () String "k") <text:s text:c="2"/>(define-fun L5 () String "k") <text:s text:c="2"/>(define-fun L53 () String "g") <text:s text:c="2"/>(define-fun L41 () String "k") <text:s text:c="2"/>(define-fun L7 () String "\u{0}") <text:s text:c="2"/>(define-fun L25 () String "g") <text:s text:c="2"/>(define-fun L9 () String "g") <text:s text:c="2"/>(define-fun L35 () String "g") <text:s text:c="2"/>(define-fun L13 () String "g") <text:s text:c="2"/>(define-fun L23 () String "g") <text:s text:c="2"/>(define-fun L19 () String "k") <text:s text:c="2"/>(define-fun sym5493 () String "G") <text:s text:c="2"/>(define-fun sym5075 () String "G") <text:s text:c="2"/>(define-fun sym1252 () String "G") <text:s text:c="2"/>(define-fun sym4441 () String "G") <text:s text:c="2"/>(define-fun sym3596 () String "G") <text:s text:c="2"/>(define-fun sym1036 () String "G") <text:s text:c="2"/>(define-fun sym4226 () String "H") <text:s text:c="2"/>(define-fun sym1893 () String "G") <text:s text:c="2"/>(define-fun sym3798 () String "G") <text:s text:c="2"/>(define-fun sym2962 () String "G") <text:s text:c="2"/>(define-fun sym2544 () String "L") <text:s text:c="2"/>(define-fun sym551 () String "K") <text:s text:c="2"/>(define-fun sym1677 () String "G") <text:s text:c="2"/>(define-fun sym6737 () String "K") <text:s text:c="2"/>(define-fun sym811 () String "G") <text:s text:c="2"/>(define-fun sym6116 () String "K") <text:s text:c="2"/>(define-fun sym6530 () String "K") <text:s text:c="2"/>(define-fun sym7024 () String "\u{0}") <text:s text:c="2"/>(define-fun sym3380 () String "G") <text:s text:c="2"/>(define-fun sym161 () String "") <text:s text:c="2"/>(define-fun sym3164 () String "G") <text:s text:c="2"/>(define-fun sym1461 () String "G") <text:s text:c="2"/>(define-fun sym2110 () String "H") <text:s text:c="2"/>(define-fun sym4014 () String "L") <text:s text:c="2"/>(define-fun sym2331 () String "K") <text:s text:c="2"/>(define-fun sym5700 () String "H") <text:s text:c="2"/>(define-fun sym4657 () String "G") <text:s text:c="2"/>(define-fun sym2756 () String "G") <text:s text:c="2"/>(define-fun sym4859 () String "G") <text:s text:c="2"/>(define-fun sym209 () String "Y") <text:s text:c="2"/>(define-fun sym5909 () String "K") <text:s text:c="2"/>(define-fun sym6944 () String "K") <text:s text:c="2"/>(define-fun sym6323 () String "K") <text:s text:c="2"/>(define-fun sym5291 () String "G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26.smt2</text:p>
          </table:table-cell>
          <table:table-cell table:style-name="ce2" office:value-type="float" office:value="1200.046" calcext:value-type="float">
            <text:p>1200.046</text:p>
          </table:table-cell>
          <table:table-cell/>
          <table:table-cell table:style-name="ce4" office:value-type="string" calcext:value-type="string">
            <text:p><text:s/>beasties26.smt2</text:p>
          </table:table-cell>
          <table:table-cell table:style-name="ce5" office:value-type="float" office:value="1200.046" calcext:value-type="float">
            <text:p>1200.046</text:p>
          </table:table-cell>
          <table:table-cell table:style-name="ce5" office:value-type="float" office:value="1.645" calcext:value-type="float">
            <text:p>1.645</text:p>
          </table:table-cell>
          <table:table-cell table:style-name="ce5" office:value-type="float" office:value="2.609" calcext:value-type="float">
            <text:p>2.609</text:p>
          </table:table-cell>
          <table:table-cell table:style-name="ce5" office:value-type="float" office:value="0.819" calcext:value-type="float">
            <text:p>0.819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679 () String     &quot;&quot;h&quot;&quot;)   (define-fun sym3583 () String     &quot;&quot;G&quot;&quot;)   (define-fun sym2751 () String     &quot;&quot;G&quot;&quot;)   (define-fun sym4206 () String     &quot;&quot;k&quot;&quot;)   (define-fun sym3793 () String     &quot;&quot;g&quot;&quot;)   (define-fun sym4000 () String     &quot;&quot;&quot;&amp;&quot;L&quot;&quot;)   (define-fun sym1470 () String     &quot;&quot;G&quot;&quot;)   (define-fun sym1036 () String     &quot;&quot;H&quot;&quot;)   (define-fun sym551 () String     &quot;&quot;K&quot;&quot;)   (define-fun sym3376 () String     &quot;&quot;k&quot;&quot;)   (define-fun sym4623 () String     &quot;&quot;K&quot;&quot;)   (define-fun sym209 () String     &quot;&amp;&quot;&quot;&quot;Y&quot;&quot;)   (define-fun sym1257 () String     &quot;&quot;K&quot;&quot;)   (define-fun sym2953 () String     &quot;&quot;H&quot;&quot;)   (define-fun sym2538 () String     &quot;&quot;K&quot;&quot;)   (define-fun sym2323 () String     &quot;&quot;h&quot;&quot;)   (define-fun sym2107 () String     &quot;&quot;G&quot;&quot;)   (define-fun sym3169 () String  &quot;&amp;&quot;   &quot;&quot;K&quot;&quot;)   (define-fun sym1894 () String     &quot;&quot;K&quot;&quot;)   (define-fun sym811 () String     &quot;&quot;G&quot;&quot;)   (define-fun sym4413 () String     &quot;&quot;G&quot;&quot;)   (define-fun sym4717 () String     &quot;&quot;\u{2ffed}&quot;&quot;)   (define-fun sym161 () String     &quot;&quot;&quot;&quot;) )&quot;)" office:value-type="string" office:string-value="(   (define-fun sym1679 () String     &quot;h&quot;)   (define-fun sym3583 () String     &quot;G&quot;)   (define-fun sym2751 () String     &quot;G&quot;)   (define-fun sym4206 () String     &quot;k&quot;)   (define-fun sym3793 () String     &quot;g&quot;)   (define-fun sym4000 () String     &quot;L&quot;)   (define-fun sym1470 () String     &quot;G&quot;)   (define-fun sym1036 () String     &quot;H&quot;)   (define-fun sym551 () String     &quot;K&quot;)   (define-fun sym3376 () String     &quot;k&quot;)   (define-fun sym4623 () String     &quot;K&quot;)   (define-fun sym209 () String     &quot;Y&quot;)   (define-fun sym1257 () String     &quot;K&quot;)   (define-fun sym2953 () String     &quot;H&quot;)   (define-fun sym2538 () String     &quot;K&quot;)   (define-fun sym2323 () String     &quot;h&quot;)   (define-fun sym2107 () String     &quot;G&quot;)   (define-fun sym3169 () String     &quot;K&quot;)   (define-fun sym1894 () String     &quot;K&quot;)   (define-fun sym811 () String     &quot;G&quot;)   (define-fun sym4413 () String     &quot;G&quot;)   (define-fun sym4717 () String     &quot;\u{2ffed}&quot;)   (define-fun sym161 () String     &quot;&quot;) )" calcext:value-type="string">
            <text:p>( <text:s text:c="2"/>(define-fun sym1679 () String <text:s text:c="4"/>"h") <text:s text:c="2"/>(define-fun sym3583 () String <text:s text:c="4"/>"G") <text:s text:c="2"/>(define-fun sym2751 () String <text:s text:c="4"/>"G") <text:s text:c="2"/>(define-fun sym4206 () String <text:s text:c="4"/>"k") <text:s text:c="2"/>(define-fun sym3793 () String <text:s text:c="4"/>"g") <text:s text:c="2"/>(define-fun sym4000 () String <text:s text:c="4"/>"L") <text:s text:c="2"/>(define-fun sym1470 () String <text:s text:c="4"/>"G") <text:s text:c="2"/>(define-fun sym1036 () String <text:s text:c="4"/>"H") <text:s text:c="2"/>(define-fun sym551 () String <text:s text:c="4"/>"K") <text:s text:c="2"/>(define-fun sym3376 () String <text:s text:c="4"/>"k") <text:s text:c="2"/>(define-fun sym4623 () String <text:s text:c="4"/>"K") <text:s text:c="2"/>(define-fun sym209 () String <text:s text:c="4"/>"Y") <text:s text:c="2"/>(define-fun sym1257 () String <text:s text:c="4"/>"K") <text:s text:c="2"/>(define-fun sym2953 () String <text:s text:c="4"/>"H") <text:s text:c="2"/>(define-fun sym2538 () String <text:s text:c="4"/>"K") <text:s text:c="2"/>(define-fun sym2323 () String <text:s text:c="4"/>"h") <text:s text:c="2"/>(define-fun sym2107 () String <text:s text:c="4"/>"G") <text:s text:c="2"/>(define-fun sym3169 () String <text:s text:c="4"/>"K") <text:s text:c="2"/>(define-fun sym1894 () String <text:s text:c="4"/>"K") <text:s text:c="2"/>(define-fun sym811 () String <text:s text:c="4"/>"G") <text:s text:c="2"/>(define-fun sym4413 () String <text:s text:c="4"/>"G") <text:s text:c="2"/>(define-fun sym4717 () String <text:s text:c="4"/>"\u{2ffed}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g&quot;&quot;)   (define-fun L2 () String &quot;&quot;k&quot;&quot;)   (define-fun L1 () String &quot;&quot;h&quot;&quot;)   (define-fun L71 () String &quot;&quot;\u{0}&quot;&quot;)   (define-fun L4 () String &quot;&quot;k&quot;&quot;)   (define-fun L3 () String &quot;&quot;h&quot;&quot;)   (define-fun L11 () String &quot;&quot;k&quot;&quot;)   (d&quot;&amp;&quot;efine-fun L6 () String &quot;&quot;h&quot;&quot;)   (define-fun L21 () String &quot;&quot;k&quot;&quot;)   (define-fun L10 () String &quot;&quot;l&quot;&quot;)   (define-fun L5 () String &quot;&quot;g&quot;&quot;)   (define-fun L53 () String &quot;&quot;k&quot;&quot;)   (define-fun L8 () String &quot;&quot;g&quot;&quot;)   (define-fun L7 () String &quot;&quot;g&quot;&quot;)   (define-fun L9 (&quot;&amp;&quot;) String &quot;&quot;h&quot;&quot;)   (define-fun L35 () String &quot;&quot;y&quot;&quot;)   (define-fun L13 () String &quot;&quot;k&quot;&quot;)   (define-fun L23 () String &quot;&quot;k&quot;&quot;)   (define-fun L12 () String &quot;&quot;g&quot;&quot;)   (define-fun L17 () String &quot;&quot;k&quot;&quot;)   (define-fun L38 () String &quot;&quot;g&quot;&quot;)   (define-fun L27 () String &quot;&amp;&quot;&quot;&quot;g&quot;&quot;)   (define-fun sym161 () String &quot;&quot;&quot;&quot;)   (define-fun sym1470 () String &quot;&quot;G&quot;&quot;)   (define-fun sym4000 () String &quot;&quot;L&quot;&quot;)   (define-fun sym3583 () String &quot;&quot;G&quot;&quot;)   (define-fun sym3793 () String &quot;&quot;G&quot;&quot;)   (define-fun sym3376 () String &quot;&quot;K&quot;&quot;)   (define-fun sy&quot;&amp;&quot;m1894 () String &quot;&quot;K&quot;&quot;)   (define-fun sym2323 () String &quot;&quot;H&quot;&quot;)   (define-fun sym1036 () String &quot;&quot;H&quot;&quot;)   (define-fun sym4413 () String &quot;&quot;G&quot;&quot;)   (define-fun sym2751 () String &quot;&quot;G&quot;&quot;)   (define-fun sym3169 () String &quot;&quot;K&quot;&quot;)   (define-fun sym4623 () String &quot;&quot;K&quot;&quot;&quot;&amp;&quot;)   (define-fun sym1257 () String &quot;&quot;K&quot;&quot;)   (define-fun sym4206 () String &quot;&quot;K&quot;&quot;)   (define-fun sym2107 () String &quot;&quot;G&quot;&quot;)   (define-fun sym551 () String &quot;&quot;K&quot;&quot;)   (define-fun sym2953 () String &quot;&quot;H&quot;&quot;)   (define-fun sym2538 () String &quot;&quot;K&quot;&quot;)   (define-fun sym167&quot;&amp;&quot;9 () String &quot;&quot;H&quot;&quot;)   (define-fun sym4717 () String &quot;&quot;\u{0}&quot;&quot;)   (define-fun sym209 () String &quot;&quot;Y&quot;&quot;)   (define-fun sym811 () String &quot;&quot;G&quot;&quot;) )&quot;)" office:value-type="string" office:string-value="(model   (define-fun L0 () String &quot;g&quot;)   (define-fun L2 () String &quot;k&quot;)   (define-fun L1 () String &quot;h&quot;)   (define-fun L71 () String &quot;\u{0}&quot;)   (define-fun L4 () String &quot;k&quot;)   (define-fun L3 () String &quot;h&quot;)   (define-fun L11 () String &quot;k&quot;)   (define-fun L6 () String &quot;h&quot;)   (define-fun L21 () String &quot;k&quot;)   (define-fun L10 () String &quot;l&quot;)   (define-fun L5 () String &quot;g&quot;)   (define-fun L53 () String &quot;k&quot;)   (define-fun L8 () String &quot;g&quot;)   (define-fun L7 () String &quot;g&quot;)   (define-fun L9 () String &quot;h&quot;)   (define-fun L35 () String &quot;y&quot;)   (define-fun L13 () String &quot;k&quot;)   (define-fun L23 () String &quot;k&quot;)   (define-fun L12 () String &quot;g&quot;)   (define-fun L17 () String &quot;k&quot;)   (define-fun L38 () String &quot;g&quot;)   (define-fun L27 () String &quot;g&quot;)   (define-fun sym161 () String &quot;&quot;)   (define-fun sym1470 () String &quot;G&quot;)   (define-fun sym4000 () String &quot;L&quot;)   (define-fun sym3583 () String &quot;G&quot;)   (define-fun sym3793 () String &quot;G&quot;)   (define-fun sym3376 () String &quot;K&quot;)   (define-fun sym1894 () String &quot;K&quot;)   (define-fun sym2323 () String &quot;H&quot;)   (define-fun sym1036 () String &quot;H&quot;)   (define-fun sym4413 () String &quot;G&quot;)   (define-fun sym2751 () String &quot;G&quot;)   (define-fun sym3169 () String &quot;K&quot;)   (define-fun sym4623 () String &quot;K&quot;)   (define-fun sym1257 () String &quot;K&quot;)   (define-fun sym4206 () String &quot;K&quot;)   (define-fun sym2107 () String &quot;G&quot;)   (define-fun sym551 () String &quot;K&quot;)   (define-fun sym2953 () String &quot;H&quot;)   (define-fun sym2538 () String &quot;K&quot;)   (define-fun sym1679 () String &quot;H&quot;)   (define-fun sym4717 () String &quot;\u{0}&quot;)   (define-fun sym209 () String &quot;Y&quot;)   (define-fun sym811 () String &quot;G&quot;) )" calcext:value-type="string">
            <text:p>(model <text:s text:c="2"/>(define-fun L0 () String "g") <text:s text:c="2"/>(define-fun L2 () String "k") <text:s text:c="2"/>(define-fun L1 () String "h") <text:s text:c="2"/>(define-fun L71 () String "\u{0}") <text:s text:c="2"/>(define-fun L4 () String "k") <text:s text:c="2"/>(define-fun L3 () String "h") <text:s text:c="2"/>(define-fun L11 () String "k") <text:s text:c="2"/>(define-fun L6 () String "h") <text:s text:c="2"/>(define-fun L21 () String "k") <text:s text:c="2"/>(define-fun L10 () String "l") <text:s text:c="2"/>(define-fun L5 () String "g") <text:s text:c="2"/>(define-fun L53 () String "k") <text:s text:c="2"/>(define-fun L8 () String "g") <text:s text:c="2"/>(define-fun L7 () String "g") <text:s text:c="2"/>(define-fun L9 () String "h") <text:s text:c="2"/>(define-fun L35 () String "y") <text:s text:c="2"/>(define-fun L13 () String "k") <text:s text:c="2"/>(define-fun L23 () String "k") <text:s text:c="2"/>(define-fun L12 () String "g") <text:s text:c="2"/>(define-fun L17 () String "k") <text:s text:c="2"/>(define-fun L38 () String "g") <text:s text:c="2"/>(define-fun L27 () String "g") <text:s text:c="2"/>(define-fun sym161 () String "") <text:s text:c="2"/>(define-fun sym1470 () String "G") <text:s text:c="2"/>(define-fun sym4000 () String "L") <text:s text:c="2"/>(define-fun sym3583 () String "G") <text:s text:c="2"/>(define-fun sym3793 () String "G") <text:s text:c="2"/>(define-fun sym3376 () String "K") <text:s text:c="2"/>(define-fun sym1894 () String "K") <text:s text:c="2"/>(define-fun sym2323 () String "H") <text:s text:c="2"/>(define-fun sym1036 () String "H") <text:s text:c="2"/>(define-fun sym4413 () String "G") <text:s text:c="2"/>(define-fun sym2751 () String "G") <text:s text:c="2"/>(define-fun sym3169 () String "K") <text:s text:c="2"/>(define-fun sym4623 () String "K") <text:s text:c="2"/>(define-fun sym1257 () String "K") <text:s text:c="2"/>(define-fun sym4206 () String "K") <text:s text:c="2"/>(define-fun sym2107 () String "G") <text:s text:c="2"/>(define-fun sym551 () String "K") <text:s text:c="2"/>(define-fun sym2953 () String "H") <text:s text:c="2"/>(define-fun sym2538 () String "K") <text:s text:c="2"/>(define-fun sym1679 () String "H") <text:s text:c="2"/>(define-fun sym4717 () String "\u{0}") <text:s text:c="2"/>(define-fun sym209 () String "Y") <text:s text:c="2"/>(define-fun sym811 () String "G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27.smt2</text:p>
          </table:table-cell>
          <table:table-cell table:style-name="ce2" office:value-type="float" office:value="1200.064" calcext:value-type="float">
            <text:p>1200.064</text:p>
          </table:table-cell>
          <table:table-cell/>
          <table:table-cell table:style-name="ce4" office:value-type="string" calcext:value-type="string">
            <text:p><text:s/>beasties27.smt2</text:p>
          </table:table-cell>
          <table:table-cell table:style-name="ce5" office:value-type="float" office:value="1200.064" calcext:value-type="float">
            <text:p>1200.064</text:p>
          </table:table-cell>
          <table:table-cell table:style-name="ce5" office:value-type="float" office:value="2.032" calcext:value-type="float">
            <text:p>2.032</text:p>
          </table:table-cell>
          <table:table-cell table:style-name="ce5" office:value-type="float" office:value="2.746" calcext:value-type="float">
            <text:p>2.746</text:p>
          </table:table-cell>
          <table:table-cell table:style-name="ce5" office:value-type="float" office:value="2.888" calcext:value-type="float">
            <text:p>2.888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2090 () String     &quot;&quot;G&quot;&quot;)   (define-fun sym1877 () String     &quot;&quot;k&quot;&quot;)   (define-fun sym1232 () String     &quot;&quot;g&quot;&quot;)   (define-fun sym2187 () String     &quot;&quot;\u{1cf70}&quot;&quot;)   (define-fun sym1019 () String     &quot;&quot;K&quot;&quot;)   (define-fun sym1455 () Strin&quot;&amp;&quot;g     &quot;&quot;K&quot;&quot;)   (define-fun sym1668 () String     &quot;&quot;g&quot;&quot;)   (define-fun sym551 () String     &quot;&quot;K&quot;&quot;)   (define-fun sym811 () String     &quot;&quot;G&quot;&quot;)   (define-fun sym209 () String     &quot;&quot;Y&quot;&quot;)   (define-fun sym161 () String     &quot;&quot;&quot;&quot;) )&quot;)" office:value-type="string" office:string-value="(   (define-fun sym2090 () String     &quot;G&quot;)   (define-fun sym1877 () String     &quot;k&quot;)   (define-fun sym1232 () String     &quot;g&quot;)   (define-fun sym2187 () String     &quot;\u{1cf70}&quot;)   (define-fun sym1019 () String     &quot;K&quot;)   (define-fun sym1455 () String     &quot;K&quot;)   (define-fun sym1668 () String     &quot;g&quot;)   (define-fun sym551 () String     &quot;K&quot;)   (define-fun sym811 () String     &quot;G&quot;)   (define-fun sym209 () String     &quot;Y&quot;)   (define-fun sym161 () String     &quot;&quot;) )" calcext:value-type="string">
            <text:p>( <text:s text:c="2"/>(define-fun sym2090 () String <text:s text:c="4"/>"G") <text:s text:c="2"/>(define-fun sym1877 () String <text:s text:c="4"/>"k") <text:s text:c="2"/>(define-fun sym1232 () String <text:s text:c="4"/>"g") <text:s text:c="2"/>(define-fun sym2187 () String <text:s text:c="4"/>"\u{1cf70}") <text:s text:c="2"/>(define-fun sym1019 () String <text:s text:c="4"/>"K") <text:s text:c="2"/>(define-fun sym1455 () String <text:s text:c="4"/>"K") <text:s text:c="2"/>(define-fun sym1668 () String <text:s text:c="4"/>"g") <text:s text:c="2"/>(define-fun sym551 () String <text:s text:c="4"/>"K") <text:s text:c="2"/>(define-fun sym811 () String <text:s text:c="4"/>"G") <text:s text:c="2"/>(define-fun sym209 () String <text:s text:c="4"/>"Y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7 () String &quot;&quot;k&quot;&quot;)   (define-fun L0 () String &quot;&quot;y&quot;&quot;)   (define-fun L2 () String &quot;&quot;k&quot;&quot;)   (define-fun L1 () String &quot;&quot;k&quot;&quot;)   (define-fun L4 () String &quot;&quot;g&quot;&quot;)   (define-fun L3 () String &quot;&quot;g&quot;&quot;)   (define-fun L6 () String &quot;&quot;\u{0}&quot;&quot;)   (de&quot;&amp;&quot;fine-fun L21 () String &quot;&quot;k&quot;&quot;)   (define-fun L10 () String &quot;&quot;g&quot;&quot;)   (define-fun L13 () String &quot;&quot;g&quot;&quot;)   (define-fun sym161 () String &quot;&quot;&quot;&quot;)   (define-fun sym209 () String &quot;&quot;Y&quot;&quot;)   (define-fun sym2187 () String &quot;&quot;\u{0}&quot;&quot;)   (define-fun sym811 () String &quot;&quot;G&quot;&quot;)&quot;&amp;&quot;   (define-fun sym1232 () String &quot;&quot;G&quot;&quot;)   (define-fun sym1455 () String &quot;&quot;K&quot;&quot;)   (define-fun sym2090 () String &quot;&quot;G&quot;&quot;)   (define-fun sym551 () String &quot;&quot;K&quot;&quot;)   (define-fun sym1877 () String &quot;&quot;K&quot;&quot;)   (define-fun sym1668 () String &quot;&quot;G&quot;&quot;)   (define-fun sym1019&quot;&amp;&quot; () String &quot;&quot;K&quot;&quot;) )&quot;)" office:value-type="string" office:string-value="(model   (define-fun L17 () String &quot;k&quot;)   (define-fun L0 () String &quot;y&quot;)   (define-fun L2 () String &quot;k&quot;)   (define-fun L1 () String &quot;k&quot;)   (define-fun L4 () String &quot;g&quot;)   (define-fun L3 () String &quot;g&quot;)   (define-fun L6 () String &quot;\u{0}&quot;)   (define-fun L21 () String &quot;k&quot;)   (define-fun L10 () String &quot;g&quot;)   (define-fun L13 () String &quot;g&quot;)   (define-fun sym161 () String &quot;&quot;)   (define-fun sym209 () String &quot;Y&quot;)   (define-fun sym2187 () String &quot;\u{0}&quot;)   (define-fun sym811 () String &quot;G&quot;)   (define-fun sym1232 () String &quot;G&quot;)   (define-fun sym1455 () String &quot;K&quot;)   (define-fun sym2090 () String &quot;G&quot;)   (define-fun sym551 () String &quot;K&quot;)   (define-fun sym1877 () String &quot;K&quot;)   (define-fun sym1668 () String &quot;G&quot;)   (define-fun sym1019 () String &quot;K&quot;) )" calcext:value-type="string">
            <text:p>(model <text:s text:c="2"/>(define-fun L17 () String "k") <text:s text:c="2"/>(define-fun L0 () String "y") <text:s text:c="2"/>(define-fun L2 () String "k") <text:s text:c="2"/>(define-fun L1 () String "k") <text:s text:c="2"/>(define-fun L4 () String "g") <text:s text:c="2"/>(define-fun L3 () String "g") <text:s text:c="2"/>(define-fun L6 () String "\u{0}") <text:s text:c="2"/>(define-fun L21 () String "k") <text:s text:c="2"/>(define-fun L10 () String "g") <text:s text:c="2"/>(define-fun L13 () String "g") <text:s text:c="2"/>(define-fun sym161 () String "") <text:s text:c="2"/>(define-fun sym209 () String "Y") <text:s text:c="2"/>(define-fun sym2187 () String "\u{0}") <text:s text:c="2"/>(define-fun sym811 () String "G") <text:s text:c="2"/>(define-fun sym1232 () String "G") <text:s text:c="2"/>(define-fun sym1455 () String "K") <text:s text:c="2"/>(define-fun sym2090 () String "G") <text:s text:c="2"/>(define-fun sym551 () String "K") <text:s text:c="2"/>(define-fun sym1877 () String "K") <text:s text:c="2"/>(define-fun sym1668 () String "G") <text:s text:c="2"/>(define-fun sym1019 () String "K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28.smt2</text:p>
          </table:table-cell>
          <table:table-cell table:style-name="ce2" office:value-type="float" office:value="1200.063" calcext:value-type="float">
            <text:p>1200.063</text:p>
          </table:table-cell>
          <table:table-cell/>
          <table:table-cell table:style-name="ce4" office:value-type="string" calcext:value-type="string">
            <text:p><text:s/>beasties28.smt2</text:p>
          </table:table-cell>
          <table:table-cell table:style-name="ce5" office:value-type="float" office:value="1200.063" calcext:value-type="float">
            <text:p>1200.063</text:p>
          </table:table-cell>
          <table:table-cell table:style-name="ce5" office:value-type="float" office:value="1.826" calcext:value-type="float">
            <text:p>1.826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1.046" calcext:value-type="float">
            <text:p>1.046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3162 () String     &quot;&quot;k&quot;&quot;)   (define-fun sym4738 () String     &quot;&quot;\u{123e8}&quot;&quot;)   (define-fun sym2532 () String     &quot;&quot;H&quot;&quot;)   (define-fun sym4213 () String     &quot;&quot;k&quot;&quot;)   (define-fun sym1470 () String     &quot;&quot;K&quot;&quot;)   (define-fun sym1036 () Strin&quot;&amp;&quot;g     &quot;&quot;K&quot;&quot;)   (define-fun sym4420 () String     &quot;&quot;k&quot;&quot;)   (define-fun sym3369 () String     &quot;&quot;k&quot;&quot;)   (define-fun sym551 () String     &quot;&quot;K&quot;&quot;)   (define-fun sym2104 () String     &quot;&quot;H&quot;&quot;)   (define-fun sym2748 () String     &quot;&quot;k&quot;&quot;)   (define-fun sym209 () Stri&quot;&amp;&quot;ng     &quot;&quot;Y&quot;&quot;)   (define-fun sym3817 () String     &quot;&quot;R&quot;&quot;)   (define-fun sym4020 () String     &quot;&quot;k&quot;&quot;)   (define-fun sym3576 () String     &quot;&quot;K&quot;&quot;)   (define-fun sym2955 () String     &quot;&quot;K&quot;&quot;)   (define-fun sym2319 () String     &quot;&quot;k&quot;&quot;)   (define-fun sym4634 () S&quot;&amp;&quot;tring     &quot;&quot;K&quot;&quot;)   (define-fun sym1249 () String     &quot;&quot;H&quot;&quot;)   (define-fun sym811 () String     &quot;&quot;G&quot;&quot;)   (define-fun sym1683 () String     &quot;&quot;H&quot;&quot;)   (define-fun sym1898 () String     &quot;&quot;K&quot;&quot;)   (define-fun sym161 () String     &quot;&quot;&quot;&quot;) )&quot;)" office:value-type="string" office:string-value="(   (define-fun sym3162 () String     &quot;k&quot;)   (define-fun sym4738 () String     &quot;\u{123e8}&quot;)   (define-fun sym2532 () String     &quot;H&quot;)   (define-fun sym4213 () String     &quot;k&quot;)   (define-fun sym1470 () String     &quot;K&quot;)   (define-fun sym1036 () String     &quot;K&quot;)   (define-fun sym4420 () String     &quot;k&quot;)   (define-fun sym3369 () String     &quot;k&quot;)   (define-fun sym551 () String     &quot;K&quot;)   (define-fun sym2104 () String     &quot;H&quot;)   (define-fun sym2748 () String     &quot;k&quot;)   (define-fun sym209 () String     &quot;Y&quot;)   (define-fun sym3817 () String     &quot;R&quot;)   (define-fun sym4020 () String     &quot;k&quot;)   (define-fun sym3576 () String     &quot;K&quot;)   (define-fun sym2955 () String     &quot;K&quot;)   (define-fun sym2319 () String     &quot;k&quot;)   (define-fun sym4634 () String     &quot;K&quot;)   (define-fun sym1249 () String     &quot;H&quot;)   (define-fun sym811 () String     &quot;G&quot;)   (define-fun sym1683 () String     &quot;H&quot;)   (define-fun sym1898 () String     &quot;K&quot;)   (define-fun sym161 () String     &quot;&quot;) )" calcext:value-type="string">
            <text:p>( <text:s text:c="2"/>(define-fun sym3162 () String <text:s text:c="4"/>"k") <text:s text:c="2"/>(define-fun sym4738 () String <text:s text:c="4"/>"\u{123e8}") <text:s text:c="2"/>(define-fun sym2532 () String <text:s text:c="4"/>"H") <text:s text:c="2"/>(define-fun sym4213 () String <text:s text:c="4"/>"k") <text:s text:c="2"/>(define-fun sym1470 () String <text:s text:c="4"/>"K") <text:s text:c="2"/>(define-fun sym1036 () String <text:s text:c="4"/>"K") <text:s text:c="2"/>(define-fun sym4420 () String <text:s text:c="4"/>"k") <text:s text:c="2"/>(define-fun sym3369 () String <text:s text:c="4"/>"k") <text:s text:c="2"/>(define-fun sym551 () String <text:s text:c="4"/>"K") <text:s text:c="2"/>(define-fun sym2104 () String <text:s text:c="4"/>"H") <text:s text:c="2"/>(define-fun sym2748 () String <text:s text:c="4"/>"k") <text:s text:c="2"/>(define-fun sym209 () String <text:s text:c="4"/>"Y") <text:s text:c="2"/>(define-fun sym3817 () String <text:s text:c="4"/>"R") <text:s text:c="2"/>(define-fun sym4020 () String <text:s text:c="4"/>"k") <text:s text:c="2"/>(define-fun sym3576 () String <text:s text:c="4"/>"K") <text:s text:c="2"/>(define-fun sym2955 () String <text:s text:c="4"/>"K") <text:s text:c="2"/>(define-fun sym2319 () String <text:s text:c="4"/>"k") <text:s text:c="2"/>(define-fun sym4634 () String <text:s text:c="4"/>"K") <text:s text:c="2"/>(define-fun sym1249 () String <text:s text:c="4"/>"H") <text:s text:c="2"/>(define-fun sym811 () String <text:s text:c="4"/>"G") <text:s text:c="2"/>(define-fun sym1683 () String <text:s text:c="4"/>"H") <text:s text:c="2"/>(define-fun sym1898 () String <text:s text:c="4"/>"K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k&quot;&quot;)   (define-fun L2 () String &quot;&quot;h&quot;&quot;)   (define-fun L1 () String &quot;&quot;k&quot;&quot;)   (define-fun L4 () String &quot;&quot;h&quot;&quot;)   (define-fun L3 () String &quot;&quot;k&quot;&quot;)   (define-fun L6 () String &quot;&quot;\u{0}&quot;&quot;)   (define-fun L43 () String &quot;&quot;k&quot;&quot;)   (de&quot;&amp;&quot;fine-fun L8 () String &quot;&quot;h&quot;&quot;)   (define-fun L30 () String &quot;&quot;k&quot;&quot;)   (define-fun L7 () String &quot;&quot;h&quot;&quot;)   (define-fun L59 () String &quot;&quot;k&quot;&quot;)   (define-fun L25 () String &quot;&quot;k&quot;&quot;)   (define-fun L14 () String &quot;&quot;k&quot;&quot;)   (define-fun L24 () String &quot;&quot;k&quot;&quot;)   (define-fun L45&quot;&amp;&quot; () String &quot;&quot;k&quot;&quot;)   (define-fun L23 () String &quot;&quot;k&quot;&quot;)   (define-fun L12 () String &quot;&quot;k&quot;&quot;)   (define-fun L19 () String &quot;&quot;y&quot;&quot;)   (define-fun L28 () String &quot;&quot;k&quot;&quot;)   (define-fun L17 () String &quot;&quot;k&quot;&quot;)   (define-fun L27 () String &quot;&quot;g&quot;&quot;)   (define-fun L16 () String&quot;&amp;&quot; &quot;&quot;r&quot;&quot;)   (define-fun sym3162 () String &quot;&quot;K&quot;&quot;)   (define-fun sym4020 () String &quot;&quot;K&quot;&quot;)   (define-fun sym161 () String &quot;&quot;&quot;&quot;)   (define-fun sym1470 () String &quot;&quot;K&quot;&quot;)   (define-fun sym4420 () String &quot;&quot;K&quot;&quot;)   (define-fun sym1683 () String &quot;&quot;H&quot;&quot;)   (define-fun s&quot;&amp;&quot;ym4213 () String &quot;&quot;K&quot;&quot;)   (define-fun sym3576 () String &quot;&quot;K&quot;&quot;)   (define-fun sym2532 () String &quot;&quot;H&quot;&quot;)   (define-fun sym1036 () String &quot;&quot;K&quot;&quot;)   (define-fun sym4634 () String &quot;&quot;K&quot;&quot;)   (define-fun sym3369 () String &quot;&quot;K&quot;&quot;)   (define-fun sym2104 () String &quot;&quot;H&quot;&amp;&quot;&quot;&quot;)   (define-fun sym1898 () String &quot;&quot;K&quot;&quot;)   (define-fun sym1249 () String &quot;&quot;H&quot;&quot;)   (define-fun sym551 () String &quot;&quot;K&quot;&quot;)   (define-fun sym2955 () String &quot;&quot;K&quot;&quot;)   (define-fun sym4738 () String &quot;&quot;\u{0}&quot;&quot;)   (define-fun sym2748 () String &quot;&quot;K&quot;&quot;)   (define-fun &quot;&amp;&quot;sym2319 () String &quot;&quot;K&quot;&quot;)   (define-fun sym3817 () String &quot;&quot;R&quot;&quot;)   (define-fun sym209 () String &quot;&quot;Y&quot;&quot;)   (define-fun sym811 () String &quot;&quot;G&quot;&quot;) )&quot;)" office:value-type="string" office:string-value="(model   (define-fun L0 () String &quot;k&quot;)   (define-fun L2 () String &quot;h&quot;)   (define-fun L1 () String &quot;k&quot;)   (define-fun L4 () String &quot;h&quot;)   (define-fun L3 () String &quot;k&quot;)   (define-fun L6 () String &quot;\u{0}&quot;)   (define-fun L43 () String &quot;k&quot;)   (define-fun L8 () String &quot;h&quot;)   (define-fun L30 () String &quot;k&quot;)   (define-fun L7 () String &quot;h&quot;)   (define-fun L59 () String &quot;k&quot;)   (define-fun L25 () String &quot;k&quot;)   (define-fun L14 () String &quot;k&quot;)   (define-fun L24 () String &quot;k&quot;)   (define-fun L45 () String &quot;k&quot;)   (define-fun L23 () String &quot;k&quot;)   (define-fun L12 () String &quot;k&quot;)   (define-fun L19 () String &quot;y&quot;)   (define-fun L28 () String &quot;k&quot;)   (define-fun L17 () String &quot;k&quot;)   (define-fun L27 () String &quot;g&quot;)   (define-fun L16 () String &quot;r&quot;)   (define-fun sym3162 () String &quot;K&quot;)   (define-fun sym4020 () String &quot;K&quot;)   (define-fun sym161 () String &quot;&quot;)   (define-fun sym1470 () String &quot;K&quot;)   (define-fun sym4420 () String &quot;K&quot;)   (define-fun sym1683 () String &quot;H&quot;)   (define-fun sym4213 () String &quot;K&quot;)   (define-fun sym3576 () String &quot;K&quot;)   (define-fun sym2532 () String &quot;H&quot;)   (define-fun sym1036 () String &quot;K&quot;)   (define-fun sym4634 () String &quot;K&quot;)   (define-fun sym3369 () String &quot;K&quot;)   (define-fun sym2104 () String &quot;H&quot;)   (define-fun sym1898 () String &quot;K&quot;)   (define-fun sym1249 () String &quot;H&quot;)   (define-fun sym551 () String &quot;K&quot;)   (define-fun sym2955 () String &quot;K&quot;)   (define-fun sym4738 () String &quot;\u{0}&quot;)   (define-fun sym2748 () String &quot;K&quot;)   (define-fun sym2319 () String &quot;K&quot;)   (define-fun sym3817 () String &quot;R&quot;)   (define-fun sym209 () String &quot;Y&quot;)   (define-fun sym811 () String &quot;G&quot;) )" calcext:value-type="string">
            <text:p>(model <text:s text:c="2"/>(define-fun L0 () String "k") <text:s text:c="2"/>(define-fun L2 () String "h") <text:s text:c="2"/>(define-fun L1 () String "k") <text:s text:c="2"/>(define-fun L4 () String "h") <text:s text:c="2"/>(define-fun L3 () String "k") <text:s text:c="2"/>(define-fun L6 () String "\u{0}") <text:s text:c="2"/>(define-fun L43 () String "k") <text:s text:c="2"/>(define-fun L8 () String "h") <text:s text:c="2"/>(define-fun L30 () String "k") <text:s text:c="2"/>(define-fun L7 () String "h") <text:s text:c="2"/>(define-fun L59 () String "k") <text:s text:c="2"/>(define-fun L25 () String "k") <text:s text:c="2"/>(define-fun L14 () String "k") <text:s text:c="2"/>(define-fun L24 () String "k") <text:s text:c="2"/>(define-fun L45 () String "k") <text:s text:c="2"/>(define-fun L23 () String "k") <text:s text:c="2"/>(define-fun L12 () String "k") <text:s text:c="2"/>(define-fun L19 () String "y") <text:s text:c="2"/>(define-fun L28 () String "k") <text:s text:c="2"/>(define-fun L17 () String "k") <text:s text:c="2"/>(define-fun L27 () String "g") <text:s text:c="2"/>(define-fun L16 () String "r") <text:s text:c="2"/>(define-fun sym3162 () String "K") <text:s text:c="2"/>(define-fun sym4020 () String "K") <text:s text:c="2"/>(define-fun sym161 () String "") <text:s text:c="2"/>(define-fun sym1470 () String "K") <text:s text:c="2"/>(define-fun sym4420 () String "K") <text:s text:c="2"/>(define-fun sym1683 () String "H") <text:s text:c="2"/>(define-fun sym4213 () String "K") <text:s text:c="2"/>(define-fun sym3576 () String "K") <text:s text:c="2"/>(define-fun sym2532 () String "H") <text:s text:c="2"/>(define-fun sym1036 () String "K") <text:s text:c="2"/>(define-fun sym4634 () String "K") <text:s text:c="2"/>(define-fun sym3369 () String "K") <text:s text:c="2"/>(define-fun sym2104 () String "H") <text:s text:c="2"/>(define-fun sym1898 () String "K") <text:s text:c="2"/>(define-fun sym1249 () String "H") <text:s text:c="2"/>(define-fun sym551 () String "K") <text:s text:c="2"/>(define-fun sym2955 () String "K") <text:s text:c="2"/>(define-fun sym4738 () String "\u{0}") <text:s text:c="2"/>(define-fun sym2748 () String "K") <text:s text:c="2"/>(define-fun sym2319 () String "K") <text:s text:c="2"/>(define-fun sym3817 () String "R") <text:s text:c="2"/>(define-fun sym209 () String "Y") <text:s text:c="2"/>(define-fun sym811 () String "G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29.smt2</text:p>
          </table:table-cell>
          <table:table-cell table:style-name="ce2" office:value-type="float" office:value="1200.057" calcext:value-type="float">
            <text:p>1200.057</text:p>
          </table:table-cell>
          <table:table-cell/>
          <table:table-cell table:style-name="ce4" office:value-type="string" calcext:value-type="string">
            <text:p><text:s/>beasties29.smt2</text:p>
          </table:table-cell>
          <table:table-cell table:style-name="ce5" office:value-type="float" office:value="1200.057" calcext:value-type="float">
            <text:p>1200.057</text:p>
          </table:table-cell>
          <table:table-cell table:style-name="ce5" office:value-type="float" office:value="1.881" calcext:value-type="float">
            <text:p>1.881</text:p>
          </table:table-cell>
          <table:table-cell table:style-name="ce5" office:value-type="float" office:value="2.771" calcext:value-type="float">
            <text:p>2.771</text:p>
          </table:table-cell>
          <table:table-cell table:style-name="ce5" office:value-type="float" office:value="2.519" calcext:value-type="float">
            <text:p>2.519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811 () String     &quot;&quot;K&quot;&quot;)   (define-fun sym1450 () String     &quot;&quot;K&quot;&quot;)   (define-fun sym209 () String     &quot;&quot;Y&quot;&quot;)   (define-fun sym2295 () String     &quot;&quot;k&quot;&quot;)   (define-fun sym1024 () String     &quot;&quot;K&quot;&quot;)   (define-fun sym2619 () String     &quot;&quot;\u&quot;&amp;&quot;{2ffff}&quot;&quot;)   (define-fun sym2082 () String     &quot;&quot;K&quot;&quot;)   (define-fun sym1237 () String     &quot;&quot;k&quot;&quot;)   (define-fun sym2508 () String     &quot;&quot;k&quot;&quot;)   (define-fun sym1663 () String     &quot;&quot;k&quot;&quot;)   (define-fun sym1869 () String     &quot;&quot;k&quot;&quot;)   (define-fun sym551 () Strin&quot;&amp;&quot;g     &quot;&quot;k&quot;&quot;)   (define-fun sym161 () String     &quot;&quot;&quot;&quot;) )&quot;)" office:value-type="string" office:string-value="(   (define-fun sym811 () String     &quot;K&quot;)   (define-fun sym1450 () String     &quot;K&quot;)   (define-fun sym209 () String     &quot;Y&quot;)   (define-fun sym2295 () String     &quot;k&quot;)   (define-fun sym1024 () String     &quot;K&quot;)   (define-fun sym2619 () String     &quot;\u{2ffff}&quot;)   (define-fun sym2082 () String     &quot;K&quot;)   (define-fun sym1237 () String     &quot;k&quot;)   (define-fun sym2508 () String     &quot;k&quot;)   (define-fun sym1663 () String     &quot;k&quot;)   (define-fun sym1869 () String     &quot;k&quot;)   (define-fun sym551 () String     &quot;k&quot;)   (define-fun sym161 () String     &quot;&quot;) )" calcext:value-type="string">
            <text:p>( <text:s text:c="2"/>(define-fun sym811 () String <text:s text:c="4"/>"K") <text:s text:c="2"/>(define-fun sym1450 () String <text:s text:c="4"/>"K") <text:s text:c="2"/>(define-fun sym209 () String <text:s text:c="4"/>"Y") <text:s text:c="2"/>(define-fun sym2295 () String <text:s text:c="4"/>"k") <text:s text:c="2"/>(define-fun sym1024 () String <text:s text:c="4"/>"K") <text:s text:c="2"/>(define-fun sym2619 () String <text:s text:c="4"/>"\u{2ffff}") <text:s text:c="2"/>(define-fun sym2082 () String <text:s text:c="4"/>"K") <text:s text:c="2"/>(define-fun sym1237 () String <text:s text:c="4"/>"k") <text:s text:c="2"/>(define-fun sym2508 () String <text:s text:c="4"/>"k") <text:s text:c="2"/>(define-fun sym1663 () String <text:s text:c="4"/>"k") <text:s text:c="2"/>(define-fun sym1869 () String <text:s text:c="4"/>"k") <text:s text:c="2"/>(define-fun sym551 () String <text:s text:c="4"/>"k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k&quot;&quot;)   (define-fun L2 () String &quot;&quot;k&quot;&quot;)   (define-fun L1 () String &quot;&quot;\u{0}&quot;&quot;)   (define-fun L4 () String &quot;&quot;k&quot;&quot;)   (define-fun L3 () String &quot;&quot;k&quot;&quot;)   (define-fun L11 () String &quot;&quot;k&quot;&quot;)   (define-fun L6 () String &quot;&quot;k&quot;&quot;)   (de&quot;&amp;&quot;fine-fun L21 () String &quot;&quot;k&quot;&quot;)   (define-fun L10 () String &quot;&quot;k&quot;&quot;)   (define-fun L5 () String &quot;&quot;y&quot;&quot;)   (define-fun L9 () String &quot;&quot;k&quot;&quot;)   (define-fun L13 () String &quot;&quot;k&quot;&quot;)   (define-fun sym161 () String &quot;&quot;&quot;&quot;)   (define-fun sym2295 () String &quot;&quot;K&quot;&quot;)   (define-f&quot;&amp;&quot;un sym1450 () String &quot;&quot;K&quot;&quot;)   (define-fun sym1663 () String &quot;&quot;K&quot;&quot;)   (define-fun sym1024 () String &quot;&quot;K&quot;&quot;)   (define-fun sym551 () String &quot;&quot;K&quot;&quot;)   (define-fun sym1237 () String &quot;&quot;K&quot;&quot;)   (define-fun sym1869 () String &quot;&quot;K&quot;&quot;)   (define-fun sym2619 () String &quot;&amp;&quot;&quot;&quot;\u{0}&quot;&quot;)   (define-fun sym2508 () String &quot;&quot;K&quot;&quot;)   (define-fun sym209 () String &quot;&quot;Y&quot;&quot;)   (define-fun sym811 () String &quot;&quot;K&quot;&quot;)   (define-fun sym2082 () String &quot;&quot;K&quot;&quot;) )&quot;)" office:value-type="string" office:string-value="(model   (define-fun L0 () String &quot;k&quot;)   (define-fun L2 () String &quot;k&quot;)   (define-fun L1 () String &quot;\u{0}&quot;)   (define-fun L4 () String &quot;k&quot;)   (define-fun L3 () String &quot;k&quot;)   (define-fun L11 () String &quot;k&quot;)   (define-fun L6 () String &quot;k&quot;)   (define-fun L21 () String &quot;k&quot;)   (define-fun L10 () String &quot;k&quot;)   (define-fun L5 () String &quot;y&quot;)   (define-fun L9 () String &quot;k&quot;)   (define-fun L13 () String &quot;k&quot;)   (define-fun sym161 () String &quot;&quot;)   (define-fun sym2295 () String &quot;K&quot;)   (define-fun sym1450 () String &quot;K&quot;)   (define-fun sym1663 () String &quot;K&quot;)   (define-fun sym1024 () String &quot;K&quot;)   (define-fun sym551 () String &quot;K&quot;)   (define-fun sym1237 () String &quot;K&quot;)   (define-fun sym1869 () String &quot;K&quot;)   (define-fun sym2619 () String &quot;\u{0}&quot;)   (define-fun sym2508 () String &quot;K&quot;)   (define-fun sym209 () String &quot;Y&quot;)   (define-fun sym811 () String &quot;K&quot;)   (define-fun sym2082 () String &quot;K&quot;) )" calcext:value-type="string">
            <text:p>(model <text:s text:c="2"/>(define-fun L0 () String "k") <text:s text:c="2"/>(define-fun L2 () String "k") <text:s text:c="2"/>(define-fun L1 () String "\u{0}") <text:s text:c="2"/>(define-fun L4 () String "k") <text:s text:c="2"/>(define-fun L3 () String "k") <text:s text:c="2"/>(define-fun L11 () String "k") <text:s text:c="2"/>(define-fun L6 () String "k") <text:s text:c="2"/>(define-fun L21 () String "k") <text:s text:c="2"/>(define-fun L10 () String "k") <text:s text:c="2"/>(define-fun L5 () String "y") <text:s text:c="2"/>(define-fun L9 () String "k") <text:s text:c="2"/>(define-fun L13 () String "k") <text:s text:c="2"/>(define-fun sym161 () String "") <text:s text:c="2"/>(define-fun sym2295 () String "K") <text:s text:c="2"/>(define-fun sym1450 () String "K") <text:s text:c="2"/>(define-fun sym1663 () String "K") <text:s text:c="2"/>(define-fun sym1024 () String "K") <text:s text:c="2"/>(define-fun sym551 () String "K") <text:s text:c="2"/>(define-fun sym1237 () String "K") <text:s text:c="2"/>(define-fun sym1869 () String "K") <text:s text:c="2"/>(define-fun sym2619 () String "\u{0}") <text:s text:c="2"/>(define-fun sym2508 () String "K") <text:s text:c="2"/>(define-fun sym209 () String "Y") <text:s text:c="2"/>(define-fun sym811 () String "K") <text:s text:c="2"/>(define-fun sym2082 () String "K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beasties30.smt2</text:p>
          </table:table-cell>
          <table:table-cell table:style-name="ce2" office:value-type="float" office:value="1200.062" calcext:value-type="float">
            <text:p>1200.062</text:p>
          </table:table-cell>
          <table:table-cell/>
          <table:table-cell table:style-name="ce4" office:value-type="string" calcext:value-type="string">
            <text:p><text:s/>beasties30.smt2</text:p>
          </table:table-cell>
          <table:table-cell table:style-name="ce5" office:value-type="float" office:value="1200.062" calcext:value-type="float">
            <text:p>1200.062</text:p>
          </table:table-cell>
          <table:table-cell table:style-name="ce5" office:value-type="float" office:value="1.837" calcext:value-type="float">
            <text:p>1.837</text:p>
          </table:table-cell>
          <table:table-cell table:style-name="ce5" office:value-type="float" office:value="2.708" calcext:value-type="float">
            <text:p>2.708</text:p>
          </table:table-cell>
          <table:table-cell table:style-name="ce5" office:value-type="float" office:value="1.083" calcext:value-type="float">
            <text:p>1.083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2751 () String     &quot;&quot;G&quot;&quot;)   (define-fun sym3385 () String     &quot;&quot;G&quot;&quot;)   (define-fun sym3799 () String     &quot;&quot;g&quot;&quot;)   (define-fun sym1457 () String     &quot;&quot;g&quot;&quot;)   (define-fun sym1241 () String     &quot;&quot;g&quot;&quot;)   (define-fun sym816 () String     &quot;&quot;G&quot;&amp;&quot;&quot;&quot;)   (define-fun sym2535 () String     &quot;&quot;g&quot;&quot;)   (define-fun sym4015 () String     &quot;&quot;g&quot;&quot;)   (define-fun sym551 () String     &quot;&quot;g&quot;&quot;)   (define-fun sym4328 () String     &quot;&quot;\u{faef}&quot;&quot;)   (define-fun sym209 () String     &quot;&quot;Y&quot;&quot;)   (define-fun sym4231 () String&quot;&amp;&quot;     &quot;&quot;g&quot;&quot;)   (define-fun sym2953 () String     &quot;&quot;g&quot;&quot;)   (define-fun sym1673 () String     &quot;&quot;H&quot;&quot;)   (define-fun sym2319 () String     &quot;&quot;G&quot;&quot;)   (define-fun sym3169 () String     &quot;&quot;G&quot;&quot;)   (define-fun sym2107 () String     &quot;&quot;L&quot;&quot;)   (define-fun sym1894 () Str&quot;&amp;&quot;ing     &quot;&quot;g&quot;&quot;)   (define-fun sym3587 () String     &quot;&quot;l&quot;&quot;)   (define-fun sym1032 () String     &quot;&quot;G&quot;&quot;)   (define-fun sym161 () String     &quot;&quot;&quot;&quot;) )&quot;)" office:value-type="string" office:string-value="(   (define-fun sym2751 () String     &quot;G&quot;)   (define-fun sym3385 () String     &quot;G&quot;)   (define-fun sym3799 () String     &quot;g&quot;)   (define-fun sym1457 () String     &quot;g&quot;)   (define-fun sym1241 () String     &quot;g&quot;)   (define-fun sym816 () String     &quot;G&quot;)   (define-fun sym2535 () String     &quot;g&quot;)   (define-fun sym4015 () String     &quot;g&quot;)   (define-fun sym551 () String     &quot;g&quot;)   (define-fun sym4328 () String     &quot;\u{faef}&quot;)   (define-fun sym209 () String     &quot;Y&quot;)   (define-fun sym4231 () String     &quot;g&quot;)   (define-fun sym2953 () String     &quot;g&quot;)   (define-fun sym1673 () String     &quot;H&quot;)   (define-fun sym2319 () String     &quot;G&quot;)   (define-fun sym3169 () String     &quot;G&quot;)   (define-fun sym2107 () String     &quot;L&quot;)   (define-fun sym1894 () String     &quot;g&quot;)   (define-fun sym3587 () String     &quot;l&quot;)   (define-fun sym1032 () String     &quot;G&quot;)   (define-fun sym161 () String     &quot;&quot;) )" calcext:value-type="string">
            <text:p>( <text:s text:c="2"/>(define-fun sym2751 () String <text:s text:c="4"/>"G") <text:s text:c="2"/>(define-fun sym3385 () String <text:s text:c="4"/>"G") <text:s text:c="2"/>(define-fun sym3799 () String <text:s text:c="4"/>"g") <text:s text:c="2"/>(define-fun sym1457 () String <text:s text:c="4"/>"g") <text:s text:c="2"/>(define-fun sym1241 () String <text:s text:c="4"/>"g") <text:s text:c="2"/>(define-fun sym816 () String <text:s text:c="4"/>"G") <text:s text:c="2"/>(define-fun sym2535 () String <text:s text:c="4"/>"g") <text:s text:c="2"/>(define-fun sym4015 () String <text:s text:c="4"/>"g") <text:s text:c="2"/>(define-fun sym551 () String <text:s text:c="4"/>"g") <text:s text:c="2"/>(define-fun sym4328 () String <text:s text:c="4"/>"\u{faef}") <text:s text:c="2"/>(define-fun sym209 () String <text:s text:c="4"/>"Y") <text:s text:c="2"/>(define-fun sym4231 () String <text:s text:c="4"/>"g") <text:s text:c="2"/>(define-fun sym2953 () String <text:s text:c="4"/>"g") <text:s text:c="2"/>(define-fun sym1673 () String <text:s text:c="4"/>"H") <text:s text:c="2"/>(define-fun sym2319 () String <text:s text:c="4"/>"G") <text:s text:c="2"/>(define-fun sym3169 () String <text:s text:c="4"/>"G") <text:s text:c="2"/>(define-fun sym2107 () String <text:s text:c="4"/>"L") <text:s text:c="2"/>(define-fun sym1894 () String <text:s text:c="4"/>"g") <text:s text:c="2"/>(define-fun sym3587 () String <text:s text:c="4"/>"l") <text:s text:c="2"/>(define-fun sym1032 () String <text:s text:c="4"/>"G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g&quot;&quot;)   (define-fun L2 () String &quot;&quot;g&quot;&quot;)   (define-fun L1 () String &quot;&quot;h&quot;&quot;)   (define-fun L4 () String &quot;&quot;l&quot;&quot;)   (define-fun L22 () String &quot;&quot;g&quot;&quot;)   (define-fun L11 () String &quot;&quot;g&quot;&quot;)   (define-fun L6 () String &quot;&quot;g&quot;&quot;)   (defin&quot;&amp;&quot;e-fun L10 () String &quot;&quot;g&quot;&quot;)   (define-fun L53 () String &quot;&quot;g&quot;&quot;)   (define-fun L8 () String &quot;&quot;g&quot;&quot;)   (define-fun L7 () String &quot;&quot;l&quot;&quot;)   (define-fun L15 () String &quot;&quot;g&quot;&quot;)   (define-fun L14 () String &quot;&quot;g&quot;&quot;)   (define-fun L46 () String &quot;&quot;y&quot;&quot;)   (define-fun L35 ()&quot;&amp;&quot; String &quot;&quot;g&quot;&quot;)   (define-fun L13 () String &quot;&quot;\u{0}&quot;&quot;)   (define-fun L19 () String &quot;&quot;g&quot;&quot;)   (define-fun L28 () String &quot;&quot;g&quot;&quot;)   (define-fun L27 () String &quot;&quot;g&quot;&quot;)   (define-fun L16 () String &quot;&quot;g&quot;&quot;)   (define-fun sym161 () String &quot;&quot;&quot;&quot;)   (define-fun sym4231 ()&quot;&amp;&quot; String &quot;&quot;G&quot;&quot;)   (define-fun sym1032 () String &quot;&quot;G&quot;&quot;)   (define-fun sym1241 () String &quot;&quot;G&quot;&quot;)   (define-fun sym3385 () String &quot;&quot;G&quot;&quot;)   (define-fun sym4015 () String &quot;&quot;G&quot;&quot;)   (define-fun sym1894 () String &quot;&quot;G&quot;&quot;)   (define-fun sym3587 () String &quot;&quot;L&quot;&quot;)   (def&quot;&amp;&quot;ine-fun sym2751 () String &quot;&quot;G&quot;&quot;)   (define-fun sym3169 () String &quot;&quot;G&quot;&quot;)   (define-fun sym1673 () String &quot;&quot;H&quot;&quot;)   (define-fun sym3799 () String &quot;&quot;G&quot;&quot;)   (define-fun sym4328 () String &quot;&quot;\u{0}&quot;&quot;)   (define-fun sym2107 () String &quot;&quot;L&quot;&quot;)   (define-fun sym2535 (&quot;&amp;&quot;) String &quot;&quot;G&quot;&quot;)   (define-fun sym1457 () String &quot;&quot;G&quot;&quot;)   (define-fun sym2953 () String &quot;&quot;G&quot;&quot;)   (define-fun sym551 () String &quot;&quot;G&quot;&quot;)   (define-fun sym2319 () String &quot;&quot;G&quot;&quot;)   (define-fun sym816 () String &quot;&quot;G&quot;&quot;)   (define-fun sym209 () String &quot;&quot;Y&quot;&quot;) )&quot;)" office:value-type="string" office:string-value="(model   (define-fun L0 () String &quot;g&quot;)   (define-fun L2 () String &quot;g&quot;)   (define-fun L1 () String &quot;h&quot;)   (define-fun L4 () String &quot;l&quot;)   (define-fun L22 () String &quot;g&quot;)   (define-fun L11 () String &quot;g&quot;)   (define-fun L6 () String &quot;g&quot;)   (define-fun L10 () String &quot;g&quot;)   (define-fun L53 () String &quot;g&quot;)   (define-fun L8 () String &quot;g&quot;)   (define-fun L7 () String &quot;l&quot;)   (define-fun L15 () String &quot;g&quot;)   (define-fun L14 () String &quot;g&quot;)   (define-fun L46 () String &quot;y&quot;)   (define-fun L35 () String &quot;g&quot;)   (define-fun L13 () String &quot;\u{0}&quot;)   (define-fun L19 () String &quot;g&quot;)   (define-fun L28 () String &quot;g&quot;)   (define-fun L27 () String &quot;g&quot;)   (define-fun L16 () String &quot;g&quot;)   (define-fun sym161 () String &quot;&quot;)   (define-fun sym4231 () String &quot;G&quot;)   (define-fun sym1032 () String &quot;G&quot;)   (define-fun sym1241 () String &quot;G&quot;)   (define-fun sym3385 () String &quot;G&quot;)   (define-fun sym4015 () String &quot;G&quot;)   (define-fun sym1894 () String &quot;G&quot;)   (define-fun sym3587 () String &quot;L&quot;)   (define-fun sym2751 () String &quot;G&quot;)   (define-fun sym3169 () String &quot;G&quot;)   (define-fun sym1673 () String &quot;H&quot;)   (define-fun sym3799 () String &quot;G&quot;)   (define-fun sym4328 () String &quot;\u{0}&quot;)   (define-fun sym2107 () String &quot;L&quot;)   (define-fun sym2535 () String &quot;G&quot;)   (define-fun sym1457 () String &quot;G&quot;)   (define-fun sym2953 () String &quot;G&quot;)   (define-fun sym551 () String &quot;G&quot;)   (define-fun sym2319 () String &quot;G&quot;)   (define-fun sym816 () String &quot;G&quot;)   (define-fun sym209 () String &quot;Y&quot;) )" calcext:value-type="string">
            <text:p>(model <text:s text:c="2"/>(define-fun L0 () String "g") <text:s text:c="2"/>(define-fun L2 () String "g") <text:s text:c="2"/>(define-fun L1 () String "h") <text:s text:c="2"/>(define-fun L4 () String "l") <text:s text:c="2"/>(define-fun L22 () String "g") <text:s text:c="2"/>(define-fun L11 () String "g") <text:s text:c="2"/>(define-fun L6 () String "g") <text:s text:c="2"/>(define-fun L10 () String "g") <text:s text:c="2"/>(define-fun L53 () String "g") <text:s text:c="2"/>(define-fun L8 () String "g") <text:s text:c="2"/>(define-fun L7 () String "l") <text:s text:c="2"/>(define-fun L15 () String "g") <text:s text:c="2"/>(define-fun L14 () String "g") <text:s text:c="2"/>(define-fun L46 () String "y") <text:s text:c="2"/>(define-fun L35 () String "g") <text:s text:c="2"/>(define-fun L13 () String "\u{0}") <text:s text:c="2"/>(define-fun L19 () String "g") <text:s text:c="2"/>(define-fun L28 () String "g") <text:s text:c="2"/>(define-fun L27 () String "g") <text:s text:c="2"/>(define-fun L16 () String "g") <text:s text:c="2"/>(define-fun sym161 () String "") <text:s text:c="2"/>(define-fun sym4231 () String "G") <text:s text:c="2"/>(define-fun sym1032 () String "G") <text:s text:c="2"/>(define-fun sym1241 () String "G") <text:s text:c="2"/>(define-fun sym3385 () String "G") <text:s text:c="2"/>(define-fun sym4015 () String "G") <text:s text:c="2"/>(define-fun sym1894 () String "G") <text:s text:c="2"/>(define-fun sym3587 () String "L") <text:s text:c="2"/>(define-fun sym2751 () String "G") <text:s text:c="2"/>(define-fun sym3169 () String "G") <text:s text:c="2"/>(define-fun sym1673 () String "H") <text:s text:c="2"/>(define-fun sym3799 () String "G") <text:s text:c="2"/>(define-fun sym4328 () String "\u{0}") <text:s text:c="2"/>(define-fun sym2107 () String "L") <text:s text:c="2"/>(define-fun sym2535 () String "G") <text:s text:c="2"/>(define-fun sym1457 () String "G") <text:s text:c="2"/>(define-fun sym2953 () String "G") <text:s text:c="2"/>(define-fun sym551 () String "G") <text:s text:c="2"/>(define-fun sym2319 () String "G") <text:s text:c="2"/>(define-fun sym816 () String "G") <text:s text:c="2"/>(define-fun sym209 () String "Y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04.smt2</text:p>
          </table:table-cell>
          <table:table-cell table:style-name="ce2" office:value-type="float" office:value="1200.046" calcext:value-type="float">
            <text:p>1200.046</text:p>
          </table:table-cell>
          <table:table-cell/>
          <table:table-cell table:style-name="ce4" office:value-type="string" calcext:value-type="string">
            <text:p><text:s/>jxml2sql04.smt2</text:p>
          </table:table-cell>
          <table:table-cell table:style-name="ce5" office:value-type="float" office:value="1200.046" calcext:value-type="float">
            <text:p>1200.046</text:p>
          </table:table-cell>
          <table:table-cell table:style-name="ce5" office:value-type="float" office:value="1.366" calcext:value-type="float">
            <text:p>1.366</text:p>
          </table:table-cell>
          <table:table-cell table:style-name="ce5" office:value-type="float" office:value="2.203" calcext:value-type="float">
            <text:p>2.203</text:p>
          </table:table-cell>
          <table:table-cell table:style-name="ce5" office:value-type="float" office:value="1200.124" calcext:value-type="float">
            <text:p>1200.124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235 () String     &quot;&quot;G&quot;&quot;)   (define-fun sym799 () String     &quot;&quot;g&quot;&quot;)   (define-fun sym2312 () String     &quot;&quot;G&quot;&quot;)   (define-fun sym2744 () String     &quot;&quot;G&quot;&quot;)   (define-fun sym2528 () String     &quot;&quot;G&quot;&quot;)   (define-fun sym2946 () String     &quot;&quot;G&quot;&amp;&quot;&quot;&quot;)   (define-fun sym2110 () String     &quot;&quot;G&quot;&quot;)   (define-fun sym1667 () String     &quot;&quot;g&quot;&quot;)   (define-fun sym551 () String     &quot;&quot;G&quot;&quot;)   (define-fun sym1026 () String     &quot;&quot;G&quot;&quot;)   (define-fun sym209 () String     &quot;&quot;Y&quot;&quot;)   (define-fun sym3259 () String     &quot;&quot;&quot;&amp;&quot;\u{670}&quot;&quot;)   (define-fun sym1894 () String     &quot;&quot;L&quot;&quot;)   (define-fun sym1451 () String     &quot;&quot;g&quot;&quot;)   (define-fun sym3162 () String     &quot;&quot;G&quot;&quot;)   (define-fun sym161 () String     &quot;&quot;&quot;&quot;) )&quot;)" office:value-type="string" office:string-value="(   (define-fun sym1235 () String     &quot;G&quot;)   (define-fun sym799 () String     &quot;g&quot;)   (define-fun sym2312 () String     &quot;G&quot;)   (define-fun sym2744 () String     &quot;G&quot;)   (define-fun sym2528 () String     &quot;G&quot;)   (define-fun sym2946 () String     &quot;G&quot;)   (define-fun sym2110 () String     &quot;G&quot;)   (define-fun sym1667 () String     &quot;g&quot;)   (define-fun sym551 () String     &quot;G&quot;)   (define-fun sym1026 () String     &quot;G&quot;)   (define-fun sym209 () String     &quot;Y&quot;)   (define-fun sym3259 () String     &quot;\u{670}&quot;)   (define-fun sym1894 () String     &quot;L&quot;)   (define-fun sym1451 () String     &quot;g&quot;)   (define-fun sym3162 () String     &quot;G&quot;)   (define-fun sym161 () String     &quot;&quot;) )" calcext:value-type="string">
            <text:p>( <text:s text:c="2"/>(define-fun sym1235 () String <text:s text:c="4"/>"G") <text:s text:c="2"/>(define-fun sym799 () String <text:s text:c="4"/>"g") <text:s text:c="2"/>(define-fun sym2312 () String <text:s text:c="4"/>"G") <text:s text:c="2"/>(define-fun sym2744 () String <text:s text:c="4"/>"G") <text:s text:c="2"/>(define-fun sym2528 () String <text:s text:c="4"/>"G") <text:s text:c="2"/>(define-fun sym2946 () String <text:s text:c="4"/>"G") <text:s text:c="2"/>(define-fun sym2110 () String <text:s text:c="4"/>"G") <text:s text:c="2"/>(define-fun sym1667 () String <text:s text:c="4"/>"g") <text:s text:c="2"/>(define-fun sym551 () String <text:s text:c="4"/>"G") <text:s text:c="2"/>(define-fun sym1026 () String <text:s text:c="4"/>"G") <text:s text:c="2"/>(define-fun sym209 () String <text:s text:c="4"/>"Y") <text:s text:c="2"/>(define-fun sym3259 () String <text:s text:c="4"/>"\u{670}") <text:s text:c="2"/>(define-fun sym1894 () String <text:s text:c="4"/>"L") <text:s text:c="2"/>(define-fun sym1451 () String <text:s text:c="4"/>"g") <text:s text:c="2"/>(define-fun sym3162 () String <text:s text:c="4"/>"G") <text:s text:c="2"/>(define-fun sym161 () String <text:s text:c="4"/>"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l&quot;&quot;)   (define-fun L2 () String &quot;&quot;g&quot;&quot;)   (define-fun L4 () String &quot;&quot;g&quot;&quot;)   (define-fun L11 () String &quot;&quot;g&quot;&quot;)   (define-fun L6 () String &quot;&quot;g&quot;&quot;)   (define-fun L10 () String &quot;&quot;g&quot;&quot;)   (define-fun L5 () String &quot;&quot;g&quot;&quot;)   (defin&quot;&amp;&quot;e-fun L8 () String &quot;&quot;g&quot;&quot;)   (define-fun L30 () String &quot;&quot;g&quot;&quot;)   (define-fun L7 () String &quot;&quot;g&quot;&quot;)   (define-fun L14 () String &quot;&quot;g&quot;&quot;)   (define-fun L24 () String &quot;&quot;g&quot;&quot;)   (define-fun L23 () String &quot;&quot;\u{0}&quot;&quot;)   (define-fun L12 () String &quot;&quot;y&quot;&quot;)   (define-fun L1&quot;&amp;&quot;9 () String &quot;&quot;g&quot;&quot;)   (define-fun sym3162 () String &quot;&quot;G&quot;&quot;)   (define-fun sym161 () String &quot;&quot;&quot;&quot;)   (define-fun sym2110 () String &quot;&quot;G&quot;&quot;)   (define-fun sym1451 () String &quot;&quot;G&quot;&quot;)   (define-fun sym2312 () String &quot;&quot;G&quot;&quot;)   (define-fun sym1894 () String &quot;&quot;L&quot;&quot;)   (d&quot;&amp;&quot;efine-fun sym3259 () String &quot;&quot;\u{0}&quot;&quot;)   (define-fun sym1026 () String &quot;&quot;G&quot;&quot;)   (define-fun sym1235 () String &quot;&quot;G&quot;&quot;)   (define-fun sym1667 () String &quot;&quot;G&quot;&quot;)   (define-fun sym2744 () String &quot;&quot;G&quot;&quot;)   (define-fun sym551 () String &quot;&quot;G&quot;&quot;)   (define-fun sym2946 &quot;&amp;&quot;() String &quot;&quot;G&quot;&quot;)   (define-fun sym2528 () String &quot;&quot;G&quot;&quot;)   (define-fun sym209 () String &quot;&quot;Y&quot;&quot;)   (define-fun sym799 () String &quot;&quot;G&quot;&quot;) )&quot;)" office:value-type="string" office:string-value="(model   (define-fun L0 () String &quot;l&quot;)   (define-fun L2 () String &quot;g&quot;)   (define-fun L4 () String &quot;g&quot;)   (define-fun L11 () String &quot;g&quot;)   (define-fun L6 () String &quot;g&quot;)   (define-fun L10 () String &quot;g&quot;)   (define-fun L5 () String &quot;g&quot;)   (define-fun L8 () String &quot;g&quot;)   (define-fun L30 () String &quot;g&quot;)   (define-fun L7 () String &quot;g&quot;)   (define-fun L14 () String &quot;g&quot;)   (define-fun L24 () String &quot;g&quot;)   (define-fun L23 () String &quot;\u{0}&quot;)   (define-fun L12 () String &quot;y&quot;)   (define-fun L19 () String &quot;g&quot;)   (define-fun sym3162 () String &quot;G&quot;)   (define-fun sym161 () String &quot;&quot;)   (define-fun sym2110 () String &quot;G&quot;)   (define-fun sym1451 () String &quot;G&quot;)   (define-fun sym2312 () String &quot;G&quot;)   (define-fun sym1894 () String &quot;L&quot;)   (define-fun sym3259 () String &quot;\u{0}&quot;)   (define-fun sym1026 () String &quot;G&quot;)   (define-fun sym1235 () String &quot;G&quot;)   (define-fun sym1667 () String &quot;G&quot;)   (define-fun sym2744 () String &quot;G&quot;)   (define-fun sym551 () String &quot;G&quot;)   (define-fun sym2946 () String &quot;G&quot;)   (define-fun sym2528 () String &quot;G&quot;)   (define-fun sym209 () String &quot;Y&quot;)   (define-fun sym799 () String &quot;G&quot;) )" calcext:value-type="string">
            <text:p>(model <text:s text:c="2"/>(define-fun L0 () String "l") <text:s text:c="2"/>(define-fun L2 () String "g") <text:s text:c="2"/>(define-fun L4 () String "g") <text:s text:c="2"/>(define-fun L11 () String "g") <text:s text:c="2"/>(define-fun L6 () String "g") <text:s text:c="2"/>(define-fun L10 () String "g") <text:s text:c="2"/>(define-fun L5 () String "g") <text:s text:c="2"/>(define-fun L8 () String "g") <text:s text:c="2"/>(define-fun L30 () String "g") <text:s text:c="2"/>(define-fun L7 () String "g") <text:s text:c="2"/>(define-fun L14 () String "g") <text:s text:c="2"/>(define-fun L24 () String "g") <text:s text:c="2"/>(define-fun L23 () String "\u{0}") <text:s text:c="2"/>(define-fun L12 () String "y") <text:s text:c="2"/>(define-fun L19 () String "g") <text:s text:c="2"/>(define-fun sym3162 () String "G") <text:s text:c="2"/>(define-fun sym161 () String "") <text:s text:c="2"/>(define-fun sym2110 () String "G") <text:s text:c="2"/>(define-fun sym1451 () String "G") <text:s text:c="2"/>(define-fun sym2312 () String "G") <text:s text:c="2"/>(define-fun sym1894 () String "L") <text:s text:c="2"/>(define-fun sym3259 () String "\u{0}") <text:s text:c="2"/>(define-fun sym1026 () String "G") <text:s text:c="2"/>(define-fun sym1235 () String "G") <text:s text:c="2"/>(define-fun sym1667 () String "G") <text:s text:c="2"/>(define-fun sym2744 () String "G") <text:s text:c="2"/>(define-fun sym551 () String "G") <text:s text:c="2"/>(define-fun sym2946 () String "G") <text:s text:c="2"/>(define-fun sym2528 () String "G") <text:s text:c="2"/>(define-fun sym209 () String "Y") <text:s text:c="2"/>(define-fun sym799 () String "G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07.smt2</text:p>
          </table:table-cell>
          <table:table-cell table:style-name="ce2" office:value-type="float" office:value="1200.078" calcext:value-type="float">
            <text:p>1200.078</text:p>
          </table:table-cell>
          <table:table-cell/>
          <table:table-cell table:style-name="ce4" office:value-type="string" calcext:value-type="string">
            <text:p><text:s/>jxml2sql07.smt2</text:p>
          </table:table-cell>
          <table:table-cell table:style-name="ce5" office:value-type="float" office:value="1200.078" calcext:value-type="float">
            <text:p>1200.078</text:p>
          </table:table-cell>
          <table:table-cell table:style-name="ce5" office:value-type="float" office:value="1.36" calcext:value-type="float">
            <text:p>1.36</text:p>
          </table:table-cell>
          <table:table-cell table:style-name="ce5" office:value-type="float" office:value="2.364" calcext:value-type="float">
            <text:p>2.364</text:p>
          </table:table-cell>
          <table:table-cell table:style-name="ce5" office:value-type="float" office:value="1200.072" calcext:value-type="float">
            <text:p>1200.072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name&quot;&quot;)   (define-fun L84 () String &quot;&quot;&quot;&quot;)   (define-fun L40 () String &quot;&quot;description&quot;&quot;)   (define-fun L2 () String &quot;&quot;length&quot;&quot;)   (define-fun L72 () String &quot;&quot;name&quot;&quot;)   (define-fun L60 () String &quot;&quot;&quot;&quot;)   (define-fun L92 ()&quot;&amp;&quot; String &quot;&quot;&quot;&quot;)   (define-fun L88 () String &quot;&quot;&quot;&quot;)   (define-fun L44 () String &quot;&quot;database&quot;&quot;)   (define-fun L6 () String &quot;&quot;name&quot;&quot;)   (define-fun L76 () String &quot;&quot;field&quot;&quot;)   (define-fun L32 () String &quot;&quot;&quot;&quot;)   (define-fun L64 () String &quot;&quot;&quot;&quot;)   (define-fun L20 () &quot;&amp;&quot;String &quot;&quot;&quot;&quot;)   (define-fun L96 () String &quot;&quot;&quot;&quot;)   (define-fun L52 () String &quot;&quot;&quot;&quot;)   (define-fun L48 () String &quot;&quot;&quot;&quot;)   (define-fun L36 () String &quot;&quot;&quot;&quot;)   (define-fun L68 () String &quot;&quot;&quot;&quot;)   (define-fun L24 () String &quot;&quot;&quot;&quot;)   (define-fun L56 () String &quot;&quot;option&quot;&quot;&quot;&amp;&quot;)   (define-fun L12 () String &quot;&quot;field&quot;&quot;)   (define-fun L28 () String &quot;&quot;&quot;&quot;)   (define-fun L16 () String &quot;&quot;name&quot;&quot;)   (define-fun L100 () String &quot;&quot;&quot;&quot;)   (define-fun L1 () String &quot;&quot;name&quot;&quot;)   (define-fun L104 () String &quot;&quot;&quot;&quot;)   (define-fun L9 () String &quot;&quot;descri&quot;&amp;&quot;ption&quot;&quot;)   (define-fun L57 () String &quot;&quot;option&quot;&quot;)   (define-fun L13 () String &quot;&quot;field&quot;&quot;)   (define-fun L45 () String &quot;&quot;database&quot;&quot;)   (define-fun L90 () String &quot;&quot;&quot;&quot;)   (define-fun L0 () String &quot;&quot;&quot;&quot;)   (define-fun L62 () String &quot;&quot;option&quot;&quot;)   (define-fun L94 &quot;&amp;&quot;() String &quot;&quot;description&quot;&quot;)   (define-fun L50 () String &quot;&quot;&quot;&quot;)   (define-fun L82 () String &quot;&quot;description&quot;&quot;)   (define-fun L4 () String &quot;&quot;&quot;&quot;)   (define-fun L70 () String &quot;&quot;&quot;&quot;)   (define-fun L66 () String &quot;&quot;&quot;&quot;)   (define-fun L22 () String &quot;&quot;&quot;&quot;)   (define-fun &quot;&amp;&quot;L98 () String &quot;&quot;table&quot;&quot;)   (define-fun L54 () String &quot;&quot;type&quot;&quot;)   (define-fun L10 () String &quot;&quot;type&quot;&quot;)   (define-fun L86 () String &quot;&quot;&quot;&quot;)   (define-fun L42 () String &quot;&quot;&quot;&quot;)   (define-fun L8 () String &quot;&quot;&quot;&quot;)   (define-fun L74 () String &quot;&quot;option&quot;&quot;)   (define-fun&quot;&amp;&quot; L30 () String &quot;&quot;&quot;&quot;)   (define-fun L26 () String &quot;&quot;&quot;&quot;)   (define-fun L58 () String &quot;&quot;&quot;&quot;)   (define-fun L14 () String &quot;&quot;&quot;&quot;)   (define-fun L46 () String &quot;&quot;description&quot;&quot;)   (define-fun L78 () String &quot;&quot;&quot;&quot;)   (define-fun L34 () String &quot;&quot;&quot;&quot;)   (define-fun L18 (&quot;&amp;&quot;) String &quot;&quot;&quot;&quot;)   (define-fun L38 () String &quot;&quot;&quot;&quot;)   (define-fun L102 () String &quot;&quot;&quot;&quot;)   (define-fun L3 () String &quot;&quot;length&quot;&quot;)   (define-fun L11 () String &quot;&quot;type&quot;&quot;)   (define-fun L23 () String &quot;&quot;table&quot;&quot;)   (define-fun sym194 () String &quot;&quot;&quot;&quot;)   (define-fun sym5&quot;&amp;&quot;12 () String &quot;&quot;NAME&quot;&quot;)   (define-fun sym434 () String &quot;&quot;&quot;&quot;)   (define-fun sym478 () String &quot;&quot;&quot;&quot;)   (define-fun sym114 () String &quot;&quot;NAME&quot;&quot;)   (define-fun sym278 () String &quot;&quot;FIELD&quot;&quot;)   (define-fun sym630 () String &quot;&quot;&quot;&quot;)   (define-fun sym398 () String &quot;&quot;&quot;&quot;)  &quot;&amp;&quot; (define-fun sym233 () String &quot;&quot;&quot;&quot;)   (define-fun sym550 () String &quot;&quot;&quot;&quot;)   (define-fun sym154 () String &quot;&quot;&quot;&quot;)   (define-fun sym594 () String &quot;&quot;&quot;&quot;)   (define-fun sym352 () String &quot;&quot;TYPE&quot;&quot;)   (define-fun sym670 () String &quot;&quot;OPTION&quot;&quot;)   (define-fun sym317 () &quot;&amp;&quot;String &quot;&quot;DESCRIPTION&quot;&quot;)   (define-fun sym184 () String &quot;&quot;&quot;&quot;)   (define-fun sym424 () String &quot;&quot;&quot;&quot;)   (define-fun sym268 () String &quot;&quot;&quot;&quot;)   (define-fun sym388 () String &quot;&quot;&quot;&quot;)   (define-fun sym464 () String &quot;&quot;OPTION&quot;&quot;)   (define-fun sym584 () String &quot;&quot;&quot;&quot;)   (&quot;&amp;&quot;define-fun sym342 () String &quot;&quot;&quot;&quot;)   (define-fun sym660 () String &quot;&quot;&quot;&quot;)   (define-fun sym704 () String &quot;&quot;&quot;&quot;)   (define-fun sym307 () String &quot;&quot;&quot;&quot;)   (define-fun sym570 () String &quot;&quot;TYPE&quot;&quot;)   (define-fun sym174 () String &quot;&quot;&quot;&quot;)   (define-fun sym292 () String &quot;&amp;&quot;&quot;&quot;NAME&quot;&quot;)   (define-fun sym258 () String &quot;&quot;&quot;&quot;)   (define-fun sym378 () String &quot;&quot;&quot;&quot;)   (define-fun sym454 () String &quot;&quot;&quot;&quot;)   (define-fun sym498 () String &quot;&quot;FIELD&quot;&quot;)   (define-fun sym332 () String &quot;&quot;&quot;&quot;)   (define-fun sym650 () String &quot;&quot;&quot;&quot;)   (define-fun sym6&quot;&amp;&quot;94 () String &quot;&quot;&quot;&quot;)   (define-fun sym92 () String &quot;&quot;DATABASE&quot;&quot;)   (define-fun sym218 () String &quot;&quot;NAME&quot;&quot;)   (define-fun sym614 () String &quot;&quot;LENGTH&quot;&quot;)   (define-fun sym536 () String &quot;&quot;DESCRIPTION&quot;&quot;)   (define-fun sym139 () String &quot;&quot;DESCRIPTION&quot;&quot;)   (define-fu&quot;&amp;&quot;n sym204 () String &quot;&quot;TABLE&quot;&quot;)   (define-fun sym368 () String &quot;&quot;&quot;&quot;)   (define-fun sym444 () String &quot;&quot;&quot;&quot;)   (define-fun sym488 () String &quot;&quot;&quot;&quot;)   (define-fun sym640 () String &quot;&quot;&quot;&quot;)   (define-fun sym684 () String &quot;&quot;&quot;&quot;)   (define-fun sym243 () String &quot;&quot;DESCRIP&quot;&amp;&quot;TION&quot;&quot;)   (define-fun sym164 () String &quot;&quot;&quot;&quot;)   (define-fun sym560 () String &quot;&quot;&quot;&quot;)   (define-fun sym408 () String &quot;&quot;OPTION&quot;&quot;)   (define-fun sym604 () String &quot;&quot;&quot;&quot;)   (define-fun sym526 () String &quot;&quot;&quot;&quot;)   (define-fun sym129 () String &quot;&quot;&quot;&quot;) )&quot;)" office:value-type="string" office:string-value="(model   (define-fun L80 () String &quot;name&quot;)   (define-fun L84 () String &quot;&quot;)   (define-fun L40 () String &quot;description&quot;)   (define-fun L2 () String &quot;length&quot;)   (define-fun L72 () String &quot;name&quot;)   (define-fun L60 () String &quot;&quot;)   (define-fun L92 () String &quot;&quot;)   (define-fun L88 () String &quot;&quot;)   (define-fun L44 () String &quot;database&quot;)   (define-fun L6 () String &quot;name&quot;)   (define-fun L76 () String &quot;field&quot;)   (define-fun L32 () String &quot;&quot;)   (define-fun L64 () String &quot;&quot;)   (define-fun L20 () String &quot;&quot;)   (define-fun L96 () String &quot;&quot;)   (define-fun L52 () String &quot;&quot;)   (define-fun L48 () String &quot;&quot;)   (define-fun L36 () String &quot;&quot;)   (define-fun L68 () String &quot;&quot;)   (define-fun L24 () String &quot;&quot;)   (define-fun L56 () String &quot;option&quot;)   (define-fun L12 () String &quot;field&quot;)   (define-fun L28 () String &quot;&quot;)   (define-fun L16 () String &quot;name&quot;)   (define-fun L100 () String &quot;&quot;)   (define-fun L1 () String &quot;name&quot;)   (define-fun L104 () String &quot;&quot;)   (define-fun L9 () String &quot;description&quot;)   (define-fun L57 () String &quot;option&quot;)   (define-fun L13 () String &quot;field&quot;)   (define-fun L45 () String &quot;database&quot;)   (define-fun L90 () String &quot;&quot;)   (define-fun L0 () String &quot;&quot;)   (define-fun L62 () String &quot;option&quot;)   (define-fun L94 () String &quot;description&quot;)   (define-fun L50 () String &quot;&quot;)   (define-fun L82 () String &quot;description&quot;)   (define-fun L4 () String &quot;&quot;)   (define-fun L70 () String &quot;&quot;)   (define-fun L66 () String &quot;&quot;)   (define-fun L22 () String &quot;&quot;)   (define-fun L98 () String &quot;table&quot;)   (define-fun L54 () String &quot;type&quot;)   (define-fun L10 () String &quot;type&quot;)   (define-fun L86 () String &quot;&quot;)   (define-fun L42 () String &quot;&quot;)   (define-fun L8 () String &quot;&quot;)   (define-fun L74 () String &quot;option&quot;)   (define-fun L30 () String &quot;&quot;)   (define-fun L26 () String &quot;&quot;)   (define-fun L58 () String &quot;&quot;)   (define-fun L14 () String &quot;&quot;)   (define-fun L46 () String &quot;description&quot;)   (define-fun L78 () String &quot;&quot;)   (define-fun L34 () String &quot;&quot;)   (define-fun L18 () String &quot;&quot;)   (define-fun L38 () String &quot;&quot;)   (define-fun L102 () String &quot;&quot;)   (define-fun L3 () String &quot;length&quot;)   (define-fun L11 () String &quot;type&quot;)   (define-fun L23 () String &quot;table&quot;)   (define-fun sym194 () String &quot;&quot;)   (define-fun sym512 () String &quot;NAME&quot;)   (define-fun sym434 () String &quot;&quot;)   (define-fun sym478 () String &quot;&quot;)   (define-fun sym114 () String &quot;NAME&quot;)   (define-fun sym278 () String &quot;FIELD&quot;)   (define-fun sym630 () String &quot;&quot;)   (define-fun sym398 () String &quot;&quot;)   (define-fun sym233 () String &quot;&quot;)   (define-fun sym550 () String &quot;&quot;)   (define-fun sym154 () String &quot;&quot;)   (define-fun sym594 () String &quot;&quot;)   (define-fun sym352 () String &quot;TYPE&quot;)   (define-fun sym670 () String &quot;OPTION&quot;)   (define-fun sym317 () String &quot;DESCRIPTION&quot;)   (define-fun sym184 () String &quot;&quot;)   (define-fun sym424 () String &quot;&quot;)   (define-fun sym268 () String &quot;&quot;)   (define-fun sym388 () String &quot;&quot;)   (define-fun sym464 () String &quot;OPTION&quot;)   (define-fun sym584 () String &quot;&quot;)   (define-fun sym342 () String &quot;&quot;)   (define-fun sym660 () String &quot;&quot;)   (define-fun sym704 () String &quot;&quot;)   (define-fun sym307 () String &quot;&quot;)   (define-fun sym570 () String &quot;TYPE&quot;)   (define-fun sym174 () String &quot;&quot;)   (define-fun sym292 () String &quot;NAME&quot;)   (define-fun sym258 () String &quot;&quot;)   (define-fun sym378 () String &quot;&quot;)   (define-fun sym454 () String &quot;&quot;)   (define-fun sym498 () String &quot;FIELD&quot;)   (define-fun sym332 () String &quot;&quot;)   (define-fun sym650 () String &quot;&quot;)   (define-fun sym694 () String &quot;&quot;)   (define-fun sym92 () String &quot;DATABASE&quot;)   (define-fun sym218 () String &quot;NAME&quot;)   (define-fun sym614 () String &quot;LENGTH&quot;)   (define-fun sym536 () String &quot;DESCRIPTION&quot;)   (define-fun sym139 () String &quot;DESCRIPTION&quot;)   (define-fun sym204 () String &quot;TABLE&quot;)   (define-fun sym368 () String &quot;&quot;)   (define-fun sym444 () String &quot;&quot;)   (define-fun sym488 () String &quot;&quot;)   (define-fun sym640 () String &quot;&quot;)   (define-fun sym684 () String &quot;&quot;)   (define-fun sym243 () String &quot;DESCRIPTION&quot;)   (define-fun sym164 () String &quot;&quot;)   (define-fun sym560 () String &quot;&quot;)   (define-fun sym408 () String &quot;OPTION&quot;)   (define-fun sym604 () String &quot;&quot;)   (define-fun sym526 () String &quot;&quot;)   (define-fun sym129 () String &quot;&quot;) )" calcext:value-type="string">
            <text:p>(model <text:s text:c="2"/>(define-fun L80 () String "name") <text:s text:c="2"/>(define-fun L84 () String "") <text:s text:c="2"/>(define-fun L40 () String "description") <text:s text:c="2"/>(define-fun L2 () String "length") <text:s text:c="2"/>(define-fun L72 () String "name") <text:s text:c="2"/>(define-fun L60 () String "") <text:s text:c="2"/>(define-fun L92 () String "") <text:s text:c="2"/>(define-fun L88 () String "") <text:s text:c="2"/>(define-fun L44 () String "database") <text:s text:c="2"/>(define-fun L6 () String "name") <text:s text:c="2"/>(define-fun L76 () String "field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") <text:s text:c="2"/>(define-fun L24 () String "") <text:s text:c="2"/>(define-fun L56 () String "option") <text:s text:c="2"/>(define-fun L12 () String "field") <text:s text:c="2"/>(define-fun L28 () String "") <text:s text:c="2"/>(define-fun L16 () String "name") <text:s text:c="2"/>(define-fun L100 () String "") <text:s text:c="2"/>(define-fun L1 () String "name") <text:s text:c="2"/>(define-fun L104 () String "") <text:s text:c="2"/>(define-fun L9 () String "description") <text:s text:c="2"/>(define-fun L57 () String "option") <text:s text:c="2"/>(define-fun L13 () String "field") <text:s text:c="2"/>(define-fun L45 () String "database") <text:s text:c="2"/>(define-fun L90 () String "") <text:s text:c="2"/>(define-fun L0 () String "") <text:s text:c="2"/>(define-fun L62 () String "option") <text:s text:c="2"/>(define-fun L94 () String "description") <text:s text:c="2"/>(define-fun L50 () String "") <text:s text:c="2"/>(define-fun L82 () String "description") <text:s text:c="2"/>(define-fun L4 () String "") <text:s text:c="2"/>(define-fun L70 () String "") <text:s text:c="2"/>(define-fun L66 () String "") <text:s text:c="2"/>(define-fun L22 () String "") <text:s text:c="2"/>(define-fun L98 () String "table") <text:s text:c="2"/>(define-fun L54 () String "type") <text:s text:c="2"/>(define-fun L10 () String "type") <text:s text:c="2"/>(define-fun L86 () String "") <text:s text:c="2"/>(define-fun L42 () String "") <text:s text:c="2"/>(define-fun L8 () String "") <text:s text:c="2"/>(define-fun L74 () String "option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") <text:s text:c="2"/>(define-fun L34 () String "") <text:s text:c="2"/>(define-fun L18 () String "") <text:s text:c="2"/>(define-fun L38 () String "") <text:s text:c="2"/>(define-fun L102 () String "") <text:s text:c="2"/>(define-fun L3 () String "length") <text:s text:c="2"/>(define-fun L11 () String "type") <text:s text:c="2"/>(define-fun L23 () String "table") <text:s text:c="2"/>(define-fun sym194 () String "") <text:s text:c="2"/>(define-fun sym512 () String "NAME") <text:s text:c="2"/>(define-fun sym434 () String "") <text:s text:c="2"/>(define-fun sym478 () String "") <text:s text:c="2"/>(define-fun sym114 () String "NAME") <text:s text:c="2"/>(define-fun sym278 () String "FIELD") <text:s text:c="2"/>(define-fun sym630 () String "") <text:s text:c="2"/>(define-fun sym398 () String "") <text:s text:c="2"/>(define-fun sym233 () String "") <text:s text:c="2"/>(define-fun sym550 () String "") <text:s text:c="2"/>(define-fun sym154 () String "") <text:s text:c="2"/>(define-fun sym594 () String "") <text:s text:c="2"/>(define-fun sym352 () String "TYPE") <text:s text:c="2"/>(define-fun sym670 () String "OPTION") <text:s text:c="2"/>(define-fun sym317 () String "DESCRIPTION") <text:s text:c="2"/>(define-fun sym184 () String "") <text:s text:c="2"/>(define-fun sym424 () String "") <text:s text:c="2"/>(define-fun sym268 () String "") <text:s text:c="2"/>(define-fun sym388 () String "") <text:s text:c="2"/>(define-fun sym464 () String "OPTION") <text:s text:c="2"/>(define-fun sym584 () String "") <text:s text:c="2"/>(define-fun sym342 () String "") <text:s text:c="2"/>(define-fun sym660 () String "") <text:s text:c="2"/>(define-fun sym704 () String "") <text:s text:c="2"/>(define-fun sym307 () String "") <text:s text:c="2"/>(define-fun sym570 () String "TYPE") <text:s text:c="2"/>(define-fun sym174 () String "") <text:s text:c="2"/>(define-fun sym292 () String "NAME") <text:s text:c="2"/>(define-fun sym258 () String "") <text:s text:c="2"/>(define-fun sym378 () String "") <text:s text:c="2"/>(define-fun sym454 () String "") <text:s text:c="2"/>(define-fun sym498 () String "FIELD") <text:s text:c="2"/>(define-fun sym332 () String "") <text:s text:c="2"/>(define-fun sym650 () String "") <text:s text:c="2"/>(define-fun sym694 () String "") <text:s text:c="2"/>(define-fun sym92 () String "DATABASE") <text:s text:c="2"/>(define-fun sym218 () String "NAME") <text:s text:c="2"/>(define-fun sym614 () String "LENGTH") <text:s text:c="2"/>(define-fun sym536 () String "DESCRIPTION") <text:s text:c="2"/>(define-fun sym139 () String "DESCRIPTION") <text:s text:c="2"/>(define-fun sym204 () String "TABLE") <text:s text:c="2"/>(define-fun sym368 () String "") <text:s text:c="2"/>(define-fun sym444 () String "") <text:s text:c="2"/>(define-fun sym488 () String "") <text:s text:c="2"/>(define-fun sym640 () String "") <text:s text:c="2"/>(define-fun sym684 () String "") <text:s text:c="2"/>(define-fun sym243 () String "DESCRIPTION") <text:s text:c="2"/>(define-fun sym164 () String "") <text:s text:c="2"/>(define-fun sym560 () String "") <text:s text:c="2"/>(define-fun sym408 () String "OPTION") <text:s text:c="2"/>(define-fun sym604 () String "") <text:s text:c="2"/>(define-fun sym526 () String "") <text:s text:c="2"/>(define-fun sym129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09.smt2</text:p>
          </table:table-cell>
          <table:table-cell table:style-name="ce2" office:value-type="float" office:value="1200.049" calcext:value-type="float">
            <text:p>1200.049</text:p>
          </table:table-cell>
          <table:table-cell/>
          <table:table-cell table:style-name="ce4" office:value-type="string" calcext:value-type="string">
            <text:p><text:s/>jxml2sql09.smt2</text:p>
          </table:table-cell>
          <table:table-cell table:style-name="ce5" office:value-type="float" office:value="1200.049" calcext:value-type="float">
            <text:p>1200.049</text:p>
          </table:table-cell>
          <table:table-cell table:style-name="ce5" office:value-type="float" office:value="1.768" calcext:value-type="float">
            <text:p>1.768</text:p>
          </table:table-cell>
          <table:table-cell table:style-name="ce5" office:value-type="float" office:value="2.318" calcext:value-type="float">
            <text:p>2.318</text:p>
          </table:table-cell>
          <table:table-cell table:style-name="ce5" office:value-type="float" office:value="1200.065" calcext:value-type="float">
            <text:p>1200.065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option&quot;&quot;)   (define-fun L84 () String &quot;&quot;description&quot;&quot;)   (define-fun L2 () String &quot;&quot;database&quot;&quot;)   (define-fun L92 () String &quot;&quot;&quot;&quot;)   (define-fun L88 () String &quot;&quot;length&quot;&quot;)   (define-fun L6 () String &quot;&quot;html&quot;&quot;)   (define-f&quot;&amp;&quot;un L76 () String &quot;&quot;&quot;&quot;)   (define-fun L20 () String &quot;&quot;option&quot;&quot;)   (define-fun L96 () String &quot;&quot;&quot;&quot;)   (define-fun L100 () String &quot;&quot;option&quot;&quot;)   (define-fun L73 () String &quot;&quot;&quot;&quot;)   (define-fun L61 () String &quot;&quot;&quot;&quot;)   (define-fun L1 () String &quot;&quot;name&quot;&quot;)   (define-fu&quot;&amp;&quot;n L33 () String &quot;&quot;&quot;&quot;)   (define-fun L65 () String &quot;&quot;&quot;&quot;)   (define-fun L21 () String &quot;&quot;name&quot;&quot;)   (define-fun L53 () String &quot;&quot;description&quot;&quot;)   (define-fun L41 () String &quot;&quot;&quot;&quot;)   (define-fun L37 () String &quot;&quot;table&quot;&quot;)   (define-fun L104 () String &quot;&quot;&quot;&quot;)   (defin&quot;&amp;&quot;e-fun L69 () String &quot;&quot;&quot;&quot;)   (define-fun L25 () String &quot;&quot;&quot;&quot;)   (define-fun L9 () String &quot;&quot;&quot;&quot;)   (define-fun L57 () String &quot;&quot;field&quot;&quot;)   (define-fun L13 () String &quot;&quot;&quot;&quot;)   (define-fun L45 () String &quot;&quot;&quot;&quot;)   (define-fun L29 () String &quot;&quot;&quot;&quot;)   (define-fun L17 () &quot;&amp;&quot;String &quot;&quot;description&quot;&quot;)   (define-fun L49 () String &quot;&quot;&quot;&quot;)   (define-fun L90 () String &quot;&quot;&quot;&quot;)   (define-fun L0 () String &quot;&quot;name&quot;&quot;)   (define-fun L94 () String &quot;&quot;&quot;&quot;)   (define-fun L82 () String &quot;&quot;&quot;&quot;)   (define-fun L4 () String &quot;&quot;&quot;&quot;)   (define-fun L98 () Stri&quot;&amp;&quot;ng &quot;&quot;&quot;&quot;)   (define-fun L86 () String &quot;&quot;name&quot;&quot;)   (define-fun L8 () String &quot;&quot;description&quot;&quot;)   (define-fun L58 () String &quot;&quot;field&quot;&quot;)   (define-fun L14 () String &quot;&quot;type&quot;&quot;)   (define-fun L46 () String &quot;&quot;length&quot;&quot;)   (define-fun L78 () String &quot;&quot;&quot;&quot;)   (define-fun&quot;&amp;&quot; L38 () String &quot;&quot;table&quot;&quot;)   (define-fun L102 () String &quot;&quot;&quot;&quot;)   (define-fun L51 () String &quot;&quot;&quot;&quot;)   (define-fun L71 () String &quot;&quot;field&quot;&quot;)   (define-fun L3 () String &quot;&quot;database&quot;&quot;)   (define-fun L55 () String &quot;&quot;&quot;&quot;)   (define-fun L11 () String &quot;&quot;name&quot;&quot;)   (defin&quot;&amp;&quot;e-fun L43 () String &quot;&quot;type&quot;&quot;)   (define-fun L31 () String &quot;&quot;&quot;&quot;)   (define-fun L63 () String &quot;&quot;&quot;&quot;)   (define-fun L7 () String &quot;&quot;&quot;&quot;)   (define-fun L59 () String &quot;&quot;&quot;&quot;)   (define-fun L15 () String &quot;&quot;&quot;&quot;)   (define-fun L47 () String &quot;&quot;&quot;&quot;)   (define-fun L35 () S&quot;&amp;&quot;tring &quot;&quot;&quot;&quot;)   (define-fun L106 () String &quot;&quot;&quot;&quot;)   (define-fun L67 () String &quot;&quot;&quot;&quot;)   (define-fun L23 () String &quot;&quot;description&quot;&quot;)   (define-fun L19 () String &quot;&quot;option&quot;&quot;)   (define-fun L39 () String &quot;&quot;type&quot;&quot;)   (define-fun L27 () String &quot;&quot;&quot;&quot;)   (define-fun sym&quot;&amp;&quot;195 () String &quot;&quot;&quot;&quot;)   (define-fun sym591 () String &quot;&quot;TYPE&quot;&quot;)   (define-fun sym150 () String &quot;&quot;&quot;&quot;)   (define-fun sym313 () String &quot;&quot;NAME&quot;&quot;)   (define-fun sym279 () String &quot;&quot;&quot;&quot;)   (define-fun sym399 () String &quot;&quot;&quot;&quot;)   (define-fun sym113 () String &quot;&quot;DATABASE&quot;&amp;&quot;&quot;&quot;)   (define-fun sym475 () String &quot;&quot;&quot;&quot;)   (define-fun sym353 () String &quot;&quot;&quot;&quot;)   (define-fun sym671 () String &quot;&quot;&quot;&quot;)   (define-fun sym519 () String &quot;&quot;FIELD&quot;&quot;)   (define-fun sym715 () String &quot;&quot;&quot;&quot;)   (define-fun sym635 () String &quot;&quot;LENGTH&quot;&quot;)   (define-fun sym2&quot;&amp;&quot;39 () String &quot;&quot;NAME&quot;&quot;)   (define-fun sym557 () String &quot;&quot;DESCRIPTION&quot;&quot;)   (define-fun sym581 () String &quot;&quot;&quot;&quot;)   (define-fun sym185 () String &quot;&quot;&quot;&quot;)   (define-fun sym225 () String &quot;&quot;TABLE&quot;&quot;)   (define-fun sym389 () String &quot;&quot;&quot;&quot;)   (define-fun sym465 () String &quot;&amp;&quot;&quot;&quot;&quot;&quot;)   (define-fun sym661 () String &quot;&quot;&quot;&quot;)   (define-fun sym264 () String &quot;&quot;DESCRIPTION&quot;&quot;)   (define-fun sym509 () String &quot;&quot;&quot;&quot;)   (define-fun sym705 () String &quot;&quot;&quot;&quot;)   (define-fun sym429 () String &quot;&quot;OPTION&quot;&quot;)   (define-fun sym625 () String &quot;&quot;&quot;&quot;)   (define-&quot;&amp;&quot;fun sym547 () String &quot;&quot;&quot;&quot;)   (define-fun sym20 () String &quot;&quot;HTML&quot;&quot;)   (define-fun sym691 () String &quot;&quot;OPTION&quot;&quot;)   (define-fun sym215 () String &quot;&quot;&quot;&quot;)   (define-fun sym533 () String &quot;&quot;NAME&quot;&quot;)   (define-fun sym455 () String &quot;&quot;&quot;&quot;)   (define-fun sym499 () String&quot;&amp;&quot; &quot;&quot;&quot;&quot;)   (define-fun sym135 () String &quot;&quot;NAME&quot;&quot;)   (define-fun sym651 () String &quot;&quot;&quot;&quot;)   (define-fun sym299 () String &quot;&quot;FIELD&quot;&quot;)   (define-fun sym254 () String &quot;&quot;&quot;&quot;)   (define-fun sym571 () String &quot;&quot;&quot;&quot;)   (define-fun sym373 () String &quot;&quot;TYPE&quot;&quot;)   (define-fun&quot;&amp;&quot; sym175 () String &quot;&quot;&quot;&quot;)   (define-fun sym419 () String &quot;&quot;&quot;&quot;)   (define-fun sym615 () String &quot;&quot;&quot;&quot;)   (define-fun sym338 () String &quot;&quot;DESCRIPTION&quot;&quot;)   (define-fun sym160 () String &quot;&quot;DESCRIPTION&quot;&quot;)   (define-fun sym445 () String &quot;&quot;&quot;&quot;)   (define-fun sym289 () &quot;&amp;&quot;String &quot;&quot;&quot;&quot;)   (define-fun sym485 () String &quot;&quot;OPTION&quot;&quot;)   (define-fun sym363 () String &quot;&quot;&quot;&quot;)   (define-fun sym681 () String &quot;&quot;&quot;&quot;)   (define-fun sym409 () String &quot;&quot;&quot;&quot;)   (define-fun sym605 () String &quot;&quot;&quot;&quot;)   (define-fun sym725 () String &quot;&quot;&quot;&quot;)   (define-fun &quot;&amp;&quot;sym328 () String &quot;&quot;&quot;&quot;)   (define-fun sym205 () String &quot;&quot;&quot;&quot;) )&quot;)" office:value-type="string" office:string-value="(model   (define-fun L80 () String &quot;option&quot;)   (define-fun L84 () String &quot;description&quot;)   (define-fun L2 () String &quot;database&quot;)   (define-fun L92 () String &quot;&quot;)   (define-fun L88 () String &quot;length&quot;)   (define-fun L6 () String &quot;html&quot;)   (define-fun L76 () String &quot;&quot;)   (define-fun L20 () String &quot;option&quot;)   (define-fun L96 () String &quot;&quot;)   (define-fun L100 () String &quot;option&quot;)   (define-fun L73 () String &quot;&quot;)   (define-fun L61 () String &quot;&quot;)   (define-fun L1 () String &quot;name&quot;)   (define-fun L33 () String &quot;&quot;)   (define-fun L65 () String &quot;&quot;)   (define-fun L21 () String &quot;name&quot;)   (define-fun L53 () String &quot;description&quot;)   (define-fun L41 () String &quot;&quot;)   (define-fun L37 () String &quot;table&quot;)   (define-fun L104 () String &quot;&quot;)   (define-fun L69 () String &quot;&quot;)   (define-fun L25 () String &quot;&quot;)   (define-fun L9 () String &quot;&quot;)   (define-fun L57 () String &quot;field&quot;)   (define-fun L13 () String &quot;&quot;)   (define-fun L45 () String &quot;&quot;)   (define-fun L29 () String &quot;&quot;)   (define-fun L17 () String &quot;description&quot;)   (define-fun L49 () String &quot;&quot;)   (define-fun L90 () String &quot;&quot;)   (define-fun L0 () String &quot;name&quot;)   (define-fun L94 () String &quot;&quot;)   (define-fun L82 () String &quot;&quot;)   (define-fun L4 () String &quot;&quot;)   (define-fun L98 () String &quot;&quot;)   (define-fun L86 () String &quot;name&quot;)   (define-fun L8 () String &quot;description&quot;)   (define-fun L58 () String &quot;field&quot;)   (define-fun L14 () String &quot;type&quot;)   (define-fun L46 () String &quot;length&quot;)   (define-fun L78 () String &quot;&quot;)   (define-fun L38 () String &quot;table&quot;)   (define-fun L102 () String &quot;&quot;)   (define-fun L51 () String &quot;&quot;)   (define-fun L71 () String &quot;field&quot;)   (define-fun L3 () String &quot;database&quot;)   (define-fun L55 () String &quot;&quot;)   (define-fun L11 () String &quot;name&quot;)   (define-fun L43 () String &quot;type&quot;)   (define-fun L31 () String &quot;&quot;)   (define-fun L63 () String &quot;&quot;)   (define-fun L7 () String &quot;&quot;)   (define-fun L59 () String &quot;&quot;)   (define-fun L15 () String &quot;&quot;)   (define-fun L47 () String &quot;&quot;)   (define-fun L35 () String &quot;&quot;)   (define-fun L106 () String &quot;&quot;)   (define-fun L67 () String &quot;&quot;)   (define-fun L23 () String &quot;description&quot;)   (define-fun L19 () String &quot;option&quot;)   (define-fun L39 () String &quot;type&quot;)   (define-fun L27 () String &quot;&quot;)   (define-fun sym195 () String &quot;&quot;)   (define-fun sym591 () String &quot;TYPE&quot;)   (define-fun sym150 () String &quot;&quot;)   (define-fun sym313 () String &quot;NAME&quot;)   (define-fun sym279 () String &quot;&quot;)   (define-fun sym399 () String &quot;&quot;)   (define-fun sym113 () String &quot;DATABASE&quot;)   (define-fun sym475 () String &quot;&quot;)   (define-fun sym353 () String &quot;&quot;)   (define-fun sym671 () String &quot;&quot;)   (define-fun sym519 () String &quot;FIELD&quot;)   (define-fun sym715 () String &quot;&quot;)   (define-fun sym635 () String &quot;LENGTH&quot;)   (define-fun sym239 () String &quot;NAME&quot;)   (define-fun sym557 () String &quot;DESCRIPTION&quot;)   (define-fun sym581 () String &quot;&quot;)   (define-fun sym185 () String &quot;&quot;)   (define-fun sym225 () String &quot;TABLE&quot;)   (define-fun sym389 () String &quot;&quot;)   (define-fun sym465 () String &quot;&quot;)   (define-fun sym661 () String &quot;&quot;)   (define-fun sym264 () String &quot;DESCRIPTION&quot;)   (define-fun sym509 () String &quot;&quot;)   (define-fun sym705 () String &quot;&quot;)   (define-fun sym429 () String &quot;OPTION&quot;)   (define-fun sym625 () String &quot;&quot;)   (define-fun sym547 () String &quot;&quot;)   (define-fun sym20 () String &quot;HTML&quot;)   (define-fun sym691 () String &quot;OPTION&quot;)   (define-fun sym215 () String &quot;&quot;)   (define-fun sym533 () String &quot;NAME&quot;)   (define-fun sym455 () String &quot;&quot;)   (define-fun sym499 () String &quot;&quot;)   (define-fun sym135 () String &quot;NAME&quot;)   (define-fun sym651 () String &quot;&quot;)   (define-fun sym299 () String &quot;FIELD&quot;)   (define-fun sym254 () String &quot;&quot;)   (define-fun sym571 () String &quot;&quot;)   (define-fun sym373 () String &quot;TYPE&quot;)   (define-fun sym175 () String &quot;&quot;)   (define-fun sym419 () String &quot;&quot;)   (define-fun sym615 () String &quot;&quot;)   (define-fun sym338 () String &quot;DESCRIPTION&quot;)   (define-fun sym160 () String &quot;DESCRIPTION&quot;)   (define-fun sym445 () String &quot;&quot;)   (define-fun sym289 () String &quot;&quot;)   (define-fun sym485 () String &quot;OPTION&quot;)   (define-fun sym363 () String &quot;&quot;)   (define-fun sym681 () String &quot;&quot;)   (define-fun sym409 () String &quot;&quot;)   (define-fun sym605 () String &quot;&quot;)   (define-fun sym725 () String &quot;&quot;)   (define-fun sym328 () String &quot;&quot;)   (define-fun sym205 () String &quot;&quot;) )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14.smt2</text:p>
          </table:table-cell>
          <table:table-cell table:style-name="ce2" office:value-type="float" office:value="1200.054" calcext:value-type="float">
            <text:p>1200.054</text:p>
          </table:table-cell>
          <table:table-cell/>
          <table:table-cell table:style-name="ce4" office:value-type="string" calcext:value-type="string">
            <text:p><text:s/>jxml2sql14.smt2</text:p>
          </table:table-cell>
          <table:table-cell table:style-name="ce5" office:value-type="float" office:value="1200.054" calcext:value-type="float">
            <text:p>1200.054</text:p>
          </table:table-cell>
          <table:table-cell table:style-name="ce5" office:value-type="float" office:value="1.031" calcext:value-type="float">
            <text:p>1.031</text:p>
          </table:table-cell>
          <table:table-cell table:style-name="ce5" office:value-type="float" office:value="2.208" calcext:value-type="float">
            <text:p>2.208</text:p>
          </table:table-cell>
          <table:table-cell table:style-name="ce5" office:value-type="float" office:value="520.356" calcext:value-type="float">
            <text:p>520.356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&quot;&quot;)   (define-fun L84 () String &quot;&quot;&quot;&quot;)   (define-fun L2 () String &quot;&quot;&quot;&quot;)   (define-fun L72 () String &quot;&quot;&quot;&quot;)   (define-fun L92 () String &quot;&quot;&quot;&quot;)   (define-fun L88 () String &quot;&quot;name&quot;&quot;)   (define-fun L6 () String &quot;&quot;&quot;&quot;)   (defin&quot;&amp;&quot;e-fun L76 () String &quot;&quot;&quot;&quot;)   (define-fun L32 () String &quot;&quot;&quot;&quot;)   (define-fun L20 () String &quot;&quot;&quot;&quot;)   (define-fun L96 () String &quot;&quot;&quot;&quot;)   (define-fun L68 () String &quot;&quot;&quot;&quot;)   (define-fun L24 () String &quot;&quot;option&quot;&quot;)   (define-fun L12 () String &quot;&quot;&quot;&quot;)   (define-fun L28 (&quot;&amp;&quot;) String &quot;&quot;field&quot;&quot;)   (define-fun L16 () String &quot;&quot;database&quot;&quot;)   (define-fun L100 () String &quot;&quot;&quot;&quot;)   (define-fun L61 () String &quot;&quot;name&quot;&quot;)   (define-fun L1 () String &quot;&quot;name&quot;&quot;)   (define-fun L5 () String &quot;&quot;field&quot;&quot;)   (define-fun L53 () String &quot;&quot;option&quot;&quot;)   (de&quot;&amp;&quot;fine-fun L41 () String &quot;&quot;description&quot;&quot;)   (define-fun L37 () String &quot;&quot;&quot;&quot;)   (define-fun L104 () String &quot;&quot;&quot;&quot;)   (define-fun L25 () String &quot;&quot;option&quot;&quot;)   (define-fun L57 () String &quot;&quot;&quot;&quot;)   (define-fun L45 () String &quot;&quot;&quot;&quot;)   (define-fun L17 () String &quot;&quot;database&quot;&amp;&quot;&quot;&quot;)   (define-fun L49 () String &quot;&quot;description&quot;&quot;)   (define-fun L90 () String &quot;&quot;type&quot;&quot;)   (define-fun L0 () String &quot;&quot;&quot;&quot;)   (define-fun L94 () String &quot;&quot;name&quot;&quot;)   (define-fun L82 () String &quot;&quot;&quot;&quot;)   (define-fun L4 () String &quot;&quot;field&quot;&quot;)   (define-fun L70 () Stri&quot;&amp;&quot;ng &quot;&quot;&quot;&quot;)   (define-fun L66 () String &quot;&quot;&quot;&quot;)   (define-fun L22 () String &quot;&quot;&quot;&quot;)   (define-fun L98 () String &quot;&quot;&quot;&quot;)   (define-fun L10 () String &quot;&quot;&quot;&quot;)   (define-fun L86 () String &quot;&quot;option&quot;&quot;)   (define-fun L8 () String &quot;&quot;&quot;&quot;)   (define-fun L74 () String &quot;&quot;name&quot;&quot;)&quot;&amp;&quot;   (define-fun L30 () String &quot;&quot;&quot;&quot;)   (define-fun L26 () String &quot;&quot;table&quot;&quot;)   (define-fun L14 () String &quot;&quot;&quot;&quot;)   (define-fun L78 () String &quot;&quot;type&quot;&quot;)   (define-fun L34 () String &quot;&quot;&quot;&quot;)   (define-fun L18 () String &quot;&quot;description&quot;&quot;)   (define-fun L102 () String &quot;&amp;&quot;&quot;&quot;&quot;&quot;)   (define-fun L51 () String &quot;&quot;&quot;&quot;)   (define-fun L3 () String &quot;&quot;length&quot;&quot;)   (define-fun L55 () String &quot;&quot;description&quot;&quot;)   (define-fun L43 () String &quot;&quot;&quot;&quot;)   (define-fun L63 () String &quot;&quot;&quot;&quot;)   (define-fun L7 () String &quot;&quot;description&quot;&quot;)   (define-fun L59 (&quot;&amp;&quot;) String &quot;&quot;&quot;&quot;)   (define-fun L15 () String &quot;&quot;type&quot;&quot;)   (define-fun L47 () String &quot;&quot;&quot;&quot;)   (define-fun L35 () String &quot;&quot;&quot;&quot;)   (define-fun L106 () String &quot;&quot;&quot;&quot;)   (define-fun L39 () String &quot;&quot;length&quot;&quot;)   (define-fun L27 () String &quot;&quot;table&quot;&quot;)   (define-fun sym591&quot;&amp;&quot; () String &quot;&quot;TYPE&quot;&quot;)   (define-fun sym195 () String &quot;&quot;&quot;&quot;)   (define-fun sym150 () String &quot;&quot;&quot;&quot;)   (define-fun sym313 () String &quot;&quot;NAME&quot;&quot;)   (define-fun sym279 () String &quot;&quot;&quot;&quot;)   (define-fun sym399 () String &quot;&quot;&quot;&quot;)   (define-fun sym113 () String &quot;&quot;DATABASE&quot;&quot;) &quot;&amp;&quot;  (define-fun sym475 () String &quot;&quot;&quot;&quot;)   (define-fun sym353 () String &quot;&quot;&quot;&quot;)   (define-fun sym671 () String &quot;&quot;&quot;&quot;)   (define-fun sym519 () String &quot;&quot;FIELD&quot;&quot;)   (define-fun sym715 () String &quot;&quot;&quot;&quot;)   (define-fun sym239 () String &quot;&quot;NAME&quot;&quot;)   (define-fun sym635 () &quot;&amp;&quot;String &quot;&quot;LENGTH&quot;&quot;)   (define-fun sym557 () String &quot;&quot;DESCRIPTION&quot;&quot;)   (define-fun sym581 () String &quot;&quot;&quot;&quot;)   (define-fun sym185 () String &quot;&quot;&quot;&quot;)   (define-fun sym225 () String &quot;&quot;TABLE&quot;&quot;)   (define-fun sym389 () String &quot;&quot;&quot;&quot;)   (define-fun sym465 () String &quot;&quot;&quot;&quot;&quot;&amp;&quot;)   (define-fun sym661 () String &quot;&quot;&quot;&quot;)   (define-fun sym264 () String &quot;&quot;DESCRIPTION&quot;&quot;)   (define-fun sym509 () String &quot;&quot;&quot;&quot;)   (define-fun sym705 () String &quot;&quot;&quot;&quot;)   (define-fun sym429 () String &quot;&quot;OPTION&quot;&quot;)   (define-fun sym625 () String &quot;&quot;&quot;&quot;)   (define-fun &quot;&amp;&quot;sym547 () String &quot;&quot;&quot;&quot;)   (define-fun sym20 () String &quot;&quot;&quot;&quot;)   (define-fun sym691 () String &quot;&quot;OPTION&quot;&quot;)   (define-fun sym215 () String &quot;&quot;&quot;&quot;)   (define-fun sym533 () String &quot;&quot;NAME&quot;&quot;)   (define-fun sym455 () String &quot;&quot;&quot;&quot;)   (define-fun sym499 () String &quot;&quot;&quot;&quot;)  &quot;&amp;&quot; (define-fun sym135 () String &quot;&quot;NAME&quot;&quot;)   (define-fun sym651 () String &quot;&quot;&quot;&quot;)   (define-fun sym299 () String &quot;&quot;FIELD&quot;&quot;)   (define-fun sym254 () String &quot;&quot;&quot;&quot;)   (define-fun sym373 () String &quot;&quot;TYPE&quot;&quot;)   (define-fun sym175 () String &quot;&quot;&quot;&quot;)   (define-fun sym571 &quot;&amp;&quot;() String &quot;&quot;&quot;&quot;)   (define-fun sym419 () String &quot;&quot;&quot;&quot;)   (define-fun sym615 () String &quot;&quot;&quot;&quot;)   (define-fun sym338 () String &quot;&quot;DESCRIPTION&quot;&quot;)   (define-fun sym160 () String &quot;&quot;DESCRIPTION&quot;&quot;)   (define-fun sym445 () String &quot;&quot;&quot;&quot;)   (define-fun sym289 () String &quot;&amp;&quot;&quot;&quot;&quot;&quot;)   (define-fun sym485 () String &quot;&quot;OPTION&quot;&quot;)   (define-fun sym363 () String &quot;&quot;&quot;&quot;)   (define-fun sym681 () String &quot;&quot;&quot;&quot;)   (define-fun sym409 () String &quot;&quot;&quot;&quot;)   (define-fun sym605 () String &quot;&quot;&quot;&quot;)   (define-fun sym725 () String &quot;&quot;&quot;&quot;)   (define-fun sym328 &quot;&amp;&quot;() String &quot;&quot;&quot;&quot;)   (define-fun sym205 () String &quot;&quot;&quot;&quot;) )&quot;)" office:value-type="string" office:string-value="(model   (define-fun L80 () String &quot;&quot;)   (define-fun L84 () String &quot;&quot;)   (define-fun L2 () String &quot;&quot;)   (define-fun L72 () String &quot;&quot;)   (define-fun L92 () String &quot;&quot;)   (define-fun L88 () String &quot;name&quot;)   (define-fun L6 () String &quot;&quot;)   (define-fun L76 () String &quot;&quot;)   (define-fun L32 () String &quot;&quot;)   (define-fun L20 () String &quot;&quot;)   (define-fun L96 () String &quot;&quot;)   (define-fun L68 () String &quot;&quot;)   (define-fun L24 () String &quot;option&quot;)   (define-fun L12 () String &quot;&quot;)   (define-fun L28 () String &quot;field&quot;)   (define-fun L16 () String &quot;database&quot;)   (define-fun L100 () String &quot;&quot;)   (define-fun L61 () String &quot;name&quot;)   (define-fun L1 () String &quot;name&quot;)   (define-fun L5 () String &quot;field&quot;)   (define-fun L53 () String &quot;option&quot;)   (define-fun L41 () String &quot;description&quot;)   (define-fun L37 () String &quot;&quot;)   (define-fun L104 () String &quot;&quot;)   (define-fun L25 () String &quot;option&quot;)   (define-fun L57 () String &quot;&quot;)   (define-fun L45 () String &quot;&quot;)   (define-fun L17 () String &quot;database&quot;)   (define-fun L49 () String &quot;description&quot;)   (define-fun L90 () String &quot;type&quot;)   (define-fun L0 () String &quot;&quot;)   (define-fun L94 () String &quot;name&quot;)   (define-fun L82 () String &quot;&quot;)   (define-fun L4 () String &quot;field&quot;)   (define-fun L70 () String &quot;&quot;)   (define-fun L66 () String &quot;&quot;)   (define-fun L22 () String &quot;&quot;)   (define-fun L98 () String &quot;&quot;)   (define-fun L10 () String &quot;&quot;)   (define-fun L86 () String &quot;option&quot;)   (define-fun L8 () String &quot;&quot;)   (define-fun L74 () String &quot;name&quot;)   (define-fun L30 () String &quot;&quot;)   (define-fun L26 () String &quot;table&quot;)   (define-fun L14 () String &quot;&quot;)   (define-fun L78 () String &quot;type&quot;)   (define-fun L34 () String &quot;&quot;)   (define-fun L18 () String &quot;description&quot;)   (define-fun L102 () String &quot;&quot;)   (define-fun L51 () String &quot;&quot;)   (define-fun L3 () String &quot;length&quot;)   (define-fun L55 () String &quot;description&quot;)   (define-fun L43 () String &quot;&quot;)   (define-fun L63 () String &quot;&quot;)   (define-fun L7 () String &quot;description&quot;)   (define-fun L59 () String &quot;&quot;)   (define-fun L15 () String &quot;type&quot;)   (define-fun L47 () String &quot;&quot;)   (define-fun L35 () String &quot;&quot;)   (define-fun L106 () String &quot;&quot;)   (define-fun L39 () String &quot;length&quot;)   (define-fun L27 () String &quot;table&quot;)   (define-fun sym591 () String &quot;TYPE&quot;)   (define-fun sym195 () String &quot;&quot;)   (define-fun sym150 () String &quot;&quot;)   (define-fun sym313 () String &quot;NAME&quot;)   (define-fun sym279 () String &quot;&quot;)   (define-fun sym399 () String &quot;&quot;)   (define-fun sym113 () String &quot;DATABASE&quot;)   (define-fun sym475 () String &quot;&quot;)   (define-fun sym353 () String &quot;&quot;)   (define-fun sym671 () String &quot;&quot;)   (define-fun sym519 () String &quot;FIELD&quot;)   (define-fun sym715 () String &quot;&quot;)   (define-fun sym239 () String &quot;NAME&quot;)   (define-fun sym635 () String &quot;LENGTH&quot;)   (define-fun sym557 () String &quot;DESCRIPTION&quot;)   (define-fun sym581 () String &quot;&quot;)   (define-fun sym185 () String &quot;&quot;)   (define-fun sym225 () String &quot;TABLE&quot;)   (define-fun sym389 () String &quot;&quot;)   (define-fun sym465 () String &quot;&quot;)   (define-fun sym661 () String &quot;&quot;)   (define-fun sym264 () String &quot;DESCRIPTION&quot;)   (define-fun sym509 () String &quot;&quot;)   (define-fun sym705 () String &quot;&quot;)   (define-fun sym429 () String &quot;OPTION&quot;)   (define-fun sym625 () String &quot;&quot;)   (define-fun sym547 () String &quot;&quot;)   (define-fun sym20 () String &quot;&quot;)   (define-fun sym691 () String &quot;OPTION&quot;)   (define-fun sym215 () String &quot;&quot;)   (define-fun sym533 () String &quot;NAME&quot;)   (define-fun sym455 () String &quot;&quot;)   (define-fun sym499 () String &quot;&quot;)   (define-fun sym135 () String &quot;NAME&quot;)   (define-fun sym651 () String &quot;&quot;)   (define-fun sym299 () String &quot;FIELD&quot;)   (define-fun sym254 () String &quot;&quot;)   (define-fun sym373 () String &quot;TYPE&quot;)   (define-fun sym175 () String &quot;&quot;)   (define-fun sym571 () String &quot;&quot;)   (define-fun sym419 () String &quot;&quot;)   (define-fun sym615 () String &quot;&quot;)   (define-fun sym338 () String &quot;DESCRIPTION&quot;)   (define-fun sym160 () String &quot;DESCRIPTION&quot;)   (define-fun sym445 () String &quot;&quot;)   (define-fun sym289 () String &quot;&quot;)   (define-fun sym485 () String &quot;OPTION&quot;)   (define-fun sym363 () String &quot;&quot;)   (define-fun sym681 () String &quot;&quot;)   (define-fun sym409 () String &quot;&quot;)   (define-fun sym605 () String &quot;&quot;)   (define-fun sym725 () String &quot;&quot;)   (define-fun sym328 () String &quot;&quot;)   (define-fun sym205 () String &quot;&quot;) )" calcext:value-type="string">
            <text:p>(model <text:s text:c="2"/>(define-fun L80 () String "") <text:s text:c="2"/>(define-fun L84 () String "") <text:s text:c="2"/>(define-fun L2 () String "") <text:s text:c="2"/>(define-fun L72 () String "") <text:s text:c="2"/>(define-fun L92 () String "") <text:s text:c="2"/>(define-fun L88 () String "name") <text:s text:c="2"/>(define-fun L6 () String "") <text:s text:c="2"/>(define-fun L76 () String "") <text:s text:c="2"/>(define-fun L32 () String "") <text:s text:c="2"/>(define-fun L20 () String "") <text:s text:c="2"/>(define-fun L96 () String "") <text:s text:c="2"/>(define-fun L68 () String "") <text:s text:c="2"/>(define-fun L24 () String "option") <text:s text:c="2"/>(define-fun L12 () String "") <text:s text:c="2"/>(define-fun L28 () String "field") <text:s text:c="2"/>(define-fun L16 () String "database") <text:s text:c="2"/>(define-fun L100 () String "") <text:s text:c="2"/>(define-fun L61 () String "name") <text:s text:c="2"/>(define-fun L1 () String "name") <text:s text:c="2"/>(define-fun L5 () String "field") <text:s text:c="2"/>(define-fun L53 () String "option") <text:s text:c="2"/>(define-fun L41 () String "description") <text:s text:c="2"/>(define-fun L37 () String "") <text:s text:c="2"/>(define-fun L104 () String "") <text:s text:c="2"/>(define-fun L25 () String "option") <text:s text:c="2"/>(define-fun L57 () String "") <text:s text:c="2"/>(define-fun L45 () String "") <text:s text:c="2"/>(define-fun L17 () String "database") <text:s text:c="2"/>(define-fun L49 () String "description") <text:s text:c="2"/>(define-fun L90 () String "type") <text:s text:c="2"/>(define-fun L0 () String "") <text:s text:c="2"/>(define-fun L94 () String "name") <text:s text:c="2"/>(define-fun L82 () String "") <text:s text:c="2"/>(define-fun L4 () String "field") <text:s text:c="2"/>(define-fun L70 () String "") <text:s text:c="2"/>(define-fun L66 () String "") <text:s text:c="2"/>(define-fun L22 () String "") <text:s text:c="2"/>(define-fun L98 () String "") <text:s text:c="2"/>(define-fun L10 () String "") <text:s text:c="2"/>(define-fun L86 () String "option") <text:s text:c="2"/>(define-fun L8 () String "") <text:s text:c="2"/>(define-fun L74 () String "name") <text:s text:c="2"/>(define-fun L30 () String "") <text:s text:c="2"/>(define-fun L26 () String "table") <text:s text:c="2"/>(define-fun L14 () String "") <text:s text:c="2"/>(define-fun L78 () String "type") <text:s text:c="2"/>(define-fun L34 () String "") <text:s text:c="2"/>(define-fun L18 () String "description") <text:s text:c="2"/>(define-fun L102 () String "") <text:s text:c="2"/>(define-fun L51 () String "") <text:s text:c="2"/>(define-fun L3 () String "length") <text:s text:c="2"/>(define-fun L55 () String "description") <text:s text:c="2"/>(define-fun L43 () String "") <text:s text:c="2"/>(define-fun L63 () String "") <text:s text:c="2"/>(define-fun L7 () String "description") <text:s text:c="2"/>(define-fun L59 () String "") <text:s text:c="2"/>(define-fun L15 () String "type") <text:s text:c="2"/>(define-fun L47 () String "") <text:s text:c="2"/>(define-fun L35 () String "") <text:s text:c="2"/>(define-fun L106 () String "") <text:s text:c="2"/>(define-fun L39 () String "length") <text:s text:c="2"/>(define-fun L27 () String "table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239 () String "NAME") <text:s text:c="2"/>(define-fun sym635 () String "LENGTH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373 () String "TYPE") <text:s text:c="2"/>(define-fun sym175 () String "") <text:s text:c="2"/>(define-fun sym571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15.smt2</text:p>
          </table:table-cell>
          <table:table-cell table:style-name="ce2" office:value-type="float" office:value="1200.1" calcext:value-type="float">
            <text:p>1200.1</text:p>
          </table:table-cell>
          <table:table-cell/>
          <table:table-cell table:style-name="ce4" office:value-type="string" calcext:value-type="string">
            <text:p><text:s/>jxml2sql15.smt2</text:p>
          </table:table-cell>
          <table:table-cell table:style-name="ce5" office:value-type="float" office:value="1200.1" calcext:value-type="float">
            <text:p>1200.1</text:p>
          </table:table-cell>
          <table:table-cell table:style-name="ce5" office:value-type="float" office:value="1.976" calcext:value-type="float">
            <text:p>1.976</text:p>
          </table:table-cell>
          <table:table-cell table:style-name="ce5" office:value-type="float" office:value="2.314" calcext:value-type="float">
            <text:p>2.314</text:p>
          </table:table-cell>
          <table:table-cell table:style-name="ce5" office:value-type="float" office:value="1200.116" calcext:value-type="float">
            <text:p>1200.116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13 () String     &quot;&quot;DaTABaSe&quot;&quot;)   (define-fun sym150 () String     &quot;&quot;\u{2f102}\u{fec}\u{1002a}\u{2ffe0}&quot;&quot;)   (define-fun sym160 () String     &quot;&quot;descRIPTIoN&quot;&quot;)   (define-fun sym135 () String     &quot;&quot;Name&quot;&quot;)   (define-fun sym175 () String  &quot;&amp;&quot;   &quot;&quot;P&quot;&quot;)   (define-fun sym20 () String     &quot;&quot;htMl&quot;&quot;)   (define-fun sym195 () String     &quot;&quot;\u{1b62}h&quot;&quot;)   (define-fun sym185 () String     &quot;&quot;\u{2fff7}\u{d18}\u{d3f}\u{438}&quot;&quot;) )&quot;)" office:value-type="string" office:string-value="(   (define-fun sym113 () String     &quot;DaTABaSe&quot;)   (define-fun sym150 () String     &quot;\u{2f102}\u{fec}\u{1002a}\u{2ffe0}&quot;)   (define-fun sym160 () String     &quot;descRIPTIoN&quot;)   (define-fun sym135 () String     &quot;Name&quot;)   (define-fun sym175 () String     &quot;P&quot;)   (define-fun sym20 () String     &quot;htMl&quot;)   (define-fun sym195 () String     &quot;\u{1b62}h&quot;)   (define-fun sym185 () String     &quot;\u{2fff7}\u{d18}\u{d3f}\u{438}&quot;) )" calcext:value-type="string">
            <text:p>( <text:s text:c="2"/>(define-fun sym113 () String <text:s text:c="4"/>"DaTABaSe") <text:s text:c="2"/>(define-fun sym150 () String <text:s text:c="4"/>"\u{2f102}\u{fec}\u{1002a}\u{2ffe0}") <text:s text:c="2"/>(define-fun sym160 () String <text:s text:c="4"/>"descRIPTIoN") <text:s text:c="2"/>(define-fun sym135 () String <text:s text:c="4"/>"Name") <text:s text:c="2"/>(define-fun sym175 () String <text:s text:c="4"/>"P") <text:s text:c="2"/>(define-fun sym20 () String <text:s text:c="4"/>"htMl") <text:s text:c="2"/>(define-fun sym195 () String <text:s text:c="4"/>"\u{1b62}h") <text:s text:c="2"/>(define-fun sym185 () String <text:s text:c="4"/>"\u{2fff7}\u{d18}\u{d3f}\u{438}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&quot;&quot;)   (define-fun L2 () String &quot;&quot;description&quot;&quot;)   (define-fun L1 () String &quot;&quot;description&quot;&quot;)   (define-fun L4 () String &quot;&quot;database&quot;&quot;)   (define-fun L11 () String &quot;&quot;table&quot;&quot;)   (define-fun L6 () String &quot;&quot;name&quot;&quot;)   (define-&quot;&amp;&quot;fun L10 () String &quot;&quot;&quot;&quot;)   (define-fun L5 () String &quot;&quot;database&quot;&quot;)   (define-fun L8 () String &quot;&quot;&quot;&quot;)   (define-fun L7 () String &quot;&quot;name&quot;&quot;)   (define-fun L14 () String &quot;&quot;&quot;&quot;)   (define-fun L12 () String &quot;&quot;html&quot;&quot;)   (define-fun sym185 () String &quot;&quot;&quot;&quot;)   (define-f&quot;&amp;&quot;un sym195 () String &quot;&quot;&quot;&quot;)   (define-fun sym150 () String &quot;&quot;&quot;&quot;)   (define-fun sym160 () String &quot;&quot;DESCRIPTION&quot;&quot;)   (define-fun sym20 () String &quot;&quot;HTML&quot;&quot;)   (define-fun sym135 () String &quot;&quot;NAME&quot;&quot;)   (define-fun sym113 () String &quot;&quot;DATABASE&quot;&quot;)   (define-fun sym1&quot;&amp;&quot;75 () String &quot;&quot;&quot;&quot;) )&quot;)" office:value-type="string" office:string-value="(model   (define-fun L0 () String &quot;&quot;)   (define-fun L2 () String &quot;description&quot;)   (define-fun L1 () String &quot;description&quot;)   (define-fun L4 () String &quot;database&quot;)   (define-fun L11 () String &quot;table&quot;)   (define-fun L6 () String &quot;name&quot;)   (define-fun L10 () String &quot;&quot;)   (define-fun L5 () String &quot;database&quot;)   (define-fun L8 () String &quot;&quot;)   (define-fun L7 () String &quot;name&quot;)   (define-fun L14 () String &quot;&quot;)   (define-fun L12 () String &quot;html&quot;)   (define-fun sym185 () String &quot;&quot;)   (define-fun sym195 () String &quot;&quot;)   (define-fun sym150 () String &quot;&quot;)   (define-fun sym160 () String &quot;DESCRIPTION&quot;)   (define-fun sym20 () String &quot;HTML&quot;)   (define-fun sym135 () String &quot;NAME&quot;)   (define-fun sym113 () String &quot;DATABASE&quot;)   (define-fun sym175 () String &quot;&quot;) )" calcext:value-type="string">
            <text:p>(model <text:s text:c="2"/>(define-fun L0 () String "") <text:s text:c="2"/>(define-fun L2 () String "description") <text:s text:c="2"/>(define-fun L1 () String "description") <text:s text:c="2"/>(define-fun L4 () String "database") <text:s text:c="2"/>(define-fun L11 () String "table") <text:s text:c="2"/>(define-fun L6 () String "name") <text:s text:c="2"/>(define-fun L10 () String "") <text:s text:c="2"/>(define-fun L5 () String "database") <text:s text:c="2"/>(define-fun L8 () String "") <text:s text:c="2"/>(define-fun L7 () String "name") <text:s text:c="2"/>(define-fun L14 () String "") <text:s text:c="2"/>(define-fun L12 () String "html") <text:s text:c="2"/>(define-fun sym185 () String "") <text:s text:c="2"/>(define-fun sym195 () String "") <text:s text:c="2"/>(define-fun sym150 () String "") <text:s text:c="2"/>(define-fun sym160 () String "DESCRIPTION") <text:s text:c="2"/>(define-fun sym20 () String "HTML") <text:s text:c="2"/>(define-fun sym135 () String "NAME") <text:s text:c="2"/>(define-fun sym113 () String "DATABASE") <text:s text:c="2"/>(define-fun sym17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16.smt2</text:p>
          </table:table-cell>
          <table:table-cell table:style-name="ce2" office:value-type="float" office:value="1200.075" calcext:value-type="float">
            <text:p>1200.075</text:p>
          </table:table-cell>
          <table:table-cell/>
          <table:table-cell table:style-name="ce4" office:value-type="string" calcext:value-type="string">
            <text:p><text:s/>jxml2sql16.smt2</text:p>
          </table:table-cell>
          <table:table-cell table:style-name="ce5" office:value-type="float" office:value="1200.075" calcext:value-type="float">
            <text:p>1200.075</text:p>
          </table:table-cell>
          <table:table-cell table:style-name="ce5" office:value-type="float" office:value="1.899" calcext:value-type="float">
            <text:p>1.899</text:p>
          </table:table-cell>
          <table:table-cell table:style-name="ce5" office:value-type="float" office:value="2.358" calcext:value-type="float">
            <text:p>2.358</text:p>
          </table:table-cell>
          <table:table-cell table:style-name="ce5" office:value-type="float" office:value="1200.101" calcext:value-type="float">
            <text:p>1200.101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40 () String &quot;&quot;name&quot;&quot;)   (define-fun L2 () String &quot;&quot;field&quot;&quot;)   (define-fun L72 () String &quot;&quot;&quot;&quot;)   (define-fun L60 () String &quot;&quot;option&quot;&quot;)   (define-fun L92 () String &quot;&quot;&quot;&quot;)   (define-fun L44 () String &quot;&quot;&quot;&quot;)   (define-fun L6 () String &quot;&quot;&quot;&amp;&quot;&quot;&quot;)   (define-fun L76 () String &quot;&quot;&quot;&quot;)   (define-fun L32 () String &quot;&quot;name&quot;&quot;)   (define-fun L64 () String &quot;&quot;&quot;&quot;)   (define-fun L20 () String &quot;&quot;type&quot;&quot;)   (define-fun L96 () String &quot;&quot;name&quot;&quot;)   (define-fun L52 () String &quot;&quot;&quot;&quot;)   (define-fun L48 () String &quot;&quot;optio&quot;&amp;&quot;n&quot;&quot;)   (define-fun L36 () String &quot;&quot;&quot;&quot;)   (define-fun L68 () String &quot;&quot;description&quot;&quot;)   (define-fun L24 () String &quot;&quot;&quot;&quot;)   (define-fun L56 () String &quot;&quot;&quot;&quot;)   (define-fun L12 () String &quot;&quot;&quot;&quot;)   (define-fun L28 () String &quot;&quot;&quot;&quot;)   (define-fun L16 () String &quot;&quot;&quot;&quot;)  &quot;&amp;&quot; (define-fun L100 () String &quot;&quot;&quot;&quot;)   (define-fun L1 () String &quot;&quot;description&quot;&quot;)   (define-fun L81 () String &quot;&quot;description&quot;&quot;)   (define-fun L21 () String &quot;&quot;type&quot;&quot;)   (define-fun L5 () String &quot;&quot;database&quot;&quot;)   (define-fun L85 () String &quot;&quot;&quot;&quot;)   (define-fun L104 &quot;&amp;&quot;() String &quot;&quot;&quot;&quot;)   (define-fun L90 () String &quot;&quot;&quot;&quot;)   (define-fun L0 () String &quot;&quot;&quot;&quot;)   (define-fun L62 () String &quot;&quot;&quot;&quot;)   (define-fun L94 () String &quot;&quot;&quot;&quot;)   (define-fun L50 () String &quot;&quot;&quot;&quot;)   (define-fun L4 () String &quot;&quot;database&quot;&quot;)   (define-fun L70 () String &quot;&amp;&quot;&quot;&quot;&quot;&quot;)   (define-fun L66 () String &quot;&quot;&quot;&quot;)   (define-fun L22 () String &quot;&quot;description&quot;&quot;)   (define-fun L98 () String &quot;&quot;&quot;&quot;)   (define-fun L54 () String &quot;&quot;&quot;&quot;)   (define-fun L10 () String &quot;&quot;&quot;&quot;)   (define-fun L42 () String &quot;&quot;&quot;&quot;)   (define-fun L8 () String &quot;&quot;lengt&quot;&amp;&quot;h&quot;&quot;)   (define-fun L74 () String &quot;&quot;description&quot;&quot;)   (define-fun L30 () String &quot;&quot;&quot;&quot;)   (define-fun L26 () String &quot;&quot;&quot;&quot;)   (define-fun L58 () String &quot;&quot;type&quot;&quot;)   (define-fun L14 () String &quot;&quot;&quot;&quot;)   (define-fun L46 () String &quot;&quot;&quot;&quot;)   (define-fun L78 () String &quot;&quot;h&quot;&amp;&quot;tml&quot;&quot;)   (define-fun L34 () String &quot;&quot;option&quot;&quot;)   (define-fun L18 () String &quot;&quot;field&quot;&quot;)   (define-fun L38 () String &quot;&quot;&quot;&quot;)   (define-fun L102 () String &quot;&quot;&quot;&quot;)   (define-fun L83 () String &quot;&quot;&quot;&quot;)   (define-fun L3 () String &quot;&quot;field&quot;&quot;)   (define-fun L11 () String &quot;&amp;&quot;&quot;&quot;name&quot;&quot;)   (define-fun L87 () String &quot;&quot;&quot;&quot;)   (define-fun L7 () String &quot;&quot;length&quot;&quot;)   (define-fun L79 () String &quot;&quot;table&quot;&quot;)   (define-fun L35 () String &quot;&quot;option&quot;&quot;)   (define-fun L27 () String &quot;&quot;table&quot;&quot;)   (define-fun sym394 () String &quot;&quot;&quot;&quot;)   (define-fun sym&quot;&amp;&quot;470 () String &quot;&quot;OPTION&quot;&quot;)   (define-fun sym590 () String &quot;&quot;&quot;&quot;)   (define-fun sym190 () String &quot;&quot;&quot;&quot;)   (define-fun sym710 () String &quot;&quot;&quot;&quot;)   (define-fun sym556 () String &quot;&quot;&quot;&quot;)   (define-fun sym358 () String &quot;&quot;TYPE&quot;&quot;)   (define-fun sym676 () String &quot;&quot;OPTION&quot;&amp;&quot;&quot;&quot;)   (define-fun sym313 () String &quot;&quot;&quot;&quot;)   (define-fun sym113 () String &quot;&quot;DATABASE&quot;&quot;)   (define-fun sym430 () String &quot;&quot;&quot;&quot;)   (define-fun sym274 () String &quot;&quot;&quot;&quot;)   (define-fun sym518 () String &quot;&quot;NAME&quot;&quot;)   (define-fun sym636 () String &quot;&quot;&quot;&quot;)   (define-fun sym&quot;&amp;&quot;239 () String &quot;&quot;&quot;&quot;)   (define-fun sym460 () String &quot;&quot;&quot;&quot;)   (define-fun sym180 () String &quot;&quot;&quot;&quot;)   (define-fun sym666 () String &quot;&quot;&quot;&quot;)   (define-fun sym224 () String &quot;&quot;NAME&quot;&quot;)   (define-fun sym620 () String &quot;&quot;LENGTH&quot;&quot;)   (define-fun sym542 () String &quot;&quot;DESCRIP&quot;&amp;&quot;TION&quot;&quot;)   (define-fun sym145 () String &quot;&quot;DESCRIPTION&quot;&quot;)   (define-fun sym264 () String &quot;&quot;&quot;&quot;)   (define-fun sym384 () String &quot;&quot;&quot;&quot;)   (define-fun sym504 () String &quot;&quot;FIELD&quot;&quot;)   (define-fun sym20 () String &quot;&quot;HTML&quot;&quot;)   (define-fun sym348 () String &quot;&quot;&quot;&quot;)   (def&quot;&amp;&quot;ine-fun sym700 () String &quot;&quot;&quot;&quot;)   (define-fun sym690 () String &quot;&quot;&quot;&quot;)   (define-fun sym170 () String &quot;&quot;&quot;&quot;)   (define-fun sym610 () String &quot;&quot;&quot;&quot;)   (define-fun sym532 () String &quot;&quot;&quot;&quot;)   (define-fun sym576 () String &quot;&quot;TYPE&quot;&quot;)   (define-fun sym135 () String &quot;&quot;&quot;&quot;&quot;&amp;&quot;)   (define-fun sym210 () String &quot;&quot;TABLE&quot;&quot;)   (define-fun sym298 () String &quot;&quot;NAME&quot;&quot;)   (define-fun sym374 () String &quot;&quot;&quot;&quot;)   (define-fun sym450 () String &quot;&quot;&quot;&quot;)   (define-fun sym494 () String &quot;&quot;&quot;&quot;)   (define-fun sym338 () String &quot;&quot;&quot;&quot;)   (define-fun sym656 (&quot;&amp;&quot;) String &quot;&quot;&quot;&quot;)   (define-fun sym414 () String &quot;&quot;OPTION&quot;&quot;)   (define-fun sym284 () String &quot;&quot;FIELD&quot;&quot;)   (define-fun sym160 () String &quot;&quot;&quot;&quot;)   (define-fun sym600 () String &quot;&quot;&quot;&quot;)   (define-fun sym566 () String &quot;&quot;&quot;&quot;)   (define-fun sym323 () String &quot;&quot;DESCRIPTION&quot;&amp;&quot;&quot;&quot;)   (define-fun sym200 () String &quot;&quot;&quot;&quot;)   (define-fun sym440 () String &quot;&quot;&quot;&quot;)   (define-fun sym484 () String &quot;&quot;&quot;&quot;)   (define-fun sym646 () String &quot;&quot;&quot;&quot;)   (define-fun sym404 () String &quot;&quot;&quot;&quot;)   (define-fun sym249 () String &quot;&quot;DESCRIPTION&quot;&quot;) )&quot;)" office:value-type="string" office:string-value="(model   (define-fun L40 () String &quot;name&quot;)   (define-fun L2 () String &quot;field&quot;)   (define-fun L72 () String &quot;&quot;)   (define-fun L60 () String &quot;option&quot;)   (define-fun L92 () String &quot;&quot;)   (define-fun L44 () String &quot;&quot;)   (define-fun L6 () String &quot;&quot;)   (define-fun L76 () String &quot;&quot;)   (define-fun L32 () String &quot;name&quot;)   (define-fun L64 () String &quot;&quot;)   (define-fun L20 () String &quot;type&quot;)   (define-fun L96 () String &quot;name&quot;)   (define-fun L52 () String &quot;&quot;)   (define-fun L48 () String &quot;option&quot;)   (define-fun L36 () String &quot;&quot;)   (define-fun L68 () String &quot;description&quot;)   (define-fun L24 () String &quot;&quot;)   (define-fun L56 () String &quot;&quot;)   (define-fun L12 () String &quot;&quot;)   (define-fun L28 () String &quot;&quot;)   (define-fun L16 () String &quot;&quot;)   (define-fun L100 () String &quot;&quot;)   (define-fun L1 () String &quot;description&quot;)   (define-fun L81 () String &quot;description&quot;)   (define-fun L21 () String &quot;type&quot;)   (define-fun L5 () String &quot;database&quot;)   (define-fun L85 () String &quot;&quot;)   (define-fun L104 () String &quot;&quot;)   (define-fun L90 () String &quot;&quot;)   (define-fun L0 () String &quot;&quot;)   (define-fun L62 () String &quot;&quot;)   (define-fun L94 () String &quot;&quot;)   (define-fun L50 () String &quot;&quot;)   (define-fun L4 () String &quot;database&quot;)   (define-fun L70 () String &quot;&quot;)   (define-fun L66 () String &quot;&quot;)   (define-fun L22 () String &quot;description&quot;)   (define-fun L98 () String &quot;&quot;)   (define-fun L54 () String &quot;&quot;)   (define-fun L10 () String &quot;&quot;)   (define-fun L42 () String &quot;&quot;)   (define-fun L8 () String &quot;length&quot;)   (define-fun L74 () String &quot;description&quot;)   (define-fun L30 () String &quot;&quot;)   (define-fun L26 () String &quot;&quot;)   (define-fun L58 () String &quot;type&quot;)   (define-fun L14 () String &quot;&quot;)   (define-fun L46 () String &quot;&quot;)   (define-fun L78 () String &quot;html&quot;)   (define-fun L34 () String &quot;option&quot;)   (define-fun L18 () String &quot;field&quot;)   (define-fun L38 () String &quot;&quot;)   (define-fun L102 () String &quot;&quot;)   (define-fun L83 () String &quot;&quot;)   (define-fun L3 () String &quot;field&quot;)   (define-fun L11 () String &quot;name&quot;)   (define-fun L87 () String &quot;&quot;)   (define-fun L7 () String &quot;length&quot;)   (define-fun L79 () String &quot;table&quot;)   (define-fun L35 () String &quot;option&quot;)   (define-fun L27 () String &quot;table&quot;)   (define-fun sym394 () String &quot;&quot;)   (define-fun sym470 () String &quot;OPTION&quot;)   (define-fun sym590 () String &quot;&quot;)   (define-fun sym190 () String &quot;&quot;)   (define-fun sym710 () String &quot;&quot;)   (define-fun sym556 () String &quot;&quot;)   (define-fun sym358 () String &quot;TYPE&quot;)   (define-fun sym676 () String &quot;OPTION&quot;)   (define-fun sym313 () String &quot;&quot;)   (define-fun sym113 () String &quot;DATABASE&quot;)   (define-fun sym430 () String &quot;&quot;)   (define-fun sym274 () String &quot;&quot;)   (define-fun sym518 () String &quot;NAME&quot;)   (define-fun sym636 () String &quot;&quot;)   (define-fun sym239 () String &quot;&quot;)   (define-fun sym460 () String &quot;&quot;)   (define-fun sym180 () String &quot;&quot;)   (define-fun sym666 () String &quot;&quot;)   (define-fun sym224 () String &quot;NAME&quot;)   (define-fun sym620 () String &quot;LENGTH&quot;)   (define-fun sym542 () String &quot;DESCRIPTION&quot;)   (define-fun sym145 () String &quot;DESCRIPTION&quot;)   (define-fun sym264 () String &quot;&quot;)   (define-fun sym384 () String &quot;&quot;)   (define-fun sym504 () String &quot;FIELD&quot;)   (define-fun sym20 () String &quot;HTML&quot;)   (define-fun sym348 () String &quot;&quot;)   (define-fun sym700 () String &quot;&quot;)   (define-fun sym690 () String &quot;&quot;)   (define-fun sym170 () String &quot;&quot;)   (define-fun sym610 () String &quot;&quot;)   (define-fun sym532 () String &quot;&quot;)   (define-fun sym576 () String &quot;TYPE&quot;)   (define-fun sym135 () String &quot;&quot;)   (define-fun sym210 () String &quot;TABLE&quot;)   (define-fun sym298 () String &quot;NAME&quot;)   (define-fun sym374 () String &quot;&quot;)   (define-fun sym450 () String &quot;&quot;)   (define-fun sym494 () String &quot;&quot;)   (define-fun sym338 () String &quot;&quot;)   (define-fun sym656 () String &quot;&quot;)   (define-fun sym414 () String &quot;OPTION&quot;)   (define-fun sym284 () String &quot;FIELD&quot;)   (define-fun sym160 () String &quot;&quot;)   (define-fun sym600 () String &quot;&quot;)   (define-fun sym566 () String &quot;&quot;)   (define-fun sym323 () String &quot;DESCRIPTION&quot;)   (define-fun sym200 () String &quot;&quot;)   (define-fun sym440 () String &quot;&quot;)   (define-fun sym484 () String &quot;&quot;)   (define-fun sym646 () String &quot;&quot;)   (define-fun sym404 () String &quot;&quot;)   (define-fun sym249 () String &quot;DESCRIPTION&quot;) )" calcext:value-type="string">
            <text:p>(model <text:s text:c="2"/>(define-fun L40 () String "name") <text:s text:c="2"/>(define-fun L2 () String "field") <text:s text:c="2"/>(define-fun L72 () String "") <text:s text:c="2"/>(define-fun L60 () String "option") <text:s text:c="2"/>(define-fun L92 () String "") <text:s text:c="2"/>(define-fun L44 () String "") <text:s text:c="2"/>(define-fun L6 () String "") <text:s text:c="2"/>(define-fun L76 () String "") <text:s text:c="2"/>(define-fun L32 () String "name") <text:s text:c="2"/>(define-fun L64 () String "") <text:s text:c="2"/>(define-fun L20 () String "type") <text:s text:c="2"/>(define-fun L96 () String "name") <text:s text:c="2"/>(define-fun L52 () String "") <text:s text:c="2"/>(define-fun L48 () String "option") <text:s text:c="2"/>(define-fun L36 () String "") <text:s text:c="2"/>(define-fun L68 () String "description") <text:s text:c="2"/>(define-fun L24 () String "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81 () String "description") <text:s text:c="2"/>(define-fun L21 () String "type") <text:s text:c="2"/>(define-fun L5 () String "database") <text:s text:c="2"/>(define-fun L85 () String "") <text:s text:c="2"/>(define-fun L104 () String "") <text:s text:c="2"/>(define-fun L90 () String "") <text:s text:c="2"/>(define-fun L0 () String "") <text:s text:c="2"/>(define-fun L62 () String "") <text:s text:c="2"/>(define-fun L94 () String "") <text:s text:c="2"/>(define-fun L50 () String "") <text:s text:c="2"/>(define-fun L4 () String "database") <text:s text:c="2"/>(define-fun L70 () String "") <text:s text:c="2"/>(define-fun L66 () String "") <text:s text:c="2"/>(define-fun L22 () String "description") <text:s text:c="2"/>(define-fun L98 () String "") <text:s text:c="2"/>(define-fun L54 () String "") <text:s text:c="2"/>(define-fun L10 () String "") <text:s text:c="2"/>(define-fun L42 () String "") <text:s text:c="2"/>(define-fun L8 () String "length") <text:s text:c="2"/>(define-fun L74 () String "description") <text:s text:c="2"/>(define-fun L30 () String "") <text:s text:c="2"/>(define-fun L26 () String "") <text:s text:c="2"/>(define-fun L58 () String "type") <text:s text:c="2"/>(define-fun L14 () String "") <text:s text:c="2"/>(define-fun L46 () String "") <text:s text:c="2"/>(define-fun L78 () String "html") <text:s text:c="2"/>(define-fun L34 () String "option") <text:s text:c="2"/>(define-fun L18 () String "field") <text:s text:c="2"/>(define-fun L38 () String "") <text:s text:c="2"/>(define-fun L102 () String "") <text:s text:c="2"/>(define-fun L83 () String "") <text:s text:c="2"/>(define-fun L3 () String "field") <text:s text:c="2"/>(define-fun L11 () String "name") <text:s text:c="2"/>(define-fun L87 () String "") <text:s text:c="2"/>(define-fun L7 () String "length") <text:s text:c="2"/>(define-fun L79 () String "table") <text:s text:c="2"/>(define-fun L35 () String "option") <text:s text:c="2"/>(define-fun L27 () String "table") <text:s text:c="2"/>(define-fun sym394 () String "") <text:s text:c="2"/>(define-fun sym470 () String "OPTION") <text:s text:c="2"/>(define-fun sym590 () String "") <text:s text:c="2"/>(define-fun sym19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460 () String "") <text:s text:c="2"/>(define-fun sym180 () String "") <text:s text:c="2"/>(define-fun sym666 () String "") <text:s text:c="2"/>(define-fun sym224 () String "NAME") <text:s text:c="2"/>(define-fun sym620 () String "LENGTH") <text:s text:c="2"/>(define-fun sym542 () String "DESCRIPTION") <text:s text:c="2"/>(define-fun sym145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170 () String "") <text:s text:c="2"/>(define-fun sym610 () String "") <text:s text:c="2"/>(define-fun sym532 () String "") <text:s text:c="2"/>(define-fun sym576 () String "TYPE") <text:s text:c="2"/>(define-fun sym135 () String "") <text:s text:c="2"/>(define-fun sym210 () String "TABLE") <text:s text:c="2"/>(define-fun sym298 () String "NAME") <text:s text:c="2"/>(define-fun sym374 () String "") <text:s text:c="2"/>(define-fun sym450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") <text:s text:c="2"/>(define-fun sym600 () String "") <text:s text:c="2"/>(define-fun sym566 () String "") <text:s text:c="2"/>(define-fun sym323 () String "DESCRIPTION") <text:s text:c="2"/>(define-fun sym200 () String "") <text:s text:c="2"/>(define-fun sym440 () String "") <text:s text:c="2"/>(define-fun sym484 () String "") <text:s text:c="2"/>(define-fun sym646 () String "") <text:s text:c="2"/>(define-fun sym404 () String "") <text:s text:c="2"/>(define-fun sym249 () String "DESCRIPTION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18.smt2</text:p>
          </table:table-cell>
          <table:table-cell table:style-name="ce2" office:value-type="float" office:value="1200.089" calcext:value-type="float">
            <text:p>1200.089</text:p>
          </table:table-cell>
          <table:table-cell/>
          <table:table-cell table:style-name="ce4" office:value-type="string" calcext:value-type="string">
            <text:p><text:s/>jxml2sql18.smt2</text:p>
          </table:table-cell>
          <table:table-cell table:style-name="ce5" office:value-type="float" office:value="1200.089" calcext:value-type="float">
            <text:p>1200.089</text:p>
          </table:table-cell>
          <table:table-cell table:style-name="ce5" office:value-type="float" office:value="1.903" calcext:value-type="float">
            <text:p>1.903</text:p>
          </table:table-cell>
          <table:table-cell table:style-name="ce5" office:value-type="float" office:value="2.374" calcext:value-type="float">
            <text:p>2.374</text:p>
          </table:table-cell>
          <table:table-cell table:style-name="ce5" office:value-type="float" office:value="1200.069" calcext:value-type="float">
            <text:p>1200.069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&quot;&quot;)   (define-fun L84 () String &quot;&quot;length&quot;&quot;)   (define-fun L2 () String &quot;&quot;name&quot;&quot;)   (define-fun L72 () String &quot;&quot;&quot;&quot;)   (define-fun L60 () String &quot;&quot;&quot;&quot;)   (define-fun L92 () String &quot;&quot;&quot;&quot;)   (define-fun L88 () String &quot;&quot;&quot;&quot;)  &quot;&amp;&quot; (define-fun L44 () String &quot;&quot;length&quot;&quot;)   (define-fun L6 () String &quot;&quot;&quot;&quot;)   (define-fun L76 () String &quot;&quot;&quot;&quot;)   (define-fun L32 () String &quot;&quot;option&quot;&quot;)   (define-fun L64 () String &quot;&quot;&quot;&quot;)   (define-fun L96 () String &quot;&quot;&quot;&quot;)   (define-fun L36 () String &quot;&quot;field&quot;&quot;)   &quot;&amp;&quot;(define-fun L68 () String &quot;&quot;table&quot;&quot;)   (define-fun L100 () String &quot;&quot;&quot;&quot;)   (define-fun L1 () String &quot;&quot;database&quot;&quot;)   (define-fun L33 () String &quot;&quot;type&quot;&quot;)   (define-fun L108 () String &quot;&quot;&quot;&quot;)   (define-fun L21 () String &quot;&quot;&quot;&quot;)   (define-fun L53 () String &quot;&quot;&quot;&quot;)  &quot;&amp;&quot; (define-fun L41 () String &quot;&quot;&quot;&quot;)   (define-fun L37 () String &quot;&quot;&quot;&quot;)   (define-fun L104 () String &quot;&quot;description&quot;&quot;)   (define-fun L69 () String &quot;&quot;table&quot;&quot;)   (define-fun L25 () String &quot;&quot;&quot;&quot;)   (define-fun L57 () String &quot;&quot;&quot;&quot;)   (define-fun L13 () String &quot;&quot;&quot;&quot;)  &quot;&amp;&quot; (define-fun L45 () String &quot;&quot;&quot;&quot;)   (define-fun L29 () String &quot;&quot;description&quot;&quot;)   (define-fun L17 () String &quot;&quot;&quot;&quot;)   (define-fun L49 () String &quot;&quot;&quot;&quot;)   (define-fun L90 () String &quot;&quot;option&quot;&quot;)   (define-fun L0 () String &quot;&quot;database&quot;&quot;)   (define-fun L62 () String &quot;&amp;&quot;&quot;&quot;&quot;&quot;)   (define-fun L94 () String &quot;&quot;option&quot;&quot;)   (define-fun L82 () String &quot;&quot;&quot;&quot;)   (define-fun L4 () String &quot;&quot;&quot;&quot;)   (define-fun L70 () String &quot;&quot;name&quot;&quot;)   (define-fun L66 () String &quot;&quot;&quot;&quot;)   (define-fun L98 () String &quot;&quot;&quot;&quot;)   (define-fun L10 () String &quot;&quot;html&quot;&quot;&quot;&amp;&quot;)   (define-fun L86 () String &quot;&quot;name&quot;&quot;)   (define-fun L8 () String &quot;&quot;name&quot;&quot;)   (define-fun L74 () String &quot;&quot;&quot;&quot;)   (define-fun L78 () String &quot;&quot;&quot;&quot;)   (define-fun L18 () String &quot;&quot;description&quot;&quot;)   (define-fun L102 () String &quot;&quot;name&quot;&quot;)   (define-fun L51 () Strin&quot;&amp;&quot;g &quot;&quot;&quot;&quot;)   (define-fun L3 () String &quot;&quot;name&quot;&quot;)   (define-fun L55 () String &quot;&quot;field&quot;&quot;)   (define-fun L11 () String &quot;&quot;&quot;&quot;)   (define-fun L43 () String &quot;&quot;&quot;&quot;)   (define-fun L31 () String &quot;&quot;option&quot;&quot;)   (define-fun L7 () String &quot;&quot;type&quot;&quot;)   (define-fun L15 () Strin&quot;&amp;&quot;g &quot;&quot;&quot;&quot;)   (define-fun L47 () String &quot;&quot;type&quot;&quot;)   (define-fun L35 () String &quot;&quot;field&quot;&quot;)   (define-fun L106 () String &quot;&quot;&quot;&quot;)   (define-fun L23 () String &quot;&quot;description&quot;&quot;)   (define-fun L19 () String &quot;&quot;description&quot;&quot;)   (define-fun L39 () String &quot;&quot;&quot;&quot;)   (define-f&quot;&amp;&quot;un L27 () String &quot;&quot;&quot;&quot;)   (define-fun sym195 () String &quot;&quot;&quot;&quot;)   (define-fun sym150 () String &quot;&quot;&quot;&quot;)   (define-fun sym479 () String &quot;&quot;&quot;&quot;)   (define-fun sym313 () String &quot;&quot;FIELD&quot;&quot;)   (define-fun sym433 () String &quot;&quot;&quot;&quot;)   (define-fun sym675 () String &quot;&quot;&quot;&quot;)   (de&quot;&amp;&quot;fine-fun sym278 () String &quot;&quot;DESCRIPTION&quot;&quot;)   (define-fun sym113 () String &quot;&quot;DATABASE&quot;&quot;)   (define-fun sym595 () String &quot;&quot;&quot;&quot;)   (define-fun sym352 () String &quot;&quot;DESCRIPTION&quot;&quot;)   (define-fun sym639 () String &quot;&quot;&quot;&quot;)   (define-fun sym239 () String &quot;&quot;NAME&quot;&quot;)   (d&quot;&amp;&quot;efine-fun sym513 () String &quot;&quot;&quot;&quot;)   (define-fun sym719 () String &quot;&quot;&quot;&quot;)   (define-fun sym185 () String &quot;&quot;&quot;&quot;)   (define-fun sym303 () String &quot;&quot;&quot;&quot;)   (define-fun sym225 () String &quot;&quot;TABLE&quot;&quot;)   (define-fun sym665 () String &quot;&quot;&quot;&quot;)   (define-fun sym423 () String &quot;&amp;&quot;&quot;&quot;&quot;&quot;)   (define-fun sym268 () String &quot;&quot;&quot;&quot;)   (define-fun sym387 () String &quot;&quot;TYPE&quot;&quot;)   (define-fun sym585 () String &quot;&quot;&quot;&quot;)   (define-fun sym342 () String &quot;&quot;&quot;&quot;)   (define-fun sym629 () String &quot;&quot;&quot;&quot;)   (define-fun sym705 () String &quot;&quot;OPTION&quot;&quot;)   (define-fun sym&quot;&amp;&quot;547 () String &quot;&quot;NAME&quot;&quot;)   (define-fun sym469 () String &quot;&quot;&quot;&quot;)   (define-fun sym20 () String &quot;&quot;HTML&quot;&quot;)   (define-fun sym293 () String &quot;&quot;&quot;&quot;)   (define-fun sym413 () String &quot;&quot;&quot;&quot;)   (define-fun sym215 () String &quot;&quot;&quot;&quot;)   (define-fun sym533 () String &quot;&quot;FIELD&quot;&quot;)  &quot;&amp;&quot; (define-fun sym499 () String &quot;&quot;OPTION&quot;&quot;)   (define-fun sym135 () String &quot;&quot;NAME&quot;&quot;)   (define-fun sym377 () String &quot;&quot;&quot;&quot;)   (define-fun sym695 () String &quot;&quot;&quot;&quot;)   (define-fun sym254 () String &quot;&quot;NAME&quot;&quot;)   (define-fun sym175 () String &quot;&quot;&quot;&quot;)   (define-fun sym571&quot;&amp;&quot; () String &quot;&quot;DESCRIPTION&quot;&quot;)   (define-fun sym619 () String &quot;&quot;&quot;&quot;)   (define-fun sym739 () String &quot;&quot;&quot;&quot;)   (define-fun sym459 () String &quot;&quot;&quot;&quot;)   (define-fun sym160 () String &quot;&quot;DESCRIPTION&quot;&quot;)   (define-fun sym523 () String &quot;&quot;&quot;&quot;)   (define-fun sym489 () String &quot;&amp;&quot;&quot;&quot;&quot;&quot;)   (define-fun sym367 () String &quot;&quot;&quot;&quot;)   (define-fun sym443 () String &quot;&quot;OPTION&quot;&quot;)   (define-fun sym685 () String &quot;&quot;&quot;&quot;)   (define-fun sym561 () String &quot;&quot;&quot;&quot;)   (define-fun sym729 () String &quot;&quot;&quot;&quot;)   (define-fun sym649 () String &quot;&quot;LENGTH&quot;&quot;)   (define-fun s&quot;&amp;&quot;ym605 () String &quot;&quot;TYPE&quot;&quot;)   (define-fun sym327 () String &quot;&quot;NAME&quot;&quot;)   (define-fun sym403 () String &quot;&quot;&quot;&quot;)   (define-fun sym205 () String &quot;&quot;&quot;&quot;) )&quot;)" office:value-type="string" office:string-value="(model   (define-fun L80 () String &quot;&quot;)   (define-fun L84 () String &quot;length&quot;)   (define-fun L2 () String &quot;name&quot;)   (define-fun L72 () String &quot;&quot;)   (define-fun L60 () String &quot;&quot;)   (define-fun L92 () String &quot;&quot;)   (define-fun L88 () String &quot;&quot;)   (define-fun L44 () String &quot;length&quot;)   (define-fun L6 () String &quot;&quot;)   (define-fun L76 () String &quot;&quot;)   (define-fun L32 () String &quot;option&quot;)   (define-fun L64 () String &quot;&quot;)   (define-fun L96 () String &quot;&quot;)   (define-fun L36 () String &quot;field&quot;)   (define-fun L68 () String &quot;table&quot;)   (define-fun L100 () String &quot;&quot;)   (define-fun L1 () String &quot;database&quot;)   (define-fun L33 () String &quot;type&quot;)   (define-fun L108 () String &quot;&quot;)   (define-fun L21 () String &quot;&quot;)   (define-fun L53 () String &quot;&quot;)   (define-fun L41 () String &quot;&quot;)   (define-fun L37 () String &quot;&quot;)   (define-fun L104 () String &quot;description&quot;)   (define-fun L69 () String &quot;table&quot;)   (define-fun L25 () String &quot;&quot;)   (define-fun L57 () String &quot;&quot;)   (define-fun L13 () String &quot;&quot;)   (define-fun L45 () String &quot;&quot;)   (define-fun L29 () String &quot;description&quot;)   (define-fun L17 () String &quot;&quot;)   (define-fun L49 () String &quot;&quot;)   (define-fun L90 () String &quot;option&quot;)   (define-fun L0 () String &quot;database&quot;)   (define-fun L62 () String &quot;&quot;)   (define-fun L94 () String &quot;option&quot;)   (define-fun L82 () String &quot;&quot;)   (define-fun L4 () String &quot;&quot;)   (define-fun L70 () String &quot;name&quot;)   (define-fun L66 () String &quot;&quot;)   (define-fun L98 () String &quot;&quot;)   (define-fun L10 () String &quot;html&quot;)   (define-fun L86 () String &quot;name&quot;)   (define-fun L8 () String &quot;name&quot;)   (define-fun L74 () String &quot;&quot;)   (define-fun L78 () String &quot;&quot;)   (define-fun L18 () String &quot;description&quot;)   (define-fun L102 () String &quot;name&quot;)   (define-fun L51 () String &quot;&quot;)   (define-fun L3 () String &quot;name&quot;)   (define-fun L55 () String &quot;field&quot;)   (define-fun L11 () String &quot;&quot;)   (define-fun L43 () String &quot;&quot;)   (define-fun L31 () String &quot;option&quot;)   (define-fun L7 () String &quot;type&quot;)   (define-fun L15 () String &quot;&quot;)   (define-fun L47 () String &quot;type&quot;)   (define-fun L35 () String &quot;field&quot;)   (define-fun L106 () String &quot;&quot;)   (define-fun L23 () String &quot;description&quot;)   (define-fun L19 () String &quot;description&quot;)   (define-fun L39 () String &quot;&quot;)   (define-fun L27 () String &quot;&quot;)   (define-fun sym195 () String &quot;&quot;)   (define-fun sym150 () String &quot;&quot;)   (define-fun sym479 () String &quot;&quot;)   (define-fun sym313 () String &quot;FIELD&quot;)   (define-fun sym433 () String &quot;&quot;)   (define-fun sym675 () String &quot;&quot;)   (define-fun sym278 () String &quot;DESCRIPTION&quot;)   (define-fun sym113 () String &quot;DATABASE&quot;)   (define-fun sym595 () String &quot;&quot;)   (define-fun sym352 () String &quot;DESCRIPTION&quot;)   (define-fun sym639 () String &quot;&quot;)   (define-fun sym239 () String &quot;NAME&quot;)   (define-fun sym513 () String &quot;&quot;)   (define-fun sym719 () String &quot;&quot;)   (define-fun sym185 () String &quot;&quot;)   (define-fun sym303 () String &quot;&quot;)   (define-fun sym225 () String &quot;TABLE&quot;)   (define-fun sym665 () String &quot;&quot;)   (define-fun sym423 () String &quot;&quot;)   (define-fun sym268 () String &quot;&quot;)   (define-fun sym387 () String &quot;TYPE&quot;)   (define-fun sym585 () String &quot;&quot;)   (define-fun sym342 () String &quot;&quot;)   (define-fun sym629 () String &quot;&quot;)   (define-fun sym705 () String &quot;OPTION&quot;)   (define-fun sym547 () String &quot;NAME&quot;)   (define-fun sym469 () String &quot;&quot;)   (define-fun sym20 () String &quot;HTML&quot;)   (define-fun sym293 () String &quot;&quot;)   (define-fun sym413 () String &quot;&quot;)   (define-fun sym215 () String &quot;&quot;)   (define-fun sym533 () String &quot;FIELD&quot;)   (define-fun sym499 () String &quot;OPTION&quot;)   (define-fun sym135 () String &quot;NAME&quot;)   (define-fun sym377 () String &quot;&quot;)   (define-fun sym695 () String &quot;&quot;)   (define-fun sym254 () String &quot;NAME&quot;)   (define-fun sym175 () String &quot;&quot;)   (define-fun sym571 () String &quot;DESCRIPTION&quot;)   (define-fun sym619 () String &quot;&quot;)   (define-fun sym739 () String &quot;&quot;)   (define-fun sym459 () String &quot;&quot;)   (define-fun sym160 () String &quot;DESCRIPTION&quot;)   (define-fun sym523 () String &quot;&quot;)   (define-fun sym489 () String &quot;&quot;)   (define-fun sym367 () String &quot;&quot;)   (define-fun sym443 () String &quot;OPTION&quot;)   (define-fun sym685 () String &quot;&quot;)   (define-fun sym561 () String &quot;&quot;)   (define-fun sym729 () String &quot;&quot;)   (define-fun sym649 () String &quot;LENGTH&quot;)   (define-fun sym605 () String &quot;TYPE&quot;)   (define-fun sym327 () String &quot;NAME&quot;)   (define-fun sym403 () String &quot;&quot;)   (define-fun sym205 () String &quot;&quot;) )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19.smt2</text:p>
          </table:table-cell>
          <table:table-cell table:style-name="ce2" office:value-type="float" office:value="1200.099" calcext:value-type="float">
            <text:p>1200.099</text:p>
          </table:table-cell>
          <table:table-cell/>
          <table:table-cell table:style-name="ce4" office:value-type="string" calcext:value-type="string">
            <text:p><text:s/>jxml2sql19.smt2</text:p>
          </table:table-cell>
          <table:table-cell table:style-name="ce5" office:value-type="float" office:value="1200.099" calcext:value-type="float">
            <text:p>1200.099</text:p>
          </table:table-cell>
          <table:table-cell table:style-name="ce5" office:value-type="float" office:value="1.978" calcext:value-type="float">
            <text:p>1.978</text:p>
          </table:table-cell>
          <table:table-cell table:style-name="ce5" office:value-type="float" office:value="2.452" calcext:value-type="float">
            <text:p>2.452</text:p>
          </table:table-cell>
          <table:table-cell table:style-name="ce5" office:value-type="float" office:value="1200.112" calcext:value-type="float">
            <text:p>1200.112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option&quot;&quot;)   (define-fun L84 () String &quot;&quot;&quot;&quot;)   (define-fun L2 () String &quot;&quot;&quot;&quot;)   (define-fun L72 () String &quot;&quot;option&quot;&quot;)   (define-fun L60 () String &quot;&quot;&quot;&quot;)   (define-fun L92 () String &quot;&quot;&quot;&quot;)   (define-fun L88 () String &quot;&quot;dat&quot;&amp;&quot;abase&quot;&quot;)   (define-fun L6 () String &quot;&quot;&quot;&quot;)   (define-fun L76 () String &quot;&quot;&quot;&quot;)   (define-fun L32 () String &quot;&quot;type&quot;&quot;)   (define-fun L64 () String &quot;&quot;&quot;&quot;)   (define-fun L20 () String &quot;&quot;name&quot;&quot;)   (define-fun L96 () String &quot;&quot;name&quot;&quot;)   (define-fun L68 () String &quot;&quot;&quot;&amp;&quot;&quot;&quot;)   (define-fun L24 () String &quot;&quot;&quot;&quot;)   (define-fun L12 () String &quot;&quot;description&quot;&quot;)   (define-fun L28 () String &quot;&quot;&quot;&quot;)   (define-fun L16 () String &quot;&quot;&quot;&quot;)   (define-fun L112 () String &quot;&quot;&quot;&quot;)   (define-fun L100 () String &quot;&quot;&quot;&quot;)   (define-fun L1 () String &quot;&quot;name&quot;&amp;&quot;&quot;&quot;)   (define-fun L33 () String &quot;&quot;&quot;&quot;)   (define-fun L108 () String &quot;&quot;&quot;&quot;)   (define-fun L53 () String &quot;&quot;option&quot;&quot;)   (define-fun L41 () String &quot;&quot;&quot;&quot;)   (define-fun L37 () String &quot;&quot;field&quot;&quot;)   (define-fun L104 () String &quot;&quot;&quot;&quot;)   (define-fun L9 () String &quot;&quot;lengt&quot;&amp;&quot;h&quot;&quot;)   (define-fun L57 () String &quot;&quot;&quot;&quot;)   (define-fun L89 () String &quot;&quot;database&quot;&quot;)   (define-fun L45 () String &quot;&quot;&quot;&quot;)   (define-fun L49 () String &quot;&quot;&quot;&quot;)   (define-fun L90 () String &quot;&quot;&quot;&quot;)   (define-fun L0 () String &quot;&quot;&quot;&quot;)   (define-fun L62 () String &quot;&quot;&quot;&quot;)   (de&quot;&amp;&quot;fine-fun L94 () String &quot;&quot;table&quot;&quot;)   (define-fun L82 () String &quot;&quot;description&quot;&quot;)   (define-fun L4 () String &quot;&quot;&quot;&quot;)   (define-fun L70 () String &quot;&quot;&quot;&quot;)   (define-fun L66 () String &quot;&quot;&quot;&quot;)   (define-fun L22 () String &quot;&quot;name&quot;&quot;)   (define-fun L98 () String &quot;&quot;length&quot;&amp;&quot;&quot;&quot;)   (define-fun L54 () String &quot;&quot;option&quot;&quot;)   (define-fun L10 () String &quot;&quot;&quot;&quot;)   (define-fun L86 () String &quot;&quot;&quot;&quot;)   (define-fun L8 () String &quot;&quot;&quot;&quot;)   (define-fun L74 () String &quot;&quot;type&quot;&quot;)   (define-fun L30 () String &quot;&quot;html&quot;&quot;)   (define-fun L26 () String &quot;&quot;fiel&quot;&amp;&quot;d&quot;&quot;)   (define-fun L14 () String &quot;&quot;description&quot;&quot;)   (define-fun L78 () String &quot;&quot;&quot;&quot;)   (define-fun L18 () String &quot;&quot;&quot;&quot;)   (define-fun L102 () String &quot;&quot;&quot;&quot;)   (define-fun L51 () String &quot;&quot;name&quot;&quot;)   (define-fun L110 () String &quot;&quot;&quot;&quot;)   (define-fun L3 () String &quot;&quot;&quot;&amp;&quot;description&quot;&quot;)   (define-fun L55 () String &quot;&quot;&quot;&quot;)   (define-fun L43 () String &quot;&quot;&quot;&quot;)   (define-fun L31 () String &quot;&quot;type&quot;&quot;)   (define-fun L47 () String &quot;&quot;description&quot;&quot;)   (define-fun L35 () String &quot;&quot;&quot;&quot;)   (define-fun L106 () String &quot;&quot;&quot;&quot;)   (define-fun L67 ()&quot;&amp;&quot; String &quot;&quot;table&quot;&quot;)   (define-fun L39 () String &quot;&quot;&quot;&quot;)   (define-fun L27 () String &quot;&quot;field&quot;&quot;)   (define-fun sym195 () String &quot;&quot;&quot;&quot;)   (define-fun sym393 () String &quot;&quot;&quot;&quot;)   (define-fun sym150 () String &quot;&quot;&quot;&quot;)   (define-fun sym358 () String &quot;&quot;&quot;&quot;)   (define-fun s&quot;&amp;&quot;ym235 () String &quot;&quot;&quot;&quot;)   (define-fun sym113 () String &quot;&quot;DATABASE&quot;&quot;)   (define-fun sym475 () String &quot;&quot;&quot;&quot;)   (define-fun sym319 () String &quot;&quot;&quot;&quot;)   (define-fun sym439 () String &quot;&quot;&quot;&quot;)   (define-fun sym515 () String &quot;&quot;OPTION&quot;&quot;)   (define-fun sym635 () String &quot;&quot;&quot;&amp;&quot;&quot;&quot;)   (define-fun sym755 () String &quot;&quot;&quot;&quot;)   (define-fun sym711 () String &quot;&quot;&quot;&quot;)   (define-fun sym383 () String &quot;&quot;&quot;&quot;)   (define-fun sym185 () String &quot;&quot;&quot;&quot;)   (define-fun sym665 () String &quot;&quot;LENGTH&quot;&quot;)   (define-fun sym621 () String &quot;&quot;TYPE&quot;&quot;)   (define-fun sym22&quot;&amp;&quot;5 () String &quot;&quot;&quot;&quot;)   (define-fun sym269 () String &quot;&quot;NAME&quot;&quot;)   (define-fun sym587 () String &quot;&quot;DESCRIPTION&quot;&quot;)   (define-fun sym343 () String &quot;&quot;NAME&quot;&quot;)   (define-fun sym309 () String &quot;&quot;&quot;&quot;)   (define-fun sym429 () String &quot;&quot;&quot;&quot;)   (define-fun sym505 () String &quot;&quot;&quot;&amp;&quot;&quot;&quot;)   (define-fun sym549 () String &quot;&quot;FIELD&quot;&quot;)   (define-fun sym701 () String &quot;&quot;&quot;&quot;)   (define-fun sym745 () String &quot;&quot;&quot;&quot;)   (define-fun sym20 () String &quot;&quot;HTML&quot;&quot;)   (define-fun sym691 () String &quot;&quot;&quot;&quot;)   (define-fun sym294 () String &quot;&quot;DESCRIPTION&quot;&quot;)   (define-&quot;&amp;&quot;fun sym611 () String &quot;&quot;&quot;&quot;)   (define-fun sym215 () String &quot;&quot;&quot;&quot;)   (define-fun sym655 () String &quot;&quot;&quot;&quot;)   (define-fun sym577 () String &quot;&quot;&quot;&quot;)   (define-fun sym135 () String &quot;&quot;NAME&quot;&quot;)   (define-fun sym255 () String &quot;&quot;TABLE&quot;&quot;)   (define-fun sym495 () String &quot;&quot;&quot;&amp;&quot;&quot;&quot;)   (define-fun sym175 () String &quot;&quot;&quot;&quot;)   (define-fun sym419 () String &quot;&quot;&quot;&quot;)   (define-fun sym539 () String &quot;&quot;&quot;&quot;)   (define-fun sym735 () String &quot;&quot;&quot;&quot;)   (define-fun sym459 () String &quot;&quot;OPTION&quot;&quot;)   (define-fun sym284 () String &quot;&quot;&quot;&quot;)   (define-fun sym160 ()&quot;&amp;&quot; String &quot;&quot;DESCRIPTION&quot;&quot;)   (define-fun sym721 () String &quot;&quot;OPTION&quot;&quot;)   (define-fun sym368 () String &quot;&quot;DESCRIPTION&quot;&quot;)   (define-fun sym245 () String &quot;&quot;&quot;&quot;)   (define-fun sym563 () String &quot;&quot;NAME&quot;&quot;)   (define-fun sym485 () String &quot;&quot;&quot;&quot;)   (define-fun sym681 () &quot;&amp;&quot;String &quot;&quot;&quot;&quot;)   (define-fun sym529 () String &quot;&quot;&quot;&quot;)   (define-fun sym329 () String &quot;&quot;FIELD&quot;&quot;)   (define-fun sym449 () String &quot;&quot;&quot;&quot;)   (define-fun sym645 () String &quot;&quot;&quot;&quot;)   (define-fun sym205 () String &quot;&quot;&quot;&quot;)   (define-fun sym403 () String &quot;&quot;TYPE&quot;&quot;)   (define-f&quot;&amp;&quot;un sym601 () String &quot;&quot;&quot;&quot;) )&quot;)" office:value-type="string" office:string-value="(model   (define-fun L80 () String &quot;option&quot;)   (define-fun L84 () String &quot;&quot;)   (define-fun L2 () String &quot;&quot;)   (define-fun L72 () String &quot;option&quot;)   (define-fun L60 () String &quot;&quot;)   (define-fun L92 () String &quot;&quot;)   (define-fun L88 () String &quot;database&quot;)   (define-fun L6 () String &quot;&quot;)   (define-fun L76 () String &quot;&quot;)   (define-fun L32 () String &quot;type&quot;)   (define-fun L64 () String &quot;&quot;)   (define-fun L20 () String &quot;name&quot;)   (define-fun L96 () String &quot;name&quot;)   (define-fun L68 () String &quot;&quot;)   (define-fun L24 () String &quot;&quot;)   (define-fun L12 () String &quot;description&quot;)   (define-fun L28 () String &quot;&quot;)   (define-fun L16 () String &quot;&quot;)   (define-fun L112 () String &quot;&quot;)   (define-fun L100 () String &quot;&quot;)   (define-fun L1 () String &quot;name&quot;)   (define-fun L33 () String &quot;&quot;)   (define-fun L108 () String &quot;&quot;)   (define-fun L53 () String &quot;option&quot;)   (define-fun L41 () String &quot;&quot;)   (define-fun L37 () String &quot;field&quot;)   (define-fun L104 () String &quot;&quot;)   (define-fun L9 () String &quot;length&quot;)   (define-fun L57 () String &quot;&quot;)   (define-fun L89 () String &quot;database&quot;)   (define-fun L45 () String &quot;&quot;)   (define-fun L49 () String &quot;&quot;)   (define-fun L90 () String &quot;&quot;)   (define-fun L0 () String &quot;&quot;)   (define-fun L62 () String &quot;&quot;)   (define-fun L94 () String &quot;table&quot;)   (define-fun L82 () String &quot;description&quot;)   (define-fun L4 () String &quot;&quot;)   (define-fun L70 () String &quot;&quot;)   (define-fun L66 () String &quot;&quot;)   (define-fun L22 () String &quot;name&quot;)   (define-fun L98 () String &quot;length&quot;)   (define-fun L54 () String &quot;option&quot;)   (define-fun L10 () String &quot;&quot;)   (define-fun L86 () String &quot;&quot;)   (define-fun L8 () String &quot;&quot;)   (define-fun L74 () String &quot;type&quot;)   (define-fun L30 () String &quot;html&quot;)   (define-fun L26 () String &quot;field&quot;)   (define-fun L14 () String &quot;description&quot;)   (define-fun L78 () String &quot;&quot;)   (define-fun L18 () String &quot;&quot;)   (define-fun L102 () String &quot;&quot;)   (define-fun L51 () String &quot;name&quot;)   (define-fun L110 () String &quot;&quot;)   (define-fun L3 () String &quot;description&quot;)   (define-fun L55 () String &quot;&quot;)   (define-fun L43 () String &quot;&quot;)   (define-fun L31 () String &quot;type&quot;)   (define-fun L47 () String &quot;description&quot;)   (define-fun L35 () String &quot;&quot;)   (define-fun L106 () String &quot;&quot;)   (define-fun L67 () String &quot;table&quot;)   (define-fun L39 () String &quot;&quot;)   (define-fun L27 () String &quot;field&quot;)   (define-fun sym195 () String &quot;&quot;)   (define-fun sym393 () String &quot;&quot;)   (define-fun sym150 () String &quot;&quot;)   (define-fun sym358 () String &quot;&quot;)   (define-fun sym235 () String &quot;&quot;)   (define-fun sym113 () String &quot;DATABASE&quot;)   (define-fun sym475 () String &quot;&quot;)   (define-fun sym319 () String &quot;&quot;)   (define-fun sym439 () String &quot;&quot;)   (define-fun sym515 () String &quot;OPTION&quot;)   (define-fun sym635 () String &quot;&quot;)   (define-fun sym755 () String &quot;&quot;)   (define-fun sym711 () String &quot;&quot;)   (define-fun sym383 () String &quot;&quot;)   (define-fun sym185 () String &quot;&quot;)   (define-fun sym665 () String &quot;LENGTH&quot;)   (define-fun sym621 () String &quot;TYPE&quot;)   (define-fun sym225 () String &quot;&quot;)   (define-fun sym269 () String &quot;NAME&quot;)   (define-fun sym587 () String &quot;DESCRIPTION&quot;)   (define-fun sym343 () String &quot;NAME&quot;)   (define-fun sym309 () String &quot;&quot;)   (define-fun sym429 () String &quot;&quot;)   (define-fun sym505 () String &quot;&quot;)   (define-fun sym549 () String &quot;FIELD&quot;)   (define-fun sym701 () String &quot;&quot;)   (define-fun sym745 () String &quot;&quot;)   (define-fun sym20 () String &quot;HTML&quot;)   (define-fun sym691 () String &quot;&quot;)   (define-fun sym294 () String &quot;DESCRIPTION&quot;)   (define-fun sym611 () String &quot;&quot;)   (define-fun sym215 () String &quot;&quot;)   (define-fun sym655 () String &quot;&quot;)   (define-fun sym577 () String &quot;&quot;)   (define-fun sym135 () String &quot;NAME&quot;)   (define-fun sym255 () String &quot;TABLE&quot;)   (define-fun sym495 () String &quot;&quot;)   (define-fun sym175 () String &quot;&quot;)   (define-fun sym419 () String &quot;&quot;)   (define-fun sym539 () String &quot;&quot;)   (define-fun sym735 () String &quot;&quot;)   (define-fun sym459 () String &quot;OPTION&quot;)   (define-fun sym284 () String &quot;&quot;)   (define-fun sym160 () String &quot;DESCRIPTION&quot;)   (define-fun sym721 () String &quot;OPTION&quot;)   (define-fun sym368 () String &quot;DESCRIPTION&quot;)   (define-fun sym245 () String &quot;&quot;)   (define-fun sym563 () String &quot;NAME&quot;)   (define-fun sym485 () String &quot;&quot;)   (define-fun sym681 () String &quot;&quot;)   (define-fun sym529 () String &quot;&quot;)   (define-fun sym329 () String &quot;FIELD&quot;)   (define-fun sym449 () String &quot;&quot;)   (define-fun sym645 () String &quot;&quot;)   (define-fun sym205 () String &quot;&quot;)   (define-fun sym403 () String &quot;TYPE&quot;)   (define-fun sym601 () String &quot;&quot;) )" calcext:value-type="string">
            <text:p>(model <text:s text:c="2"/>(define-fun L80 () String "option") <text:s text:c="2"/>(define-fun L84 () String "") <text:s text:c="2"/>(define-fun L2 () String "") <text:s text:c="2"/>(define-fun L72 () String "option") <text:s text:c="2"/>(define-fun L60 () String "") <text:s text:c="2"/>(define-fun L92 () String "") <text:s text:c="2"/>(define-fun L88 () String "database") <text:s text:c="2"/>(define-fun L6 () String "") <text:s text:c="2"/>(define-fun L76 () String "") <text:s text:c="2"/>(define-fun L32 () String "type") <text:s text:c="2"/>(define-fun L64 () String "") <text:s text:c="2"/>(define-fun L20 () String "name") <text:s text:c="2"/>(define-fun L96 () String "name") <text:s text:c="2"/>(define-fun L68 () String "") <text:s text:c="2"/>(define-fun L24 () String "") <text:s text:c="2"/>(define-fun L12 () String "description") <text:s text:c="2"/>(define-fun L28 () String "") <text:s text:c="2"/>(define-fun L16 () String "") <text:s text:c="2"/>(define-fun L112 () String "") <text:s text:c="2"/>(define-fun L100 () String "") <text:s text:c="2"/>(define-fun L1 () String "name") <text:s text:c="2"/>(define-fun L33 () String "") <text:s text:c="2"/>(define-fun L108 () String "") <text:s text:c="2"/>(define-fun L53 () String "option") <text:s text:c="2"/>(define-fun L41 () String "") <text:s text:c="2"/>(define-fun L37 () String "field") <text:s text:c="2"/>(define-fun L104 () String "") <text:s text:c="2"/>(define-fun L9 () String "length") <text:s text:c="2"/>(define-fun L57 () String "") <text:s text:c="2"/>(define-fun L89 () String "database") <text:s text:c="2"/>(define-fun L45 () String "") <text:s text:c="2"/>(define-fun L49 () String "") <text:s text:c="2"/>(define-fun L90 () String "") <text:s text:c="2"/>(define-fun L0 () String "") <text:s text:c="2"/>(define-fun L62 () String "") <text:s text:c="2"/>(define-fun L94 () String "table") <text:s text:c="2"/>(define-fun L82 () String "description") <text:s text:c="2"/>(define-fun L4 () String "") <text:s text:c="2"/>(define-fun L70 () String "") <text:s text:c="2"/>(define-fun L66 () String "") <text:s text:c="2"/>(define-fun L22 () String "name") <text:s text:c="2"/>(define-fun L98 () String "length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30 () String "html") <text:s text:c="2"/>(define-fun L26 () String "field") <text:s text:c="2"/>(define-fun L14 () String "description") <text:s text:c="2"/>(define-fun L78 () String "") <text:s text:c="2"/>(define-fun L18 () String "") <text:s text:c="2"/>(define-fun L102 () String "") <text:s text:c="2"/>(define-fun L51 () String "name") <text:s text:c="2"/>(define-fun L110 () String "") <text:s text:c="2"/>(define-fun L3 () String "description") <text:s text:c="2"/>(define-fun L55 () String "") <text:s text:c="2"/>(define-fun L43 () String "") <text:s text:c="2"/>(define-fun L31 () String "type") <text:s text:c="2"/>(define-fun L47 () String "description") <text:s text:c="2"/>(define-fun L35 () String "") <text:s text:c="2"/>(define-fun L106 () String "") <text:s text:c="2"/>(define-fun L67 () String "table") <text:s text:c="2"/>(define-fun L39 () String "") <text:s text:c="2"/>(define-fun L27 () String "field") <text:s text:c="2"/>(define-fun sym195 () String "") <text:s text:c="2"/>(define-fun sym393 () String "") <text:s text:c="2"/>(define-fun sym150 () String "") <text:s text:c="2"/>(define-fun sym358 () String "") <text:s text:c="2"/>(define-fun sym235 () String "") <text:s text:c="2"/>(define-fun sym113 () String "DATABASE") <text:s text:c="2"/>(define-fun sym475 () String "") <text:s text:c="2"/>(define-fun sym319 () String "") <text:s text:c="2"/>(define-fun sym439 () String "") <text:s text:c="2"/>(define-fun sym515 () String "OPTION") <text:s text:c="2"/>(define-fun sym635 () String "") <text:s text:c="2"/>(define-fun sym755 () String "") <text:s text:c="2"/>(define-fun sym711 () String "") <text:s text:c="2"/>(define-fun sym383 () String "") <text:s text:c="2"/>(define-fun sym185 () String "") <text:s text:c="2"/>(define-fun sym665 () String "LENGTH") <text:s text:c="2"/>(define-fun sym621 () String "TYPE") <text:s text:c="2"/>(define-fun sym225 () String "") <text:s text:c="2"/>(define-fun sym269 () String "NAME") <text:s text:c="2"/>(define-fun sym587 () String "DESCRIPTION") <text:s text:c="2"/>(define-fun sym343 () String "NAME") <text:s text:c="2"/>(define-fun sym309 () String "") <text:s text:c="2"/>(define-fun sym429 () String "") <text:s text:c="2"/>(define-fun sym505 () String "") <text:s text:c="2"/>(define-fun sym549 () String "FIELD") <text:s text:c="2"/>(define-fun sym701 () String "") <text:s text:c="2"/>(define-fun sym745 () String "") <text:s text:c="2"/>(define-fun sym20 () String "HTML") <text:s text:c="2"/>(define-fun sym691 () String "") <text:s text:c="2"/>(define-fun sym294 () String "DESCRIPTION") <text:s text:c="2"/>(define-fun sym611 () String "") <text:s text:c="2"/>(define-fun sym215 () String "") <text:s text:c="2"/>(define-fun sym655 () String "") <text:s text:c="2"/>(define-fun sym577 () String "") <text:s text:c="2"/>(define-fun sym135 () String "NAME") <text:s text:c="2"/>(define-fun sym255 () String "TABLE") <text:s text:c="2"/>(define-fun sym495 () String "") <text:s text:c="2"/>(define-fun sym175 () String "") <text:s text:c="2"/>(define-fun sym419 () String "") <text:s text:c="2"/>(define-fun sym539 () String "") <text:s text:c="2"/>(define-fun sym735 () String "") <text:s text:c="2"/>(define-fun sym459 () String "OPTION") <text:s text:c="2"/>(define-fun sym284 () String "") <text:s text:c="2"/>(define-fun sym160 () String "DESCRIPTION") <text:s text:c="2"/>(define-fun sym721 () String "OPTION") <text:s text:c="2"/>(define-fun sym368 () String "DESCRIPTION") <text:s text:c="2"/>(define-fun sym245 () String "") <text:s text:c="2"/>(define-fun sym563 () String "NAME") <text:s text:c="2"/>(define-fun sym485 () String "") <text:s text:c="2"/>(define-fun sym681 () String "") <text:s text:c="2"/>(define-fun sym529 () String "") <text:s text:c="2"/>(define-fun sym329 () String "FIELD") <text:s text:c="2"/>(define-fun sym449 () String "") <text:s text:c="2"/>(define-fun sym645 () String "") <text:s text:c="2"/>(define-fun sym205 () String "") <text:s text:c="2"/>(define-fun sym403 () String "TYPE") <text:s text:c="2"/>(define-fun sym601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20.smt2</text:p>
          </table:table-cell>
          <table:table-cell table:style-name="ce2" office:value-type="float" office:value="1200.048" calcext:value-type="float">
            <text:p>1200.048</text:p>
          </table:table-cell>
          <table:table-cell/>
          <table:table-cell table:style-name="ce4" office:value-type="string" calcext:value-type="string">
            <text:p><text:s/>jxml2sql20.smt2</text:p>
          </table:table-cell>
          <table:table-cell table:style-name="ce5" office:value-type="float" office:value="1200.048" calcext:value-type="float">
            <text:p>1200.048</text:p>
          </table:table-cell>
          <table:table-cell table:style-name="ce5" office:value-type="float" office:value="1.662" calcext:value-type="float">
            <text:p>1.662</text:p>
          </table:table-cell>
          <table:table-cell table:style-name="ce5" office:value-type="float" office:value="2.289" calcext:value-type="float">
            <text:p>2.289</text:p>
          </table:table-cell>
          <table:table-cell table:style-name="ce5" office:value-type="float" office:value="1200.093" calcext:value-type="float">
            <text:p>1200.093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description&quot;&quot;)   (define-fun L40 () String &quot;&quot;&quot;&quot;)   (define-fun L2 () String &quot;&quot;field&quot;&quot;)   (define-fun L72 () String &quot;&quot;&quot;&quot;)   (define-fun L60 () String &quot;&quot;&quot;&quot;)   (define-fun L92 () String &quot;&quot;&quot;&quot;)   (define-fun L88 () String &quot;&amp;&quot;&quot;&quot;&quot;&quot;)   (define-fun L44 () String &quot;&quot;&quot;&quot;)   (define-fun L6 () String &quot;&quot;&quot;&quot;)   (define-fun L76 () String &quot;&quot;&quot;&quot;)   (define-fun L32 () String &quot;&quot;&quot;&quot;)   (define-fun L64 () String &quot;&quot;&quot;&quot;)   (define-fun L20 () String &quot;&quot;field&quot;&quot;)   (define-fun L96 () String &quot;&quot;name&quot;&quot;)   (&quot;&amp;&quot;define-fun L52 () String &quot;&quot;&quot;&quot;)   (define-fun L48 () String &quot;&quot;&quot;&quot;)   (define-fun L36 () String &quot;&quot;description&quot;&quot;)   (define-fun L68 () String &quot;&quot;&quot;&quot;)   (define-fun L24 () String &quot;&quot;type&quot;&quot;)   (define-fun L56 () String &quot;&quot;&quot;&quot;)   (define-fun L12 () String &quot;&quot;&quot;&quot;)   (de&quot;&amp;&quot;fine-fun L28 () String &quot;&quot;&quot;&quot;)   (define-fun L16 () String &quot;&quot;&quot;&quot;)   (define-fun L100 () String &quot;&quot;&quot;&quot;)   (define-fun L1 () String &quot;&quot;description&quot;&quot;)   (define-fun L5 () String &quot;&quot;database&quot;&quot;)   (define-fun L85 () String &quot;&quot;&quot;&quot;)   (define-fun L104 () String &quot;&quot;&quot;&quot;)   (&quot;&amp;&quot;define-fun L25 () String &quot;&quot;type&quot;&quot;)   (define-fun L9 () String &quot;&quot;table&quot;&quot;)   (define-fun L13 () String &quot;&quot;name&quot;&quot;)   (define-fun L90 () String &quot;&quot;&quot;&quot;)   (define-fun L0 () String &quot;&quot;&quot;&quot;)   (define-fun L62 () String &quot;&quot;type&quot;&quot;)   (define-fun L94 () String &quot;&quot;&quot;&quot;)   (de&quot;&amp;&quot;fine-fun L50 () String &quot;&quot;&quot;&quot;)   (define-fun L82 () String &quot;&quot;html&quot;&quot;)   (define-fun L4 () String &quot;&quot;database&quot;&quot;)   (define-fun L70 () String &quot;&quot;&quot;&quot;)   (define-fun L66 () String &quot;&quot;option&quot;&quot;)   (define-fun L22 () String &quot;&quot;&quot;&quot;)   (define-fun L98 () String &quot;&quot;&quot;&quot;)   (de&quot;&amp;&quot;fine-fun L54 () String &quot;&quot;name&quot;&quot;)   (define-fun L10 () String &quot;&quot;length&quot;&quot;)   (define-fun L42 () String &quot;&quot;&quot;&quot;)   (define-fun L8 () String &quot;&quot;table&quot;&quot;)   (define-fun L74 () String &quot;&quot;description&quot;&quot;)   (define-fun L30 () String &quot;&quot;&quot;&quot;)   (define-fun L26 () String &quot;&quot;d&quot;&amp;&quot;escription&quot;&quot;)   (define-fun L58 () String &quot;&quot;&quot;&quot;)   (define-fun L14 () String &quot;&quot;&quot;&quot;)   (define-fun L46 () String &quot;&quot;option&quot;&quot;)   (define-fun L78 () String &quot;&quot;&quot;&quot;)   (define-fun L34 () String &quot;&quot;option&quot;&quot;)   (define-fun L18 () String &quot;&quot;&quot;&quot;)   (define-fun L38 () Stri&quot;&amp;&quot;ng &quot;&quot;name&quot;&quot;)   (define-fun L102 () String &quot;&quot;&quot;&quot;)   (define-fun L83 () String &quot;&quot;&quot;&quot;)   (define-fun L3 () String &quot;&quot;field&quot;&quot;)   (define-fun L7 () String &quot;&quot;length&quot;&quot;)   (define-fun L35 () String &quot;&quot;option&quot;&quot;)   (define-fun sym394 () String &quot;&quot;&quot;&quot;)   (define-fun sym47&quot;&amp;&quot;0 () String &quot;&quot;OPTION&quot;&quot;)   (define-fun sym195 () String &quot;&quot;&quot;&quot;)   (define-fun sym590 () String &quot;&quot;&quot;&quot;)   (define-fun sym150 () String &quot;&quot;&quot;&quot;)   (define-fun sym710 () String &quot;&quot;&quot;&quot;)   (define-fun sym556 () String &quot;&quot;&quot;&quot;)   (define-fun sym358 () String &quot;&quot;TYPE&quot;&quot;)   (de&quot;&amp;&quot;fine-fun sym676 () String &quot;&quot;OPTION&quot;&quot;)   (define-fun sym313 () String &quot;&quot;&quot;&quot;)   (define-fun sym113 () String &quot;&quot;DATABASE&quot;&quot;)   (define-fun sym430 () String &quot;&quot;&quot;&quot;)   (define-fun sym274 () String &quot;&quot;&quot;&quot;)   (define-fun sym518 () String &quot;&quot;NAME&quot;&quot;)   (define-fun sym636&quot;&amp;&quot; () String &quot;&quot;&quot;&quot;)   (define-fun sym239 () String &quot;&quot;&quot;&quot;)   (define-fun sym185 () String &quot;&quot;&quot;&quot;)   (define-fun sym460 () String &quot;&quot;&quot;&quot;)   (define-fun sym666 () String &quot;&quot;&quot;&quot;)   (define-fun sym225 () String &quot;&quot;TABLE&quot;&quot;)   (define-fun sym620 () String &quot;&quot;LENGTH&quot;&quot;)   (de&quot;&amp;&quot;fine-fun sym542 () String &quot;&quot;DESCRIPTION&quot;&quot;)   (define-fun sym264 () String &quot;&quot;&quot;&quot;)   (define-fun sym384 () String &quot;&quot;&quot;&quot;)   (define-fun sym504 () String &quot;&quot;FIELD&quot;&quot;)   (define-fun sym20 () String &quot;&quot;HTML&quot;&quot;)   (define-fun sym348 () String &quot;&quot;&quot;&quot;)   (define-fun sym70&quot;&amp;&quot;0 () String &quot;&quot;&quot;&quot;)   (define-fun sym690 () String &quot;&quot;&quot;&quot;)   (define-fun sym215 () String &quot;&quot;&quot;&quot;)   (define-fun sym610 () String &quot;&quot;&quot;&quot;)   (define-fun sym532 () String &quot;&quot;&quot;&quot;)   (define-fun sym576 () String &quot;&quot;TYPE&quot;&quot;)   (define-fun sym135 () String &quot;&quot;NAME&quot;&quot;)   (defi&quot;&amp;&quot;ne-fun sym298 () String &quot;&quot;NAME&quot;&quot;)   (define-fun sym374 () String &quot;&quot;&quot;&quot;)   (define-fun sym450 () String &quot;&quot;&quot;&quot;)   (define-fun sym175 () String &quot;&quot;&quot;&quot;)   (define-fun sym494 () String &quot;&quot;&quot;&quot;)   (define-fun sym338 () String &quot;&quot;&quot;&quot;)   (define-fun sym656 () String &quot;&quot;&quot;&quot;)&quot;&amp;&quot;   (define-fun sym414 () String &quot;&quot;OPTION&quot;&quot;)   (define-fun sym284 () String &quot;&quot;FIELD&quot;&quot;)   (define-fun sym160 () String &quot;&quot;DESCRIPTION&quot;&quot;)   (define-fun sym600 () String &quot;&quot;&quot;&quot;)   (define-fun sym566 () String &quot;&quot;&quot;&quot;)   (define-fun sym323 () String &quot;&quot;DESCRIPTION&quot;&quot;)&quot;&amp;&quot;   (define-fun sym440 () String &quot;&quot;&quot;&quot;)   (define-fun sym484 () String &quot;&quot;&quot;&quot;)   (define-fun sym646 () String &quot;&quot;&quot;&quot;)   (define-fun sym404 () String &quot;&quot;&quot;&quot;)   (define-fun sym205 () String &quot;&quot;&quot;&quot;)   (define-fun sym249 () String &quot;&quot;DESCRIPTION&quot;&quot;) )&quot;)" office:value-type="string" office:string-value="(model   (define-fun L80 () String &quot;description&quot;)   (define-fun L40 () String &quot;&quot;)   (define-fun L2 () String &quot;field&quot;)   (define-fun L72 () String &quot;&quot;)   (define-fun L60 () String &quot;&quot;)   (define-fun L92 () String &quot;&quot;)   (define-fun L88 () String &quot;&quot;)   (define-fun L44 () String &quot;&quot;)   (define-fun L6 () String &quot;&quot;)   (define-fun L76 () String &quot;&quot;)   (define-fun L32 () String &quot;&quot;)   (define-fun L64 () String &quot;&quot;)   (define-fun L20 () String &quot;field&quot;)   (define-fun L96 () String &quot;name&quot;)   (define-fun L52 () String &quot;&quot;)   (define-fun L48 () String &quot;&quot;)   (define-fun L36 () String &quot;description&quot;)   (define-fun L68 () String &quot;&quot;)   (define-fun L24 () String &quot;type&quot;)   (define-fun L56 () String &quot;&quot;)   (define-fun L12 () String &quot;&quot;)   (define-fun L28 () String &quot;&quot;)   (define-fun L16 () String &quot;&quot;)   (define-fun L100 () String &quot;&quot;)   (define-fun L1 () String &quot;description&quot;)   (define-fun L5 () String &quot;database&quot;)   (define-fun L85 () String &quot;&quot;)   (define-fun L104 () String &quot;&quot;)   (define-fun L25 () String &quot;type&quot;)   (define-fun L9 () String &quot;table&quot;)   (define-fun L13 () String &quot;name&quot;)   (define-fun L90 () String &quot;&quot;)   (define-fun L0 () String &quot;&quot;)   (define-fun L62 () String &quot;type&quot;)   (define-fun L94 () String &quot;&quot;)   (define-fun L50 () String &quot;&quot;)   (define-fun L82 () String &quot;html&quot;)   (define-fun L4 () String &quot;database&quot;)   (define-fun L70 () String &quot;&quot;)   (define-fun L66 () String &quot;option&quot;)   (define-fun L22 () String &quot;&quot;)   (define-fun L98 () String &quot;&quot;)   (define-fun L54 () String &quot;name&quot;)   (define-fun L10 () String &quot;length&quot;)   (define-fun L42 () String &quot;&quot;)   (define-fun L8 () String &quot;table&quot;)   (define-fun L74 () String &quot;description&quot;)   (define-fun L30 () String &quot;&quot;)   (define-fun L26 () String &quot;description&quot;)   (define-fun L58 () String &quot;&quot;)   (define-fun L14 () String &quot;&quot;)   (define-fun L46 () String &quot;option&quot;)   (define-fun L78 () String &quot;&quot;)   (define-fun L34 () String &quot;option&quot;)   (define-fun L18 () String &quot;&quot;)   (define-fun L38 () String &quot;name&quot;)   (define-fun L102 () String &quot;&quot;)   (define-fun L83 () String &quot;&quot;)   (define-fun L3 () String &quot;field&quot;)   (define-fun L7 () String &quot;length&quot;)   (define-fun L35 () String &quot;option&quot;)   (define-fun sym394 () String &quot;&quot;)   (define-fun sym470 () String &quot;OPTION&quot;)   (define-fun sym195 () String &quot;&quot;)   (define-fun sym590 () String &quot;&quot;)   (define-fun sym150 () String &quot;&quot;)   (define-fun sym710 () String &quot;&quot;)   (define-fun sym556 () String &quot;&quot;)   (define-fun sym358 () String &quot;TYPE&quot;)   (define-fun sym676 () String &quot;OPTION&quot;)   (define-fun sym313 () String &quot;&quot;)   (define-fun sym113 () String &quot;DATABASE&quot;)   (define-fun sym430 () String &quot;&quot;)   (define-fun sym274 () String &quot;&quot;)   (define-fun sym518 () String &quot;NAME&quot;)   (define-fun sym636 () String &quot;&quot;)   (define-fun sym239 () String &quot;&quot;)   (define-fun sym185 () String &quot;&quot;)   (define-fun sym460 () String &quot;&quot;)   (define-fun sym666 () String &quot;&quot;)   (define-fun sym225 () String &quot;TABLE&quot;)   (define-fun sym620 () String &quot;LENGTH&quot;)   (define-fun sym542 () String &quot;DESCRIPTION&quot;)   (define-fun sym264 () String &quot;&quot;)   (define-fun sym384 () String &quot;&quot;)   (define-fun sym504 () String &quot;FIELD&quot;)   (define-fun sym20 () String &quot;HTML&quot;)   (define-fun sym348 () String &quot;&quot;)   (define-fun sym700 () String &quot;&quot;)   (define-fun sym690 () String &quot;&quot;)   (define-fun sym215 () String &quot;&quot;)   (define-fun sym610 () String &quot;&quot;)   (define-fun sym532 () String &quot;&quot;)   (define-fun sym576 () String &quot;TYPE&quot;)   (define-fun sym135 () String &quot;NAME&quot;)   (define-fun sym298 () String &quot;NAME&quot;)   (define-fun sym374 () String &quot;&quot;)   (define-fun sym450 () String &quot;&quot;)   (define-fun sym175 () String &quot;&quot;)   (define-fun sym494 () String &quot;&quot;)   (define-fun sym338 () String &quot;&quot;)   (define-fun sym656 () String &quot;&quot;)   (define-fun sym414 () String &quot;OPTION&quot;)   (define-fun sym284 () String &quot;FIELD&quot;)   (define-fun sym160 () String &quot;DESCRIPTION&quot;)   (define-fun sym600 () String &quot;&quot;)   (define-fun sym566 () String &quot;&quot;)   (define-fun sym323 () String &quot;DESCRIPTION&quot;)   (define-fun sym440 () String &quot;&quot;)   (define-fun sym484 () String &quot;&quot;)   (define-fun sym646 () String &quot;&quot;)   (define-fun sym404 () String &quot;&quot;)   (define-fun sym205 () String &quot;&quot;)   (define-fun sym249 () String &quot;DESCRIPTION&quot;) )" calcext:value-type="string">
            <text:p>(model <text:s text:c="2"/>(define-fun L80 () String "description") <text:s text:c="2"/>(define-fun L40 () String "") <text:s text:c="2"/>(define-fun L2 () String "field") <text:s text:c="2"/>(define-fun L72 () String "") <text:s text:c="2"/>(define-fun L60 () String "") <text:s text:c="2"/>(define-fun L92 () String "") <text:s text:c="2"/>(define-fun L88 () String "") <text:s text:c="2"/>(define-fun L44 () String "") <text:s text:c="2"/>(define-fun L6 () String "") <text:s text:c="2"/>(define-fun L76 () String "") <text:s text:c="2"/>(define-fun L32 () String "") <text:s text:c="2"/>(define-fun L64 () String "") <text:s text:c="2"/>(define-fun L20 () String "field") <text:s text:c="2"/>(define-fun L96 () String "name") <text:s text:c="2"/>(define-fun L52 () String "") <text:s text:c="2"/>(define-fun L48 () String "") <text:s text:c="2"/>(define-fun L36 () String "description") <text:s text:c="2"/>(define-fun L68 () String "") <text:s text:c="2"/>(define-fun L24 () String "type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5 () String "database") <text:s text:c="2"/>(define-fun L85 () String "") <text:s text:c="2"/>(define-fun L104 () String "") <text:s text:c="2"/>(define-fun L25 () String "type") <text:s text:c="2"/>(define-fun L9 () String "table") <text:s text:c="2"/>(define-fun L13 () String "name") <text:s text:c="2"/>(define-fun L90 () String "") <text:s text:c="2"/>(define-fun L0 () String "") <text:s text:c="2"/>(define-fun L62 () String "type") <text:s text:c="2"/>(define-fun L94 () String "") <text:s text:c="2"/>(define-fun L50 () String "") <text:s text:c="2"/>(define-fun L82 () String "html") <text:s text:c="2"/>(define-fun L4 () String "database") <text:s text:c="2"/>(define-fun L70 () String "") <text:s text:c="2"/>(define-fun L66 () String "option") <text:s text:c="2"/>(define-fun L22 () String "") <text:s text:c="2"/>(define-fun L98 () String "") <text:s text:c="2"/>(define-fun L54 () String "name") <text:s text:c="2"/>(define-fun L10 () String "length") <text:s text:c="2"/>(define-fun L42 () String "") <text:s text:c="2"/>(define-fun L8 () String "table") <text:s text:c="2"/>(define-fun L74 () String "description") <text:s text:c="2"/>(define-fun L30 () String "") <text:s text:c="2"/>(define-fun L26 () String "description") <text:s text:c="2"/>(define-fun L58 () String "") <text:s text:c="2"/>(define-fun L14 () String "") <text:s text:c="2"/>(define-fun L46 () String "option") <text:s text:c="2"/>(define-fun L78 () String "") <text:s text:c="2"/>(define-fun L34 () String "option") <text:s text:c="2"/>(define-fun L18 () String "") <text:s text:c="2"/>(define-fun L38 () String "name") <text:s text:c="2"/>(define-fun L102 () String "") <text:s text:c="2"/>(define-fun L83 () String "") <text:s text:c="2"/>(define-fun L3 () String "field") <text:s text:c="2"/>(define-fun L7 () String "length") <text:s text:c="2"/>(define-fun L35 () String "option") <text:s text:c="2"/>(define-fun sym394 () String "") <text:s text:c="2"/>(define-fun sym470 () String "OPTION") <text:s text:c="2"/>(define-fun sym195 () String "") <text:s text:c="2"/>(define-fun sym590 () String "") <text:s text:c="2"/>(define-fun sym15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185 () String "") <text:s text:c="2"/>(define-fun sym460 () String "") <text:s text:c="2"/>(define-fun sym666 () String "") <text:s text:c="2"/>(define-fun sym225 () String "TABLE") <text:s text:c="2"/>(define-fun sym620 () String "LENGTH") <text:s text:c="2"/>(define-fun sym542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215 () String "") <text:s text:c="2"/>(define-fun sym610 () String "") <text:s text:c="2"/>(define-fun sym532 () String "") <text:s text:c="2"/>(define-fun sym576 () String "TYPE") <text:s text:c="2"/>(define-fun sym135 () String "NAME") <text:s text:c="2"/>(define-fun sym298 () String "NAME") <text:s text:c="2"/>(define-fun sym374 () String "") <text:s text:c="2"/>(define-fun sym450 () String "") <text:s text:c="2"/>(define-fun sym175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DESCRIPTION") <text:s text:c="2"/>(define-fun sym600 () String "") <text:s text:c="2"/>(define-fun sym566 () String "") <text:s text:c="2"/>(define-fun sym323 () String "DESCRIPTION") <text:s text:c="2"/>(define-fun sym440 () String "") <text:s text:c="2"/>(define-fun sym484 () String "") <text:s text:c="2"/>(define-fun sym646 () String "") <text:s text:c="2"/>(define-fun sym404 () String "") <text:s text:c="2"/>(define-fun sym205 () String "") <text:s text:c="2"/>(define-fun sym249 () String "DESCRIPTION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21.smt2</text:p>
          </table:table-cell>
          <table:table-cell table:style-name="ce2" office:value-type="float" office:value="1200.141" calcext:value-type="float">
            <text:p>1200.141</text:p>
          </table:table-cell>
          <table:table-cell/>
          <table:table-cell table:style-name="ce4" office:value-type="string" calcext:value-type="string">
            <text:p><text:s/>jxml2sql21.smt2</text:p>
          </table:table-cell>
          <table:table-cell table:style-name="ce5" office:value-type="float" office:value="1200.141" calcext:value-type="float">
            <text:p>1200.141</text:p>
          </table:table-cell>
          <table:table-cell table:style-name="ce5" office:value-type="float" office:value="1.513" calcext:value-type="float">
            <text:p>1.513</text:p>
          </table:table-cell>
          <table:table-cell table:style-name="ce5" office:value-type="float" office:value="2.378" calcext:value-type="float">
            <text:p>2.378</text:p>
          </table:table-cell>
          <table:table-cell table:style-name="ce5" office:value-type="float" office:value="1200.106" calcext:value-type="float">
            <text:p>1200.106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&quot;&quot;)   (define-fun L84 () String &quot;&quot;length&quot;&quot;)   (define-fun L2 () String &quot;&quot;name&quot;&quot;)   (define-fun L72 () String &quot;&quot;&quot;&quot;)   (define-fun L60 () String &quot;&quot;&quot;&quot;)   (define-fun L92 () String &quot;&quot;&quot;&quot;)   (define-fun L88 () String &quot;&quot;&quot;&quot;)  &quot;&amp;&quot; (define-fun L44 () String &quot;&quot;length&quot;&quot;)   (define-fun L6 () String &quot;&quot;&quot;&quot;)   (define-fun L76 () String &quot;&quot;&quot;&quot;)   (define-fun L32 () String &quot;&quot;option&quot;&quot;)   (define-fun L64 () String &quot;&quot;&quot;&quot;)   (define-fun L96 () String &quot;&quot;&quot;&quot;)   (define-fun L36 () String &quot;&quot;field&quot;&quot;)   &quot;&amp;&quot;(define-fun L68 () String &quot;&quot;table&quot;&quot;)   (define-fun L100 () String &quot;&quot;&quot;&quot;)   (define-fun L1 () String &quot;&quot;database&quot;&quot;)   (define-fun L33 () String &quot;&quot;type&quot;&quot;)   (define-fun L108 () String &quot;&quot;&quot;&quot;)   (define-fun L21 () String &quot;&quot;&quot;&quot;)   (define-fun L53 () String &quot;&quot;&quot;&quot;)  &quot;&amp;&quot; (define-fun L41 () String &quot;&quot;&quot;&quot;)   (define-fun L37 () String &quot;&quot;&quot;&quot;)   (define-fun L104 () String &quot;&quot;description&quot;&quot;)   (define-fun L69 () String &quot;&quot;table&quot;&quot;)   (define-fun L25 () String &quot;&quot;&quot;&quot;)   (define-fun L57 () String &quot;&quot;&quot;&quot;)   (define-fun L13 () String &quot;&quot;&quot;&quot;)  &quot;&amp;&quot; (define-fun L45 () String &quot;&quot;&quot;&quot;)   (define-fun L29 () String &quot;&quot;description&quot;&quot;)   (define-fun L17 () String &quot;&quot;&quot;&quot;)   (define-fun L49 () String &quot;&quot;&quot;&quot;)   (define-fun L90 () String &quot;&quot;option&quot;&quot;)   (define-fun L0 () String &quot;&quot;database&quot;&quot;)   (define-fun L62 () String &quot;&amp;&quot;&quot;&quot;&quot;&quot;)   (define-fun L94 () String &quot;&quot;option&quot;&quot;)   (define-fun L82 () String &quot;&quot;&quot;&quot;)   (define-fun L4 () String &quot;&quot;&quot;&quot;)   (define-fun L70 () String &quot;&quot;name&quot;&quot;)   (define-fun L66 () String &quot;&quot;&quot;&quot;)   (define-fun L98 () String &quot;&quot;&quot;&quot;)   (define-fun L10 () String &quot;&quot;html&quot;&quot;&quot;&amp;&quot;)   (define-fun L86 () String &quot;&quot;name&quot;&quot;)   (define-fun L8 () String &quot;&quot;name&quot;&quot;)   (define-fun L74 () String &quot;&quot;&quot;&quot;)   (define-fun L78 () String &quot;&quot;&quot;&quot;)   (define-fun L18 () String &quot;&quot;description&quot;&quot;)   (define-fun L102 () String &quot;&quot;name&quot;&quot;)   (define-fun L51 () Strin&quot;&amp;&quot;g &quot;&quot;&quot;&quot;)   (define-fun L3 () String &quot;&quot;name&quot;&quot;)   (define-fun L55 () String &quot;&quot;field&quot;&quot;)   (define-fun L11 () String &quot;&quot;&quot;&quot;)   (define-fun L43 () String &quot;&quot;&quot;&quot;)   (define-fun L31 () String &quot;&quot;option&quot;&quot;)   (define-fun L7 () String &quot;&quot;type&quot;&quot;)   (define-fun L15 () Strin&quot;&amp;&quot;g &quot;&quot;&quot;&quot;)   (define-fun L47 () String &quot;&quot;type&quot;&quot;)   (define-fun L35 () String &quot;&quot;field&quot;&quot;)   (define-fun L106 () String &quot;&quot;&quot;&quot;)   (define-fun L23 () String &quot;&quot;description&quot;&quot;)   (define-fun L19 () String &quot;&quot;description&quot;&quot;)   (define-fun L39 () String &quot;&quot;&quot;&quot;)   (define-f&quot;&amp;&quot;un L27 () String &quot;&quot;&quot;&quot;)   (define-fun sym195 () String &quot;&quot;&quot;&quot;)   (define-fun sym150 () String &quot;&quot;&quot;&quot;)   (define-fun sym479 () String &quot;&quot;&quot;&quot;)   (define-fun sym313 () String &quot;&quot;FIELD&quot;&quot;)   (define-fun sym433 () String &quot;&quot;&quot;&quot;)   (define-fun sym675 () String &quot;&quot;&quot;&quot;)   (de&quot;&amp;&quot;fine-fun sym278 () String &quot;&quot;DESCRIPTION&quot;&quot;)   (define-fun sym113 () String &quot;&quot;DATABASE&quot;&quot;)   (define-fun sym595 () String &quot;&quot;&quot;&quot;)   (define-fun sym352 () String &quot;&quot;DESCRIPTION&quot;&quot;)   (define-fun sym639 () String &quot;&quot;&quot;&quot;)   (define-fun sym239 () String &quot;&quot;NAME&quot;&quot;)   (d&quot;&amp;&quot;efine-fun sym513 () String &quot;&quot;&quot;&quot;)   (define-fun sym719 () String &quot;&quot;&quot;&quot;)   (define-fun sym185 () String &quot;&quot;&quot;&quot;)   (define-fun sym303 () String &quot;&quot;&quot;&quot;)   (define-fun sym225 () String &quot;&quot;TABLE&quot;&quot;)   (define-fun sym665 () String &quot;&quot;&quot;&quot;)   (define-fun sym423 () String &quot;&amp;&quot;&quot;&quot;&quot;&quot;)   (define-fun sym268 () String &quot;&quot;&quot;&quot;)   (define-fun sym387 () String &quot;&quot;TYPE&quot;&quot;)   (define-fun sym585 () String &quot;&quot;&quot;&quot;)   (define-fun sym342 () String &quot;&quot;&quot;&quot;)   (define-fun sym629 () String &quot;&quot;&quot;&quot;)   (define-fun sym705 () String &quot;&quot;OPTION&quot;&quot;)   (define-fun sym&quot;&amp;&quot;547 () String &quot;&quot;NAME&quot;&quot;)   (define-fun sym469 () String &quot;&quot;&quot;&quot;)   (define-fun sym20 () String &quot;&quot;HTML&quot;&quot;)   (define-fun sym293 () String &quot;&quot;&quot;&quot;)   (define-fun sym413 () String &quot;&quot;&quot;&quot;)   (define-fun sym215 () String &quot;&quot;&quot;&quot;)   (define-fun sym533 () String &quot;&quot;FIELD&quot;&quot;)  &quot;&amp;&quot; (define-fun sym499 () String &quot;&quot;OPTION&quot;&quot;)   (define-fun sym135 () String &quot;&quot;NAME&quot;&quot;)   (define-fun sym377 () String &quot;&quot;&quot;&quot;)   (define-fun sym695 () String &quot;&quot;&quot;&quot;)   (define-fun sym254 () String &quot;&quot;NAME&quot;&quot;)   (define-fun sym175 () String &quot;&quot;&quot;&quot;)   (define-fun sym571&quot;&amp;&quot; () String &quot;&quot;DESCRIPTION&quot;&quot;)   (define-fun sym619 () String &quot;&quot;&quot;&quot;)   (define-fun sym739 () String &quot;&quot;&quot;&quot;)   (define-fun sym459 () String &quot;&quot;&quot;&quot;)   (define-fun sym160 () String &quot;&quot;DESCRIPTION&quot;&quot;)   (define-fun sym523 () String &quot;&quot;&quot;&quot;)   (define-fun sym489 () String &quot;&amp;&quot;&quot;&quot;&quot;&quot;)   (define-fun sym367 () String &quot;&quot;&quot;&quot;)   (define-fun sym443 () String &quot;&quot;OPTION&quot;&quot;)   (define-fun sym685 () String &quot;&quot;&quot;&quot;)   (define-fun sym561 () String &quot;&quot;&quot;&quot;)   (define-fun sym729 () String &quot;&quot;&quot;&quot;)   (define-fun sym649 () String &quot;&quot;LENGTH&quot;&quot;)   (define-fun s&quot;&amp;&quot;ym605 () String &quot;&quot;TYPE&quot;&quot;)   (define-fun sym327 () String &quot;&quot;NAME&quot;&quot;)   (define-fun sym403 () String &quot;&quot;&quot;&quot;)   (define-fun sym205 () String &quot;&quot;&quot;&quot;) )&quot;)" office:value-type="string" office:string-value="(model   (define-fun L80 () String &quot;&quot;)   (define-fun L84 () String &quot;length&quot;)   (define-fun L2 () String &quot;name&quot;)   (define-fun L72 () String &quot;&quot;)   (define-fun L60 () String &quot;&quot;)   (define-fun L92 () String &quot;&quot;)   (define-fun L88 () String &quot;&quot;)   (define-fun L44 () String &quot;length&quot;)   (define-fun L6 () String &quot;&quot;)   (define-fun L76 () String &quot;&quot;)   (define-fun L32 () String &quot;option&quot;)   (define-fun L64 () String &quot;&quot;)   (define-fun L96 () String &quot;&quot;)   (define-fun L36 () String &quot;field&quot;)   (define-fun L68 () String &quot;table&quot;)   (define-fun L100 () String &quot;&quot;)   (define-fun L1 () String &quot;database&quot;)   (define-fun L33 () String &quot;type&quot;)   (define-fun L108 () String &quot;&quot;)   (define-fun L21 () String &quot;&quot;)   (define-fun L53 () String &quot;&quot;)   (define-fun L41 () String &quot;&quot;)   (define-fun L37 () String &quot;&quot;)   (define-fun L104 () String &quot;description&quot;)   (define-fun L69 () String &quot;table&quot;)   (define-fun L25 () String &quot;&quot;)   (define-fun L57 () String &quot;&quot;)   (define-fun L13 () String &quot;&quot;)   (define-fun L45 () String &quot;&quot;)   (define-fun L29 () String &quot;description&quot;)   (define-fun L17 () String &quot;&quot;)   (define-fun L49 () String &quot;&quot;)   (define-fun L90 () String &quot;option&quot;)   (define-fun L0 () String &quot;database&quot;)   (define-fun L62 () String &quot;&quot;)   (define-fun L94 () String &quot;option&quot;)   (define-fun L82 () String &quot;&quot;)   (define-fun L4 () String &quot;&quot;)   (define-fun L70 () String &quot;name&quot;)   (define-fun L66 () String &quot;&quot;)   (define-fun L98 () String &quot;&quot;)   (define-fun L10 () String &quot;html&quot;)   (define-fun L86 () String &quot;name&quot;)   (define-fun L8 () String &quot;name&quot;)   (define-fun L74 () String &quot;&quot;)   (define-fun L78 () String &quot;&quot;)   (define-fun L18 () String &quot;description&quot;)   (define-fun L102 () String &quot;name&quot;)   (define-fun L51 () String &quot;&quot;)   (define-fun L3 () String &quot;name&quot;)   (define-fun L55 () String &quot;field&quot;)   (define-fun L11 () String &quot;&quot;)   (define-fun L43 () String &quot;&quot;)   (define-fun L31 () String &quot;option&quot;)   (define-fun L7 () String &quot;type&quot;)   (define-fun L15 () String &quot;&quot;)   (define-fun L47 () String &quot;type&quot;)   (define-fun L35 () String &quot;field&quot;)   (define-fun L106 () String &quot;&quot;)   (define-fun L23 () String &quot;description&quot;)   (define-fun L19 () String &quot;description&quot;)   (define-fun L39 () String &quot;&quot;)   (define-fun L27 () String &quot;&quot;)   (define-fun sym195 () String &quot;&quot;)   (define-fun sym150 () String &quot;&quot;)   (define-fun sym479 () String &quot;&quot;)   (define-fun sym313 () String &quot;FIELD&quot;)   (define-fun sym433 () String &quot;&quot;)   (define-fun sym675 () String &quot;&quot;)   (define-fun sym278 () String &quot;DESCRIPTION&quot;)   (define-fun sym113 () String &quot;DATABASE&quot;)   (define-fun sym595 () String &quot;&quot;)   (define-fun sym352 () String &quot;DESCRIPTION&quot;)   (define-fun sym639 () String &quot;&quot;)   (define-fun sym239 () String &quot;NAME&quot;)   (define-fun sym513 () String &quot;&quot;)   (define-fun sym719 () String &quot;&quot;)   (define-fun sym185 () String &quot;&quot;)   (define-fun sym303 () String &quot;&quot;)   (define-fun sym225 () String &quot;TABLE&quot;)   (define-fun sym665 () String &quot;&quot;)   (define-fun sym423 () String &quot;&quot;)   (define-fun sym268 () String &quot;&quot;)   (define-fun sym387 () String &quot;TYPE&quot;)   (define-fun sym585 () String &quot;&quot;)   (define-fun sym342 () String &quot;&quot;)   (define-fun sym629 () String &quot;&quot;)   (define-fun sym705 () String &quot;OPTION&quot;)   (define-fun sym547 () String &quot;NAME&quot;)   (define-fun sym469 () String &quot;&quot;)   (define-fun sym20 () String &quot;HTML&quot;)   (define-fun sym293 () String &quot;&quot;)   (define-fun sym413 () String &quot;&quot;)   (define-fun sym215 () String &quot;&quot;)   (define-fun sym533 () String &quot;FIELD&quot;)   (define-fun sym499 () String &quot;OPTION&quot;)   (define-fun sym135 () String &quot;NAME&quot;)   (define-fun sym377 () String &quot;&quot;)   (define-fun sym695 () String &quot;&quot;)   (define-fun sym254 () String &quot;NAME&quot;)   (define-fun sym175 () String &quot;&quot;)   (define-fun sym571 () String &quot;DESCRIPTION&quot;)   (define-fun sym619 () String &quot;&quot;)   (define-fun sym739 () String &quot;&quot;)   (define-fun sym459 () String &quot;&quot;)   (define-fun sym160 () String &quot;DESCRIPTION&quot;)   (define-fun sym523 () String &quot;&quot;)   (define-fun sym489 () String &quot;&quot;)   (define-fun sym367 () String &quot;&quot;)   (define-fun sym443 () String &quot;OPTION&quot;)   (define-fun sym685 () String &quot;&quot;)   (define-fun sym561 () String &quot;&quot;)   (define-fun sym729 () String &quot;&quot;)   (define-fun sym649 () String &quot;LENGTH&quot;)   (define-fun sym605 () String &quot;TYPE&quot;)   (define-fun sym327 () String &quot;NAME&quot;)   (define-fun sym403 () String &quot;&quot;)   (define-fun sym205 () String &quot;&quot;) )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22.smt2</text:p>
          </table:table-cell>
          <table:table-cell table:style-name="ce2" office:value-type="float" office:value="1200.049" calcext:value-type="float">
            <text:p>1200.049</text:p>
          </table:table-cell>
          <table:table-cell/>
          <table:table-cell table:style-name="ce4" office:value-type="string" calcext:value-type="string">
            <text:p><text:s/>jxml2sql22.smt2</text:p>
          </table:table-cell>
          <table:table-cell table:style-name="ce5" office:value-type="float" office:value="1200.049" calcext:value-type="float">
            <text:p>1200.049</text:p>
          </table:table-cell>
          <table:table-cell table:style-name="ce5" office:value-type="float" office:value="1.036" calcext:value-type="float">
            <text:p>1.036</text:p>
          </table:table-cell>
          <table:table-cell table:style-name="ce5" office:value-type="float" office:value="2.176" calcext:value-type="float">
            <text:p>2.176</text:p>
          </table:table-cell>
          <table:table-cell table:style-name="ce5" office:value-type="float" office:value="1200.058" calcext:value-type="float">
            <text:p>1200.058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40 () String &quot;&quot;name&quot;&quot;)   (define-fun L2 () String &quot;&quot;&quot;&quot;)   (define-fun L44 () String &quot;&quot;&quot;&quot;)   (define-fun L6 () String &quot;&quot;field&quot;&quot;)   (define-fun L32 () String &quot;&quot;&quot;&quot;)   (define-fun L20 () String &quot;&quot;description&quot;&quot;)   (define-fun L52 () Strin&quot;&amp;&quot;g &quot;&quot;html&quot;&quot;)   (define-fun L48 () String &quot;&quot;&quot;&quot;)   (define-fun L36 () String &quot;&quot;&quot;&quot;)   (define-fun L24 () String &quot;&quot;&quot;&quot;)   (define-fun L12 () String &quot;&quot;name&quot;&quot;)   (define-fun L28 () String &quot;&quot;name&quot;&quot;)   (define-fun L16 () String &quot;&quot;&quot;&quot;)   (define-fun L73 () String &quot;&quot;f&quot;&amp;&quot;ield&quot;&quot;)   (define-fun L61 () String &quot;&quot;option&quot;&quot;)   (define-fun L1 () String &quot;&quot;name&quot;&quot;)   (define-fun L93 () String &quot;&quot;&quot;&quot;)   (define-fun L81 () String &quot;&quot;&quot;&quot;)   (define-fun L77 () String &quot;&quot;description&quot;&quot;)   (define-fun L33 () String &quot;&quot;length&quot;&quot;)   (define-fun L10&quot;&amp;&quot;8 () String &quot;&quot;&quot;&quot;)   (define-fun L65 () String &quot;&quot;&quot;&quot;)   (define-fun L5 () String &quot;&quot;database&quot;&quot;)   (define-fun L97 () String &quot;&quot;&quot;&quot;)   (define-fun L53 () String &quot;&quot;description&quot;&quot;)   (define-fun L85 () String &quot;&quot;&quot;&quot;)   (define-fun L104 () String &quot;&quot;type&quot;&quot;)   (define-&quot;&amp;&quot;fun L69 () String &quot;&quot;&quot;&quot;)   (define-fun L9 () String &quot;&quot;type&quot;&quot;)   (define-fun L57 () String &quot;&quot;&quot;&quot;)   (define-fun L89 () String &quot;&quot;&quot;&quot;)   (define-fun L0 () String &quot;&quot;name&quot;&quot;)   (define-fun L50 () String &quot;&quot;&quot;&quot;)   (define-fun L4 () String &quot;&quot;database&quot;&quot;)   (define-fun &quot;&amp;&quot;L22 () String &quot;&quot;option&quot;&quot;)   (define-fun L10 () String &quot;&quot;&quot;&quot;)   (define-fun L42 () String &quot;&quot;description&quot;&quot;)   (define-fun L8 () String &quot;&quot;&quot;&quot;)   (define-fun L30 () String &quot;&quot;&quot;&quot;)   (define-fun L26 () String &quot;&quot;&quot;&quot;)   (define-fun L14 () String &quot;&quot;&quot;&quot;)   (define-fun L&quot;&amp;&quot;46 () String &quot;&quot;&quot;&quot;)   (define-fun L34 () String &quot;&quot;table&quot;&quot;)   (define-fun L18 () String &quot;&quot;&quot;&quot;)   (define-fun L38 () String &quot;&quot;&quot;&quot;)   (define-fun L91 () String &quot;&quot;&quot;&quot;)   (define-fun L102 () String &quot;&quot;&quot;&quot;)   (define-fun L95 () String &quot;&quot;&quot;&quot;)   (define-fun L83 () Strin&quot;&amp;&quot;g &quot;&quot;&quot;&quot;)   (define-fun L110 () String &quot;&quot;&quot;&quot;)   (define-fun L71 () String &quot;&quot;&quot;&quot;)   (define-fun L99 () String &quot;&quot;&quot;&quot;)   (define-fun L55 () String &quot;&quot;&quot;&quot;)   (define-fun L11 () String &quot;&quot;description&quot;&quot;)   (define-fun L87 () String &quot;&quot;&quot;&quot;)   (define-fun L75 () String &quot;&quot;d&quot;&amp;&quot;escription&quot;&quot;)   (define-fun L63 () String &quot;&quot;option&quot;&quot;)   (define-fun L7 () String &quot;&quot;field&quot;&quot;)   (define-fun L59 () String &quot;&quot;length&quot;&quot;)   (define-fun L79 () String &quot;&quot;&quot;&quot;)   (define-fun L35 () String &quot;&quot;table&quot;&quot;)   (define-fun L106 () String &quot;&quot;type&quot;&quot;)   (define-f&quot;&amp;&quot;un L67 () String &quot;&quot;&quot;&quot;)   (define-fun L23 () String &quot;&quot;option&quot;&quot;)   (define-fun sym195 () String &quot;&quot;&quot;&quot;)   (define-fun sym150 () String &quot;&quot;&quot;&quot;)   (define-fun sym479 () String &quot;&quot;&quot;&quot;)   (define-fun sym313 () String &quot;&quot;&quot;&quot;)   (define-fun sym433 () String &quot;&quot;&quot;&quot;)   (defi&quot;&amp;&quot;ne-fun sym675 () String &quot;&quot;&quot;&quot;)   (define-fun sym279 () String &quot;&quot;&quot;&quot;)   (define-fun sym113 () String &quot;&quot;DATABASE&quot;&quot;)   (define-fun sym397 () String &quot;&quot;TYPE&quot;&quot;)   (define-fun sym595 () String &quot;&quot;&quot;&quot;)   (define-fun sym352 () String &quot;&quot;&quot;&quot;)   (define-fun sym639 () Stri&quot;&amp;&quot;ng &quot;&quot;&quot;&quot;)   (define-fun sym715 () String &quot;&quot;OPTION&quot;&quot;)   (define-fun sym239 () String &quot;&quot;NAME&quot;&quot;)   (define-fun sym557 () String &quot;&quot;NAME&quot;&quot;)   (define-fun sym581 () String &quot;&quot;DESCRIPTION&quot;&quot;)   (define-fun sym185 () String &quot;&quot;&quot;&quot;)   (define-fun sym303 () String &quot;&quot;&quot;&quot;)&quot;&amp;&quot;   (define-fun sym423 () String &quot;&quot;&quot;&quot;)   (define-fun sym225 () String &quot;&quot;TABLE&quot;&quot;)   (define-fun sym543 () String &quot;&quot;FIELD&quot;&quot;)   (define-fun sym387 () String &quot;&quot;&quot;&quot;)   (define-fun sym264 () String &quot;&quot;DESCRIPTION&quot;&quot;)   (define-fun sym509 () String &quot;&quot;OPTION&quot;&quot;)   (de&quot;&amp;&quot;fine-fun sym629 () String &quot;&quot;&quot;&quot;)   (define-fun sym749 () String &quot;&quot;&quot;&quot;)   (define-fun sym705 () String &quot;&quot;&quot;&quot;)   (define-fun sym469 () String &quot;&quot;&quot;&quot;)   (define-fun sym20 () String &quot;&quot;HTML&quot;&quot;)   (define-fun sym215 () String &quot;&quot;&quot;&quot;)   (define-fun sym413 () String &quot;&quot;&quot;&quot;&quot;&amp;&quot;)   (define-fun sym533 () String &quot;&quot;&quot;&quot;)   (define-fun sym499 () String &quot;&quot;&quot;&quot;)   (define-fun sym377 () String &quot;&quot;&quot;&quot;)   (define-fun sym135 () String &quot;&quot;NAME&quot;&quot;)   (define-fun sym453 () String &quot;&quot;OPTION&quot;&quot;)   (define-fun sym695 () String &quot;&quot;&quot;&quot;)   (define-fun sym254 &quot;&amp;&quot;() String &quot;&quot;&quot;&quot;)   (define-fun sym175 () String &quot;&quot;&quot;&quot;)   (define-fun sym571 () String &quot;&quot;&quot;&quot;)   (define-fun sym739 () String &quot;&quot;&quot;&quot;)   (define-fun sym615 () String &quot;&quot;TYPE&quot;&quot;)   (define-fun sym659 () String &quot;&quot;LENGTH&quot;&quot;)   (define-fun sym337 () String &quot;&quot;NAME&quot;&quot;)   (&quot;&amp;&quot;define-fun sym160 () String &quot;&quot;DESCRIPTION&quot;&quot;)   (define-fun sym523 () String &quot;&quot;&quot;&quot;)   (define-fun sym489 () String &quot;&quot;&quot;&quot;)   (define-fun sym323 () String &quot;&quot;FIELD&quot;&quot;)   (define-fun sym289 () String &quot;&quot;DESCRIPTION&quot;&quot;)   (define-fun sym685 () String &quot;&quot;&quot;&quot;)   (define&quot;&amp;&quot;-fun sym443 () String &quot;&quot;&quot;&quot;)   (define-fun sym362 () String &quot;&quot;DESCRIPTION&quot;&quot;)   (define-fun sym729 () String &quot;&quot;&quot;&quot;)   (define-fun sym649 () String &quot;&quot;&quot;&quot;)   (define-fun sym605 () String &quot;&quot;&quot;&quot;)   (define-fun sym205 () String &quot;&quot;&quot;&quot;) )&quot;)" office:value-type="string" office:string-value="(model   (define-fun L40 () String &quot;name&quot;)   (define-fun L2 () String &quot;&quot;)   (define-fun L44 () String &quot;&quot;)   (define-fun L6 () String &quot;field&quot;)   (define-fun L32 () String &quot;&quot;)   (define-fun L20 () String &quot;description&quot;)   (define-fun L52 () String &quot;html&quot;)   (define-fun L48 () String &quot;&quot;)   (define-fun L36 () String &quot;&quot;)   (define-fun L24 () String &quot;&quot;)   (define-fun L12 () String &quot;name&quot;)   (define-fun L28 () String &quot;name&quot;)   (define-fun L16 () String &quot;&quot;)   (define-fun L73 () String &quot;field&quot;)   (define-fun L61 () String &quot;option&quot;)   (define-fun L1 () String &quot;name&quot;)   (define-fun L93 () String &quot;&quot;)   (define-fun L81 () String &quot;&quot;)   (define-fun L77 () String &quot;description&quot;)   (define-fun L33 () String &quot;length&quot;)   (define-fun L108 () String &quot;&quot;)   (define-fun L65 () String &quot;&quot;)   (define-fun L5 () String &quot;database&quot;)   (define-fun L97 () String &quot;&quot;)   (define-fun L53 () String &quot;description&quot;)   (define-fun L85 () String &quot;&quot;)   (define-fun L104 () String &quot;type&quot;)   (define-fun L69 () String &quot;&quot;)   (define-fun L9 () String &quot;type&quot;)   (define-fun L57 () String &quot;&quot;)   (define-fun L89 () String &quot;&quot;)   (define-fun L0 () String &quot;name&quot;)   (define-fun L50 () String &quot;&quot;)   (define-fun L4 () String &quot;database&quot;)   (define-fun L22 () String &quot;option&quot;)   (define-fun L10 () String &quot;&quot;)   (define-fun L42 () String &quot;description&quot;)   (define-fun L8 () String &quot;&quot;)   (define-fun L30 () String &quot;&quot;)   (define-fun L26 () String &quot;&quot;)   (define-fun L14 () String &quot;&quot;)   (define-fun L46 () String &quot;&quot;)   (define-fun L34 () String &quot;table&quot;)   (define-fun L18 () String &quot;&quot;)   (define-fun L38 () String &quot;&quot;)   (define-fun L91 () String &quot;&quot;)   (define-fun L102 () String &quot;&quot;)   (define-fun L95 () String &quot;&quot;)   (define-fun L83 () String &quot;&quot;)   (define-fun L110 () String &quot;&quot;)   (define-fun L71 () String &quot;&quot;)   (define-fun L99 () String &quot;&quot;)   (define-fun L55 () String &quot;&quot;)   (define-fun L11 () String &quot;description&quot;)   (define-fun L87 () String &quot;&quot;)   (define-fun L75 () String &quot;description&quot;)   (define-fun L63 () String &quot;option&quot;)   (define-fun L7 () String &quot;field&quot;)   (define-fun L59 () String &quot;length&quot;)   (define-fun L79 () String &quot;&quot;)   (define-fun L35 () String &quot;table&quot;)   (define-fun L106 () String &quot;type&quot;)   (define-fun L67 () String &quot;&quot;)   (define-fun L23 () String &quot;option&quot;)   (define-fun sym195 () String &quot;&quot;)   (define-fun sym150 () String &quot;&quot;)   (define-fun sym479 () String &quot;&quot;)   (define-fun sym313 () String &quot;&quot;)   (define-fun sym433 () String &quot;&quot;)   (define-fun sym675 () String &quot;&quot;)   (define-fun sym279 () String &quot;&quot;)   (define-fun sym113 () String &quot;DATABASE&quot;)   (define-fun sym397 () String &quot;TYPE&quot;)   (define-fun sym595 () String &quot;&quot;)   (define-fun sym352 () String &quot;&quot;)   (define-fun sym639 () String &quot;&quot;)   (define-fun sym715 () String &quot;OPTION&quot;)   (define-fun sym239 () String &quot;NAME&quot;)   (define-fun sym557 () String &quot;NAME&quot;)   (define-fun sym581 () String &quot;DESCRIPTION&quot;)   (define-fun sym185 () String &quot;&quot;)   (define-fun sym303 () String &quot;&quot;)   (define-fun sym423 () String &quot;&quot;)   (define-fun sym225 () String &quot;TABLE&quot;)   (define-fun sym543 () String &quot;FIELD&quot;)   (define-fun sym387 () String &quot;&quot;)   (define-fun sym264 () String &quot;DESCRIPTION&quot;)   (define-fun sym509 () String &quot;OPTION&quot;)   (define-fun sym629 () String &quot;&quot;)   (define-fun sym749 () String &quot;&quot;)   (define-fun sym705 () String &quot;&quot;)   (define-fun sym469 () String &quot;&quot;)   (define-fun sym20 () String &quot;HTML&quot;)   (define-fun sym215 () String &quot;&quot;)   (define-fun sym413 () String &quot;&quot;)   (define-fun sym533 () String &quot;&quot;)   (define-fun sym499 () String &quot;&quot;)   (define-fun sym377 () String &quot;&quot;)   (define-fun sym135 () String &quot;NAME&quot;)   (define-fun sym453 () String &quot;OPTION&quot;)   (define-fun sym695 () String &quot;&quot;)   (define-fun sym254 () String &quot;&quot;)   (define-fun sym175 () String &quot;&quot;)   (define-fun sym571 () String &quot;&quot;)   (define-fun sym739 () String &quot;&quot;)   (define-fun sym615 () String &quot;TYPE&quot;)   (define-fun sym659 () String &quot;LENGTH&quot;)   (define-fun sym337 () String &quot;NAME&quot;)   (define-fun sym160 () String &quot;DESCRIPTION&quot;)   (define-fun sym523 () String &quot;&quot;)   (define-fun sym489 () String &quot;&quot;)   (define-fun sym323 () String &quot;FIELD&quot;)   (define-fun sym289 () String &quot;DESCRIPTION&quot;)   (define-fun sym685 () String &quot;&quot;)   (define-fun sym443 () String &quot;&quot;)   (define-fun sym362 () String &quot;DESCRIPTION&quot;)   (define-fun sym729 () String &quot;&quot;)   (define-fun sym649 () String &quot;&quot;)   (define-fun sym605 () String &quot;&quot;)   (define-fun sym205 () String &quot;&quot;) )" calcext:value-type="string">
            <text:p>(model <text:s text:c="2"/>(define-fun L40 () String "name") <text:s text:c="2"/>(define-fun L2 () String "") <text:s text:c="2"/>(define-fun L44 () String "") <text:s text:c="2"/>(define-fun L6 () String "field") <text:s text:c="2"/>(define-fun L32 () String "") <text:s text:c="2"/>(define-fun L20 () String "description") <text:s text:c="2"/>(define-fun L52 () String "html") <text:s text:c="2"/>(define-fun L48 () String "") <text:s text:c="2"/>(define-fun L36 () String "") <text:s text:c="2"/>(define-fun L24 () String "") <text:s text:c="2"/>(define-fun L12 () String "name") <text:s text:c="2"/>(define-fun L28 () String "name") <text:s text:c="2"/>(define-fun L16 () String "") <text:s text:c="2"/>(define-fun L73 () String "field") <text:s text:c="2"/>(define-fun L61 () String "option") <text:s text:c="2"/>(define-fun L1 () String "name") <text:s text:c="2"/>(define-fun L93 () String "") <text:s text:c="2"/>(define-fun L81 () String "") <text:s text:c="2"/>(define-fun L77 () String "description") <text:s text:c="2"/>(define-fun L33 () String "length") <text:s text:c="2"/>(define-fun L108 () String "") <text:s text:c="2"/>(define-fun L65 () String "") <text:s text:c="2"/>(define-fun L5 () String "database") <text:s text:c="2"/>(define-fun L97 () String "") <text:s text:c="2"/>(define-fun L53 () String "description") <text:s text:c="2"/>(define-fun L85 () String "") <text:s text:c="2"/>(define-fun L104 () String "type") <text:s text:c="2"/>(define-fun L69 () String "") <text:s text:c="2"/>(define-fun L9 () String "type") <text:s text:c="2"/>(define-fun L57 () String "") <text:s text:c="2"/>(define-fun L89 () String "") <text:s text:c="2"/>(define-fun L0 () String "name") <text:s text:c="2"/>(define-fun L50 () String "") <text:s text:c="2"/>(define-fun L4 () String "database") <text:s text:c="2"/>(define-fun L22 () String "option") <text:s text:c="2"/>(define-fun L10 () String "") <text:s text:c="2"/>(define-fun L42 () String "description") <text:s text:c="2"/>(define-fun L8 () String "") <text:s text:c="2"/>(define-fun L30 () String "") <text:s text:c="2"/>(define-fun L26 () String "") <text:s text:c="2"/>(define-fun L14 () String "") <text:s text:c="2"/>(define-fun L46 () String "") <text:s text:c="2"/>(define-fun L34 () String "table") <text:s text:c="2"/>(define-fun L18 () String "") <text:s text:c="2"/>(define-fun L38 () String "") <text:s text:c="2"/>(define-fun L91 () String "") <text:s text:c="2"/>(define-fun L102 () String "") <text:s text:c="2"/>(define-fun L95 () String "") <text:s text:c="2"/>(define-fun L83 () String "") <text:s text:c="2"/>(define-fun L110 () String "") <text:s text:c="2"/>(define-fun L71 () String "") <text:s text:c="2"/>(define-fun L99 () String "") <text:s text:c="2"/>(define-fun L55 () String "") <text:s text:c="2"/>(define-fun L11 () String "description") <text:s text:c="2"/>(define-fun L87 () String "") <text:s text:c="2"/>(define-fun L75 () String "description") <text:s text:c="2"/>(define-fun L63 () String "option") <text:s text:c="2"/>(define-fun L7 () String "field") <text:s text:c="2"/>(define-fun L59 () String "length") <text:s text:c="2"/>(define-fun L79 () String "") <text:s text:c="2"/>(define-fun L35 () String "table") <text:s text:c="2"/>(define-fun L106 () String "type") <text:s text:c="2"/>(define-fun L67 () String "") <text:s text:c="2"/>(define-fun L23 () String "option") <text:s text:c="2"/>(define-fun sym195 () String "") <text:s text:c="2"/>(define-fun sym150 () String "") <text:s text:c="2"/>(define-fun sym479 () String "") <text:s text:c="2"/>(define-fun sym313 () String "") <text:s text:c="2"/>(define-fun sym433 () String "") <text:s text:c="2"/>(define-fun sym675 () String "") <text:s text:c="2"/>(define-fun sym279 () String "") <text:s text:c="2"/>(define-fun sym113 () String "DATABASE") <text:s text:c="2"/>(define-fun sym397 () String "TYPE") <text:s text:c="2"/>(define-fun sym595 () String "") <text:s text:c="2"/>(define-fun sym352 () String "") <text:s text:c="2"/>(define-fun sym639 () String "") <text:s text:c="2"/>(define-fun sym715 () String "OPTION") <text:s text:c="2"/>(define-fun sym239 () String "NAME") <text:s text:c="2"/>(define-fun sym557 () String "NAME") <text:s text:c="2"/>(define-fun sym581 () String "DESCRIPTION") <text:s text:c="2"/>(define-fun sym185 () String "") <text:s text:c="2"/>(define-fun sym303 () String "") <text:s text:c="2"/>(define-fun sym423 () String "") <text:s text:c="2"/>(define-fun sym225 () String "TABLE") <text:s text:c="2"/>(define-fun sym543 () String "FIELD") <text:s text:c="2"/>(define-fun sym387 () String "") <text:s text:c="2"/>(define-fun sym264 () String "DESCRIPTION") <text:s text:c="2"/>(define-fun sym509 () String "OPTION") <text:s text:c="2"/>(define-fun sym629 () String "") <text:s text:c="2"/>(define-fun sym749 () String "") <text:s text:c="2"/>(define-fun sym705 () String "") <text:s text:c="2"/>(define-fun sym469 () String "") <text:s text:c="2"/>(define-fun sym20 () String "HTML") <text:s text:c="2"/>(define-fun sym215 () String "") <text:s text:c="2"/>(define-fun sym413 () String "") <text:s text:c="2"/>(define-fun sym533 () String "") <text:s text:c="2"/>(define-fun sym499 () String "") <text:s text:c="2"/>(define-fun sym377 () String "") <text:s text:c="2"/>(define-fun sym135 () String "NAME") <text:s text:c="2"/>(define-fun sym453 () String "OPTION") <text:s text:c="2"/>(define-fun sym695 () String "") <text:s text:c="2"/>(define-fun sym254 () String "") <text:s text:c="2"/>(define-fun sym175 () String "") <text:s text:c="2"/>(define-fun sym571 () String "") <text:s text:c="2"/>(define-fun sym739 () String "") <text:s text:c="2"/>(define-fun sym615 () String "TYPE") <text:s text:c="2"/>(define-fun sym659 () String "LENGTH") <text:s text:c="2"/>(define-fun sym337 () String "NAME") <text:s text:c="2"/>(define-fun sym160 () String "DESCRIPTION") <text:s text:c="2"/>(define-fun sym523 () String "") <text:s text:c="2"/>(define-fun sym489 () String "") <text:s text:c="2"/>(define-fun sym323 () String "FIELD") <text:s text:c="2"/>(define-fun sym289 () String "DESCRIPTION") <text:s text:c="2"/>(define-fun sym685 () String "") <text:s text:c="2"/>(define-fun sym443 () String "") <text:s text:c="2"/>(define-fun sym362 () String "DESCRIPTION") <text:s text:c="2"/>(define-fun sym729 () String "") <text:s text:c="2"/>(define-fun sym649 () String "") <text:s text:c="2"/>(define-fun sym605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23.smt2</text:p>
          </table:table-cell>
          <table:table-cell table:style-name="ce2" office:value-type="float" office:value="1200.053" calcext:value-type="float">
            <text:p>1200.053</text:p>
          </table:table-cell>
          <table:table-cell/>
          <table:table-cell table:style-name="ce4" office:value-type="string" calcext:value-type="string">
            <text:p><text:s/>jxml2sql23.smt2</text:p>
          </table:table-cell>
          <table:table-cell table:style-name="ce5" office:value-type="float" office:value="1200.053" calcext:value-type="float">
            <text:p>1200.053</text:p>
          </table:table-cell>
          <table:table-cell table:style-name="ce5" office:value-type="float" office:value="2.006" calcext:value-type="float">
            <text:p>2.006</text:p>
          </table:table-cell>
          <table:table-cell table:style-name="ce5" office:value-type="float" office:value="2.393" calcext:value-type="float">
            <text:p>2.393</text:p>
          </table:table-cell>
          <table:table-cell table:style-name="ce5" office:value-type="float" office:value="1200.064" calcext:value-type="float">
            <text:p>1200.064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&quot;&quot;)   (define-fun L2 () String &quot;&quot;table&quot;&quot;)   (define-fun L1 () String &quot;&quot;name&quot;&quot;)   (define-fun L4 () String &quot;&quot;&quot;&quot;)   (define-fun L3 () String &quot;&quot;table&quot;&quot;)   (define-fun L22 () String &quot;&quot;&quot;&quot;)   (define-fun L6 () String &quot;&quot;html&quot;&quot;&quot;&amp;&quot;)   (define-fun L32 () String &quot;&quot;&quot;&quot;)   (define-fun L10 () String &quot;&quot;&quot;&quot;)   (define-fun L5 () String &quot;&quot;description&quot;&quot;)   (define-fun L20 () String &quot;&quot;&quot;&quot;)   (define-fun L8 () String &quot;&quot;field&quot;&quot;)   (define-fun L30 () String &quot;&quot;&quot;&quot;)   (define-fun L7 () String &quot;&quot;&quot;&quot;)   &quot;&amp;&quot;(define-fun L26 () String &quot;&quot;name&quot;&quot;)   (define-fun L14 () String &quot;&quot;&quot;&quot;)   (define-fun L24 () String &quot;&quot;name&quot;&quot;)   (define-fun L12 () String &quot;&quot;description&quot;&quot;)   (define-fun L18 () String &quot;&quot;&quot;&quot;)   (define-fun L28 () String &quot;&quot;description&quot;&quot;)   (define-fun L17 () St&quot;&amp;&quot;ring &quot;&quot;database&quot;&quot;)   (define-fun L16 () String &quot;&quot;database&quot;&quot;)   (define-fun sym185 () String &quot;&quot;&quot;&quot;)   (define-fun sym195 () String &quot;&quot;&quot;&quot;)   (define-fun sym150 () String &quot;&quot;&quot;&quot;)   (define-fun sym160 () String &quot;&quot;DESCRIPTION&quot;&quot;)   (define-fun sym215 () String &quot;&quot;&quot;&quot;&quot;&amp;&quot;)   (define-fun sym225 () String &quot;&quot;TABLE&quot;&quot;)   (define-fun sym279 () String &quot;&quot;&quot;&quot;)   (define-fun sym135 () String &quot;&quot;NAME&quot;&quot;)   (define-fun sym113 () String &quot;&quot;DATABASE&quot;&quot;)   (define-fun sym289 () String &quot;&quot;&quot;&quot;)   (define-fun sym299 () String &quot;&quot;&quot;&quot;)   (define-fun &quot;&amp;&quot;sym254 () String &quot;&quot;&quot;&quot;)   (define-fun sym264 () String &quot;&quot;DESCRIPTION&quot;&quot;)   (define-fun sym175 () String &quot;&quot;&quot;&quot;)   (define-fun sym239 () String &quot;&quot;NAME&quot;&quot;)   (define-fun sym205 () String &quot;&quot;&quot;&quot;)   (define-fun sym20 () String &quot;&quot;HTML&quot;&quot;) )&quot;)" office:value-type="string" office:string-value="(model   (define-fun L0 () String &quot;&quot;)   (define-fun L2 () String &quot;table&quot;)   (define-fun L1 () String &quot;name&quot;)   (define-fun L4 () String &quot;&quot;)   (define-fun L3 () String &quot;table&quot;)   (define-fun L22 () String &quot;&quot;)   (define-fun L6 () String &quot;html&quot;)   (define-fun L32 () String &quot;&quot;)   (define-fun L10 () String &quot;&quot;)   (define-fun L5 () String &quot;description&quot;)   (define-fun L20 () String &quot;&quot;)   (define-fun L8 () String &quot;field&quot;)   (define-fun L30 () String &quot;&quot;)   (define-fun L7 () String &quot;&quot;)   (define-fun L26 () String &quot;name&quot;)   (define-fun L14 () String &quot;&quot;)   (define-fun L24 () String &quot;name&quot;)   (define-fun L12 () String &quot;description&quot;)   (define-fun L18 () String &quot;&quot;)   (define-fun L28 () String &quot;description&quot;)   (define-fun L17 () String &quot;database&quot;)   (define-fun L16 () String &quot;database&quot;)   (define-fun sym185 () String &quot;&quot;)   (define-fun sym195 () String &quot;&quot;)   (define-fun sym150 () String &quot;&quot;)   (define-fun sym160 () String &quot;DESCRIPTION&quot;)   (define-fun sym215 () String &quot;&quot;)   (define-fun sym225 () String &quot;TABLE&quot;)   (define-fun sym279 () String &quot;&quot;)   (define-fun sym135 () String &quot;NAME&quot;)   (define-fun sym113 () String &quot;DATABASE&quot;)   (define-fun sym289 () String &quot;&quot;)   (define-fun sym299 () String &quot;&quot;)   (define-fun sym254 () String &quot;&quot;)   (define-fun sym264 () String &quot;DESCRIPTION&quot;)   (define-fun sym175 () String &quot;&quot;)   (define-fun sym239 () String &quot;NAME&quot;)   (define-fun sym205 () String &quot;&quot;)   (define-fun sym20 () String &quot;HTML&quot;) )" calcext:value-type="string">
            <text:p>(model <text:s text:c="2"/>(define-fun L0 () String "") <text:s text:c="2"/>(define-fun L2 () String "table") <text:s text:c="2"/>(define-fun L1 () String "name") <text:s text:c="2"/>(define-fun L4 () String "") <text:s text:c="2"/>(define-fun L3 () String "table") <text:s text:c="2"/>(define-fun L22 () String "") <text:s text:c="2"/>(define-fun L6 () String "html") <text:s text:c="2"/>(define-fun L32 () String "") <text:s text:c="2"/>(define-fun L10 () String "") <text:s text:c="2"/>(define-fun L5 () String "description") <text:s text:c="2"/>(define-fun L20 () String "") <text:s text:c="2"/>(define-fun L8 () String "field") <text:s text:c="2"/>(define-fun L30 () String "") <text:s text:c="2"/>(define-fun L7 () String "") <text:s text:c="2"/>(define-fun L26 () String "name") <text:s text:c="2"/>(define-fun L14 () String "") <text:s text:c="2"/>(define-fun L24 () String "name") <text:s text:c="2"/>(define-fun L12 () String "description") <text:s text:c="2"/>(define-fun L18 () String "") <text:s text:c="2"/>(define-fun L28 () String "description") <text:s text:c="2"/>(define-fun L17 () String "database") <text:s text:c="2"/>(define-fun L16 () String "database") <text:s text:c="2"/>(define-fun sym185 () String "") <text:s text:c="2"/>(define-fun sym195 () String "") <text:s text:c="2"/>(define-fun sym150 () String "") <text:s text:c="2"/>(define-fun sym160 () String "DESCRIPTION") <text:s text:c="2"/>(define-fun sym215 () String "") <text:s text:c="2"/>(define-fun sym225 () String "TABLE") <text:s text:c="2"/>(define-fun sym279 () String "") <text:s text:c="2"/>(define-fun sym135 () String "NAME") <text:s text:c="2"/>(define-fun sym113 () String "DATABASE") <text:s text:c="2"/>(define-fun sym289 () String "") <text:s text:c="2"/>(define-fun sym299 () String "") <text:s text:c="2"/>(define-fun sym254 () String "") <text:s text:c="2"/>(define-fun sym264 () String "DESCRIPTION") <text:s text:c="2"/>(define-fun sym175 () String "") <text:s text:c="2"/>(define-fun sym239 () String "NAME") <text:s text:c="2"/>(define-fun sym205 () String "") <text:s text:c="2"/>(define-fun sym20 () String "HTML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24.smt2</text:p>
          </table:table-cell>
          <table:table-cell table:style-name="ce2" office:value-type="float" office:value="1200.073" calcext:value-type="float">
            <text:p>1200.073</text:p>
          </table:table-cell>
          <table:table-cell/>
          <table:table-cell table:style-name="ce4" office:value-type="string" calcext:value-type="string">
            <text:p><text:s/>jxml2sql24.smt2</text:p>
          </table:table-cell>
          <table:table-cell table:style-name="ce5" office:value-type="float" office:value="1200.073" calcext:value-type="float">
            <text:p>1200.073</text:p>
          </table:table-cell>
          <table:table-cell table:style-name="ce5" office:value-type="float" office:value="2.221" calcext:value-type="float">
            <text:p>2.221</text:p>
          </table:table-cell>
          <table:table-cell table:style-name="ce5" office:value-type="float" office:value="2.33" calcext:value-type="float">
            <text:p>2.33</text:p>
          </table:table-cell>
          <table:table-cell table:style-name="ce5" office:value-type="float" office:value="1200.091" calcext:value-type="float">
            <text:p>1200.091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&quot;&quot;)   (define-fun L84 () String &quot;&quot;database&quot;&quot;)   (define-fun L2 () String &quot;&quot;&quot;&quot;)   (define-fun L72 () String &quot;&quot;option&quot;&quot;)   (define-fun L92 () String &quot;&quot;&quot;&quot;)   (define-fun L88 () String &quot;&quot;&quot;&quot;)   (define-fun L6 () String &quot;&quot;&quot;&quot;&quot;&amp;&quot;)   (define-fun L76 () String &quot;&quot;option&quot;&quot;)   (define-fun L64 () String &quot;&quot;name&quot;&quot;)   (define-fun L20 () String &quot;&quot;&quot;&quot;)   (define-fun L96 () String &quot;&quot;&quot;&quot;)   (define-fun L68 () String &quot;&quot;type&quot;&quot;)   (define-fun L24 () String &quot;&quot;&quot;&quot;)   (define-fun L12 () String &quot;&quot;&quot;&quot;)  &quot;&amp;&quot; (define-fun L28 () String &quot;&quot;html&quot;&quot;)   (define-fun L16 () String &quot;&quot;&quot;&quot;)   (define-fun L100 () String &quot;&quot;field&quot;&quot;)   (define-fun L1 () String &quot;&quot;name&quot;&quot;)   (define-fun L33 () String &quot;&quot;description&quot;&quot;)   (define-fun L5 () String &quot;&quot;description&quot;&quot;)   (define-fun L53 &quot;&amp;&quot;() String &quot;&quot;option&quot;&quot;)   (define-fun L85 () String &quot;&quot;database&quot;&quot;)   (define-fun L41 () String &quot;&quot;description&quot;&quot;)   (define-fun L37 () String &quot;&quot;&quot;&quot;)   (define-fun L57 () String &quot;&quot;&quot;&quot;)   (define-fun L45 () String &quot;&quot;&quot;&quot;)   (define-fun L29 () String &quot;&quot;&quot;&quot;)   (define-&quot;&amp;&quot;fun L17 () String &quot;&quot;field&quot;&quot;)   (define-fun L49 () String &quot;&quot;description&quot;&quot;)   (define-fun L90 () String &quot;&quot;field&quot;&quot;)   (define-fun L0 () String &quot;&quot;&quot;&quot;)   (define-fun L62 () String &quot;&quot;description&quot;&quot;)   (define-fun L94 () String &quot;&quot;&quot;&quot;)   (define-fun L82 () String &quot;&quot;&quot;&amp;&quot;&quot;&quot;)   (define-fun L4 () String &quot;&quot;&quot;&quot;)   (define-fun L70 () String &quot;&quot;&quot;&quot;)   (define-fun L66 () String &quot;&quot;length&quot;&quot;)   (define-fun L22 () String &quot;&quot;table&quot;&quot;)   (define-fun L98 () String &quot;&quot;name&quot;&quot;)   (define-fun L54 () String &quot;&quot;option&quot;&quot;)   (define-fun L10 () String&quot;&amp;&quot; &quot;&quot;&quot;&quot;)   (define-fun L86 () String &quot;&quot;&quot;&quot;)   (define-fun L8 () String &quot;&quot;&quot;&quot;)   (define-fun L74 () String &quot;&quot;type&quot;&quot;)   (define-fun L26 () String &quot;&quot;&quot;&quot;)   (define-fun L14 () String &quot;&quot;&quot;&quot;)   (define-fun L78 () String &quot;&quot;&quot;&quot;)   (define-fun L18 () String &quot;&quot;&quot;&quot;)   (defi&quot;&amp;&quot;ne-fun L102 () String &quot;&quot;&quot;&quot;)   (define-fun L51 () String &quot;&quot;&quot;&quot;)   (define-fun L3 () String &quot;&quot;length&quot;&quot;)   (define-fun L55 () String &quot;&quot;&quot;&quot;)   (define-fun L11 () String &quot;&quot;type&quot;&quot;)   (define-fun L43 () String &quot;&quot;&quot;&quot;)   (define-fun L31 () String &quot;&quot;&quot;&quot;)   (define-fun &quot;&amp;&quot;L59 () String &quot;&quot;&quot;&quot;)   (define-fun L47 () String &quot;&quot;&quot;&quot;)   (define-fun L35 () String &quot;&quot;&quot;&quot;)   (define-fun L23 () String &quot;&quot;table&quot;&quot;)   (define-fun L39 () String &quot;&quot;&quot;&quot;)   (define-fun sym394 () String &quot;&quot;&quot;&quot;)   (define-fun sym195 () String &quot;&quot;&quot;&quot;)   (define-fun sym470&quot;&amp;&quot; () String &quot;&quot;OPTION&quot;&quot;)   (define-fun sym150 () String &quot;&quot;&quot;&quot;)   (define-fun sym358 () String &quot;&quot;TYPE&quot;&quot;)   (define-fun sym632 () String &quot;&quot;&quot;&quot;)   (define-fun sym313 () String &quot;&quot;&quot;&quot;)   (define-fun sym676 () String &quot;&quot;&quot;&quot;)   (define-fun sym279 () String &quot;&quot;&quot;&quot;)   (def&quot;&amp;&quot;ine-fun sym113 () String &quot;&quot;DATABASE&quot;&quot;)   (define-fun sym552 () String &quot;&quot;&quot;&quot;)   (define-fun sym596 () String &quot;&quot;&quot;&quot;)   (define-fun sym430 () String &quot;&quot;&quot;&quot;)   (define-fun sym518 () String &quot;&quot;&quot;&quot;)   (define-fun sym239 () String &quot;&quot;NAME&quot;&quot;)   (define-fun sym460 () Str&quot;&amp;&quot;ing &quot;&quot;&quot;&quot;)   (define-fun sym185 () String &quot;&quot;&quot;&quot;)   (define-fun sym622 () String &quot;&quot;&quot;&quot;)   (define-fun sym225 () String &quot;&quot;TABLE&quot;&quot;)   (define-fun sym542 () String &quot;&quot;&quot;&quot;)   (define-fun sym586 () String &quot;&quot;&quot;&quot;)   (define-fun sym662 () String &quot;&quot;OPTION&quot;&quot;)   (define-fu&quot;&amp;&quot;n sym264 () String &quot;&quot;DESCRIPTION&quot;&quot;)   (define-fun sym384 () String &quot;&quot;&quot;&quot;)   (define-fun sym504 () String &quot;&quot;FIELD&quot;&quot;)   (define-fun sym20 () String &quot;&quot;HTML&quot;&quot;)   (define-fun sym348 () String &quot;&quot;&quot;&quot;)   (define-fun sym215 () String &quot;&quot;&quot;&quot;)   (define-fun sym576 () St&quot;&amp;&quot;ring &quot;&quot;&quot;&quot;)   (define-fun sym135 () String &quot;&quot;NAME&quot;&quot;)   (define-fun sym652 () String &quot;&quot;&quot;&quot;)   (define-fun sym696 () String &quot;&quot;&quot;&quot;)   (define-fun sym299 () String &quot;&quot;FIELD&quot;&quot;)   (define-fun sym254 () String &quot;&quot;&quot;&quot;)   (define-fun sym374 () String &quot;&quot;&quot;&quot;)   (define-fun&quot;&amp;&quot; sym450 () String &quot;&quot;&quot;&quot;)   (define-fun sym494 () String &quot;&quot;&quot;&quot;)   (define-fun sym175 () String &quot;&quot;&quot;&quot;)   (define-fun sym338 () String &quot;&quot;&quot;&quot;)   (define-fun sym414 () String &quot;&quot;OPTION&quot;&quot;)   (define-fun sym160 () String &quot;&quot;DESCRIPTION&quot;&quot;)   (define-fun sym323 () Strin&quot;&amp;&quot;g &quot;&quot;DESCRIPTION&quot;&quot;)   (define-fun sym642 () String &quot;&quot;&quot;&quot;)   (define-fun sym686 () String &quot;&quot;&quot;&quot;)   (define-fun sym289 () String &quot;&quot;&quot;&quot;)   (define-fun sym562 () String &quot;&quot;TYPE&quot;&quot;)   (define-fun sym484 () String &quot;&quot;&quot;&quot;)   (define-fun sym440 () String &quot;&quot;&quot;&quot;)   (define-&quot;&amp;&quot;fun sym606 () String &quot;&quot;LENGTH&quot;&quot;)   (define-fun sym528 () String &quot;&quot;DESCRIPTION&quot;&quot;)   (define-fun sym404 () String &quot;&quot;&quot;&quot;)   (define-fun sym205 () String &quot;&quot;&quot;&quot;) )&quot;)" office:value-type="string" office:string-value="(model   (define-fun L80 () String &quot;&quot;)   (define-fun L84 () String &quot;database&quot;)   (define-fun L2 () String &quot;&quot;)   (define-fun L72 () String &quot;option&quot;)   (define-fun L92 () String &quot;&quot;)   (define-fun L88 () String &quot;&quot;)   (define-fun L6 () String &quot;&quot;)   (define-fun L76 () String &quot;option&quot;)   (define-fun L64 () String &quot;name&quot;)   (define-fun L20 () String &quot;&quot;)   (define-fun L96 () String &quot;&quot;)   (define-fun L68 () String &quot;type&quot;)   (define-fun L24 () String &quot;&quot;)   (define-fun L12 () String &quot;&quot;)   (define-fun L28 () String &quot;html&quot;)   (define-fun L16 () String &quot;&quot;)   (define-fun L100 () String &quot;field&quot;)   (define-fun L1 () String &quot;name&quot;)   (define-fun L33 () String &quot;description&quot;)   (define-fun L5 () String &quot;description&quot;)   (define-fun L53 () String &quot;option&quot;)   (define-fun L85 () String &quot;database&quot;)   (define-fun L41 () String &quot;description&quot;)   (define-fun L37 () String &quot;&quot;)   (define-fun L57 () String &quot;&quot;)   (define-fun L45 () String &quot;&quot;)   (define-fun L29 () String &quot;&quot;)   (define-fun L17 () String &quot;field&quot;)   (define-fun L49 () String &quot;description&quot;)   (define-fun L90 () String &quot;field&quot;)   (define-fun L0 () String &quot;&quot;)   (define-fun L62 () String &quot;description&quot;)   (define-fun L94 () String &quot;&quot;)   (define-fun L82 () String &quot;&quot;)   (define-fun L4 () String &quot;&quot;)   (define-fun L70 () String &quot;&quot;)   (define-fun L66 () String &quot;length&quot;)   (define-fun L22 () String &quot;table&quot;)   (define-fun L98 () String &quot;name&quot;)   (define-fun L54 () String &quot;option&quot;)   (define-fun L10 () String &quot;&quot;)   (define-fun L86 () String &quot;&quot;)   (define-fun L8 () String &quot;&quot;)   (define-fun L74 () String &quot;type&quot;)   (define-fun L26 () String &quot;&quot;)   (define-fun L14 () String &quot;&quot;)   (define-fun L78 () String &quot;&quot;)   (define-fun L18 () String &quot;&quot;)   (define-fun L102 () String &quot;&quot;)   (define-fun L51 () String &quot;&quot;)   (define-fun L3 () String &quot;length&quot;)   (define-fun L55 () String &quot;&quot;)   (define-fun L11 () String &quot;type&quot;)   (define-fun L43 () String &quot;&quot;)   (define-fun L31 () String &quot;&quot;)   (define-fun L59 () String &quot;&quot;)   (define-fun L47 () String &quot;&quot;)   (define-fun L35 () String &quot;&quot;)   (define-fun L23 () String &quot;table&quot;)   (define-fun L39 () String &quot;&quot;)   (define-fun sym394 () String &quot;&quot;)   (define-fun sym195 () String &quot;&quot;)   (define-fun sym470 () String &quot;OPTION&quot;)   (define-fun sym150 () String &quot;&quot;)   (define-fun sym358 () String &quot;TYPE&quot;)   (define-fun sym632 () String &quot;&quot;)   (define-fun sym313 () String &quot;&quot;)   (define-fun sym676 () String &quot;&quot;)   (define-fun sym279 () String &quot;&quot;)   (define-fun sym113 () String &quot;DATABASE&quot;)   (define-fun sym552 () String &quot;&quot;)   (define-fun sym596 () String &quot;&quot;)   (define-fun sym430 () String &quot;&quot;)   (define-fun sym518 () String &quot;&quot;)   (define-fun sym239 () String &quot;NAME&quot;)   (define-fun sym460 () String &quot;&quot;)   (define-fun sym185 () String &quot;&quot;)   (define-fun sym622 () String &quot;&quot;)   (define-fun sym225 () String &quot;TABLE&quot;)   (define-fun sym542 () String &quot;&quot;)   (define-fun sym586 () String &quot;&quot;)   (define-fun sym662 () String &quot;OPTION&quot;)   (define-fun sym264 () String &quot;DESCRIPTION&quot;)   (define-fun sym384 () String &quot;&quot;)   (define-fun sym504 () String &quot;FIELD&quot;)   (define-fun sym20 () String &quot;HTML&quot;)   (define-fun sym348 () String &quot;&quot;)   (define-fun sym215 () String &quot;&quot;)   (define-fun sym576 () String &quot;&quot;)   (define-fun sym135 () String &quot;NAME&quot;)   (define-fun sym652 () String &quot;&quot;)   (define-fun sym696 () String &quot;&quot;)   (define-fun sym299 () String &quot;FIELD&quot;)   (define-fun sym254 () String &quot;&quot;)   (define-fun sym374 () String &quot;&quot;)   (define-fun sym450 () String &quot;&quot;)   (define-fun sym494 () String &quot;&quot;)   (define-fun sym175 () String &quot;&quot;)   (define-fun sym338 () String &quot;&quot;)   (define-fun sym414 () String &quot;OPTION&quot;)   (define-fun sym160 () String &quot;DESCRIPTION&quot;)   (define-fun sym323 () String &quot;DESCRIPTION&quot;)   (define-fun sym642 () String &quot;&quot;)   (define-fun sym686 () String &quot;&quot;)   (define-fun sym289 () String &quot;&quot;)   (define-fun sym562 () String &quot;TYPE&quot;)   (define-fun sym484 () String &quot;&quot;)   (define-fun sym440 () String &quot;&quot;)   (define-fun sym606 () String &quot;LENGTH&quot;)   (define-fun sym528 () String &quot;DESCRIPTION&quot;)   (define-fun sym404 () String &quot;&quot;)   (define-fun sym205 () String &quot;&quot;) )" calcext:value-type="string">
            <text:p>(model <text:s text:c="2"/>(define-fun L80 () String "") <text:s text:c="2"/>(define-fun L84 () String "database") <text:s text:c="2"/>(define-fun L2 () String "") <text:s text:c="2"/>(define-fun L72 () String "option") <text:s text:c="2"/>(define-fun L92 () String "") <text:s text:c="2"/>(define-fun L88 () String "") <text:s text:c="2"/>(define-fun L6 () String "") <text:s text:c="2"/>(define-fun L76 () String "option") <text:s text:c="2"/>(define-fun L64 () String "name") <text:s text:c="2"/>(define-fun L20 () String "") <text:s text:c="2"/>(define-fun L96 () String "") <text:s text:c="2"/>(define-fun L68 () String "type") <text:s text:c="2"/>(define-fun L24 () String "") <text:s text:c="2"/>(define-fun L12 () String "") <text:s text:c="2"/>(define-fun L28 () String "html") <text:s text:c="2"/>(define-fun L16 () String "") <text:s text:c="2"/>(define-fun L100 () String "field") <text:s text:c="2"/>(define-fun L1 () String "name") <text:s text:c="2"/>(define-fun L33 () String "description") <text:s text:c="2"/>(define-fun L5 () String "description") <text:s text:c="2"/>(define-fun L53 () String "option") <text:s text:c="2"/>(define-fun L85 () String "database") <text:s text:c="2"/>(define-fun L41 () String "description") <text:s text:c="2"/>(define-fun L37 () String "") <text:s text:c="2"/>(define-fun L57 () String "") <text:s text:c="2"/>(define-fun L45 () String "") <text:s text:c="2"/>(define-fun L29 () String "") <text:s text:c="2"/>(define-fun L17 () String "field") <text:s text:c="2"/>(define-fun L49 () String "description") <text:s text:c="2"/>(define-fun L90 () String "field") <text:s text:c="2"/>(define-fun L0 () String "") <text:s text:c="2"/>(define-fun L62 () String "description") <text:s text:c="2"/>(define-fun L94 () String "") <text:s text:c="2"/>(define-fun L82 () String "") <text:s text:c="2"/>(define-fun L4 () String "") <text:s text:c="2"/>(define-fun L70 () String "") <text:s text:c="2"/>(define-fun L66 () String "length") <text:s text:c="2"/>(define-fun L22 () String "table") <text:s text:c="2"/>(define-fun L98 () String "name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26 () String "") <text:s text:c="2"/>(define-fun L14 () String "") <text:s text:c="2"/>(define-fun L78 () String "") <text:s text:c="2"/>(define-fun L18 () String "") <text:s text:c="2"/>(define-fun L102 () String "") <text:s text:c="2"/>(define-fun L51 () String "") <text:s text:c="2"/>(define-fun L3 () String "length") <text:s text:c="2"/>(define-fun L55 () String "") <text:s text:c="2"/>(define-fun L11 () String "type") <text:s text:c="2"/>(define-fun L43 () String "") <text:s text:c="2"/>(define-fun L31 () String "") <text:s text:c="2"/>(define-fun L59 () String "") <text:s text:c="2"/>(define-fun L47 () String "") <text:s text:c="2"/>(define-fun L35 () String "") <text:s text:c="2"/>(define-fun L23 () String "table") <text:s text:c="2"/>(define-fun L39 () String "") <text:s text:c="2"/>(define-fun sym394 () String "") <text:s text:c="2"/>(define-fun sym195 () String "") <text:s text:c="2"/>(define-fun sym470 () String "OPTION") <text:s text:c="2"/>(define-fun sym150 () String "") <text:s text:c="2"/>(define-fun sym358 () String "TYPE") <text:s text:c="2"/>(define-fun sym632 () String "") <text:s text:c="2"/>(define-fun sym313 () String "") <text:s text:c="2"/>(define-fun sym676 () String "") <text:s text:c="2"/>(define-fun sym279 () String "") <text:s text:c="2"/>(define-fun sym113 () String "DATABASE") <text:s text:c="2"/>(define-fun sym552 () String "") <text:s text:c="2"/>(define-fun sym596 () String "") <text:s text:c="2"/>(define-fun sym430 () String "") <text:s text:c="2"/>(define-fun sym518 () String "") <text:s text:c="2"/>(define-fun sym239 () String "NAME") <text:s text:c="2"/>(define-fun sym460 () String "") <text:s text:c="2"/>(define-fun sym185 () String "") <text:s text:c="2"/>(define-fun sym622 () String "") <text:s text:c="2"/>(define-fun sym225 () String "TABLE") <text:s text:c="2"/>(define-fun sym542 () String "") <text:s text:c="2"/>(define-fun sym586 () String "") <text:s text:c="2"/>(define-fun sym662 () String "OPTION") <text:s text:c="2"/>(define-fun sym264 () String "DESCRIPTION") <text:s text:c="2"/>(define-fun sym384 () String "") <text:s text:c="2"/>(define-fun sym504 () String "FIELD") <text:s text:c="2"/>(define-fun sym20 () String "HTML") <text:s text:c="2"/>(define-fun sym348 () String "") <text:s text:c="2"/>(define-fun sym215 () String "") <text:s text:c="2"/>(define-fun sym576 () String "") <text:s text:c="2"/>(define-fun sym135 () String "NAME") <text:s text:c="2"/>(define-fun sym652 () String "") <text:s text:c="2"/>(define-fun sym696 () String "") <text:s text:c="2"/>(define-fun sym299 () String "FIELD") <text:s text:c="2"/>(define-fun sym254 () String "") <text:s text:c="2"/>(define-fun sym374 () String "") <text:s text:c="2"/>(define-fun sym450 () String "") <text:s text:c="2"/>(define-fun sym494 () String "") <text:s text:c="2"/>(define-fun sym175 () String "") <text:s text:c="2"/>(define-fun sym338 () String "") <text:s text:c="2"/>(define-fun sym414 () String "OPTION") <text:s text:c="2"/>(define-fun sym160 () String "DESCRIPTION") <text:s text:c="2"/>(define-fun sym323 () String "DESCRIPTION") <text:s text:c="2"/>(define-fun sym642 () String "") <text:s text:c="2"/>(define-fun sym686 () String "") <text:s text:c="2"/>(define-fun sym289 () String "") <text:s text:c="2"/>(define-fun sym562 () String "TYPE") <text:s text:c="2"/>(define-fun sym484 () String "") <text:s text:c="2"/>(define-fun sym440 () String "") <text:s text:c="2"/>(define-fun sym606 () String "LENGTH") <text:s text:c="2"/>(define-fun sym528 () String "DESCRIPTION") <text:s text:c="2"/>(define-fun sym404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25.smt2</text:p>
          </table:table-cell>
          <table:table-cell table:style-name="ce2" office:value-type="float" office:value="1200.073" calcext:value-type="float">
            <text:p>1200.073</text:p>
          </table:table-cell>
          <table:table-cell/>
          <table:table-cell table:style-name="ce4" office:value-type="string" calcext:value-type="string">
            <text:p><text:s/>jxml2sql25.smt2</text:p>
          </table:table-cell>
          <table:table-cell table:style-name="ce5" office:value-type="float" office:value="1200.073" calcext:value-type="float">
            <text:p>1200.073</text:p>
          </table:table-cell>
          <table:table-cell table:style-name="ce5" office:value-type="float" office:value="2.215" calcext:value-type="float">
            <text:p>2.215</text:p>
          </table:table-cell>
          <table:table-cell table:style-name="ce5" office:value-type="float" office:value="2.394" calcext:value-type="float">
            <text:p>2.394</text:p>
          </table:table-cell>
          <table:table-cell table:style-name="ce5" office:value-type="float" office:value="1200.058" calcext:value-type="float">
            <text:p>1200.058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name&quot;&quot;)   (define-fun L84 () String &quot;&quot;field&quot;&quot;)   (define-fun L2 () String &quot;&quot;&quot;&quot;)   (define-fun L72 () String &quot;&quot;&quot;&quot;)   (define-fun L60 () String &quot;&quot;field&quot;&quot;)   (define-fun L92 () String &quot;&quot;&quot;&quot;)   (define-fun L88 () String &quot;&quot;&quot;&amp;&quot;&quot;&quot;)   (define-fun L6 () String &quot;&quot;database&quot;&quot;)   (define-fun L76 () String &quot;&quot;&quot;&quot;)   (define-fun L64 () String &quot;&quot;table&quot;&quot;)   (define-fun L20 () String &quot;&quot;&quot;&quot;)   (define-fun L96 () String &quot;&quot;name&quot;&quot;)   (define-fun L52 () String &quot;&quot;&quot;&quot;)   (define-fun L68 () String &quot;&quot;&quot;&amp;&quot;&quot;&quot;)   (define-fun L24 () String &quot;&quot;name&quot;&quot;)   (define-fun L56 () String &quot;&quot;&quot;&quot;)   (define-fun L12 () String &quot;&quot;&quot;&quot;)   (define-fun L28 () String &quot;&quot;&quot;&quot;)   (define-fun L16 () String &quot;&quot;&quot;&quot;)   (define-fun L100 () String &quot;&quot;option&quot;&quot;)   (define-fun L61 () String &quot;&quot;field&quot;&amp;&quot;&quot;&quot;)   (define-fun L1 () String &quot;&quot;name&quot;&quot;)   (define-fun L33 () String &quot;&quot;&quot;&quot;)   (define-fun L108 () String &quot;&quot;type&quot;&quot;)   (define-fun L65 () String &quot;&quot;table&quot;&quot;)   (define-fun L5 () String &quot;&quot;length&quot;&quot;)   (define-fun L41 () String &quot;&quot;&quot;&quot;)   (define-fun L37 () String &quot;&amp;&quot;&quot;&quot;description&quot;&quot;)   (define-fun L104 () String &quot;&quot;&quot;&quot;)   (define-fun L9 () String &quot;&quot;description&quot;&quot;)   (define-fun L45 () String &quot;&quot;&quot;&quot;)   (define-fun L90 () String &quot;&quot;description&quot;&quot;)   (define-fun L0 () String &quot;&quot;name&quot;&quot;)   (define-fun L62 () String &quot;&quot;length&quot;&quot;)   (&quot;&amp;&quot;define-fun L94 () String &quot;&quot;&quot;&quot;)   (define-fun L50 () String &quot;&quot;&quot;&quot;)   (define-fun L82 () String &quot;&quot;&quot;&quot;)   (define-fun L4 () String &quot;&quot;&quot;&quot;)   (define-fun L70 () String &quot;&quot;&quot;&quot;)   (define-fun L66 () String &quot;&quot;&quot;&quot;)   (define-fun L22 () String &quot;&quot;name&quot;&quot;)   (define-fun L98&quot;&amp;&quot; () String &quot;&quot;&quot;&quot;)   (define-fun L54 () String &quot;&quot;type&quot;&quot;)   (define-fun L10 () String &quot;&quot;option&quot;&quot;)   (define-fun L86 () String &quot;&quot;&quot;&quot;)   (define-fun L8 () String &quot;&quot;&quot;&quot;)   (define-fun L74 () String &quot;&quot;&quot;&quot;)   (define-fun L30 () String &quot;&quot;html&quot;&quot;)   (define-fun L26 () &quot;&amp;&quot;String &quot;&quot;&quot;&quot;)   (define-fun L58 () String &quot;&quot;&quot;&quot;)   (define-fun L14 () String &quot;&quot;description&quot;&quot;)   (define-fun L78 () String &quot;&quot;&quot;&quot;)   (define-fun L18 () String &quot;&quot;&quot;&quot;)   (define-fun L102 () String &quot;&quot;&quot;&quot;)   (define-fun L110 () String &quot;&quot;&quot;&quot;)   (define-fun L3 () Strin&quot;&amp;&quot;g &quot;&quot;type&quot;&quot;)   (define-fun L11 () String &quot;&quot;option&quot;&quot;)   (define-fun L43 () String &quot;&quot;option&quot;&quot;)   (define-fun L31 () String &quot;&quot;name&quot;&quot;)   (define-fun L7 () String &quot;&quot;database&quot;&quot;)   (define-fun L47 () String &quot;&quot;&quot;&quot;)   (define-fun L35 () String &quot;&quot;description&quot;&quot;)   (de&quot;&amp;&quot;fine-fun L106 () String &quot;&quot;&quot;&quot;)   (define-fun L39 () String &quot;&quot;&quot;&quot;)   (define-fun sym195 () String &quot;&quot;&quot;&quot;)   (define-fun sym150 () String &quot;&quot;&quot;&quot;)   (define-fun sym633 () String &quot;&quot;&quot;&quot;)   (define-fun sym479 () String &quot;&quot;&quot;&quot;)   (define-fun sym313 () String &quot;&quot;NAME&quot;&quot;)   &quot;&amp;&quot;(define-fun sym753 () String &quot;&quot;&quot;&quot;)   (define-fun sym599 () String &quot;&quot;&quot;&quot;)   (define-fun sym279 () String &quot;&quot;&quot;&quot;)   (define-fun sym433 () String &quot;&quot;&quot;&quot;)   (define-fun sym113 () String &quot;&quot;DATABASE&quot;&quot;)   (define-fun sym352 () String &quot;&quot;DESCRIPTION&quot;&quot;)   (define-fun sy&quot;&amp;&quot;m679 () String &quot;&quot;&quot;&quot;)   (define-fun sym239 () String &quot;&quot;NAME&quot;&quot;)   (define-fun sym513 () String &quot;&quot;&quot;&quot;)   (define-fun sym719 () String &quot;&quot;OPTION&quot;&quot;)   (define-fun sym185 () String &quot;&quot;&quot;&quot;)   (define-fun sym743 () String &quot;&quot;&quot;&quot;)   (define-fun sym423 () String &quot;&quot;&quot;&quot;)   &quot;&amp;&quot;(define-fun sym225 () String &quot;&quot;TABLE&quot;&quot;)   (define-fun sym663 () String &quot;&quot;LENGTH&quot;&quot;)   (define-fun sym387 () String &quot;&quot;TYPE&quot;&quot;)   (define-fun sym585 () String &quot;&quot;DESCRIPTION&quot;&quot;)   (define-fun sym342 () String &quot;&quot;&quot;&quot;)   (define-fun sym264 () String &quot;&quot;DESCRIPTION&quot;&quot;&quot;&amp;&quot;)   (define-fun sym547 () String &quot;&quot;NAME&quot;&quot;)   (define-fun sym469 () String &quot;&quot;&quot;&quot;)   (define-fun sym20 () String &quot;&quot;HTML&quot;&quot;)   (define-fun sym709 () String &quot;&quot;&quot;&quot;)   (define-fun sym699 () String &quot;&quot;&quot;&quot;)   (define-fun sym413 () String &quot;&quot;&quot;&quot;)   (define-fun sym215 () &quot;&amp;&quot;String &quot;&quot;&quot;&quot;)   (define-fun sym533 () String &quot;&quot;FIELD&quot;&quot;)   (define-fun sym499 () String &quot;&quot;OPTION&quot;&quot;)   (define-fun sym653 () String &quot;&quot;&quot;&quot;)   (define-fun sym575 () String &quot;&quot;&quot;&quot;)   (define-fun sym135 () String &quot;&quot;NAME&quot;&quot;)   (define-fun sym377 () String &quot;&quot;&quot;&quot;)   (de&quot;&amp;&quot;fine-fun sym299 () String &quot;&quot;FIELD&quot;&quot;)   (define-fun sym254 () String &quot;&quot;&quot;&quot;)   (define-fun sym175 () String &quot;&quot;&quot;&quot;)   (define-fun sym619 () String &quot;&quot;TYPE&quot;&quot;)   (define-fun sym459 () String &quot;&quot;&quot;&quot;)   (define-fun sym733 () String &quot;&quot;&quot;&quot;)   (define-fun sym160 () Strin&quot;&amp;&quot;g &quot;&quot;DESCRIPTION&quot;&quot;)   (define-fun sym523 () String &quot;&quot;&quot;&quot;)   (define-fun sym643 () String &quot;&quot;&quot;&quot;)   (define-fun sym489 () String &quot;&quot;&quot;&quot;)   (define-fun sym367 () String &quot;&quot;&quot;&quot;)   (define-fun sym443 () String &quot;&quot;OPTION&quot;&quot;)   (define-fun sym289 () String &quot;&quot;&quot;&quot;)   (defin&quot;&amp;&quot;e-fun sym561 () String &quot;&quot;NAME&quot;&quot;)   (define-fun sym328 () String &quot;&quot;NAME&quot;&quot;)   (define-fun sym689 () String &quot;&quot;&quot;&quot;)   (define-fun sym205 () String &quot;&quot;&quot;&quot;)   (define-fun sym403 () String &quot;&quot;&quot;&quot;)   (define-fun sym609 () String &quot;&quot;&quot;&quot;) )&quot;)" office:value-type="string" office:string-value="(model   (define-fun L80 () String &quot;name&quot;)   (define-fun L84 () String &quot;field&quot;)   (define-fun L2 () String &quot;&quot;)   (define-fun L72 () String &quot;&quot;)   (define-fun L60 () String &quot;field&quot;)   (define-fun L92 () String &quot;&quot;)   (define-fun L88 () String &quot;&quot;)   (define-fun L6 () String &quot;database&quot;)   (define-fun L76 () String &quot;&quot;)   (define-fun L64 () String &quot;table&quot;)   (define-fun L20 () String &quot;&quot;)   (define-fun L96 () String &quot;name&quot;)   (define-fun L52 () String &quot;&quot;)   (define-fun L68 () String &quot;&quot;)   (define-fun L24 () String &quot;name&quot;)   (define-fun L56 () String &quot;&quot;)   (define-fun L12 () String &quot;&quot;)   (define-fun L28 () String &quot;&quot;)   (define-fun L16 () String &quot;&quot;)   (define-fun L100 () String &quot;option&quot;)   (define-fun L61 () String &quot;field&quot;)   (define-fun L1 () String &quot;name&quot;)   (define-fun L33 () String &quot;&quot;)   (define-fun L108 () String &quot;type&quot;)   (define-fun L65 () String &quot;table&quot;)   (define-fun L5 () String &quot;length&quot;)   (define-fun L41 () String &quot;&quot;)   (define-fun L37 () String &quot;description&quot;)   (define-fun L104 () String &quot;&quot;)   (define-fun L9 () String &quot;description&quot;)   (define-fun L45 () String &quot;&quot;)   (define-fun L90 () String &quot;description&quot;)   (define-fun L0 () String &quot;name&quot;)   (define-fun L62 () String &quot;length&quot;)   (define-fun L94 () String &quot;&quot;)   (define-fun L50 () String &quot;&quot;)   (define-fun L82 () String &quot;&quot;)   (define-fun L4 () String &quot;&quot;)   (define-fun L70 () String &quot;&quot;)   (define-fun L66 () String &quot;&quot;)   (define-fun L22 () String &quot;name&quot;)   (define-fun L98 () String &quot;&quot;)   (define-fun L54 () String &quot;type&quot;)   (define-fun L10 () String &quot;option&quot;)   (define-fun L86 () String &quot;&quot;)   (define-fun L8 () String &quot;&quot;)   (define-fun L74 () String &quot;&quot;)   (define-fun L30 () String &quot;html&quot;)   (define-fun L26 () String &quot;&quot;)   (define-fun L58 () String &quot;&quot;)   (define-fun L14 () String &quot;description&quot;)   (define-fun L78 () String &quot;&quot;)   (define-fun L18 () String &quot;&quot;)   (define-fun L102 () String &quot;&quot;)   (define-fun L110 () String &quot;&quot;)   (define-fun L3 () String &quot;type&quot;)   (define-fun L11 () String &quot;option&quot;)   (define-fun L43 () String &quot;option&quot;)   (define-fun L31 () String &quot;name&quot;)   (define-fun L7 () String &quot;database&quot;)   (define-fun L47 () String &quot;&quot;)   (define-fun L35 () String &quot;description&quot;)   (define-fun L106 () String &quot;&quot;)   (define-fun L39 () String &quot;&quot;)   (define-fun sym195 () String &quot;&quot;)   (define-fun sym150 () String &quot;&quot;)   (define-fun sym633 () String &quot;&quot;)   (define-fun sym479 () String &quot;&quot;)   (define-fun sym313 () String &quot;NAME&quot;)   (define-fun sym753 () String &quot;&quot;)   (define-fun sym599 () String &quot;&quot;)   (define-fun sym279 () String &quot;&quot;)   (define-fun sym433 () String &quot;&quot;)   (define-fun sym113 () String &quot;DATABASE&quot;)   (define-fun sym352 () String &quot;DESCRIPTION&quot;)   (define-fun sym679 () String &quot;&quot;)   (define-fun sym239 () String &quot;NAME&quot;)   (define-fun sym513 () String &quot;&quot;)   (define-fun sym719 () String &quot;OPTION&quot;)   (define-fun sym185 () String &quot;&quot;)   (define-fun sym743 () String &quot;&quot;)   (define-fun sym423 () String &quot;&quot;)   (define-fun sym225 () String &quot;TABLE&quot;)   (define-fun sym663 () String &quot;LENGTH&quot;)   (define-fun sym387 () String &quot;TYPE&quot;)   (define-fun sym585 () String &quot;DESCRIPTION&quot;)   (define-fun sym342 () String &quot;&quot;)   (define-fun sym264 () String &quot;DESCRIPTION&quot;)   (define-fun sym547 () String &quot;NAME&quot;)   (define-fun sym469 () String &quot;&quot;)   (define-fun sym20 () String &quot;HTML&quot;)   (define-fun sym709 () String &quot;&quot;)   (define-fun sym699 () String &quot;&quot;)   (define-fun sym413 () String &quot;&quot;)   (define-fun sym215 () String &quot;&quot;)   (define-fun sym533 () String &quot;FIELD&quot;)   (define-fun sym499 () String &quot;OPTION&quot;)   (define-fun sym653 () String &quot;&quot;)   (define-fun sym575 () String &quot;&quot;)   (define-fun sym135 () String &quot;NAME&quot;)   (define-fun sym377 () String &quot;&quot;)   (define-fun sym299 () String &quot;FIELD&quot;)   (define-fun sym254 () String &quot;&quot;)   (define-fun sym175 () String &quot;&quot;)   (define-fun sym619 () String &quot;TYPE&quot;)   (define-fun sym459 () String &quot;&quot;)   (define-fun sym733 () String &quot;&quot;)   (define-fun sym160 () String &quot;DESCRIPTION&quot;)   (define-fun sym523 () String &quot;&quot;)   (define-fun sym643 () String &quot;&quot;)   (define-fun sym489 () String &quot;&quot;)   (define-fun sym367 () String &quot;&quot;)   (define-fun sym443 () String &quot;OPTION&quot;)   (define-fun sym289 () String &quot;&quot;)   (define-fun sym561 () String &quot;NAME&quot;)   (define-fun sym328 () String &quot;NAME&quot;)   (define-fun sym689 () String &quot;&quot;)   (define-fun sym205 () String &quot;&quot;)   (define-fun sym403 () String &quot;&quot;)   (define-fun sym609 () String &quot;&quot;) )" calcext:value-type="string">
            <text:p>(model <text:s text:c="2"/>(define-fun L80 () String "name") <text:s text:c="2"/>(define-fun L84 () String "field") <text:s text:c="2"/>(define-fun L2 () String "") <text:s text:c="2"/>(define-fun L72 () String "") <text:s text:c="2"/>(define-fun L60 () String "field") <text:s text:c="2"/>(define-fun L92 () String "") <text:s text:c="2"/>(define-fun L88 () String "") <text:s text:c="2"/>(define-fun L6 () String "database") <text:s text:c="2"/>(define-fun L76 () String "") <text:s text:c="2"/>(define-fun L64 () String "table") <text:s text:c="2"/>(define-fun L20 () String "") <text:s text:c="2"/>(define-fun L96 () String "name") <text:s text:c="2"/>(define-fun L52 () String "") <text:s text:c="2"/>(define-fun L68 () String "") <text:s text:c="2"/>(define-fun L24 () String "name") <text:s text:c="2"/>(define-fun L56 () String "") <text:s text:c="2"/>(define-fun L12 () String "") <text:s text:c="2"/>(define-fun L28 () String "") <text:s text:c="2"/>(define-fun L16 () String "") <text:s text:c="2"/>(define-fun L100 () String "option") <text:s text:c="2"/>(define-fun L61 () String "field") <text:s text:c="2"/>(define-fun L1 () String "name") <text:s text:c="2"/>(define-fun L33 () String "") <text:s text:c="2"/>(define-fun L108 () String "type") <text:s text:c="2"/>(define-fun L65 () String "table") <text:s text:c="2"/>(define-fun L5 () String "length") <text:s text:c="2"/>(define-fun L41 () String "") <text:s text:c="2"/>(define-fun L37 () String "description") <text:s text:c="2"/>(define-fun L104 () String "") <text:s text:c="2"/>(define-fun L9 () String "description") <text:s text:c="2"/>(define-fun L45 () String "") <text:s text:c="2"/>(define-fun L90 () String "description") <text:s text:c="2"/>(define-fun L0 () String "name") <text:s text:c="2"/>(define-fun L62 () String "length") <text:s text:c="2"/>(define-fun L94 () String "") <text:s text:c="2"/>(define-fun L50 () String "") <text:s text:c="2"/>(define-fun L82 () String "") <text:s text:c="2"/>(define-fun L4 () String "") <text:s text:c="2"/>(define-fun L70 () String "") <text:s text:c="2"/>(define-fun L66 () String "") <text:s text:c="2"/>(define-fun L22 () String "name") <text:s text:c="2"/>(define-fun L98 () String "") <text:s text:c="2"/>(define-fun L54 () String "type") <text:s text:c="2"/>(define-fun L10 () String "option") <text:s text:c="2"/>(define-fun L86 () String "") <text:s text:c="2"/>(define-fun L8 () String "") <text:s text:c="2"/>(define-fun L74 () String "") <text:s text:c="2"/>(define-fun L30 () String "html") <text:s text:c="2"/>(define-fun L26 () String "") <text:s text:c="2"/>(define-fun L58 () String "") <text:s text:c="2"/>(define-fun L14 () String "description") <text:s text:c="2"/>(define-fun L78 () String "") <text:s text:c="2"/>(define-fun L18 () String "") <text:s text:c="2"/>(define-fun L102 () String "") <text:s text:c="2"/>(define-fun L110 () String "") <text:s text:c="2"/>(define-fun L3 () String "type") <text:s text:c="2"/>(define-fun L11 () String "option") <text:s text:c="2"/>(define-fun L43 () String "option") <text:s text:c="2"/>(define-fun L31 () String "name") <text:s text:c="2"/>(define-fun L7 () String "database") <text:s text:c="2"/>(define-fun L47 () String "") <text:s text:c="2"/>(define-fun L35 () String "description") <text:s text:c="2"/>(define-fun L106 () String "") <text:s text:c="2"/>(define-fun L39 () String "") <text:s text:c="2"/>(define-fun sym195 () String "") <text:s text:c="2"/>(define-fun sym150 () String "") <text:s text:c="2"/>(define-fun sym633 () String "") <text:s text:c="2"/>(define-fun sym479 () String "") <text:s text:c="2"/>(define-fun sym313 () String "NAME") <text:s text:c="2"/>(define-fun sym753 () String "") <text:s text:c="2"/>(define-fun sym599 () String "") <text:s text:c="2"/>(define-fun sym279 () String "") <text:s text:c="2"/>(define-fun sym433 () String "") <text:s text:c="2"/>(define-fun sym113 () String "DATABASE") <text:s text:c="2"/>(define-fun sym352 () String "DESCRIPTION") <text:s text:c="2"/>(define-fun sym679 () String "") <text:s text:c="2"/>(define-fun sym239 () String "NAME") <text:s text:c="2"/>(define-fun sym513 () String "") <text:s text:c="2"/>(define-fun sym719 () String "OPTION") <text:s text:c="2"/>(define-fun sym185 () String "") <text:s text:c="2"/>(define-fun sym743 () String "") <text:s text:c="2"/>(define-fun sym423 () String "") <text:s text:c="2"/>(define-fun sym225 () String "TABLE") <text:s text:c="2"/>(define-fun sym663 () String "LENGTH") <text:s text:c="2"/>(define-fun sym387 () String "TYPE") <text:s text:c="2"/>(define-fun sym585 () String "DESCRIPTION") <text:s text:c="2"/>(define-fun sym342 () String "") <text:s text:c="2"/>(define-fun sym264 () String "DESCRIPTION") <text:s text:c="2"/>(define-fun sym547 () String "NAME") <text:s text:c="2"/>(define-fun sym469 () String "") <text:s text:c="2"/>(define-fun sym20 () String "HTML") <text:s text:c="2"/>(define-fun sym709 () String "") <text:s text:c="2"/>(define-fun sym699 () String "") <text:s text:c="2"/>(define-fun sym413 () String "") <text:s text:c="2"/>(define-fun sym215 () String "") <text:s text:c="2"/>(define-fun sym533 () String "FIELD") <text:s text:c="2"/>(define-fun sym499 () String "OPTION") <text:s text:c="2"/>(define-fun sym653 () String "") <text:s text:c="2"/>(define-fun sym575 () String "") <text:s text:c="2"/>(define-fun sym135 () String "NAME") <text:s text:c="2"/>(define-fun sym377 () String "") <text:s text:c="2"/>(define-fun sym299 () String "FIELD") <text:s text:c="2"/>(define-fun sym254 () String "") <text:s text:c="2"/>(define-fun sym175 () String "") <text:s text:c="2"/>(define-fun sym619 () String "TYPE") <text:s text:c="2"/>(define-fun sym459 () String "") <text:s text:c="2"/>(define-fun sym733 () String "") <text:s text:c="2"/>(define-fun sym160 () String "DESCRIPTION") <text:s text:c="2"/>(define-fun sym523 () String "") <text:s text:c="2"/>(define-fun sym643 () String "") <text:s text:c="2"/>(define-fun sym489 () String "") <text:s text:c="2"/>(define-fun sym367 () String "") <text:s text:c="2"/>(define-fun sym443 () String "OPTION") <text:s text:c="2"/>(define-fun sym289 () String "") <text:s text:c="2"/>(define-fun sym561 () String "NAME") <text:s text:c="2"/>(define-fun sym328 () String "NAME") <text:s text:c="2"/>(define-fun sym689 () String "") <text:s text:c="2"/>(define-fun sym205 () String "") <text:s text:c="2"/>(define-fun sym403 () String "") <text:s text:c="2"/>(define-fun sym609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26.smt2</text:p>
          </table:table-cell>
          <table:table-cell table:style-name="ce2" office:value-type="float" office:value="1200.099" calcext:value-type="float">
            <text:p>1200.099</text:p>
          </table:table-cell>
          <table:table-cell/>
          <table:table-cell table:style-name="ce4" office:value-type="string" calcext:value-type="string">
            <text:p><text:s/>jxml2sql26.smt2</text:p>
          </table:table-cell>
          <table:table-cell table:style-name="ce5" office:value-type="float" office:value="1200.099" calcext:value-type="float">
            <text:p>1200.099</text:p>
          </table:table-cell>
          <table:table-cell table:style-name="ce5" office:value-type="float" office:value="2.564" calcext:value-type="float">
            <text:p>2.564</text:p>
          </table:table-cell>
          <table:table-cell table:style-name="ce5" office:value-type="float" office:value="2.247" calcext:value-type="float">
            <text:p>2.247</text:p>
          </table:table-cell>
          <table:table-cell table:style-name="ce5" office:value-type="float" office:value="1200.071" calcext:value-type="float">
            <text:p>1200.071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&quot;&quot;)   (define-fun L84 () String &quot;&quot;&quot;&quot;)   (define-fun L40 () String &quot;&quot;&quot;&quot;)   (define-fun L2 () String &quot;&quot;&quot;&quot;)   (define-fun L72 () String &quot;&quot;&quot;&quot;)   (define-fun L60 () String &quot;&quot;&quot;&quot;)   (define-fun L92 () String &quot;&quot;name&quot;&quot;)   (defi&quot;&amp;&quot;ne-fun L88 () String &quot;&quot;&quot;&quot;)   (define-fun L44 () String &quot;&quot;name&quot;&quot;)   (define-fun L6 () String &quot;&quot;&quot;&quot;)   (define-fun L76 () String &quot;&quot;&quot;&quot;)   (define-fun L64 () String &quot;&quot;&quot;&quot;)   (define-fun L20 () String &quot;&quot;&quot;&quot;)   (define-fun L52 () String &quot;&quot;field&quot;&quot;)   (define-fun L4&quot;&amp;&quot;8 () String &quot;&quot;&quot;&quot;)   (define-fun L36 () String &quot;&quot;database&quot;&quot;)   (define-fun L68 () String &quot;&quot;length&quot;&quot;)   (define-fun L24 () String &quot;&quot;option&quot;&quot;)   (define-fun L56 () String &quot;&quot;&quot;&quot;)   (define-fun L12 () String &quot;&quot;&quot;&quot;)   (define-fun L16 () String &quot;&quot;&quot;&quot;)   (define-fun&quot;&amp;&quot; L1 () String &quot;&quot;description&quot;&quot;)   (define-fun L33 () String &quot;&quot;description&quot;&quot;)   (define-fun L21 () String &quot;&quot;length&quot;&quot;)   (define-fun L5 () String &quot;&quot;name&quot;&quot;)   (define-fun L53 () String &quot;&quot;field&quot;&quot;)   (define-fun L25 () String &quot;&quot;option&quot;&quot;)   (define-fun L29 () St&quot;&amp;&quot;ring &quot;&quot;&quot;&quot;)   (define-fun L49 () String &quot;&quot;type&quot;&quot;)   (define-fun L90 () String &quot;&quot;&quot;&quot;)   (define-fun L0 () String &quot;&quot;description&quot;&quot;)   (define-fun L62 () String &quot;&quot;&quot;&quot;)   (define-fun L94 () String &quot;&quot;&quot;&quot;)   (define-fun L50 () String &quot;&quot;&quot;&quot;)   (define-fun L82 () Strin&quot;&amp;&quot;g &quot;&quot;&quot;&quot;)   (define-fun L4 () String &quot;&quot;name&quot;&quot;)   (define-fun L70 () String &quot;&quot;&quot;&quot;)   (define-fun L66 () String &quot;&quot;field&quot;&quot;)   (define-fun L22 () String &quot;&quot;description&quot;&quot;)   (define-fun L54 () String &quot;&quot;&quot;&quot;)   (define-fun L10 () String &quot;&quot;name&quot;&quot;)   (define-fun L86 ()&quot;&amp;&quot; String &quot;&quot;&quot;&quot;)   (define-fun L42 () String &quot;&quot;&quot;&quot;)   (define-fun L8 () String &quot;&quot;&quot;&quot;)   (define-fun L74 () String &quot;&quot;description&quot;&quot;)   (define-fun L26 () String &quot;&quot;html&quot;&quot;)   (define-fun L58 () String &quot;&quot;&quot;&quot;)   (define-fun L14 () String &quot;&quot;table&quot;&quot;)   (define-fun L46 &quot;&amp;&quot;() String &quot;&quot;&quot;&quot;)   (define-fun L78 () String &quot;&quot;&quot;&quot;)   (define-fun L18 () String &quot;&quot;&quot;&quot;)   (define-fun L38 () String &quot;&quot;option&quot;&quot;)   (define-fun L31 () String &quot;&quot;option&quot;&quot;)   (define-fun L15 () String &quot;&quot;table&quot;&quot;)   (define-fun L35 () String &quot;&quot;database&quot;&quot;)   (define-&quot;&amp;&quot;fun L27 () String &quot;&quot;&quot;&quot;)   (define-fun sym393 () String &quot;&quot;OPTION&quot;&quot;)   (define-fun sym195 () String &quot;&quot;&quot;&quot;)   (define-fun sym591 () String &quot;&quot;&quot;&quot;)   (define-fun sym150 () String &quot;&quot;&quot;&quot;)   (define-fun sym655 () String &quot;&quot;&quot;&quot;)   (define-fun sym611 () String &quot;&quot;&quot;&quot;)   (&quot;&amp;&quot;define-fun sym215 () String &quot;&quot;&quot;&quot;)   (define-fun sym511 () String &quot;&quot;&quot;&quot;)   (define-fun sym555 () String &quot;&quot;&quot;&quot;)   (define-fun sym313 () String &quot;&quot;NAME&quot;&quot;)   (define-fun sym279 () String &quot;&quot;&quot;&quot;)   (define-fun sym135 () String &quot;&quot;NAME&quot;&quot;)   (define-fun sym113 () Stri&quot;&amp;&quot;ng &quot;&quot;DATABASE&quot;&quot;)   (define-fun sym299 () String &quot;&quot;FIELD&quot;&quot;)   (define-fun sym497 () String &quot;&quot;NAME&quot;&quot;)   (define-fun sym254 () String &quot;&quot;&quot;&quot;)   (define-fun sym353 () String &quot;&quot;&quot;&quot;)   (define-fun sym473 () String &quot;&quot;&quot;&quot;)   (define-fun sym373 () String &quot;&quot;&quot;&quot;)   (defi&quot;&amp;&quot;ne-fun sym175 () String &quot;&quot;&quot;&quot;)   (define-fun sym419 () String &quot;&quot;&quot;&quot;)   (define-fun sym439 () String &quot;&quot;&quot;&quot;)   (define-fun sym635 () String &quot;&quot;&quot;&quot;)   (define-fun sym338 () String &quot;&quot;DESCRIPTION&quot;&quot;)   (define-fun sym239 () String &quot;&quot;NAME&quot;&quot;)   (define-fun sym535 () S&quot;&amp;&quot;tring &quot;&quot;&quot;&quot;)   (define-fun sym581 () String &quot;&quot;&quot;&quot;)   (define-fun sym185 () String &quot;&quot;&quot;&quot;)   (define-fun sym383 () String &quot;&quot;&quot;&quot;)   (define-fun sym160 () String &quot;&quot;DESCRIPTION&quot;&quot;)   (define-fun sym545 () String &quot;&quot;&quot;&quot;)   (define-fun sym621 () String &quot;&quot;OPTION&quot;&quot;)   (d&quot;&amp;&quot;efine-fun sym225 () String &quot;&quot;TABLE&quot;&quot;)   (define-fun sym565 () String &quot;&quot;LENGTH&quot;&quot;)   (define-fun sym521 () String &quot;&quot;DESCRIPTION&quot;&quot;)   (define-fun sym289 () String &quot;&quot;&quot;&quot;)   (define-fun sym463 () String &quot;&quot;&quot;&quot;)   (define-fun sym264 () String &quot;&quot;DESCRIPTION&quot;&quot;)   (d&quot;&amp;&quot;efine-fun sym363 () String &quot;&quot;&quot;&quot;)   (define-fun sym483 () String &quot;&quot;FIELD&quot;&quot;)   (define-fun sym409 () String &quot;&quot;&quot;&quot;)   (define-fun sym429 () String &quot;&quot;&quot;&quot;)   (define-fun sym328 () String &quot;&quot;&quot;&quot;)   (define-fun sym449 () String &quot;&quot;OPTION&quot;&quot;)   (define-fun sym601 () St&quot;&amp;&quot;ring &quot;&quot;&quot;&quot;)   (define-fun sym205 () String &quot;&quot;&quot;&quot;)   (define-fun sym20 () String &quot;&quot;HTML&quot;&quot;)   (define-fun sym645 () String &quot;&quot;&quot;&quot;) )&quot;)" office:value-type="string" office:string-value="(model   (define-fun L80 () String &quot;&quot;)   (define-fun L84 () String &quot;&quot;)   (define-fun L40 () String &quot;&quot;)   (define-fun L2 () String &quot;&quot;)   (define-fun L72 () String &quot;&quot;)   (define-fun L60 () String &quot;&quot;)   (define-fun L92 () String &quot;name&quot;)   (define-fun L88 () String &quot;&quot;)   (define-fun L44 () String &quot;name&quot;)   (define-fun L6 () String &quot;&quot;)   (define-fun L76 () String &quot;&quot;)   (define-fun L64 () String &quot;&quot;)   (define-fun L20 () String &quot;&quot;)   (define-fun L52 () String &quot;field&quot;)   (define-fun L48 () String &quot;&quot;)   (define-fun L36 () String &quot;database&quot;)   (define-fun L68 () String &quot;length&quot;)   (define-fun L24 () String &quot;option&quot;)   (define-fun L56 () String &quot;&quot;)   (define-fun L12 () String &quot;&quot;)   (define-fun L16 () String &quot;&quot;)   (define-fun L1 () String &quot;description&quot;)   (define-fun L33 () String &quot;description&quot;)   (define-fun L21 () String &quot;length&quot;)   (define-fun L5 () String &quot;name&quot;)   (define-fun L53 () String &quot;field&quot;)   (define-fun L25 () String &quot;option&quot;)   (define-fun L29 () String &quot;&quot;)   (define-fun L49 () String &quot;type&quot;)   (define-fun L90 () String &quot;&quot;)   (define-fun L0 () String &quot;description&quot;)   (define-fun L62 () String &quot;&quot;)   (define-fun L94 () String &quot;&quot;)   (define-fun L50 () String &quot;&quot;)   (define-fun L82 () String &quot;&quot;)   (define-fun L4 () String &quot;name&quot;)   (define-fun L70 () String &quot;&quot;)   (define-fun L66 () String &quot;field&quot;)   (define-fun L22 () String &quot;description&quot;)   (define-fun L54 () String &quot;&quot;)   (define-fun L10 () String &quot;name&quot;)   (define-fun L86 () String &quot;&quot;)   (define-fun L42 () String &quot;&quot;)   (define-fun L8 () String &quot;&quot;)   (define-fun L74 () String &quot;description&quot;)   (define-fun L26 () String &quot;html&quot;)   (define-fun L58 () String &quot;&quot;)   (define-fun L14 () String &quot;table&quot;)   (define-fun L46 () String &quot;&quot;)   (define-fun L78 () String &quot;&quot;)   (define-fun L18 () String &quot;&quot;)   (define-fun L38 () String &quot;option&quot;)   (define-fun L31 () String &quot;option&quot;)   (define-fun L15 () String &quot;table&quot;)   (define-fun L35 () String &quot;database&quot;)   (define-fun L27 () String &quot;&quot;)   (define-fun sym393 () String &quot;OPTION&quot;)   (define-fun sym195 () String &quot;&quot;)   (define-fun sym591 () String &quot;&quot;)   (define-fun sym150 () String &quot;&quot;)   (define-fun sym655 () String &quot;&quot;)   (define-fun sym611 () String &quot;&quot;)   (define-fun sym215 () String &quot;&quot;)   (define-fun sym511 () String &quot;&quot;)   (define-fun sym555 () String &quot;&quot;)   (define-fun sym313 () String &quot;NAME&quot;)   (define-fun sym279 () String &quot;&quot;)   (define-fun sym135 () String &quot;NAME&quot;)   (define-fun sym113 () String &quot;DATABASE&quot;)   (define-fun sym299 () String &quot;FIELD&quot;)   (define-fun sym497 () String &quot;NAME&quot;)   (define-fun sym254 () String &quot;&quot;)   (define-fun sym353 () String &quot;&quot;)   (define-fun sym473 () String &quot;&quot;)   (define-fun sym373 () String &quot;&quot;)   (define-fun sym175 () String &quot;&quot;)   (define-fun sym419 () String &quot;&quot;)   (define-fun sym439 () String &quot;&quot;)   (define-fun sym635 () String &quot;&quot;)   (define-fun sym338 () String &quot;DESCRIPTION&quot;)   (define-fun sym239 () String &quot;NAME&quot;)   (define-fun sym535 () String &quot;&quot;)   (define-fun sym581 () String &quot;&quot;)   (define-fun sym185 () String &quot;&quot;)   (define-fun sym383 () String &quot;&quot;)   (define-fun sym160 () String &quot;DESCRIPTION&quot;)   (define-fun sym545 () String &quot;&quot;)   (define-fun sym621 () String &quot;OPTION&quot;)   (define-fun sym225 () String &quot;TABLE&quot;)   (define-fun sym565 () String &quot;LENGTH&quot;)   (define-fun sym521 () String &quot;DESCRIPTION&quot;)   (define-fun sym289 () String &quot;&quot;)   (define-fun sym463 () String &quot;&quot;)   (define-fun sym264 () String &quot;DESCRIPTION&quot;)   (define-fun sym363 () String &quot;&quot;)   (define-fun sym483 () String &quot;FIELD&quot;)   (define-fun sym409 () String &quot;&quot;)   (define-fun sym429 () String &quot;&quot;)   (define-fun sym328 () String &quot;&quot;)   (define-fun sym449 () String &quot;OPTION&quot;)   (define-fun sym601 () String &quot;&quot;)   (define-fun sym205 () String &quot;&quot;)   (define-fun sym20 () String &quot;HTML&quot;)   (define-fun sym645 () String &quot;&quot;) )" calcext:value-type="string">
            <text:p>(model <text:s text:c="2"/>(define-fun L80 () String "") <text:s text:c="2"/>(define-fun L84 () String "") <text:s text:c="2"/>(define-fun L40 () String "") <text:s text:c="2"/>(define-fun L2 () String "") <text:s text:c="2"/>(define-fun L72 () String "") <text:s text:c="2"/>(define-fun L60 () String "") <text:s text:c="2"/>(define-fun L92 () String "name") <text:s text:c="2"/>(define-fun L88 () String "") <text:s text:c="2"/>(define-fun L44 () String "name") <text:s text:c="2"/>(define-fun L6 () String "") <text:s text:c="2"/>(define-fun L76 () String "") <text:s text:c="2"/>(define-fun L64 () String "") <text:s text:c="2"/>(define-fun L20 () String "") <text:s text:c="2"/>(define-fun L52 () String "field") <text:s text:c="2"/>(define-fun L48 () String "") <text:s text:c="2"/>(define-fun L36 () String "database") <text:s text:c="2"/>(define-fun L68 () String "length") <text:s text:c="2"/>(define-fun L24 () String "option") <text:s text:c="2"/>(define-fun L56 () String "") <text:s text:c="2"/>(define-fun L12 () String "") <text:s text:c="2"/>(define-fun L16 () String "") <text:s text:c="2"/>(define-fun L1 () String "description") <text:s text:c="2"/>(define-fun L33 () String "description") <text:s text:c="2"/>(define-fun L21 () String "length") <text:s text:c="2"/>(define-fun L5 () String "name") <text:s text:c="2"/>(define-fun L53 () String "field") <text:s text:c="2"/>(define-fun L25 () String "option") <text:s text:c="2"/>(define-fun L29 () String "") <text:s text:c="2"/>(define-fun L49 () String "type") <text:s text:c="2"/>(define-fun L90 () String "") <text:s text:c="2"/>(define-fun L0 () String "description") <text:s text:c="2"/>(define-fun L62 () String "") <text:s text:c="2"/>(define-fun L94 () String "") <text:s text:c="2"/>(define-fun L50 () String "") <text:s text:c="2"/>(define-fun L82 () String "") <text:s text:c="2"/>(define-fun L4 () String "name") <text:s text:c="2"/>(define-fun L70 () String "") <text:s text:c="2"/>(define-fun L66 () String "field") <text:s text:c="2"/>(define-fun L22 () String "description") <text:s text:c="2"/>(define-fun L54 () String "") <text:s text:c="2"/>(define-fun L10 () String "name") <text:s text:c="2"/>(define-fun L86 () String "") <text:s text:c="2"/>(define-fun L42 () String "") <text:s text:c="2"/>(define-fun L8 () String "") <text:s text:c="2"/>(define-fun L74 () String "description") <text:s text:c="2"/>(define-fun L26 () String "html") <text:s text:c="2"/>(define-fun L58 () String "") <text:s text:c="2"/>(define-fun L14 () String "table") <text:s text:c="2"/>(define-fun L46 () String "") <text:s text:c="2"/>(define-fun L78 () String "") <text:s text:c="2"/>(define-fun L18 () String "") <text:s text:c="2"/>(define-fun L38 () String "option") <text:s text:c="2"/>(define-fun L31 () String "option") <text:s text:c="2"/>(define-fun L15 () String "table") <text:s text:c="2"/>(define-fun L35 () String "database") <text:s text:c="2"/>(define-fun L27 () String "") <text:s text:c="2"/>(define-fun sym393 () String "OPTION") <text:s text:c="2"/>(define-fun sym195 () String "") <text:s text:c="2"/>(define-fun sym591 () String "") <text:s text:c="2"/>(define-fun sym150 () String "") <text:s text:c="2"/>(define-fun sym655 () String "") <text:s text:c="2"/>(define-fun sym611 () String "") <text:s text:c="2"/>(define-fun sym215 () String "") <text:s text:c="2"/>(define-fun sym511 () String "") <text:s text:c="2"/>(define-fun sym555 () String "") <text:s text:c="2"/>(define-fun sym313 () String "NAME") <text:s text:c="2"/>(define-fun sym279 () String "") <text:s text:c="2"/>(define-fun sym135 () String "NAME") <text:s text:c="2"/>(define-fun sym113 () String "DATABASE") <text:s text:c="2"/>(define-fun sym299 () String "FIELD") <text:s text:c="2"/>(define-fun sym497 () String "NAME") <text:s text:c="2"/>(define-fun sym254 () String "") <text:s text:c="2"/>(define-fun sym353 () String "") <text:s text:c="2"/>(define-fun sym473 () String "") <text:s text:c="2"/>(define-fun sym373 () String "") <text:s text:c="2"/>(define-fun sym175 () String "") <text:s text:c="2"/>(define-fun sym419 () String "") <text:s text:c="2"/>(define-fun sym439 () String "") <text:s text:c="2"/>(define-fun sym635 () String "") <text:s text:c="2"/>(define-fun sym338 () String "DESCRIPTION") <text:s text:c="2"/>(define-fun sym239 () String "NAME") <text:s text:c="2"/>(define-fun sym535 () String "") <text:s text:c="2"/>(define-fun sym581 () String "") <text:s text:c="2"/>(define-fun sym185 () String "") <text:s text:c="2"/>(define-fun sym383 () String "") <text:s text:c="2"/>(define-fun sym160 () String "DESCRIPTION") <text:s text:c="2"/>(define-fun sym545 () String "") <text:s text:c="2"/>(define-fun sym621 () String "OPTION") <text:s text:c="2"/>(define-fun sym225 () String "TABLE") <text:s text:c="2"/>(define-fun sym565 () String "LENGTH") <text:s text:c="2"/>(define-fun sym521 () String "DESCRIPTION") <text:s text:c="2"/>(define-fun sym289 () String "") <text:s text:c="2"/>(define-fun sym463 () String "") <text:s text:c="2"/>(define-fun sym264 () String "DESCRIPTION") <text:s text:c="2"/>(define-fun sym363 () String "") <text:s text:c="2"/>(define-fun sym483 () String "FIELD") <text:s text:c="2"/>(define-fun sym409 () String "") <text:s text:c="2"/>(define-fun sym429 () String "") <text:s text:c="2"/>(define-fun sym328 () String "") <text:s text:c="2"/>(define-fun sym449 () String "OPTION") <text:s text:c="2"/>(define-fun sym601 () String "") <text:s text:c="2"/>(define-fun sym205 () String "") <text:s text:c="2"/>(define-fun sym20 () String "HTML") <text:s text:c="2"/>(define-fun sym64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27.smt2</text:p>
          </table:table-cell>
          <table:table-cell table:style-name="ce2" office:value-type="float" office:value="1200.076" calcext:value-type="float">
            <text:p>1200.076</text:p>
          </table:table-cell>
          <table:table-cell/>
          <table:table-cell table:style-name="ce4" office:value-type="string" calcext:value-type="string">
            <text:p><text:s/>jxml2sql27.smt2</text:p>
          </table:table-cell>
          <table:table-cell table:style-name="ce5" office:value-type="float" office:value="1200.076" calcext:value-type="float">
            <text:p>1200.076</text:p>
          </table:table-cell>
          <table:table-cell table:style-name="ce5" office:value-type="float" office:value="2.597" calcext:value-type="float">
            <text:p>2.597</text:p>
          </table:table-cell>
          <table:table-cell table:style-name="ce5" office:value-type="float" office:value="2.302" calcext:value-type="float">
            <text:p>2.302</text:p>
          </table:table-cell>
          <table:table-cell table:style-name="ce5" office:value-type="float" office:value="1200.085" calcext:value-type="float">
            <text:p>1200.085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&quot;&quot;)   (define-fun L84 () String &quot;&quot;&quot;&quot;)   (define-fun L40 () String &quot;&quot;&quot;&quot;)   (define-fun L2 () String &quot;&quot;option&quot;&quot;)   (define-fun L72 () String &quot;&quot;type&quot;&quot;)   (define-fun L60 () String &quot;&quot;&quot;&quot;)   (define-fun L92 () String &quot;&quot;&quot;&quot;)  &quot;&amp;&quot; (define-fun L88 () String &quot;&quot;&quot;&quot;)   (define-fun L44 () String &quot;&quot;&quot;&quot;)   (define-fun L6 () String &quot;&quot;type&quot;&quot;)   (define-fun L76 () String &quot;&quot;&quot;&quot;)   (define-fun L32 () String &quot;&quot;&quot;&quot;)   (define-fun L64 () String &quot;&quot;&quot;&quot;)   (define-fun L20 () String &quot;&quot;&quot;&quot;)   (define-fun L&quot;&amp;&quot;96 () String &quot;&quot;length&quot;&quot;)   (define-fun L52 () String &quot;&quot;&quot;&quot;)   (define-fun L48 () String &quot;&quot;&quot;&quot;)   (define-fun L36 () String &quot;&quot;name&quot;&quot;)   (define-fun L68 () String &quot;&quot;table&quot;&quot;)   (define-fun L24 () String &quot;&quot;type&quot;&quot;)   (define-fun L56 () String &quot;&quot;&quot;&quot;)   (define-fun&quot;&amp;&quot; L12 () String &quot;&quot;&quot;&quot;)   (define-fun L28 () String &quot;&quot;&quot;&quot;)   (define-fun L16 () String &quot;&quot;field&quot;&quot;)   (define-fun L112 () String &quot;&quot;type&quot;&quot;)   (define-fun L100 () String &quot;&quot;option&quot;&quot;)   (define-fun L1 () String &quot;&quot;length&quot;&quot;)   (define-fun L108 () String &quot;&quot;html&quot;&quot;)   (&quot;&amp;&quot;define-fun L5 () String &quot;&quot;database&quot;&quot;)   (define-fun L116 () String &quot;&quot;&quot;&quot;)   (define-fun L104 () String &quot;&quot;&quot;&quot;)   (define-fun L9 () String &quot;&quot;description&quot;&quot;)   (define-fun L13 () String &quot;&quot;name&quot;&quot;)   (define-fun L29 () String &quot;&quot;table&quot;&quot;)   (define-fun L17 () Strin&quot;&amp;&quot;g &quot;&quot;field&quot;&quot;)   (define-fun L90 () String &quot;&quot;&quot;&quot;)   (define-fun L0 () String &quot;&quot;&quot;&quot;)   (define-fun L62 () String &quot;&quot;&quot;&quot;)   (define-fun L94 () String &quot;&quot;&quot;&quot;)   (define-fun L50 () String &quot;&quot;description&quot;&quot;)   (define-fun L82 () String &quot;&quot;&quot;&quot;)   (define-fun L4 () String &quot;&amp;&quot;&quot;&quot;database&quot;&quot;)   (define-fun L70 () String &quot;&quot;&quot;&quot;)   (define-fun L66 () String &quot;&quot;&quot;&quot;)   (define-fun L22 () String &quot;&quot;&quot;&quot;)   (define-fun L98 () String &quot;&quot;name&quot;&quot;)   (define-fun L54 () String &quot;&quot;field&quot;&quot;)   (define-fun L10 () String &quot;&quot;&quot;&quot;)   (define-fun L86 () String &quot;&amp;&quot;&quot;&quot;&quot;&quot;)   (define-fun L42 () String &quot;&quot;&quot;&quot;)   (define-fun L8 () String &quot;&quot;&quot;&quot;)   (define-fun L74 () String &quot;&quot;description&quot;&quot;)   (define-fun L30 () String &quot;&quot;option&quot;&quot;)   (define-fun L26 () String &quot;&quot;name&quot;&quot;)   (define-fun L58 () String &quot;&quot;&quot;&quot;)   (define-fun L14 () Stri&quot;&amp;&quot;ng &quot;&quot;&quot;&quot;)   (define-fun L46 () String &quot;&quot;&quot;&quot;)   (define-fun L78 () String &quot;&quot;&quot;&quot;)   (define-fun L34 () String &quot;&quot;&quot;&quot;)   (define-fun L18 () String &quot;&quot;&quot;&quot;)   (define-fun L38 () String &quot;&quot;name&quot;&quot;)   (define-fun L114 () String &quot;&quot;&quot;&quot;)   (define-fun L102 () String &quot;&quot;descri&quot;&amp;&quot;ption&quot;&quot;)   (define-fun L110 () String &quot;&quot;&quot;&quot;)   (define-fun L3 () String &quot;&quot;option&quot;&quot;)   (define-fun L7 () String &quot;&quot;type&quot;&quot;)   (define-fun L118 () String &quot;&quot;description&quot;&quot;)   (define-fun L106 () String &quot;&quot;&quot;&quot;)   (define-fun sym591 () String &quot;&quot;DESCRIPTION&quot;&quot;)   (def&quot;&amp;&quot;ine-fun sym195 () String &quot;&quot;&quot;&quot;)   (define-fun sym150 () String &quot;&quot;&quot;&quot;)   (define-fun sym479 () String &quot;&quot;&quot;&quot;)   (define-fun sym313 () String &quot;&quot;NAME&quot;&quot;)   (define-fun sym279 () String &quot;&quot;&quot;&quot;)   (define-fun sym433 () String &quot;&quot;&quot;&quot;)   (define-fun sym553 () String &quot;&quot;FI&quot;&amp;&quot;ELD&quot;&quot;)   (define-fun sym399 () String &quot;&quot;&quot;&quot;)   (define-fun sym113 () String &quot;&quot;DATABASE&quot;&quot;)   (define-fun sym673 () String &quot;&quot;&quot;&quot;)   (define-fun sym353 () String &quot;&quot;&quot;&quot;)   (define-fun sym793 () String &quot;&quot;&quot;&quot;)   (define-fun sym519 () String &quot;&quot;OPTION&quot;&quot;)   (define-fu&quot;&amp;&quot;n sym639 () String &quot;&quot;&quot;&quot;)   (define-fun sym759 () String &quot;&quot;OPTION&quot;&quot;)   (define-fun sym239 () String &quot;&quot;NAME&quot;&quot;)   (define-fun sym719 () String &quot;&quot;&quot;&quot;)   (define-fun sym581 () String &quot;&quot;&quot;&quot;)   (define-fun sym185 () String &quot;&quot;&quot;&quot;)   (define-fun sym225 () String &quot;&quot;TA&quot;&amp;&quot;BLE&quot;&quot;)   (define-fun sym423 () String &quot;&quot;&quot;&quot;)   (define-fun sym543 () String &quot;&quot;&quot;&quot;)   (define-fun sym389 () String &quot;&quot;&quot;&quot;)   (define-fun sym783 () String &quot;&quot;&quot;&quot;)   (define-fun sym463 () String &quot;&quot;OPTION&quot;&quot;)   (define-fun sym264 () String &quot;&quot;DESCRIPTION&quot;&quot;)   (define&quot;&amp;&quot;-fun sym509 () String &quot;&quot;&quot;&quot;)   (define-fun sym749 () String &quot;&quot;&quot;&quot;)   (define-fun sym703 () String &quot;&quot;LENGTH&quot;&quot;)   (define-fun sym625 () String &quot;&quot;TYPE&quot;&quot;)   (define-fun sym20 () String &quot;&quot;HTML&quot;&quot;)   (define-fun sym215 () String &quot;&quot;&quot;&quot;)   (define-fun sym533 () Strin&quot;&amp;&quot;g &quot;&quot;&quot;&quot;)   (define-fun sym499 () String &quot;&quot;&quot;&quot;)   (define-fun sym773 () String &quot;&quot;&quot;&quot;)   (define-fun sym135 () String &quot;&quot;NAME&quot;&quot;)   (define-fun sym299 () String &quot;&quot;FIELD&quot;&quot;)   (define-fun sym453 () String &quot;&quot;&quot;&quot;)   (define-fun sym254 () String &quot;&quot;&quot;&quot;)   (define-fun sy&quot;&amp;&quot;m693 () String &quot;&quot;&quot;&quot;)   (define-fun sym175 () String &quot;&quot;&quot;&quot;)   (define-fun sym373 () String &quot;&quot;TYPE&quot;&quot;)   (define-fun sym739 () String &quot;&quot;&quot;&quot;)   (define-fun sym615 () String &quot;&quot;&quot;&quot;)   (define-fun sym659 () String &quot;&quot;TYPE&quot;&quot;)   (define-fun sym338 () String &quot;&quot;DESCRIPT&quot;&amp;&quot;ION&quot;&quot;)   (define-fun sym160 () String &quot;&quot;DESCRIPTION&quot;&quot;)   (define-fun sym567 () String &quot;&quot;NAME&quot;&quot;)   (define-fun sym489 () String &quot;&quot;&quot;&quot;)   (define-fun sym443 () String &quot;&quot;&quot;&quot;)   (define-fun sym289 () String &quot;&quot;&quot;&quot;)   (define-fun sym683 () String &quot;&quot;&quot;&quot;)   (define-f&quot;&amp;&quot;un sym363 () String &quot;&quot;&quot;&quot;)   (define-fun sym729 () String &quot;&quot;&quot;&quot;)   (define-fun sym409 () String &quot;&quot;TYPE&quot;&quot;)   (define-fun sym649 () String &quot;&quot;&quot;&quot;)   (define-fun sym605 () String &quot;&quot;&quot;&quot;)   (define-fun sym328 () String &quot;&quot;&quot;&quot;)   (define-fun sym205 () String &quot;&quot;&quot;&quot;) )&quot;)" office:value-type="string" office:string-value="(model   (define-fun L80 () String &quot;&quot;)   (define-fun L84 () String &quot;&quot;)   (define-fun L40 () String &quot;&quot;)   (define-fun L2 () String &quot;option&quot;)   (define-fun L72 () String &quot;type&quot;)   (define-fun L60 () String &quot;&quot;)   (define-fun L92 () String &quot;&quot;)   (define-fun L88 () String &quot;&quot;)   (define-fun L44 () String &quot;&quot;)   (define-fun L6 () String &quot;type&quot;)   (define-fun L76 () String &quot;&quot;)   (define-fun L32 () String &quot;&quot;)   (define-fun L64 () String &quot;&quot;)   (define-fun L20 () String &quot;&quot;)   (define-fun L96 () String &quot;length&quot;)   (define-fun L52 () String &quot;&quot;)   (define-fun L48 () String &quot;&quot;)   (define-fun L36 () String &quot;name&quot;)   (define-fun L68 () String &quot;table&quot;)   (define-fun L24 () String &quot;type&quot;)   (define-fun L56 () String &quot;&quot;)   (define-fun L12 () String &quot;&quot;)   (define-fun L28 () String &quot;&quot;)   (define-fun L16 () String &quot;field&quot;)   (define-fun L112 () String &quot;type&quot;)   (define-fun L100 () String &quot;option&quot;)   (define-fun L1 () String &quot;length&quot;)   (define-fun L108 () String &quot;html&quot;)   (define-fun L5 () String &quot;database&quot;)   (define-fun L116 () String &quot;&quot;)   (define-fun L104 () String &quot;&quot;)   (define-fun L9 () String &quot;description&quot;)   (define-fun L13 () String &quot;name&quot;)   (define-fun L29 () String &quot;table&quot;)   (define-fun L17 () String &quot;field&quot;)   (define-fun L90 () String &quot;&quot;)   (define-fun L0 () String &quot;&quot;)   (define-fun L62 () String &quot;&quot;)   (define-fun L94 () String &quot;&quot;)   (define-fun L50 () String &quot;description&quot;)   (define-fun L82 () String &quot;&quot;)   (define-fun L4 () String &quot;database&quot;)   (define-fun L70 () String &quot;&quot;)   (define-fun L66 () String &quot;&quot;)   (define-fun L22 () String &quot;&quot;)   (define-fun L98 () String &quot;name&quot;)   (define-fun L54 () String &quot;field&quot;)   (define-fun L10 () String &quot;&quot;)   (define-fun L86 () String &quot;&quot;)   (define-fun L42 () String &quot;&quot;)   (define-fun L8 () String &quot;&quot;)   (define-fun L74 () String &quot;description&quot;)   (define-fun L30 () String &quot;option&quot;)   (define-fun L26 () String &quot;name&quot;)   (define-fun L58 () String &quot;&quot;)   (define-fun L14 () String &quot;&quot;)   (define-fun L46 () String &quot;&quot;)   (define-fun L78 () String &quot;&quot;)   (define-fun L34 () String &quot;&quot;)   (define-fun L18 () String &quot;&quot;)   (define-fun L38 () String &quot;name&quot;)   (define-fun L114 () String &quot;&quot;)   (define-fun L102 () String &quot;description&quot;)   (define-fun L110 () String &quot;&quot;)   (define-fun L3 () String &quot;option&quot;)   (define-fun L7 () String &quot;type&quot;)   (define-fun L118 () String &quot;description&quot;)   (define-fun L106 () String &quot;&quot;)   (define-fun sym591 () String &quot;DESCRIPTION&quot;)   (define-fun sym195 () String &quot;&quot;)   (define-fun sym150 () String &quot;&quot;)   (define-fun sym479 () String &quot;&quot;)   (define-fun sym313 () String &quot;NAME&quot;)   (define-fun sym279 () String &quot;&quot;)   (define-fun sym433 () String &quot;&quot;)   (define-fun sym553 () String &quot;FIELD&quot;)   (define-fun sym399 () String &quot;&quot;)   (define-fun sym113 () String &quot;DATABASE&quot;)   (define-fun sym673 () String &quot;&quot;)   (define-fun sym353 () String &quot;&quot;)   (define-fun sym793 () String &quot;&quot;)   (define-fun sym519 () String &quot;OPTION&quot;)   (define-fun sym639 () String &quot;&quot;)   (define-fun sym759 () String &quot;OPTION&quot;)   (define-fun sym239 () String &quot;NAME&quot;)   (define-fun sym719 () String &quot;&quot;)   (define-fun sym581 () String &quot;&quot;)   (define-fun sym185 () String &quot;&quot;)   (define-fun sym225 () String &quot;TABLE&quot;)   (define-fun sym423 () String &quot;&quot;)   (define-fun sym543 () String &quot;&quot;)   (define-fun sym389 () String &quot;&quot;)   (define-fun sym783 () String &quot;&quot;)   (define-fun sym463 () String &quot;OPTION&quot;)   (define-fun sym264 () String &quot;DESCRIPTION&quot;)   (define-fun sym509 () String &quot;&quot;)   (define-fun sym749 () String &quot;&quot;)   (define-fun sym703 () String &quot;LENGTH&quot;)   (define-fun sym625 () String &quot;TYPE&quot;)   (define-fun sym20 () String &quot;HTML&quot;)   (define-fun sym215 () String &quot;&quot;)   (define-fun sym533 () String &quot;&quot;)   (define-fun sym499 () String &quot;&quot;)   (define-fun sym773 () String &quot;&quot;)   (define-fun sym135 () String &quot;NAME&quot;)   (define-fun sym299 () String &quot;FIELD&quot;)   (define-fun sym453 () String &quot;&quot;)   (define-fun sym254 () String &quot;&quot;)   (define-fun sym693 () String &quot;&quot;)   (define-fun sym175 () String &quot;&quot;)   (define-fun sym373 () String &quot;TYPE&quot;)   (define-fun sym739 () String &quot;&quot;)   (define-fun sym615 () String &quot;&quot;)   (define-fun sym659 () String &quot;TYPE&quot;)   (define-fun sym338 () String &quot;DESCRIPTION&quot;)   (define-fun sym160 () String &quot;DESCRIPTION&quot;)   (define-fun sym567 () String &quot;NAME&quot;)   (define-fun sym489 () String &quot;&quot;)   (define-fun sym443 () String &quot;&quot;)   (define-fun sym289 () String &quot;&quot;)   (define-fun sym683 () String &quot;&quot;)   (define-fun sym363 () String &quot;&quot;)   (define-fun sym729 () String &quot;&quot;)   (define-fun sym409 () String &quot;TYPE&quot;)   (define-fun sym649 () String &quot;&quot;)   (define-fun sym605 () String &quot;&quot;)   (define-fun sym328 () String &quot;&quot;)   (define-fun sym205 () String &quot;&quot;) )" calcext:value-type="string">
            <text:p>(model <text:s text:c="2"/>(define-fun L80 () String "") <text:s text:c="2"/>(define-fun L84 () String "") <text:s text:c="2"/>(define-fun L40 () String "") <text:s text:c="2"/>(define-fun L2 () String "option") <text:s text:c="2"/>(define-fun L72 () String "type") <text:s text:c="2"/>(define-fun L60 () String "") <text:s text:c="2"/>(define-fun L92 () String "") <text:s text:c="2"/>(define-fun L88 () String "") <text:s text:c="2"/>(define-fun L44 () String "") <text:s text:c="2"/>(define-fun L6 () String "type") <text:s text:c="2"/>(define-fun L76 () String "") <text:s text:c="2"/>(define-fun L32 () String "") <text:s text:c="2"/>(define-fun L64 () String "") <text:s text:c="2"/>(define-fun L20 () String "") <text:s text:c="2"/>(define-fun L96 () String "length") <text:s text:c="2"/>(define-fun L52 () String "") <text:s text:c="2"/>(define-fun L48 () String "") <text:s text:c="2"/>(define-fun L36 () String "name") <text:s text:c="2"/>(define-fun L68 () String "table") <text:s text:c="2"/>(define-fun L24 () String "type") <text:s text:c="2"/>(define-fun L56 () String "") <text:s text:c="2"/>(define-fun L12 () String "") <text:s text:c="2"/>(define-fun L28 () String "") <text:s text:c="2"/>(define-fun L16 () String "field") <text:s text:c="2"/>(define-fun L112 () String "type") <text:s text:c="2"/>(define-fun L100 () String "option") <text:s text:c="2"/>(define-fun L1 () String "length") <text:s text:c="2"/>(define-fun L108 () String "html") <text:s text:c="2"/>(define-fun L5 () String "database") <text:s text:c="2"/>(define-fun L116 () String "") <text:s text:c="2"/>(define-fun L104 () String "") <text:s text:c="2"/>(define-fun L9 () String "description") <text:s text:c="2"/>(define-fun L13 () String "name") <text:s text:c="2"/>(define-fun L29 () String "table") <text:s text:c="2"/>(define-fun L17 () String "field") <text:s text:c="2"/>(define-fun L90 () String "") <text:s text:c="2"/>(define-fun L0 () String "") <text:s text:c="2"/>(define-fun L62 () String "") <text:s text:c="2"/>(define-fun L94 () String "") <text:s text:c="2"/>(define-fun L50 () String "description") <text:s text:c="2"/>(define-fun L82 () String "") <text:s text:c="2"/>(define-fun L4 () String "database") <text:s text:c="2"/>(define-fun L70 () String "") <text:s text:c="2"/>(define-fun L66 () String "") <text:s text:c="2"/>(define-fun L22 () String "") <text:s text:c="2"/>(define-fun L98 () String "name") <text:s text:c="2"/>(define-fun L54 () String "field") <text:s text:c="2"/>(define-fun L10 () String "") <text:s text:c="2"/>(define-fun L86 () String "") <text:s text:c="2"/>(define-fun L42 () String "") <text:s text:c="2"/>(define-fun L8 () String "") <text:s text:c="2"/>(define-fun L74 () String "description") <text:s text:c="2"/>(define-fun L30 () String "option") <text:s text:c="2"/>(define-fun L26 () String "name") <text:s text:c="2"/>(define-fun L58 () String "") <text:s text:c="2"/>(define-fun L14 () String "") <text:s text:c="2"/>(define-fun L46 () String "") <text:s text:c="2"/>(define-fun L78 () String "") <text:s text:c="2"/>(define-fun L34 () String "") <text:s text:c="2"/>(define-fun L18 () String "") <text:s text:c="2"/>(define-fun L38 () String "name") <text:s text:c="2"/>(define-fun L114 () String "") <text:s text:c="2"/>(define-fun L102 () String "description") <text:s text:c="2"/>(define-fun L110 () String "") <text:s text:c="2"/>(define-fun L3 () String "option") <text:s text:c="2"/>(define-fun L7 () String "type") <text:s text:c="2"/>(define-fun L118 () String "description") <text:s text:c="2"/>(define-fun L106 () String "") <text:s text:c="2"/>(define-fun sym591 () String "DESCRIPTION") <text:s text:c="2"/>(define-fun sym195 () String "") <text:s text:c="2"/>(define-fun sym150 () String "") <text:s text:c="2"/>(define-fun sym479 () String "") <text:s text:c="2"/>(define-fun sym313 () String "NAME") <text:s text:c="2"/>(define-fun sym279 () String "") <text:s text:c="2"/>(define-fun sym433 () String "") <text:s text:c="2"/>(define-fun sym553 () String "FIELD") <text:s text:c="2"/>(define-fun sym399 () String "") <text:s text:c="2"/>(define-fun sym113 () String "DATABASE") <text:s text:c="2"/>(define-fun sym673 () String "") <text:s text:c="2"/>(define-fun sym353 () String "") <text:s text:c="2"/>(define-fun sym793 () String "") <text:s text:c="2"/>(define-fun sym519 () String "OPTION") <text:s text:c="2"/>(define-fun sym639 () String "") <text:s text:c="2"/>(define-fun sym759 () String "OPTION") <text:s text:c="2"/>(define-fun sym239 () String "NAME") <text:s text:c="2"/>(define-fun sym719 () String "") <text:s text:c="2"/>(define-fun sym581 () String "") <text:s text:c="2"/>(define-fun sym185 () String "") <text:s text:c="2"/>(define-fun sym225 () String "TABLE") <text:s text:c="2"/>(define-fun sym423 () String "") <text:s text:c="2"/>(define-fun sym543 () String "") <text:s text:c="2"/>(define-fun sym389 () String "") <text:s text:c="2"/>(define-fun sym783 () String "") <text:s text:c="2"/>(define-fun sym463 () String "OPTION") <text:s text:c="2"/>(define-fun sym264 () String "DESCRIPTION") <text:s text:c="2"/>(define-fun sym509 () String "") <text:s text:c="2"/>(define-fun sym749 () String "") <text:s text:c="2"/>(define-fun sym703 () String "LENGTH") <text:s text:c="2"/>(define-fun sym625 () String "TYPE") <text:s text:c="2"/>(define-fun sym20 () String "HTML") <text:s text:c="2"/>(define-fun sym215 () String "") <text:s text:c="2"/>(define-fun sym533 () String "") <text:s text:c="2"/>(define-fun sym499 () String "") <text:s text:c="2"/>(define-fun sym773 () String "") <text:s text:c="2"/>(define-fun sym135 () String "NAME") <text:s text:c="2"/>(define-fun sym299 () String "FIELD") <text:s text:c="2"/>(define-fun sym453 () String "") <text:s text:c="2"/>(define-fun sym254 () String "") <text:s text:c="2"/>(define-fun sym693 () String "") <text:s text:c="2"/>(define-fun sym175 () String "") <text:s text:c="2"/>(define-fun sym373 () String "TYPE") <text:s text:c="2"/>(define-fun sym739 () String "") <text:s text:c="2"/>(define-fun sym615 () String "") <text:s text:c="2"/>(define-fun sym659 () String "TYPE") <text:s text:c="2"/>(define-fun sym338 () String "DESCRIPTION") <text:s text:c="2"/>(define-fun sym160 () String "DESCRIPTION") <text:s text:c="2"/>(define-fun sym567 () String "NAME") <text:s text:c="2"/>(define-fun sym489 () String "") <text:s text:c="2"/>(define-fun sym443 () String "") <text:s text:c="2"/>(define-fun sym289 () String "") <text:s text:c="2"/>(define-fun sym683 () String "") <text:s text:c="2"/>(define-fun sym363 () String "") <text:s text:c="2"/>(define-fun sym729 () String "") <text:s text:c="2"/>(define-fun sym409 () String "TYPE") <text:s text:c="2"/>(define-fun sym649 () String "") <text:s text:c="2"/>(define-fun sym60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28.smt2</text:p>
          </table:table-cell>
          <table:table-cell table:style-name="ce2" office:value-type="float" office:value="1200.051" calcext:value-type="float">
            <text:p>1200.051</text:p>
          </table:table-cell>
          <table:table-cell/>
          <table:table-cell table:style-name="ce4" office:value-type="string" calcext:value-type="string">
            <text:p><text:s/>jxml2sql28.smt2</text:p>
          </table:table-cell>
          <table:table-cell table:style-name="ce5" office:value-type="float" office:value="1200.051" calcext:value-type="float">
            <text:p>1200.051</text:p>
          </table:table-cell>
          <table:table-cell table:style-name="ce5" office:value-type="float" office:value="2.452" calcext:value-type="float">
            <text:p>2.452</text:p>
          </table:table-cell>
          <table:table-cell table:style-name="ce5" office:value-type="float" office:value="2.407" calcext:value-type="float">
            <text:p>2.407</text:p>
          </table:table-cell>
          <table:table-cell table:style-name="ce5" office:value-type="float" office:value="1200.116" calcext:value-type="float">
            <text:p>1200.116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01 () String &quot;&quot;&quot;&quot;)   (define-fun L80 () String &quot;&quot;description&quot;&quot;)   (define-fun L84 () String &quot;&quot;description&quot;&quot;)   (define-fun L40 () String &quot;&quot;&quot;&quot;)   (define-fun L2 () String &quot;&quot;option&quot;&quot;)   (define-fun L72 () String &quot;&quot;&quot;&quot;)   (define-fun L6&quot;&amp;&quot;0 () String &quot;&quot;&quot;&quot;)   (define-fun L92 () String &quot;&quot;&quot;&quot;)   (define-fun L88 () String &quot;&quot;description&quot;&quot;)   (define-fun L44 () String &quot;&quot;name&quot;&quot;)   (define-fun L6 () String &quot;&quot;&quot;&quot;)   (define-fun L76 () String &quot;&quot;&quot;&quot;)   (define-fun L32 () String &quot;&quot;&quot;&quot;)   (define-fun L64 (&quot;&amp;&quot;) String &quot;&quot;&quot;&quot;)   (define-fun L20 () String &quot;&quot;&quot;&quot;)   (define-fun L96 () String &quot;&quot;&quot;&quot;)   (define-fun L52 () String &quot;&quot;&quot;&quot;)   (define-fun L48 () String &quot;&quot;&quot;&quot;)   (define-fun L36 () String &quot;&quot;&quot;&quot;)   (define-fun L68 () String &quot;&quot;name&quot;&quot;)   (define-fun L24 () String &quot;&quot;&quot;&quot;&quot;&amp;&quot;)   (define-fun L56 () String &quot;&quot;&quot;&quot;)   (define-fun L12 () String &quot;&quot;&quot;&quot;)   (define-fun L28 () String &quot;&quot;description&quot;&quot;)   (define-fun L16 () String &quot;&quot;&quot;&quot;)   (define-fun L112 () String &quot;&quot;option&quot;&quot;)   (define-fun L100 () String &quot;&quot;html&quot;&quot;)   (define-fun L1 () String&quot;&amp;&quot; &quot;&quot;length&quot;&quot;)   (define-fun L108 () String &quot;&quot;&quot;&quot;)   (define-fun L5 () String &quot;&quot;name&quot;&quot;)   (define-fun L25 () String &quot;&quot;type&quot;&quot;)   (define-fun L90 () String &quot;&quot;&quot;&quot;)   (define-fun L103 () String &quot;&quot;&quot;&quot;)   (define-fun L0 () String &quot;&quot;length&quot;&quot;)   (define-fun L62 () Str&quot;&amp;&quot;ing &quot;&quot;&quot;&quot;)   (define-fun L94 () String &quot;&quot;option&quot;&quot;)   (define-fun L50 () String &quot;&quot;&quot;&quot;)   (define-fun L82 () String &quot;&quot;&quot;&quot;)   (define-fun L4 () String &quot;&quot;name&quot;&quot;)   (define-fun L70 () String &quot;&quot;table&quot;&quot;)   (define-fun L66 () String &quot;&quot;type&quot;&quot;)   (define-fun L22 () St&quot;&amp;&quot;ring &quot;&quot;&quot;&quot;)   (define-fun L98 () String &quot;&quot;&quot;&quot;)   (define-fun L54 () String &quot;&quot;database&quot;&quot;)   (define-fun L10 () String &quot;&quot;&quot;&quot;)   (define-fun L86 () String &quot;&quot;field&quot;&quot;)   (define-fun L42 () String &quot;&quot;field&quot;&quot;)   (define-fun L8 () String &quot;&quot;&quot;&quot;)   (define-fun L74 () St&quot;&amp;&quot;ring &quot;&quot;&quot;&quot;)   (define-fun L30 () String &quot;&quot;name&quot;&quot;)   (define-fun L26 () String &quot;&quot;&quot;&quot;)   (define-fun L58 () String &quot;&quot;&quot;&quot;)   (define-fun L14 () String &quot;&quot;&quot;&quot;)   (define-fun L46 () String &quot;&quot;&quot;&quot;)   (define-fun L78 () String &quot;&quot;&quot;&quot;)   (define-fun L34 () String &quot;&quot;type&quot;&quot;&quot;&amp;&quot;)   (define-fun L18 () String &quot;&quot;description&quot;&quot;)   (define-fun L38 () String &quot;&quot;description&quot;&quot;)   (define-fun L114 () String &quot;&quot;&quot;&quot;)   (define-fun L110 () String &quot;&quot;&quot;&quot;)   (define-fun L71 () String &quot;&quot;table&quot;&quot;)   (define-fun L3 () String &quot;&quot;option&quot;&quot;)   (define-fun L&quot;&amp;&quot;55 () String &quot;&quot;database&quot;&quot;)   (define-fun L11 () String &quot;&quot;description&quot;&quot;)   (define-fun L43 () String &quot;&quot;field&quot;&quot;)   (define-fun L106 () String &quot;&quot;&quot;&quot;)   (define-fun sym195 () String &quot;&quot;&quot;&quot;)   (define-fun sym150 () String &quot;&quot;&quot;&quot;)   (define-fun sym479 () String &quot;&quot;&quot;&quot;&quot;&amp;&quot;)   (define-fun sym313 () String &quot;&quot;NAME&quot;&quot;)   (define-fun sym753 () String &quot;&quot;&quot;&quot;)   (define-fun sym433 () String &quot;&quot;&quot;&quot;)   (define-fun sym279 () String &quot;&quot;&quot;&quot;)   (define-fun sym113 () String &quot;&quot;DATABASE&quot;&quot;)   (define-fun sym673 () String &quot;&quot;&quot;&quot;)   (define-fun sym39&quot;&amp;&quot;7 () String &quot;&quot;TYPE&quot;&quot;)   (define-fun sym353 () String &quot;&quot;&quot;&quot;)   (define-fun sym595 () String &quot;&quot;&quot;&quot;)   (define-fun sym639 () String &quot;&quot;TYPE&quot;&quot;)   (define-fun sym239 () String &quot;&quot;NAME&quot;&quot;)   (define-fun sym557 () String &quot;&quot;NAME&quot;&quot;)   (define-fun sym719 () String &quot;&quot;&quot;&quot;)&quot;&amp;&quot;   (define-fun sym185 () String &quot;&quot;&quot;&quot;)   (define-fun sym581 () String &quot;&quot;DESCRIPTION&quot;&quot;)   (define-fun sym423 () String &quot;&quot;&quot;&quot;)   (define-fun sym225 () String &quot;&quot;TABLE&quot;&quot;)   (define-fun sym543 () String &quot;&quot;FIELD&quot;&quot;)   (define-fun sym663 () String &quot;&quot;&quot;&quot;)   (define-f&quot;&amp;&quot;un sym387 () String &quot;&quot;&quot;&quot;)   (define-fun sym264 () String &quot;&quot;DESCRIPTION&quot;&quot;)   (define-fun sym509 () String &quot;&quot;OPTION&quot;&quot;)   (define-fun sym629 () String &quot;&quot;&quot;&quot;)   (define-fun sym20 () String &quot;&quot;HTML&quot;&quot;)   (define-fun sym469 () String &quot;&quot;&quot;&quot;)   (define-fun sym709 () &quot;&amp;&quot;String &quot;&quot;&quot;&quot;)   (define-fun sym413 () String &quot;&quot;&quot;&quot;)   (define-fun sym215 () String &quot;&quot;&quot;&quot;)   (define-fun sym699 () String &quot;&quot;&quot;&quot;)   (define-fun sym533 () String &quot;&quot;&quot;&quot;)   (define-fun sym499 () String &quot;&quot;&quot;&quot;)   (define-fun sym653 () String &quot;&quot;&quot;&quot;)   (define-fun sym773&quot;&amp;&quot; () String &quot;&quot;&quot;&quot;)   (define-fun sym135 () String &quot;&quot;NAME&quot;&quot;)   (define-fun sym377 () String &quot;&quot;&quot;&quot;)   (define-fun sym453 () String &quot;&quot;OPTION&quot;&quot;)   (define-fun sym299 () String &quot;&quot;FIELD&quot;&quot;)   (define-fun sym254 () String &quot;&quot;&quot;&quot;)   (define-fun sym175 () String &quot;&quot;&quot;&quot;)  &quot;&amp;&quot; (define-fun sym571 () String &quot;&quot;&quot;&quot;)   (define-fun sym619 () String &quot;&quot;&quot;&quot;)   (define-fun sym739 () String &quot;&quot;OPTION&quot;&quot;)   (define-fun sym338 () String &quot;&quot;DESCRIPTION&quot;&quot;)   (define-fun sym160 () String &quot;&quot;DESCRIPTION&quot;&quot;)   (define-fun sym523 () String &quot;&quot;&quot;&quot;)   (def&quot;&amp;&quot;ine-fun sym489 () String &quot;&quot;&quot;&quot;)   (define-fun sym763 () String &quot;&quot;&quot;&quot;)   (define-fun sym289 () String &quot;&quot;&quot;&quot;)   (define-fun sym443 () String &quot;&quot;&quot;&quot;)   (define-fun sym683 () String &quot;&quot;LENGTH&quot;&quot;)   (define-fun sym363 () String &quot;&quot;DESCRIPTION&quot;&quot;)   (define-fun sym729 (&quot;&amp;&quot;) String &quot;&quot;&quot;&quot;)   (define-fun sym605 () String &quot;&quot;DESCRIPTION&quot;&quot;)   (define-fun sym328 () String &quot;&quot;&quot;&quot;)   (define-fun sym205 () String &quot;&quot;&quot;&quot;) )&quot;)" office:value-type="string" office:string-value="(model   (define-fun L101 () String &quot;&quot;)   (define-fun L80 () String &quot;description&quot;)   (define-fun L84 () String &quot;description&quot;)   (define-fun L40 () String &quot;&quot;)   (define-fun L2 () String &quot;option&quot;)   (define-fun L72 () String &quot;&quot;)   (define-fun L60 () String &quot;&quot;)   (define-fun L92 () String &quot;&quot;)   (define-fun L88 () String &quot;description&quot;)   (define-fun L44 () String &quot;name&quot;)   (define-fun L6 () String &quot;&quot;)   (define-fun L76 () String &quot;&quot;)   (define-fun L32 () String &quot;&quot;)   (define-fun L64 () String &quot;&quot;)   (define-fun L20 () String &quot;&quot;)   (define-fun L96 () String &quot;&quot;)   (define-fun L52 () String &quot;&quot;)   (define-fun L48 () String &quot;&quot;)   (define-fun L36 () String &quot;&quot;)   (define-fun L68 () String &quot;name&quot;)   (define-fun L24 () String &quot;&quot;)   (define-fun L56 () String &quot;&quot;)   (define-fun L12 () String &quot;&quot;)   (define-fun L28 () String &quot;description&quot;)   (define-fun L16 () String &quot;&quot;)   (define-fun L112 () String &quot;option&quot;)   (define-fun L100 () String &quot;html&quot;)   (define-fun L1 () String &quot;length&quot;)   (define-fun L108 () String &quot;&quot;)   (define-fun L5 () String &quot;name&quot;)   (define-fun L25 () String &quot;type&quot;)   (define-fun L90 () String &quot;&quot;)   (define-fun L103 () String &quot;&quot;)   (define-fun L0 () String &quot;length&quot;)   (define-fun L62 () String &quot;&quot;)   (define-fun L94 () String &quot;option&quot;)   (define-fun L50 () String &quot;&quot;)   (define-fun L82 () String &quot;&quot;)   (define-fun L4 () String &quot;name&quot;)   (define-fun L70 () String &quot;table&quot;)   (define-fun L66 () String &quot;type&quot;)   (define-fun L22 () String &quot;&quot;)   (define-fun L98 () String &quot;&quot;)   (define-fun L54 () String &quot;database&quot;)   (define-fun L10 () String &quot;&quot;)   (define-fun L86 () String &quot;field&quot;)   (define-fun L42 () String &quot;field&quot;)   (define-fun L8 () String &quot;&quot;)   (define-fun L74 () String &quot;&quot;)   (define-fun L30 () String &quot;name&quot;)   (define-fun L26 () String &quot;&quot;)   (define-fun L58 () String &quot;&quot;)   (define-fun L14 () String &quot;&quot;)   (define-fun L46 () String &quot;&quot;)   (define-fun L78 () String &quot;&quot;)   (define-fun L34 () String &quot;type&quot;)   (define-fun L18 () String &quot;description&quot;)   (define-fun L38 () String &quot;description&quot;)   (define-fun L114 () String &quot;&quot;)   (define-fun L110 () String &quot;&quot;)   (define-fun L71 () String &quot;table&quot;)   (define-fun L3 () String &quot;option&quot;)   (define-fun L55 () String &quot;database&quot;)   (define-fun L11 () String &quot;description&quot;)   (define-fun L43 () String &quot;field&quot;)   (define-fun L106 () String &quot;&quot;)   (define-fun sym195 () String &quot;&quot;)   (define-fun sym150 () String &quot;&quot;)   (define-fun sym479 () String &quot;&quot;)   (define-fun sym313 () String &quot;NAME&quot;)   (define-fun sym753 () String &quot;&quot;)   (define-fun sym433 () String &quot;&quot;)   (define-fun sym279 () String &quot;&quot;)   (define-fun sym113 () String &quot;DATABASE&quot;)   (define-fun sym673 () String &quot;&quot;)   (define-fun sym397 () String &quot;TYPE&quot;)   (define-fun sym353 () String &quot;&quot;)   (define-fun sym595 () String &quot;&quot;)   (define-fun sym639 () String &quot;TYPE&quot;)   (define-fun sym239 () String &quot;NAME&quot;)   (define-fun sym557 () String &quot;NAME&quot;)   (define-fun sym719 () String &quot;&quot;)   (define-fun sym185 () String &quot;&quot;)   (define-fun sym581 () String &quot;DESCRIPTION&quot;)   (define-fun sym423 () String &quot;&quot;)   (define-fun sym225 () String &quot;TABLE&quot;)   (define-fun sym543 () String &quot;FIELD&quot;)   (define-fun sym663 () String &quot;&quot;)   (define-fun sym387 () String &quot;&quot;)   (define-fun sym264 () String &quot;DESCRIPTION&quot;)   (define-fun sym509 () String &quot;OPTION&quot;)   (define-fun sym629 () String &quot;&quot;)   (define-fun sym20 () String &quot;HTML&quot;)   (define-fun sym469 () String &quot;&quot;)   (define-fun sym709 () String &quot;&quot;)   (define-fun sym413 () String &quot;&quot;)   (define-fun sym215 () String &quot;&quot;)   (define-fun sym699 () String &quot;&quot;)   (define-fun sym533 () String &quot;&quot;)   (define-fun sym499 () String &quot;&quot;)   (define-fun sym653 () String &quot;&quot;)   (define-fun sym773 () String &quot;&quot;)   (define-fun sym135 () String &quot;NAME&quot;)   (define-fun sym377 () String &quot;&quot;)   (define-fun sym453 () String &quot;OPTION&quot;)   (define-fun sym299 () String &quot;FIELD&quot;)   (define-fun sym254 () String &quot;&quot;)   (define-fun sym175 () String &quot;&quot;)   (define-fun sym571 () String &quot;&quot;)   (define-fun sym619 () String &quot;&quot;)   (define-fun sym739 () String &quot;OPTION&quot;)   (define-fun sym338 () String &quot;DESCRIPTION&quot;)   (define-fun sym160 () String &quot;DESCRIPTION&quot;)   (define-fun sym523 () String &quot;&quot;)   (define-fun sym489 () String &quot;&quot;)   (define-fun sym763 () String &quot;&quot;)   (define-fun sym289 () String &quot;&quot;)   (define-fun sym443 () String &quot;&quot;)   (define-fun sym683 () String &quot;LENGTH&quot;)   (define-fun sym363 () String &quot;DESCRIPTION&quot;)   (define-fun sym729 () String &quot;&quot;)   (define-fun sym605 () String &quot;DESCRIPTION&quot;)   (define-fun sym328 () String &quot;&quot;)   (define-fun sym205 () String &quot;&quot;) )" calcext:value-type="string">
            <text:p>(model <text:s text:c="2"/>(define-fun L101 () String "") <text:s text:c="2"/>(define-fun L80 () String "description") <text:s text:c="2"/>(define-fun L84 () String "description") <text:s text:c="2"/>(define-fun L40 () String "") <text:s text:c="2"/>(define-fun L2 () String "option") <text:s text:c="2"/>(define-fun L72 () String "") <text:s text:c="2"/>(define-fun L60 () String "") <text:s text:c="2"/>(define-fun L92 () String "") <text:s text:c="2"/>(define-fun L88 () String "description") <text:s text:c="2"/>(define-fun L44 () String "nam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name") <text:s text:c="2"/>(define-fun L24 () String "") <text:s text:c="2"/>(define-fun L56 () String "") <text:s text:c="2"/>(define-fun L12 () String "") <text:s text:c="2"/>(define-fun L28 () String "description") <text:s text:c="2"/>(define-fun L16 () String "") <text:s text:c="2"/>(define-fun L112 () String "option") <text:s text:c="2"/>(define-fun L100 () String "html") <text:s text:c="2"/>(define-fun L1 () String "length") <text:s text:c="2"/>(define-fun L108 () String "") <text:s text:c="2"/>(define-fun L5 () String "name") <text:s text:c="2"/>(define-fun L25 () String "type") <text:s text:c="2"/>(define-fun L90 () String "") <text:s text:c="2"/>(define-fun L103 () String "") <text:s text:c="2"/>(define-fun L0 () String "length") <text:s text:c="2"/>(define-fun L62 () String "") <text:s text:c="2"/>(define-fun L94 () String "option") <text:s text:c="2"/>(define-fun L50 () String "") <text:s text:c="2"/>(define-fun L82 () String "") <text:s text:c="2"/>(define-fun L4 () String "name") <text:s text:c="2"/>(define-fun L70 () String "table") <text:s text:c="2"/>(define-fun L66 () String "type") <text:s text:c="2"/>(define-fun L22 () String "") <text:s text:c="2"/>(define-fun L98 () String "") <text:s text:c="2"/>(define-fun L54 () String "database") <text:s text:c="2"/>(define-fun L10 () String "") <text:s text:c="2"/>(define-fun L86 () String "field") <text:s text:c="2"/>(define-fun L42 () String "field") <text:s text:c="2"/>(define-fun L8 () String "") <text:s text:c="2"/>(define-fun L74 () String "") <text:s text:c="2"/>(define-fun L30 () String "name") <text:s text:c="2"/>(define-fun L26 () String "") <text:s text:c="2"/>(define-fun L58 () String "") <text:s text:c="2"/>(define-fun L14 () String "") <text:s text:c="2"/>(define-fun L46 () String "") <text:s text:c="2"/>(define-fun L78 () String "") <text:s text:c="2"/>(define-fun L34 () String "type") <text:s text:c="2"/>(define-fun L18 () String "description") <text:s text:c="2"/>(define-fun L38 () String "description") <text:s text:c="2"/>(define-fun L114 () String "") <text:s text:c="2"/>(define-fun L110 () String "") <text:s text:c="2"/>(define-fun L71 () String "table") <text:s text:c="2"/>(define-fun L3 () String "option") <text:s text:c="2"/>(define-fun L55 () String "database") <text:s text:c="2"/>(define-fun L11 () String "description") <text:s text:c="2"/>(define-fun L43 () String "field") <text:s text:c="2"/>(define-fun L106 () String "") <text:s text:c="2"/>(define-fun sym195 () String "") <text:s text:c="2"/>(define-fun sym150 () String "") <text:s text:c="2"/>(define-fun sym479 () String "") <text:s text:c="2"/>(define-fun sym313 () String "NAME") <text:s text:c="2"/>(define-fun sym753 () String "") <text:s text:c="2"/>(define-fun sym433 () String "") <text:s text:c="2"/>(define-fun sym279 () String "") <text:s text:c="2"/>(define-fun sym113 () String "DATABASE") <text:s text:c="2"/>(define-fun sym673 () String "") <text:s text:c="2"/>(define-fun sym397 () String "TYPE") <text:s text:c="2"/>(define-fun sym353 () String "") <text:s text:c="2"/>(define-fun sym595 () String "") <text:s text:c="2"/>(define-fun sym639 () String "TYPE") <text:s text:c="2"/>(define-fun sym239 () String "NAME") <text:s text:c="2"/>(define-fun sym557 () String "NAME") <text:s text:c="2"/>(define-fun sym719 () String "") <text:s text:c="2"/>(define-fun sym185 () String "") <text:s text:c="2"/>(define-fun sym581 () String "DESCRIPTION") <text:s text:c="2"/>(define-fun sym423 () String "") <text:s text:c="2"/>(define-fun sym225 () String "TABLE") <text:s text:c="2"/>(define-fun sym543 () String "FIELD") <text:s text:c="2"/>(define-fun sym663 () String "") <text:s text:c="2"/>(define-fun sym387 () String "") <text:s text:c="2"/>(define-fun sym264 () String "DESCRIPTION") <text:s text:c="2"/>(define-fun sym509 () String "OPTION") <text:s text:c="2"/>(define-fun sym629 () String "") <text:s text:c="2"/>(define-fun sym20 () String "HTML") <text:s text:c="2"/>(define-fun sym469 () String "") <text:s text:c="2"/>(define-fun sym709 () String "") <text:s text:c="2"/>(define-fun sym413 () String "") <text:s text:c="2"/>(define-fun sym215 () String "") <text:s text:c="2"/>(define-fun sym699 () String "") <text:s text:c="2"/>(define-fun sym533 () String "") <text:s text:c="2"/>(define-fun sym499 () String "") <text:s text:c="2"/>(define-fun sym653 () String "") <text:s text:c="2"/>(define-fun sym773 () String "") <text:s text:c="2"/>(define-fun sym135 () String "NAME") <text:s text:c="2"/>(define-fun sym377 () String "") <text:s text:c="2"/>(define-fun sym453 () String "OPTION") <text:s text:c="2"/>(define-fun sym299 () String "FIELD") <text:s text:c="2"/>(define-fun sym254 () String "") <text:s text:c="2"/>(define-fun sym175 () String "") <text:s text:c="2"/>(define-fun sym571 () String "") <text:s text:c="2"/>(define-fun sym619 () String "") <text:s text:c="2"/>(define-fun sym739 () String "OPTION") <text:s text:c="2"/>(define-fun sym338 () String "DESCRIPTION") <text:s text:c="2"/>(define-fun sym160 () String "DESCRIPTION") <text:s text:c="2"/>(define-fun sym523 () String "") <text:s text:c="2"/>(define-fun sym489 () String "") <text:s text:c="2"/>(define-fun sym763 () String "") <text:s text:c="2"/>(define-fun sym289 () String "") <text:s text:c="2"/>(define-fun sym443 () String "") <text:s text:c="2"/>(define-fun sym683 () String "LENGTH") <text:s text:c="2"/>(define-fun sym363 () String "DESCRIPTION") <text:s text:c="2"/>(define-fun sym729 () String "") <text:s text:c="2"/>(define-fun sym605 () String "DESCRIPTION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29.smt2</text:p>
          </table:table-cell>
          <table:table-cell table:style-name="ce2" office:value-type="float" office:value="1200.047" calcext:value-type="float">
            <text:p>1200.047</text:p>
          </table:table-cell>
          <table:table-cell/>
          <table:table-cell table:style-name="ce4" office:value-type="string" calcext:value-type="string">
            <text:p><text:s/>jxml2sql29.smt2</text:p>
          </table:table-cell>
          <table:table-cell table:style-name="ce5" office:value-type="float" office:value="1200.047" calcext:value-type="float">
            <text:p>1200.047</text:p>
          </table:table-cell>
          <table:table-cell table:style-name="ce5" office:value-type="float" office:value="2.388" calcext:value-type="float">
            <text:p>2.388</text:p>
          </table:table-cell>
          <table:table-cell table:style-name="ce5" office:value-type="float" office:value="2.278" calcext:value-type="float">
            <text:p>2.278</text:p>
          </table:table-cell>
          <table:table-cell table:style-name="ce5" office:value-type="float" office:value="1200.108" calcext:value-type="float">
            <text:p>1200.108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01 () String &quot;&quot;&quot;&quot;)   (define-fun L80 () String &quot;&quot;name&quot;&quot;)   (define-fun L84 () String &quot;&quot;&quot;&quot;)   (define-fun L40 () String &quot;&quot;&quot;&quot;)   (define-fun L2 () String &quot;&quot;&quot;&quot;)   (define-fun L72 () String &quot;&quot;option&quot;&quot;)   (define-fun L60 () String &quot;&quot;data&quot;&amp;&quot;base&quot;&quot;)   (define-fun L92 () String &quot;&quot;&quot;&quot;)   (define-fun L88 () String &quot;&quot;table&quot;&quot;)   (define-fun L44 () String &quot;&quot;type&quot;&quot;)   (define-fun L6 () String &quot;&quot;&quot;&quot;)   (define-fun L76 () String &quot;&quot;&quot;&quot;)   (define-fun L32 () String &quot;&quot;&quot;&quot;)   (define-fun L64 () String &quot;&quot;&quot;&quot;)  &quot;&amp;&quot; (define-fun L20 () String &quot;&quot;&quot;&quot;)   (define-fun L96 () String &quot;&quot;html&quot;&quot;)   (define-fun L52 () String &quot;&quot;&quot;&quot;)   (define-fun L48 () String &quot;&quot;&quot;&quot;)   (define-fun L36 () String &quot;&quot;&quot;&quot;)   (define-fun L68 () String &quot;&quot;&quot;&quot;)   (define-fun L24 () String &quot;&quot;name&quot;&quot;)   (define-&quot;&amp;&quot;fun L56 () String &quot;&quot;&quot;&quot;)   (define-fun L12 () String &quot;&quot;&quot;&quot;)   (define-fun L28 () String &quot;&quot;option&quot;&quot;)   (define-fun L16 () String &quot;&quot;&quot;&quot;)   (define-fun L112 () String &quot;&quot;&quot;&quot;)   (define-fun L61 () String &quot;&quot;database&quot;&quot;)   (define-fun L1 () String &quot;&quot;length&quot;&quot;)   (defi&quot;&amp;&quot;ne-fun L108 () String &quot;&quot;&quot;&quot;)   (define-fun L5 () String &quot;&quot;type&quot;&quot;)   (define-fun L97 () String &quot;&quot;description&quot;&quot;)   (define-fun L104 () String &quot;&quot;&quot;&quot;)   (define-fun L9 () String &quot;&quot;name&quot;&quot;)   (define-fun L13 () String &quot;&quot;table&quot;&quot;)   (define-fun L29 () String &quot;&quot;opti&quot;&amp;&quot;on&quot;&quot;)   (define-fun L90 () String &quot;&quot;option&quot;&quot;)   (define-fun L0 () String &quot;&quot;length&quot;&quot;)   (define-fun L62 () String &quot;&quot;field&quot;&quot;)   (define-fun L94 () String &quot;&quot;&quot;&quot;)   (define-fun L50 () String &quot;&quot;&quot;&quot;)   (define-fun L82 () String &quot;&quot;field&quot;&quot;)   (define-fun L4 () Stri&quot;&amp;&quot;ng &quot;&quot;type&quot;&quot;)   (define-fun L70 () String &quot;&quot;&quot;&quot;)   (define-fun L66 () String &quot;&quot;&quot;&quot;)   (define-fun L22 () String &quot;&quot;&quot;&quot;)   (define-fun L54 () String &quot;&quot;&quot;&quot;)   (define-fun L10 () String &quot;&quot;&quot;&quot;)   (define-fun L86 () String &quot;&quot;&quot;&quot;)   (define-fun L42 () String &quot;&quot;descript&quot;&amp;&quot;ion&quot;&quot;)   (define-fun L8 () String &quot;&quot;name&quot;&quot;)   (define-fun L74 () String &quot;&quot;length&quot;&quot;)   (define-fun L30 () String &quot;&quot;&quot;&quot;)   (define-fun L26 () String &quot;&quot;&quot;&quot;)   (define-fun L58 () String &quot;&quot;&quot;&quot;)   (define-fun L14 () String &quot;&quot;&quot;&quot;)   (define-fun L46 () String &quot;&quot;descr&quot;&amp;&quot;iption&quot;&quot;)   (define-fun L78 () String &quot;&quot;description&quot;&quot;)   (define-fun L34 () String &quot;&quot;&quot;&quot;)   (define-fun L18 () String &quot;&quot;&quot;&quot;)   (define-fun L38 () String &quot;&quot;&quot;&quot;)   (define-fun L114 () String &quot;&quot;&quot;&quot;)   (define-fun L110 () String &quot;&quot;name&quot;&quot;)   (define-fun L3 () Stri&quot;&amp;&quot;ng &quot;&quot;description&quot;&quot;)   (define-fun L99 () String &quot;&quot;&quot;&quot;)   (define-fun L63 () String &quot;&quot;field&quot;&quot;)   (define-fun L106 () String &quot;&quot;&quot;&quot;)   (define-fun sym591 () String &quot;&quot;TYPE&quot;&quot;)   (define-fun sym195 () String &quot;&quot;&quot;&quot;)   (define-fun sym150 () String &quot;&quot;&quot;&quot;)   (define-fu&quot;&amp;&quot;n sym313 () String &quot;&quot;NAME&quot;&quot;)   (define-fun sym279 () String &quot;&quot;&quot;&quot;)   (define-fun sym113 () String &quot;&quot;DATABASE&quot;&quot;)   (define-fun sym399 () String &quot;&quot;&quot;&quot;)   (define-fun sym475 () String &quot;&quot;&quot;&quot;)   (define-fun sym353 () String &quot;&quot;&quot;&quot;)   (define-fun sym671 () String &quot;&quot;&quot;&amp;&quot;&quot;&quot;)   (define-fun sym519 () String &quot;&quot;FIELD&quot;&quot;)   (define-fun sym715 () String &quot;&quot;&quot;&quot;)   (define-fun sym759 () String &quot;&quot;&quot;&quot;)   (define-fun sym239 () String &quot;&quot;NAME&quot;&quot;)   (define-fun sym635 () String &quot;&quot;LENGTH&quot;&quot;)   (define-fun sym557 () String &quot;&quot;DESCRIPTION&quot;&quot;)   (&quot;&amp;&quot;define-fun sym185 () String &quot;&quot;&quot;&quot;)   (define-fun sym581 () String &quot;&quot;&quot;&quot;)   (define-fun sym225 () String &quot;&quot;TABLE&quot;&quot;)   (define-fun sym389 () String &quot;&quot;&quot;&quot;)   (define-fun sym465 () String &quot;&quot;&quot;&quot;)   (define-fun sym661 () String &quot;&quot;&quot;&quot;)   (define-fun sym264 () String &quot;&amp;&quot;&quot;&quot;DESCRIPTION&quot;&quot;)   (define-fun sym509 () String &quot;&quot;&quot;&quot;)   (define-fun sym705 () String &quot;&quot;&quot;&quot;)   (define-fun sym749 () String &quot;&quot;&quot;&quot;)   (define-fun sym429 () String &quot;&quot;OPTION&quot;&quot;)   (define-fun sym625 () String &quot;&quot;&quot;&quot;)   (define-fun sym547 () String &quot;&quot;&quot;&quot;)   (define-&quot;&amp;&quot;fun sym20 () String &quot;&quot;HTML&quot;&quot;)   (define-fun sym215 () String &quot;&quot;&quot;&quot;)   (define-fun sym533 () String &quot;&quot;NAME&quot;&quot;)   (define-fun sym455 () String &quot;&quot;&quot;&quot;)   (define-fun sym499 () String &quot;&quot;&quot;&quot;)   (define-fun sym135 () String &quot;&quot;NAME&quot;&quot;)   (define-fun sym299 () String &quot;&amp;&quot;&quot;&quot;FIELD&quot;&quot;)   (define-fun sym651 () String &quot;&quot;&quot;&quot;)   (define-fun sym695 () String &quot;&quot;&quot;&quot;)   (define-fun sym254 () String &quot;&quot;&quot;&quot;)   (define-fun sym175 () String &quot;&quot;&quot;&quot;)   (define-fun sym571 () String &quot;&quot;&quot;&quot;)   (define-fun sym373 () String &quot;&quot;TYPE&quot;&quot;)   (define-fun sym4&quot;&amp;&quot;19 () String &quot;&quot;&quot;&quot;)   (define-fun sym615 () String &quot;&quot;&quot;&quot;)   (define-fun sym735 () String &quot;&quot;OPTION&quot;&quot;)   (define-fun sym338 () String &quot;&quot;DESCRIPTION&quot;&quot;)   (define-fun sym160 () String &quot;&quot;DESCRIPTION&quot;&quot;)   (define-fun sym445 () String &quot;&quot;&quot;&quot;)   (define-fun sym289 ()&quot;&amp;&quot; String &quot;&quot;&quot;&quot;)   (define-fun sym485 () String &quot;&quot;OPTION&quot;&quot;)   (define-fun sym363 () String &quot;&quot;&quot;&quot;)   (define-fun sym681 () String &quot;&quot;LENGTH&quot;&quot;)   (define-fun sym409 () String &quot;&quot;&quot;&quot;)   (define-fun sym605 () String &quot;&quot;&quot;&quot;)   (define-fun sym769 () String &quot;&quot;&quot;&quot;)   (defi&quot;&amp;&quot;ne-fun sym725 () String &quot;&quot;&quot;&quot;)   (define-fun sym328 () String &quot;&quot;&quot;&quot;)   (define-fun sym205 () String &quot;&quot;&quot;&quot;) )&quot;)" office:value-type="string" office:string-value="(model   (define-fun L101 () String &quot;&quot;)   (define-fun L80 () String &quot;name&quot;)   (define-fun L84 () String &quot;&quot;)   (define-fun L40 () String &quot;&quot;)   (define-fun L2 () String &quot;&quot;)   (define-fun L72 () String &quot;option&quot;)   (define-fun L60 () String &quot;database&quot;)   (define-fun L92 () String &quot;&quot;)   (define-fun L88 () String &quot;table&quot;)   (define-fun L44 () String &quot;type&quot;)   (define-fun L6 () String &quot;&quot;)   (define-fun L76 () String &quot;&quot;)   (define-fun L32 () String &quot;&quot;)   (define-fun L64 () String &quot;&quot;)   (define-fun L20 () String &quot;&quot;)   (define-fun L96 () String &quot;html&quot;)   (define-fun L52 () String &quot;&quot;)   (define-fun L48 () String &quot;&quot;)   (define-fun L36 () String &quot;&quot;)   (define-fun L68 () String &quot;&quot;)   (define-fun L24 () String &quot;name&quot;)   (define-fun L56 () String &quot;&quot;)   (define-fun L12 () String &quot;&quot;)   (define-fun L28 () String &quot;option&quot;)   (define-fun L16 () String &quot;&quot;)   (define-fun L112 () String &quot;&quot;)   (define-fun L61 () String &quot;database&quot;)   (define-fun L1 () String &quot;length&quot;)   (define-fun L108 () String &quot;&quot;)   (define-fun L5 () String &quot;type&quot;)   (define-fun L97 () String &quot;description&quot;)   (define-fun L104 () String &quot;&quot;)   (define-fun L9 () String &quot;name&quot;)   (define-fun L13 () String &quot;table&quot;)   (define-fun L29 () String &quot;option&quot;)   (define-fun L90 () String &quot;option&quot;)   (define-fun L0 () String &quot;length&quot;)   (define-fun L62 () String &quot;field&quot;)   (define-fun L94 () String &quot;&quot;)   (define-fun L50 () String &quot;&quot;)   (define-fun L82 () String &quot;field&quot;)   (define-fun L4 () String &quot;type&quot;)   (define-fun L70 () String &quot;&quot;)   (define-fun L66 () String &quot;&quot;)   (define-fun L22 () String &quot;&quot;)   (define-fun L54 () String &quot;&quot;)   (define-fun L10 () String &quot;&quot;)   (define-fun L86 () String &quot;&quot;)   (define-fun L42 () String &quot;description&quot;)   (define-fun L8 () String &quot;name&quot;)   (define-fun L74 () String &quot;length&quot;)   (define-fun L30 () String &quot;&quot;)   (define-fun L26 () String &quot;&quot;)   (define-fun L58 () String &quot;&quot;)   (define-fun L14 () String &quot;&quot;)   (define-fun L46 () String &quot;description&quot;)   (define-fun L78 () String &quot;description&quot;)   (define-fun L34 () String &quot;&quot;)   (define-fun L18 () String &quot;&quot;)   (define-fun L38 () String &quot;&quot;)   (define-fun L114 () String &quot;&quot;)   (define-fun L110 () String &quot;name&quot;)   (define-fun L3 () String &quot;description&quot;)   (define-fun L99 () String &quot;&quot;)   (define-fun L63 () String &quot;field&quot;)   (define-fun L106 () String &quot;&quot;)   (define-fun sym591 () String &quot;TYPE&quot;)   (define-fun sym195 () String &quot;&quot;)   (define-fun sym150 () String &quot;&quot;)   (define-fun sym313 () String &quot;NAME&quot;)   (define-fun sym279 () String &quot;&quot;)   (define-fun sym113 () String &quot;DATABASE&quot;)   (define-fun sym399 () String &quot;&quot;)   (define-fun sym475 () String &quot;&quot;)   (define-fun sym353 () String &quot;&quot;)   (define-fun sym671 () String &quot;&quot;)   (define-fun sym519 () String &quot;FIELD&quot;)   (define-fun sym715 () String &quot;&quot;)   (define-fun sym759 () String &quot;&quot;)   (define-fun sym239 () String &quot;NAME&quot;)   (define-fun sym635 () String &quot;LENGTH&quot;)   (define-fun sym557 () String &quot;DESCRIPTION&quot;)   (define-fun sym185 () String &quot;&quot;)   (define-fun sym581 () String &quot;&quot;)   (define-fun sym225 () String &quot;TABLE&quot;)   (define-fun sym389 () String &quot;&quot;)   (define-fun sym465 () String &quot;&quot;)   (define-fun sym661 () String &quot;&quot;)   (define-fun sym264 () String &quot;DESCRIPTION&quot;)   (define-fun sym509 () String &quot;&quot;)   (define-fun sym705 () String &quot;&quot;)   (define-fun sym749 () String &quot;&quot;)   (define-fun sym429 () String &quot;OPTION&quot;)   (define-fun sym625 () String &quot;&quot;)   (define-fun sym547 () String &quot;&quot;)   (define-fun sym20 () String &quot;HTML&quot;)   (define-fun sym215 () String &quot;&quot;)   (define-fun sym533 () String &quot;NAME&quot;)   (define-fun sym455 () String &quot;&quot;)   (define-fun sym499 () String &quot;&quot;)   (define-fun sym135 () String &quot;NAME&quot;)   (define-fun sym299 () String &quot;FIELD&quot;)   (define-fun sym651 () String &quot;&quot;)   (define-fun sym695 () String &quot;&quot;)   (define-fun sym254 () String &quot;&quot;)   (define-fun sym175 () String &quot;&quot;)   (define-fun sym571 () String &quot;&quot;)   (define-fun sym373 () String &quot;TYPE&quot;)   (define-fun sym419 () String &quot;&quot;)   (define-fun sym615 () String &quot;&quot;)   (define-fun sym735 () String &quot;OPTION&quot;)   (define-fun sym338 () String &quot;DESCRIPTION&quot;)   (define-fun sym160 () String &quot;DESCRIPTION&quot;)   (define-fun sym445 () String &quot;&quot;)   (define-fun sym289 () String &quot;&quot;)   (define-fun sym485 () String &quot;OPTION&quot;)   (define-fun sym363 () String &quot;&quot;)   (define-fun sym681 () String &quot;LENGTH&quot;)   (define-fun sym409 () String &quot;&quot;)   (define-fun sym605 () String &quot;&quot;)   (define-fun sym769 () String &quot;&quot;)   (define-fun sym725 () String &quot;&quot;)   (define-fun sym328 () String &quot;&quot;)   (define-fun sym205 () String &quot;&quot;) )" calcext:value-type="string">
            <text:p>(model <text:s text:c="2"/>(define-fun L101 () String "") <text:s text:c="2"/>(define-fun L80 () String "name") <text:s text:c="2"/>(define-fun L84 () String "") <text:s text:c="2"/>(define-fun L40 () String "") <text:s text:c="2"/>(define-fun L2 () String "") <text:s text:c="2"/>(define-fun L72 () String "option") <text:s text:c="2"/>(define-fun L60 () String "database") <text:s text:c="2"/>(define-fun L92 () String "") <text:s text:c="2"/>(define-fun L88 () String "table") <text:s text:c="2"/>(define-fun L44 () String "typ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html") <text:s text:c="2"/>(define-fun L52 () String "") <text:s text:c="2"/>(define-fun L48 () String "") <text:s text:c="2"/>(define-fun L36 () String "") <text:s text:c="2"/>(define-fun L68 () String "") <text:s text:c="2"/>(define-fun L24 () String "name") <text:s text:c="2"/>(define-fun L56 () String "") <text:s text:c="2"/>(define-fun L12 () String "") <text:s text:c="2"/>(define-fun L28 () String "option") <text:s text:c="2"/>(define-fun L16 () String "") <text:s text:c="2"/>(define-fun L112 () String "") <text:s text:c="2"/>(define-fun L61 () String "database") <text:s text:c="2"/>(define-fun L1 () String "length") <text:s text:c="2"/>(define-fun L108 () String "") <text:s text:c="2"/>(define-fun L5 () String "type") <text:s text:c="2"/>(define-fun L97 () String "description") <text:s text:c="2"/>(define-fun L104 () String "") <text:s text:c="2"/>(define-fun L9 () String "name") <text:s text:c="2"/>(define-fun L13 () String "table") <text:s text:c="2"/>(define-fun L29 () String "option") <text:s text:c="2"/>(define-fun L90 () String "option") <text:s text:c="2"/>(define-fun L0 () String "length") <text:s text:c="2"/>(define-fun L62 () String "field") <text:s text:c="2"/>(define-fun L94 () String "") <text:s text:c="2"/>(define-fun L50 () String "") <text:s text:c="2"/>(define-fun L82 () String "field") <text:s text:c="2"/>(define-fun L4 () String "type") <text:s text:c="2"/>(define-fun L70 () String "") <text:s text:c="2"/>(define-fun L66 () String "") <text:s text:c="2"/>(define-fun L22 () String "") <text:s text:c="2"/>(define-fun L54 () String "") <text:s text:c="2"/>(define-fun L10 () String "") <text:s text:c="2"/>(define-fun L86 () String "") <text:s text:c="2"/>(define-fun L42 () String "description") <text:s text:c="2"/>(define-fun L8 () String "name") <text:s text:c="2"/>(define-fun L74 () String "length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description") <text:s text:c="2"/>(define-fun L34 () String "") <text:s text:c="2"/>(define-fun L18 () String "") <text:s text:c="2"/>(define-fun L38 () String "") <text:s text:c="2"/>(define-fun L114 () String "") <text:s text:c="2"/>(define-fun L110 () String "name") <text:s text:c="2"/>(define-fun L3 () String "description") <text:s text:c="2"/>(define-fun L99 () String "") <text:s text:c="2"/>(define-fun L63 () String "field") <text:s text:c="2"/>(define-fun L106 () String "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113 () String "DATABASE") <text:s text:c="2"/>(define-fun sym399 () String "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759 () String "") <text:s text:c="2"/>(define-fun sym239 () String "NAME") <text:s text:c="2"/>(define-fun sym635 () String "LENGTH") <text:s text:c="2"/>(define-fun sym557 () String "DESCRIPTION") <text:s text:c="2"/>(define-fun sym185 () String "") <text:s text:c="2"/>(define-fun sym581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749 () String "") <text:s text:c="2"/>(define-fun sym429 () String "OPTION") <text:s text:c="2"/>(define-fun sym625 () String "") <text:s text:c="2"/>(define-fun sym547 () String "") <text:s text:c="2"/>(define-fun sym20 () String "HTML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299 () String "FIELD") <text:s text:c="2"/>(define-fun sym651 () String "") <text:s text:c="2"/>(define-fun sym695 () String "") <text:s text:c="2"/>(define-fun sym254 () String "") <text:s text:c="2"/>(define-fun sym175 () String "") <text:s text:c="2"/>(define-fun sym571 () String "") <text:s text:c="2"/>(define-fun sym373 () String "TYPE") <text:s text:c="2"/>(define-fun sym419 () String "") <text:s text:c="2"/>(define-fun sym615 () String "") <text:s text:c="2"/>(define-fun sym735 () String "OPTION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LENGTH") <text:s text:c="2"/>(define-fun sym409 () String "") <text:s text:c="2"/>(define-fun sym605 () String "") <text:s text:c="2"/>(define-fun sym769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30.smt2</text:p>
          </table:table-cell>
          <table:table-cell table:style-name="ce2" office:value-type="float" office:value="1200.047" calcext:value-type="float">
            <text:p>1200.047</text:p>
          </table:table-cell>
          <table:table-cell/>
          <table:table-cell table:style-name="ce4" office:value-type="string" calcext:value-type="string">
            <text:p><text:s/>jxml2sql30.smt2</text:p>
          </table:table-cell>
          <table:table-cell table:style-name="ce5" office:value-type="float" office:value="1200.047" calcext:value-type="float">
            <text:p>1200.047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float" office:value="2.312" calcext:value-type="float">
            <text:p>2.312</text:p>
          </table:table-cell>
          <table:table-cell table:style-name="ce5" office:value-type="float" office:value="1200.065" calcext:value-type="float">
            <text:p>1200.065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01 () String &quot;&quot;table&quot;&quot;)   (define-fun L113 () String &quot;&quot;&quot;&quot;)   (define-fun L2 () String &quot;&quot;&quot;&quot;)   (define-fun L109 () String &quot;&quot;&quot;&quot;)   (define-fun L6 () String &quot;&quot;html&quot;&quot;)   (define-fun L105 () String &quot;&quot;&quot;&quot;)   (define-fun L24 () String &quot;&quot;typ&quot;&amp;&quot;e&quot;&quot;)   (define-fun L117 () String &quot;&quot;&quot;&quot;)   (define-fun L56 () String &quot;&quot;option&quot;&quot;)   (define-fun L124 () String &quot;&quot;&quot;&quot;)   (define-fun L120 () String &quot;&quot;field&quot;&quot;)   (define-fun L73 () String &quot;&quot;&quot;&quot;)   (define-fun L61 () String &quot;&quot;&quot;&quot;)   (define-fun L1 () String &quot;&quot;dat&quot;&amp;&quot;abase&quot;&quot;)   (define-fun L93 () String &quot;&quot;&quot;&quot;)   (define-fun L81 () String &quot;&quot;name&quot;&quot;)   (define-fun L77 () String &quot;&quot;option&quot;&quot;)   (define-fun L33 () String &quot;&quot;name&quot;&quot;)   (define-fun L65 () String &quot;&quot;option&quot;&quot;)   (define-fun L21 () String &quot;&quot;&quot;&quot;)   (define-fun L5 () St&quot;&amp;&quot;ring &quot;&quot;description&quot;&quot;)   (define-fun L97 () String &quot;&quot;&quot;&quot;)   (define-fun L53 () String &quot;&quot;&quot;&quot;)   (define-fun L85 () String &quot;&quot;&quot;&quot;)   (define-fun L41 () String &quot;&quot;&quot;&quot;)   (define-fun L37 () String &quot;&quot;&quot;&quot;)   (define-fun L69 () String &quot;&quot;&quot;&quot;)   (define-fun L25 () String &quot;&amp;&quot;&quot;&quot;&quot;&quot;)   (define-fun L9 () String &quot;&quot;description&quot;&quot;)   (define-fun L57 () String &quot;&quot;&quot;&quot;)   (define-fun L13 () String &quot;&quot;&quot;&quot;)   (define-fun L89 () String &quot;&quot;&quot;&quot;)   (define-fun L45 () String &quot;&quot;&quot;&quot;)   (define-fun L29 () String &quot;&quot;type&quot;&quot;)   (define-fun L17 () String &quot;&quot;&quot;&amp;&quot;&quot;&quot;)   (define-fun L49 () String &quot;&quot;&quot;&quot;)   (define-fun L111 () String &quot;&quot;length&quot;&quot;)   (define-fun L103 () String &quot;&quot;&quot;&quot;)   (define-fun L0 () String &quot;&quot;database&quot;&quot;)   (define-fun L4 () String &quot;&quot;&quot;&quot;)   (define-fun L22 () String &quot;&quot;length&quot;&quot;)   (define-fun L115 () Strin&quot;&amp;&quot;g &quot;&quot;&quot;&quot;)   (define-fun L107 () String &quot;&quot;field&quot;&quot;)   (define-fun L18 () String &quot;&quot;table&quot;&quot;)   (define-fun L38 () String &quot;&quot;field&quot;&quot;)   (define-fun L91 () String &quot;&quot;option&quot;&quot;)   (define-fun L122 () String &quot;&quot;&quot;&quot;)   (define-fun L95 () String &quot;&quot;&quot;&quot;)   (define-fun L51 ()&quot;&amp;&quot; String &quot;&quot;&quot;&quot;)   (define-fun L83 () String &quot;&quot;&quot;&quot;)   (define-fun L71 () String &quot;&quot;name&quot;&quot;)   (define-fun L3 () String &quot;&quot;name&quot;&quot;)   (define-fun L99 () String &quot;&quot;&quot;&quot;)   (define-fun L55 () String &quot;&quot;&quot;&quot;)   (define-fun L11 () String &quot;&quot;&quot;&quot;)   (define-fun L87 () String &quot;&quot;&quot;&amp;&quot;&quot;&quot;)   (define-fun L43 () String &quot;&quot;&quot;&quot;)   (define-fun L75 () String &quot;&quot;&quot;&quot;)   (define-fun L31 () String &quot;&quot;name&quot;&quot;)   (define-fun L63 () String &quot;&quot;description&quot;&quot;)   (define-fun L7 () String &quot;&quot;&quot;&quot;)   (define-fun L59 () String &quot;&quot;description&quot;&quot;)   (define-fun L15 () S&quot;&amp;&quot;tring &quot;&quot;&quot;&quot;)   (define-fun L47 () String &quot;&quot;&quot;&quot;)   (define-fun L126 () String &quot;&quot;&quot;&quot;)   (define-fun L79 () String &quot;&quot;&quot;&quot;)   (define-fun L35 () String &quot;&quot;&quot;&quot;)   (define-fun L67 () String &quot;&quot;&quot;&quot;)   (define-fun L23 () String &quot;&quot;type&quot;&quot;)   (define-fun L19 () String &quot;&quot;&quot;&quot;) &quot;&amp;&quot;  (define-fun L39 () String &quot;&quot;&quot;&quot;)   (define-fun L27 () String &quot;&quot;description&quot;&quot;)   (define-fun sym195 () String &quot;&quot;&quot;&quot;)   (define-fun sym150 () String &quot;&quot;&quot;&quot;)   (define-fun sym633 () String &quot;&quot;NAME&quot;&quot;)   (define-fun sym599 () String &quot;&quot;&quot;&quot;)   (define-fun sym313 () &quot;&amp;&quot;String &quot;&quot;NAME&quot;&quot;)   (define-fun sym279 () String &quot;&quot;&quot;&quot;)   (define-fun sym399 () String &quot;&quot;&quot;&quot;)   (define-fun sym751 () String &quot;&quot;&quot;&quot;)   (define-fun sym113 () String &quot;&quot;DATABASE&quot;&quot;)   (define-fun sym475 () String &quot;&quot;&quot;&quot;)   (define-fun sym353 () String &quot;&quot;&quot;&quot;)   (defin&quot;&amp;&quot;e-fun sym671 () String &quot;&quot;&quot;&quot;)   (define-fun sym791 () String &quot;&quot;OPTION&quot;&quot;)   (define-fun sym519 () String &quot;&quot;&quot;&quot;)   (define-fun sym715 () String &quot;&quot;&quot;&quot;)   (define-fun sym559 () String &quot;&quot;&quot;&quot;)   (define-fun sym239 () String &quot;&quot;NAME&quot;&quot;)   (define-fun sym185 () String &quot;&amp;&quot;&quot;&quot;&quot;&quot;)   (define-fun sym589 () String &quot;&quot;&quot;&quot;)   (define-fun sym225 () String &quot;&quot;TABLE&quot;&quot;)   (define-fun sym389 () String &quot;&quot;&quot;&quot;)   (define-fun sym465 () String &quot;&quot;&quot;&quot;)   (define-fun sym781 () String &quot;&quot;&quot;&quot;)   (define-fun sym264 () String &quot;&quot;DESCRIPTION&quot;&quot;)   (define-f&quot;&amp;&quot;un sym509 () String &quot;&quot;&quot;&quot;)   (define-fun sym705 () String &quot;&quot;&quot;&quot;)   (define-fun sym429 () String &quot;&quot;OPTION&quot;&quot;)   (define-fun sym825 () String &quot;&quot;&quot;&quot;)   (define-fun sym549 () String &quot;&quot;&quot;&quot;)   (define-fun sym20 () String &quot;&quot;HTML&quot;&quot;)   (define-fun sym691 () String &quot;&quot;TY&quot;&amp;&quot;PE&quot;&quot;)   (define-fun sym215 () String &quot;&quot;&quot;&quot;)   (define-fun sym499 () String &quot;&quot;&quot;&quot;)   (define-fun sym455 () String &quot;&quot;&quot;&quot;)   (define-fun sym135 () String &quot;&quot;NAME&quot;&quot;)   (define-fun sym299 () String &quot;&quot;FIELD&quot;&quot;)   (define-fun sym771 () String &quot;&quot;&quot;&quot;)   (define-fun sym2&quot;&amp;&quot;54 () String &quot;&quot;&quot;&quot;)   (define-fun sym175 () String &quot;&quot;&quot;&quot;)   (define-fun sym373 () String &quot;&quot;TYPE&quot;&quot;)   (define-fun sym619 () String &quot;&quot;FIELD&quot;&quot;)   (define-fun sym815 () String &quot;&quot;&quot;&quot;)   (define-fun sym419 () String &quot;&quot;&quot;&quot;)   (define-fun sym539 () String &quot;&quot;&quot;&quot;)   (de&quot;&amp;&quot;fine-fun sym735 () String &quot;&quot;LENGTH&quot;&quot;)   (define-fun sym657 () String &quot;&quot;DESCRIPTION&quot;&quot;)   (define-fun sym338 () String &quot;&quot;DESCRIPTION&quot;&quot;)   (define-fun sym579 () String &quot;&quot;&quot;&quot;)   (define-fun sym160 () String &quot;&quot;DESCRIPTION&quot;&quot;)   (define-fun sym445 () String &quot;&quot;&quot;&quot;)&quot;&amp;&quot;   (define-fun sym289 () String &quot;&quot;&quot;&quot;)   (define-fun sym761 () String &quot;&quot;&quot;&quot;)   (define-fun sym485 () String &quot;&quot;OPTION&quot;&quot;)   (define-fun sym363 () String &quot;&quot;&quot;&quot;)   (define-fun sym681 () String &quot;&quot;&quot;&quot;)   (define-fun sym409 () String &quot;&quot;&quot;&quot;)   (define-fun sym805 () St&quot;&amp;&quot;ring &quot;&quot;&quot;&quot;)   (define-fun sym529 () String &quot;&quot;&quot;&quot;)   (define-fun sym725 () String &quot;&quot;&quot;&quot;)   (define-fun sym328 () String &quot;&quot;&quot;&quot;)   (define-fun sym647 () String &quot;&quot;&quot;&quot;)   (define-fun sym569 () String &quot;&quot;&quot;&quot;)   (define-fun sym205 () String &quot;&quot;&quot;&quot;)   (define-fun sym609 (&quot;&amp;&quot;) String &quot;&quot;&quot;&quot;) )&quot;)" office:value-type="string" office:string-value="(model   (define-fun L101 () String &quot;table&quot;)   (define-fun L113 () String &quot;&quot;)   (define-fun L2 () String &quot;&quot;)   (define-fun L109 () String &quot;&quot;)   (define-fun L6 () String &quot;html&quot;)   (define-fun L105 () String &quot;&quot;)   (define-fun L24 () String &quot;type&quot;)   (define-fun L117 () String &quot;&quot;)   (define-fun L56 () String &quot;option&quot;)   (define-fun L124 () String &quot;&quot;)   (define-fun L120 () String &quot;field&quot;)   (define-fun L73 () String &quot;&quot;)   (define-fun L61 () String &quot;&quot;)   (define-fun L1 () String &quot;database&quot;)   (define-fun L93 () String &quot;&quot;)   (define-fun L81 () String &quot;name&quot;)   (define-fun L77 () String &quot;option&quot;)   (define-fun L33 () String &quot;name&quot;)   (define-fun L65 () String &quot;option&quot;)   (define-fun L21 () String &quot;&quot;)   (define-fun L5 () String &quot;description&quot;)   (define-fun L97 () String &quot;&quot;)   (define-fun L53 () String &quot;&quot;)   (define-fun L85 () String &quot;&quot;)   (define-fun L41 () String &quot;&quot;)   (define-fun L37 () String &quot;&quot;)   (define-fun L69 () String &quot;&quot;)   (define-fun L25 () String &quot;&quot;)   (define-fun L9 () String &quot;description&quot;)   (define-fun L57 () String &quot;&quot;)   (define-fun L13 () String &quot;&quot;)   (define-fun L89 () String &quot;&quot;)   (define-fun L45 () String &quot;&quot;)   (define-fun L29 () String &quot;type&quot;)   (define-fun L17 () String &quot;&quot;)   (define-fun L49 () String &quot;&quot;)   (define-fun L111 () String &quot;length&quot;)   (define-fun L103 () String &quot;&quot;)   (define-fun L0 () String &quot;database&quot;)   (define-fun L4 () String &quot;&quot;)   (define-fun L22 () String &quot;length&quot;)   (define-fun L115 () String &quot;&quot;)   (define-fun L107 () String &quot;field&quot;)   (define-fun L18 () String &quot;table&quot;)   (define-fun L38 () String &quot;field&quot;)   (define-fun L91 () String &quot;option&quot;)   (define-fun L122 () String &quot;&quot;)   (define-fun L95 () String &quot;&quot;)   (define-fun L51 () String &quot;&quot;)   (define-fun L83 () String &quot;&quot;)   (define-fun L71 () String &quot;name&quot;)   (define-fun L3 () String &quot;name&quot;)   (define-fun L99 () String &quot;&quot;)   (define-fun L55 () String &quot;&quot;)   (define-fun L11 () String &quot;&quot;)   (define-fun L87 () String &quot;&quot;)   (define-fun L43 () String &quot;&quot;)   (define-fun L75 () String &quot;&quot;)   (define-fun L31 () String &quot;name&quot;)   (define-fun L63 () String &quot;description&quot;)   (define-fun L7 () String &quot;&quot;)   (define-fun L59 () String &quot;description&quot;)   (define-fun L15 () String &quot;&quot;)   (define-fun L47 () String &quot;&quot;)   (define-fun L126 () String &quot;&quot;)   (define-fun L79 () String &quot;&quot;)   (define-fun L35 () String &quot;&quot;)   (define-fun L67 () String &quot;&quot;)   (define-fun L23 () String &quot;type&quot;)   (define-fun L19 () String &quot;&quot;)   (define-fun L39 () String &quot;&quot;)   (define-fun L27 () String &quot;description&quot;)   (define-fun sym195 () String &quot;&quot;)   (define-fun sym150 () String &quot;&quot;)   (define-fun sym633 () String &quot;NAME&quot;)   (define-fun sym599 () String &quot;&quot;)   (define-fun sym313 () String &quot;NAME&quot;)   (define-fun sym279 () String &quot;&quot;)   (define-fun sym399 () String &quot;&quot;)   (define-fun sym751 () String &quot;&quot;)   (define-fun sym113 () String &quot;DATABASE&quot;)   (define-fun sym475 () String &quot;&quot;)   (define-fun sym353 () String &quot;&quot;)   (define-fun sym671 () String &quot;&quot;)   (define-fun sym791 () String &quot;OPTION&quot;)   (define-fun sym519 () String &quot;&quot;)   (define-fun sym715 () String &quot;&quot;)   (define-fun sym559 () String &quot;&quot;)   (define-fun sym239 () String &quot;NAME&quot;)   (define-fun sym185 () String &quot;&quot;)   (define-fun sym589 () String &quot;&quot;)   (define-fun sym225 () String &quot;TABLE&quot;)   (define-fun sym389 () String &quot;&quot;)   (define-fun sym465 () String &quot;&quot;)   (define-fun sym781 () String &quot;&quot;)   (define-fun sym264 () String &quot;DESCRIPTION&quot;)   (define-fun sym509 () String &quot;&quot;)   (define-fun sym705 () String &quot;&quot;)   (define-fun sym429 () String &quot;OPTION&quot;)   (define-fun sym825 () String &quot;&quot;)   (define-fun sym549 () String &quot;&quot;)   (define-fun sym20 () String &quot;HTML&quot;)   (define-fun sym691 () String &quot;TYPE&quot;)   (define-fun sym215 () String &quot;&quot;)   (define-fun sym499 () String &quot;&quot;)   (define-fun sym455 () String &quot;&quot;)   (define-fun sym135 () String &quot;NAME&quot;)   (define-fun sym299 () String &quot;FIELD&quot;)   (define-fun sym771 () String &quot;&quot;)   (define-fun sym254 () String &quot;&quot;)   (define-fun sym175 () String &quot;&quot;)   (define-fun sym373 () String &quot;TYPE&quot;)   (define-fun sym619 () String &quot;FIELD&quot;)   (define-fun sym815 () String &quot;&quot;)   (define-fun sym419 () String &quot;&quot;)   (define-fun sym539 () String &quot;&quot;)   (define-fun sym735 () String &quot;LENGTH&quot;)   (define-fun sym657 () String &quot;DESCRIPTION&quot;)   (define-fun sym338 () String &quot;DESCRIPTION&quot;)   (define-fun sym579 () String &quot;&quot;)   (define-fun sym160 () String &quot;DESCRIPTION&quot;)   (define-fun sym445 () String &quot;&quot;)   (define-fun sym289 () String &quot;&quot;)   (define-fun sym761 () String &quot;&quot;)   (define-fun sym485 () String &quot;OPTION&quot;)   (define-fun sym363 () String &quot;&quot;)   (define-fun sym681 () String &quot;&quot;)   (define-fun sym409 () String &quot;&quot;)   (define-fun sym805 () String &quot;&quot;)   (define-fun sym529 () String &quot;&quot;)   (define-fun sym725 () String &quot;&quot;)   (define-fun sym328 () String &quot;&quot;)   (define-fun sym647 () String &quot;&quot;)   (define-fun sym569 () String &quot;&quot;)   (define-fun sym205 () String &quot;&quot;)   (define-fun sym609 () String &quot;&quot;) )" calcext:value-type="string">
            <text:p>(model <text:s text:c="2"/>(define-fun L101 () String "table") <text:s text:c="2"/>(define-fun L113 () String "") <text:s text:c="2"/>(define-fun L2 () String "") <text:s text:c="2"/>(define-fun L109 () String "") <text:s text:c="2"/>(define-fun L6 () String "html") <text:s text:c="2"/>(define-fun L105 () String "") <text:s text:c="2"/>(define-fun L24 () String "type") <text:s text:c="2"/>(define-fun L117 () String "") <text:s text:c="2"/>(define-fun L56 () String "option") <text:s text:c="2"/>(define-fun L124 () String "") <text:s text:c="2"/>(define-fun L120 () String "field") <text:s text:c="2"/>(define-fun L73 () String "") <text:s text:c="2"/>(define-fun L61 () String "") <text:s text:c="2"/>(define-fun L1 () String "database") <text:s text:c="2"/>(define-fun L93 () String "") <text:s text:c="2"/>(define-fun L81 () String "name") <text:s text:c="2"/>(define-fun L77 () String "option") <text:s text:c="2"/>(define-fun L33 () String "name") <text:s text:c="2"/>(define-fun L65 () String "option") <text:s text:c="2"/>(define-fun L21 () String "") <text:s text:c="2"/>(define-fun L5 () String "description") <text:s text:c="2"/>(define-fun L97 () String "") <text:s text:c="2"/>(define-fun L53 () String "") <text:s text:c="2"/>(define-fun L85 () String "") <text:s text:c="2"/>(define-fun L41 () String "") <text:s text:c="2"/>(define-fun L37 () String "") <text:s text:c="2"/>(define-fun L69 () String "") <text:s text:c="2"/>(define-fun L25 () String "") <text:s text:c="2"/>(define-fun L9 () String "description") <text:s text:c="2"/>(define-fun L57 () String "") <text:s text:c="2"/>(define-fun L13 () String "") <text:s text:c="2"/>(define-fun L89 () String "") <text:s text:c="2"/>(define-fun L45 () String "") <text:s text:c="2"/>(define-fun L29 () String "type") <text:s text:c="2"/>(define-fun L17 () String "") <text:s text:c="2"/>(define-fun L49 () String "") <text:s text:c="2"/>(define-fun L111 () String "length") <text:s text:c="2"/>(define-fun L103 () String "") <text:s text:c="2"/>(define-fun L0 () String "database") <text:s text:c="2"/>(define-fun L4 () String "") <text:s text:c="2"/>(define-fun L22 () String "length") <text:s text:c="2"/>(define-fun L115 () String "") <text:s text:c="2"/>(define-fun L107 () String "field") <text:s text:c="2"/>(define-fun L18 () String "table") <text:s text:c="2"/>(define-fun L38 () String "field") <text:s text:c="2"/>(define-fun L91 () String "option") <text:s text:c="2"/>(define-fun L122 () String "") <text:s text:c="2"/>(define-fun L95 () String "") <text:s text:c="2"/>(define-fun L51 () String "") <text:s text:c="2"/>(define-fun L83 () String "") <text:s text:c="2"/>(define-fun L71 () String "name") <text:s text:c="2"/>(define-fun L3 () String "name") <text:s text:c="2"/>(define-fun L99 () String "") <text:s text:c="2"/>(define-fun L55 () String "") <text:s text:c="2"/>(define-fun L11 () String "") <text:s text:c="2"/>(define-fun L87 () String "") <text:s text:c="2"/>(define-fun L43 () String "") <text:s text:c="2"/>(define-fun L75 () String "") <text:s text:c="2"/>(define-fun L31 () String "name") <text:s text:c="2"/>(define-fun L63 () String "description") <text:s text:c="2"/>(define-fun L7 () String "") <text:s text:c="2"/>(define-fun L59 () String "description") <text:s text:c="2"/>(define-fun L15 () String "") <text:s text:c="2"/>(define-fun L47 () String "") <text:s text:c="2"/>(define-fun L126 () String "") <text:s text:c="2"/>(define-fun L79 () String "") <text:s text:c="2"/>(define-fun L35 () String "") <text:s text:c="2"/>(define-fun L67 () String "") <text:s text:c="2"/>(define-fun L23 () String "type") <text:s text:c="2"/>(define-fun L19 () String "") <text:s text:c="2"/>(define-fun L39 () String "") <text:s text:c="2"/>(define-fun L27 () String "description") <text:s text:c="2"/>(define-fun sym195 () String "") <text:s text:c="2"/>(define-fun sym150 () String "") <text:s text:c="2"/>(define-fun sym633 () String "NAME") <text:s text:c="2"/>(define-fun sym599 () String "") <text:s text:c="2"/>(define-fun sym313 () String "NAME") <text:s text:c="2"/>(define-fun sym279 () String "") <text:s text:c="2"/>(define-fun sym399 () String "") <text:s text:c="2"/>(define-fun sym751 () String "") <text:s text:c="2"/>(define-fun sym113 () String "DATABASE") <text:s text:c="2"/>(define-fun sym475 () String "") <text:s text:c="2"/>(define-fun sym353 () String "") <text:s text:c="2"/>(define-fun sym671 () String "") <text:s text:c="2"/>(define-fun sym791 () String "OPTION") <text:s text:c="2"/>(define-fun sym519 () String "") <text:s text:c="2"/>(define-fun sym715 () String "") <text:s text:c="2"/>(define-fun sym559 () String "") <text:s text:c="2"/>(define-fun sym239 () String "NAME") <text:s text:c="2"/>(define-fun sym185 () String "") <text:s text:c="2"/>(define-fun sym589 () String "") <text:s text:c="2"/>(define-fun sym225 () String "TABLE") <text:s text:c="2"/>(define-fun sym389 () String "") <text:s text:c="2"/>(define-fun sym465 () String "") <text:s text:c="2"/>(define-fun sym78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825 () String "") <text:s text:c="2"/>(define-fun sym549 () String "") <text:s text:c="2"/>(define-fun sym20 () String "HTML") <text:s text:c="2"/>(define-fun sym691 () String "TYPE") <text:s text:c="2"/>(define-fun sym215 () String "") <text:s text:c="2"/>(define-fun sym499 () String "") <text:s text:c="2"/>(define-fun sym455 () String "") <text:s text:c="2"/>(define-fun sym135 () String "NAME") <text:s text:c="2"/>(define-fun sym299 () String "FIELD") <text:s text:c="2"/>(define-fun sym771 () String "") <text:s text:c="2"/>(define-fun sym254 () String "") <text:s text:c="2"/>(define-fun sym175 () String "") <text:s text:c="2"/>(define-fun sym373 () String "TYPE") <text:s text:c="2"/>(define-fun sym619 () String "FIELD") <text:s text:c="2"/>(define-fun sym815 () String "") <text:s text:c="2"/>(define-fun sym419 () String "") <text:s text:c="2"/>(define-fun sym539 () String "") <text:s text:c="2"/>(define-fun sym735 () String "LENGTH") <text:s text:c="2"/>(define-fun sym657 () String "DESCRIPTION") <text:s text:c="2"/>(define-fun sym338 () String "DESCRIPTION") <text:s text:c="2"/>(define-fun sym579 () String "") <text:s text:c="2"/>(define-fun sym160 () String "DESCRIPTION") <text:s text:c="2"/>(define-fun sym445 () String "") <text:s text:c="2"/>(define-fun sym289 () String "") <text:s text:c="2"/>(define-fun sym761 () String "") <text:s text:c="2"/>(define-fun sym485 () String "OPTION") <text:s text:c="2"/>(define-fun sym363 () String "") <text:s text:c="2"/>(define-fun sym681 () String "") <text:s text:c="2"/>(define-fun sym409 () String "") <text:s text:c="2"/>(define-fun sym805 () String "") <text:s text:c="2"/>(define-fun sym529 () String "") <text:s text:c="2"/>(define-fun sym725 () String "") <text:s text:c="2"/>(define-fun sym328 () String "") <text:s text:c="2"/>(define-fun sym647 () String "") <text:s text:c="2"/>(define-fun sym569 () String "") <text:s text:c="2"/>(define-fun sym205 () String "") <text:s text:c="2"/>(define-fun sym609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31.smt2</text:p>
          </table:table-cell>
          <table:table-cell table:style-name="ce2" office:value-type="float" office:value="1200.05" calcext:value-type="float">
            <text:p>1200.05</text:p>
          </table:table-cell>
          <table:table-cell/>
          <table:table-cell table:style-name="ce4" office:value-type="string" calcext:value-type="string">
            <text:p><text:s/>jxml2sql31.smt2</text:p>
          </table:table-cell>
          <table:table-cell table:style-name="ce5" office:value-type="float" office:value="1200.05" calcext:value-type="float">
            <text:p>1200.05</text:p>
          </table:table-cell>
          <table:table-cell table:style-name="ce5" office:value-type="float" office:value="1.249" calcext:value-type="float">
            <text:p>1.249</text:p>
          </table:table-cell>
          <table:table-cell table:style-name="ce5" office:value-type="float" office:value="2.446" calcext:value-type="float">
            <text:p>2.446</text:p>
          </table:table-cell>
          <table:table-cell table:style-name="ce5" office:value-type="float" office:value="1200.094" calcext:value-type="float">
            <text:p>1200.094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option&quot;&quot;)   (define-fun L84 () String &quot;&quot;description&quot;&quot;)   (define-fun L2 () String &quot;&quot;database&quot;&quot;)   (define-fun L92 () String &quot;&quot;&quot;&quot;)   (define-fun L88 () String &quot;&quot;length&quot;&quot;)   (define-fun L6 () String &quot;&quot;html&quot;&quot;)   (define-f&quot;&amp;&quot;un L76 () String &quot;&quot;&quot;&quot;)   (define-fun L20 () String &quot;&quot;option&quot;&quot;)   (define-fun L96 () String &quot;&quot;&quot;&quot;)   (define-fun L100 () String &quot;&quot;option&quot;&quot;)   (define-fun L73 () String &quot;&quot;&quot;&quot;)   (define-fun L61 () String &quot;&quot;&quot;&quot;)   (define-fun L1 () String &quot;&quot;name&quot;&quot;)   (define-fu&quot;&amp;&quot;n L33 () String &quot;&quot;&quot;&quot;)   (define-fun L65 () String &quot;&quot;&quot;&quot;)   (define-fun L21 () String &quot;&quot;name&quot;&quot;)   (define-fun L53 () String &quot;&quot;description&quot;&quot;)   (define-fun L41 () String &quot;&quot;&quot;&quot;)   (define-fun L37 () String &quot;&quot;table&quot;&quot;)   (define-fun L104 () String &quot;&quot;&quot;&quot;)   (defin&quot;&amp;&quot;e-fun L69 () String &quot;&quot;&quot;&quot;)   (define-fun L25 () String &quot;&quot;&quot;&quot;)   (define-fun L9 () String &quot;&quot;&quot;&quot;)   (define-fun L57 () String &quot;&quot;field&quot;&quot;)   (define-fun L13 () String &quot;&quot;&quot;&quot;)   (define-fun L45 () String &quot;&quot;&quot;&quot;)   (define-fun L29 () String &quot;&quot;&quot;&quot;)   (define-fun L17 () &quot;&amp;&quot;String &quot;&quot;description&quot;&quot;)   (define-fun L49 () String &quot;&quot;&quot;&quot;)   (define-fun L90 () String &quot;&quot;&quot;&quot;)   (define-fun L0 () String &quot;&quot;name&quot;&quot;)   (define-fun L94 () String &quot;&quot;&quot;&quot;)   (define-fun L82 () String &quot;&quot;&quot;&quot;)   (define-fun L4 () String &quot;&quot;&quot;&quot;)   (define-fun L98 () Stri&quot;&amp;&quot;ng &quot;&quot;&quot;&quot;)   (define-fun L86 () String &quot;&quot;name&quot;&quot;)   (define-fun L8 () String &quot;&quot;description&quot;&quot;)   (define-fun L58 () String &quot;&quot;field&quot;&quot;)   (define-fun L14 () String &quot;&quot;type&quot;&quot;)   (define-fun L46 () String &quot;&quot;length&quot;&quot;)   (define-fun L78 () String &quot;&quot;&quot;&quot;)   (define-fun&quot;&amp;&quot; L38 () String &quot;&quot;table&quot;&quot;)   (define-fun L102 () String &quot;&quot;&quot;&quot;)   (define-fun L51 () String &quot;&quot;&quot;&quot;)   (define-fun L71 () String &quot;&quot;field&quot;&quot;)   (define-fun L3 () String &quot;&quot;database&quot;&quot;)   (define-fun L55 () String &quot;&quot;&quot;&quot;)   (define-fun L11 () String &quot;&quot;name&quot;&quot;)   (defin&quot;&amp;&quot;e-fun L43 () String &quot;&quot;type&quot;&quot;)   (define-fun L31 () String &quot;&quot;&quot;&quot;)   (define-fun L63 () String &quot;&quot;&quot;&quot;)   (define-fun L7 () String &quot;&quot;&quot;&quot;)   (define-fun L59 () String &quot;&quot;&quot;&quot;)   (define-fun L15 () String &quot;&quot;&quot;&quot;)   (define-fun L47 () String &quot;&quot;&quot;&quot;)   (define-fun L35 () S&quot;&amp;&quot;tring &quot;&quot;&quot;&quot;)   (define-fun L106 () String &quot;&quot;&quot;&quot;)   (define-fun L67 () String &quot;&quot;&quot;&quot;)   (define-fun L23 () String &quot;&quot;description&quot;&quot;)   (define-fun L19 () String &quot;&quot;option&quot;&quot;)   (define-fun L39 () String &quot;&quot;type&quot;&quot;)   (define-fun L27 () String &quot;&quot;&quot;&quot;)   (define-fun sym&quot;&amp;&quot;195 () String &quot;&quot;&quot;&quot;)   (define-fun sym591 () String &quot;&quot;TYPE&quot;&quot;)   (define-fun sym150 () String &quot;&quot;&quot;&quot;)   (define-fun sym313 () String &quot;&quot;NAME&quot;&quot;)   (define-fun sym279 () String &quot;&quot;&quot;&quot;)   (define-fun sym399 () String &quot;&quot;&quot;&quot;)   (define-fun sym113 () String &quot;&quot;DATABASE&quot;&amp;&quot;&quot;&quot;)   (define-fun sym475 () String &quot;&quot;&quot;&quot;)   (define-fun sym353 () String &quot;&quot;&quot;&quot;)   (define-fun sym671 () String &quot;&quot;&quot;&quot;)   (define-fun sym519 () String &quot;&quot;FIELD&quot;&quot;)   (define-fun sym715 () String &quot;&quot;&quot;&quot;)   (define-fun sym635 () String &quot;&quot;LENGTH&quot;&quot;)   (define-fun sym2&quot;&amp;&quot;39 () String &quot;&quot;NAME&quot;&quot;)   (define-fun sym557 () String &quot;&quot;DESCRIPTION&quot;&quot;)   (define-fun sym581 () String &quot;&quot;&quot;&quot;)   (define-fun sym185 () String &quot;&quot;&quot;&quot;)   (define-fun sym225 () String &quot;&quot;TABLE&quot;&quot;)   (define-fun sym389 () String &quot;&quot;&quot;&quot;)   (define-fun sym465 () String &quot;&amp;&quot;&quot;&quot;&quot;&quot;)   (define-fun sym661 () String &quot;&quot;&quot;&quot;)   (define-fun sym264 () String &quot;&quot;DESCRIPTION&quot;&quot;)   (define-fun sym509 () String &quot;&quot;&quot;&quot;)   (define-fun sym705 () String &quot;&quot;&quot;&quot;)   (define-fun sym429 () String &quot;&quot;OPTION&quot;&quot;)   (define-fun sym625 () String &quot;&quot;&quot;&quot;)   (define-&quot;&amp;&quot;fun sym547 () String &quot;&quot;&quot;&quot;)   (define-fun sym20 () String &quot;&quot;HTML&quot;&quot;)   (define-fun sym691 () String &quot;&quot;OPTION&quot;&quot;)   (define-fun sym215 () String &quot;&quot;&quot;&quot;)   (define-fun sym533 () String &quot;&quot;NAME&quot;&quot;)   (define-fun sym455 () String &quot;&quot;&quot;&quot;)   (define-fun sym499 () String&quot;&amp;&quot; &quot;&quot;&quot;&quot;)   (define-fun sym135 () String &quot;&quot;NAME&quot;&quot;)   (define-fun sym651 () String &quot;&quot;&quot;&quot;)   (define-fun sym299 () String &quot;&quot;FIELD&quot;&quot;)   (define-fun sym254 () String &quot;&quot;&quot;&quot;)   (define-fun sym571 () String &quot;&quot;&quot;&quot;)   (define-fun sym373 () String &quot;&quot;TYPE&quot;&quot;)   (define-fun&quot;&amp;&quot; sym175 () String &quot;&quot;&quot;&quot;)   (define-fun sym419 () String &quot;&quot;&quot;&quot;)   (define-fun sym615 () String &quot;&quot;&quot;&quot;)   (define-fun sym338 () String &quot;&quot;DESCRIPTION&quot;&quot;)   (define-fun sym160 () String &quot;&quot;DESCRIPTION&quot;&quot;)   (define-fun sym445 () String &quot;&quot;&quot;&quot;)   (define-fun sym289 () &quot;&amp;&quot;String &quot;&quot;&quot;&quot;)   (define-fun sym485 () String &quot;&quot;OPTION&quot;&quot;)   (define-fun sym363 () String &quot;&quot;&quot;&quot;)   (define-fun sym681 () String &quot;&quot;&quot;&quot;)   (define-fun sym409 () String &quot;&quot;&quot;&quot;)   (define-fun sym605 () String &quot;&quot;&quot;&quot;)   (define-fun sym725 () String &quot;&quot;&quot;&quot;)   (define-fun &quot;&amp;&quot;sym328 () String &quot;&quot;&quot;&quot;)   (define-fun sym205 () String &quot;&quot;&quot;&quot;) )&quot;)" office:value-type="string" office:string-value="(model   (define-fun L80 () String &quot;option&quot;)   (define-fun L84 () String &quot;description&quot;)   (define-fun L2 () String &quot;database&quot;)   (define-fun L92 () String &quot;&quot;)   (define-fun L88 () String &quot;length&quot;)   (define-fun L6 () String &quot;html&quot;)   (define-fun L76 () String &quot;&quot;)   (define-fun L20 () String &quot;option&quot;)   (define-fun L96 () String &quot;&quot;)   (define-fun L100 () String &quot;option&quot;)   (define-fun L73 () String &quot;&quot;)   (define-fun L61 () String &quot;&quot;)   (define-fun L1 () String &quot;name&quot;)   (define-fun L33 () String &quot;&quot;)   (define-fun L65 () String &quot;&quot;)   (define-fun L21 () String &quot;name&quot;)   (define-fun L53 () String &quot;description&quot;)   (define-fun L41 () String &quot;&quot;)   (define-fun L37 () String &quot;table&quot;)   (define-fun L104 () String &quot;&quot;)   (define-fun L69 () String &quot;&quot;)   (define-fun L25 () String &quot;&quot;)   (define-fun L9 () String &quot;&quot;)   (define-fun L57 () String &quot;field&quot;)   (define-fun L13 () String &quot;&quot;)   (define-fun L45 () String &quot;&quot;)   (define-fun L29 () String &quot;&quot;)   (define-fun L17 () String &quot;description&quot;)   (define-fun L49 () String &quot;&quot;)   (define-fun L90 () String &quot;&quot;)   (define-fun L0 () String &quot;name&quot;)   (define-fun L94 () String &quot;&quot;)   (define-fun L82 () String &quot;&quot;)   (define-fun L4 () String &quot;&quot;)   (define-fun L98 () String &quot;&quot;)   (define-fun L86 () String &quot;name&quot;)   (define-fun L8 () String &quot;description&quot;)   (define-fun L58 () String &quot;field&quot;)   (define-fun L14 () String &quot;type&quot;)   (define-fun L46 () String &quot;length&quot;)   (define-fun L78 () String &quot;&quot;)   (define-fun L38 () String &quot;table&quot;)   (define-fun L102 () String &quot;&quot;)   (define-fun L51 () String &quot;&quot;)   (define-fun L71 () String &quot;field&quot;)   (define-fun L3 () String &quot;database&quot;)   (define-fun L55 () String &quot;&quot;)   (define-fun L11 () String &quot;name&quot;)   (define-fun L43 () String &quot;type&quot;)   (define-fun L31 () String &quot;&quot;)   (define-fun L63 () String &quot;&quot;)   (define-fun L7 () String &quot;&quot;)   (define-fun L59 () String &quot;&quot;)   (define-fun L15 () String &quot;&quot;)   (define-fun L47 () String &quot;&quot;)   (define-fun L35 () String &quot;&quot;)   (define-fun L106 () String &quot;&quot;)   (define-fun L67 () String &quot;&quot;)   (define-fun L23 () String &quot;description&quot;)   (define-fun L19 () String &quot;option&quot;)   (define-fun L39 () String &quot;type&quot;)   (define-fun L27 () String &quot;&quot;)   (define-fun sym195 () String &quot;&quot;)   (define-fun sym591 () String &quot;TYPE&quot;)   (define-fun sym150 () String &quot;&quot;)   (define-fun sym313 () String &quot;NAME&quot;)   (define-fun sym279 () String &quot;&quot;)   (define-fun sym399 () String &quot;&quot;)   (define-fun sym113 () String &quot;DATABASE&quot;)   (define-fun sym475 () String &quot;&quot;)   (define-fun sym353 () String &quot;&quot;)   (define-fun sym671 () String &quot;&quot;)   (define-fun sym519 () String &quot;FIELD&quot;)   (define-fun sym715 () String &quot;&quot;)   (define-fun sym635 () String &quot;LENGTH&quot;)   (define-fun sym239 () String &quot;NAME&quot;)   (define-fun sym557 () String &quot;DESCRIPTION&quot;)   (define-fun sym581 () String &quot;&quot;)   (define-fun sym185 () String &quot;&quot;)   (define-fun sym225 () String &quot;TABLE&quot;)   (define-fun sym389 () String &quot;&quot;)   (define-fun sym465 () String &quot;&quot;)   (define-fun sym661 () String &quot;&quot;)   (define-fun sym264 () String &quot;DESCRIPTION&quot;)   (define-fun sym509 () String &quot;&quot;)   (define-fun sym705 () String &quot;&quot;)   (define-fun sym429 () String &quot;OPTION&quot;)   (define-fun sym625 () String &quot;&quot;)   (define-fun sym547 () String &quot;&quot;)   (define-fun sym20 () String &quot;HTML&quot;)   (define-fun sym691 () String &quot;OPTION&quot;)   (define-fun sym215 () String &quot;&quot;)   (define-fun sym533 () String &quot;NAME&quot;)   (define-fun sym455 () String &quot;&quot;)   (define-fun sym499 () String &quot;&quot;)   (define-fun sym135 () String &quot;NAME&quot;)   (define-fun sym651 () String &quot;&quot;)   (define-fun sym299 () String &quot;FIELD&quot;)   (define-fun sym254 () String &quot;&quot;)   (define-fun sym571 () String &quot;&quot;)   (define-fun sym373 () String &quot;TYPE&quot;)   (define-fun sym175 () String &quot;&quot;)   (define-fun sym419 () String &quot;&quot;)   (define-fun sym615 () String &quot;&quot;)   (define-fun sym338 () String &quot;DESCRIPTION&quot;)   (define-fun sym160 () String &quot;DESCRIPTION&quot;)   (define-fun sym445 () String &quot;&quot;)   (define-fun sym289 () String &quot;&quot;)   (define-fun sym485 () String &quot;OPTION&quot;)   (define-fun sym363 () String &quot;&quot;)   (define-fun sym681 () String &quot;&quot;)   (define-fun sym409 () String &quot;&quot;)   (define-fun sym605 () String &quot;&quot;)   (define-fun sym725 () String &quot;&quot;)   (define-fun sym328 () String &quot;&quot;)   (define-fun sym205 () String &quot;&quot;) )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32.smt2</text:p>
          </table:table-cell>
          <table:table-cell table:style-name="ce2" office:value-type="float" office:value="1200.076" calcext:value-type="float">
            <text:p>1200.076</text:p>
          </table:table-cell>
          <table:table-cell/>
          <table:table-cell table:style-name="ce4" office:value-type="string" calcext:value-type="string">
            <text:p><text:s/>jxml2sql32.smt2</text:p>
          </table:table-cell>
          <table:table-cell table:style-name="ce5" office:value-type="float" office:value="1200.076" calcext:value-type="float">
            <text:p>1200.076</text:p>
          </table:table-cell>
          <table:table-cell table:style-name="ce5" office:value-type="float" office:value="1.453" calcext:value-type="float">
            <text:p>1.453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1200.115" calcext:value-type="float">
            <text:p>1200.115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option&quot;&quot;)   (define-fun L84 () String &quot;&quot;description&quot;&quot;)   (define-fun L2 () String &quot;&quot;database&quot;&quot;)   (define-fun L92 () String &quot;&quot;&quot;&quot;)   (define-fun L88 () String &quot;&quot;length&quot;&quot;)   (define-fun L6 () String &quot;&quot;html&quot;&quot;)   (define-f&quot;&amp;&quot;un L76 () String &quot;&quot;&quot;&quot;)   (define-fun L20 () String &quot;&quot;option&quot;&quot;)   (define-fun L96 () String &quot;&quot;&quot;&quot;)   (define-fun L100 () String &quot;&quot;option&quot;&quot;)   (define-fun L73 () String &quot;&quot;&quot;&quot;)   (define-fun L61 () String &quot;&quot;&quot;&quot;)   (define-fun L1 () String &quot;&quot;name&quot;&quot;)   (define-fu&quot;&amp;&quot;n L33 () String &quot;&quot;&quot;&quot;)   (define-fun L65 () String &quot;&quot;&quot;&quot;)   (define-fun L21 () String &quot;&quot;name&quot;&quot;)   (define-fun L53 () String &quot;&quot;description&quot;&quot;)   (define-fun L41 () String &quot;&quot;&quot;&quot;)   (define-fun L37 () String &quot;&quot;table&quot;&quot;)   (define-fun L104 () String &quot;&quot;&quot;&quot;)   (defin&quot;&amp;&quot;e-fun L69 () String &quot;&quot;&quot;&quot;)   (define-fun L25 () String &quot;&quot;&quot;&quot;)   (define-fun L9 () String &quot;&quot;&quot;&quot;)   (define-fun L57 () String &quot;&quot;field&quot;&quot;)   (define-fun L13 () String &quot;&quot;&quot;&quot;)   (define-fun L45 () String &quot;&quot;&quot;&quot;)   (define-fun L29 () String &quot;&quot;&quot;&quot;)   (define-fun L17 () &quot;&amp;&quot;String &quot;&quot;description&quot;&quot;)   (define-fun L49 () String &quot;&quot;&quot;&quot;)   (define-fun L90 () String &quot;&quot;&quot;&quot;)   (define-fun L0 () String &quot;&quot;name&quot;&quot;)   (define-fun L94 () String &quot;&quot;&quot;&quot;)   (define-fun L82 () String &quot;&quot;&quot;&quot;)   (define-fun L4 () String &quot;&quot;&quot;&quot;)   (define-fun L98 () Stri&quot;&amp;&quot;ng &quot;&quot;&quot;&quot;)   (define-fun L86 () String &quot;&quot;name&quot;&quot;)   (define-fun L8 () String &quot;&quot;description&quot;&quot;)   (define-fun L58 () String &quot;&quot;field&quot;&quot;)   (define-fun L14 () String &quot;&quot;type&quot;&quot;)   (define-fun L46 () String &quot;&quot;length&quot;&quot;)   (define-fun L78 () String &quot;&quot;&quot;&quot;)   (define-fun&quot;&amp;&quot; L38 () String &quot;&quot;table&quot;&quot;)   (define-fun L102 () String &quot;&quot;&quot;&quot;)   (define-fun L51 () String &quot;&quot;&quot;&quot;)   (define-fun L71 () String &quot;&quot;field&quot;&quot;)   (define-fun L3 () String &quot;&quot;database&quot;&quot;)   (define-fun L55 () String &quot;&quot;&quot;&quot;)   (define-fun L11 () String &quot;&quot;name&quot;&quot;)   (defin&quot;&amp;&quot;e-fun L43 () String &quot;&quot;type&quot;&quot;)   (define-fun L31 () String &quot;&quot;&quot;&quot;)   (define-fun L63 () String &quot;&quot;&quot;&quot;)   (define-fun L7 () String &quot;&quot;&quot;&quot;)   (define-fun L59 () String &quot;&quot;&quot;&quot;)   (define-fun L15 () String &quot;&quot;&quot;&quot;)   (define-fun L47 () String &quot;&quot;&quot;&quot;)   (define-fun L35 () S&quot;&amp;&quot;tring &quot;&quot;&quot;&quot;)   (define-fun L106 () String &quot;&quot;&quot;&quot;)   (define-fun L67 () String &quot;&quot;&quot;&quot;)   (define-fun L23 () String &quot;&quot;description&quot;&quot;)   (define-fun L19 () String &quot;&quot;option&quot;&quot;)   (define-fun L39 () String &quot;&quot;type&quot;&quot;)   (define-fun L27 () String &quot;&quot;&quot;&quot;)   (define-fun sym&quot;&amp;&quot;195 () String &quot;&quot;&quot;&quot;)   (define-fun sym591 () String &quot;&quot;TYPE&quot;&quot;)   (define-fun sym150 () String &quot;&quot;&quot;&quot;)   (define-fun sym313 () String &quot;&quot;NAME&quot;&quot;)   (define-fun sym279 () String &quot;&quot;&quot;&quot;)   (define-fun sym399 () String &quot;&quot;&quot;&quot;)   (define-fun sym113 () String &quot;&quot;DATABASE&quot;&amp;&quot;&quot;&quot;)   (define-fun sym475 () String &quot;&quot;&quot;&quot;)   (define-fun sym353 () String &quot;&quot;&quot;&quot;)   (define-fun sym671 () String &quot;&quot;&quot;&quot;)   (define-fun sym519 () String &quot;&quot;FIELD&quot;&quot;)   (define-fun sym715 () String &quot;&quot;&quot;&quot;)   (define-fun sym635 () String &quot;&quot;LENGTH&quot;&quot;)   (define-fun sym2&quot;&amp;&quot;39 () String &quot;&quot;NAME&quot;&quot;)   (define-fun sym557 () String &quot;&quot;DESCRIPTION&quot;&quot;)   (define-fun sym581 () String &quot;&quot;&quot;&quot;)   (define-fun sym185 () String &quot;&quot;&quot;&quot;)   (define-fun sym225 () String &quot;&quot;TABLE&quot;&quot;)   (define-fun sym389 () String &quot;&quot;&quot;&quot;)   (define-fun sym465 () String &quot;&amp;&quot;&quot;&quot;&quot;&quot;)   (define-fun sym661 () String &quot;&quot;&quot;&quot;)   (define-fun sym264 () String &quot;&quot;DESCRIPTION&quot;&quot;)   (define-fun sym509 () String &quot;&quot;&quot;&quot;)   (define-fun sym705 () String &quot;&quot;&quot;&quot;)   (define-fun sym429 () String &quot;&quot;OPTION&quot;&quot;)   (define-fun sym625 () String &quot;&quot;&quot;&quot;)   (define-&quot;&amp;&quot;fun sym547 () String &quot;&quot;&quot;&quot;)   (define-fun sym20 () String &quot;&quot;HTML&quot;&quot;)   (define-fun sym691 () String &quot;&quot;OPTION&quot;&quot;)   (define-fun sym215 () String &quot;&quot;&quot;&quot;)   (define-fun sym533 () String &quot;&quot;NAME&quot;&quot;)   (define-fun sym455 () String &quot;&quot;&quot;&quot;)   (define-fun sym499 () String&quot;&amp;&quot; &quot;&quot;&quot;&quot;)   (define-fun sym135 () String &quot;&quot;NAME&quot;&quot;)   (define-fun sym651 () String &quot;&quot;&quot;&quot;)   (define-fun sym299 () String &quot;&quot;FIELD&quot;&quot;)   (define-fun sym254 () String &quot;&quot;&quot;&quot;)   (define-fun sym571 () String &quot;&quot;&quot;&quot;)   (define-fun sym373 () String &quot;&quot;TYPE&quot;&quot;)   (define-fun&quot;&amp;&quot; sym175 () String &quot;&quot;&quot;&quot;)   (define-fun sym419 () String &quot;&quot;&quot;&quot;)   (define-fun sym615 () String &quot;&quot;&quot;&quot;)   (define-fun sym338 () String &quot;&quot;DESCRIPTION&quot;&quot;)   (define-fun sym160 () String &quot;&quot;DESCRIPTION&quot;&quot;)   (define-fun sym445 () String &quot;&quot;&quot;&quot;)   (define-fun sym289 () &quot;&amp;&quot;String &quot;&quot;&quot;&quot;)   (define-fun sym485 () String &quot;&quot;OPTION&quot;&quot;)   (define-fun sym363 () String &quot;&quot;&quot;&quot;)   (define-fun sym681 () String &quot;&quot;&quot;&quot;)   (define-fun sym409 () String &quot;&quot;&quot;&quot;)   (define-fun sym605 () String &quot;&quot;&quot;&quot;)   (define-fun sym725 () String &quot;&quot;&quot;&quot;)   (define-fun &quot;&amp;&quot;sym328 () String &quot;&quot;&quot;&quot;)   (define-fun sym205 () String &quot;&quot;&quot;&quot;) )&quot;)" office:value-type="string" office:string-value="(model   (define-fun L80 () String &quot;option&quot;)   (define-fun L84 () String &quot;description&quot;)   (define-fun L2 () String &quot;database&quot;)   (define-fun L92 () String &quot;&quot;)   (define-fun L88 () String &quot;length&quot;)   (define-fun L6 () String &quot;html&quot;)   (define-fun L76 () String &quot;&quot;)   (define-fun L20 () String &quot;option&quot;)   (define-fun L96 () String &quot;&quot;)   (define-fun L100 () String &quot;option&quot;)   (define-fun L73 () String &quot;&quot;)   (define-fun L61 () String &quot;&quot;)   (define-fun L1 () String &quot;name&quot;)   (define-fun L33 () String &quot;&quot;)   (define-fun L65 () String &quot;&quot;)   (define-fun L21 () String &quot;name&quot;)   (define-fun L53 () String &quot;description&quot;)   (define-fun L41 () String &quot;&quot;)   (define-fun L37 () String &quot;table&quot;)   (define-fun L104 () String &quot;&quot;)   (define-fun L69 () String &quot;&quot;)   (define-fun L25 () String &quot;&quot;)   (define-fun L9 () String &quot;&quot;)   (define-fun L57 () String &quot;field&quot;)   (define-fun L13 () String &quot;&quot;)   (define-fun L45 () String &quot;&quot;)   (define-fun L29 () String &quot;&quot;)   (define-fun L17 () String &quot;description&quot;)   (define-fun L49 () String &quot;&quot;)   (define-fun L90 () String &quot;&quot;)   (define-fun L0 () String &quot;name&quot;)   (define-fun L94 () String &quot;&quot;)   (define-fun L82 () String &quot;&quot;)   (define-fun L4 () String &quot;&quot;)   (define-fun L98 () String &quot;&quot;)   (define-fun L86 () String &quot;name&quot;)   (define-fun L8 () String &quot;description&quot;)   (define-fun L58 () String &quot;field&quot;)   (define-fun L14 () String &quot;type&quot;)   (define-fun L46 () String &quot;length&quot;)   (define-fun L78 () String &quot;&quot;)   (define-fun L38 () String &quot;table&quot;)   (define-fun L102 () String &quot;&quot;)   (define-fun L51 () String &quot;&quot;)   (define-fun L71 () String &quot;field&quot;)   (define-fun L3 () String &quot;database&quot;)   (define-fun L55 () String &quot;&quot;)   (define-fun L11 () String &quot;name&quot;)   (define-fun L43 () String &quot;type&quot;)   (define-fun L31 () String &quot;&quot;)   (define-fun L63 () String &quot;&quot;)   (define-fun L7 () String &quot;&quot;)   (define-fun L59 () String &quot;&quot;)   (define-fun L15 () String &quot;&quot;)   (define-fun L47 () String &quot;&quot;)   (define-fun L35 () String &quot;&quot;)   (define-fun L106 () String &quot;&quot;)   (define-fun L67 () String &quot;&quot;)   (define-fun L23 () String &quot;description&quot;)   (define-fun L19 () String &quot;option&quot;)   (define-fun L39 () String &quot;type&quot;)   (define-fun L27 () String &quot;&quot;)   (define-fun sym195 () String &quot;&quot;)   (define-fun sym591 () String &quot;TYPE&quot;)   (define-fun sym150 () String &quot;&quot;)   (define-fun sym313 () String &quot;NAME&quot;)   (define-fun sym279 () String &quot;&quot;)   (define-fun sym399 () String &quot;&quot;)   (define-fun sym113 () String &quot;DATABASE&quot;)   (define-fun sym475 () String &quot;&quot;)   (define-fun sym353 () String &quot;&quot;)   (define-fun sym671 () String &quot;&quot;)   (define-fun sym519 () String &quot;FIELD&quot;)   (define-fun sym715 () String &quot;&quot;)   (define-fun sym635 () String &quot;LENGTH&quot;)   (define-fun sym239 () String &quot;NAME&quot;)   (define-fun sym557 () String &quot;DESCRIPTION&quot;)   (define-fun sym581 () String &quot;&quot;)   (define-fun sym185 () String &quot;&quot;)   (define-fun sym225 () String &quot;TABLE&quot;)   (define-fun sym389 () String &quot;&quot;)   (define-fun sym465 () String &quot;&quot;)   (define-fun sym661 () String &quot;&quot;)   (define-fun sym264 () String &quot;DESCRIPTION&quot;)   (define-fun sym509 () String &quot;&quot;)   (define-fun sym705 () String &quot;&quot;)   (define-fun sym429 () String &quot;OPTION&quot;)   (define-fun sym625 () String &quot;&quot;)   (define-fun sym547 () String &quot;&quot;)   (define-fun sym20 () String &quot;HTML&quot;)   (define-fun sym691 () String &quot;OPTION&quot;)   (define-fun sym215 () String &quot;&quot;)   (define-fun sym533 () String &quot;NAME&quot;)   (define-fun sym455 () String &quot;&quot;)   (define-fun sym499 () String &quot;&quot;)   (define-fun sym135 () String &quot;NAME&quot;)   (define-fun sym651 () String &quot;&quot;)   (define-fun sym299 () String &quot;FIELD&quot;)   (define-fun sym254 () String &quot;&quot;)   (define-fun sym571 () String &quot;&quot;)   (define-fun sym373 () String &quot;TYPE&quot;)   (define-fun sym175 () String &quot;&quot;)   (define-fun sym419 () String &quot;&quot;)   (define-fun sym615 () String &quot;&quot;)   (define-fun sym338 () String &quot;DESCRIPTION&quot;)   (define-fun sym160 () String &quot;DESCRIPTION&quot;)   (define-fun sym445 () String &quot;&quot;)   (define-fun sym289 () String &quot;&quot;)   (define-fun sym485 () String &quot;OPTION&quot;)   (define-fun sym363 () String &quot;&quot;)   (define-fun sym681 () String &quot;&quot;)   (define-fun sym409 () String &quot;&quot;)   (define-fun sym605 () String &quot;&quot;)   (define-fun sym725 () String &quot;&quot;)   (define-fun sym328 () String &quot;&quot;)   (define-fun sym205 () String &quot;&quot;) )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33.smt2</text:p>
          </table:table-cell>
          <table:table-cell table:style-name="ce2" office:value-type="float" office:value="1200.078" calcext:value-type="float">
            <text:p>1200.078</text:p>
          </table:table-cell>
          <table:table-cell/>
          <table:table-cell table:style-name="ce4" office:value-type="string" calcext:value-type="string">
            <text:p><text:s/>jxml2sql33.smt2</text:p>
          </table:table-cell>
          <table:table-cell table:style-name="ce5" office:value-type="float" office:value="1200.078" calcext:value-type="float">
            <text:p>1200.078</text:p>
          </table:table-cell>
          <table:table-cell table:style-name="ce5" office:value-type="float" office:value="1.48" calcext:value-type="float">
            <text:p>1.48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1200.057" calcext:value-type="float">
            <text:p>1200.057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option&quot;&quot;)   (define-fun L84 () String &quot;&quot;description&quot;&quot;)   (define-fun L2 () String &quot;&quot;database&quot;&quot;)   (define-fun L92 () String &quot;&quot;&quot;&quot;)   (define-fun L88 () String &quot;&quot;length&quot;&quot;)   (define-fun L6 () String &quot;&quot;html&quot;&quot;)   (define-f&quot;&amp;&quot;un L76 () String &quot;&quot;&quot;&quot;)   (define-fun L20 () String &quot;&quot;option&quot;&quot;)   (define-fun L96 () String &quot;&quot;&quot;&quot;)   (define-fun L100 () String &quot;&quot;option&quot;&quot;)   (define-fun L73 () String &quot;&quot;&quot;&quot;)   (define-fun L61 () String &quot;&quot;&quot;&quot;)   (define-fun L1 () String &quot;&quot;name&quot;&quot;)   (define-fu&quot;&amp;&quot;n L33 () String &quot;&quot;&quot;&quot;)   (define-fun L65 () String &quot;&quot;&quot;&quot;)   (define-fun L21 () String &quot;&quot;name&quot;&quot;)   (define-fun L53 () String &quot;&quot;description&quot;&quot;)   (define-fun L41 () String &quot;&quot;&quot;&quot;)   (define-fun L37 () String &quot;&quot;table&quot;&quot;)   (define-fun L104 () String &quot;&quot;&quot;&quot;)   (defin&quot;&amp;&quot;e-fun L69 () String &quot;&quot;&quot;&quot;)   (define-fun L25 () String &quot;&quot;&quot;&quot;)   (define-fun L9 () String &quot;&quot;&quot;&quot;)   (define-fun L57 () String &quot;&quot;field&quot;&quot;)   (define-fun L13 () String &quot;&quot;&quot;&quot;)   (define-fun L45 () String &quot;&quot;&quot;&quot;)   (define-fun L29 () String &quot;&quot;&quot;&quot;)   (define-fun L17 () &quot;&amp;&quot;String &quot;&quot;description&quot;&quot;)   (define-fun L49 () String &quot;&quot;&quot;&quot;)   (define-fun L90 () String &quot;&quot;&quot;&quot;)   (define-fun L0 () String &quot;&quot;name&quot;&quot;)   (define-fun L94 () String &quot;&quot;&quot;&quot;)   (define-fun L82 () String &quot;&quot;&quot;&quot;)   (define-fun L4 () String &quot;&quot;&quot;&quot;)   (define-fun L98 () Stri&quot;&amp;&quot;ng &quot;&quot;&quot;&quot;)   (define-fun L86 () String &quot;&quot;name&quot;&quot;)   (define-fun L8 () String &quot;&quot;description&quot;&quot;)   (define-fun L58 () String &quot;&quot;field&quot;&quot;)   (define-fun L14 () String &quot;&quot;type&quot;&quot;)   (define-fun L46 () String &quot;&quot;length&quot;&quot;)   (define-fun L78 () String &quot;&quot;&quot;&quot;)   (define-fun&quot;&amp;&quot; L38 () String &quot;&quot;table&quot;&quot;)   (define-fun L102 () String &quot;&quot;&quot;&quot;)   (define-fun L51 () String &quot;&quot;&quot;&quot;)   (define-fun L71 () String &quot;&quot;field&quot;&quot;)   (define-fun L3 () String &quot;&quot;database&quot;&quot;)   (define-fun L55 () String &quot;&quot;&quot;&quot;)   (define-fun L11 () String &quot;&quot;name&quot;&quot;)   (defin&quot;&amp;&quot;e-fun L43 () String &quot;&quot;type&quot;&quot;)   (define-fun L31 () String &quot;&quot;&quot;&quot;)   (define-fun L63 () String &quot;&quot;&quot;&quot;)   (define-fun L7 () String &quot;&quot;&quot;&quot;)   (define-fun L59 () String &quot;&quot;&quot;&quot;)   (define-fun L15 () String &quot;&quot;&quot;&quot;)   (define-fun L47 () String &quot;&quot;&quot;&quot;)   (define-fun L35 () S&quot;&amp;&quot;tring &quot;&quot;&quot;&quot;)   (define-fun L106 () String &quot;&quot;&quot;&quot;)   (define-fun L67 () String &quot;&quot;&quot;&quot;)   (define-fun L23 () String &quot;&quot;description&quot;&quot;)   (define-fun L19 () String &quot;&quot;option&quot;&quot;)   (define-fun L39 () String &quot;&quot;type&quot;&quot;)   (define-fun L27 () String &quot;&quot;&quot;&quot;)   (define-fun sym&quot;&amp;&quot;195 () String &quot;&quot;&quot;&quot;)   (define-fun sym591 () String &quot;&quot;TYPE&quot;&quot;)   (define-fun sym150 () String &quot;&quot;&quot;&quot;)   (define-fun sym313 () String &quot;&quot;NAME&quot;&quot;)   (define-fun sym279 () String &quot;&quot;&quot;&quot;)   (define-fun sym399 () String &quot;&quot;&quot;&quot;)   (define-fun sym113 () String &quot;&quot;DATABASE&quot;&amp;&quot;&quot;&quot;)   (define-fun sym475 () String &quot;&quot;&quot;&quot;)   (define-fun sym353 () String &quot;&quot;&quot;&quot;)   (define-fun sym671 () String &quot;&quot;&quot;&quot;)   (define-fun sym519 () String &quot;&quot;FIELD&quot;&quot;)   (define-fun sym715 () String &quot;&quot;&quot;&quot;)   (define-fun sym635 () String &quot;&quot;LENGTH&quot;&quot;)   (define-fun sym2&quot;&amp;&quot;39 () String &quot;&quot;NAME&quot;&quot;)   (define-fun sym557 () String &quot;&quot;DESCRIPTION&quot;&quot;)   (define-fun sym581 () String &quot;&quot;&quot;&quot;)   (define-fun sym185 () String &quot;&quot;&quot;&quot;)   (define-fun sym225 () String &quot;&quot;TABLE&quot;&quot;)   (define-fun sym389 () String &quot;&quot;&quot;&quot;)   (define-fun sym465 () String &quot;&amp;&quot;&quot;&quot;&quot;&quot;)   (define-fun sym661 () String &quot;&quot;&quot;&quot;)   (define-fun sym264 () String &quot;&quot;DESCRIPTION&quot;&quot;)   (define-fun sym509 () String &quot;&quot;&quot;&quot;)   (define-fun sym705 () String &quot;&quot;&quot;&quot;)   (define-fun sym429 () String &quot;&quot;OPTION&quot;&quot;)   (define-fun sym625 () String &quot;&quot;&quot;&quot;)   (define-&quot;&amp;&quot;fun sym547 () String &quot;&quot;&quot;&quot;)   (define-fun sym20 () String &quot;&quot;HTML&quot;&quot;)   (define-fun sym691 () String &quot;&quot;OPTION&quot;&quot;)   (define-fun sym215 () String &quot;&quot;&quot;&quot;)   (define-fun sym533 () String &quot;&quot;NAME&quot;&quot;)   (define-fun sym455 () String &quot;&quot;&quot;&quot;)   (define-fun sym499 () String&quot;&amp;&quot; &quot;&quot;&quot;&quot;)   (define-fun sym135 () String &quot;&quot;NAME&quot;&quot;)   (define-fun sym651 () String &quot;&quot;&quot;&quot;)   (define-fun sym299 () String &quot;&quot;FIELD&quot;&quot;)   (define-fun sym254 () String &quot;&quot;&quot;&quot;)   (define-fun sym571 () String &quot;&quot;&quot;&quot;)   (define-fun sym373 () String &quot;&quot;TYPE&quot;&quot;)   (define-fun&quot;&amp;&quot; sym175 () String &quot;&quot;&quot;&quot;)   (define-fun sym419 () String &quot;&quot;&quot;&quot;)   (define-fun sym615 () String &quot;&quot;&quot;&quot;)   (define-fun sym338 () String &quot;&quot;DESCRIPTION&quot;&quot;)   (define-fun sym160 () String &quot;&quot;DESCRIPTION&quot;&quot;)   (define-fun sym445 () String &quot;&quot;&quot;&quot;)   (define-fun sym289 () &quot;&amp;&quot;String &quot;&quot;&quot;&quot;)   (define-fun sym485 () String &quot;&quot;OPTION&quot;&quot;)   (define-fun sym363 () String &quot;&quot;&quot;&quot;)   (define-fun sym681 () String &quot;&quot;&quot;&quot;)   (define-fun sym409 () String &quot;&quot;&quot;&quot;)   (define-fun sym605 () String &quot;&quot;&quot;&quot;)   (define-fun sym725 () String &quot;&quot;&quot;&quot;)   (define-fun &quot;&amp;&quot;sym328 () String &quot;&quot;&quot;&quot;)   (define-fun sym205 () String &quot;&quot;&quot;&quot;) )&quot;)" office:value-type="string" office:string-value="(model   (define-fun L80 () String &quot;option&quot;)   (define-fun L84 () String &quot;description&quot;)   (define-fun L2 () String &quot;database&quot;)   (define-fun L92 () String &quot;&quot;)   (define-fun L88 () String &quot;length&quot;)   (define-fun L6 () String &quot;html&quot;)   (define-fun L76 () String &quot;&quot;)   (define-fun L20 () String &quot;option&quot;)   (define-fun L96 () String &quot;&quot;)   (define-fun L100 () String &quot;option&quot;)   (define-fun L73 () String &quot;&quot;)   (define-fun L61 () String &quot;&quot;)   (define-fun L1 () String &quot;name&quot;)   (define-fun L33 () String &quot;&quot;)   (define-fun L65 () String &quot;&quot;)   (define-fun L21 () String &quot;name&quot;)   (define-fun L53 () String &quot;description&quot;)   (define-fun L41 () String &quot;&quot;)   (define-fun L37 () String &quot;table&quot;)   (define-fun L104 () String &quot;&quot;)   (define-fun L69 () String &quot;&quot;)   (define-fun L25 () String &quot;&quot;)   (define-fun L9 () String &quot;&quot;)   (define-fun L57 () String &quot;field&quot;)   (define-fun L13 () String &quot;&quot;)   (define-fun L45 () String &quot;&quot;)   (define-fun L29 () String &quot;&quot;)   (define-fun L17 () String &quot;description&quot;)   (define-fun L49 () String &quot;&quot;)   (define-fun L90 () String &quot;&quot;)   (define-fun L0 () String &quot;name&quot;)   (define-fun L94 () String &quot;&quot;)   (define-fun L82 () String &quot;&quot;)   (define-fun L4 () String &quot;&quot;)   (define-fun L98 () String &quot;&quot;)   (define-fun L86 () String &quot;name&quot;)   (define-fun L8 () String &quot;description&quot;)   (define-fun L58 () String &quot;field&quot;)   (define-fun L14 () String &quot;type&quot;)   (define-fun L46 () String &quot;length&quot;)   (define-fun L78 () String &quot;&quot;)   (define-fun L38 () String &quot;table&quot;)   (define-fun L102 () String &quot;&quot;)   (define-fun L51 () String &quot;&quot;)   (define-fun L71 () String &quot;field&quot;)   (define-fun L3 () String &quot;database&quot;)   (define-fun L55 () String &quot;&quot;)   (define-fun L11 () String &quot;name&quot;)   (define-fun L43 () String &quot;type&quot;)   (define-fun L31 () String &quot;&quot;)   (define-fun L63 () String &quot;&quot;)   (define-fun L7 () String &quot;&quot;)   (define-fun L59 () String &quot;&quot;)   (define-fun L15 () String &quot;&quot;)   (define-fun L47 () String &quot;&quot;)   (define-fun L35 () String &quot;&quot;)   (define-fun L106 () String &quot;&quot;)   (define-fun L67 () String &quot;&quot;)   (define-fun L23 () String &quot;description&quot;)   (define-fun L19 () String &quot;option&quot;)   (define-fun L39 () String &quot;type&quot;)   (define-fun L27 () String &quot;&quot;)   (define-fun sym195 () String &quot;&quot;)   (define-fun sym591 () String &quot;TYPE&quot;)   (define-fun sym150 () String &quot;&quot;)   (define-fun sym313 () String &quot;NAME&quot;)   (define-fun sym279 () String &quot;&quot;)   (define-fun sym399 () String &quot;&quot;)   (define-fun sym113 () String &quot;DATABASE&quot;)   (define-fun sym475 () String &quot;&quot;)   (define-fun sym353 () String &quot;&quot;)   (define-fun sym671 () String &quot;&quot;)   (define-fun sym519 () String &quot;FIELD&quot;)   (define-fun sym715 () String &quot;&quot;)   (define-fun sym635 () String &quot;LENGTH&quot;)   (define-fun sym239 () String &quot;NAME&quot;)   (define-fun sym557 () String &quot;DESCRIPTION&quot;)   (define-fun sym581 () String &quot;&quot;)   (define-fun sym185 () String &quot;&quot;)   (define-fun sym225 () String &quot;TABLE&quot;)   (define-fun sym389 () String &quot;&quot;)   (define-fun sym465 () String &quot;&quot;)   (define-fun sym661 () String &quot;&quot;)   (define-fun sym264 () String &quot;DESCRIPTION&quot;)   (define-fun sym509 () String &quot;&quot;)   (define-fun sym705 () String &quot;&quot;)   (define-fun sym429 () String &quot;OPTION&quot;)   (define-fun sym625 () String &quot;&quot;)   (define-fun sym547 () String &quot;&quot;)   (define-fun sym20 () String &quot;HTML&quot;)   (define-fun sym691 () String &quot;OPTION&quot;)   (define-fun sym215 () String &quot;&quot;)   (define-fun sym533 () String &quot;NAME&quot;)   (define-fun sym455 () String &quot;&quot;)   (define-fun sym499 () String &quot;&quot;)   (define-fun sym135 () String &quot;NAME&quot;)   (define-fun sym651 () String &quot;&quot;)   (define-fun sym299 () String &quot;FIELD&quot;)   (define-fun sym254 () String &quot;&quot;)   (define-fun sym571 () String &quot;&quot;)   (define-fun sym373 () String &quot;TYPE&quot;)   (define-fun sym175 () String &quot;&quot;)   (define-fun sym419 () String &quot;&quot;)   (define-fun sym615 () String &quot;&quot;)   (define-fun sym338 () String &quot;DESCRIPTION&quot;)   (define-fun sym160 () String &quot;DESCRIPTION&quot;)   (define-fun sym445 () String &quot;&quot;)   (define-fun sym289 () String &quot;&quot;)   (define-fun sym485 () String &quot;OPTION&quot;)   (define-fun sym363 () String &quot;&quot;)   (define-fun sym681 () String &quot;&quot;)   (define-fun sym409 () String &quot;&quot;)   (define-fun sym605 () String &quot;&quot;)   (define-fun sym725 () String &quot;&quot;)   (define-fun sym328 () String &quot;&quot;)   (define-fun sym205 () String &quot;&quot;) )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jxml2sql34.smt2</text:p>
          </table:table-cell>
          <table:table-cell table:style-name="ce2" office:value-type="float" office:value="1200.074" calcext:value-type="float">
            <text:p>1200.074</text:p>
          </table:table-cell>
          <table:table-cell/>
          <table:table-cell table:style-name="ce4" office:value-type="string" calcext:value-type="string">
            <text:p><text:s/>jxml2sql34.smt2</text:p>
          </table:table-cell>
          <table:table-cell table:style-name="ce5" office:value-type="float" office:value="1200.074" calcext:value-type="float">
            <text:p>1200.074</text:p>
          </table:table-cell>
          <table:table-cell table:style-name="ce5" office:value-type="float" office:value="1.422" calcext:value-type="float">
            <text:p>1.422</text:p>
          </table:table-cell>
          <table:table-cell table:style-name="ce5" office:value-type="float" office:value="2.394" calcext:value-type="float">
            <text:p>2.394</text:p>
          </table:table-cell>
          <table:table-cell table:style-name="ce5" office:value-type="float" office:value="1200.077" calcext:value-type="float">
            <text:p>1200.077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option&quot;&quot;)   (define-fun L84 () String &quot;&quot;description&quot;&quot;)   (define-fun L2 () String &quot;&quot;database&quot;&quot;)   (define-fun L92 () String &quot;&quot;&quot;&quot;)   (define-fun L88 () String &quot;&quot;length&quot;&quot;)   (define-fun L6 () String &quot;&quot;html&quot;&quot;)   (define-f&quot;&amp;&quot;un L76 () String &quot;&quot;&quot;&quot;)   (define-fun L20 () String &quot;&quot;option&quot;&quot;)   (define-fun L96 () String &quot;&quot;&quot;&quot;)   (define-fun L100 () String &quot;&quot;option&quot;&quot;)   (define-fun L73 () String &quot;&quot;&quot;&quot;)   (define-fun L61 () String &quot;&quot;&quot;&quot;)   (define-fun L1 () String &quot;&quot;name&quot;&quot;)   (define-fu&quot;&amp;&quot;n L33 () String &quot;&quot;&quot;&quot;)   (define-fun L65 () String &quot;&quot;&quot;&quot;)   (define-fun L21 () String &quot;&quot;name&quot;&quot;)   (define-fun L53 () String &quot;&quot;description&quot;&quot;)   (define-fun L41 () String &quot;&quot;&quot;&quot;)   (define-fun L37 () String &quot;&quot;table&quot;&quot;)   (define-fun L104 () String &quot;&quot;&quot;&quot;)   (defin&quot;&amp;&quot;e-fun L69 () String &quot;&quot;&quot;&quot;)   (define-fun L25 () String &quot;&quot;&quot;&quot;)   (define-fun L9 () String &quot;&quot;&quot;&quot;)   (define-fun L57 () String &quot;&quot;field&quot;&quot;)   (define-fun L13 () String &quot;&quot;&quot;&quot;)   (define-fun L45 () String &quot;&quot;&quot;&quot;)   (define-fun L29 () String &quot;&quot;&quot;&quot;)   (define-fun L17 () &quot;&amp;&quot;String &quot;&quot;description&quot;&quot;)   (define-fun L49 () String &quot;&quot;&quot;&quot;)   (define-fun L90 () String &quot;&quot;&quot;&quot;)   (define-fun L0 () String &quot;&quot;name&quot;&quot;)   (define-fun L94 () String &quot;&quot;&quot;&quot;)   (define-fun L82 () String &quot;&quot;&quot;&quot;)   (define-fun L4 () String &quot;&quot;&quot;&quot;)   (define-fun L98 () Stri&quot;&amp;&quot;ng &quot;&quot;&quot;&quot;)   (define-fun L86 () String &quot;&quot;name&quot;&quot;)   (define-fun L8 () String &quot;&quot;description&quot;&quot;)   (define-fun L58 () String &quot;&quot;field&quot;&quot;)   (define-fun L14 () String &quot;&quot;type&quot;&quot;)   (define-fun L46 () String &quot;&quot;length&quot;&quot;)   (define-fun L78 () String &quot;&quot;&quot;&quot;)   (define-fun&quot;&amp;&quot; L38 () String &quot;&quot;table&quot;&quot;)   (define-fun L102 () String &quot;&quot;&quot;&quot;)   (define-fun L51 () String &quot;&quot;&quot;&quot;)   (define-fun L71 () String &quot;&quot;field&quot;&quot;)   (define-fun L3 () String &quot;&quot;database&quot;&quot;)   (define-fun L55 () String &quot;&quot;&quot;&quot;)   (define-fun L11 () String &quot;&quot;name&quot;&quot;)   (defin&quot;&amp;&quot;e-fun L43 () String &quot;&quot;type&quot;&quot;)   (define-fun L31 () String &quot;&quot;&quot;&quot;)   (define-fun L63 () String &quot;&quot;&quot;&quot;)   (define-fun L7 () String &quot;&quot;&quot;&quot;)   (define-fun L59 () String &quot;&quot;&quot;&quot;)   (define-fun L15 () String &quot;&quot;&quot;&quot;)   (define-fun L47 () String &quot;&quot;&quot;&quot;)   (define-fun L35 () S&quot;&amp;&quot;tring &quot;&quot;&quot;&quot;)   (define-fun L106 () String &quot;&quot;&quot;&quot;)   (define-fun L67 () String &quot;&quot;&quot;&quot;)   (define-fun L23 () String &quot;&quot;description&quot;&quot;)   (define-fun L19 () String &quot;&quot;option&quot;&quot;)   (define-fun L39 () String &quot;&quot;type&quot;&quot;)   (define-fun L27 () String &quot;&quot;&quot;&quot;)   (define-fun sym&quot;&amp;&quot;195 () String &quot;&quot;&quot;&quot;)   (define-fun sym591 () String &quot;&quot;TYPE&quot;&quot;)   (define-fun sym150 () String &quot;&quot;&quot;&quot;)   (define-fun sym313 () String &quot;&quot;NAME&quot;&quot;)   (define-fun sym279 () String &quot;&quot;&quot;&quot;)   (define-fun sym399 () String &quot;&quot;&quot;&quot;)   (define-fun sym113 () String &quot;&quot;DATABASE&quot;&amp;&quot;&quot;&quot;)   (define-fun sym475 () String &quot;&quot;&quot;&quot;)   (define-fun sym353 () String &quot;&quot;&quot;&quot;)   (define-fun sym671 () String &quot;&quot;&quot;&quot;)   (define-fun sym519 () String &quot;&quot;FIELD&quot;&quot;)   (define-fun sym715 () String &quot;&quot;&quot;&quot;)   (define-fun sym635 () String &quot;&quot;LENGTH&quot;&quot;)   (define-fun sym2&quot;&amp;&quot;39 () String &quot;&quot;NAME&quot;&quot;)   (define-fun sym557 () String &quot;&quot;DESCRIPTION&quot;&quot;)   (define-fun sym581 () String &quot;&quot;&quot;&quot;)   (define-fun sym185 () String &quot;&quot;&quot;&quot;)   (define-fun sym225 () String &quot;&quot;TABLE&quot;&quot;)   (define-fun sym389 () String &quot;&quot;&quot;&quot;)   (define-fun sym465 () String &quot;&amp;&quot;&quot;&quot;&quot;&quot;)   (define-fun sym661 () String &quot;&quot;&quot;&quot;)   (define-fun sym264 () String &quot;&quot;DESCRIPTION&quot;&quot;)   (define-fun sym509 () String &quot;&quot;&quot;&quot;)   (define-fun sym705 () String &quot;&quot;&quot;&quot;)   (define-fun sym429 () String &quot;&quot;OPTION&quot;&quot;)   (define-fun sym625 () String &quot;&quot;&quot;&quot;)   (define-&quot;&amp;&quot;fun sym547 () String &quot;&quot;&quot;&quot;)   (define-fun sym20 () String &quot;&quot;HTML&quot;&quot;)   (define-fun sym691 () String &quot;&quot;OPTION&quot;&quot;)   (define-fun sym215 () String &quot;&quot;&quot;&quot;)   (define-fun sym533 () String &quot;&quot;NAME&quot;&quot;)   (define-fun sym455 () String &quot;&quot;&quot;&quot;)   (define-fun sym499 () String&quot;&amp;&quot; &quot;&quot;&quot;&quot;)   (define-fun sym135 () String &quot;&quot;NAME&quot;&quot;)   (define-fun sym651 () String &quot;&quot;&quot;&quot;)   (define-fun sym299 () String &quot;&quot;FIELD&quot;&quot;)   (define-fun sym254 () String &quot;&quot;&quot;&quot;)   (define-fun sym571 () String &quot;&quot;&quot;&quot;)   (define-fun sym373 () String &quot;&quot;TYPE&quot;&quot;)   (define-fun&quot;&amp;&quot; sym175 () String &quot;&quot;&quot;&quot;)   (define-fun sym419 () String &quot;&quot;&quot;&quot;)   (define-fun sym615 () String &quot;&quot;&quot;&quot;)   (define-fun sym338 () String &quot;&quot;DESCRIPTION&quot;&quot;)   (define-fun sym160 () String &quot;&quot;DESCRIPTION&quot;&quot;)   (define-fun sym445 () String &quot;&quot;&quot;&quot;)   (define-fun sym289 () &quot;&amp;&quot;String &quot;&quot;&quot;&quot;)   (define-fun sym485 () String &quot;&quot;OPTION&quot;&quot;)   (define-fun sym363 () String &quot;&quot;&quot;&quot;)   (define-fun sym681 () String &quot;&quot;&quot;&quot;)   (define-fun sym409 () String &quot;&quot;&quot;&quot;)   (define-fun sym605 () String &quot;&quot;&quot;&quot;)   (define-fun sym725 () String &quot;&quot;&quot;&quot;)   (define-fun &quot;&amp;&quot;sym328 () String &quot;&quot;&quot;&quot;)   (define-fun sym205 () String &quot;&quot;&quot;&quot;) )&quot;)" office:value-type="string" office:string-value="(model   (define-fun L80 () String &quot;option&quot;)   (define-fun L84 () String &quot;description&quot;)   (define-fun L2 () String &quot;database&quot;)   (define-fun L92 () String &quot;&quot;)   (define-fun L88 () String &quot;length&quot;)   (define-fun L6 () String &quot;html&quot;)   (define-fun L76 () String &quot;&quot;)   (define-fun L20 () String &quot;option&quot;)   (define-fun L96 () String &quot;&quot;)   (define-fun L100 () String &quot;option&quot;)   (define-fun L73 () String &quot;&quot;)   (define-fun L61 () String &quot;&quot;)   (define-fun L1 () String &quot;name&quot;)   (define-fun L33 () String &quot;&quot;)   (define-fun L65 () String &quot;&quot;)   (define-fun L21 () String &quot;name&quot;)   (define-fun L53 () String &quot;description&quot;)   (define-fun L41 () String &quot;&quot;)   (define-fun L37 () String &quot;table&quot;)   (define-fun L104 () String &quot;&quot;)   (define-fun L69 () String &quot;&quot;)   (define-fun L25 () String &quot;&quot;)   (define-fun L9 () String &quot;&quot;)   (define-fun L57 () String &quot;field&quot;)   (define-fun L13 () String &quot;&quot;)   (define-fun L45 () String &quot;&quot;)   (define-fun L29 () String &quot;&quot;)   (define-fun L17 () String &quot;description&quot;)   (define-fun L49 () String &quot;&quot;)   (define-fun L90 () String &quot;&quot;)   (define-fun L0 () String &quot;name&quot;)   (define-fun L94 () String &quot;&quot;)   (define-fun L82 () String &quot;&quot;)   (define-fun L4 () String &quot;&quot;)   (define-fun L98 () String &quot;&quot;)   (define-fun L86 () String &quot;name&quot;)   (define-fun L8 () String &quot;description&quot;)   (define-fun L58 () String &quot;field&quot;)   (define-fun L14 () String &quot;type&quot;)   (define-fun L46 () String &quot;length&quot;)   (define-fun L78 () String &quot;&quot;)   (define-fun L38 () String &quot;table&quot;)   (define-fun L102 () String &quot;&quot;)   (define-fun L51 () String &quot;&quot;)   (define-fun L71 () String &quot;field&quot;)   (define-fun L3 () String &quot;database&quot;)   (define-fun L55 () String &quot;&quot;)   (define-fun L11 () String &quot;name&quot;)   (define-fun L43 () String &quot;type&quot;)   (define-fun L31 () String &quot;&quot;)   (define-fun L63 () String &quot;&quot;)   (define-fun L7 () String &quot;&quot;)   (define-fun L59 () String &quot;&quot;)   (define-fun L15 () String &quot;&quot;)   (define-fun L47 () String &quot;&quot;)   (define-fun L35 () String &quot;&quot;)   (define-fun L106 () String &quot;&quot;)   (define-fun L67 () String &quot;&quot;)   (define-fun L23 () String &quot;description&quot;)   (define-fun L19 () String &quot;option&quot;)   (define-fun L39 () String &quot;type&quot;)   (define-fun L27 () String &quot;&quot;)   (define-fun sym195 () String &quot;&quot;)   (define-fun sym591 () String &quot;TYPE&quot;)   (define-fun sym150 () String &quot;&quot;)   (define-fun sym313 () String &quot;NAME&quot;)   (define-fun sym279 () String &quot;&quot;)   (define-fun sym399 () String &quot;&quot;)   (define-fun sym113 () String &quot;DATABASE&quot;)   (define-fun sym475 () String &quot;&quot;)   (define-fun sym353 () String &quot;&quot;)   (define-fun sym671 () String &quot;&quot;)   (define-fun sym519 () String &quot;FIELD&quot;)   (define-fun sym715 () String &quot;&quot;)   (define-fun sym635 () String &quot;LENGTH&quot;)   (define-fun sym239 () String &quot;NAME&quot;)   (define-fun sym557 () String &quot;DESCRIPTION&quot;)   (define-fun sym581 () String &quot;&quot;)   (define-fun sym185 () String &quot;&quot;)   (define-fun sym225 () String &quot;TABLE&quot;)   (define-fun sym389 () String &quot;&quot;)   (define-fun sym465 () String &quot;&quot;)   (define-fun sym661 () String &quot;&quot;)   (define-fun sym264 () String &quot;DESCRIPTION&quot;)   (define-fun sym509 () String &quot;&quot;)   (define-fun sym705 () String &quot;&quot;)   (define-fun sym429 () String &quot;OPTION&quot;)   (define-fun sym625 () String &quot;&quot;)   (define-fun sym547 () String &quot;&quot;)   (define-fun sym20 () String &quot;HTML&quot;)   (define-fun sym691 () String &quot;OPTION&quot;)   (define-fun sym215 () String &quot;&quot;)   (define-fun sym533 () String &quot;NAME&quot;)   (define-fun sym455 () String &quot;&quot;)   (define-fun sym499 () String &quot;&quot;)   (define-fun sym135 () String &quot;NAME&quot;)   (define-fun sym651 () String &quot;&quot;)   (define-fun sym299 () String &quot;FIELD&quot;)   (define-fun sym254 () String &quot;&quot;)   (define-fun sym571 () String &quot;&quot;)   (define-fun sym373 () String &quot;TYPE&quot;)   (define-fun sym175 () String &quot;&quot;)   (define-fun sym419 () String &quot;&quot;)   (define-fun sym615 () String &quot;&quot;)   (define-fun sym338 () String &quot;DESCRIPTION&quot;)   (define-fun sym160 () String &quot;DESCRIPTION&quot;)   (define-fun sym445 () String &quot;&quot;)   (define-fun sym289 () String &quot;&quot;)   (define-fun sym485 () String &quot;OPTION&quot;)   (define-fun sym363 () String &quot;&quot;)   (define-fun sym681 () String &quot;&quot;)   (define-fun sym409 () String &quot;&quot;)   (define-fun sym605 () String &quot;&quot;)   (define-fun sym725 () String &quot;&quot;)   (define-fun sym328 () String &quot;&quot;)   (define-fun sym205 () String &quot;&quot;) )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01.smt2</text:p>
          </table:table-cell>
          <table:table-cell table:style-name="ce2" office:value-type="float" office:value="1200.077" calcext:value-type="float">
            <text:p>1200.077</text:p>
          </table:table-cell>
          <table:table-cell/>
          <table:table-cell table:style-name="ce4" office:value-type="string" calcext:value-type="string">
            <text:p><text:s/>mathQuizGame01.smt2</text:p>
          </table:table-cell>
          <table:table-cell table:style-name="ce5" office:value-type="float" office:value="1200.077" calcext:value-type="float">
            <text:p>1200.077</text:p>
          </table:table-cell>
          <table:table-cell table:style-name="ce5" office:value-type="float" office:value="1.46" calcext:value-type="float">
            <text:p>1.46</text:p>
          </table:table-cell>
          <table:table-cell table:style-name="ce5" office:value-type="float" office:value="2.599" calcext:value-type="float">
            <text:p>2.599</text:p>
          </table:table-cell>
          <table:table-cell table:style-name="ce5" office:value-type="float" office:value="1200.083" calcext:value-type="float">
            <text:p>1200.083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80 () String &quot;&quot;option&quot;&quot;)   (define-fun L84 () String &quot;&quot;description&quot;&quot;)   (define-fun L2 () String &quot;&quot;database&quot;&quot;)   (define-fun L92 () String &quot;&quot;&quot;&quot;)   (define-fun L88 () String &quot;&quot;length&quot;&quot;)   (define-fun L6 () String &quot;&quot;html&quot;&quot;)   (define-f&quot;&amp;&quot;un L76 () String &quot;&quot;&quot;&quot;)   (define-fun L20 () String &quot;&quot;option&quot;&quot;)   (define-fun L96 () String &quot;&quot;&quot;&quot;)   (define-fun L100 () String &quot;&quot;option&quot;&quot;)   (define-fun L73 () String &quot;&quot;&quot;&quot;)   (define-fun L61 () String &quot;&quot;&quot;&quot;)   (define-fun L1 () String &quot;&quot;name&quot;&quot;)   (define-fu&quot;&amp;&quot;n L33 () String &quot;&quot;&quot;&quot;)   (define-fun L65 () String &quot;&quot;&quot;&quot;)   (define-fun L21 () String &quot;&quot;name&quot;&quot;)   (define-fun L53 () String &quot;&quot;description&quot;&quot;)   (define-fun L41 () String &quot;&quot;&quot;&quot;)   (define-fun L37 () String &quot;&quot;table&quot;&quot;)   (define-fun L104 () String &quot;&quot;&quot;&quot;)   (defin&quot;&amp;&quot;e-fun L69 () String &quot;&quot;&quot;&quot;)   (define-fun L25 () String &quot;&quot;&quot;&quot;)   (define-fun L9 () String &quot;&quot;&quot;&quot;)   (define-fun L57 () String &quot;&quot;field&quot;&quot;)   (define-fun L13 () String &quot;&quot;&quot;&quot;)   (define-fun L45 () String &quot;&quot;&quot;&quot;)   (define-fun L29 () String &quot;&quot;&quot;&quot;)   (define-fun L17 () &quot;&amp;&quot;String &quot;&quot;description&quot;&quot;)   (define-fun L49 () String &quot;&quot;&quot;&quot;)   (define-fun L90 () String &quot;&quot;&quot;&quot;)   (define-fun L0 () String &quot;&quot;name&quot;&quot;)   (define-fun L94 () String &quot;&quot;&quot;&quot;)   (define-fun L82 () String &quot;&quot;&quot;&quot;)   (define-fun L4 () String &quot;&quot;&quot;&quot;)   (define-fun L98 () Stri&quot;&amp;&quot;ng &quot;&quot;&quot;&quot;)   (define-fun L86 () String &quot;&quot;name&quot;&quot;)   (define-fun L8 () String &quot;&quot;description&quot;&quot;)   (define-fun L58 () String &quot;&quot;field&quot;&quot;)   (define-fun L14 () String &quot;&quot;type&quot;&quot;)   (define-fun L46 () String &quot;&quot;length&quot;&quot;)   (define-fun L78 () String &quot;&quot;&quot;&quot;)   (define-fun&quot;&amp;&quot; L38 () String &quot;&quot;table&quot;&quot;)   (define-fun L102 () String &quot;&quot;&quot;&quot;)   (define-fun L51 () String &quot;&quot;&quot;&quot;)   (define-fun L71 () String &quot;&quot;field&quot;&quot;)   (define-fun L3 () String &quot;&quot;database&quot;&quot;)   (define-fun L55 () String &quot;&quot;&quot;&quot;)   (define-fun L11 () String &quot;&quot;name&quot;&quot;)   (defin&quot;&amp;&quot;e-fun L43 () String &quot;&quot;type&quot;&quot;)   (define-fun L31 () String &quot;&quot;&quot;&quot;)   (define-fun L63 () String &quot;&quot;&quot;&quot;)   (define-fun L7 () String &quot;&quot;&quot;&quot;)   (define-fun L59 () String &quot;&quot;&quot;&quot;)   (define-fun L15 () String &quot;&quot;&quot;&quot;)   (define-fun L47 () String &quot;&quot;&quot;&quot;)   (define-fun L35 () S&quot;&amp;&quot;tring &quot;&quot;&quot;&quot;)   (define-fun L106 () String &quot;&quot;&quot;&quot;)   (define-fun L67 () String &quot;&quot;&quot;&quot;)   (define-fun L23 () String &quot;&quot;description&quot;&quot;)   (define-fun L19 () String &quot;&quot;option&quot;&quot;)   (define-fun L39 () String &quot;&quot;type&quot;&quot;)   (define-fun L27 () String &quot;&quot;&quot;&quot;)   (define-fun sym&quot;&amp;&quot;195 () String &quot;&quot;&quot;&quot;)   (define-fun sym591 () String &quot;&quot;TYPE&quot;&quot;)   (define-fun sym150 () String &quot;&quot;&quot;&quot;)   (define-fun sym313 () String &quot;&quot;NAME&quot;&quot;)   (define-fun sym279 () String &quot;&quot;&quot;&quot;)   (define-fun sym399 () String &quot;&quot;&quot;&quot;)   (define-fun sym113 () String &quot;&quot;DATABASE&quot;&amp;&quot;&quot;&quot;)   (define-fun sym475 () String &quot;&quot;&quot;&quot;)   (define-fun sym353 () String &quot;&quot;&quot;&quot;)   (define-fun sym671 () String &quot;&quot;&quot;&quot;)   (define-fun sym519 () String &quot;&quot;FIELD&quot;&quot;)   (define-fun sym715 () String &quot;&quot;&quot;&quot;)   (define-fun sym635 () String &quot;&quot;LENGTH&quot;&quot;)   (define-fun sym2&quot;&amp;&quot;39 () String &quot;&quot;NAME&quot;&quot;)   (define-fun sym557 () String &quot;&quot;DESCRIPTION&quot;&quot;)   (define-fun sym581 () String &quot;&quot;&quot;&quot;)   (define-fun sym185 () String &quot;&quot;&quot;&quot;)   (define-fun sym225 () String &quot;&quot;TABLE&quot;&quot;)   (define-fun sym389 () String &quot;&quot;&quot;&quot;)   (define-fun sym465 () String &quot;&amp;&quot;&quot;&quot;&quot;&quot;)   (define-fun sym661 () String &quot;&quot;&quot;&quot;)   (define-fun sym264 () String &quot;&quot;DESCRIPTION&quot;&quot;)   (define-fun sym509 () String &quot;&quot;&quot;&quot;)   (define-fun sym705 () String &quot;&quot;&quot;&quot;)   (define-fun sym429 () String &quot;&quot;OPTION&quot;&quot;)   (define-fun sym625 () String &quot;&quot;&quot;&quot;)   (define-&quot;&amp;&quot;fun sym547 () String &quot;&quot;&quot;&quot;)   (define-fun sym20 () String &quot;&quot;HTML&quot;&quot;)   (define-fun sym691 () String &quot;&quot;OPTION&quot;&quot;)   (define-fun sym215 () String &quot;&quot;&quot;&quot;)   (define-fun sym533 () String &quot;&quot;NAME&quot;&quot;)   (define-fun sym455 () String &quot;&quot;&quot;&quot;)   (define-fun sym499 () String&quot;&amp;&quot; &quot;&quot;&quot;&quot;)   (define-fun sym135 () String &quot;&quot;NAME&quot;&quot;)   (define-fun sym651 () String &quot;&quot;&quot;&quot;)   (define-fun sym299 () String &quot;&quot;FIELD&quot;&quot;)   (define-fun sym254 () String &quot;&quot;&quot;&quot;)   (define-fun sym571 () String &quot;&quot;&quot;&quot;)   (define-fun sym373 () String &quot;&quot;TYPE&quot;&quot;)   (define-fun&quot;&amp;&quot; sym175 () String &quot;&quot;&quot;&quot;)   (define-fun sym419 () String &quot;&quot;&quot;&quot;)   (define-fun sym615 () String &quot;&quot;&quot;&quot;)   (define-fun sym338 () String &quot;&quot;DESCRIPTION&quot;&quot;)   (define-fun sym160 () String &quot;&quot;DESCRIPTION&quot;&quot;)   (define-fun sym445 () String &quot;&quot;&quot;&quot;)   (define-fun sym289 () &quot;&amp;&quot;String &quot;&quot;&quot;&quot;)   (define-fun sym485 () String &quot;&quot;OPTION&quot;&quot;)   (define-fun sym363 () String &quot;&quot;&quot;&quot;)   (define-fun sym681 () String &quot;&quot;&quot;&quot;)   (define-fun sym409 () String &quot;&quot;&quot;&quot;)   (define-fun sym605 () String &quot;&quot;&quot;&quot;)   (define-fun sym725 () String &quot;&quot;&quot;&quot;)   (define-fun &quot;&amp;&quot;sym328 () String &quot;&quot;&quot;&quot;)   (define-fun sym205 () String &quot;&quot;&quot;&quot;) )&quot;)" office:value-type="string" office:string-value="(model   (define-fun L80 () String &quot;option&quot;)   (define-fun L84 () String &quot;description&quot;)   (define-fun L2 () String &quot;database&quot;)   (define-fun L92 () String &quot;&quot;)   (define-fun L88 () String &quot;length&quot;)   (define-fun L6 () String &quot;html&quot;)   (define-fun L76 () String &quot;&quot;)   (define-fun L20 () String &quot;option&quot;)   (define-fun L96 () String &quot;&quot;)   (define-fun L100 () String &quot;option&quot;)   (define-fun L73 () String &quot;&quot;)   (define-fun L61 () String &quot;&quot;)   (define-fun L1 () String &quot;name&quot;)   (define-fun L33 () String &quot;&quot;)   (define-fun L65 () String &quot;&quot;)   (define-fun L21 () String &quot;name&quot;)   (define-fun L53 () String &quot;description&quot;)   (define-fun L41 () String &quot;&quot;)   (define-fun L37 () String &quot;table&quot;)   (define-fun L104 () String &quot;&quot;)   (define-fun L69 () String &quot;&quot;)   (define-fun L25 () String &quot;&quot;)   (define-fun L9 () String &quot;&quot;)   (define-fun L57 () String &quot;field&quot;)   (define-fun L13 () String &quot;&quot;)   (define-fun L45 () String &quot;&quot;)   (define-fun L29 () String &quot;&quot;)   (define-fun L17 () String &quot;description&quot;)   (define-fun L49 () String &quot;&quot;)   (define-fun L90 () String &quot;&quot;)   (define-fun L0 () String &quot;name&quot;)   (define-fun L94 () String &quot;&quot;)   (define-fun L82 () String &quot;&quot;)   (define-fun L4 () String &quot;&quot;)   (define-fun L98 () String &quot;&quot;)   (define-fun L86 () String &quot;name&quot;)   (define-fun L8 () String &quot;description&quot;)   (define-fun L58 () String &quot;field&quot;)   (define-fun L14 () String &quot;type&quot;)   (define-fun L46 () String &quot;length&quot;)   (define-fun L78 () String &quot;&quot;)   (define-fun L38 () String &quot;table&quot;)   (define-fun L102 () String &quot;&quot;)   (define-fun L51 () String &quot;&quot;)   (define-fun L71 () String &quot;field&quot;)   (define-fun L3 () String &quot;database&quot;)   (define-fun L55 () String &quot;&quot;)   (define-fun L11 () String &quot;name&quot;)   (define-fun L43 () String &quot;type&quot;)   (define-fun L31 () String &quot;&quot;)   (define-fun L63 () String &quot;&quot;)   (define-fun L7 () String &quot;&quot;)   (define-fun L59 () String &quot;&quot;)   (define-fun L15 () String &quot;&quot;)   (define-fun L47 () String &quot;&quot;)   (define-fun L35 () String &quot;&quot;)   (define-fun L106 () String &quot;&quot;)   (define-fun L67 () String &quot;&quot;)   (define-fun L23 () String &quot;description&quot;)   (define-fun L19 () String &quot;option&quot;)   (define-fun L39 () String &quot;type&quot;)   (define-fun L27 () String &quot;&quot;)   (define-fun sym195 () String &quot;&quot;)   (define-fun sym591 () String &quot;TYPE&quot;)   (define-fun sym150 () String &quot;&quot;)   (define-fun sym313 () String &quot;NAME&quot;)   (define-fun sym279 () String &quot;&quot;)   (define-fun sym399 () String &quot;&quot;)   (define-fun sym113 () String &quot;DATABASE&quot;)   (define-fun sym475 () String &quot;&quot;)   (define-fun sym353 () String &quot;&quot;)   (define-fun sym671 () String &quot;&quot;)   (define-fun sym519 () String &quot;FIELD&quot;)   (define-fun sym715 () String &quot;&quot;)   (define-fun sym635 () String &quot;LENGTH&quot;)   (define-fun sym239 () String &quot;NAME&quot;)   (define-fun sym557 () String &quot;DESCRIPTION&quot;)   (define-fun sym581 () String &quot;&quot;)   (define-fun sym185 () String &quot;&quot;)   (define-fun sym225 () String &quot;TABLE&quot;)   (define-fun sym389 () String &quot;&quot;)   (define-fun sym465 () String &quot;&quot;)   (define-fun sym661 () String &quot;&quot;)   (define-fun sym264 () String &quot;DESCRIPTION&quot;)   (define-fun sym509 () String &quot;&quot;)   (define-fun sym705 () String &quot;&quot;)   (define-fun sym429 () String &quot;OPTION&quot;)   (define-fun sym625 () String &quot;&quot;)   (define-fun sym547 () String &quot;&quot;)   (define-fun sym20 () String &quot;HTML&quot;)   (define-fun sym691 () String &quot;OPTION&quot;)   (define-fun sym215 () String &quot;&quot;)   (define-fun sym533 () String &quot;NAME&quot;)   (define-fun sym455 () String &quot;&quot;)   (define-fun sym499 () String &quot;&quot;)   (define-fun sym135 () String &quot;NAME&quot;)   (define-fun sym651 () String &quot;&quot;)   (define-fun sym299 () String &quot;FIELD&quot;)   (define-fun sym254 () String &quot;&quot;)   (define-fun sym571 () String &quot;&quot;)   (define-fun sym373 () String &quot;TYPE&quot;)   (define-fun sym175 () String &quot;&quot;)   (define-fun sym419 () String &quot;&quot;)   (define-fun sym615 () String &quot;&quot;)   (define-fun sym338 () String &quot;DESCRIPTION&quot;)   (define-fun sym160 () String &quot;DESCRIPTION&quot;)   (define-fun sym445 () String &quot;&quot;)   (define-fun sym289 () String &quot;&quot;)   (define-fun sym485 () String &quot;OPTION&quot;)   (define-fun sym363 () String &quot;&quot;)   (define-fun sym681 () String &quot;&quot;)   (define-fun sym409 () String &quot;&quot;)   (define-fun sym605 () String &quot;&quot;)   (define-fun sym725 () String &quot;&quot;)   (define-fun sym328 () String &quot;&quot;)   (define-fun sym205 () String &quot;&quot;) )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02.smt2</text:p>
          </table:table-cell>
          <table:table-cell table:style-name="ce2" office:value-type="float" office:value="1200.051" calcext:value-type="float">
            <text:p>1200.051</text:p>
          </table:table-cell>
          <table:table-cell/>
          <table:table-cell table:style-name="ce4" office:value-type="string" calcext:value-type="string">
            <text:p><text:s/>mathQuizGame02.smt2</text:p>
          </table:table-cell>
          <table:table-cell table:style-name="ce5" office:value-type="float" office:value="1200.051" calcext:value-type="float">
            <text:p>1200.051</text:p>
          </table:table-cell>
          <table:table-cell table:style-name="ce5" office:value-type="float" office:value="1.025" calcext:value-type="float">
            <text:p>1.025</text:p>
          </table:table-cell>
          <table:table-cell table:style-name="ce5" office:value-type="float" office:value="2.247" calcext:value-type="float">
            <text:p>2.247</text:p>
          </table:table-cell>
          <table:table-cell table:style-name="ce5" office:value-type="float" office:value="368.511" calcext:value-type="float">
            <text:p>368.511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&quot;&quot;)   (define-fun L153 () String &quot;&quot;y&quot;&quot;)   (define-fun L2 () String &quot;&quot;&quot;&quot;)   (define-fun L1 () String &quot;&quot;&quot;&quot;)   (define-fun L4 () String &quot;&quot;&quot;&quot;)   (define-fun L3 () String &quot;&quot;&quot;&quot;)   (define-fun L11 () String &quot;&quot;&quot;&quot;)   (define-fun&quot;&amp;&quot; L6 () String &quot;&quot;&quot;&quot;)   (define-fun L43 () String &quot;&quot;&quot;&quot;)   (define-fun L10 () String &quot;&quot;&quot;&quot;)   (define-fun L5 () String &quot;&quot;&quot;&quot;)   (define-fun L42 () String &quot;&quot;&quot;&quot;)   (define-fun L20 () String &quot;&quot;&quot;&quot;)   (define-fun L8 () String &quot;&quot;&quot;&quot;)   (define-fun L41 () String &quot;&quot;&quot;&quot;)&quot;&amp;&quot;   (define-fun L7 () String &quot;&quot;&quot;&quot;)   (define-fun L14 () String &quot;&quot;&quot;&quot;)   (define-fun L79 () String &quot;&quot;&quot;&quot;)   (define-fun L12 () String &quot;&quot;high school&quot;&quot;)   (define-fun L19 () String &quot;&quot;&quot;&quot;)   (define-fun L29 () String &quot;&quot;elementary&quot;&quot;)   (define-fun L39 () String &quot;&quot;&quot;&amp;&quot;n&quot;&quot;)   (define-fun L28 () String &quot;&quot;&quot;&quot;)   (define-fun L17 () String &quot;&quot;&quot;&quot;)   (define-fun sym1193 () String &quot;&quot;&quot;&quot;)   (define-fun sym2482 () String &quot;&quot;&quot;&quot;)   (define-fun sym2140 () String &quot;&quot;&quot;&quot;)   (define-fun sym1570 () String &quot;&quot;&quot;&quot;)   (define-fun sym2596 () Strin&quot;&amp;&quot;g &quot;&quot;&quot;&quot;)   (define-fun sym2254 () String &quot;&quot;&quot;&quot;)   (define-fun sym2026 () String &quot;&quot;&quot;&quot;)   (define-fun sym1684 () String &quot;&quot;&quot;&quot;)   (define-fun sym1079 () String &quot;&quot;&quot;&quot;)   (define-fun sym851 () String &quot;&quot;&quot;&quot;)   (define-fun sym1433 () String &quot;&quot;Y&quot;&quot;)   (define-fun sym23&quot;&amp;&quot;68 () String &quot;&quot;&quot;&quot;)   (define-fun sym1798 () String &quot;&quot;&quot;&quot;)   (define-fun sym122 () String &quot;&quot;ELEMENTARY&quot;&quot;)   (define-fun sym1457 () String &quot;&quot;HIGH SCHOOL&quot;&quot;)   (define-fun sym2714 () String &quot;&quot;N&quot;&quot;)   (define-fun sym242 () String &quot;&quot;&quot;&quot;)   (define-fun sym395 () St&quot;&amp;&quot;ring &quot;&quot;&quot;&quot;)   (define-fun sym509 () String &quot;&quot;&quot;&quot;)   (define-fun sym1912 () String &quot;&quot;&quot;&quot;)   (define-fun sym1307 () String &quot;&quot;&quot;&quot;)   (define-fun sym737 () String &quot;&quot;&quot;&quot;)   (define-fun sym965 () String &quot;&quot;&quot;&quot;)   (define-fun sym623 () String &quot;&quot;&quot;&quot;) )&quot;)" office:value-type="string" office:string-value="(model   (define-fun L0 () String &quot;&quot;)   (define-fun L153 () String &quot;y&quot;)   (define-fun L2 () String &quot;&quot;)   (define-fun L1 () String &quot;&quot;)   (define-fun L4 () String &quot;&quot;)   (define-fun L3 () String &quot;&quot;)   (define-fun L11 () String &quot;&quot;)   (define-fun L6 () String &quot;&quot;)   (define-fun L43 () String &quot;&quot;)   (define-fun L10 () String &quot;&quot;)   (define-fun L5 () String &quot;&quot;)   (define-fun L42 () String &quot;&quot;)   (define-fun L20 () String &quot;&quot;)   (define-fun L8 () String &quot;&quot;)   (define-fun L41 () String &quot;&quot;)   (define-fun L7 () String &quot;&quot;)   (define-fun L14 () String &quot;&quot;)   (define-fun L79 () String &quot;&quot;)   (define-fun L12 () String &quot;high school&quot;)   (define-fun L19 () String &quot;&quot;)   (define-fun L29 () String &quot;elementary&quot;)   (define-fun L39 () String &quot;n&quot;)   (define-fun L28 () String &quot;&quot;)   (define-fun L17 () String &quot;&quot;)   (define-fun sym1193 () String &quot;&quot;)   (define-fun sym2482 () String &quot;&quot;)   (define-fun sym2140 () String &quot;&quot;)   (define-fun sym1570 () String &quot;&quot;)   (define-fun sym2596 () String &quot;&quot;)   (define-fun sym2254 () String &quot;&quot;)   (define-fun sym2026 () String &quot;&quot;)   (define-fun sym1684 () String &quot;&quot;)   (define-fun sym1079 () String &quot;&quot;)   (define-fun sym851 () String &quot;&quot;)   (define-fun sym1433 () String &quot;Y&quot;)   (define-fun sym2368 () String &quot;&quot;)   (define-fun sym1798 () String &quot;&quot;)   (define-fun sym122 () String &quot;ELEMENTARY&quot;)   (define-fun sym1457 () String &quot;HIGH SCHOOL&quot;)   (define-fun sym2714 () String &quot;N&quot;)   (define-fun sym242 () String &quot;&quot;)   (define-fun sym395 () String &quot;&quot;)   (define-fun sym509 () String &quot;&quot;)   (define-fun sym1912 () String &quot;&quot;)   (define-fun sym1307 () String &quot;&quot;)   (define-fun sym737 () String &quot;&quot;)   (define-fun sym965 () String &quot;&quot;)   (define-fun sym623 () String &quot;&quot;) )" calcext:value-type="string">
            <text:p>(model <text:s text:c="2"/>(define-fun L0 () String "") <text:s text:c="2"/>(define-fun L153 () String "y") <text:s text:c="2"/>(define-fun L2 () String "") <text:s text:c="2"/>(define-fun L1 () String "") <text:s text:c="2"/>(define-fun L4 () String "") <text:s text:c="2"/>(define-fun L3 () String "") <text:s text:c="2"/>(define-fun L11 () String "") <text:s text:c="2"/>(define-fun L6 () String "") <text:s text:c="2"/>(define-fun L43 () String "") <text:s text:c="2"/>(define-fun L10 () String "") <text:s text:c="2"/>(define-fun L5 () String "") <text:s text:c="2"/>(define-fun L42 () String "") <text:s text:c="2"/>(define-fun L20 () String "") <text:s text:c="2"/>(define-fun L8 () String "") <text:s text:c="2"/>(define-fun L41 () String "") <text:s text:c="2"/>(define-fun L7 () String "") <text:s text:c="2"/>(define-fun L14 () String "") <text:s text:c="2"/>(define-fun L79 () String "") <text:s text:c="2"/>(define-fun L12 () String "high school") <text:s text:c="2"/>(define-fun L19 () String "") <text:s text:c="2"/>(define-fun L29 () String "elementary") <text:s text:c="2"/>(define-fun L39 () String "n") <text:s text:c="2"/>(define-fun L28 () String "") <text:s text:c="2"/>(define-fun L17 () String "") <text:s text:c="2"/>(define-fun sym1193 () String "") <text:s text:c="2"/>(define-fun sym2482 () String "") <text:s text:c="2"/>(define-fun sym2140 () String "") <text:s text:c="2"/>(define-fun sym1570 () String "") <text:s text:c="2"/>(define-fun sym2596 () String "") <text:s text:c="2"/>(define-fun sym2254 () String "") <text:s text:c="2"/>(define-fun sym2026 () String "") <text:s text:c="2"/>(define-fun sym1684 () String "") <text:s text:c="2"/>(define-fun sym1079 () String "") <text:s text:c="2"/>(define-fun sym851 () String "") <text:s text:c="2"/>(define-fun sym1433 () String "Y") <text:s text:c="2"/>(define-fun sym2368 () String "") <text:s text:c="2"/>(define-fun sym1798 () String "") <text:s text:c="2"/>(define-fun sym122 () String "ELEMENTARY") <text:s text:c="2"/>(define-fun sym1457 () String "HIGH SCHOOL") <text:s text:c="2"/>(define-fun sym2714 () String "N") <text:s text:c="2"/>(define-fun sym242 () String "") <text:s text:c="2"/>(define-fun sym395 () String "") <text:s text:c="2"/>(define-fun sym509 () String "") <text:s text:c="2"/>(define-fun sym1912 () String "") <text:s text:c="2"/>(define-fun sym1307 () String "") <text:s text:c="2"/>(define-fun sym737 () String "") <text:s text:c="2"/>(define-fun sym965 () String "") <text:s text:c="2"/>(define-fun sym623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03.smt2</text:p>
          </table:table-cell>
          <table:table-cell table:style-name="ce2" office:value-type="float" office:value="1200.06" calcext:value-type="float">
            <text:p>1200.06</text:p>
          </table:table-cell>
          <table:table-cell/>
          <table:table-cell table:style-name="ce4" office:value-type="string" calcext:value-type="string">
            <text:p><text:s/>mathQuizGame03.smt2</text:p>
          </table:table-cell>
          <table:table-cell table:style-name="ce5" office:value-type="float" office:value="1200.06" calcext:value-type="float">
            <text:p>1200.06</text:p>
          </table:table-cell>
          <table:table-cell table:style-name="ce5" office:value-type="float" office:value="0.872" calcext:value-type="float">
            <text:p>0.872</text:p>
          </table:table-cell>
          <table:table-cell table:style-name="ce5" office:value-type="float" office:value="2.007" calcext:value-type="float">
            <text:p>2.007</text:p>
          </table:table-cell>
          <table:table-cell table:style-name="ce5" office:value-type="float" office:value="22.101" calcext:value-type="float">
            <text:p>22.101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22 () String     &quot;&quot;higH sChOol&quot;&quot;)   (define-fun sym374 () String     &quot;&quot;S/Sa\u{2fffe}\u{4148}\u{1f611}&quot;&quot;)   (define-fun sym523 () String     &quot;&quot;\u{2fff1}P\u{1b9a0}N\u{780}&quot;&quot;)   (define-fun sym283 () String     &quot;&quot;hIGH school&quot;&quot;)   (define-&quot;&amp;&quot;fun sym252 () String     &quot;&quot;/resTart&quot;&quot;)   (define-fun sym637 () String     &quot;&quot;\u{2ffe0}V\u{1bfe9}\u{1b9c0}\u{1b9c0}\u{1bf09}&quot;&quot;) )&quot;)" office:value-type="string" office:string-value="(   (define-fun sym122 () String     &quot;higH sChOol&quot;)   (define-fun sym374 () String     &quot;S/Sa\u{2fffe}\u{4148}\u{1f611}&quot;)   (define-fun sym523 () String     &quot;\u{2fff1}P\u{1b9a0}N\u{780}&quot;)   (define-fun sym283 () String     &quot;hIGH school&quot;)   (define-fun sym252 () String     &quot;/resTart&quot;)   (define-fun sym637 () String     &quot;\u{2ffe0}V\u{1bfe9}\u{1b9c0}\u{1b9c0}\u{1bf09}&quot;) )" calcext:value-type="string">
            <text:p>( <text:s text:c="2"/>(define-fun sym122 () String <text:s text:c="4"/>"higH sChOol") <text:s text:c="2"/>(define-fun sym374 () String <text:s text:c="4"/>"S/Sa\u{2fffe}\u{4148}\u{1f611}") <text:s text:c="2"/>(define-fun sym523 () String <text:s text:c="4"/>"\u{2fff1}P\u{1b9a0}N\u{780}") <text:s text:c="2"/>(define-fun sym283 () String <text:s text:c="4"/>"hIGH school") <text:s text:c="2"/>(define-fun sym252 () String <text:s text:c="4"/>"/resTart") <text:s text:c="2"/>(define-fun sym637 () String <text:s text:c="4"/>"\u{2ffe0}V\u{1bfe9}\u{1b9c0}\u{1b9c0}\u{1bf09}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/restart&quot;&quot;)   (define-fun L2 () String &quot;&quot;&quot;&quot;)   (define-fun L1 () String &quot;&quot;&quot;&quot;)   (define-fun L4 () String &quot;&quot;high school&quot;&quot;)   (define-fun L3 () String &quot;&quot;&quot;&quot;)   (define-fun L15 () String &quot;&quot;high school&quot;&quot;)   (define-fun sym28&quot;&amp;&quot;3 () String &quot;&quot;HIGH SCHOOL&quot;&quot;)   (define-fun sym637 () String &quot;&quot;&quot;&quot;)   (define-fun sym523 () String &quot;&quot;&quot;&quot;)   (define-fun sym122 () String &quot;&quot;HIGH SCHOOL&quot;&quot;)   (define-fun sym374 () String &quot;&quot;&quot;&quot;)   (define-fun sym252 () String &quot;&quot;/RESTART&quot;&quot;) )&quot;)" office:value-type="string" office:string-value="(model   (define-fun L0 () String &quot;/restart&quot;)   (define-fun L2 () String &quot;&quot;)   (define-fun L1 () String &quot;&quot;)   (define-fun L4 () String &quot;high school&quot;)   (define-fun L3 () String &quot;&quot;)   (define-fun L15 () String &quot;high school&quot;)   (define-fun sym283 () String &quot;HIGH SCHOOL&quot;)   (define-fun sym637 () String &quot;&quot;)   (define-fun sym523 () String &quot;&quot;)   (define-fun sym122 () String &quot;HIGH SCHOOL&quot;)   (define-fun sym374 () String &quot;&quot;)   (define-fun sym252 () String &quot;/RESTART&quot;) )" calcext:value-type="string">
            <text:p>(model <text:s text:c="2"/>(define-fun L0 () String "/restart") <text:s text:c="2"/>(define-fun L2 () String "") <text:s text:c="2"/>(define-fun L1 () String "") <text:s text:c="2"/>(define-fun L4 () String "high school") <text:s text:c="2"/>(define-fun L3 () String "") <text:s text:c="2"/>(define-fun L15 () String "high school") <text:s text:c="2"/>(define-fun sym283 () String "HIGH SCHOOL") <text:s text:c="2"/>(define-fun sym637 () String "") <text:s text:c="2"/>(define-fun sym523 () String "") <text:s text:c="2"/>(define-fun sym122 () String "HIGH SCHOOL") <text:s text:c="2"/>(define-fun sym374 () String "") <text:s text:c="2"/>(define-fun sym252 () String "/RESTART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04.smt2</text:p>
          </table:table-cell>
          <table:table-cell table:style-name="ce2" office:value-type="float" office:value="1200.049" calcext:value-type="float">
            <text:p>1200.049</text:p>
          </table:table-cell>
          <table:table-cell/>
          <table:table-cell table:style-name="ce4" office:value-type="string" calcext:value-type="string">
            <text:p><text:s/>mathQuizGame04.smt2</text:p>
          </table:table-cell>
          <table:table-cell table:style-name="ce5" office:value-type="float" office:value="1200.049" calcext:value-type="float">
            <text:p>1200.049</text:p>
          </table:table-cell>
          <table:table-cell table:style-name="ce5" office:value-type="float" office:value="0.943" calcext:value-type="float">
            <text:p>0.943</text:p>
          </table:table-cell>
          <table:table-cell table:style-name="ce5" office:value-type="float" office:value="2.13" calcext:value-type="float">
            <text:p>2.13</text:p>
          </table:table-cell>
          <table:table-cell table:style-name="ce5" office:value-type="float" office:value="33.964" calcext:value-type="float">
            <text:p>33.964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22 () String     &quot;&quot;High SCHoOl&quot;&quot;)   (define-fun sym252 () String     &quot;&quot;/QUit&quot;&quot;) )&quot;)" office:value-type="string" office:string-value="(   (define-fun sym122 () String     &quot;High SCHoOl&quot;)   (define-fun sym252 () String     &quot;/QUit&quot;) )" calcext:value-type="string">
            <text:p>( <text:s text:c="2"/>(define-fun sym122 () String <text:s text:c="4"/>"High SCHoOl") <text:s text:c="2"/>(define-fun sym252 () String <text:s text:c="4"/>"/QUit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/quit&quot;&quot;)   (define-fun L1 () String &quot;&quot;high school&quot;&quot;)   (define-fun sym122 () String &quot;&quot;HIGH SCHOOL&quot;&quot;)   (define-fun sym252 () String &quot;&quot;/QUIT&quot;&quot;) )&quot;)" office:value-type="string" office:string-value="(model   (define-fun L0 () String &quot;/quit&quot;)   (define-fun L1 () String &quot;high school&quot;)   (define-fun sym122 () String &quot;HIGH SCHOOL&quot;)   (define-fun sym252 () String &quot;/QUIT&quot;) )" calcext:value-type="string">
            <text:p>(model <text:s text:c="2"/>(define-fun L0 () String "/quit") <text:s text:c="2"/>(define-fun L1 () String "high school") <text:s text:c="2"/>(define-fun sym122 () String "HIGH SCHOOL") <text:s text:c="2"/>(define-fun sym252 () String "/QUIT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09.smt2</text:p>
          </table:table-cell>
          <table:table-cell table:style-name="ce2" office:value-type="float" office:value="1200.049" calcext:value-type="float">
            <text:p>1200.049</text:p>
          </table:table-cell>
          <table:table-cell/>
          <table:table-cell table:style-name="ce4" office:value-type="string" calcext:value-type="string">
            <text:p><text:s/>mathQuizGame09.smt2</text:p>
          </table:table-cell>
          <table:table-cell table:style-name="ce5" office:value-type="float" office:value="1200.049" calcext:value-type="float">
            <text:p>1200.049</text:p>
          </table:table-cell>
          <table:table-cell table:style-name="ce5" office:value-type="float" office:value="0.852" calcext:value-type="float">
            <text:p>0.852</text:p>
          </table:table-cell>
          <table:table-cell table:style-name="ce5" office:value-type="float" office:value="2.091" calcext:value-type="float">
            <text:p>2.091</text:p>
          </table:table-cell>
          <table:table-cell table:style-name="ce5" office:value-type="float" office:value="36.344" calcext:value-type="float">
            <text:p>36.344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302 () String     &quot;&quot;\u{1bfea}\u{29e03}\u{33c}&quot;&quot;)   (define-fun sym122 () String     &quot;&quot;higH ScHoOl&quot;&quot;)   (define-fun sym252 () String     &quot;&quot;/CLEaR&quot;&quot;) )&quot;)" office:value-type="string" office:string-value="(   (define-fun sym302 () String     &quot;\u{1bfea}\u{29e03}\u{33c}&quot;)   (define-fun sym122 () String     &quot;higH ScHoOl&quot;)   (define-fun sym252 () String     &quot;/CLEaR&quot;) )" calcext:value-type="string">
            <text:p>( <text:s text:c="2"/>(define-fun sym302 () String <text:s text:c="4"/>"\u{1bfea}\u{29e03}\u{33c}") <text:s text:c="2"/>(define-fun sym122 () String <text:s text:c="4"/>"higH ScHoOl") <text:s text:c="2"/>(define-fun sym252 () String <text:s text:c="4"/>"/CLEaR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&quot;&quot;)   (define-fun L1 () String &quot;&quot;/clear&quot;&quot;)   (define-fun L8 () String &quot;&quot;high school&quot;&quot;)   (define-fun sym302 () String &quot;&quot;&quot;&quot;)   (define-fun sym122 () String &quot;&quot;HIGH SCHOOL&quot;&quot;)   (define-fun sym252 () String &quot;&quot;/CLEAR&quot;&quot;) )&quot;)" office:value-type="string" office:string-value="(model   (define-fun L0 () String &quot;&quot;)   (define-fun L1 () String &quot;/clear&quot;)   (define-fun L8 () String &quot;high school&quot;)   (define-fun sym302 () String &quot;&quot;)   (define-fun sym122 () String &quot;HIGH SCHOOL&quot;)   (define-fun sym252 () String &quot;/CLEAR&quot;) )" calcext:value-type="string">
            <text:p>(model <text:s text:c="2"/>(define-fun L0 () String "") <text:s text:c="2"/>(define-fun L1 () String "/clear") <text:s text:c="2"/>(define-fun L8 () String "high school") <text:s text:c="2"/>(define-fun sym302 () String "") <text:s text:c="2"/>(define-fun sym122 () String "HIGH SCHOOL") <text:s text:c="2"/>(define-fun sym252 () String "/CLEAR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10.smt2</text:p>
          </table:table-cell>
          <table:table-cell table:style-name="ce2" office:value-type="float" office:value="1200.075" calcext:value-type="float">
            <text:p>1200.075</text:p>
          </table:table-cell>
          <table:table-cell/>
          <table:table-cell table:style-name="ce4" office:value-type="string" calcext:value-type="string">
            <text:p><text:s/>mathQuizGame10.smt2</text:p>
          </table:table-cell>
          <table:table-cell table:style-name="ce5" office:value-type="float" office:value="1200.075" calcext:value-type="float">
            <text:p>1200.075</text:p>
          </table:table-cell>
          <table:table-cell table:style-name="ce5" office:value-type="float" office:value="0.894" calcext:value-type="float">
            <text:p>0.894</text:p>
          </table:table-cell>
          <table:table-cell table:style-name="ce5" office:value-type="float" office:value="2.231" calcext:value-type="float">
            <text:p>2.231</text:p>
          </table:table-cell>
          <table:table-cell table:style-name="ce5" office:value-type="float" office:value="123.16" calcext:value-type="float">
            <text:p>123.16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22 () String     &quot;&quot;miDDLe SChOoL&quot;&quot;)   (define-fun sym247 () String     &quot;&quot;/helP&quot;&quot;) )&quot;)" office:value-type="string" office:string-value="(   (define-fun sym122 () String     &quot;miDDLe SChOoL&quot;)   (define-fun sym247 () String     &quot;/helP&quot;) )" calcext:value-type="string">
            <text:p>( <text:s text:c="2"/>(define-fun sym122 () String <text:s text:c="4"/>"miDDLe SChOoL") <text:s text:c="2"/>(define-fun sym247 () String <text:s text:c="4"/>"/helP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/help&quot;&quot;)   (define-fun L1 () String &quot;&quot;middle school&quot;&quot;)   (define-fun sym247 () String &quot;&quot;/HELP&quot;&quot;)   (define-fun sym122 () String &quot;&quot;MIDDLE SCHOOL&quot;&quot;) )&quot;)" office:value-type="string" office:string-value="(model   (define-fun L0 () String &quot;/help&quot;)   (define-fun L1 () String &quot;middle school&quot;)   (define-fun sym247 () String &quot;/HELP&quot;)   (define-fun sym122 () String &quot;MIDDLE SCHOOL&quot;) )" calcext:value-type="string">
            <text:p>(model <text:s text:c="2"/>(define-fun L0 () String "/help") <text:s text:c="2"/>(define-fun L1 () String "middle school") <text:s text:c="2"/>(define-fun sym247 () String "/HELP") <text:s text:c="2"/>(define-fun sym122 () String "MIDDLE SCHOOL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12.smt2</text:p>
          </table:table-cell>
          <table:table-cell table:style-name="ce2" office:value-type="float" office:value="1200.102" calcext:value-type="float">
            <text:p>1200.102</text:p>
          </table:table-cell>
          <table:table-cell/>
          <table:table-cell table:style-name="ce4" office:value-type="string" calcext:value-type="string">
            <text:p><text:s/>mathQuizGame12.smt2</text:p>
          </table:table-cell>
          <table:table-cell table:style-name="ce5" office:value-type="float" office:value="1200.102" calcext:value-type="float">
            <text:p>1200.102</text:p>
          </table:table-cell>
          <table:table-cell table:style-name="ce5" office:value-type="float" office:value="1.092" calcext:value-type="float">
            <text:p>1.092</text:p>
          </table:table-cell>
          <table:table-cell table:style-name="ce5" office:value-type="float" office:value="2.35" calcext:value-type="float">
            <text:p>2.35</text:p>
          </table:table-cell>
          <table:table-cell table:style-name="ce5" office:value-type="float" office:value="1200.1" calcext:value-type="float">
            <text:p>1200.1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22 () String     &quot;&quot;miDdlE schOoL&quot;&quot;)   (define-fun sym339 () String     &quot;&quot;\u{2ffe1}\u{ffc0}/\u{2ffe5}\u{2ffe0}\u{2ffe1}\u{2ffec}\u{25fef}\u{3f7b}&quot;&quot;)   (define-fun sym247 () String     &quot;&quot;/pAyF\u{20f29}&quot;&quot;) )&quot;)" office:value-type="string" office:string-value="(   (define-fun sym122 () String     &quot;miDdlE schOoL&quot;)   (define-fun sym339 () String     &quot;\u{2ffe1}\u{ffc0}/\u{2ffe5}\u{2ffe0}\u{2ffe1}\u{2ffec}\u{25fef}\u{3f7b}&quot;)   (define-fun sym247 () String     &quot;/pAyF\u{20f29}&quot;) )" calcext:value-type="string">
            <text:p>( <text:s text:c="2"/>(define-fun sym122 () String <text:s text:c="4"/>"miDdlE schOoL") <text:s text:c="2"/>(define-fun sym339 () String <text:s text:c="4"/>"\u{2ffe1}\u{ffc0}/\u{2ffe5}\u{2ffe0}\u{2ffe1}\u{2ffec}\u{25fef}\u{3f7b}") <text:s text:c="2"/>(define-fun sym247 () String <text:s text:c="4"/>"/pAyF\u{20f29}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&quot;&quot;)   (define-fun L16 () String &quot;&quot;middle school&quot;&quot;)   (define-fun L1 () String &quot;&quot;&quot;&quot;)   (define-fun sym339 () String &quot;&quot;&quot;&quot;)   (define-fun sym247 () String &quot;&quot;&quot;&quot;)   (define-fun sym122 () String &quot;&quot;MIDDLE SCHOOL&quot;&quot;) )&quot;)" office:value-type="string" office:string-value="(model   (define-fun L0 () String &quot;&quot;)   (define-fun L16 () String &quot;middle school&quot;)   (define-fun L1 () String &quot;&quot;)   (define-fun sym339 () String &quot;&quot;)   (define-fun sym247 () String &quot;&quot;)   (define-fun sym122 () String &quot;MIDDLE SCHOOL&quot;) )" calcext:value-type="string">
            <text:p>(model <text:s text:c="2"/>(define-fun L0 () String "") <text:s text:c="2"/>(define-fun L16 () String "middle school") <text:s text:c="2"/>(define-fun L1 () String "") <text:s text:c="2"/>(define-fun sym339 () String "") <text:s text:c="2"/>(define-fun sym247 () String "") <text:s text:c="2"/>(define-fun sym122 () String "MIDDLE SCHOOL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13.smt2</text:p>
          </table:table-cell>
          <table:table-cell table:style-name="ce2" office:value-type="float" office:value="1200.075" calcext:value-type="float">
            <text:p>1200.075</text:p>
          </table:table-cell>
          <table:table-cell/>
          <table:table-cell table:style-name="ce4" office:value-type="string" calcext:value-type="string">
            <text:p><text:s/>mathQuizGame13.smt2</text:p>
          </table:table-cell>
          <table:table-cell table:style-name="ce5" office:value-type="float" office:value="1200.075" calcext:value-type="float">
            <text:p>1200.075</text:p>
          </table:table-cell>
          <table:table-cell table:style-name="ce5" office:value-type="float" office:value="1.07" calcext:value-type="float">
            <text:p>1.07</text:p>
          </table:table-cell>
          <table:table-cell table:style-name="ce5" office:value-type="float" office:value="2.459" calcext:value-type="float">
            <text:p>2.459</text:p>
          </table:table-cell>
          <table:table-cell table:style-name="ce5" office:value-type="float" office:value="74.25" calcext:value-type="float">
            <text:p>74.25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8 () String &quot;&quot;&quot;&quot;)   (define-fun L0 () String &quot;&quot;&quot;&quot;)   (define-fun L62 () String &quot;&quot;elementary&quot;&quot;)   (define-fun L2 () String &quot;&quot;n&quot;&quot;)   (define-fun L1 () String &quot;&quot;&quot;&quot;)   (define-fun L22 () String &quot;&quot;&quot;&quot;)   (define-fun L11 () String &quot;&quot;&quot;&quot;)   &quot;&amp;&quot;(define-fun L21 () String &quot;&quot;&quot;&quot;)   (define-fun L5 () String &quot;&quot;&quot;&quot;)   (define-fun L8 () String &quot;&quot;&quot;&quot;)   (define-fun L7 () String &quot;&quot;&quot;&quot;)   (define-fun L26 () String &quot;&quot;&quot;&quot;)   (define-fun sym1193 () String &quot;&quot;&quot;&quot;)   (define-fun sym509 () String &quot;&quot;&quot;&quot;)   (define-fun s&quot;&amp;&quot;ym1307 () String &quot;&quot;&quot;&quot;)   (define-fun sym737 () String &quot;&quot;&quot;&quot;)   (define-fun sym965 () String &quot;&quot;&quot;&quot;)   (define-fun sym623 () String &quot;&quot;&quot;&quot;)   (define-fun sym1079 () String &quot;&quot;&quot;&quot;)   (define-fun sym851 () String &quot;&quot;&quot;&quot;)   (define-fun sym1433 () String &quot;&quot;N&quot;&quot;)   (defi&quot;&amp;&quot;ne-fun sym122 () String &quot;&quot;ELEMENTARY&quot;&quot;)   (define-fun sym242 () String &quot;&quot;&quot;&quot;)   (define-fun sym395 () String &quot;&quot;&quot;&quot;) )&quot;)" office:value-type="string" office:string-value="(model   (define-fun L18 () String &quot;&quot;)   (define-fun L0 () String &quot;&quot;)   (define-fun L62 () String &quot;elementary&quot;)   (define-fun L2 () String &quot;n&quot;)   (define-fun L1 () String &quot;&quot;)   (define-fun L22 () String &quot;&quot;)   (define-fun L11 () String &quot;&quot;)   (define-fun L21 () String &quot;&quot;)   (define-fun L5 () String &quot;&quot;)   (define-fun L8 () String &quot;&quot;)   (define-fun L7 () String &quot;&quot;)   (define-fun L26 () String &quot;&quot;)   (define-fun sym1193 () String &quot;&quot;)   (define-fun sym509 () String &quot;&quot;)   (define-fun sym1307 () String &quot;&quot;)   (define-fun sym737 () String &quot;&quot;)   (define-fun sym965 () String &quot;&quot;)   (define-fun sym623 () String &quot;&quot;)   (define-fun sym1079 () String &quot;&quot;)   (define-fun sym851 () String &quot;&quot;)   (define-fun sym1433 () String &quot;N&quot;)   (define-fun sym122 () String &quot;ELEMENTARY&quot;)   (define-fun sym242 () String &quot;&quot;)   (define-fun sym395 () String &quot;&quot;) )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14.smt2</text:p>
          </table:table-cell>
          <table:table-cell table:style-name="ce2" office:value-type="float" office:value="1200.103" calcext:value-type="float">
            <text:p>1200.103</text:p>
          </table:table-cell>
          <table:table-cell/>
          <table:table-cell table:style-name="ce4" office:value-type="string" calcext:value-type="string">
            <text:p><text:s/>mathQuizGame14.smt2</text:p>
          </table:table-cell>
          <table:table-cell table:style-name="ce5" office:value-type="float" office:value="1200.103" calcext:value-type="float">
            <text:p>1200.103</text:p>
          </table:table-cell>
          <table:table-cell table:style-name="ce5" office:value-type="float" office:value="1.231" calcext:value-type="float">
            <text:p>1.231</text:p>
          </table:table-cell>
          <table:table-cell table:style-name="ce5" office:value-type="float" office:value="2.423" calcext:value-type="float">
            <text:p>2.423</text:p>
          </table:table-cell>
          <table:table-cell table:style-name="ce5" office:value-type="float" office:value="1200.083" calcext:value-type="float">
            <text:p>1200.083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509 () String     &quot;&quot;\u{89}&quot;&quot;)   (define-fun sym395 () String     &quot;&quot;\u{2ffe4}\u{2fff1}&quot;&quot;)   (define-fun sym242 () String     &quot;&quot;\u{1effb}&quot;&quot;)   (define-fun sym737 () String     &quot;&quot;\u{7e1}&quot;&quot;)   (define-fun sym851 () String     &quot;&quot;\u{1ffe3}&quot;&quot;)&quot;&amp;&quot;   (define-fun sym965 () String     &quot;&quot;/qUIt&quot;&quot;)   (define-fun sym623 () String     &quot;&quot;\u{1326c}\u{b1f7}&quot;&quot;)   (define-fun sym122 () String     &quot;&quot;eleMENtAry&quot;&quot;) )&quot;)" office:value-type="string" office:string-value="(   (define-fun sym509 () String     &quot;\u{89}&quot;)   (define-fun sym395 () String     &quot;\u{2ffe4}\u{2fff1}&quot;)   (define-fun sym242 () String     &quot;\u{1effb}&quot;)   (define-fun sym737 () String     &quot;\u{7e1}&quot;)   (define-fun sym851 () String     &quot;\u{1ffe3}&quot;)   (define-fun sym965 () String     &quot;/qUIt&quot;)   (define-fun sym623 () String     &quot;\u{1326c}\u{b1f7}&quot;)   (define-fun sym122 () String     &quot;eleMENtAry&quot;) )" calcext:value-type="string">
            <text:p>( <text:s text:c="2"/>(define-fun sym509 () String <text:s text:c="4"/>"\u{89}") <text:s text:c="2"/>(define-fun sym395 () String <text:s text:c="4"/>"\u{2ffe4}\u{2fff1}") <text:s text:c="2"/>(define-fun sym242 () String <text:s text:c="4"/>"\u{1effb}") <text:s text:c="2"/>(define-fun sym737 () String <text:s text:c="4"/>"\u{7e1}") <text:s text:c="2"/>(define-fun sym851 () String <text:s text:c="4"/>"\u{1ffe3}") <text:s text:c="2"/>(define-fun sym965 () String <text:s text:c="4"/>"/qUIt") <text:s text:c="2"/>(define-fun sym623 () String <text:s text:c="4"/>"\u{1326c}\u{b1f7}") <text:s text:c="2"/>(define-fun sym122 () String <text:s text:c="4"/>"eleMENtAry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&quot;&quot;)   (define-fun L2 () String &quot;&quot;&quot;&quot;)   (define-fun L1 () String &quot;&quot;&quot;&quot;)   (define-fun L3 () String &quot;&quot;/quit&quot;&quot;)   (define-fun L5 () String &quot;&quot;&quot;&quot;)   (define-fun L64 () String &quot;&quot;elementary&quot;&quot;)   (define-fun L8 () String &quot;&quot;&quot;&quot;)  &quot;&amp;&quot; (define-fun L7 () String &quot;&quot;&quot;&quot;)   (define-fun sym509 () String &quot;&quot;&quot;&quot;)   (define-fun sym737 () String &quot;&quot;&quot;&quot;)   (define-fun sym965 () String &quot;&quot;/QUIT&quot;&quot;)   (define-fun sym623 () String &quot;&quot;&quot;&quot;)   (define-fun sym851 () String &quot;&quot;&quot;&quot;)   (define-fun sym122 () String &quot;&quot;&quot;&amp;&quot;ELEMENTARY&quot;&quot;)   (define-fun sym242 () String &quot;&quot;&quot;&quot;)   (define-fun sym395 () String &quot;&quot;&quot;&quot;) )&quot;)" office:value-type="string" office:string-value="(model   (define-fun L0 () String &quot;&quot;)   (define-fun L2 () String &quot;&quot;)   (define-fun L1 () String &quot;&quot;)   (define-fun L3 () String &quot;/quit&quot;)   (define-fun L5 () String &quot;&quot;)   (define-fun L64 () String &quot;elementary&quot;)   (define-fun L8 () String &quot;&quot;)   (define-fun L7 () String &quot;&quot;)   (define-fun sym509 () String &quot;&quot;)   (define-fun sym737 () String &quot;&quot;)   (define-fun sym965 () String &quot;/QUIT&quot;)   (define-fun sym623 () String &quot;&quot;)   (define-fun sym851 () String &quot;&quot;)   (define-fun sym122 () String &quot;ELEMENTARY&quot;)   (define-fun sym242 () String &quot;&quot;)   (define-fun sym395 () String &quot;&quot;) )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15.smt2</text:p>
          </table:table-cell>
          <table:table-cell table:style-name="ce2" office:value-type="float" office:value="1200.051" calcext:value-type="float">
            <text:p>1200.051</text:p>
          </table:table-cell>
          <table:table-cell/>
          <table:table-cell table:style-name="ce4" office:value-type="string" calcext:value-type="string">
            <text:p><text:s/>mathQuizGame15.smt2</text:p>
          </table:table-cell>
          <table:table-cell table:style-name="ce5" office:value-type="float" office:value="1200.051" calcext:value-type="float">
            <text:p>1200.051</text:p>
          </table:table-cell>
          <table:table-cell table:style-name="ce5" office:value-type="float" office:value="1.111" calcext:value-type="float">
            <text:p>1.111</text:p>
          </table:table-cell>
          <table:table-cell table:style-name="ce5" office:value-type="float" office:value="2.327" calcext:value-type="float">
            <text:p>2.327</text:p>
          </table:table-cell>
          <table:table-cell table:style-name="ce5" office:value-type="float" office:value="74.518" calcext:value-type="float">
            <text:p>74.518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8 () String &quot;&quot;&quot;&quot;)   (define-fun L0 () String &quot;&quot;&quot;&quot;)   (define-fun L62 () String &quot;&quot;elementary&quot;&quot;)   (define-fun L2 () String &quot;&quot;n&quot;&quot;)   (define-fun L1 () String &quot;&quot;&quot;&quot;)   (define-fun L22 () String &quot;&quot;&quot;&quot;)   (define-fun L11 () String &quot;&quot;&quot;&quot;)   &quot;&amp;&quot;(define-fun L21 () String &quot;&quot;&quot;&quot;)   (define-fun L5 () String &quot;&quot;&quot;&quot;)   (define-fun L8 () String &quot;&quot;&quot;&quot;)   (define-fun L7 () String &quot;&quot;&quot;&quot;)   (define-fun L26 () String &quot;&quot;&quot;&quot;)   (define-fun sym1193 () String &quot;&quot;&quot;&quot;)   (define-fun sym509 () String &quot;&quot;&quot;&quot;)   (define-fun s&quot;&amp;&quot;ym1307 () String &quot;&quot;&quot;&quot;)   (define-fun sym737 () String &quot;&quot;&quot;&quot;)   (define-fun sym965 () String &quot;&quot;&quot;&quot;)   (define-fun sym623 () String &quot;&quot;&quot;&quot;)   (define-fun sym1079 () String &quot;&quot;&quot;&quot;)   (define-fun sym851 () String &quot;&quot;&quot;&quot;)   (define-fun sym1433 () String &quot;&quot;N&quot;&quot;)   (defi&quot;&amp;&quot;ne-fun sym122 () String &quot;&quot;ELEMENTARY&quot;&quot;)   (define-fun sym242 () String &quot;&quot;&quot;&quot;)   (define-fun sym395 () String &quot;&quot;&quot;&quot;) )&quot;)" office:value-type="string" office:string-value="(model   (define-fun L18 () String &quot;&quot;)   (define-fun L0 () String &quot;&quot;)   (define-fun L62 () String &quot;elementary&quot;)   (define-fun L2 () String &quot;n&quot;)   (define-fun L1 () String &quot;&quot;)   (define-fun L22 () String &quot;&quot;)   (define-fun L11 () String &quot;&quot;)   (define-fun L21 () String &quot;&quot;)   (define-fun L5 () String &quot;&quot;)   (define-fun L8 () String &quot;&quot;)   (define-fun L7 () String &quot;&quot;)   (define-fun L26 () String &quot;&quot;)   (define-fun sym1193 () String &quot;&quot;)   (define-fun sym509 () String &quot;&quot;)   (define-fun sym1307 () String &quot;&quot;)   (define-fun sym737 () String &quot;&quot;)   (define-fun sym965 () String &quot;&quot;)   (define-fun sym623 () String &quot;&quot;)   (define-fun sym1079 () String &quot;&quot;)   (define-fun sym851 () String &quot;&quot;)   (define-fun sym1433 () String &quot;N&quot;)   (define-fun sym122 () String &quot;ELEMENTARY&quot;)   (define-fun sym242 () String &quot;&quot;)   (define-fun sym395 () String &quot;&quot;) )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16.smt2</text:p>
          </table:table-cell>
          <table:table-cell table:style-name="ce2" office:value-type="float" office:value="1200.08" calcext:value-type="float">
            <text:p>1200.08</text:p>
          </table:table-cell>
          <table:table-cell/>
          <table:table-cell table:style-name="ce4" office:value-type="string" calcext:value-type="string">
            <text:p><text:s/>mathQuizGame16.smt2</text:p>
          </table:table-cell>
          <table:table-cell table:style-name="ce5" office:value-type="float" office:value="1200.08" calcext:value-type="float">
            <text:p>1200.08</text:p>
          </table:table-cell>
          <table:table-cell table:style-name="ce5" office:value-type="float" office:value="1.186" calcext:value-type="float">
            <text:p>1.186</text:p>
          </table:table-cell>
          <table:table-cell table:style-name="ce5" office:value-type="float" office:value="2.346" calcext:value-type="float">
            <text:p>2.346</text:p>
          </table:table-cell>
          <table:table-cell table:style-name="ce5" office:value-type="float" office:value="1200.085" calcext:value-type="float">
            <text:p>1200.085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509 () String     &quot;&quot;\u{89}&quot;&quot;)   (define-fun sym395 () String     &quot;&quot;\u{2ffe4}\u{2fff1}&quot;&quot;)   (define-fun sym242 () String     &quot;&quot;\u{1effb}&quot;&quot;)   (define-fun sym737 () String     &quot;&quot;\u{7e1}&quot;&quot;)   (define-fun sym851 () String     &quot;&quot;\u{1ffe3}&quot;&quot;)&quot;&amp;&quot;   (define-fun sym965 () String     &quot;&quot;/qUIt&quot;&quot;)   (define-fun sym623 () String     &quot;&quot;\u{1326c}\u{b1f7}&quot;&quot;)   (define-fun sym122 () String     &quot;&quot;eleMENtAry&quot;&quot;) )&quot;)" office:value-type="string" office:string-value="(   (define-fun sym509 () String     &quot;\u{89}&quot;)   (define-fun sym395 () String     &quot;\u{2ffe4}\u{2fff1}&quot;)   (define-fun sym242 () String     &quot;\u{1effb}&quot;)   (define-fun sym737 () String     &quot;\u{7e1}&quot;)   (define-fun sym851 () String     &quot;\u{1ffe3}&quot;)   (define-fun sym965 () String     &quot;/qUIt&quot;)   (define-fun sym623 () String     &quot;\u{1326c}\u{b1f7}&quot;)   (define-fun sym122 () String     &quot;eleMENtAry&quot;) )" calcext:value-type="string">
            <text:p>( <text:s text:c="2"/>(define-fun sym509 () String <text:s text:c="4"/>"\u{89}") <text:s text:c="2"/>(define-fun sym395 () String <text:s text:c="4"/>"\u{2ffe4}\u{2fff1}") <text:s text:c="2"/>(define-fun sym242 () String <text:s text:c="4"/>"\u{1effb}") <text:s text:c="2"/>(define-fun sym737 () String <text:s text:c="4"/>"\u{7e1}") <text:s text:c="2"/>(define-fun sym851 () String <text:s text:c="4"/>"\u{1ffe3}") <text:s text:c="2"/>(define-fun sym965 () String <text:s text:c="4"/>"/qUIt") <text:s text:c="2"/>(define-fun sym623 () String <text:s text:c="4"/>"\u{1326c}\u{b1f7}") <text:s text:c="2"/>(define-fun sym122 () String <text:s text:c="4"/>"eleMENtAry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&quot;&quot;)   (define-fun L2 () String &quot;&quot;&quot;&quot;)   (define-fun L1 () String &quot;&quot;&quot;&quot;)   (define-fun L3 () String &quot;&quot;/quit&quot;&quot;)   (define-fun L5 () String &quot;&quot;&quot;&quot;)   (define-fun L64 () String &quot;&quot;elementary&quot;&quot;)   (define-fun L8 () String &quot;&quot;&quot;&quot;)  &quot;&amp;&quot; (define-fun L7 () String &quot;&quot;&quot;&quot;)   (define-fun sym509 () String &quot;&quot;&quot;&quot;)   (define-fun sym737 () String &quot;&quot;&quot;&quot;)   (define-fun sym965 () String &quot;&quot;/QUIT&quot;&quot;)   (define-fun sym623 () String &quot;&quot;&quot;&quot;)   (define-fun sym851 () String &quot;&quot;&quot;&quot;)   (define-fun sym122 () String &quot;&quot;&quot;&amp;&quot;ELEMENTARY&quot;&quot;)   (define-fun sym242 () String &quot;&quot;&quot;&quot;)   (define-fun sym395 () String &quot;&quot;&quot;&quot;) )&quot;)" office:value-type="string" office:string-value="(model   (define-fun L0 () String &quot;&quot;)   (define-fun L2 () String &quot;&quot;)   (define-fun L1 () String &quot;&quot;)   (define-fun L3 () String &quot;/quit&quot;)   (define-fun L5 () String &quot;&quot;)   (define-fun L64 () String &quot;elementary&quot;)   (define-fun L8 () String &quot;&quot;)   (define-fun L7 () String &quot;&quot;)   (define-fun sym509 () String &quot;&quot;)   (define-fun sym737 () String &quot;&quot;)   (define-fun sym965 () String &quot;/QUIT&quot;)   (define-fun sym623 () String &quot;&quot;)   (define-fun sym851 () String &quot;&quot;)   (define-fun sym122 () String &quot;ELEMENTARY&quot;)   (define-fun sym242 () String &quot;&quot;)   (define-fun sym395 () String &quot;&quot;) )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17.smt2</text:p>
          </table:table-cell>
          <table:table-cell table:style-name="ce2" office:value-type="float" office:value="1200.06" calcext:value-type="float">
            <text:p>1200.06</text:p>
          </table:table-cell>
          <table:table-cell/>
          <table:table-cell table:style-name="ce4" office:value-type="string" calcext:value-type="string">
            <text:p><text:s/>mathQuizGame17.smt2</text:p>
          </table:table-cell>
          <table:table-cell table:style-name="ce5" office:value-type="float" office:value="1200.06" calcext:value-type="float">
            <text:p>1200.06</text:p>
          </table:table-cell>
          <table:table-cell table:style-name="ce5" office:value-type="float" office:value="1.03" calcext:value-type="float">
            <text:p>1.03</text:p>
          </table:table-cell>
          <table:table-cell table:style-name="ce5" office:value-type="float" office:value="2.452" calcext:value-type="float">
            <text:p>2.452</text:p>
          </table:table-cell>
          <table:table-cell table:style-name="ce5" office:value-type="float" office:value="64.572" calcext:value-type="float">
            <text:p>64.572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8 () String &quot;&quot;&quot;&quot;)   (define-fun L0 () String &quot;&quot;&quot;&quot;)   (define-fun L62 () String &quot;&quot;elementary&quot;&quot;)   (define-fun L2 () String &quot;&quot;n&quot;&quot;)   (define-fun L1 () String &quot;&quot;&quot;&quot;)   (define-fun L22 () String &quot;&quot;&quot;&quot;)   (define-fun L11 () String &quot;&quot;&quot;&quot;)   &quot;&amp;&quot;(define-fun L21 () String &quot;&quot;&quot;&quot;)   (define-fun L5 () String &quot;&quot;&quot;&quot;)   (define-fun L8 () String &quot;&quot;&quot;&quot;)   (define-fun L7 () String &quot;&quot;&quot;&quot;)   (define-fun L26 () String &quot;&quot;&quot;&quot;)   (define-fun sym1193 () String &quot;&quot;&quot;&quot;)   (define-fun sym509 () String &quot;&quot;&quot;&quot;)   (define-fun s&quot;&amp;&quot;ym1307 () String &quot;&quot;&quot;&quot;)   (define-fun sym737 () String &quot;&quot;&quot;&quot;)   (define-fun sym965 () String &quot;&quot;&quot;&quot;)   (define-fun sym623 () String &quot;&quot;&quot;&quot;)   (define-fun sym1079 () String &quot;&quot;&quot;&quot;)   (define-fun sym851 () String &quot;&quot;&quot;&quot;)   (define-fun sym1433 () String &quot;&quot;N&quot;&quot;)   (defi&quot;&amp;&quot;ne-fun sym122 () String &quot;&quot;ELEMENTARY&quot;&quot;)   (define-fun sym242 () String &quot;&quot;&quot;&quot;)   (define-fun sym395 () String &quot;&quot;&quot;&quot;) )&quot;)" office:value-type="string" office:string-value="(model   (define-fun L18 () String &quot;&quot;)   (define-fun L0 () String &quot;&quot;)   (define-fun L62 () String &quot;elementary&quot;)   (define-fun L2 () String &quot;n&quot;)   (define-fun L1 () String &quot;&quot;)   (define-fun L22 () String &quot;&quot;)   (define-fun L11 () String &quot;&quot;)   (define-fun L21 () String &quot;&quot;)   (define-fun L5 () String &quot;&quot;)   (define-fun L8 () String &quot;&quot;)   (define-fun L7 () String &quot;&quot;)   (define-fun L26 () String &quot;&quot;)   (define-fun sym1193 () String &quot;&quot;)   (define-fun sym509 () String &quot;&quot;)   (define-fun sym1307 () String &quot;&quot;)   (define-fun sym737 () String &quot;&quot;)   (define-fun sym965 () String &quot;&quot;)   (define-fun sym623 () String &quot;&quot;)   (define-fun sym1079 () String &quot;&quot;)   (define-fun sym851 () String &quot;&quot;)   (define-fun sym1433 () String &quot;N&quot;)   (define-fun sym122 () String &quot;ELEMENTARY&quot;)   (define-fun sym242 () String &quot;&quot;)   (define-fun sym395 () String &quot;&quot;) )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19.smt2</text:p>
          </table:table-cell>
          <table:table-cell table:style-name="ce2" office:value-type="float" office:value="1200.051" calcext:value-type="float">
            <text:p>1200.051</text:p>
          </table:table-cell>
          <table:table-cell/>
          <table:table-cell table:style-name="ce4" office:value-type="string" calcext:value-type="string">
            <text:p><text:s/>mathQuizGame19.smt2</text:p>
          </table:table-cell>
          <table:table-cell table:style-name="ce5" office:value-type="float" office:value="1200.051" calcext:value-type="float">
            <text:p>1200.051</text:p>
          </table:table-cell>
          <table:table-cell table:style-name="ce5" office:value-type="float" office:value="1.152" calcext:value-type="float">
            <text:p>1.152</text:p>
          </table:table-cell>
          <table:table-cell table:style-name="ce5" office:value-type="float" office:value="2.348" calcext:value-type="float">
            <text:p>2.348</text:p>
          </table:table-cell>
          <table:table-cell table:style-name="ce5" office:value-type="float" office:value="1200.055" calcext:value-type="float">
            <text:p>1200.055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22 () String     &quot;&quot;ElementARy&quot;&quot;)   (define-fun sym737 () String     &quot;&quot;\u{13fe4}\u{1103f}&quot;&quot;)   (define-fun sym509 () String     &quot;&quot;&quot;&quot;)   (define-fun sym242 () String     &quot;&quot;\u{1c51a}\u{15ea8}&quot;&quot;)   (define-fun sym395 () String     &quot;&quot;\u{2e7&quot;&amp;&quot;7c}&quot;&quot;)   (define-fun sym851 () String     &quot;&quot;/qUIt&quot;&quot;)   (define-fun sym623 () String     &quot;&quot;\u{2ffe4}\u{217fe}&quot;&quot;) )&quot;)" office:value-type="string" office:string-value="(   (define-fun sym122 () String     &quot;ElementARy&quot;)   (define-fun sym737 () String     &quot;\u{13fe4}\u{1103f}&quot;)   (define-fun sym509 () String     &quot;&quot;)   (define-fun sym242 () String     &quot;\u{1c51a}\u{15ea8}&quot;)   (define-fun sym395 () String     &quot;\u{2e77c}&quot;)   (define-fun sym851 () String     &quot;/qUIt&quot;)   (define-fun sym623 () String     &quot;\u{2ffe4}\u{217fe}&quot;) )" calcext:value-type="string">
            <text:p>( <text:s text:c="2"/>(define-fun sym122 () String <text:s text:c="4"/>"ElementARy") <text:s text:c="2"/>(define-fun sym737 () String <text:s text:c="4"/>"\u{13fe4}\u{1103f}") <text:s text:c="2"/>(define-fun sym509 () String <text:s text:c="4"/>"") <text:s text:c="2"/>(define-fun sym242 () String <text:s text:c="4"/>"\u{1c51a}\u{15ea8}") <text:s text:c="2"/>(define-fun sym395 () String <text:s text:c="4"/>"\u{2e77c}") <text:s text:c="2"/>(define-fun sym851 () String <text:s text:c="4"/>"/qUIt") <text:s text:c="2"/>(define-fun sym623 () String <text:s text:c="4"/>"\u{2ffe4}\u{217fe}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0 () String &quot;&quot;&quot;&quot;)   (define-fun L2 () String &quot;&quot;&quot;&quot;)   (define-fun L1 () String &quot;&quot;/quit&quot;&quot;)   (define-fun L4 () String &quot;&quot;&quot;&quot;)   (define-fun L3 () String &quot;&quot;&quot;&quot;)   (define-fun L10 () String &quot;&quot;&quot;&quot;)   (define-fun L42 () String &quot;&quot;elementary&quot;&quot;) &quot;&amp;&quot;  (define-fun sym509 () String &quot;&quot;&quot;&quot;)   (define-fun sym737 () String &quot;&quot;&quot;&quot;)   (define-fun sym623 () String &quot;&quot;&quot;&quot;)   (define-fun sym851 () String &quot;&quot;/QUIT&quot;&quot;)   (define-fun sym122 () String &quot;&quot;ELEMENTARY&quot;&quot;)   (define-fun sym242 () String &quot;&quot;&quot;&quot;)   (define-fun sym3&quot;&amp;&quot;95 () String &quot;&quot;&quot;&quot;) )&quot;)" office:value-type="string" office:string-value="(model   (define-fun L0 () String &quot;&quot;)   (define-fun L2 () String &quot;&quot;)   (define-fun L1 () String &quot;/quit&quot;)   (define-fun L4 () String &quot;&quot;)   (define-fun L3 () String &quot;&quot;)   (define-fun L10 () String &quot;&quot;)   (define-fun L42 () String &quot;elementary&quot;)   (define-fun sym509 () String &quot;&quot;)   (define-fun sym737 () String &quot;&quot;)   (define-fun sym623 () String &quot;&quot;)   (define-fun sym851 () String &quot;/QUIT&quot;)   (define-fun sym122 () String &quot;ELEMENTARY&quot;)   (define-fun sym242 () String &quot;&quot;)   (define-fun sym395 () String &quot;&quot;) )" calcext:value-type="string">
            <text:p>(model <text:s text:c="2"/>(define-fun L0 () String "") <text:s text:c="2"/>(define-fun L2 () String "") <text:s text:c="2"/>(define-fun L1 () String "/quit") <text:s text:c="2"/>(define-fun L4 () String "") <text:s text:c="2"/>(define-fun L3 () String "") <text:s text:c="2"/>(define-fun L10 () String "") <text:s text:c="2"/>(define-fun L42 () String "elementary") <text:s text:c="2"/>(define-fun sym509 () String "") <text:s text:c="2"/>(define-fun sym737 () String "") <text:s text:c="2"/>(define-fun sym623 () String "") <text:s text:c="2"/>(define-fun sym851 () String "/QUIT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20.smt2</text:p>
          </table:table-cell>
          <table:table-cell table:style-name="ce2" office:value-type="float" office:value="1200.08" calcext:value-type="float">
            <text:p>1200.08</text:p>
          </table:table-cell>
          <table:table-cell/>
          <table:table-cell table:style-name="ce4" office:value-type="string" calcext:value-type="string">
            <text:p><text:s/>mathQuizGame20.smt2</text:p>
          </table:table-cell>
          <table:table-cell table:style-name="ce5" office:value-type="float" office:value="1200.08" calcext:value-type="float">
            <text:p>1200.08</text:p>
          </table:table-cell>
          <table:table-cell table:style-name="ce5" office:value-type="float" office:value="1.078" calcext:value-type="float">
            <text:p>1.078</text:p>
          </table:table-cell>
          <table:table-cell table:style-name="ce5" office:value-type="float" office:value="2.413" calcext:value-type="float">
            <text:p>2.413</text:p>
          </table:table-cell>
          <table:table-cell table:style-name="ce5" office:value-type="float" office:value="1200.073" calcext:value-type="float">
            <text:p>1200.073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39 () String &quot;&quot;n&quot;&quot;)   (define-fun L0 () String &quot;&quot;&quot;&quot;)   (define-fun L2 () String &quot;&quot;&quot;&quot;)   (define-fun L1 () String &quot;&quot;&quot;&quot;)   (define-fun L4 () String &quot;&quot;&quot;&quot;)   (define-fun L3 () String &quot;&quot;middle school&quot;&quot;)   (define-fun L11 () String &quot;&quot;&quot;&quot;)  &quot;&amp;&quot; (define-fun L6 () String &quot;&quot;&quot;&quot;)   (define-fun L5 () String &quot;&quot;&quot;&quot;)   (define-fun L8 () String &quot;&quot;&quot;&quot;)   (define-fun L9 () String &quot;&quot;&quot;&quot;)   (define-fun L13 () String &quot;&quot;&quot;&quot;)   (define-fun sym628 () String &quot;&quot;&quot;&quot;)   (define-fun sym1084 () String &quot;&quot;&quot;&quot;)   (define-fun s&quot;&amp;&quot;ym856 () String &quot;&quot;&quot;&quot;)   (define-fun sym514 () String &quot;&quot;&quot;&quot;)   (define-fun sym1198 () String &quot;&quot;&quot;&quot;)   (define-fun sym247 () String &quot;&quot;&quot;&quot;)   (define-fun sym742 () String &quot;&quot;&quot;&quot;)   (define-fun sym400 () String &quot;&quot;&quot;&quot;)   (define-fun sym1312 () String &quot;&quot;&quot;&quot;)   (define&quot;&amp;&quot;-fun sym970 () String &quot;&quot;&quot;&quot;)   (define-fun sym122 () String &quot;&quot;MIDDLE SCHOOL&quot;&quot;)   (define-fun sym1438 () String &quot;&quot;N&quot;&quot;) )&quot;)" office:value-type="string" office:string-value="(model   (define-fun L39 () String &quot;n&quot;)   (define-fun L0 () String &quot;&quot;)   (define-fun L2 () String &quot;&quot;)   (define-fun L1 () String &quot;&quot;)   (define-fun L4 () String &quot;&quot;)   (define-fun L3 () String &quot;middle school&quot;)   (define-fun L11 () String &quot;&quot;)   (define-fun L6 () String &quot;&quot;)   (define-fun L5 () String &quot;&quot;)   (define-fun L8 () String &quot;&quot;)   (define-fun L9 () String &quot;&quot;)   (define-fun L13 () String &quot;&quot;)   (define-fun sym628 () String &quot;&quot;)   (define-fun sym1084 () String &quot;&quot;)   (define-fun sym856 () String &quot;&quot;)   (define-fun sym514 () String &quot;&quot;)   (define-fun sym1198 () String &quot;&quot;)   (define-fun sym247 () String &quot;&quot;)   (define-fun sym742 () String &quot;&quot;)   (define-fun sym400 () String &quot;&quot;)   (define-fun sym1312 () String &quot;&quot;)   (define-fun sym970 () String &quot;&quot;)   (define-fun sym122 () String &quot;MIDDLE SCHOOL&quot;)   (define-fun sym1438 () String &quot;N&quot;) )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21.smt2</text:p>
          </table:table-cell>
          <table:table-cell table:style-name="ce2" office:value-type="float" office:value="1200.07" calcext:value-type="float">
            <text:p>1200.07</text:p>
          </table:table-cell>
          <table:table-cell/>
          <table:table-cell table:style-name="ce4" office:value-type="string" calcext:value-type="string">
            <text:p><text:s/>mathQuizGame21.smt2</text:p>
          </table:table-cell>
          <table:table-cell table:style-name="ce5" office:value-type="float" office:value="1200.07" calcext:value-type="float">
            <text:p>1200.07</text:p>
          </table:table-cell>
          <table:table-cell table:style-name="ce5" office:value-type="float" office:value="1.052" calcext:value-type="float">
            <text:p>1.052</text:p>
          </table:table-cell>
          <table:table-cell table:style-name="ce5" office:value-type="float" office:value="2.353" calcext:value-type="float">
            <text:p>2.353</text:p>
          </table:table-cell>
          <table:table-cell table:style-name="ce5" office:value-type="float" office:value="1200.069" calcext:value-type="float">
            <text:p>1200.069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9 () String &quot;&quot;&quot;&quot;)   (define-fun L29 () String &quot;&quot;&quot;&quot;)   (define-fun L0 () String &quot;&quot;&quot;&quot;)   (define-fun L2 () String &quot;&quot;&quot;&quot;)   (define-fun L1 () String &quot;&quot;middle school&quot;&quot;)   (define-fun L4 () String &quot;&quot;/quit&quot;&quot;)   (define-fun L6 () String &quot;&quot;&quot;&amp;&quot;&quot;&quot;)   (define-fun L21 () String &quot;&quot;&quot;&quot;)   (define-fun L10 () String &quot;&quot;&quot;&quot;)   (define-fun L5 () String &quot;&quot;&quot;&quot;)   (define-fun L8 () String &quot;&quot;&quot;&quot;)   (define-fun sym628 () String &quot;&quot;&quot;&quot;)   (define-fun sym1084 () String &quot;&quot;&quot;&quot;)   (define-fun sym856 () String &quot;&quot;&quot;&quot;)   (de&quot;&amp;&quot;fine-fun sym514 () String &quot;&quot;&quot;&quot;)   (define-fun sym1198 () String &quot;&quot;&quot;&quot;)   (define-fun sym742 () String &quot;&quot;&quot;&quot;)   (define-fun sym247 () String &quot;&quot;&quot;&quot;)   (define-fun sym400 () String &quot;&quot;&quot;&quot;)   (define-fun sym1312 () String &quot;&quot;/QUIT&quot;&quot;)   (define-fun sym970 () String &quot;&amp;&quot;&quot;&quot;&quot;&quot;)   (define-fun sym122 () String &quot;&quot;MIDDLE SCHOOL&quot;&quot;) )&quot;)" office:value-type="string" office:string-value="(model   (define-fun L19 () String &quot;&quot;)   (define-fun L29 () String &quot;&quot;)   (define-fun L0 () String &quot;&quot;)   (define-fun L2 () String &quot;&quot;)   (define-fun L1 () String &quot;middle school&quot;)   (define-fun L4 () String &quot;/quit&quot;)   (define-fun L6 () String &quot;&quot;)   (define-fun L21 () String &quot;&quot;)   (define-fun L10 () String &quot;&quot;)   (define-fun L5 () String &quot;&quot;)   (define-fun L8 () String &quot;&quot;)   (define-fun sym628 () String &quot;&quot;)   (define-fun sym1084 () String &quot;&quot;)   (define-fun sym856 () String &quot;&quot;)   (define-fun sym514 () String &quot;&quot;)   (define-fun sym1198 () String &quot;&quot;)   (define-fun sym742 () String &quot;&quot;)   (define-fun sym247 () String &quot;&quot;)   (define-fun sym400 () String &quot;&quot;)   (define-fun sym1312 () String &quot;/QUIT&quot;)   (define-fun sym970 () String &quot;&quot;)   (define-fun sym122 () String &quot;MIDDLE SCHOOL&quot;) )" calcext:value-type="string">
            <text:p>(model <text:s text:c="2"/>(define-fun L19 () String "") <text:s text:c="2"/>(define-fun L29 () String "") <text:s text:c="2"/>(define-fun L0 () String "") <text:s text:c="2"/>(define-fun L2 () String "") <text:s text:c="2"/>(define-fun L1 () String "middle school") <text:s text:c="2"/>(define-fun L4 () String "/quit") <text:s text:c="2"/>(define-fun L6 () String "") <text:s text:c="2"/>(define-fun L21 () String "") <text:s text:c="2"/>(define-fun L10 () String "") <text:s text:c="2"/>(define-fun L5 () String "") <text:s text:c="2"/>(define-fun L8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742 () String "") <text:s text:c="2"/>(define-fun sym247 () String "") <text:s text:c="2"/>(define-fun sym400 () String "") <text:s text:c="2"/>(define-fun sym1312 () String "/QUIT") <text:s text:c="2"/>(define-fun sym970 () String "") <text:s text:c="2"/>(define-fun sym122 () String "MIDDLE SCHOOL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22.smt2</text:p>
          </table:table-cell>
          <table:table-cell table:style-name="ce2" office:value-type="float" office:value="1200.075" calcext:value-type="float">
            <text:p>1200.075</text:p>
          </table:table-cell>
          <table:table-cell/>
          <table:table-cell table:style-name="ce4" office:value-type="string" calcext:value-type="string">
            <text:p><text:s/>mathQuizGame22.smt2</text:p>
          </table:table-cell>
          <table:table-cell table:style-name="ce5" office:value-type="float" office:value="1200.075" calcext:value-type="float">
            <text:p>1200.075</text:p>
          </table:table-cell>
          <table:table-cell table:style-name="ce5" office:value-type="float" office:value="1.028" calcext:value-type="float">
            <text:p>1.028</text:p>
          </table:table-cell>
          <table:table-cell table:style-name="ce5" office:value-type="float" office:value="2.408" calcext:value-type="float">
            <text:p>2.408</text:p>
          </table:table-cell>
          <table:table-cell table:style-name="ce5" office:value-type="float" office:value="1200.093" calcext:value-type="float">
            <text:p>1200.093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39 () String &quot;&quot;n&quot;&quot;)   (define-fun L0 () String &quot;&quot;&quot;&quot;)   (define-fun L2 () String &quot;&quot;&quot;&quot;)   (define-fun L1 () String &quot;&quot;&quot;&quot;)   (define-fun L4 () String &quot;&quot;&quot;&quot;)   (define-fun L3 () String &quot;&quot;middle school&quot;&quot;)   (define-fun L11 () String &quot;&quot;&quot;&quot;)  &quot;&amp;&quot; (define-fun L6 () String &quot;&quot;&quot;&quot;)   (define-fun L5 () String &quot;&quot;&quot;&quot;)   (define-fun L8 () String &quot;&quot;&quot;&quot;)   (define-fun L9 () String &quot;&quot;&quot;&quot;)   (define-fun L13 () String &quot;&quot;&quot;&quot;)   (define-fun sym628 () String &quot;&quot;&quot;&quot;)   (define-fun sym1084 () String &quot;&quot;&quot;&quot;)   (define-fun s&quot;&amp;&quot;ym856 () String &quot;&quot;&quot;&quot;)   (define-fun sym514 () String &quot;&quot;&quot;&quot;)   (define-fun sym1198 () String &quot;&quot;&quot;&quot;)   (define-fun sym247 () String &quot;&quot;&quot;&quot;)   (define-fun sym742 () String &quot;&quot;&quot;&quot;)   (define-fun sym400 () String &quot;&quot;&quot;&quot;)   (define-fun sym1312 () String &quot;&quot;&quot;&quot;)   (define&quot;&amp;&quot;-fun sym970 () String &quot;&quot;&quot;&quot;)   (define-fun sym122 () String &quot;&quot;MIDDLE SCHOOL&quot;&quot;)   (define-fun sym1438 () String &quot;&quot;N&quot;&quot;) )&quot;)" office:value-type="string" office:string-value="(model   (define-fun L39 () String &quot;n&quot;)   (define-fun L0 () String &quot;&quot;)   (define-fun L2 () String &quot;&quot;)   (define-fun L1 () String &quot;&quot;)   (define-fun L4 () String &quot;&quot;)   (define-fun L3 () String &quot;middle school&quot;)   (define-fun L11 () String &quot;&quot;)   (define-fun L6 () String &quot;&quot;)   (define-fun L5 () String &quot;&quot;)   (define-fun L8 () String &quot;&quot;)   (define-fun L9 () String &quot;&quot;)   (define-fun L13 () String &quot;&quot;)   (define-fun sym628 () String &quot;&quot;)   (define-fun sym1084 () String &quot;&quot;)   (define-fun sym856 () String &quot;&quot;)   (define-fun sym514 () String &quot;&quot;)   (define-fun sym1198 () String &quot;&quot;)   (define-fun sym247 () String &quot;&quot;)   (define-fun sym742 () String &quot;&quot;)   (define-fun sym400 () String &quot;&quot;)   (define-fun sym1312 () String &quot;&quot;)   (define-fun sym970 () String &quot;&quot;)   (define-fun sym122 () String &quot;MIDDLE SCHOOL&quot;)   (define-fun sym1438 () String &quot;N&quot;) )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23.smt2</text:p>
          </table:table-cell>
          <table:table-cell table:style-name="ce2" office:value-type="float" office:value="1200.07" calcext:value-type="float">
            <text:p>1200.07</text:p>
          </table:table-cell>
          <table:table-cell/>
          <table:table-cell table:style-name="ce4" office:value-type="string" calcext:value-type="string">
            <text:p><text:s/>mathQuizGame23.smt2</text:p>
          </table:table-cell>
          <table:table-cell table:style-name="ce5" office:value-type="float" office:value="1200.07" calcext:value-type="float">
            <text:p>1200.07</text:p>
          </table:table-cell>
          <table:table-cell table:style-name="ce5" office:value-type="float" office:value="1.126" calcext:value-type="float">
            <text:p>1.126</text:p>
          </table:table-cell>
          <table:table-cell table:style-name="ce5" office:value-type="float" office:value="2.327" calcext:value-type="float">
            <text:p>2.327</text:p>
          </table:table-cell>
          <table:table-cell table:style-name="ce5" office:value-type="float" office:value="1200.098" calcext:value-type="float">
            <text:p>1200.098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7 () String &quot;&quot;middle school&quot;&quot;)   (define-fun L0 () String &quot;&quot;&quot;&quot;)   (define-fun L2 () String &quot;&quot;&quot;&quot;)   (define-fun L1 () String &quot;&quot;/quit&quot;&quot;)   (define-fun L4 () String &quot;&quot;&quot;&quot;)   (define-fun L10 () String &quot;&quot;&quot;&quot;)   (define-fun L5 () String &quot;&quot;&quot;&amp;&quot;&quot;&quot;)   (define-fun sym628 () String &quot;&quot;&quot;&quot;)   (define-fun sym856 () String &quot;&quot;/QUIT&quot;&quot;)   (define-fun sym514 () String &quot;&quot;&quot;&quot;)   (define-fun sym247 () String &quot;&quot;&quot;&quot;)   (define-fun sym742 () String &quot;&quot;&quot;&quot;)   (define-fun sym400 () String &quot;&quot;&quot;&quot;)   (define-fun sym122 () &quot;&amp;&quot;String &quot;&quot;MIDDLE SCHOOL&quot;&quot;) )&quot;)" office:value-type="string" office:string-value="(model   (define-fun L17 () String &quot;middle school&quot;)   (define-fun L0 () String &quot;&quot;)   (define-fun L2 () String &quot;&quot;)   (define-fun L1 () String &quot;/quit&quot;)   (define-fun L4 () String &quot;&quot;)   (define-fun L10 () String &quot;&quot;)   (define-fun L5 () String &quot;&quot;)   (define-fun sym628 () String &quot;&quot;)   (define-fun sym856 () String &quot;/QUIT&quot;)   (define-fun sym514 () String &quot;&quot;)   (define-fun sym247 () String &quot;&quot;)   (define-fun sym742 () String &quot;&quot;)   (define-fun sym400 () String &quot;&quot;)   (define-fun sym122 () String &quot;MIDDLE SCHOOL&quot;) )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24.smt2</text:p>
          </table:table-cell>
          <table:table-cell table:style-name="ce2" office:value-type="float" office:value="1200.054" calcext:value-type="float">
            <text:p>1200.054</text:p>
          </table:table-cell>
          <table:table-cell/>
          <table:table-cell table:style-name="ce4" office:value-type="string" calcext:value-type="string">
            <text:p><text:s/>mathQuizGame24.smt2</text:p>
          </table:table-cell>
          <table:table-cell table:style-name="ce5" office:value-type="float" office:value="1200.054" calcext:value-type="float">
            <text:p>1200.054</text:p>
          </table:table-cell>
          <table:table-cell table:style-name="ce5" office:value-type="float" office:value="1.028" calcext:value-type="float">
            <text:p>1.028</text:p>
          </table:table-cell>
          <table:table-cell table:style-name="ce5" office:value-type="float" office:value="2.307" calcext:value-type="float">
            <text:p>2.307</text:p>
          </table:table-cell>
          <table:table-cell table:style-name="ce5" office:value-type="float" office:value="1200.089" calcext:value-type="float">
            <text:p>1200.089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39 () String &quot;&quot;n&quot;&quot;)   (define-fun L0 () String &quot;&quot;&quot;&quot;)   (define-fun L2 () String &quot;&quot;&quot;&quot;)   (define-fun L1 () String &quot;&quot;&quot;&quot;)   (define-fun L4 () String &quot;&quot;&quot;&quot;)   (define-fun L3 () String &quot;&quot;middle school&quot;&quot;)   (define-fun L11 () String &quot;&quot;&quot;&quot;)  &quot;&amp;&quot; (define-fun L6 () String &quot;&quot;&quot;&quot;)   (define-fun L5 () String &quot;&quot;&quot;&quot;)   (define-fun L8 () String &quot;&quot;&quot;&quot;)   (define-fun L9 () String &quot;&quot;&quot;&quot;)   (define-fun L13 () String &quot;&quot;&quot;&quot;)   (define-fun sym628 () String &quot;&quot;&quot;&quot;)   (define-fun sym1084 () String &quot;&quot;&quot;&quot;)   (define-fun s&quot;&amp;&quot;ym856 () String &quot;&quot;&quot;&quot;)   (define-fun sym514 () String &quot;&quot;&quot;&quot;)   (define-fun sym1198 () String &quot;&quot;&quot;&quot;)   (define-fun sym247 () String &quot;&quot;&quot;&quot;)   (define-fun sym742 () String &quot;&quot;&quot;&quot;)   (define-fun sym400 () String &quot;&quot;&quot;&quot;)   (define-fun sym1312 () String &quot;&quot;&quot;&quot;)   (define&quot;&amp;&quot;-fun sym970 () String &quot;&quot;&quot;&quot;)   (define-fun sym122 () String &quot;&quot;MIDDLE SCHOOL&quot;&quot;)   (define-fun sym1438 () String &quot;&quot;N&quot;&quot;) )&quot;)" office:value-type="string" office:string-value="(model   (define-fun L39 () String &quot;n&quot;)   (define-fun L0 () String &quot;&quot;)   (define-fun L2 () String &quot;&quot;)   (define-fun L1 () String &quot;&quot;)   (define-fun L4 () String &quot;&quot;)   (define-fun L3 () String &quot;middle school&quot;)   (define-fun L11 () String &quot;&quot;)   (define-fun L6 () String &quot;&quot;)   (define-fun L5 () String &quot;&quot;)   (define-fun L8 () String &quot;&quot;)   (define-fun L9 () String &quot;&quot;)   (define-fun L13 () String &quot;&quot;)   (define-fun sym628 () String &quot;&quot;)   (define-fun sym1084 () String &quot;&quot;)   (define-fun sym856 () String &quot;&quot;)   (define-fun sym514 () String &quot;&quot;)   (define-fun sym1198 () String &quot;&quot;)   (define-fun sym247 () String &quot;&quot;)   (define-fun sym742 () String &quot;&quot;)   (define-fun sym400 () String &quot;&quot;)   (define-fun sym1312 () String &quot;&quot;)   (define-fun sym970 () String &quot;&quot;)   (define-fun sym122 () String &quot;MIDDLE SCHOOL&quot;)   (define-fun sym1438 () String &quot;N&quot;) )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26.smt2</text:p>
          </table:table-cell>
          <table:table-cell table:style-name="ce2" office:value-type="float" office:value="1200.047" calcext:value-type="float">
            <text:p>1200.047</text:p>
          </table:table-cell>
          <table:table-cell/>
          <table:table-cell table:style-name="ce4" office:value-type="string" calcext:value-type="string">
            <text:p><text:s/>mathQuizGame26.smt2</text:p>
          </table:table-cell>
          <table:table-cell table:style-name="ce5" office:value-type="float" office:value="1200.047" calcext:value-type="float">
            <text:p>1200.047</text:p>
          </table:table-cell>
          <table:table-cell table:style-name="ce5" office:value-type="float" office:value="1.192" calcext:value-type="float">
            <text:p>1.192</text:p>
          </table:table-cell>
          <table:table-cell table:style-name="ce5" office:value-type="float" office:value="2.324" calcext:value-type="float">
            <text:p>2.324</text:p>
          </table:table-cell>
          <table:table-cell table:style-name="ce5" office:value-type="float" office:value="1200.09" calcext:value-type="float">
            <text:p>1200.09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7 () String &quot;&quot;middle school&quot;&quot;)   (define-fun L0 () String &quot;&quot;&quot;&quot;)   (define-fun L2 () String &quot;&quot;&quot;&quot;)   (define-fun L1 () String &quot;&quot;/quit&quot;&quot;)   (define-fun L4 () String &quot;&quot;&quot;&quot;)   (define-fun L10 () String &quot;&quot;&quot;&quot;)   (define-fun L5 () String &quot;&quot;&quot;&amp;&quot;&quot;&quot;)   (define-fun sym628 () String &quot;&quot;&quot;&quot;)   (define-fun sym856 () String &quot;&quot;/QUIT&quot;&quot;)   (define-fun sym514 () String &quot;&quot;&quot;&quot;)   (define-fun sym247 () String &quot;&quot;&quot;&quot;)   (define-fun sym742 () String &quot;&quot;&quot;&quot;)   (define-fun sym400 () String &quot;&quot;&quot;&quot;)   (define-fun sym122 () &quot;&amp;&quot;String &quot;&quot;MIDDLE SCHOOL&quot;&quot;) )&quot;)" office:value-type="string" office:string-value="(model   (define-fun L17 () String &quot;middle school&quot;)   (define-fun L0 () String &quot;&quot;)   (define-fun L2 () String &quot;&quot;)   (define-fun L1 () String &quot;/quit&quot;)   (define-fun L4 () String &quot;&quot;)   (define-fun L10 () String &quot;&quot;)   (define-fun L5 () String &quot;&quot;)   (define-fun sym628 () String &quot;&quot;)   (define-fun sym856 () String &quot;/QUIT&quot;)   (define-fun sym514 () String &quot;&quot;)   (define-fun sym247 () String &quot;&quot;)   (define-fun sym742 () String &quot;&quot;)   (define-fun sym400 () String &quot;&quot;)   (define-fun sym122 () String &quot;MIDDLE SCHOOL&quot;) )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27.smt2</text:p>
          </table:table-cell>
          <table:table-cell table:style-name="ce2" office:value-type="float" office:value="1200.074" calcext:value-type="float">
            <text:p>1200.074</text:p>
          </table:table-cell>
          <table:table-cell/>
          <table:table-cell table:style-name="ce4" office:value-type="string" calcext:value-type="string">
            <text:p><text:s/>mathQuizGame27.smt2</text:p>
          </table:table-cell>
          <table:table-cell table:style-name="ce5" office:value-type="float" office:value="1200.074" calcext:value-type="float">
            <text:p>1200.074</text:p>
          </table:table-cell>
          <table:table-cell table:style-name="ce5" office:value-type="float" office:value="1.145" calcext:value-type="float">
            <text:p>1.145</text:p>
          </table:table-cell>
          <table:table-cell table:style-name="ce5" office:value-type="float" office:value="2.288" calcext:value-type="float">
            <text:p>2.288</text:p>
          </table:table-cell>
          <table:table-cell table:style-name="ce5" office:value-type="float" office:value="834.277" calcext:value-type="float">
            <text:p>834.277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9 () String &quot;&quot;&quot;&quot;)   (define-fun L17 () String &quot;&quot;&quot;&quot;)   (define-fun L0 () String &quot;&quot;&quot;&quot;)   (define-fun L2 () String &quot;&quot;&quot;&quot;)   (define-fun L1 () String &quot;&quot;&quot;&quot;)   (define-fun L4 () String &quot;&quot;&quot;&quot;)   (define-fun L6 () String &quot;&quot;high school&quot;&quot;)   (d&quot;&amp;&quot;efine-fun L10 () String &quot;&quot;&quot;&quot;)   (define-fun L5 () String &quot;&quot;&quot;&quot;)   (define-fun L8 () String &quot;&quot;&quot;&quot;)   (define-fun L7 () String &quot;&quot;&quot;&quot;)   (define-fun L48 () String &quot;&quot;n&quot;&quot;)   (define-fun sym519 () String &quot;&quot;&quot;&quot;)   (define-fun sym747 () String &quot;&quot;&quot;&quot;)   (define-fun sym&quot;&amp;&quot;405 () String &quot;&quot;&quot;&quot;)   (define-fun sym1089 () String &quot;&quot;&quot;&quot;)   (define-fun sym975 () String &quot;&quot;&quot;&quot;)   (define-fun sym1443 () String &quot;&quot;N&quot;&quot;)   (define-fun sym633 () String &quot;&quot;&quot;&quot;)   (define-fun sym1203 () String &quot;&quot;&quot;&quot;)   (define-fun sym861 () String &quot;&quot;&quot;&quot;)   (define&quot;&amp;&quot;-fun sym122 () String &quot;&quot;HIGH SCHOOL&quot;&quot;)   (define-fun sym1317 () String &quot;&quot;&quot;&quot;)   (define-fun sym252 () String &quot;&quot;&quot;&quot;) )&quot;)" office:value-type="string" office:string-value="(model   (define-fun L19 () String &quot;&quot;)   (define-fun L17 () String &quot;&quot;)   (define-fun L0 () String &quot;&quot;)   (define-fun L2 () String &quot;&quot;)   (define-fun L1 () String &quot;&quot;)   (define-fun L4 () String &quot;&quot;)   (define-fun L6 () String &quot;high school&quot;)   (define-fun L10 () String &quot;&quot;)   (define-fun L5 () String &quot;&quot;)   (define-fun L8 () String &quot;&quot;)   (define-fun L7 () String &quot;&quot;)   (define-fun L48 () String &quot;n&quot;)   (define-fun sym519 () String &quot;&quot;)   (define-fun sym747 () String &quot;&quot;)   (define-fun sym405 () String &quot;&quot;)   (define-fun sym1089 () String &quot;&quot;)   (define-fun sym975 () String &quot;&quot;)   (define-fun sym1443 () String &quot;N&quot;)   (define-fun sym633 () String &quot;&quot;)   (define-fun sym1203 () String &quot;&quot;)   (define-fun sym861 () String &quot;&quot;)   (define-fun sym122 () String &quot;HIGH SCHOOL&quot;)   (define-fun sym1317 () String &quot;&quot;)   (define-fun sym252 () String &quot;&quot;) )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28.smt2</text:p>
          </table:table-cell>
          <table:table-cell table:style-name="ce2" office:value-type="float" office:value="1200.049" calcext:value-type="float">
            <text:p>1200.049</text:p>
          </table:table-cell>
          <table:table-cell/>
          <table:table-cell table:style-name="ce4" office:value-type="string" calcext:value-type="string">
            <text:p><text:s/>mathQuizGame28.smt2</text:p>
          </table:table-cell>
          <table:table-cell table:style-name="ce5" office:value-type="float" office:value="1200.049" calcext:value-type="float">
            <text:p>1200.049</text:p>
          </table:table-cell>
          <table:table-cell table:style-name="ce5" office:value-type="float" office:value="1.124" calcext:value-type="float">
            <text:p>1.124</text:p>
          </table:table-cell>
          <table:table-cell table:style-name="ce5" office:value-type="float" office:value="2.544" calcext:value-type="float">
            <text:p>2.544</text:p>
          </table:table-cell>
          <table:table-cell table:style-name="ce5" office:value-type="float" office:value="1200.076" calcext:value-type="float">
            <text:p>1200.076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22 () String     &quot;&quot;hiGH SChOOL&quot;&quot;)   (define-fun sym1089 () String     &quot;&quot;DA/sa\u{2ffed}&quot;&quot;)   (define-fun sym1317 () String     &quot;&quot;/quIT&quot;&quot;)   (define-fun sym252 () String     &quot;&quot;\u{2ff71}\u{2431f}&quot;&quot;)   (define-fun sym405 () String     &quot;&quot;&quot;&quot;&quot;&amp;&quot;)   (define-fun sym633 () String     &quot;&quot;AD\u{2ffe7}&quot;&quot;)   (define-fun sym747 () String     &quot;&quot;\u{8000}\u{2ffe1}W&quot;&quot;)   (define-fun sym519 () String     &quot;&quot;OHPHY\u{17fff}@Q&quot;&quot;)   (define-fun sym861 () String     &quot;&quot;A\u{2ffec}&quot;&quot;)   (define-fun sym1203 () String   &quot;&amp;&quot;  &quot;&quot;S\u{2bea1}&quot;&quot;)   (define-fun sym975 () String     &quot;&quot;N\u{3e0}\u{2ffef}\u{2ffe0}\u{24020}&quot;&quot;) )&quot;)" office:value-type="string" office:string-value="(   (define-fun sym122 () String     &quot;hiGH SChOOL&quot;)   (define-fun sym1089 () String     &quot;DA/sa\u{2ffed}&quot;)   (define-fun sym1317 () String     &quot;/quIT&quot;)   (define-fun sym252 () String     &quot;\u{2ff71}\u{2431f}&quot;)   (define-fun sym405 () String     &quot;&quot;)   (define-fun sym633 () String     &quot;AD\u{2ffe7}&quot;)   (define-fun sym747 () String     &quot;\u{8000}\u{2ffe1}W&quot;)   (define-fun sym519 () String     &quot;OHPHY\u{17fff}@Q&quot;)   (define-fun sym861 () String     &quot;A\u{2ffec}&quot;)   (define-fun sym1203 () String     &quot;S\u{2bea1}&quot;)   (define-fun sym975 () String     &quot;N\u{3e0}\u{2ffef}\u{2ffe0}\u{24020}&quot;) )" calcext:value-type="string">
            <text:p>( <text:s text:c="2"/>(define-fun sym122 () String <text:s text:c="4"/>"hiGH SChOOL") <text:s text:c="2"/>(define-fun sym1089 () String <text:s text:c="4"/>"DA/sa\u{2ffed}") <text:s text:c="2"/>(define-fun sym1317 () String <text:s text:c="4"/>"/quIT") <text:s text:c="2"/>(define-fun sym252 () String <text:s text:c="4"/>"\u{2ff71}\u{2431f}") <text:s text:c="2"/>(define-fun sym405 () String <text:s text:c="4"/>"") <text:s text:c="2"/>(define-fun sym633 () String <text:s text:c="4"/>"AD\u{2ffe7}") <text:s text:c="2"/>(define-fun sym747 () String <text:s text:c="4"/>"\u{8000}\u{2ffe1}W") <text:s text:c="2"/>(define-fun sym519 () String <text:s text:c="4"/>"OHPHY\u{17fff}@Q") <text:s text:c="2"/>(define-fun sym861 () String <text:s text:c="4"/>"A\u{2ffec}") <text:s text:c="2"/>(define-fun sym1203 () String <text:s text:c="4"/>"S\u{2bea1}") <text:s text:c="2"/>(define-fun sym975 () String <text:s text:c="4"/>"N\u{3e0}\u{2ffef}\u{2ffe0}\u{24020}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29 () String &quot;&quot;&quot;&quot;)   (define-fun L0 () String &quot;&quot;&quot;&quot;)   (define-fun L2 () String &quot;&quot;&quot;&quot;)   (define-fun L1 () String &quot;&quot;/quit&quot;&quot;)   (define-fun L4 () String &quot;&quot;&quot;&quot;)   (define-fun L3 () String &quot;&quot;high school&quot;&quot;)   (define-fun L6 () String &quot;&quot;&quot;&quot;) &quot;&amp;&quot;  (define-fun L21 () String &quot;&quot;&quot;&quot;)   (define-fun L10 () String &quot;&quot;&quot;&quot;)   (define-fun L8 () String &quot;&quot;&quot;&quot;)   (define-fun L23 () String &quot;&quot;&quot;&quot;)   (define-fun sym519 () String &quot;&quot;&quot;&quot;)   (define-fun sym747 () String &quot;&quot;&quot;&quot;)   (define-fun sym405 () String &quot;&quot;&quot;&quot;)   (define&quot;&amp;&quot;-fun sym1089 () String &quot;&quot;&quot;&quot;)   (define-fun sym975 () String &quot;&quot;&quot;&quot;)   (define-fun sym633 () String &quot;&quot;&quot;&quot;)   (define-fun sym1203 () String &quot;&quot;&quot;&quot;)   (define-fun sym861 () String &quot;&quot;&quot;&quot;)   (define-fun sym122 () String &quot;&quot;HIGH SCHOOL&quot;&quot;)   (define-fun sym1317 () Stri&quot;&amp;&quot;ng &quot;&quot;/QUIT&quot;&quot;)   (define-fun sym252 () String &quot;&quot;&quot;&quot;) )&quot;)" office:value-type="string" office:string-value="(model   (define-fun L29 () String &quot;&quot;)   (define-fun L0 () String &quot;&quot;)   (define-fun L2 () String &quot;&quot;)   (define-fun L1 () String &quot;/quit&quot;)   (define-fun L4 () String &quot;&quot;)   (define-fun L3 () String &quot;high school&quot;)   (define-fun L6 () String &quot;&quot;)   (define-fun L21 () String &quot;&quot;)   (define-fun L10 () String &quot;&quot;)   (define-fun L8 () String &quot;&quot;)   (define-fun L23 () String &quot;&quot;)   (define-fun sym519 () String &quot;&quot;)   (define-fun sym747 () String &quot;&quot;)   (define-fun sym405 () String &quot;&quot;)   (define-fun sym1089 () String &quot;&quot;)   (define-fun sym975 () String &quot;&quot;)   (define-fun sym633 () String &quot;&quot;)   (define-fun sym1203 () String &quot;&quot;)   (define-fun sym861 () String &quot;&quot;)   (define-fun sym122 () String &quot;HIGH SCHOOL&quot;)   (define-fun sym1317 () String &quot;/QUIT&quot;)   (define-fun sym252 () String &quot;&quot;) )" calcext:value-type="string">
            <text:p>(model <text:s text:c="2"/>(define-fun L29 () String "") <text:s text:c="2"/>(define-fun L0 () String "") <text:s text:c="2"/>(define-fun L2 () String "") <text:s text:c="2"/>(define-fun L1 () String "/quit") <text:s text:c="2"/>(define-fun L4 () String "") <text:s text:c="2"/>(define-fun L3 () String "high school") <text:s text:c="2"/>(define-fun L6 () String "") <text:s text:c="2"/>(define-fun L21 () String "") <text:s text:c="2"/>(define-fun L10 () String "") <text:s text:c="2"/>(define-fun L8 () String "") <text:s text:c="2"/>(define-fun L23 () String "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633 () String "") <text:s text:c="2"/>(define-fun sym1203 () String "") <text:s text:c="2"/>(define-fun sym861 () String "") <text:s text:c="2"/>(define-fun sym122 () String "HIGH SCHOOL") <text:s text:c="2"/>(define-fun sym1317 () String "/QUIT") <text:s text:c="2"/>(define-fun sym252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29.smt2</text:p>
          </table:table-cell>
          <table:table-cell table:style-name="ce2" office:value-type="float" office:value="1200.103" calcext:value-type="float">
            <text:p>1200.103</text:p>
          </table:table-cell>
          <table:table-cell/>
          <table:table-cell table:style-name="ce4" office:value-type="string" calcext:value-type="string">
            <text:p><text:s/>mathQuizGame29.smt2</text:p>
          </table:table-cell>
          <table:table-cell table:style-name="ce5" office:value-type="float" office:value="1200.103" calcext:value-type="float">
            <text:p>1200.103</text:p>
          </table:table-cell>
          <table:table-cell table:style-name="ce5" office:value-type="float" office:value="0.988" calcext:value-type="float">
            <text:p>0.988</text:p>
          </table:table-cell>
          <table:table-cell table:style-name="ce5" office:value-type="float" office:value="2.302" calcext:value-type="float">
            <text:p>2.302</text:p>
          </table:table-cell>
          <table:table-cell table:style-name="ce5" office:value-type="float" office:value="453.805" calcext:value-type="float">
            <text:p>453.805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9 () String &quot;&quot;&quot;&quot;)   (define-fun L17 () String &quot;&quot;&quot;&quot;)   (define-fun L0 () String &quot;&quot;&quot;&quot;)   (define-fun L2 () String &quot;&quot;&quot;&quot;)   (define-fun L1 () String &quot;&quot;&quot;&quot;)   (define-fun L4 () String &quot;&quot;&quot;&quot;)   (define-fun L6 () String &quot;&quot;high school&quot;&quot;)   (d&quot;&amp;&quot;efine-fun L10 () String &quot;&quot;&quot;&quot;)   (define-fun L5 () String &quot;&quot;&quot;&quot;)   (define-fun L8 () String &quot;&quot;&quot;&quot;)   (define-fun L7 () String &quot;&quot;&quot;&quot;)   (define-fun L48 () String &quot;&quot;n&quot;&quot;)   (define-fun sym519 () String &quot;&quot;&quot;&quot;)   (define-fun sym747 () String &quot;&quot;&quot;&quot;)   (define-fun sym&quot;&amp;&quot;405 () String &quot;&quot;&quot;&quot;)   (define-fun sym1089 () String &quot;&quot;&quot;&quot;)   (define-fun sym975 () String &quot;&quot;&quot;&quot;)   (define-fun sym1443 () String &quot;&quot;N&quot;&quot;)   (define-fun sym633 () String &quot;&quot;&quot;&quot;)   (define-fun sym1203 () String &quot;&quot;&quot;&quot;)   (define-fun sym861 () String &quot;&quot;&quot;&quot;)   (define&quot;&amp;&quot;-fun sym122 () String &quot;&quot;HIGH SCHOOL&quot;&quot;)   (define-fun sym1317 () String &quot;&quot;&quot;&quot;)   (define-fun sym252 () String &quot;&quot;&quot;&quot;) )&quot;)" office:value-type="string" office:string-value="(model   (define-fun L19 () String &quot;&quot;)   (define-fun L17 () String &quot;&quot;)   (define-fun L0 () String &quot;&quot;)   (define-fun L2 () String &quot;&quot;)   (define-fun L1 () String &quot;&quot;)   (define-fun L4 () String &quot;&quot;)   (define-fun L6 () String &quot;high school&quot;)   (define-fun L10 () String &quot;&quot;)   (define-fun L5 () String &quot;&quot;)   (define-fun L8 () String &quot;&quot;)   (define-fun L7 () String &quot;&quot;)   (define-fun L48 () String &quot;n&quot;)   (define-fun sym519 () String &quot;&quot;)   (define-fun sym747 () String &quot;&quot;)   (define-fun sym405 () String &quot;&quot;)   (define-fun sym1089 () String &quot;&quot;)   (define-fun sym975 () String &quot;&quot;)   (define-fun sym1443 () String &quot;N&quot;)   (define-fun sym633 () String &quot;&quot;)   (define-fun sym1203 () String &quot;&quot;)   (define-fun sym861 () String &quot;&quot;)   (define-fun sym122 () String &quot;HIGH SCHOOL&quot;)   (define-fun sym1317 () String &quot;&quot;)   (define-fun sym252 () String &quot;&quot;) )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30.smt2</text:p>
          </table:table-cell>
          <table:table-cell table:style-name="ce2" office:value-type="float" office:value="1200.094" calcext:value-type="float">
            <text:p>1200.094</text:p>
          </table:table-cell>
          <table:table-cell/>
          <table:table-cell table:style-name="ce4" office:value-type="string" calcext:value-type="string">
            <text:p><text:s/>mathQuizGame30.smt2</text:p>
          </table:table-cell>
          <table:table-cell table:style-name="ce5" office:value-type="float" office:value="1200.094" calcext:value-type="float">
            <text:p>1200.094</text:p>
          </table:table-cell>
          <table:table-cell table:style-name="ce5" office:value-type="float" office:value="1.049" calcext:value-type="float">
            <text:p>1.049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1200.063" calcext:value-type="float">
            <text:p>1200.063</text:p>
          </table:table-cell>
          <table:table-cell table:number-columns-repeated="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   (define-fun sym122 () String     &quot;&quot;high schooL&quot;&quot;)   (define-fun sym747 () String     &quot;&quot;\u{140f}/\u{3ffa}\u{21ffe}\u{2ffeb}&quot;&quot;)   (define-fun sym633 () String     &quot;&quot;F\u{1002e}@\u{7}&quot;&quot;)   (define-fun sym405 () String     &quot;&quot;&quot;&quot;)   (define-fun sym252 () Str&quot;&amp;&quot;ing     &quot;&quot;KAV&quot;&quot;)   (define-fun sym519 () String     &quot;&quot;\u{2ffed}\u{2}\u{0}\u{2dffa}\u{22bc8}&quot;&quot;)   (define-fun sym861 () String     &quot;&quot;/quit&quot;&quot;) )&quot;)" office:value-type="string" office:string-value="(   (define-fun sym122 () String     &quot;high schooL&quot;)   (define-fun sym747 () String     &quot;\u{140f}/\u{3ffa}\u{21ffe}\u{2ffeb}&quot;)   (define-fun sym633 () String     &quot;F\u{1002e}@\u{7}&quot;)   (define-fun sym405 () String     &quot;&quot;)   (define-fun sym252 () String     &quot;KAV&quot;)   (define-fun sym519 () String     &quot;\u{2ffed}\u{2}\u{0}\u{2dffa}\u{22bc8}&quot;)   (define-fun sym861 () String     &quot;/quit&quot;) )" calcext:value-type="string">
            <text:p>( <text:s text:c="2"/>(define-fun sym122 () String <text:s text:c="4"/>"high schooL") <text:s text:c="2"/>(define-fun sym747 () String <text:s text:c="4"/>"\u{140f}/\u{3ffa}\u{21ffe}\u{2ffeb}") <text:s text:c="2"/>(define-fun sym633 () String <text:s text:c="4"/>"F\u{1002e}@\u{7}") <text:s text:c="2"/>(define-fun sym405 () String <text:s text:c="4"/>"") <text:s text:c="2"/>(define-fun sym252 () String <text:s text:c="4"/>"KAV") <text:s text:c="2"/>(define-fun sym519 () String <text:s text:c="4"/>"\u{2ffed}\u{2}\u{0}\u{2dffa}\u{22bc8}") <text:s text:c="2"/>(define-fun sym861 () String <text:s text:c="4"/>"/quit") )</text:p>
          </table:table-cell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8 () String &quot;&quot;&quot;&quot;)   (define-fun L0 () String &quot;&quot;&quot;&quot;)   (define-fun L2 () String &quot;&quot;&quot;&quot;)   (define-fun L1 () String &quot;&quot;/quit&quot;&quot;)   (define-fun L4 () String &quot;&quot;&quot;&quot;)   (define-fun L11 () String &quot;&quot;high school&quot;&quot;)   (define-fun L12 () String &quot;&quot;&quot;&quot;&quot;&amp;&quot;)   (define-fun sym519 () String &quot;&quot;&quot;&quot;)   (define-fun sym747 () String &quot;&quot;&quot;&quot;)   (define-fun sym405 () String &quot;&quot;&quot;&quot;)   (define-fun sym633 () String &quot;&quot;&quot;&quot;)   (define-fun sym861 () String &quot;&quot;/QUIT&quot;&quot;)   (define-fun sym122 () String &quot;&quot;HIGH SCHOOL&quot;&quot;)   (define-fun s&quot;&amp;&quot;ym252 () String &quot;&quot;&quot;&quot;) )&quot;)" office:value-type="string" office:string-value="(model   (define-fun L18 () String &quot;&quot;)   (define-fun L0 () String &quot;&quot;)   (define-fun L2 () String &quot;&quot;)   (define-fun L1 () String &quot;/quit&quot;)   (define-fun L4 () String &quot;&quot;)   (define-fun L11 () String &quot;high school&quot;)   (define-fun L12 () String &quot;&quot;)   (define-fun sym519 () String &quot;&quot;)   (define-fun sym747 () String &quot;&quot;)   (define-fun sym405 () String &quot;&quot;)   (define-fun sym633 () String &quot;&quot;)   (define-fun sym861 () String &quot;/QUIT&quot;)   (define-fun sym122 () String &quot;HIGH SCHOOL&quot;)   (define-fun sym252 () String &quot;&quot;) )" calcext:value-type="string">
            <text:p>(model <text:s text:c="2"/>(define-fun L18 () String "") <text:s text:c="2"/>(define-fun L0 () String "") <text:s text:c="2"/>(define-fun L2 () String "") <text:s text:c="2"/>(define-fun L1 () String "/quit") <text:s text:c="2"/>(define-fun L4 () String "") <text:s text:c="2"/>(define-fun L11 () String "high school") <text:s text:c="2"/>(define-fun L12 () String "") <text:s text:c="2"/>(define-fun sym519 () String "") <text:s text:c="2"/>(define-fun sym747 () String "") <text:s text:c="2"/>(define-fun sym405 () String "") <text:s text:c="2"/>(define-fun sym633 () String "") <text:s text:c="2"/>(define-fun sym861 () String "/QUIT") <text:s text:c="2"/>(define-fun sym122 () String "HIGH SCHOOL") <text:s text:c="2"/>(define-fun sym252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vc5</text:p>
          </table:table-cell>
          <table:table-cell table:style-name="ce2" office:value-type="string" calcext:value-type="string">
            <text:p><text:s/>mathQuizGame31.smt2</text:p>
          </table:table-cell>
          <table:table-cell table:style-name="ce2" office:value-type="float" office:value="1200.068" calcext:value-type="float">
            <text:p>1200.068</text:p>
          </table:table-cell>
          <table:table-cell/>
          <table:table-cell table:style-name="ce4" office:value-type="string" calcext:value-type="string">
            <text:p><text:s/>mathQuizGame31.smt2</text:p>
          </table:table-cell>
          <table:table-cell table:style-name="ce5" office:value-type="float" office:value="1200.068" calcext:value-type="float">
            <text:p>1200.068</text:p>
          </table:table-cell>
          <table:table-cell table:style-name="ce5" office:value-type="float" office:value="1.046" calcext:value-type="float">
            <text:p>1.046</text:p>
          </table:table-cell>
          <table:table-cell table:style-name="ce5" office:value-type="float" office:value="2.28" calcext:value-type="float">
            <text:p>2.28</text:p>
          </table:table-cell>
          <table:table-cell table:style-name="ce5" office:value-type="float" office:value="453.162" calcext:value-type="float">
            <text:p>453.162</text:p>
          </table:table-cell>
          <table:table-cell table:number-columns-repeated="2"/>
          <table:table-cell table:style-name="ce8" table:formula="of:=IFERROR(__xludf.dummyfunction(&quot;&quot;&quot;COMPUTED_VALUE&quot;&quot;&quot;);&quot;,&quot;)" office:value-type="string" office:string-value="," calcext:value-type="string">
            <text:p>,</text:p>
          </table:table-cell>
          <table:table-cell table:style-name="ce12"/>
          <table:table-cell table:style-name="ce8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2" table:formula="of:=IFERROR(__xludf.dummyfunction(&quot;&quot;&quot;COMPUTED_VALUE&quot;&quot;&quot;);&quot;(model   (define-fun L19 () String &quot;&quot;&quot;&quot;)   (define-fun L17 () String &quot;&quot;&quot;&quot;)   (define-fun L0 () String &quot;&quot;&quot;&quot;)   (define-fun L2 () String &quot;&quot;&quot;&quot;)   (define-fun L1 () String &quot;&quot;&quot;&quot;)   (define-fun L4 () String &quot;&quot;&quot;&quot;)   (define-fun L6 () String &quot;&quot;high school&quot;&quot;)   (d&quot;&amp;&quot;efine-fun L10 () String &quot;&quot;&quot;&quot;)   (define-fun L5 () String &quot;&quot;&quot;&quot;)   (define-fun L8 () String &quot;&quot;&quot;&quot;)   (define-fun L7 () String &quot;&quot;&quot;&quot;)   (define-fun L48 () String &quot;&quot;n&quot;&quot;)   (define-fun sym519 () String &quot;&quot;&quot;&quot;)   (define-fun sym747 () String &quot;&quot;&quot;&quot;)   (define-fun sym&quot;&amp;&quot;405 () String &quot;&quot;&quot;&quot;)   (define-fun sym1089 () String &quot;&quot;&quot;&quot;)   (define-fun sym975 () String &quot;&quot;&quot;&quot;)   (define-fun sym1443 () String &quot;&quot;N&quot;&quot;)   (define-fun sym633 () String &quot;&quot;&quot;&quot;)   (define-fun sym1203 () String &quot;&quot;&quot;&quot;)   (define-fun sym861 () String &quot;&quot;&quot;&quot;)   (define&quot;&amp;&quot;-fun sym122 () String &quot;&quot;HIGH SCHOOL&quot;&quot;)   (define-fun sym1317 () String &quot;&quot;&quot;&quot;)   (define-fun sym252 () String &quot;&quot;&quot;&quot;) )&quot;)" office:value-type="string" office:string-value="(model   (define-fun L19 () String &quot;&quot;)   (define-fun L17 () String &quot;&quot;)   (define-fun L0 () String &quot;&quot;)   (define-fun L2 () String &quot;&quot;)   (define-fun L1 () String &quot;&quot;)   (define-fun L4 () String &quot;&quot;)   (define-fun L6 () String &quot;high school&quot;)   (define-fun L10 () String &quot;&quot;)   (define-fun L5 () String &quot;&quot;)   (define-fun L8 () String &quot;&quot;)   (define-fun L7 () String &quot;&quot;)   (define-fun L48 () String &quot;n&quot;)   (define-fun sym519 () String &quot;&quot;)   (define-fun sym747 () String &quot;&quot;)   (define-fun sym405 () String &quot;&quot;)   (define-fun sym1089 () String &quot;&quot;)   (define-fun sym975 () String &quot;&quot;)   (define-fun sym1443 () String &quot;N&quot;)   (define-fun sym633 () String &quot;&quot;)   (define-fun sym1203 () String &quot;&quot;)   (define-fun sym861 () String &quot;&quot;)   (define-fun sym122 () String &quot;HIGH SCHOOL&quot;)   (define-fun sym1317 () String &quot;&quot;)   (define-fun sym252 () String &quot;&quot;) )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01.json</text:p>
          </table:table-cell>
          <table:table-cell table:style-name="ce2" office:value-type="float" office:value="1.244" calcext:value-type="float">
            <text:p>1.244</text:p>
          </table:table-cell>
          <table:table-cell table:number-columns-repeated="8"/>
          <table:table-cell table:style-name="ce9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3" table:formula="of:=IFERROR(__xludf.dummyfunction(&quot;&quot;&quot;COMPUTED_VALUE&quot;&quot;&quot;);&quot;(   (define-fun sym633 () String     &quot;&quot;\u{633}\u{437}&quot;&quot;)   (define-fun sym519 () String     &quot;&quot;\u{1ffe1}\u{802e}\u{24f60}&quot;&quot;)   (define-fun sym747 () String     &quot;&quot;\u{17fec}\u{6217}&quot;&quot;)   (define-fun sym975 () String     &quot;&quot;/quit&quot;&quot;)   (define-fun sym861 () Str&quot;&amp;&quot;ing     &quot;&quot;\u{262cc}\u{469}\u{8001}&quot;&quot;)   (define-fun sym405 () String     &quot;&quot;\u{a23e}&quot;&quot;)   (define-fun sym122 () String     &quot;&quot;higH School&quot;&quot;)   (define-fun sym252 () String     &quot;&quot;\u{1ff}\u{7fc4}\u{cd}&quot;&quot;) )&quot;)" office:value-type="string" office:string-value="(   (define-fun sym633 () String     &quot;\u{633}\u{437}&quot;)   (define-fun sym519 () String     &quot;\u{1ffe1}\u{802e}\u{24f60}&quot;)   (define-fun sym747 () String     &quot;\u{17fec}\u{6217}&quot;)   (define-fun sym975 () String     &quot;/quit&quot;)   (define-fun sym861 () String     &quot;\u{262cc}\u{469}\u{8001}&quot;)   (define-fun sym405 () String     &quot;\u{a23e}&quot;)   (define-fun sym122 () String     &quot;higH School&quot;)   (define-fun sym252 () String     &quot;\u{1ff}\u{7fc4}\u{cd}&quot;) )" calcext:value-type="string">
            <text:p>( <text:s text:c="2"/>(define-fun sym633 () String <text:s text:c="4"/>"\u{633}\u{437}") <text:s text:c="2"/>(define-fun sym519 () String <text:s text:c="4"/>"\u{1ffe1}\u{802e}\u{24f60}") <text:s text:c="2"/>(define-fun sym747 () String <text:s text:c="4"/>"\u{17fec}\u{6217}") <text:s text:c="2"/>(define-fun sym975 () String <text:s text:c="4"/>"/quit") <text:s text:c="2"/>(define-fun sym861 () String <text:s text:c="4"/>"\u{262cc}\u{469}\u{8001}") <text:s text:c="2"/>(define-fun sym405 () String <text:s text:c="4"/>"\u{a23e}") <text:s text:c="2"/>(define-fun sym122 () String <text:s text:c="4"/>"higH School") <text:s text:c="2"/>(define-fun sym252 () String <text:s text:c="4"/>"\u{1ff}\u{7fc4}\u{cd}") )</text:p>
          </table:table-cell>
          <table:table-cell table:style-name="ce9" table:formula="of:=IFERROR(__xludf.dummyfunction(&quot;&quot;&quot;COMPUTED_VALUE&quot;&quot;&quot;);&quot;sat &quot;)" office:value-type="string" office:string-value="sat " calcext:value-type="string">
            <text:p>sat </text:p>
          </table:table-cell>
          <table:table-cell table:style-name="ce13" table:formula="of:=IFERROR(__xludf.dummyfunction(&quot;&quot;&quot;COMPUTED_VALUE&quot;&quot;&quot;);&quot;(model   (define-fun L17 () String &quot;&quot;/quit&quot;&quot;)   (define-fun L0 () String &quot;&quot;&quot;&quot;)   (define-fun L2 () String &quot;&quot;&quot;&quot;)   (define-fun L1 () String &quot;&quot;&quot;&quot;)   (define-fun L6 () String &quot;&quot;&quot;&quot;)   (define-fun L10 () String &quot;&quot;&quot;&quot;)   (define-fun L41 () String &quot;&quot;high school&quot;&quot;&quot;&amp;&quot;)   (define-fun L7 () String &quot;&quot;&quot;&quot;)   (define-fun sym519 () String &quot;&quot;&quot;&quot;)   (define-fun sym747 () String &quot;&quot;&quot;&quot;)   (define-fun sym405 () String &quot;&quot;&quot;&quot;)   (define-fun sym975 () String &quot;&quot;/QUIT&quot;&quot;)   (define-fun sym633 () String &quot;&quot;&quot;&quot;)   (define-fun sym861 () String&quot;&amp;&quot; &quot;&quot;&quot;&quot;)   (define-fun sym122 () String &quot;&quot;HIGH SCHOOL&quot;&quot;)   (define-fun sym252 () String &quot;&quot;&quot;&quot;) )&quot;)" office:value-type="string" office:string-value="(model   (define-fun L17 () String &quot;/quit&quot;)   (define-fun L0 () String &quot;&quot;)   (define-fun L2 () String &quot;&quot;)   (define-fun L1 () String &quot;&quot;)   (define-fun L6 () String &quot;&quot;)   (define-fun L10 () String &quot;&quot;)   (define-fun L41 () String &quot;high school&quot;)   (define-fun L7 () String &quot;&quot;)   (define-fun sym519 () String &quot;&quot;)   (define-fun sym747 () String &quot;&quot;)   (define-fun sym405 () String &quot;&quot;)   (define-fun sym975 () String &quot;/QUIT&quot;)   (define-fun sym633 () String &quot;&quot;)   (define-fun sym861 () String &quot;&quot;)   (define-fun sym122 () String &quot;HIGH SCHOOL&quot;)   (define-fun sym252 () String &quot;&quot;) )" calcext:value-type="string">
            <text:p>(model <text:s text:c="2"/>(define-fun L17 () String "/quit") <text:s text:c="2"/>(define-fun L0 () String "") <text:s text:c="2"/>(define-fun L2 () String "") <text:s text:c="2"/>(define-fun L1 () String "") <text:s text:c="2"/>(define-fun L6 () String "") <text:s text:c="2"/>(define-fun L10 () String "") <text:s text:c="2"/>(define-fun L41 () String "high school") <text:s text:c="2"/>(define-fun L7 () String "") <text:s text:c="2"/>(define-fun sym519 () String "") <text:s text:c="2"/>(define-fun sym747 () String "") <text:s text:c="2"/>(define-fun sym405 () String "") <text:s text:c="2"/>(define-fun sym975 () String "/QUIT") <text:s text:c="2"/>(define-fun sym633 () String "") <text:s text:c="2"/>(define-fun sym861 () String "") <text:s text:c="2"/>(define-fun sym122 () String "HIGH SCHOOL") <text:s text:c="2"/>(define-fun sym252 () String "") 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02.json</text:p>
          </table:table-cell>
          <table:table-cell table:style-name="ce2" office:value-type="float" office:value="2.156" calcext:value-type="float">
            <text:p>2.156</text:p>
          </table:table-cell>
          <table:table-cell table:number-columns-repeated="8"/>
          <table:table-cell table:style-name="ce1" office:value-type="string" calcext:value-type="string">
            <text:p>NOTE: BELOW IS FROM FILES, ABOVE IS SPL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03.json</text:p>
          </table:table-cell>
          <table:table-cell table:style-name="ce2" office:value-type="float" office:value="2.386" calcext:value-type="float">
            <text:p>2.386</text:p>
          </table:table-cell>
          <table:table-cell table:number-columns-repeated="8"/>
          <table:table-cell table:style-name="ce1" office:value-type="string" calcext:value-type="string">
            <text:p>sat ,( <text:s text:c="2"/>(define-fun sym547 () String <text:s text:c="4"/>"g") <text:s text:c="2"/>(define-fun sym1244 () String <text:s text:c="4"/>"G") <text:s text:c="2"/>(define-fun sym1985 () String <text:s text:c="4"/>"\u{2ffe6}") <text:s text:c="2"/>(define-fun sym1028 () String <text:s text:c="4"/>"G") <text:s text:c="2"/>(define-fun sym1669 () String <text:s text:c="4"/>"G") <text:s text:c="2"/>(define-fun sym205 () String <text:s text:c="4"/>"y") <text:s text:c="2"/>(define-fun sym1896 () String <text:s text:c="4"/>"Q") <text:s text:c="2"/>(define-fun sym1453 () String <text:s text:c="4"/>"G") <text:s text:c="2"/>(define-fun sym812 () String <text:s text:c="4"/>"G") <text:s text:c="2"/>(define-fun sym161 () String <text:s text:c="4"/>"A") )</text:p>
          </table:table-cell>
          <table:table-cell/>
          <table:table-cell table:style-name="ce1" office:value-type="string" calcext:value-type="string">
            <text:p>sat ,(model <text:s text:c="2"/>(define-fun L0 () String "g") <text:s text:c="2"/>(define-fun L1 () String "\u{0}") <text:s text:c="2"/>(define-fun L4 () String "g") <text:s text:c="2"/>(define-fun L3 () String "g") <text:s text:c="2"/>(define-fun L6 () String "g") <text:s text:c="2"/>(define-fun L5 () String "g") <text:s text:c="2"/>(define-fun L7 () String "q") <text:s text:c="2"/>(define-fun L14 () String "g") <text:s text:c="2"/>(define-fun L12 () String "y") <text:s text:c="2"/>(define-fun sym161 () String "q") <text:s text:c="2"/>(define-fun sym812 () String "G") <text:s text:c="2"/>(define-fun sym547 () String "G") <text:s text:c="2"/>(define-fun sym205 () String "Y") <text:s text:c="2"/>(define-fun sym1244 () String "G") <text:s text:c="2"/>(define-fun sym1453 () String "G") <text:s text:c="2"/>(define-fun sym1896 () String "Q") <text:s text:c="2"/>(define-fun sym1028 () String "G") <text:s text:c="2"/>(define-fun sym1985 () String "\u{0}") <text:s text:c="2"/>(define-fun sym1669 () String "G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04.json</text:p>
          </table:table-cell>
          <table:table-cell table:style-name="ce2" office:value-type="float" office:value="1.638" calcext:value-type="float">
            <text:p>1.638</text:p>
          </table:table-cell>
          <table:table-cell table:number-columns-repeated="8"/>
          <table:table-cell table:style-name="ce1" office:value-type="string" calcext:value-type="string">
            <text:p>sat ,( <text:s text:c="2"/>(define-fun sym1033 () String <text:s text:c="4"/>"g") <text:s text:c="2"/>(define-fun sym547 () String <text:s text:c="4"/>"G") <text:s text:c="2"/>(define-fun sym812 () String <text:s text:c="4"/>"h") <text:s text:c="2"/>(define-fun sym161 () String <text:s text:c="4"/>"A") <text:s text:c="2"/>(define-fun sym205 () String <text:s text:c="4"/>"Y") <text:s text:c="2"/>(define-fun sym1895 () String <text:s text:c="4"/>"H") <text:s text:c="2"/>(define-fun sym1249 () String <text:s text:c="4"/>"H") <text:s text:c="2"/>(define-fun sym1679 () String <text:s text:c="4"/>"h") <text:s text:c="2"/>(define-fun sym1464 () String <text:s text:c="4"/>"H") <text:s text:c="2"/>(define-fun sym2080 () String <text:s text:c="4"/>"h") )</text:p>
          </table:table-cell>
          <table:table-cell/>
          <table:table-cell table:style-name="ce1" office:value-type="string" calcext:value-type="string">
            <text:p>sat ,(model <text:s text:c="2"/>(define-fun L29 () String "h") <text:s text:c="2"/>(define-fun L0 () String "h") <text:s text:c="2"/>(define-fun L2 () String "g") <text:s text:c="2"/>(define-fun L1 () String "h") <text:s text:c="2"/>(define-fun L4 () String "h") <text:s text:c="2"/>(define-fun L33 () String "y") <text:s text:c="2"/>(define-fun L11 () String "h") <text:s text:c="2"/>(define-fun L6 () String "h") <text:s text:c="2"/>(define-fun L8 () String "g") <text:s text:c="2"/>(define-fun sym161 () String "r") <text:s text:c="2"/>(define-fun sym812 () String "H") <text:s text:c="2"/>(define-fun sym547 () String "G") <text:s text:c="2"/>(define-fun sym205 () String "Y") <text:s text:c="2"/>(define-fun sym1033 () String "G") <text:s text:c="2"/>(define-fun sym1464 () String "H") <text:s text:c="2"/>(define-fun sym1895 () String "H") <text:s text:c="2"/>(define-fun sym1249 () String "H") <text:s text:c="2"/>(define-fun sym2080 () String "H") <text:s text:c="2"/>(define-fun sym1679 () String "H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05.json</text:p>
          </table:table-cell>
          <table:table-cell table:style-name="ce2" office:value-type="float" office:value="1.413" calcext:value-type="float">
            <text:p>1.413</text:p>
          </table:table-cell>
          <table:table-cell table:number-columns-repeated="8"/>
          <table:table-cell table:style-name="ce1" office:value-type="string" calcext:value-type="string">
            <text:p>sat ,( <text:s text:c="2"/>(define-fun sym2525 () String <text:s text:c="4"/>"g") <text:s text:c="2"/>(define-fun sym5438 () String <text:s text:c="4"/>"g") <text:s text:c="2"/>(define-fun sym2943 () String <text:s text:c="4"/>"g") <text:s text:c="2"/>(define-fun sym3375 () String <text:s text:c="4"/>"g") <text:s text:c="2"/>(define-fun sym3159 () String <text:s text:c="4"/>"G") <text:s text:c="2"/>(define-fun sym1450 () String <text:s text:c="4"/>"g") <text:s text:c="2"/>(define-fun sym161 () String <text:s text:c="4"/>"A") <text:s text:c="2"/>(define-fun sym3789 () String <text:s text:c="4"/>"g") <text:s text:c="2"/>(define-fun sym1876 () String <text:s text:c="4"/>"L") <text:s text:c="2"/>(define-fun sym1028 () String <text:s text:c="4"/>"g") <text:s text:c="2"/>(define-fun sym3577 () String <text:s text:c="4"/>"L") <text:s text:c="2"/>(define-fun sym2092 () String <text:s text:c="4"/>"G") <text:s text:c="2"/>(define-fun sym812 () String <text:s text:c="4"/>"G") <text:s text:c="2"/>(define-fun sym547 () String <text:s text:c="4"/>"g") <text:s text:c="2"/>(define-fun sym4855 () String <text:s text:c="4"/>"G") <text:s text:c="2"/>(define-fun sym4005 () String <text:s text:c="4"/>"G") <text:s text:c="2"/>(define-fun sym205 () String <text:s text:c="4"/>"Y") <text:s text:c="2"/>(define-fun sym4639 () String <text:s text:c="4"/>"G") <text:s text:c="2"/>(define-fun sym5252 () String <text:s text:c="4"/>"g") <text:s text:c="2"/>(define-fun sym4221 () String <text:s text:c="4"/>"G") <text:s text:c="2"/>(define-fun sym4423 () String <text:s text:c="4"/>"G") <text:s text:c="2"/>(define-fun sym2308 () String <text:s text:c="4"/>"H") <text:s text:c="2"/>(define-fun sym1234 () String <text:s text:c="4"/>"G") <text:s text:c="2"/>(define-fun sym5058 () String <text:s text:c="4"/>"G") <text:s text:c="2"/>(define-fun sym2741 () String <text:s text:c="4"/>"g") <text:s text:c="2"/>(define-fun sym1659 () String <text:s text:c="4"/>"g") )</text:p>
          </table:table-cell>
          <table:table-cell/>
          <table:table-cell table:style-name="ce1" office:value-type="string" calcext:value-type="string">
            <text:p>sat ,(model <text:s text:c="2"/>(define-fun L0 () String "h") <text:s text:c="2"/>(define-fun L2 () String "g") <text:s text:c="2"/>(define-fun L6 () String "g") <text:s text:c="2"/>(define-fun L64 () String "g") <text:s text:c="2"/>(define-fun L8 () String "g") <text:s text:c="2"/>(define-fun L26 () String "g") <text:s text:c="2"/>(define-fun L14 () String "g") <text:s text:c="2"/>(define-fun L12 () String "g") <text:s text:c="2"/>(define-fun L18 () String "g") <text:s text:c="2"/>(define-fun L28 () String "g") <text:s text:c="2"/>(define-fun L16 () String "g") <text:s text:c="2"/>(define-fun L1 () String "g") <text:s text:c="2"/>(define-fun L3 () String "l") <text:s text:c="2"/>(define-fun L11 () String "g") <text:s text:c="2"/>(define-fun L21 () String "g") <text:s text:c="2"/>(define-fun L5 () String "g") <text:s text:c="2"/>(define-fun L53 () String "y") <text:s text:c="2"/>(define-fun L31 () String "g") <text:s text:c="2"/>(define-fun L7 () String "g") <text:s text:c="2"/>(define-fun L15 () String "g") <text:s text:c="2"/>(define-fun L9 () String "l") <text:s text:c="2"/>(define-fun L13 () String "g") <text:s text:c="2"/>(define-fun L17 () String "g") <text:s text:c="2"/>(define-fun L49 () String "g") <text:s text:c="2"/>(define-fun L27 () String "g") <text:s text:c="2"/>(define-fun sym5252 () String "G") <text:s text:c="2"/>(define-fun sym4221 () String "G") <text:s text:c="2"/>(define-fun sym3375 () String "G") <text:s text:c="2"/>(define-fun sym1450 () String "G") <text:s text:c="2"/>(define-fun sym5058 () String "G") <text:s text:c="2"/>(define-fun sym4423 () String "G") <text:s text:c="2"/>(define-fun sym2741 () String "G") <text:s text:c="2"/>(define-fun sym4005 () String "G") <text:s text:c="2"/>(define-fun sym3159 () String "G") <text:s text:c="2"/>(define-fun sym1234 () String "G") <text:s text:c="2"/>(define-fun sym3577 () String "L") <text:s text:c="2"/>(define-fun sym5438 () String "G") <text:s text:c="2"/>(define-fun sym2525 () String "G") <text:s text:c="2"/>(define-fun sym2943 () String "G") <text:s text:c="2"/>(define-fun sym1876 () String "L") <text:s text:c="2"/>(define-fun sym1659 () String "G") <text:s text:c="2"/>(define-fun sym2308 () String "H") <text:s text:c="2"/>(define-fun sym812 () String "G") <text:s text:c="2"/>(define-fun sym2092 () String "G") <text:s text:c="2"/>(define-fun sym161 () String "k") <text:s text:c="2"/>(define-fun sym4855 () String "G") <text:s text:c="2"/>(define-fun sym3789 () String "G") <text:s text:c="2"/>(define-fun sym1028 () String "G") <text:s text:c="2"/>(define-fun sym4639 () String "G") <text:s text:c="2"/>(define-fun sym547 () String "G") <text:s text:c="2"/>(define-fun sym205 () String "Y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06.json</text:p>
          </table:table-cell>
          <table:table-cell table:style-name="ce2" office:value-type="float" office:value="1.228" calcext:value-type="float">
            <text:p>1.228</text:p>
          </table:table-cell>
          <table:table-cell table:number-columns-repeated="8"/>
          <table:table-cell table:style-name="ce1" office:value-type="string" calcext:value-type="string">
            <text:p>sat ,( <text:s text:c="2"/>(define-fun sym807 () String <text:s text:c="4"/>"K") <text:s text:c="2"/>(define-fun sym8013 () String <text:s text:c="4"/>"K") <text:s text:c="2"/>(define-fun sym7456 () String <text:s text:c="4"/>"K") <text:s text:c="2"/>(define-fun sym1233 () String <text:s text:c="4"/>"K") <text:s text:c="2"/>(define-fun sym6369 () String <text:s text:c="4"/>"K") <text:s text:c="2"/>(define-fun sym6170 () String <text:s text:c="4"/>"K") <text:s text:c="2"/>(define-fun sym1446 () String <text:s text:c="4"/>"K") <text:s text:c="2"/>(define-fun sym161 () String <text:s text:c="4"/>"A") <text:s text:c="2"/>(define-fun sym3396 () String <text:s text:c="4"/>"H") <text:s text:c="2"/>(define-fun sym5316 () String <text:s text:c="4"/>"H") <text:s text:c="2"/>(define-fun sym2514 () String <text:s text:c="4"/>"k") <text:s text:c="2"/>(define-fun sym7647 () String <text:s text:c="4"/>"K") <text:s text:c="2"/>(define-fun sym1865 () String <text:s text:c="4"/>"K") <text:s text:c="2"/>(define-fun sym5103 () String <text:s text:c="4"/>"k") <text:s text:c="2"/>(define-fun sym5957 () String <text:s text:c="4"/>"K") <text:s text:c="2"/>(define-fun sym4691 () String <text:s text:c="4"/>"K") <text:s text:c="2"/>(define-fun sym7018 () String <text:s text:c="4"/>"K") <text:s text:c="2"/>(define-fun sym547 () String <text:s text:c="4"/>"K") <text:s text:c="2"/>(define-fun sym3810 () String <text:s text:c="4"/>"K") <text:s text:c="2"/>(define-fun sym205 () String <text:s text:c="4"/>"Y") <text:s text:c="2"/>(define-fun sym2940 () String <text:s text:c="4"/>"k") <text:s text:c="2"/>(define-fun sym7225 () String <text:s text:c="4"/>"k") <text:s text:c="2"/>(define-fun sym4236 () String <text:s text:c="4"/>"K") <text:s text:c="2"/>(define-fun sym2078 () String <text:s text:c="4"/>"K") <text:s text:c="2"/>(define-fun sym4023 () String <text:s text:c="4"/>"K") <text:s text:c="2"/>(define-fun sym2291 () String <text:s text:c="4"/>"h") <text:s text:c="2"/>(define-fun sym4904 () String <text:s text:c="4"/>"k") <text:s text:c="2"/>(define-fun sym5744 () String <text:s text:c="4"/>"k") <text:s text:c="2"/>(define-fun sym1020 () String <text:s text:c="4"/>"K") <text:s text:c="2"/>(define-fun sym6582 () String <text:s text:c="4"/>"K") <text:s text:c="2"/>(define-fun sym7830 () String <text:s text:c="4"/>"K") <text:s text:c="2"/>(define-fun sym5531 () String <text:s text:c="4"/>"K") <text:s text:c="2"/>(define-fun sym3187 () String <text:s text:c="4"/>"R") <text:s text:c="2"/>(define-fun sym6802 () String <text:s text:c="4"/>"H") <text:s text:c="2"/>(define-fun sym1659 () String <text:s text:c="4"/>"k") <text:s text:c="2"/>(define-fun sym2727 () String <text:s text:c="4"/>"K") <text:s text:c="2"/>(define-fun sym4465 () String <text:s text:c="4"/>"R") <text:s text:c="2"/>(define-fun sym3611 () String <text:s text:c="4"/>"K") )</text:p>
          </table:table-cell>
          <table:table-cell/>
          <table:table-cell table:style-name="ce1" office:value-type="string" calcext:value-type="string">
            <text:p>sat ,(model <text:s text:c="2"/>(define-fun L0 () String "k") <text:s text:c="2"/>(define-fun L2 () String "k") <text:s text:c="2"/>(define-fun L60 () String "k") <text:s text:c="2"/>(define-fun L4 () String "k") <text:s text:c="2"/>(define-fun L22 () String "k") <text:s text:c="2"/>(define-fun L6 () String "k") <text:s text:c="2"/>(define-fun L32 () String "k") <text:s text:c="2"/>(define-fun L86 () String "k") <text:s text:c="2"/>(define-fun L42 () String "h") <text:s text:c="2"/>(define-fun L74 () String "k") <text:s text:c="2"/>(define-fun L52 () String "k") <text:s text:c="2"/>(define-fun L48 () String "k") <text:s text:c="2"/>(define-fun L36 () String "k") <text:s text:c="2"/>(define-fun L14 () String "y") <text:s text:c="2"/>(define-fun L24 () String "k") <text:s text:c="2"/>(define-fun L34 () String "k") <text:s text:c="2"/>(define-fun L12 () String "h") <text:s text:c="2"/>(define-fun L18 () String "k") <text:s text:c="2"/>(define-fun L28 () String "k") <text:s text:c="2"/>(define-fun L38 () String "k") <text:s text:c="2"/>(define-fun L102 () String "k") <text:s text:c="2"/>(define-fun L1 () String "k") <text:s text:c="2"/>(define-fun L3 () String "h") <text:s text:c="2"/>(define-fun L11 () String "k") <text:s text:c="2"/>(define-fun L21 () String "r") <text:s text:c="2"/>(define-fun L5 () String "k") <text:s text:c="2"/>(define-fun L59 () String "k") <text:s text:c="2"/>(define-fun L15 () String "r") <text:s text:c="2"/>(define-fun L47 () String "k") <text:s text:c="2"/>(define-fun L25 () String "k") <text:s text:c="2"/>(define-fun L9 () String "k") <text:s text:c="2"/>(define-fun L13 () String "h") <text:s text:c="2"/>(define-fun L45 () String "k") <text:s text:c="2"/>(define-fun L23 () String "k") <text:s text:c="2"/>(define-fun L19 () String "k") <text:s text:c="2"/>(define-fun L29 () String "k") <text:s text:c="2"/>(define-fun L17 () String "k") <text:s text:c="2"/>(define-fun sym4023 () String "K") <text:s text:c="2"/>(define-fun sym5531 () String "K") <text:s text:c="2"/>(define-fun sym3396 () String "H") <text:s text:c="2"/>(define-fun sym4465 () String "R") <text:s text:c="2"/>(define-fun sym1233 () String "K") <text:s text:c="2"/>(define-fun sym3611 () String "K") <text:s text:c="2"/>(define-fun sym5316 () String "H") <text:s text:c="2"/>(define-fun sym3810 () String "K") <text:s text:c="2"/>(define-fun sym2940 () String "K") <text:s text:c="2"/>(define-fun sym5957 () String "K") <text:s text:c="2"/>(define-fun sym2727 () String "K") <text:s text:c="2"/>(define-fun sym4904 () String "K") <text:s text:c="2"/>(define-fun sym1659 () String "K") <text:s text:c="2"/>(define-fun sym7647 () String "K") <text:s text:c="2"/>(define-fun sym7225 () String "K") <text:s text:c="2"/>(define-fun sym2291 () String "H") <text:s text:c="2"/>(define-fun sym8013 () String "K") <text:s text:c="2"/>(define-fun sym4691 () String "K") <text:s text:c="2"/>(define-fun sym161 () String "q") <text:s text:c="2"/>(define-fun sym6170 () String "K") <text:s text:c="2"/>(define-fun sym1020 () String "K") <text:s text:c="2"/>(define-fun sym3187 () String "R") <text:s text:c="2"/>(define-fun sym5103 () String "K") <text:s text:c="2"/>(define-fun sym2078 () String "K") <text:s text:c="2"/>(define-fun sym4236 () String "K") <text:s text:c="2"/>(define-fun sym5744 () String "K") <text:s text:c="2"/>(define-fun sym2514 () String "K") <text:s text:c="2"/>(define-fun sym1865 () String "K") <text:s text:c="2"/>(define-fun sym1446 () String "K") <text:s text:c="2"/>(define-fun sym6802 () String "H") <text:s text:c="2"/>(define-fun sym547 () String "K") <text:s text:c="2"/>(define-fun sym205 () String "Y") <text:s text:c="2"/>(define-fun sym7018 () String "K") <text:s text:c="2"/>(define-fun sym6369 () String "K") <text:s text:c="2"/>(define-fun sym7830 () String "K") <text:s text:c="2"/>(define-fun sym7456 () String "K") <text:s text:c="2"/>(define-fun sym807 () String "K") <text:s text:c="2"/>(define-fun sym6582 () String "K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07.json</text:p>
          </table:table-cell>
          <table:table-cell table:style-name="ce2" office:value-type="float" office:value="1.146" calcext:value-type="float">
            <text:p>1.146</text:p>
          </table:table-cell>
          <table:table-cell table:number-columns-repeated="8"/>
          <table:table-cell table:style-name="ce1" office:value-type="string" calcext:value-type="string">
            <text:p>sat ,( <text:s text:c="2"/>(define-fun sym807 () String <text:s text:c="4"/>"k") <text:s text:c="2"/>(define-fun sym4684 () String <text:s text:c="4"/>"R") <text:s text:c="2"/>(define-fun sym3189 () String <text:s text:c="4"/>"R") <text:s text:c="2"/>(define-fun sym1020 () String <text:s text:c="4"/>"k") <text:s text:c="2"/>(define-fun sym205 () String <text:s text:c="4"/>"Y") <text:s text:c="2"/>(define-fun sym2757 () String <text:s text:c="4"/>"K") <text:s text:c="2"/>(define-fun sym2335 () String <text:s text:c="4"/>"R") <text:s text:c="2"/>(define-fun sym1233 () String <text:s text:c="4"/>"k") <text:s text:c="2"/>(define-fun sym4869 () String <text:s text:c="4"/>"R") <text:s text:c="2"/>(define-fun sym4492 () String <text:s text:c="4"/>"r") <text:s text:c="2"/>(define-fun sym2544 () String <text:s text:c="4"/>"k") <text:s text:c="2"/>(define-fun sym1446 () String <text:s text:c="4"/>"k") <text:s text:c="2"/>(define-fun sym161 () String <text:s text:c="4"/>"A") <text:s text:c="2"/>(define-fun sym3628 () String <text:s text:c="4"/>"H") <text:s text:c="2"/>(define-fun sym2095 () String <text:s text:c="4"/>"k") <text:s text:c="2"/>(define-fun sym3415 () String <text:s text:c="4"/>"k") <text:s text:c="2"/>(define-fun sym1659 () String <text:s text:c="4"/>"h") <text:s text:c="2"/>(define-fun sym1882 () String <text:s text:c="4"/>"k") <text:s text:c="2"/>(define-fun sym3843 () String <text:s text:c="4"/>"k") <text:s text:c="2"/>(define-fun sym4056 () String <text:s text:c="4"/>"k") <text:s text:c="2"/>(define-fun sym4269 () String <text:s text:c="4"/>"k") <text:s text:c="2"/>(define-fun sym2986 () String <text:s text:c="4"/>"K") <text:s text:c="2"/>(define-fun sym547 () String <text:s text:c="4"/>"k") )</text:p>
          </table:table-cell>
          <table:table-cell/>
          <table:table-cell table:style-name="ce1" office:value-type="string" calcext:value-type="string">
            <text:p>sat ,(model <text:s text:c="2"/>(define-fun L0 () String "h") <text:s text:c="2"/>(define-fun L40 () String "r") <text:s text:c="2"/>(define-fun L2 () String "k") <text:s text:c="2"/>(define-fun L1 () String "k") <text:s text:c="2"/>(define-fun L4 () String "k") <text:s text:c="2"/>(define-fun L3 () String "r") <text:s text:c="2"/>(define-fun L11 () String "k") <text:s text:c="2"/>(define-fun L6 () String "k") <text:s text:c="2"/>(define-fun L10 () String "h") <text:s text:c="2"/>(define-fun L5 () String "k") <text:s text:c="2"/>(define-fun L8 () String "k") <text:s text:c="2"/>(define-fun L59 () String "k") <text:s text:c="2"/>(define-fun L26 () String "r") <text:s text:c="2"/>(define-fun L14 () String "k") <text:s text:c="2"/>(define-fun L9 () String "k") <text:s text:c="2"/>(define-fun L24 () String "r") <text:s text:c="2"/>(define-fun L56 () String "y") <text:s text:c="2"/>(define-fun L12 () String "k") <text:s text:c="2"/>(define-fun L19 () String "k") <text:s text:c="2"/>(define-fun L38 () String "k") <text:s text:c="2"/>(define-fun L27 () String "r") <text:s text:c="2"/>(define-fun L16 () String "k") <text:s text:c="2"/>(define-fun sym4492 () String "R") <text:s text:c="2"/>(define-fun sym2095 () String "K") <text:s text:c="2"/>(define-fun sym161 () String "r") <text:s text:c="2"/>(define-fun sym4056 () String "K") <text:s text:c="2"/>(define-fun sym4684 () String "R") <text:s text:c="2"/>(define-fun sym1020 () String "K") <text:s text:c="2"/>(define-fun sym3189 () String "R") <text:s text:c="2"/>(define-fun sym4269 () String "K") <text:s text:c="2"/>(define-fun sym1233 () String "K") <text:s text:c="2"/>(define-fun sym1882 () String "K") <text:s text:c="2"/>(define-fun sym2335 () String "R") <text:s text:c="2"/>(define-fun sym3843 () String "K") <text:s text:c="2"/>(define-fun sym2544 () String "K") <text:s text:c="2"/>(define-fun sym2986 () String "K") <text:s text:c="2"/>(define-fun sym3415 () String "K") <text:s text:c="2"/>(define-fun sym1446 () String "K") <text:s text:c="2"/>(define-fun sym4869 () String "R") <text:s text:c="2"/>(define-fun sym2757 () String "K") <text:s text:c="2"/>(define-fun sym3628 () String "H") <text:s text:c="2"/>(define-fun sym1659 () String "H") <text:s text:c="2"/>(define-fun sym547 () String "K") <text:s text:c="2"/>(define-fun sym205 () String "Y") <text:s text:c="2"/>(define-fun sym807 () String "K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08.json</text:p>
          </table:table-cell>
          <table:table-cell table:style-name="ce2" office:value-type="float" office:value="1.064" calcext:value-type="float">
            <text:p>1.064</text:p>
          </table:table-cell>
          <table:table-cell table:number-columns-repeated="8"/>
          <table:table-cell table:style-name="ce1" office:value-type="string" calcext:value-type="string">
            <text:p>sat ,( <text:s text:c="2"/>(define-fun sym161 () String <text:s text:c="4"/>"A") <text:s text:c="2"/>(define-fun sym1244 () String <text:s text:c="4"/>"G") <text:s text:c="2"/>(define-fun sym1669 () String <text:s text:c="4"/>"G") <text:s text:c="2"/>(define-fun sym1028 () String <text:s text:c="4"/>"G") <text:s text:c="2"/>(define-fun sym205 () String <text:s text:c="4"/>"Y") <text:s text:c="2"/>(define-fun sym2096 () String <text:s text:c="4"/>"G") <text:s text:c="2"/>(define-fun sym1896 () String <text:s text:c="4"/>"G") <text:s text:c="2"/>(define-fun sym1453 () String <text:s text:c="4"/>"G") <text:s text:c="2"/>(define-fun sym812 () String <text:s text:c="4"/>"G") <text:s text:c="2"/>(define-fun sym547 () String <text:s text:c="4"/>"G") )</text:p>
          </table:table-cell>
          <table:table-cell/>
          <table:table-cell table:style-name="ce1" office:value-type="string" calcext:value-type="string">
            <text:p>sat ,(model <text:s text:c="2"/>(define-fun L0 () String "g") <text:s text:c="2"/>(define-fun L16 () String "g") <text:s text:c="2"/>(define-fun L2 () String "g") <text:s text:c="2"/>(define-fun L1 () String "g") <text:s text:c="2"/>(define-fun L3 () String "g") <text:s text:c="2"/>(define-fun L5 () String "g") <text:s text:c="2"/>(define-fun L8 () String "y") <text:s text:c="2"/>(define-fun L7 () String "g") <text:s text:c="2"/>(define-fun L9 () String "g") <text:s text:c="2"/>(define-fun sym161 () String "y") <text:s text:c="2"/>(define-fun sym2096 () String "G") <text:s text:c="2"/>(define-fun sym812 () String "G") <text:s text:c="2"/>(define-fun sym547 () String "G") <text:s text:c="2"/>(define-fun sym205 () String "Y") <text:s text:c="2"/>(define-fun sym1453 () String "G") <text:s text:c="2"/>(define-fun sym1244 () String "G") <text:s text:c="2"/>(define-fun sym1896 () String "G") <text:s text:c="2"/>(define-fun sym1028 () String "G") <text:s text:c="2"/>(define-fun sym1669 () String "G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09.json</text:p>
          </table:table-cell>
          <table:table-cell table:style-name="ce2" office:value-type="float" office:value="1.393" calcext:value-type="float">
            <text:p>1.393</text:p>
          </table:table-cell>
          <table:table-cell table:number-columns-repeated="8"/>
          <table:table-cell table:style-name="ce1" office:value-type="string" calcext:value-type="string">
            <text:p>sat ,( <text:s text:c="2"/>(define-fun sym807 () String <text:s text:c="4"/>"K") <text:s text:c="2"/>(define-fun sym2095 () String <text:s text:c="4"/>"K") <text:s text:c="2"/>(define-fun sym2751 () String <text:s text:c="4"/>"K") <text:s text:c="2"/>(define-fun sym547 () String <text:s text:c="4"/>"K") <text:s text:c="2"/>(define-fun sym1020 () String <text:s text:c="4"/>"k") <text:s text:c="2"/>(define-fun sym1233 () String <text:s text:c="4"/>"k") <text:s text:c="2"/>(define-fun sym205 () String <text:s text:c="4"/>"Y") <text:s text:c="2"/>(define-fun sym2301 () String <text:s text:c="4"/>"K") <text:s text:c="2"/>(define-fun sym1659 () String <text:s text:c="4"/>"K") <text:s text:c="2"/>(define-fun sym1872 () String <text:s text:c="4"/>"H") <text:s text:c="2"/>(define-fun sym2548 () String <text:s text:c="4"/>"K") <text:s text:c="2"/>(define-fun sym1446 () String <text:s text:c="4"/>"k") <text:s text:c="2"/>(define-fun sym161 () String <text:s text:c="4"/>"A") )</text:p>
          </table:table-cell>
          <table:table-cell/>
          <table:table-cell table:style-name="ce1" office:value-type="string" calcext:value-type="string">
            <text:p>sat ,(model <text:s text:c="2"/>(define-fun L18 () String "k") <text:s text:c="2"/>(define-fun L0 () String "y") <text:s text:c="2"/>(define-fun L27 () String "k") <text:s text:c="2"/>(define-fun L2 () String "k") <text:s text:c="2"/>(define-fun L1 () String "k") <text:s text:c="2"/>(define-fun L3 () String "k") <text:s text:c="2"/>(define-fun L11 () String "k") <text:s text:c="2"/>(define-fun L6 () String "k") <text:s text:c="2"/>(define-fun L21 () String "k") <text:s text:c="2"/>(define-fun L7 () String "k") <text:s text:c="2"/>(define-fun L9 () String "h") <text:s text:c="2"/>(define-fun L13 () String "k") <text:s text:c="2"/>(define-fun sym2095 () String "K") <text:s text:c="2"/>(define-fun sym161 () String "p") <text:s text:c="2"/>(define-fun sym1020 () String "K") <text:s text:c="2"/>(define-fun sym2301 () String "K") <text:s text:c="2"/>(define-fun sym1872 () String "H") <text:s text:c="2"/>(define-fun sym1233 () String "K") <text:s text:c="2"/>(define-fun sym2751 () String "K") <text:s text:c="2"/>(define-fun sym1446 () String "K") <text:s text:c="2"/>(define-fun sym2548 () String "K") <text:s text:c="2"/>(define-fun sym1659 () String "K") <text:s text:c="2"/>(define-fun sym547 () String "K") <text:s text:c="2"/>(define-fun sym205 () String "Y") <text:s text:c="2"/>(define-fun sym807 () String "K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10.json</text:p>
          </table:table-cell>
          <table:table-cell table:style-name="ce2" office:value-type="float" office:value="0.947" calcext:value-type="float">
            <text:p>0.947</text:p>
          </table:table-cell>
          <table:table-cell table:number-columns-repeated="8"/>
          <table:table-cell table:style-name="ce1" office:value-type="string" calcext:value-type="string">
            <text:p>sat ,( <text:s text:c="2"/>(define-fun sym748 () String <text:s text:c="4"/>"L") <text:s text:c="2"/>(define-fun sym161 () String <text:s text:c="4"/>"A") <text:s text:c="2"/>(define-fun sym205 () String <text:s text:c="4"/>"y") <text:s text:c="2"/>(define-fun sym547 () String <text:s text:c="4"/>"L") )</text:p>
          </table:table-cell>
          <table:table-cell/>
          <table:table-cell table:style-name="ce1" office:value-type="string" calcext:value-type="string">
            <text:p>sat ,(model <text:s text:c="2"/>(define-fun L0 () String "l") <text:s text:c="2"/>(define-fun L4 () String "l") <text:s text:c="2"/>(define-fun L3 () String "y") <text:s text:c="2"/>(define-fun sym161 () String "y") <text:s text:c="2"/>(define-fun sym748 () String "L") <text:s text:c="2"/>(define-fun sym547 () String "L") <text:s text:c="2"/>(define-fun sym205 () String "Y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11.json</text:p>
          </table:table-cell>
          <table:table-cell table:style-name="ce2" office:value-type="float" office:value="0.974" calcext:value-type="float">
            <text:p>0.974</text:p>
          </table:table-cell>
          <table:table-cell table:number-columns-repeated="8"/>
          <table:table-cell table:style-name="ce1" office:value-type="string" calcext:value-type="string">
            <text:p>sat ,( <text:s text:c="2"/>(define-fun sym5257 () String <text:s text:c="4"/>"L") <text:s text:c="2"/>(define-fun sym2943 () String <text:s text:c="4"/>"G") <text:s text:c="2"/>(define-fun sym3375 () String <text:s text:c="4"/>"G") <text:s text:c="2"/>(define-fun sym3159 () String <text:s text:c="4"/>"G") <text:s text:c="2"/>(define-fun sym5050 () String <text:s text:c="4"/>"G") <text:s text:c="2"/>(define-fun sym2520 () String <text:s text:c="4"/>"G") <text:s text:c="2"/>(define-fun sym1453 () String <text:s text:c="4"/>"G") <text:s text:c="2"/>(define-fun sym161 () String <text:s text:c="4"/>"A") <text:s text:c="2"/>(define-fun sym3789 () String <text:s text:c="4"/>"G") <text:s text:c="2"/>(define-fun sym5463 () String <text:s text:c="4"/>"l") <text:s text:c="2"/>(define-fun sym1028 () String <text:s text:c="4"/>"G") <text:s text:c="2"/>(define-fun sym3577 () String <text:s text:c="4"/>"L") <text:s text:c="2"/>(define-fun sym812 () String <text:s text:c="4"/>"G") <text:s text:c="2"/>(define-fun sym547 () String <text:s text:c="4"/>"G") <text:s text:c="2"/>(define-fun sym4005 () String <text:s text:c="4"/>"G") <text:s text:c="2"/>(define-fun sym1669 () String <text:s text:c="4"/>"G") <text:s text:c="2"/>(define-fun sym4844 () String <text:s text:c="4"/>"G") <text:s text:c="2"/>(define-fun sym205 () String <text:s text:c="4"/>"Y") <text:s text:c="2"/>(define-fun sym1886 () String <text:s text:c="4"/>"l") <text:s text:c="2"/>(define-fun sym4427 () String <text:s text:c="4"/>"H") <text:s text:c="2"/>(define-fun sym4642 () String <text:s text:c="4"/>"G") <text:s text:c="2"/>(define-fun sym2318 () String <text:s text:c="4"/>"G") <text:s text:c="2"/>(define-fun sym2102 () String <text:s text:c="4"/>"G") <text:s text:c="2"/>(define-fun sym4211 () String <text:s text:c="4"/>"G") <text:s text:c="2"/>(define-fun sym1237 () String <text:s text:c="4"/>"G") <text:s text:c="2"/>(define-fun sym2726 () String <text:s text:c="4"/>"H") )</text:p>
          </table:table-cell>
          <table:table-cell/>
          <table:table-cell table:style-name="ce1" office:value-type="string" calcext:value-type="string">
            <text:p>sat ,(model <text:s text:c="2"/>(define-fun L0 () String "g") <text:s text:c="2"/>(define-fun L2 () String "l") <text:s text:c="2"/>(define-fun L4 () String "g") <text:s text:c="2"/>(define-fun L6 () String "g") <text:s text:c="2"/>(define-fun L32 () String "g") <text:s text:c="2"/>(define-fun L8 () String "g") <text:s text:c="2"/>(define-fun L74 () String "y") <text:s text:c="2"/>(define-fun L30 () String "l") <text:s text:c="2"/>(define-fun L14 () String "g") <text:s text:c="2"/>(define-fun L34 () String "g") <text:s text:c="2"/>(define-fun L12 () String "h") <text:s text:c="2"/>(define-fun L1 () String "l") <text:s text:c="2"/>(define-fun L3 () String "g") <text:s text:c="2"/>(define-fun L5 () String "g") <text:s text:c="2"/>(define-fun L31 () String "g") <text:s text:c="2"/>(define-fun L7 () String "g") <text:s text:c="2"/>(define-fun L37 () String "g") <text:s text:c="2"/>(define-fun L9 () String "g") <text:s text:c="2"/>(define-fun L35 () String "g") <text:s text:c="2"/>(define-fun L13 () String "g") <text:s text:c="2"/>(define-fun L19 () String "h") <text:s text:c="2"/>(define-fun L29 () String "g") <text:s text:c="2"/>(define-fun L17 () String "g") <text:s text:c="2"/>(define-fun L49 () String "g") <text:s text:c="2"/>(define-fun L27 () String "l") <text:s text:c="2"/>(define-fun sym3375 () String "G") <text:s text:c="2"/>(define-fun sym5257 () String "L") <text:s text:c="2"/>(define-fun sym4642 () String "G") <text:s text:c="2"/>(define-fun sym3159 () String "G") <text:s text:c="2"/>(define-fun sym4005 () String "G") <text:s text:c="2"/>(define-fun sym2102 () String "G") <text:s text:c="2"/>(define-fun sym2520 () String "G") <text:s text:c="2"/>(define-fun sym1453 () String "G") <text:s text:c="2"/>(define-fun sym3577 () String "L") <text:s text:c="2"/>(define-fun sym4844 () String "G") <text:s text:c="2"/>(define-fun sym4427 () String "H") <text:s text:c="2"/>(define-fun sym2943 () String "G") <text:s text:c="2"/>(define-fun sym1237 () String "G") <text:s text:c="2"/>(define-fun sym2726 () String "H") <text:s text:c="2"/>(define-fun sym812 () String "G") <text:s text:c="2"/>(define-fun sym161 () String "p") <text:s text:c="2"/>(define-fun sym5463 () String "L") <text:s text:c="2"/>(define-fun sym4211 () String "G") <text:s text:c="2"/>(define-fun sym3789 () String "G") <text:s text:c="2"/>(define-fun sym1028 () String "G") <text:s text:c="2"/>(define-fun sym1886 () String "L") <text:s text:c="2"/>(define-fun sym2318 () String "G") <text:s text:c="2"/>(define-fun sym1669 () String "G") <text:s text:c="2"/>(define-fun sym547 () String "G") <text:s text:c="2"/>(define-fun sym205 () String "Y") <text:s text:c="2"/>(define-fun sym5050 () String "G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12.json</text:p>
          </table:table-cell>
          <table:table-cell table:style-name="ce2" office:value-type="float" office:value="0.992" calcext:value-type="float">
            <text:p>0.992</text:p>
          </table:table-cell>
          <table:table-cell table:number-columns-repeated="8"/>
          <table:table-cell table:style-name="ce1" office:value-type="string" calcext:value-type="string">
            <text:p>sat ,( <text:s text:c="2"/>(define-fun sym547 () String <text:s text:c="4"/>"R") <text:s text:c="2"/>(define-fun sym205 () String <text:s text:c="4"/>"Y") <text:s text:c="2"/>(define-fun sym743 () String <text:s text:c="4"/>"R") <text:s text:c="2"/>(define-fun sym161 () String <text:s text:c="4"/>"A") )</text:p>
          </table:table-cell>
          <table:table-cell/>
          <table:table-cell table:style-name="ce1" office:value-type="string" calcext:value-type="string">
            <text:p>sat ,(model <text:s text:c="2"/>(define-fun L0 () String "y") <text:s text:c="2"/>(define-fun L1 () String "r") <text:s text:c="2"/>(define-fun L3 () String "r") <text:s text:c="2"/>(define-fun sym161 () String "y") <text:s text:c="2"/>(define-fun sym547 () String "R") <text:s text:c="2"/>(define-fun sym205 () String "Y") <text:s text:c="2"/>(define-fun sym743 () String "R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13.json</text:p>
          </table:table-cell>
          <table:table-cell table:style-name="ce2" office:value-type="float" office:value="0.939" calcext:value-type="float">
            <text:p>0.939</text:p>
          </table:table-cell>
          <table:table-cell table:number-columns-repeated="8"/>
          <table:table-cell table:style-name="ce1" office:value-type="string" calcext:value-type="string">
            <text:p>sat ,( <text:s text:c="2"/>(define-fun sym161 () String <text:s text:c="4"/>"A") <text:s text:c="2"/>(define-fun sym753 () String <text:s text:c="4"/>"h") <text:s text:c="2"/>(define-fun sym205 () String <text:s text:c="4"/>"y") <text:s text:c="2"/>(define-fun sym547 () String <text:s text:c="4"/>"h") )</text:p>
          </table:table-cell>
          <table:table-cell/>
          <table:table-cell table:style-name="ce1" office:value-type="string" calcext:value-type="string">
            <text:p>sat ,(model <text:s text:c="2"/>(define-fun L0 () String "h") <text:s text:c="2"/>(define-fun L1 () String "y") <text:s text:c="2"/>(define-fun L3 () String "h") <text:s text:c="2"/>(define-fun sym161 () String "h") <text:s text:c="2"/>(define-fun sym547 () String "H") <text:s text:c="2"/>(define-fun sym205 () String "Y") <text:s text:c="2"/>(define-fun sym753 () String "H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14.json</text:p>
          </table:table-cell>
          <table:table-cell table:style-name="ce2" office:value-type="float" office:value="0.925" calcext:value-type="float">
            <text:p>0.925</text:p>
          </table:table-cell>
          <table:table-cell table:number-columns-repeated="8"/>
          <table:table-cell table:style-name="ce1" office:value-type="string" calcext:value-type="string">
            <text:p>sat ,( <text:s text:c="2"/>(define-fun sym300 () String <text:s text:c="4"/>"A") <text:s text:c="2"/>(define-fun sym205 () String <text:s text:c="4"/>"\u{289}") <text:s text:c="2"/>(define-fun sym328 () String <text:s text:c="4"/>"Y") <text:s text:c="2"/>(define-fun sym161 () String <text:s text:c="4"/>"B") )</text:p>
          </table:table-cell>
          <table:table-cell/>
          <table:table-cell table:style-name="ce1" office:value-type="string" calcext:value-type="string">
            <text:p>sat ,(model <text:s text:c="2"/>(define-fun L0 () String "y") <text:s text:c="2"/>(define-fun L1 () String "\u{0}") <text:s text:c="2"/>(define-fun sym161 () String "y") <text:s text:c="2"/>(define-fun sym328 () String "Y") <text:s text:c="2"/>(define-fun sym205 () String "\u{0}") <text:s text:c="2"/>(define-fun sym300 () String "y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15.json</text:p>
          </table:table-cell>
          <table:table-cell table:style-name="ce2" office:value-type="float" office:value="1.844" calcext:value-type="float">
            <text:p>1.844</text:p>
          </table:table-cell>
          <table:table-cell table:number-columns-repeated="8"/>
          <table:table-cell table:style-name="ce1" office:value-type="string" calcext:value-type="string">
            <text:p>sat ,( <text:s text:c="2"/>(define-fun sym209 () String <text:s text:c="4"/>"y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y") <text:s text:c="2"/>(define-fun sym161 () String "") <text:s text:c="2"/>(define-fun sym209 () String "Y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16.json</text:p>
          </table:table-cell>
          <table:table-cell table:style-name="ce2" office:value-type="float" office:value="1.456" calcext:value-type="float">
            <text:p>1.456</text:p>
          </table:table-cell>
          <table:table-cell table:number-columns-repeated="8"/>
          <table:table-cell table:style-name="ce1" office:value-type="string" calcext:value-type="string">
            <text:p>sat ,( <text:s text:c="2"/>(define-fun sym551 () String <text:s text:c="4"/>"\u{2ffff}") <text:s text:c="2"/>(define-fun sym209 () String <text:s text:c="4"/>"y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\u{0}") <text:s text:c="2"/>(define-fun L3 () String "y") <text:s text:c="2"/>(define-fun sym161 () String "") <text:s text:c="2"/>(define-fun sym209 () String "Y") <text:s text:c="2"/>(define-fun sym551 () String "\u{0}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17.json</text:p>
          </table:table-cell>
          <table:table-cell table:style-name="ce2" office:value-type="float" office:value="1.343" calcext:value-type="float">
            <text:p>1.343</text:p>
          </table:table-cell>
          <table:table-cell table:number-columns-repeated="8"/>
          <table:table-cell table:style-name="ce1" office:value-type="string" calcext:value-type="string">
            <text:p>sat ,( <text:s text:c="2"/>(define-fun sym3813 () String <text:s text:c="4"/>"g") <text:s text:c="2"/>(define-fun sym2116 () String <text:s text:c="4"/>"G") <text:s text:c="2"/>(define-fun sym7889 () String <text:s text:c="4"/>"\u{2ffea}") <text:s text:c="2"/>(define-fun sym2549 () String <text:s text:c="4"/>"G") <text:s text:c="2"/>(define-fun sym3385 () String <text:s text:c="4"/>"g") <text:s text:c="2"/>(define-fun sym816 () String <text:s text:c="4"/>"G") <text:s text:c="2"/>(define-fun sym7188 () String <text:s text:c="4"/>"K") <text:s text:c="2"/>(define-fun sym4441 () String <text:s text:c="4"/>"H") <text:s text:c="2"/>(define-fun sym5291 () String <text:s text:c="4"/>"P") <text:s text:c="2"/>(define-fun sym1673 () String <text:s text:c="4"/>"G") <text:s text:c="2"/>(define-fun sym4656 () String <text:s text:c="4"/>"g") <text:s text:c="2"/>(define-fun sym6575 () String <text:s text:c="4"/>"R") <text:s text:c="2"/>(define-fun sym5727 () String <text:s text:c="4"/>"k") <text:s text:c="2"/>(define-fun sym1032 () String <text:s text:c="4"/>"G") <text:s text:c="2"/>(define-fun sym5934 () String <text:s text:c="4"/>"K") <text:s text:c="2"/>(define-fun sym5074 () String <text:s text:c="4"/>"g") <text:s text:c="2"/>(define-fun sym2751 () String <text:s text:c="4"/>"G") <text:s text:c="2"/>(define-fun sym5513 () String <text:s text:c="4"/>"K") <text:s text:c="2"/>(define-fun sym6334 () String <text:s text:c="4"/>"k") <text:s text:c="2"/>(define-fun sym1457 () String <text:s text:c="4"/>"g") <text:s text:c="2"/>(define-fun sym3601 () String <text:s text:c="4"/>"L") <text:s text:c="2"/>(define-fun sym6778 () String <text:s text:c="4"/>"K") <text:s text:c="2"/>(define-fun sym7395 () String <text:s text:c="4"/>"k") <text:s text:c="2"/>(define-fun sym551 () String <text:s text:c="4"/>"G") <text:s text:c="2"/>(define-fun sym209 () String <text:s text:c="4"/>"Y") <text:s text:c="2"/>(define-fun sym4235 () String <text:s text:c="4"/>"G") <text:s text:c="2"/>(define-fun sym4872 () String <text:s text:c="4"/>"g") <text:s text:c="2"/>(define-fun sym1248 () String <text:s text:c="4"/>"G") <text:s text:c="2"/>(define-fun sym4029 () String <text:s text:c="4"/>"G") <text:s text:c="2"/>(define-fun sym2967 () String <text:s text:c="4"/>"g") <text:s text:c="2"/>(define-fun sym1900 () String <text:s text:c="4"/>"L") <text:s text:c="2"/>(define-fun sym6985 () String <text:s text:c="4"/>"H") <text:s text:c="2"/>(define-fun sym3183 () String <text:s text:c="4"/>"G") <text:s text:c="2"/>(define-fun sym7602 () String <text:s text:c="4"/>"k") <text:s text:c="2"/>(define-fun sym2332 () String <text:s text:c="4"/>"H") <text:s text:c="2"/>(define-fun sym7809 () String <text:s text:c="4"/>"k") <text:s text:c="2"/>(define-fun sym6127 () String <text:s text:c="4"/>"K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h") <text:s text:c="2"/>(define-fun L62 () String "g") <text:s text:c="2"/>(define-fun L40 () String "g") <text:s text:c="2"/>(define-fun L2 () String "l") <text:s text:c="2"/>(define-fun L94 () String "g") <text:s text:c="2"/>(define-fun L4 () String "g") <text:s text:c="2"/>(define-fun L44 () String "g") <text:s text:c="2"/>(define-fun L22 () String "p") <text:s text:c="2"/>(define-fun L6 () String "g") <text:s text:c="2"/>(define-fun L76 () String "\u{0}") <text:s text:c="2"/>(define-fun L10 () String "g") <text:s text:c="2"/>(define-fun L20 () String "g") <text:s text:c="2"/>(define-fun L8 () String "g") <text:s text:c="2"/>(define-fun L30 () String "k") <text:s text:c="2"/>(define-fun L48 () String "g") <text:s text:c="2"/>(define-fun L115 () String "y") <text:s text:c="2"/>(define-fun L58 () String "k") <text:s text:c="2"/>(define-fun L36 () String "g") <text:s text:c="2"/>(define-fun L14 () String "g") <text:s text:c="2"/>(define-fun L68 () String "k") <text:s text:c="2"/>(define-fun L24 () String "h") <text:s text:c="2"/>(define-fun L12 () String "k") <text:s text:c="2"/>(define-fun L18 () String "g") <text:s text:c="2"/>(define-fun L28 () String "k") <text:s text:c="2"/>(define-fun L51 () String "g") <text:s text:c="2"/>(define-fun L71 () String "k") <text:s text:c="2"/>(define-fun L3 () String "k") <text:s text:c="2"/>(define-fun L11 () String "l") <text:s text:c="2"/>(define-fun L65 () String "k") <text:s text:c="2"/>(define-fun L21 () String "k") <text:s text:c="2"/>(define-fun L5 () String "g") <text:s text:c="2"/>(define-fun L63 () String "g") <text:s text:c="2"/>(define-fun L41 () String "g") <text:s text:c="2"/>(define-fun L7 () String "h") <text:s text:c="2"/>(define-fun L47 () String "k") <text:s text:c="2"/>(define-fun L13 () String "g") <text:s text:c="2"/>(define-fun L17 () String "r") <text:s text:c="2"/>(define-fun sym7395 () String "K") <text:s text:c="2"/>(define-fun sym1032 () String "G") <text:s text:c="2"/>(define-fun sym4441 () String "H") <text:s text:c="2"/>(define-fun sym5513 () String "K") <text:s text:c="2"/>(define-fun sym1673 () String "G") <text:s text:c="2"/>(define-fun sym4029 () String "G") <text:s text:c="2"/>(define-fun sym5934 () String "K") <text:s text:c="2"/>(define-fun sym1457 () String "G") <text:s text:c="2"/>(define-fun sym551 () String "G") <text:s text:c="2"/>(define-fun sym2967 () String "G") <text:s text:c="2"/>(define-fun sym2549 () String "G") <text:s text:c="2"/>(define-fun sym7809 () String "K") <text:s text:c="2"/>(define-fun sym3813 () String "G") <text:s text:c="2"/>(define-fun sym816 () String "G") <text:s text:c="2"/>(define-fun sym7889 () String "\u{0}") <text:s text:c="2"/>(define-fun sym6778 () String "K") <text:s text:c="2"/>(define-fun sym7602 () String "K") <text:s text:c="2"/>(define-fun sym6334 () String "K") <text:s text:c="2"/>(define-fun sym6575 () String "R") <text:s text:c="2"/>(define-fun sym7188 () String "K") <text:s text:c="2"/>(define-fun sym3183 () String "G") <text:s text:c="2"/>(define-fun sym161 () String "") <text:s text:c="2"/>(define-fun sym3385 () String "G") <text:s text:c="2"/>(define-fun sym2332 () String "H") <text:s text:c="2"/>(define-fun sym4872 () String "G") <text:s text:c="2"/>(define-fun sym4235 () String "G") <text:s text:c="2"/>(define-fun sym2751 () String "G") <text:s text:c="2"/>(define-fun sym2116 () String "G") <text:s text:c="2"/>(define-fun sym4656 () String "G") <text:s text:c="2"/>(define-fun sym3601 () String "L") <text:s text:c="2"/>(define-fun sym1248 () String "G") <text:s text:c="2"/>(define-fun sym5727 () String "K") <text:s text:c="2"/>(define-fun sym1900 () String "L") <text:s text:c="2"/>(define-fun sym209 () String "Y") <text:s text:c="2"/>(define-fun sym6127 () String "K") <text:s text:c="2"/>(define-fun sym6985 () String "H") <text:s text:c="2"/>(define-fun sym5291 () String "P") <text:s text:c="2"/>(define-fun sym5074 () String "G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18.json</text:p>
          </table:table-cell>
          <table:table-cell table:style-name="ce2" office:value-type="float" office:value="1.536" calcext:value-type="float">
            <text:p>1.536</text:p>
          </table:table-cell>
          <table:table-cell table:number-columns-repeated="8"/>
          <table:table-cell table:style-name="ce1" office:value-type="string" calcext:value-type="string">
            <text:p>sat ,( <text:s text:c="2"/>(define-fun sym2793 () String <text:s text:c="4"/>"p") <text:s text:c="2"/>(define-fun sym1039 () String <text:s text:c="4"/>"g") <text:s text:c="2"/>(define-fun sym2139 () String <text:s text:c="4"/>"p") <text:s text:c="2"/>(define-fun sym2575 () String <text:s text:c="4"/>"P") <text:s text:c="2"/>(define-fun sym1703 () String <text:s text:c="4"/>"P") <text:s text:c="2"/>(define-fun sym551 () String <text:s text:c="4"/>"p") <text:s text:c="2"/>(define-fun sym209 () String <text:s text:c="4"/>"Y") <text:s text:c="2"/>(define-fun sym3530 () String <text:s text:c="4"/>"\u{e74e}") <text:s text:c="2"/>(define-fun sym817 () String <text:s text:c="4"/>"K") <text:s text:c="2"/>(define-fun sym1485 () String <text:s text:c="4"/>"p") <text:s text:c="2"/>(define-fun sym3011 () String <text:s text:c="4"/>"K") <text:s text:c="2"/>(define-fun sym2357 () String <text:s text:c="4"/>"P") <text:s text:c="2"/>(define-fun sym1921 () String <text:s text:c="4"/>"P") <text:s text:c="2"/>(define-fun sym3433 () String <text:s text:c="4"/>"G") <text:s text:c="2"/>(define-fun sym1264 () String <text:s text:c="4"/>"h") <text:s text:c="2"/>(define-fun sym3217 () String <text:s text:c="4"/>"G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k") <text:s text:c="2"/>(define-fun L2 () String "g") <text:s text:c="2"/>(define-fun L1 () String "p") <text:s text:c="2"/>(define-fun L4 () String "p") <text:s text:c="2"/>(define-fun L3 () String "p") <text:s text:c="2"/>(define-fun L22 () String "p") <text:s text:c="2"/>(define-fun L6 () String "g") <text:s text:c="2"/>(define-fun L32 () String "p") <text:s text:c="2"/>(define-fun L5 () String "h") <text:s text:c="2"/>(define-fun L14 () String "\u{0}") <text:s text:c="2"/>(define-fun L9 () String "g") <text:s text:c="2"/>(define-fun L24 () String "p") <text:s text:c="2"/>(define-fun L13 () String "p") <text:s text:c="2"/>(define-fun L19 () String "p") <text:s text:c="2"/>(define-fun L27 () String "y") <text:s text:c="2"/>(define-fun L16 () String "k") <text:s text:c="2"/>(define-fun sym161 () String "") <text:s text:c="2"/>(define-fun sym3011 () String "K") <text:s text:c="2"/>(define-fun sym1485 () String "P") <text:s text:c="2"/>(define-fun sym3530 () String "\u{0}") <text:s text:c="2"/>(define-fun sym1264 () String "H") <text:s text:c="2"/>(define-fun sym2793 () String "P") <text:s text:c="2"/>(define-fun sym3433 () String "G") <text:s text:c="2"/>(define-fun sym2575 () String "P") <text:s text:c="2"/>(define-fun sym2357 () String "P") <text:s text:c="2"/>(define-fun sym2139 () String "P") <text:s text:c="2"/>(define-fun sym551 () String "P") <text:s text:c="2"/>(define-fun sym1039 () String "G") <text:s text:c="2"/>(define-fun sym3217 () String "G") <text:s text:c="2"/>(define-fun sym1921 () String "P") <text:s text:c="2"/>(define-fun sym817 () String "K") <text:s text:c="2"/>(define-fun sym1703 () String "P") <text:s text:c="2"/>(define-fun sym209 () String "Y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19.json</text:p>
          </table:table-cell>
          <table:table-cell table:style-name="ce2" office:value-type="float" office:value="1.441" calcext:value-type="float">
            <text:p>1.441</text:p>
          </table:table-cell>
          <table:table-cell table:number-columns-repeated="8"/>
          <table:table-cell table:style-name="ce1" office:value-type="string" calcext:value-type="string">
            <text:p>sat ,( <text:s text:c="2"/>(define-fun sym3006 () String <text:s text:c="4"/>"g") <text:s text:c="2"/>(define-fun sym2811 () String <text:s text:c="4"/>"K") <text:s text:c="2"/>(define-fun sym1946 () String <text:s text:c="4"/>"p") <text:s text:c="2"/>(define-fun sym2365 () String <text:s text:c="4"/>"g") <text:s text:c="2"/>(define-fun sym3228 () String <text:s text:c="4"/>"p") <text:s text:c="2"/>(define-fun sym2170 () String <text:s text:c="4"/>"k") <text:s text:c="2"/>(define-fun sym3327 () String <text:s text:c="4"/>"\u{2fff5}") <text:s text:c="2"/>(define-fun sym551 () String <text:s text:c="4"/>"P") <text:s text:c="2"/>(define-fun sym209 () String <text:s text:c="4"/>"Y") <text:s text:c="2"/>(define-fun sym817 () String <text:s text:c="4"/>"K") <text:s text:c="2"/>(define-fun sym1731 () String <text:s text:c="4"/>"G") <text:s text:c="2"/>(define-fun sym1304 () String <text:s text:c="4"/>"p") <text:s text:c="2"/>(define-fun sym1073 () String <text:s text:c="4"/>"g") <text:s text:c="2"/>(define-fun sym2587 () String <text:s text:c="4"/>"P") <text:s text:c="2"/>(define-fun sym1528 () String <text:s text:c="4"/>"K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g") <text:s text:c="2"/>(define-fun L2 () String "k") <text:s text:c="2"/>(define-fun L1 () String "g") <text:s text:c="2"/>(define-fun L3 () String "p") <text:s text:c="2"/>(define-fun L22 () String "p") <text:s text:c="2"/>(define-fun L6 () String "p") <text:s text:c="2"/>(define-fun L32 () String "p") <text:s text:c="2"/>(define-fun L21 () String "g") <text:s text:c="2"/>(define-fun L10 () String "g") <text:s text:c="2"/>(define-fun L5 () String "k") <text:s text:c="2"/>(define-fun L8 () String "y") <text:s text:c="2"/>(define-fun L7 () String "p") <text:s text:c="2"/>(define-fun L13 () String "k") <text:s text:c="2"/>(define-fun L12 () String "\u{0}") <text:s text:c="2"/>(define-fun L27 () String "k") <text:s text:c="2"/>(define-fun sym161 () String "") <text:s text:c="2"/>(define-fun sym1073 () String "G") <text:s text:c="2"/>(define-fun sym2365 () String "G") <text:s text:c="2"/>(define-fun sym2587 () String "P") <text:s text:c="2"/>(define-fun sym1731 () String "G") <text:s text:c="2"/>(define-fun sym3006 () String "G") <text:s text:c="2"/>(define-fun sym1304 () String "P") <text:s text:c="2"/>(define-fun sym2811 () String "K") <text:s text:c="2"/>(define-fun sym551 () String "P") <text:s text:c="2"/>(define-fun sym3327 () String "\u{0}") <text:s text:c="2"/>(define-fun sym3228 () String "P") <text:s text:c="2"/>(define-fun sym1528 () String "K") <text:s text:c="2"/>(define-fun sym817 () String "K") <text:s text:c="2"/>(define-fun sym1946 () String "P") <text:s text:c="2"/>(define-fun sym209 () String "Y") <text:s text:c="2"/>(define-fun sym2170 () String "K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20.json</text:p>
          </table:table-cell>
          <table:table-cell table:style-name="ce2" office:value-type="float" office:value="1.517" calcext:value-type="float">
            <text:p>1.517</text:p>
          </table:table-cell>
          <table:table-cell table:number-columns-repeated="8"/>
          <table:table-cell table:style-name="ce1" office:value-type="string" calcext:value-type="string">
            <text:p>sat ,( <text:s text:c="2"/>(define-fun sym547 () String <text:s text:c="4"/>"p") <text:s text:c="2"/>(define-fun sym4866 () String <text:s text:c="4"/>"P") <text:s text:c="2"/>(define-fun sym4447 () String <text:s text:c="4"/>"P") <text:s text:c="2"/>(define-fun sym4965 () String <text:s text:c="4"/>"\u{2ffe2}") <text:s text:c="2"/>(define-fun sym2335 () String <text:s text:c="4"/>"H") <text:s text:c="2"/>(define-fun sym205 () String <text:s text:c="4"/>"Y") <text:s text:c="2"/>(define-fun sym813 () String <text:s text:c="4"/>"K") <text:s text:c="2"/>(define-fun sym1476 () String <text:s text:c="4"/>"K") <text:s text:c="2"/>(define-fun sym1904 () String <text:s text:c="4"/>"P") <text:s text:c="2"/>(define-fun sym2768 () String <text:s text:c="4"/>"k") <text:s text:c="2"/>(define-fun sym3197 () String <text:s text:c="4"/>"p") <text:s text:c="2"/>(define-fun sym4240 () String <text:s text:c="4"/>"k") <text:s text:c="2"/>(define-fun sym3402 () String <text:s text:c="4"/>"k") <text:s text:c="2"/>(define-fun sym1035 () String <text:s text:c="4"/>"H") <text:s text:c="2"/>(define-fun sym1258 () String <text:s text:c="4"/>"P") <text:s text:c="2"/>(define-fun sym4028 () String <text:s text:c="4"/>"p") <text:s text:c="2"/>(define-fun sym1689 () String <text:s text:c="4"/>"H") <text:s text:c="2"/>(define-fun sym2981 () String <text:s text:c="4"/>"H") <text:s text:c="2"/>(define-fun sym161 () String <text:s text:c="4"/>"A") <text:s text:c="2"/>(define-fun sym4659 () String <text:s text:c="4"/>"K") <text:s text:c="2"/>(define-fun sym3609 () String <text:s text:c="4"/>"P") <text:s text:c="2"/>(define-fun sym3821 () String <text:s text:c="4"/>"k") <text:s text:c="2"/>(define-fun sym2122 () String <text:s text:c="4"/>"K") <text:s text:c="2"/>(define-fun sym2550 () String <text:s text:c="4"/>"P") )</text:p>
          </table:table-cell>
          <table:table-cell/>
          <table:table-cell table:style-name="ce1" office:value-type="string" calcext:value-type="string">
            <text:p>sat ,(model <text:s text:c="2"/>(define-fun L0 () String "p") <text:s text:c="2"/>(define-fun L2 () String "h") <text:s text:c="2"/>(define-fun L50 () String "p") <text:s text:c="2"/>(define-fun L1 () String "\u{0}") <text:s text:c="2"/>(define-fun L4 () String "h") <text:s text:c="2"/>(define-fun L6 () String "p") <text:s text:c="2"/>(define-fun L10 () String "h") <text:s text:c="2"/>(define-fun L5 () String "k") <text:s text:c="2"/>(define-fun L8 () String "k") <text:s text:c="2"/>(define-fun L7 () String "k") <text:s text:c="2"/>(define-fun L15 () String "k") <text:s text:c="2"/>(define-fun L36 () String "p") <text:s text:c="2"/>(define-fun L25 () String "k") <text:s text:c="2"/>(define-fun L14 () String "p") <text:s text:c="2"/>(define-fun L9 () String "p") <text:s text:c="2"/>(define-fun L46 () String "k") <text:s text:c="2"/>(define-fun L24 () String "h") <text:s text:c="2"/>(define-fun L45 () String "p") <text:s text:c="2"/>(define-fun L12 () String "p") <text:s text:c="2"/>(define-fun L18 () String "k") <text:s text:c="2"/>(define-fun L39 () String "p") <text:s text:c="2"/>(define-fun L17 () String "k") <text:s text:c="2"/>(define-fun L38 () String "y") <text:s text:c="2"/>(define-fun sym4240 () String "K") <text:s text:c="2"/>(define-fun sym161 () String "q") <text:s text:c="2"/>(define-fun sym3197 () String "P") <text:s text:c="2"/>(define-fun sym2550 () String "P") <text:s text:c="2"/>(define-fun sym2981 () String "H") <text:s text:c="2"/>(define-fun sym2122 () String "K") <text:s text:c="2"/>(define-fun sym1476 () String "K") <text:s text:c="2"/>(define-fun sym4028 () String "P") <text:s text:c="2"/>(define-fun sym1035 () String "H") <text:s text:c="2"/>(define-fun sym1258 () String "P") <text:s text:c="2"/>(define-fun sym4447 () String "P") <text:s text:c="2"/>(define-fun sym2335 () String "H") <text:s text:c="2"/>(define-fun sym4866 () String "P") <text:s text:c="2"/>(define-fun sym3821 () String "K") <text:s text:c="2"/>(define-fun sym3402 () String "K") <text:s text:c="2"/>(define-fun sym4965 () String "\u{0}") <text:s text:c="2"/>(define-fun sym1689 () String "H") <text:s text:c="2"/>(define-fun sym4659 () String "K") <text:s text:c="2"/>(define-fun sym2768 () String "K") <text:s text:c="2"/>(define-fun sym1904 () String "P") <text:s text:c="2"/>(define-fun sym3609 () String "P") <text:s text:c="2"/>(define-fun sym813 () String "K") <text:s text:c="2"/>(define-fun sym547 () String "P") <text:s text:c="2"/>(define-fun sym205 () String "Y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21.json</text:p>
          </table:table-cell>
          <table:table-cell table:style-name="ce2" office:value-type="float" office:value="1.413" calcext:value-type="float">
            <text:p>1.413</text:p>
          </table:table-cell>
          <table:table-cell table:number-columns-repeated="8"/>
          <table:table-cell table:style-name="ce1" office:value-type="string" calcext:value-type="string">
            <text:p>sat ,( <text:s text:c="2"/>(define-fun sym1039 () String <text:s text:c="4"/>"p") <text:s text:c="2"/>(define-fun sym3405 () String <text:s text:c="4"/>"K") <text:s text:c="2"/>(define-fun sym1470 () String <text:s text:c="4"/>"P") <text:s text:c="2"/>(define-fun sym2119 () String <text:s text:c="4"/>"K") <text:s text:c="2"/>(define-fun sym551 () String <text:s text:c="4"/>"P") <text:s text:c="2"/>(define-fun sym2974 () String <text:s text:c="4"/>"K") <text:s text:c="2"/>(define-fun sym209 () String <text:s text:c="4"/>"Y") <text:s text:c="2"/>(define-fun sym3717 () String <text:s text:c="4"/>"\u{2ffff}") <text:s text:c="2"/>(define-fun sym1257 () String <text:s text:c="4"/>"k") <text:s text:c="2"/>(define-fun sym817 () String <text:s text:c="4"/>"k") <text:s text:c="2"/>(define-fun sym3187 () String <text:s text:c="4"/>"P") <text:s text:c="2"/>(define-fun sym1901 () String <text:s text:c="4"/>"P") <text:s text:c="2"/>(define-fun sym1688 () String <text:s text:c="4"/>"K") <text:s text:c="2"/>(define-fun sym2756 () String <text:s text:c="4"/>"p") <text:s text:c="2"/>(define-fun sym2332 () String <text:s text:c="4"/>"P") <text:s text:c="2"/>(define-fun sym3618 () String <text:s text:c="4"/>"P") <text:s text:c="2"/>(define-fun sym2550 () String <text:s text:c="4"/>"K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k") <text:s text:c="2"/>(define-fun L2 () String "k") <text:s text:c="2"/>(define-fun L1 () String "k") <text:s text:c="2"/>(define-fun L4 () String "k") <text:s text:c="2"/>(define-fun L11 () String "k") <text:s text:c="2"/>(define-fun L6 () String "p") <text:s text:c="2"/>(define-fun L10 () String "y") <text:s text:c="2"/>(define-fun L5 () String "k") <text:s text:c="2"/>(define-fun L20 () String "p") <text:s text:c="2"/>(define-fun L8 () String "p") <text:s text:c="2"/>(define-fun L15 () String "\u{0}") <text:s text:c="2"/>(define-fun L14 () String "p") <text:s text:c="2"/>(define-fun L9 () String "p") <text:s text:c="2"/>(define-fun L13 () String "p") <text:s text:c="2"/>(define-fun L12 () String "p") <text:s text:c="2"/>(define-fun L19 () String "k") <text:s text:c="2"/>(define-fun L17 () String "p") <text:s text:c="2"/>(define-fun sym1470 () String "P") <text:s text:c="2"/>(define-fun sym161 () String "") <text:s text:c="2"/>(define-fun sym2550 () String "K") <text:s text:c="2"/>(define-fun sym3187 () String "P") <text:s text:c="2"/>(define-fun sym2332 () String "P") <text:s text:c="2"/>(define-fun sym2974 () String "K") <text:s text:c="2"/>(define-fun sym1257 () String "K") <text:s text:c="2"/>(define-fun sym2756 () String "P") <text:s text:c="2"/>(define-fun sym3405 () String "K") <text:s text:c="2"/>(define-fun sym551 () String "P") <text:s text:c="2"/>(define-fun sym1039 () String "P") <text:s text:c="2"/>(define-fun sym1688 () String "K") <text:s text:c="2"/>(define-fun sym2119 () String "K") <text:s text:c="2"/>(define-fun sym817 () String "K") <text:s text:c="2"/>(define-fun sym3717 () String "\u{0}") <text:s text:c="2"/>(define-fun sym3618 () String "P") <text:s text:c="2"/>(define-fun sym1901 () String "P") <text:s text:c="2"/>(define-fun sym209 () String "Y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22.json</text:p>
          </table:table-cell>
          <table:table-cell table:style-name="ce2" office:value-type="float" office:value="1.334" calcext:value-type="float">
            <text:p>1.334</text:p>
          </table:table-cell>
          <table:table-cell table:number-columns-repeated="8"/>
          <table:table-cell table:style-name="ce1" office:value-type="string" calcext:value-type="string">
            <text:p>sat ,( <text:s text:c="2"/>(define-fun sym205 () String <text:s text:c="4"/>"Y") <text:s text:c="2"/>(define-fun sym813 () String <text:s text:c="4"/>"g") <text:s text:c="2"/>(define-fun sym1040 () String <text:s text:c="4"/>"h") <text:s text:c="2"/>(define-fun sym4253 () String <text:s text:c="4"/>"P") <text:s text:c="2"/>(define-fun sym1261 () String <text:s text:c="4"/>"p") <text:s text:c="2"/>(define-fun sym1910 () String <text:s text:c="4"/>"p") <text:s text:c="2"/>(define-fun sym3202 () String <text:s text:c="4"/>"P") <text:s text:c="2"/>(define-fun sym4352 () String <text:s text:c="4"/>"\u{e84f}") <text:s text:c="2"/>(define-fun sym3836 () String <text:s text:c="4"/>"g") <text:s text:c="2"/>(define-fun sym2337 () String <text:s text:c="4"/>"H") <text:s text:c="2"/>(define-fun sym2128 () String <text:s text:c="4"/>"G") <text:s text:c="2"/>(define-fun sym2770 () String <text:s text:c="4"/>"G") <text:s text:c="2"/>(define-fun sym161 () String <text:s text:c="4"/>"A") <text:s text:c="2"/>(define-fun sym2552 () String <text:s text:c="4"/>"P") <text:s text:c="2"/>(define-fun sym1479 () String <text:s text:c="4"/>"g") <text:s text:c="2"/>(define-fun sym4047 () String <text:s text:c="4"/>"l") <text:s text:c="2"/>(define-fun sym3624 () String <text:s text:c="4"/>"p") <text:s text:c="2"/>(define-fun sym1695 () String <text:s text:c="4"/>"H") <text:s text:c="2"/>(define-fun sym3414 () String <text:s text:c="4"/>"G") <text:s text:c="2"/>(define-fun sym2986 () String <text:s text:c="4"/>"H") <text:s text:c="2"/>(define-fun sym547 () String <text:s text:c="4"/>"p") )</text:p>
          </table:table-cell>
          <table:table-cell/>
          <table:table-cell table:style-name="ce1" office:value-type="string" calcext:value-type="string">
            <text:p>sat ,(model <text:s text:c="2"/>(define-fun L0 () String "h") <text:s text:c="2"/>(define-fun L1 () String "l") <text:s text:c="2"/>(define-fun L4 () String "p") <text:s text:c="2"/>(define-fun L66 () String "p") <text:s text:c="2"/>(define-fun L11 () String "g") <text:s text:c="2"/>(define-fun L6 () String "p") <text:s text:c="2"/>(define-fun L54 () String "p") <text:s text:c="2"/>(define-fun L32 () String "y") <text:s text:c="2"/>(define-fun L10 () String "\u{0}") <text:s text:c="2"/>(define-fun L5 () String "g") <text:s text:c="2"/>(define-fun L20 () String "g") <text:s text:c="2"/>(define-fun L8 () String "g") <text:s text:c="2"/>(define-fun L48 () String "g") <text:s text:c="2"/>(define-fun L15 () String "h") <text:s text:c="2"/>(define-fun L14 () String "h") <text:s text:c="2"/>(define-fun L9 () String "p") <text:s text:c="2"/>(define-fun L46 () String "p") <text:s text:c="2"/>(define-fun L13 () String "g") <text:s text:c="2"/>(define-fun L34 () String "p") <text:s text:c="2"/>(define-fun L16 () String "h") <text:s text:c="2"/>(define-fun sym161 () String "p") <text:s text:c="2"/>(define-fun sym1261 () String "P") <text:s text:c="2"/>(define-fun sym4253 () String "P") <text:s text:c="2"/>(define-fun sym1040 () String "H") <text:s text:c="2"/>(define-fun sym4352 () String "\u{0}") <text:s text:c="2"/>(define-fun sym2770 () String "G") <text:s text:c="2"/>(define-fun sym2552 () String "P") <text:s text:c="2"/>(define-fun sym4047 () String "L") <text:s text:c="2"/>(define-fun sym3202 () String "P") <text:s text:c="2"/>(define-fun sym1695 () String "H") <text:s text:c="2"/>(define-fun sym3414 () String "G") <text:s text:c="2"/>(define-fun sym3624 () String "P") <text:s text:c="2"/>(define-fun sym1479 () String "G") <text:s text:c="2"/>(define-fun sym2337 () String "H") <text:s text:c="2"/>(define-fun sym2986 () String "H") <text:s text:c="2"/>(define-fun sym2128 () String "G") <text:s text:c="2"/>(define-fun sym1910 () String "P") <text:s text:c="2"/>(define-fun sym3836 () String "G") <text:s text:c="2"/>(define-fun sym813 () String "G") <text:s text:c="2"/>(define-fun sym547 () String "P") <text:s text:c="2"/>(define-fun sym205 () String "Y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23.json</text:p>
          </table:table-cell>
          <table:table-cell table:style-name="ce2" office:value-type="float" office:value="1.139" calcext:value-type="float">
            <text:p>1.139</text:p>
          </table:table-cell>
          <table:table-cell table:number-columns-repeated="8"/>
          <table:table-cell table:style-name="ce1" office:value-type="string" calcext:value-type="string">
            <text:p>sat ,( <text:s text:c="2"/>(define-fun sym1690 () String <text:s text:c="4"/>"G") <text:s text:c="2"/>(define-fun sym1038 () String <text:s text:c="4"/>"P") <text:s text:c="2"/>(define-fun sym209 () String <text:s text:c="4"/>"Y") <text:s text:c="2"/>(define-fun sym2117 () String <text:s text:c="4"/>"G") <text:s text:c="2"/>(define-fun sym1899 () String <text:s text:c="4"/>"P") <text:s text:c="2"/>(define-fun sym2551 () String <text:s text:c="4"/>"G") <text:s text:c="2"/>(define-fun sym2648 () String <text:s text:c="4"/>"\u{2fff0}") <text:s text:c="2"/>(define-fun sym1256 () String <text:s text:c="4"/>"G") <text:s text:c="2"/>(define-fun sym800 () String <text:s text:c="4"/>"G") <text:s text:c="2"/>(define-fun sym2333 () String <text:s text:c="4"/>"p") <text:s text:c="2"/>(define-fun sym551 () String <text:s text:c="4"/>"p") <text:s text:c="2"/>(define-fun sym1472 () String <text:s text:c="4"/>"P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g") <text:s text:c="2"/>(define-fun L2 () String "g") <text:s text:c="2"/>(define-fun L1 () String "g") <text:s text:c="2"/>(define-fun L4 () String "p") <text:s text:c="2"/>(define-fun L3 () String "g") <text:s text:c="2"/>(define-fun L22 () String "p") <text:s text:c="2"/>(define-fun L6 () String "g") <text:s text:c="2"/>(define-fun L10 () String "y") <text:s text:c="2"/>(define-fun L20 () String "p") <text:s text:c="2"/>(define-fun L8 () String "p") <text:s text:c="2"/>(define-fun L15 () String "\u{0}") <text:s text:c="2"/>(define-fun L13 () String "p") <text:s text:c="2"/>(define-fun sym1690 () String "G") <text:s text:c="2"/>(define-fun sym161 () String "") <text:s text:c="2"/>(define-fun sym1472 () String "P") <text:s text:c="2"/>(define-fun sym2551 () String "G") <text:s text:c="2"/>(define-fun sym1256 () String "G") <text:s text:c="2"/>(define-fun sym2333 () String "P") <text:s text:c="2"/>(define-fun sym1038 () String "P") <text:s text:c="2"/>(define-fun sym2117 () String "G") <text:s text:c="2"/>(define-fun sym551 () String "P") <text:s text:c="2"/>(define-fun sym2648 () String "\u{0}") <text:s text:c="2"/>(define-fun sym1899 () String "P") <text:s text:c="2"/>(define-fun sym209 () String "Y") <text:s text:c="2"/>(define-fun sym800 () String "G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24.json</text:p>
          </table:table-cell>
          <table:table-cell table:style-name="ce2" office:value-type="float" office:value="2.214" calcext:value-type="float">
            <text:p>2.214</text:p>
          </table:table-cell>
          <table:table-cell table:number-columns-repeated="8"/>
          <table:table-cell table:style-name="ce1" office:value-type="string" calcext:value-type="string">
            <text:p>sat ,( <text:s text:c="2"/>(define-fun sym2336 () String <text:s text:c="4"/>"P") <text:s text:c="2"/>(define-fun sym1036 () String <text:s text:c="4"/>"p") <text:s text:c="2"/>(define-fun sym551 () String <text:s text:c="4"/>"P") <text:s text:c="2"/>(define-fun sym1469 () String <text:s text:c="4"/>"P") <text:s text:c="2"/>(define-fun sym209 () String <text:s text:c="4"/>"Y") <text:s text:c="2"/>(define-fun sym3396 () String <text:s text:c="4"/>"p") <text:s text:c="2"/>(define-fun sym2120 () String <text:s text:c="4"/>"H") <text:s text:c="2"/>(define-fun sym2760 () String <text:s text:c="4"/>"P") <text:s text:c="2"/>(define-fun sym3184 () String <text:s text:c="4"/>"P") <text:s text:c="2"/>(define-fun sym817 () String <text:s text:c="4"/>"H") <text:s text:c="2"/>(define-fun sym1254 () String <text:s text:c="4"/>"h") <text:s text:c="2"/>(define-fun sym3707 () String <text:s text:c="4"/>"\u{2f57b}") <text:s text:c="2"/>(define-fun sym2548 () String <text:s text:c="4"/>"P") <text:s text:c="2"/>(define-fun sym3608 () String <text:s text:c="4"/>"P") <text:s text:c="2"/>(define-fun sym1687 () String <text:s text:c="4"/>"h") <text:s text:c="2"/>(define-fun sym1902 () String <text:s text:c="4"/>"p") <text:s text:c="2"/>(define-fun sym2972 () String <text:s text:c="4"/>"p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p") <text:s text:c="2"/>(define-fun L2 () String "p") <text:s text:c="2"/>(define-fun L1 () String "y") <text:s text:c="2"/>(define-fun L4 () String "p") <text:s text:c="2"/>(define-fun L3 () String "h") <text:s text:c="2"/>(define-fun L11 () String "p") <text:s text:c="2"/>(define-fun L5 () String "p") <text:s text:c="2"/>(define-fun L8 () String "h") <text:s text:c="2"/>(define-fun L7 () String "h") <text:s text:c="2"/>(define-fun L26 () String "h") <text:s text:c="2"/>(define-fun L25 () String "p") <text:s text:c="2"/>(define-fun L14 () String "\u{0}") <text:s text:c="2"/>(define-fun L13 () String "p") <text:s text:c="2"/>(define-fun L34 () String "p") <text:s text:c="2"/>(define-fun L23 () String "p") <text:s text:c="2"/>(define-fun L29 () String "p") <text:s text:c="2"/>(define-fun L16 () String "p") <text:s text:c="2"/>(define-fun sym3184 () String "P") <text:s text:c="2"/>(define-fun sym161 () String "") <text:s text:c="2"/>(define-fun sym3396 () String "P") <text:s text:c="2"/>(define-fun sym2120 () String "H") <text:s text:c="2"/>(define-fun sym1254 () String "H") <text:s text:c="2"/>(define-fun sym2760 () String "P") <text:s text:c="2"/>(define-fun sym1036 () String "P") <text:s text:c="2"/>(define-fun sym2972 () String "P") <text:s text:c="2"/>(define-fun sym2336 () String "P") <text:s text:c="2"/>(define-fun sym1687 () String "H") <text:s text:c="2"/>(define-fun sym1469 () String "P") <text:s text:c="2"/>(define-fun sym551 () String "P") <text:s text:c="2"/>(define-fun sym2548 () String "P") <text:s text:c="2"/>(define-fun sym1902 () String "P") <text:s text:c="2"/>(define-fun sym817 () String "H") <text:s text:c="2"/>(define-fun sym3707 () String "\u{0}") <text:s text:c="2"/>(define-fun sym3608 () String "P") <text:s text:c="2"/>(define-fun sym209 () String "Y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25.json</text:p>
          </table:table-cell>
          <table:table-cell table:style-name="ce2" office:value-type="float" office:value="2.032" calcext:value-type="float">
            <text:p>2.032</text:p>
          </table:table-cell>
          <table:table-cell table:number-columns-repeated="8"/>
          <table:table-cell table:style-name="ce1" office:value-type="string" calcext:value-type="string">
            <text:p>sat ,( <text:s text:c="2"/>(define-fun sym1689 () String <text:s text:c="4"/>"p") <text:s text:c="2"/>(define-fun sym1035 () String <text:s text:c="4"/>"P") <text:s text:c="2"/>(define-fun sym1471 () String <text:s text:c="4"/>"p") <text:s text:c="2"/>(define-fun sym817 () String <text:s text:c="4"/>"p") <text:s text:c="2"/>(define-fun sym209 () String <text:s text:c="4"/>"y") <text:s text:c="2"/>(define-fun sym1253 () String <text:s text:c="4"/>"P") <text:s text:c="2"/>(define-fun sym2125 () String <text:s text:c="4"/>"P") <text:s text:c="2"/>(define-fun sym2660 () String <text:s text:c="4"/>"\u{2fffb}") <text:s text:c="2"/>(define-fun sym2343 () String <text:s text:c="4"/>"P") <text:s text:c="2"/>(define-fun sym1907 () String <text:s text:c="4"/>"p") <text:s text:c="2"/>(define-fun sym551 () String <text:s text:c="4"/>"P") <text:s text:c="2"/>(define-fun sym2561 () String <text:s text:c="4"/>"p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17 () String "p") <text:s text:c="2"/>(define-fun L0 () String "\u{0}") <text:s text:c="2"/>(define-fun L2 () String "y") <text:s text:c="2"/>(define-fun L1 () String "p") <text:s text:c="2"/>(define-fun L4 () String "p") <text:s text:c="2"/>(define-fun L3 () String "p") <text:s text:c="2"/>(define-fun L10 () String "p") <text:s text:c="2"/>(define-fun L5 () String "p") <text:s text:c="2"/>(define-fun L8 () String "p") <text:s text:c="2"/>(define-fun L15 () String "p") <text:s text:c="2"/>(define-fun L9 () String "p") <text:s text:c="2"/>(define-fun L12 () String "p") <text:s text:c="2"/>(define-fun sym161 () String "") <text:s text:c="2"/>(define-fun sym2561 () String "P") <text:s text:c="2"/>(define-fun sym2660 () String "\u{0}") <text:s text:c="2"/>(define-fun sym1471 () String "P") <text:s text:c="2"/>(define-fun sym2343 () String "P") <text:s text:c="2"/>(define-fun sym1253 () String "P") <text:s text:c="2"/>(define-fun sym2125 () String "P") <text:s text:c="2"/>(define-fun sym1035 () String "P") <text:s text:c="2"/>(define-fun sym1689 () String "P") <text:s text:c="2"/>(define-fun sym551 () String "P") <text:s text:c="2"/>(define-fun sym817 () String "P") <text:s text:c="2"/>(define-fun sym209 () String "Y") <text:s text:c="2"/>(define-fun sym1907 () String "P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26.json</text:p>
          </table:table-cell>
          <table:table-cell table:style-name="ce2" office:value-type="float" office:value="1.645" calcext:value-type="float">
            <text:p>1.645</text:p>
          </table:table-cell>
          <table:table-cell table:number-columns-repeated="8"/>
          <table:table-cell table:style-name="ce1" office:value-type="string" calcext:value-type="string">
            <text:p>sat ,( <text:s text:c="2"/>(define-fun sym4014 () String <text:s text:c="4"/>"L") <text:s text:c="2"/>(define-fun sym5909 () String <text:s text:c="4"/>"K") <text:s text:c="2"/>(define-fun sym2110 () String <text:s text:c="4"/>"h") <text:s text:c="2"/>(define-fun sym1036 () String <text:s text:c="4"/>"G") <text:s text:c="2"/>(define-fun sym2544 () String <text:s text:c="4"/>"l") <text:s text:c="2"/>(define-fun sym3596 () String <text:s text:c="4"/>"G") <text:s text:c="2"/>(define-fun sym4657 () String <text:s text:c="4"/>"G") <text:s text:c="2"/>(define-fun sym6944 () String <text:s text:c="4"/>"k") <text:s text:c="2"/>(define-fun sym3164 () String <text:s text:c="4"/>"G") <text:s text:c="2"/>(define-fun sym3798 () String <text:s text:c="4"/>"g") <text:s text:c="2"/>(define-fun sym5291 () String <text:s text:c="4"/>"g") <text:s text:c="2"/>(define-fun sym4441 () String <text:s text:c="4"/>"g") <text:s text:c="2"/>(define-fun sym5700 () String <text:s text:c="4"/>"h") <text:s text:c="2"/>(define-fun sym6116 () String <text:s text:c="4"/>"k") <text:s text:c="2"/>(define-fun sym811 () String <text:s text:c="4"/>"G") <text:s text:c="2"/>(define-fun sym3380 () String <text:s text:c="4"/>"G") <text:s text:c="2"/>(define-fun sym1893 () String <text:s text:c="4"/>"G") <text:s text:c="2"/>(define-fun sym7024 () String <text:s text:c="4"/>"\u{1e01}") <text:s text:c="2"/>(define-fun sym5075 () String <text:s text:c="4"/>"G") <text:s text:c="2"/>(define-fun sym6323 () String <text:s text:c="4"/>"k") <text:s text:c="2"/>(define-fun sym4859 () String <text:s text:c="4"/>"g") <text:s text:c="2"/>(define-fun sym551 () String <text:s text:c="4"/>"k") <text:s text:c="2"/>(define-fun sym1677 () String <text:s text:c="4"/>"G") <text:s text:c="2"/>(define-fun sym6530 () String <text:s text:c="4"/>"K") <text:s text:c="2"/>(define-fun sym209 () String <text:s text:c="4"/>"Y") <text:s text:c="2"/>(define-fun sym2962 () String <text:s text:c="4"/>"G") <text:s text:c="2"/>(define-fun sym2331 () String <text:s text:c="4"/>"k") <text:s text:c="2"/>(define-fun sym1252 () String <text:s text:c="4"/>"G") <text:s text:c="2"/>(define-fun sym1461 () String <text:s text:c="4"/>"G") <text:s text:c="2"/>(define-fun sym2756 () String <text:s text:c="4"/>"g") <text:s text:c="2"/>(define-fun sym6737 () String <text:s text:c="4"/>"k") <text:s text:c="2"/>(define-fun sym5493 () String <text:s text:c="4"/>"G") <text:s text:c="2"/>(define-fun sym4226 () String <text:s text:c="4"/>"H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l") <text:s text:c="2"/>(define-fun L2 () String "h") <text:s text:c="2"/>(define-fun L4 () String "g") <text:s text:c="2"/>(define-fun L22 () String "l") <text:s text:c="2"/>(define-fun L6 () String "g") <text:s text:c="2"/>(define-fun L76 () String "k") <text:s text:c="2"/>(define-fun L10 () String "k") <text:s text:c="2"/>(define-fun L20 () String "k") <text:s text:c="2"/>(define-fun L8 () String "g") <text:s text:c="2"/>(define-fun L30 () String "g") <text:s text:c="2"/>(define-fun L48 () String "g") <text:s text:c="2"/>(define-fun L14 () String "h") <text:s text:c="2"/>(define-fun L24 () String "g") <text:s text:c="2"/>(define-fun L12 () String "g") <text:s text:c="2"/>(define-fun L18 () String "g") <text:s text:c="2"/>(define-fun L28 () String "k") <text:s text:c="2"/>(define-fun L38 () String "g") <text:s text:c="2"/>(define-fun L16 () String "y") <text:s text:c="2"/>(define-fun L1 () String "g") <text:s text:c="2"/>(define-fun L3 () String "h") <text:s text:c="2"/>(define-fun L33 () String "g") <text:s text:c="2"/>(define-fun L11 () String "g") <text:s text:c="2"/>(define-fun L65 () String "k") <text:s text:c="2"/>(define-fun L5 () String "k") <text:s text:c="2"/>(define-fun L53 () String "g") <text:s text:c="2"/>(define-fun L41 () String "k") <text:s text:c="2"/>(define-fun L7 () String "\u{0}") <text:s text:c="2"/>(define-fun L25 () String "g") <text:s text:c="2"/>(define-fun L9 () String "g") <text:s text:c="2"/>(define-fun L35 () String "g") <text:s text:c="2"/>(define-fun L13 () String "g") <text:s text:c="2"/>(define-fun L23 () String "g") <text:s text:c="2"/>(define-fun L19 () String "k") <text:s text:c="2"/>(define-fun sym5493 () String "G") <text:s text:c="2"/>(define-fun sym5075 () String "G") <text:s text:c="2"/>(define-fun sym1252 () String "G") <text:s text:c="2"/>(define-fun sym4441 () String "G") <text:s text:c="2"/>(define-fun sym3596 () String "G") <text:s text:c="2"/>(define-fun sym1036 () String "G") <text:s text:c="2"/>(define-fun sym4226 () String "H") <text:s text:c="2"/>(define-fun sym1893 () String "G") <text:s text:c="2"/>(define-fun sym3798 () String "G") <text:s text:c="2"/>(define-fun sym2962 () String "G") <text:s text:c="2"/>(define-fun sym2544 () String "L") <text:s text:c="2"/>(define-fun sym551 () String "K") <text:s text:c="2"/>(define-fun sym1677 () String "G") <text:s text:c="2"/>(define-fun sym6737 () String "K") <text:s text:c="2"/>(define-fun sym811 () String "G") <text:s text:c="2"/>(define-fun sym6116 () String "K") <text:s text:c="2"/>(define-fun sym6530 () String "K") <text:s text:c="2"/>(define-fun sym7024 () String "\u{0}") <text:s text:c="2"/>(define-fun sym3380 () String "G") <text:s text:c="2"/>(define-fun sym161 () String "") <text:s text:c="2"/>(define-fun sym3164 () String "G") <text:s text:c="2"/>(define-fun sym1461 () String "G") <text:s text:c="2"/>(define-fun sym2110 () String "H") <text:s text:c="2"/>(define-fun sym4014 () String "L") <text:s text:c="2"/>(define-fun sym2331 () String "K") <text:s text:c="2"/>(define-fun sym5700 () String "H") <text:s text:c="2"/>(define-fun sym4657 () String "G") <text:s text:c="2"/>(define-fun sym2756 () String "G") <text:s text:c="2"/>(define-fun sym4859 () String "G") <text:s text:c="2"/>(define-fun sym209 () String "Y") <text:s text:c="2"/>(define-fun sym5909 () String "K") <text:s text:c="2"/>(define-fun sym6944 () String "K") <text:s text:c="2"/>(define-fun sym6323 () String "K") <text:s text:c="2"/>(define-fun sym5291 () String "G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27.json</text:p>
          </table:table-cell>
          <table:table-cell table:style-name="ce2" office:value-type="float" office:value="2.032" calcext:value-type="float">
            <text:p>2.032</text:p>
          </table:table-cell>
          <table:table-cell table:number-columns-repeated="8"/>
          <table:table-cell table:style-name="ce1" office:value-type="string" calcext:value-type="string">
            <text:p>sat ,( <text:s text:c="2"/>(define-fun sym1679 () String <text:s text:c="4"/>"h") <text:s text:c="2"/>(define-fun sym3583 () String <text:s text:c="4"/>"G") <text:s text:c="2"/>(define-fun sym2751 () String <text:s text:c="4"/>"G") <text:s text:c="2"/>(define-fun sym4206 () String <text:s text:c="4"/>"k") <text:s text:c="2"/>(define-fun sym3793 () String <text:s text:c="4"/>"g") <text:s text:c="2"/>(define-fun sym4000 () String <text:s text:c="4"/>"L") <text:s text:c="2"/>(define-fun sym1470 () String <text:s text:c="4"/>"G") <text:s text:c="2"/>(define-fun sym1036 () String <text:s text:c="4"/>"H") <text:s text:c="2"/>(define-fun sym551 () String <text:s text:c="4"/>"K") <text:s text:c="2"/>(define-fun sym3376 () String <text:s text:c="4"/>"k") <text:s text:c="2"/>(define-fun sym4623 () String <text:s text:c="4"/>"K") <text:s text:c="2"/>(define-fun sym209 () String <text:s text:c="4"/>"Y") <text:s text:c="2"/>(define-fun sym1257 () String <text:s text:c="4"/>"K") <text:s text:c="2"/>(define-fun sym2953 () String <text:s text:c="4"/>"H") <text:s text:c="2"/>(define-fun sym2538 () String <text:s text:c="4"/>"K") <text:s text:c="2"/>(define-fun sym2323 () String <text:s text:c="4"/>"h") <text:s text:c="2"/>(define-fun sym2107 () String <text:s text:c="4"/>"G") <text:s text:c="2"/>(define-fun sym3169 () String <text:s text:c="4"/>"K") <text:s text:c="2"/>(define-fun sym1894 () String <text:s text:c="4"/>"K") <text:s text:c="2"/>(define-fun sym811 () String <text:s text:c="4"/>"G") <text:s text:c="2"/>(define-fun sym4413 () String <text:s text:c="4"/>"G") <text:s text:c="2"/>(define-fun sym4717 () String <text:s text:c="4"/>"\u{2ffed}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g") <text:s text:c="2"/>(define-fun L2 () String "k") <text:s text:c="2"/>(define-fun L1 () String "h") <text:s text:c="2"/>(define-fun L71 () String "\u{0}") <text:s text:c="2"/>(define-fun L4 () String "k") <text:s text:c="2"/>(define-fun L3 () String "h") <text:s text:c="2"/>(define-fun L11 () String "k") <text:s text:c="2"/>(define-fun L6 () String "h") <text:s text:c="2"/>(define-fun L21 () String "k") <text:s text:c="2"/>(define-fun L10 () String "l") <text:s text:c="2"/>(define-fun L5 () String "g") <text:s text:c="2"/>(define-fun L53 () String "k") <text:s text:c="2"/>(define-fun L8 () String "g") <text:s text:c="2"/>(define-fun L7 () String "g") <text:s text:c="2"/>(define-fun L9 () String "h") <text:s text:c="2"/>(define-fun L35 () String "y") <text:s text:c="2"/>(define-fun L13 () String "k") <text:s text:c="2"/>(define-fun L23 () String "k") <text:s text:c="2"/>(define-fun L12 () String "g") <text:s text:c="2"/>(define-fun L17 () String "k") <text:s text:c="2"/>(define-fun L38 () String "g") <text:s text:c="2"/>(define-fun L27 () String "g") <text:s text:c="2"/>(define-fun sym161 () String "") <text:s text:c="2"/>(define-fun sym1470 () String "G") <text:s text:c="2"/>(define-fun sym4000 () String "L") <text:s text:c="2"/>(define-fun sym3583 () String "G") <text:s text:c="2"/>(define-fun sym3793 () String "G") <text:s text:c="2"/>(define-fun sym3376 () String "K") <text:s text:c="2"/>(define-fun sym1894 () String "K") <text:s text:c="2"/>(define-fun sym2323 () String "H") <text:s text:c="2"/>(define-fun sym1036 () String "H") <text:s text:c="2"/>(define-fun sym4413 () String "G") <text:s text:c="2"/>(define-fun sym2751 () String "G") <text:s text:c="2"/>(define-fun sym3169 () String "K") <text:s text:c="2"/>(define-fun sym4623 () String "K") <text:s text:c="2"/>(define-fun sym1257 () String "K") <text:s text:c="2"/>(define-fun sym4206 () String "K") <text:s text:c="2"/>(define-fun sym2107 () String "G") <text:s text:c="2"/>(define-fun sym551 () String "K") <text:s text:c="2"/>(define-fun sym2953 () String "H") <text:s text:c="2"/>(define-fun sym2538 () String "K") <text:s text:c="2"/>(define-fun sym1679 () String "H") <text:s text:c="2"/>(define-fun sym4717 () String "\u{0}") <text:s text:c="2"/>(define-fun sym209 () String "Y") <text:s text:c="2"/>(define-fun sym811 () String "G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28.json</text:p>
          </table:table-cell>
          <table:table-cell table:style-name="ce2" office:value-type="float" office:value="1.826" calcext:value-type="float">
            <text:p>1.826</text:p>
          </table:table-cell>
          <table:table-cell table:number-columns-repeated="8"/>
          <table:table-cell table:style-name="ce1" office:value-type="string" calcext:value-type="string">
            <text:p>sat ,( <text:s text:c="2"/>(define-fun sym2090 () String <text:s text:c="4"/>"G") <text:s text:c="2"/>(define-fun sym1877 () String <text:s text:c="4"/>"k") <text:s text:c="2"/>(define-fun sym1232 () String <text:s text:c="4"/>"g") <text:s text:c="2"/>(define-fun sym2187 () String <text:s text:c="4"/>"\u{1cf70}") <text:s text:c="2"/>(define-fun sym1019 () String <text:s text:c="4"/>"K") <text:s text:c="2"/>(define-fun sym1455 () String <text:s text:c="4"/>"K") <text:s text:c="2"/>(define-fun sym1668 () String <text:s text:c="4"/>"g") <text:s text:c="2"/>(define-fun sym551 () String <text:s text:c="4"/>"K") <text:s text:c="2"/>(define-fun sym811 () String <text:s text:c="4"/>"G") <text:s text:c="2"/>(define-fun sym209 () String <text:s text:c="4"/>"Y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17 () String "k") <text:s text:c="2"/>(define-fun L0 () String "y") <text:s text:c="2"/>(define-fun L2 () String "k") <text:s text:c="2"/>(define-fun L1 () String "k") <text:s text:c="2"/>(define-fun L4 () String "g") <text:s text:c="2"/>(define-fun L3 () String "g") <text:s text:c="2"/>(define-fun L6 () String "\u{0}") <text:s text:c="2"/>(define-fun L21 () String "k") <text:s text:c="2"/>(define-fun L10 () String "g") <text:s text:c="2"/>(define-fun L13 () String "g") <text:s text:c="2"/>(define-fun sym161 () String "") <text:s text:c="2"/>(define-fun sym209 () String "Y") <text:s text:c="2"/>(define-fun sym2187 () String "\u{0}") <text:s text:c="2"/>(define-fun sym811 () String "G") <text:s text:c="2"/>(define-fun sym1232 () String "G") <text:s text:c="2"/>(define-fun sym1455 () String "K") <text:s text:c="2"/>(define-fun sym2090 () String "G") <text:s text:c="2"/>(define-fun sym551 () String "K") <text:s text:c="2"/>(define-fun sym1877 () String "K") <text:s text:c="2"/>(define-fun sym1668 () String "G") <text:s text:c="2"/>(define-fun sym1019 () String "K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29.json</text:p>
          </table:table-cell>
          <table:table-cell table:style-name="ce2" office:value-type="float" office:value="1.881" calcext:value-type="float">
            <text:p>1.881</text:p>
          </table:table-cell>
          <table:table-cell table:number-columns-repeated="8"/>
          <table:table-cell table:style-name="ce1" office:value-type="string" calcext:value-type="string">
            <text:p>sat ,( <text:s text:c="2"/>(define-fun sym3162 () String <text:s text:c="4"/>"k") <text:s text:c="2"/>(define-fun sym4738 () String <text:s text:c="4"/>"\u{123e8}") <text:s text:c="2"/>(define-fun sym2532 () String <text:s text:c="4"/>"H") <text:s text:c="2"/>(define-fun sym4213 () String <text:s text:c="4"/>"k") <text:s text:c="2"/>(define-fun sym1470 () String <text:s text:c="4"/>"K") <text:s text:c="2"/>(define-fun sym1036 () String <text:s text:c="4"/>"K") <text:s text:c="2"/>(define-fun sym4420 () String <text:s text:c="4"/>"k") <text:s text:c="2"/>(define-fun sym3369 () String <text:s text:c="4"/>"k") <text:s text:c="2"/>(define-fun sym551 () String <text:s text:c="4"/>"K") <text:s text:c="2"/>(define-fun sym2104 () String <text:s text:c="4"/>"H") <text:s text:c="2"/>(define-fun sym2748 () String <text:s text:c="4"/>"k") <text:s text:c="2"/>(define-fun sym209 () String <text:s text:c="4"/>"Y") <text:s text:c="2"/>(define-fun sym3817 () String <text:s text:c="4"/>"R") <text:s text:c="2"/>(define-fun sym4020 () String <text:s text:c="4"/>"k") <text:s text:c="2"/>(define-fun sym3576 () String <text:s text:c="4"/>"K") <text:s text:c="2"/>(define-fun sym2955 () String <text:s text:c="4"/>"K") <text:s text:c="2"/>(define-fun sym2319 () String <text:s text:c="4"/>"k") <text:s text:c="2"/>(define-fun sym4634 () String <text:s text:c="4"/>"K") <text:s text:c="2"/>(define-fun sym1249 () String <text:s text:c="4"/>"H") <text:s text:c="2"/>(define-fun sym811 () String <text:s text:c="4"/>"G") <text:s text:c="2"/>(define-fun sym1683 () String <text:s text:c="4"/>"H") <text:s text:c="2"/>(define-fun sym1898 () String <text:s text:c="4"/>"K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k") <text:s text:c="2"/>(define-fun L2 () String "h") <text:s text:c="2"/>(define-fun L1 () String "k") <text:s text:c="2"/>(define-fun L4 () String "h") <text:s text:c="2"/>(define-fun L3 () String "k") <text:s text:c="2"/>(define-fun L6 () String "\u{0}") <text:s text:c="2"/>(define-fun L43 () String "k") <text:s text:c="2"/>(define-fun L8 () String "h") <text:s text:c="2"/>(define-fun L30 () String "k") <text:s text:c="2"/>(define-fun L7 () String "h") <text:s text:c="2"/>(define-fun L59 () String "k") <text:s text:c="2"/>(define-fun L25 () String "k") <text:s text:c="2"/>(define-fun L14 () String "k") <text:s text:c="2"/>(define-fun L24 () String "k") <text:s text:c="2"/>(define-fun L45 () String "k") <text:s text:c="2"/>(define-fun L23 () String "k") <text:s text:c="2"/>(define-fun L12 () String "k") <text:s text:c="2"/>(define-fun L19 () String "y") <text:s text:c="2"/>(define-fun L28 () String "k") <text:s text:c="2"/>(define-fun L17 () String "k") <text:s text:c="2"/>(define-fun L27 () String "g") <text:s text:c="2"/>(define-fun L16 () String "r") <text:s text:c="2"/>(define-fun sym3162 () String "K") <text:s text:c="2"/>(define-fun sym4020 () String "K") <text:s text:c="2"/>(define-fun sym161 () String "") <text:s text:c="2"/>(define-fun sym1470 () String "K") <text:s text:c="2"/>(define-fun sym4420 () String "K") <text:s text:c="2"/>(define-fun sym1683 () String "H") <text:s text:c="2"/>(define-fun sym4213 () String "K") <text:s text:c="2"/>(define-fun sym3576 () String "K") <text:s text:c="2"/>(define-fun sym2532 () String "H") <text:s text:c="2"/>(define-fun sym1036 () String "K") <text:s text:c="2"/>(define-fun sym4634 () String "K") <text:s text:c="2"/>(define-fun sym3369 () String "K") <text:s text:c="2"/>(define-fun sym2104 () String "H") <text:s text:c="2"/>(define-fun sym1898 () String "K") <text:s text:c="2"/>(define-fun sym1249 () String "H") <text:s text:c="2"/>(define-fun sym551 () String "K") <text:s text:c="2"/>(define-fun sym2955 () String "K") <text:s text:c="2"/>(define-fun sym4738 () String "\u{0}") <text:s text:c="2"/>(define-fun sym2748 () String "K") <text:s text:c="2"/>(define-fun sym2319 () String "K") <text:s text:c="2"/>(define-fun sym3817 () String "R") <text:s text:c="2"/>(define-fun sym209 () String "Y") <text:s text:c="2"/>(define-fun sym811 () String "G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beasties30.json</text:p>
          </table:table-cell>
          <table:table-cell table:style-name="ce2" office:value-type="float" office:value="1.837" calcext:value-type="float">
            <text:p>1.837</text:p>
          </table:table-cell>
          <table:table-cell table:number-columns-repeated="8"/>
          <table:table-cell table:style-name="ce1" office:value-type="string" calcext:value-type="string">
            <text:p>sat ,( <text:s text:c="2"/>(define-fun sym811 () String <text:s text:c="4"/>"K") <text:s text:c="2"/>(define-fun sym1450 () String <text:s text:c="4"/>"K") <text:s text:c="2"/>(define-fun sym209 () String <text:s text:c="4"/>"Y") <text:s text:c="2"/>(define-fun sym2295 () String <text:s text:c="4"/>"k") <text:s text:c="2"/>(define-fun sym1024 () String <text:s text:c="4"/>"K") <text:s text:c="2"/>(define-fun sym2619 () String <text:s text:c="4"/>"\u{2ffff}") <text:s text:c="2"/>(define-fun sym2082 () String <text:s text:c="4"/>"K") <text:s text:c="2"/>(define-fun sym1237 () String <text:s text:c="4"/>"k") <text:s text:c="2"/>(define-fun sym2508 () String <text:s text:c="4"/>"k") <text:s text:c="2"/>(define-fun sym1663 () String <text:s text:c="4"/>"k") <text:s text:c="2"/>(define-fun sym1869 () String <text:s text:c="4"/>"k") <text:s text:c="2"/>(define-fun sym551 () String <text:s text:c="4"/>"k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k") <text:s text:c="2"/>(define-fun L2 () String "k") <text:s text:c="2"/>(define-fun L1 () String "\u{0}") <text:s text:c="2"/>(define-fun L4 () String "k") <text:s text:c="2"/>(define-fun L3 () String "k") <text:s text:c="2"/>(define-fun L11 () String "k") <text:s text:c="2"/>(define-fun L6 () String "k") <text:s text:c="2"/>(define-fun L21 () String "k") <text:s text:c="2"/>(define-fun L10 () String "k") <text:s text:c="2"/>(define-fun L5 () String "y") <text:s text:c="2"/>(define-fun L9 () String "k") <text:s text:c="2"/>(define-fun L13 () String "k") <text:s text:c="2"/>(define-fun sym161 () String "") <text:s text:c="2"/>(define-fun sym2295 () String "K") <text:s text:c="2"/>(define-fun sym1450 () String "K") <text:s text:c="2"/>(define-fun sym1663 () String "K") <text:s text:c="2"/>(define-fun sym1024 () String "K") <text:s text:c="2"/>(define-fun sym551 () String "K") <text:s text:c="2"/>(define-fun sym1237 () String "K") <text:s text:c="2"/>(define-fun sym1869 () String "K") <text:s text:c="2"/>(define-fun sym2619 () String "\u{0}") <text:s text:c="2"/>(define-fun sym2508 () String "K") <text:s text:c="2"/>(define-fun sym209 () String "Y") <text:s text:c="2"/>(define-fun sym811 () String "K") <text:s text:c="2"/>(define-fun sym2082 () String "K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04.json</text:p>
          </table:table-cell>
          <table:table-cell table:style-name="ce2" office:value-type="float" office:value="1.366" calcext:value-type="float">
            <text:p>1.366</text:p>
          </table:table-cell>
          <table:table-cell table:number-columns-repeated="8"/>
          <table:table-cell table:style-name="ce1" office:value-type="string" calcext:value-type="string">
            <text:p>sat ,( <text:s text:c="2"/>(define-fun sym2751 () String <text:s text:c="4"/>"G") <text:s text:c="2"/>(define-fun sym3385 () String <text:s text:c="4"/>"G") <text:s text:c="2"/>(define-fun sym3799 () String <text:s text:c="4"/>"g") <text:s text:c="2"/>(define-fun sym1457 () String <text:s text:c="4"/>"g") <text:s text:c="2"/>(define-fun sym1241 () String <text:s text:c="4"/>"g") <text:s text:c="2"/>(define-fun sym816 () String <text:s text:c="4"/>"G") <text:s text:c="2"/>(define-fun sym2535 () String <text:s text:c="4"/>"g") <text:s text:c="2"/>(define-fun sym4015 () String <text:s text:c="4"/>"g") <text:s text:c="2"/>(define-fun sym551 () String <text:s text:c="4"/>"g") <text:s text:c="2"/>(define-fun sym4328 () String <text:s text:c="4"/>"\u{faef}") <text:s text:c="2"/>(define-fun sym209 () String <text:s text:c="4"/>"Y") <text:s text:c="2"/>(define-fun sym4231 () String <text:s text:c="4"/>"g") <text:s text:c="2"/>(define-fun sym2953 () String <text:s text:c="4"/>"g") <text:s text:c="2"/>(define-fun sym1673 () String <text:s text:c="4"/>"H") <text:s text:c="2"/>(define-fun sym2319 () String <text:s text:c="4"/>"G") <text:s text:c="2"/>(define-fun sym3169 () String <text:s text:c="4"/>"G") <text:s text:c="2"/>(define-fun sym2107 () String <text:s text:c="4"/>"L") <text:s text:c="2"/>(define-fun sym1894 () String <text:s text:c="4"/>"g") <text:s text:c="2"/>(define-fun sym3587 () String <text:s text:c="4"/>"l") <text:s text:c="2"/>(define-fun sym1032 () String <text:s text:c="4"/>"G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g") <text:s text:c="2"/>(define-fun L2 () String "g") <text:s text:c="2"/>(define-fun L1 () String "h") <text:s text:c="2"/>(define-fun L4 () String "l") <text:s text:c="2"/>(define-fun L22 () String "g") <text:s text:c="2"/>(define-fun L11 () String "g") <text:s text:c="2"/>(define-fun L6 () String "g") <text:s text:c="2"/>(define-fun L10 () String "g") <text:s text:c="2"/>(define-fun L53 () String "g") <text:s text:c="2"/>(define-fun L8 () String "g") <text:s text:c="2"/>(define-fun L7 () String "l") <text:s text:c="2"/>(define-fun L15 () String "g") <text:s text:c="2"/>(define-fun L14 () String "g") <text:s text:c="2"/>(define-fun L46 () String "y") <text:s text:c="2"/>(define-fun L35 () String "g") <text:s text:c="2"/>(define-fun L13 () String "\u{0}") <text:s text:c="2"/>(define-fun L19 () String "g") <text:s text:c="2"/>(define-fun L28 () String "g") <text:s text:c="2"/>(define-fun L27 () String "g") <text:s text:c="2"/>(define-fun L16 () String "g") <text:s text:c="2"/>(define-fun sym161 () String "") <text:s text:c="2"/>(define-fun sym4231 () String "G") <text:s text:c="2"/>(define-fun sym1032 () String "G") <text:s text:c="2"/>(define-fun sym1241 () String "G") <text:s text:c="2"/>(define-fun sym3385 () String "G") <text:s text:c="2"/>(define-fun sym4015 () String "G") <text:s text:c="2"/>(define-fun sym1894 () String "G") <text:s text:c="2"/>(define-fun sym3587 () String "L") <text:s text:c="2"/>(define-fun sym2751 () String "G") <text:s text:c="2"/>(define-fun sym3169 () String "G") <text:s text:c="2"/>(define-fun sym1673 () String "H") <text:s text:c="2"/>(define-fun sym3799 () String "G") <text:s text:c="2"/>(define-fun sym4328 () String "\u{0}") <text:s text:c="2"/>(define-fun sym2107 () String "L") <text:s text:c="2"/>(define-fun sym2535 () String "G") <text:s text:c="2"/>(define-fun sym1457 () String "G") <text:s text:c="2"/>(define-fun sym2953 () String "G") <text:s text:c="2"/>(define-fun sym551 () String "G") <text:s text:c="2"/>(define-fun sym2319 () String "G") <text:s text:c="2"/>(define-fun sym816 () String "G") <text:s text:c="2"/>(define-fun sym209 () String "Y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07.json</text:p>
          </table:table-cell>
          <table:table-cell table:style-name="ce2" office:value-type="float" office:value="1.36" calcext:value-type="float">
            <text:p>1.36</text:p>
          </table:table-cell>
          <table:table-cell table:number-columns-repeated="8"/>
          <table:table-cell table:style-name="ce1" office:value-type="string" calcext:value-type="string">
            <text:p>sat ,( <text:s text:c="2"/>(define-fun sym1235 () String <text:s text:c="4"/>"G") <text:s text:c="2"/>(define-fun sym799 () String <text:s text:c="4"/>"g") <text:s text:c="2"/>(define-fun sym2312 () String <text:s text:c="4"/>"G") <text:s text:c="2"/>(define-fun sym2744 () String <text:s text:c="4"/>"G") <text:s text:c="2"/>(define-fun sym2528 () String <text:s text:c="4"/>"G") <text:s text:c="2"/>(define-fun sym2946 () String <text:s text:c="4"/>"G") <text:s text:c="2"/>(define-fun sym2110 () String <text:s text:c="4"/>"G") <text:s text:c="2"/>(define-fun sym1667 () String <text:s text:c="4"/>"g") <text:s text:c="2"/>(define-fun sym551 () String <text:s text:c="4"/>"G") <text:s text:c="2"/>(define-fun sym1026 () String <text:s text:c="4"/>"G") <text:s text:c="2"/>(define-fun sym209 () String <text:s text:c="4"/>"Y") <text:s text:c="2"/>(define-fun sym3259 () String <text:s text:c="4"/>"\u{670}") <text:s text:c="2"/>(define-fun sym1894 () String <text:s text:c="4"/>"L") <text:s text:c="2"/>(define-fun sym1451 () String <text:s text:c="4"/>"g") <text:s text:c="2"/>(define-fun sym3162 () String <text:s text:c="4"/>"G") <text:s text:c="2"/>(define-fun sym161 () String <text:s text:c="4"/>"") )</text:p>
          </table:table-cell>
          <table:table-cell/>
          <table:table-cell table:style-name="ce1" office:value-type="string" calcext:value-type="string">
            <text:p>sat ,(model <text:s text:c="2"/>(define-fun L0 () String "l") <text:s text:c="2"/>(define-fun L2 () String "g") <text:s text:c="2"/>(define-fun L4 () String "g") <text:s text:c="2"/>(define-fun L11 () String "g") <text:s text:c="2"/>(define-fun L6 () String "g") <text:s text:c="2"/>(define-fun L10 () String "g") <text:s text:c="2"/>(define-fun L5 () String "g") <text:s text:c="2"/>(define-fun L8 () String "g") <text:s text:c="2"/>(define-fun L30 () String "g") <text:s text:c="2"/>(define-fun L7 () String "g") <text:s text:c="2"/>(define-fun L14 () String "g") <text:s text:c="2"/>(define-fun L24 () String "g") <text:s text:c="2"/>(define-fun L23 () String "\u{0}") <text:s text:c="2"/>(define-fun L12 () String "y") <text:s text:c="2"/>(define-fun L19 () String "g") <text:s text:c="2"/>(define-fun sym3162 () String "G") <text:s text:c="2"/>(define-fun sym161 () String "") <text:s text:c="2"/>(define-fun sym2110 () String "G") <text:s text:c="2"/>(define-fun sym1451 () String "G") <text:s text:c="2"/>(define-fun sym2312 () String "G") <text:s text:c="2"/>(define-fun sym1894 () String "L") <text:s text:c="2"/>(define-fun sym3259 () String "\u{0}") <text:s text:c="2"/>(define-fun sym1026 () String "G") <text:s text:c="2"/>(define-fun sym1235 () String "G") <text:s text:c="2"/>(define-fun sym1667 () String "G") <text:s text:c="2"/>(define-fun sym2744 () String "G") <text:s text:c="2"/>(define-fun sym551 () String "G") <text:s text:c="2"/>(define-fun sym2946 () String "G") <text:s text:c="2"/>(define-fun sym2528 () String "G") <text:s text:c="2"/>(define-fun sym209 () String "Y") <text:s text:c="2"/>(define-fun sym799 () String "G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09.json</text:p>
          </table:table-cell>
          <table:table-cell table:style-name="ce2" office:value-type="float" office:value="1.768" calcext:value-type="float">
            <text:p>1.768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name") <text:s text:c="2"/>(define-fun L84 () String "") <text:s text:c="2"/>(define-fun L40 () String "description") <text:s text:c="2"/>(define-fun L2 () String "length") <text:s text:c="2"/>(define-fun L72 () String "name") <text:s text:c="2"/>(define-fun L60 () String "") <text:s text:c="2"/>(define-fun L92 () String "") <text:s text:c="2"/>(define-fun L88 () String "") <text:s text:c="2"/>(define-fun L44 () String "database") <text:s text:c="2"/>(define-fun L6 () String "name") <text:s text:c="2"/>(define-fun L76 () String "field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") <text:s text:c="2"/>(define-fun L24 () String "") <text:s text:c="2"/>(define-fun L56 () String "option") <text:s text:c="2"/>(define-fun L12 () String "field") <text:s text:c="2"/>(define-fun L28 () String "") <text:s text:c="2"/>(define-fun L16 () String "name") <text:s text:c="2"/>(define-fun L100 () String "") <text:s text:c="2"/>(define-fun L1 () String "name") <text:s text:c="2"/>(define-fun L104 () String "") <text:s text:c="2"/>(define-fun L9 () String "description") <text:s text:c="2"/>(define-fun L57 () String "option") <text:s text:c="2"/>(define-fun L13 () String "field") <text:s text:c="2"/>(define-fun L45 () String "database") <text:s text:c="2"/>(define-fun L90 () String "") <text:s text:c="2"/>(define-fun L0 () String "") <text:s text:c="2"/>(define-fun L62 () String "option") <text:s text:c="2"/>(define-fun L94 () String "description") <text:s text:c="2"/>(define-fun L50 () String "") <text:s text:c="2"/>(define-fun L82 () String "description") <text:s text:c="2"/>(define-fun L4 () String "") <text:s text:c="2"/>(define-fun L70 () String "") <text:s text:c="2"/>(define-fun L66 () String "") <text:s text:c="2"/>(define-fun L22 () String "") <text:s text:c="2"/>(define-fun L98 () String "table") <text:s text:c="2"/>(define-fun L54 () String "type") <text:s text:c="2"/>(define-fun L10 () String "type") <text:s text:c="2"/>(define-fun L86 () String "") <text:s text:c="2"/>(define-fun L42 () String "") <text:s text:c="2"/>(define-fun L8 () String "") <text:s text:c="2"/>(define-fun L74 () String "option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") <text:s text:c="2"/>(define-fun L34 () String "") <text:s text:c="2"/>(define-fun L18 () String "") <text:s text:c="2"/>(define-fun L38 () String "") <text:s text:c="2"/>(define-fun L102 () String "") <text:s text:c="2"/>(define-fun L3 () String "length") <text:s text:c="2"/>(define-fun L11 () String "type") <text:s text:c="2"/>(define-fun L23 () String "table") <text:s text:c="2"/>(define-fun sym194 () String "") <text:s text:c="2"/>(define-fun sym512 () String "NAME") <text:s text:c="2"/>(define-fun sym434 () String "") <text:s text:c="2"/>(define-fun sym478 () String "") <text:s text:c="2"/>(define-fun sym114 () String "NAME") <text:s text:c="2"/>(define-fun sym278 () String "FIELD") <text:s text:c="2"/>(define-fun sym630 () String "") <text:s text:c="2"/>(define-fun sym398 () String "") <text:s text:c="2"/>(define-fun sym233 () String "") <text:s text:c="2"/>(define-fun sym550 () String "") <text:s text:c="2"/>(define-fun sym154 () String "") <text:s text:c="2"/>(define-fun sym594 () String "") <text:s text:c="2"/>(define-fun sym352 () String "TYPE") <text:s text:c="2"/>(define-fun sym670 () String "OPTION") <text:s text:c="2"/>(define-fun sym317 () String "DESCRIPTION") <text:s text:c="2"/>(define-fun sym184 () String "") <text:s text:c="2"/>(define-fun sym424 () String "") <text:s text:c="2"/>(define-fun sym268 () String "") <text:s text:c="2"/>(define-fun sym388 () String "") <text:s text:c="2"/>(define-fun sym464 () String "OPTION") <text:s text:c="2"/>(define-fun sym584 () String "") <text:s text:c="2"/>(define-fun sym342 () String "") <text:s text:c="2"/>(define-fun sym660 () String "") <text:s text:c="2"/>(define-fun sym704 () String "") <text:s text:c="2"/>(define-fun sym307 () String "") <text:s text:c="2"/>(define-fun sym570 () String "TYPE") <text:s text:c="2"/>(define-fun sym174 () String "") <text:s text:c="2"/>(define-fun sym292 () String "NAME") <text:s text:c="2"/>(define-fun sym258 () String "") <text:s text:c="2"/>(define-fun sym378 () String "") <text:s text:c="2"/>(define-fun sym454 () String "") <text:s text:c="2"/>(define-fun sym498 () String "FIELD") <text:s text:c="2"/>(define-fun sym332 () String "") <text:s text:c="2"/>(define-fun sym650 () String "") <text:s text:c="2"/>(define-fun sym694 () String "") <text:s text:c="2"/>(define-fun sym92 () String "DATABASE") <text:s text:c="2"/>(define-fun sym218 () String "NAME") <text:s text:c="2"/>(define-fun sym614 () String "LENGTH") <text:s text:c="2"/>(define-fun sym536 () String "DESCRIPTION") <text:s text:c="2"/>(define-fun sym139 () String "DESCRIPTION") <text:s text:c="2"/>(define-fun sym204 () String "TABLE") <text:s text:c="2"/>(define-fun sym368 () String "") <text:s text:c="2"/>(define-fun sym444 () String "") <text:s text:c="2"/>(define-fun sym488 () String "") <text:s text:c="2"/>(define-fun sym640 () String "") <text:s text:c="2"/>(define-fun sym684 () String "") <text:s text:c="2"/>(define-fun sym243 () String "DESCRIPTION") <text:s text:c="2"/>(define-fun sym164 () String "") <text:s text:c="2"/>(define-fun sym560 () String "") <text:s text:c="2"/>(define-fun sym408 () String "OPTION") <text:s text:c="2"/>(define-fun sym604 () String "") <text:s text:c="2"/>(define-fun sym526 () String "") <text:s text:c="2"/>(define-fun sym129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14.json</text:p>
          </table:table-cell>
          <table:table-cell table:style-name="ce2" office:value-type="float" office:value="1.031" calcext:value-type="float">
            <text:p>1.031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15.json</text:p>
          </table:table-cell>
          <table:table-cell table:style-name="ce2" office:value-type="float" office:value="1.976" calcext:value-type="float">
            <text:p>1.976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") <text:s text:c="2"/>(define-fun L84 () String "") <text:s text:c="2"/>(define-fun L2 () String "") <text:s text:c="2"/>(define-fun L72 () String "") <text:s text:c="2"/>(define-fun L92 () String "") <text:s text:c="2"/>(define-fun L88 () String "name") <text:s text:c="2"/>(define-fun L6 () String "") <text:s text:c="2"/>(define-fun L76 () String "") <text:s text:c="2"/>(define-fun L32 () String "") <text:s text:c="2"/>(define-fun L20 () String "") <text:s text:c="2"/>(define-fun L96 () String "") <text:s text:c="2"/>(define-fun L68 () String "") <text:s text:c="2"/>(define-fun L24 () String "option") <text:s text:c="2"/>(define-fun L12 () String "") <text:s text:c="2"/>(define-fun L28 () String "field") <text:s text:c="2"/>(define-fun L16 () String "database") <text:s text:c="2"/>(define-fun L100 () String "") <text:s text:c="2"/>(define-fun L61 () String "name") <text:s text:c="2"/>(define-fun L1 () String "name") <text:s text:c="2"/>(define-fun L5 () String "field") <text:s text:c="2"/>(define-fun L53 () String "option") <text:s text:c="2"/>(define-fun L41 () String "description") <text:s text:c="2"/>(define-fun L37 () String "") <text:s text:c="2"/>(define-fun L104 () String "") <text:s text:c="2"/>(define-fun L25 () String "option") <text:s text:c="2"/>(define-fun L57 () String "") <text:s text:c="2"/>(define-fun L45 () String "") <text:s text:c="2"/>(define-fun L17 () String "database") <text:s text:c="2"/>(define-fun L49 () String "description") <text:s text:c="2"/>(define-fun L90 () String "type") <text:s text:c="2"/>(define-fun L0 () String "") <text:s text:c="2"/>(define-fun L94 () String "name") <text:s text:c="2"/>(define-fun L82 () String "") <text:s text:c="2"/>(define-fun L4 () String "field") <text:s text:c="2"/>(define-fun L70 () String "") <text:s text:c="2"/>(define-fun L66 () String "") <text:s text:c="2"/>(define-fun L22 () String "") <text:s text:c="2"/>(define-fun L98 () String "") <text:s text:c="2"/>(define-fun L10 () String "") <text:s text:c="2"/>(define-fun L86 () String "option") <text:s text:c="2"/>(define-fun L8 () String "") <text:s text:c="2"/>(define-fun L74 () String "name") <text:s text:c="2"/>(define-fun L30 () String "") <text:s text:c="2"/>(define-fun L26 () String "table") <text:s text:c="2"/>(define-fun L14 () String "") <text:s text:c="2"/>(define-fun L78 () String "type") <text:s text:c="2"/>(define-fun L34 () String "") <text:s text:c="2"/>(define-fun L18 () String "description") <text:s text:c="2"/>(define-fun L102 () String "") <text:s text:c="2"/>(define-fun L51 () String "") <text:s text:c="2"/>(define-fun L3 () String "length") <text:s text:c="2"/>(define-fun L55 () String "description") <text:s text:c="2"/>(define-fun L43 () String "") <text:s text:c="2"/>(define-fun L63 () String "") <text:s text:c="2"/>(define-fun L7 () String "description") <text:s text:c="2"/>(define-fun L59 () String "") <text:s text:c="2"/>(define-fun L15 () String "type") <text:s text:c="2"/>(define-fun L47 () String "") <text:s text:c="2"/>(define-fun L35 () String "") <text:s text:c="2"/>(define-fun L106 () String "") <text:s text:c="2"/>(define-fun L39 () String "length") <text:s text:c="2"/>(define-fun L27 () String "table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239 () String "NAME") <text:s text:c="2"/>(define-fun sym635 () String "LENGTH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373 () String "TYPE") <text:s text:c="2"/>(define-fun sym175 () String "") <text:s text:c="2"/>(define-fun sym571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16.json</text:p>
          </table:table-cell>
          <table:table-cell table:style-name="ce2" office:value-type="float" office:value="1.899" calcext:value-type="float">
            <text:p>1.899</text:p>
          </table:table-cell>
          <table:table-cell table:number-columns-repeated="8"/>
          <table:table-cell table:style-name="ce1" office:value-type="string" calcext:value-type="string">
            <text:p>sat ,( <text:s text:c="2"/>(define-fun sym113 () String <text:s text:c="4"/>"DaTABaSe") <text:s text:c="2"/>(define-fun sym150 () String <text:s text:c="4"/>"\u{2f102}\u{fec}\u{1002a}\u{2ffe0}") <text:s text:c="2"/>(define-fun sym160 () String <text:s text:c="4"/>"descRIPTIoN") <text:s text:c="2"/>(define-fun sym135 () String <text:s text:c="4"/>"Name") <text:s text:c="2"/>(define-fun sym175 () String <text:s text:c="4"/>"P") <text:s text:c="2"/>(define-fun sym20 () String <text:s text:c="4"/>"htMl") <text:s text:c="2"/>(define-fun sym195 () String <text:s text:c="4"/>"\u{1b62}h") <text:s text:c="2"/>(define-fun sym185 () String <text:s text:c="4"/>"\u{2fff7}\u{d18}\u{d3f}\u{438}") )</text:p>
          </table:table-cell>
          <table:table-cell/>
          <table:table-cell table:style-name="ce1" office:value-type="string" calcext:value-type="string">
            <text:p>sat ,(model <text:s text:c="2"/>(define-fun L0 () String "") <text:s text:c="2"/>(define-fun L2 () String "description") <text:s text:c="2"/>(define-fun L1 () String "description") <text:s text:c="2"/>(define-fun L4 () String "database") <text:s text:c="2"/>(define-fun L11 () String "table") <text:s text:c="2"/>(define-fun L6 () String "name") <text:s text:c="2"/>(define-fun L10 () String "") <text:s text:c="2"/>(define-fun L5 () String "database") <text:s text:c="2"/>(define-fun L8 () String "") <text:s text:c="2"/>(define-fun L7 () String "name") <text:s text:c="2"/>(define-fun L14 () String "") <text:s text:c="2"/>(define-fun L12 () String "html") <text:s text:c="2"/>(define-fun sym185 () String "") <text:s text:c="2"/>(define-fun sym195 () String "") <text:s text:c="2"/>(define-fun sym150 () String "") <text:s text:c="2"/>(define-fun sym160 () String "DESCRIPTION") <text:s text:c="2"/>(define-fun sym20 () String "HTML") <text:s text:c="2"/>(define-fun sym135 () String "NAME") <text:s text:c="2"/>(define-fun sym113 () String "DATABASE") <text:s text:c="2"/>(define-fun sym17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18.json</text:p>
          </table:table-cell>
          <table:table-cell table:style-name="ce2" office:value-type="float" office:value="1.903" calcext:value-type="float">
            <text:p>1.903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40 () String "name") <text:s text:c="2"/>(define-fun L2 () String "field") <text:s text:c="2"/>(define-fun L72 () String "") <text:s text:c="2"/>(define-fun L60 () String "option") <text:s text:c="2"/>(define-fun L92 () String "") <text:s text:c="2"/>(define-fun L44 () String "") <text:s text:c="2"/>(define-fun L6 () String "") <text:s text:c="2"/>(define-fun L76 () String "") <text:s text:c="2"/>(define-fun L32 () String "name") <text:s text:c="2"/>(define-fun L64 () String "") <text:s text:c="2"/>(define-fun L20 () String "type") <text:s text:c="2"/>(define-fun L96 () String "name") <text:s text:c="2"/>(define-fun L52 () String "") <text:s text:c="2"/>(define-fun L48 () String "option") <text:s text:c="2"/>(define-fun L36 () String "") <text:s text:c="2"/>(define-fun L68 () String "description") <text:s text:c="2"/>(define-fun L24 () String "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81 () String "description") <text:s text:c="2"/>(define-fun L21 () String "type") <text:s text:c="2"/>(define-fun L5 () String "database") <text:s text:c="2"/>(define-fun L85 () String "") <text:s text:c="2"/>(define-fun L104 () String "") <text:s text:c="2"/>(define-fun L90 () String "") <text:s text:c="2"/>(define-fun L0 () String "") <text:s text:c="2"/>(define-fun L62 () String "") <text:s text:c="2"/>(define-fun L94 () String "") <text:s text:c="2"/>(define-fun L50 () String "") <text:s text:c="2"/>(define-fun L4 () String "database") <text:s text:c="2"/>(define-fun L70 () String "") <text:s text:c="2"/>(define-fun L66 () String "") <text:s text:c="2"/>(define-fun L22 () String "description") <text:s text:c="2"/>(define-fun L98 () String "") <text:s text:c="2"/>(define-fun L54 () String "") <text:s text:c="2"/>(define-fun L10 () String "") <text:s text:c="2"/>(define-fun L42 () String "") <text:s text:c="2"/>(define-fun L8 () String "length") <text:s text:c="2"/>(define-fun L74 () String "description") <text:s text:c="2"/>(define-fun L30 () String "") <text:s text:c="2"/>(define-fun L26 () String "") <text:s text:c="2"/>(define-fun L58 () String "type") <text:s text:c="2"/>(define-fun L14 () String "") <text:s text:c="2"/>(define-fun L46 () String "") <text:s text:c="2"/>(define-fun L78 () String "html") <text:s text:c="2"/>(define-fun L34 () String "option") <text:s text:c="2"/>(define-fun L18 () String "field") <text:s text:c="2"/>(define-fun L38 () String "") <text:s text:c="2"/>(define-fun L102 () String "") <text:s text:c="2"/>(define-fun L83 () String "") <text:s text:c="2"/>(define-fun L3 () String "field") <text:s text:c="2"/>(define-fun L11 () String "name") <text:s text:c="2"/>(define-fun L87 () String "") <text:s text:c="2"/>(define-fun L7 () String "length") <text:s text:c="2"/>(define-fun L79 () String "table") <text:s text:c="2"/>(define-fun L35 () String "option") <text:s text:c="2"/>(define-fun L27 () String "table") <text:s text:c="2"/>(define-fun sym394 () String "") <text:s text:c="2"/>(define-fun sym470 () String "OPTION") <text:s text:c="2"/>(define-fun sym590 () String "") <text:s text:c="2"/>(define-fun sym19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460 () String "") <text:s text:c="2"/>(define-fun sym180 () String "") <text:s text:c="2"/>(define-fun sym666 () String "") <text:s text:c="2"/>(define-fun sym224 () String "NAME") <text:s text:c="2"/>(define-fun sym620 () String "LENGTH") <text:s text:c="2"/>(define-fun sym542 () String "DESCRIPTION") <text:s text:c="2"/>(define-fun sym145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170 () String "") <text:s text:c="2"/>(define-fun sym610 () String "") <text:s text:c="2"/>(define-fun sym532 () String "") <text:s text:c="2"/>(define-fun sym576 () String "TYPE") <text:s text:c="2"/>(define-fun sym135 () String "") <text:s text:c="2"/>(define-fun sym210 () String "TABLE") <text:s text:c="2"/>(define-fun sym298 () String "NAME") <text:s text:c="2"/>(define-fun sym374 () String "") <text:s text:c="2"/>(define-fun sym450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") <text:s text:c="2"/>(define-fun sym600 () String "") <text:s text:c="2"/>(define-fun sym566 () String "") <text:s text:c="2"/>(define-fun sym323 () String "DESCRIPTION") <text:s text:c="2"/>(define-fun sym200 () String "") <text:s text:c="2"/>(define-fun sym440 () String "") <text:s text:c="2"/>(define-fun sym484 () String "") <text:s text:c="2"/>(define-fun sym646 () String "") <text:s text:c="2"/>(define-fun sym404 () String "") <text:s text:c="2"/>(define-fun sym249 () String "DESCRIPTION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19.json</text:p>
          </table:table-cell>
          <table:table-cell table:style-name="ce2" office:value-type="float" office:value="1.978" calcext:value-type="float">
            <text:p>1.978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20.json</text:p>
          </table:table-cell>
          <table:table-cell table:style-name="ce2" office:value-type="float" office:value="1.662" calcext:value-type="float">
            <text:p>1.662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option") <text:s text:c="2"/>(define-fun L84 () String "") <text:s text:c="2"/>(define-fun L2 () String "") <text:s text:c="2"/>(define-fun L72 () String "option") <text:s text:c="2"/>(define-fun L60 () String "") <text:s text:c="2"/>(define-fun L92 () String "") <text:s text:c="2"/>(define-fun L88 () String "database") <text:s text:c="2"/>(define-fun L6 () String "") <text:s text:c="2"/>(define-fun L76 () String "") <text:s text:c="2"/>(define-fun L32 () String "type") <text:s text:c="2"/>(define-fun L64 () String "") <text:s text:c="2"/>(define-fun L20 () String "name") <text:s text:c="2"/>(define-fun L96 () String "name") <text:s text:c="2"/>(define-fun L68 () String "") <text:s text:c="2"/>(define-fun L24 () String "") <text:s text:c="2"/>(define-fun L12 () String "description") <text:s text:c="2"/>(define-fun L28 () String "") <text:s text:c="2"/>(define-fun L16 () String "") <text:s text:c="2"/>(define-fun L112 () String "") <text:s text:c="2"/>(define-fun L100 () String "") <text:s text:c="2"/>(define-fun L1 () String "name") <text:s text:c="2"/>(define-fun L33 () String "") <text:s text:c="2"/>(define-fun L108 () String "") <text:s text:c="2"/>(define-fun L53 () String "option") <text:s text:c="2"/>(define-fun L41 () String "") <text:s text:c="2"/>(define-fun L37 () String "field") <text:s text:c="2"/>(define-fun L104 () String "") <text:s text:c="2"/>(define-fun L9 () String "length") <text:s text:c="2"/>(define-fun L57 () String "") <text:s text:c="2"/>(define-fun L89 () String "database") <text:s text:c="2"/>(define-fun L45 () String "") <text:s text:c="2"/>(define-fun L49 () String "") <text:s text:c="2"/>(define-fun L90 () String "") <text:s text:c="2"/>(define-fun L0 () String "") <text:s text:c="2"/>(define-fun L62 () String "") <text:s text:c="2"/>(define-fun L94 () String "table") <text:s text:c="2"/>(define-fun L82 () String "description") <text:s text:c="2"/>(define-fun L4 () String "") <text:s text:c="2"/>(define-fun L70 () String "") <text:s text:c="2"/>(define-fun L66 () String "") <text:s text:c="2"/>(define-fun L22 () String "name") <text:s text:c="2"/>(define-fun L98 () String "length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30 () String "html") <text:s text:c="2"/>(define-fun L26 () String "field") <text:s text:c="2"/>(define-fun L14 () String "description") <text:s text:c="2"/>(define-fun L78 () String "") <text:s text:c="2"/>(define-fun L18 () String "") <text:s text:c="2"/>(define-fun L102 () String "") <text:s text:c="2"/>(define-fun L51 () String "name") <text:s text:c="2"/>(define-fun L110 () String "") <text:s text:c="2"/>(define-fun L3 () String "description") <text:s text:c="2"/>(define-fun L55 () String "") <text:s text:c="2"/>(define-fun L43 () String "") <text:s text:c="2"/>(define-fun L31 () String "type") <text:s text:c="2"/>(define-fun L47 () String "description") <text:s text:c="2"/>(define-fun L35 () String "") <text:s text:c="2"/>(define-fun L106 () String "") <text:s text:c="2"/>(define-fun L67 () String "table") <text:s text:c="2"/>(define-fun L39 () String "") <text:s text:c="2"/>(define-fun L27 () String "field") <text:s text:c="2"/>(define-fun sym195 () String "") <text:s text:c="2"/>(define-fun sym393 () String "") <text:s text:c="2"/>(define-fun sym150 () String "") <text:s text:c="2"/>(define-fun sym358 () String "") <text:s text:c="2"/>(define-fun sym235 () String "") <text:s text:c="2"/>(define-fun sym113 () String "DATABASE") <text:s text:c="2"/>(define-fun sym475 () String "") <text:s text:c="2"/>(define-fun sym319 () String "") <text:s text:c="2"/>(define-fun sym439 () String "") <text:s text:c="2"/>(define-fun sym515 () String "OPTION") <text:s text:c="2"/>(define-fun sym635 () String "") <text:s text:c="2"/>(define-fun sym755 () String "") <text:s text:c="2"/>(define-fun sym711 () String "") <text:s text:c="2"/>(define-fun sym383 () String "") <text:s text:c="2"/>(define-fun sym185 () String "") <text:s text:c="2"/>(define-fun sym665 () String "LENGTH") <text:s text:c="2"/>(define-fun sym621 () String "TYPE") <text:s text:c="2"/>(define-fun sym225 () String "") <text:s text:c="2"/>(define-fun sym269 () String "NAME") <text:s text:c="2"/>(define-fun sym587 () String "DESCRIPTION") <text:s text:c="2"/>(define-fun sym343 () String "NAME") <text:s text:c="2"/>(define-fun sym309 () String "") <text:s text:c="2"/>(define-fun sym429 () String "") <text:s text:c="2"/>(define-fun sym505 () String "") <text:s text:c="2"/>(define-fun sym549 () String "FIELD") <text:s text:c="2"/>(define-fun sym701 () String "") <text:s text:c="2"/>(define-fun sym745 () String "") <text:s text:c="2"/>(define-fun sym20 () String "HTML") <text:s text:c="2"/>(define-fun sym691 () String "") <text:s text:c="2"/>(define-fun sym294 () String "DESCRIPTION") <text:s text:c="2"/>(define-fun sym611 () String "") <text:s text:c="2"/>(define-fun sym215 () String "") <text:s text:c="2"/>(define-fun sym655 () String "") <text:s text:c="2"/>(define-fun sym577 () String "") <text:s text:c="2"/>(define-fun sym135 () String "NAME") <text:s text:c="2"/>(define-fun sym255 () String "TABLE") <text:s text:c="2"/>(define-fun sym495 () String "") <text:s text:c="2"/>(define-fun sym175 () String "") <text:s text:c="2"/>(define-fun sym419 () String "") <text:s text:c="2"/>(define-fun sym539 () String "") <text:s text:c="2"/>(define-fun sym735 () String "") <text:s text:c="2"/>(define-fun sym459 () String "OPTION") <text:s text:c="2"/>(define-fun sym284 () String "") <text:s text:c="2"/>(define-fun sym160 () String "DESCRIPTION") <text:s text:c="2"/>(define-fun sym721 () String "OPTION") <text:s text:c="2"/>(define-fun sym368 () String "DESCRIPTION") <text:s text:c="2"/>(define-fun sym245 () String "") <text:s text:c="2"/>(define-fun sym563 () String "NAME") <text:s text:c="2"/>(define-fun sym485 () String "") <text:s text:c="2"/>(define-fun sym681 () String "") <text:s text:c="2"/>(define-fun sym529 () String "") <text:s text:c="2"/>(define-fun sym329 () String "FIELD") <text:s text:c="2"/>(define-fun sym449 () String "") <text:s text:c="2"/>(define-fun sym645 () String "") <text:s text:c="2"/>(define-fun sym205 () String "") <text:s text:c="2"/>(define-fun sym403 () String "TYPE") <text:s text:c="2"/>(define-fun sym601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21.json</text:p>
          </table:table-cell>
          <table:table-cell table:style-name="ce2" office:value-type="float" office:value="1.513" calcext:value-type="float">
            <text:p>1.513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description") <text:s text:c="2"/>(define-fun L40 () String "") <text:s text:c="2"/>(define-fun L2 () String "field") <text:s text:c="2"/>(define-fun L72 () String "") <text:s text:c="2"/>(define-fun L60 () String "") <text:s text:c="2"/>(define-fun L92 () String "") <text:s text:c="2"/>(define-fun L88 () String "") <text:s text:c="2"/>(define-fun L44 () String "") <text:s text:c="2"/>(define-fun L6 () String "") <text:s text:c="2"/>(define-fun L76 () String "") <text:s text:c="2"/>(define-fun L32 () String "") <text:s text:c="2"/>(define-fun L64 () String "") <text:s text:c="2"/>(define-fun L20 () String "field") <text:s text:c="2"/>(define-fun L96 () String "name") <text:s text:c="2"/>(define-fun L52 () String "") <text:s text:c="2"/>(define-fun L48 () String "") <text:s text:c="2"/>(define-fun L36 () String "description") <text:s text:c="2"/>(define-fun L68 () String "") <text:s text:c="2"/>(define-fun L24 () String "type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5 () String "database") <text:s text:c="2"/>(define-fun L85 () String "") <text:s text:c="2"/>(define-fun L104 () String "") <text:s text:c="2"/>(define-fun L25 () String "type") <text:s text:c="2"/>(define-fun L9 () String "table") <text:s text:c="2"/>(define-fun L13 () String "name") <text:s text:c="2"/>(define-fun L90 () String "") <text:s text:c="2"/>(define-fun L0 () String "") <text:s text:c="2"/>(define-fun L62 () String "type") <text:s text:c="2"/>(define-fun L94 () String "") <text:s text:c="2"/>(define-fun L50 () String "") <text:s text:c="2"/>(define-fun L82 () String "html") <text:s text:c="2"/>(define-fun L4 () String "database") <text:s text:c="2"/>(define-fun L70 () String "") <text:s text:c="2"/>(define-fun L66 () String "option") <text:s text:c="2"/>(define-fun L22 () String "") <text:s text:c="2"/>(define-fun L98 () String "") <text:s text:c="2"/>(define-fun L54 () String "name") <text:s text:c="2"/>(define-fun L10 () String "length") <text:s text:c="2"/>(define-fun L42 () String "") <text:s text:c="2"/>(define-fun L8 () String "table") <text:s text:c="2"/>(define-fun L74 () String "description") <text:s text:c="2"/>(define-fun L30 () String "") <text:s text:c="2"/>(define-fun L26 () String "description") <text:s text:c="2"/>(define-fun L58 () String "") <text:s text:c="2"/>(define-fun L14 () String "") <text:s text:c="2"/>(define-fun L46 () String "option") <text:s text:c="2"/>(define-fun L78 () String "") <text:s text:c="2"/>(define-fun L34 () String "option") <text:s text:c="2"/>(define-fun L18 () String "") <text:s text:c="2"/>(define-fun L38 () String "name") <text:s text:c="2"/>(define-fun L102 () String "") <text:s text:c="2"/>(define-fun L83 () String "") <text:s text:c="2"/>(define-fun L3 () String "field") <text:s text:c="2"/>(define-fun L7 () String "length") <text:s text:c="2"/>(define-fun L35 () String "option") <text:s text:c="2"/>(define-fun sym394 () String "") <text:s text:c="2"/>(define-fun sym470 () String "OPTION") <text:s text:c="2"/>(define-fun sym195 () String "") <text:s text:c="2"/>(define-fun sym590 () String "") <text:s text:c="2"/>(define-fun sym15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185 () String "") <text:s text:c="2"/>(define-fun sym460 () String "") <text:s text:c="2"/>(define-fun sym666 () String "") <text:s text:c="2"/>(define-fun sym225 () String "TABLE") <text:s text:c="2"/>(define-fun sym620 () String "LENGTH") <text:s text:c="2"/>(define-fun sym542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215 () String "") <text:s text:c="2"/>(define-fun sym610 () String "") <text:s text:c="2"/>(define-fun sym532 () String "") <text:s text:c="2"/>(define-fun sym576 () String "TYPE") <text:s text:c="2"/>(define-fun sym135 () String "NAME") <text:s text:c="2"/>(define-fun sym298 () String "NAME") <text:s text:c="2"/>(define-fun sym374 () String "") <text:s text:c="2"/>(define-fun sym450 () String "") <text:s text:c="2"/>(define-fun sym175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DESCRIPTION") <text:s text:c="2"/>(define-fun sym600 () String "") <text:s text:c="2"/>(define-fun sym566 () String "") <text:s text:c="2"/>(define-fun sym323 () String "DESCRIPTION") <text:s text:c="2"/>(define-fun sym440 () String "") <text:s text:c="2"/>(define-fun sym484 () String "") <text:s text:c="2"/>(define-fun sym646 () String "") <text:s text:c="2"/>(define-fun sym404 () String "") <text:s text:c="2"/>(define-fun sym205 () String "") <text:s text:c="2"/>(define-fun sym249 () String "DESCRIPTION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22.json</text:p>
          </table:table-cell>
          <table:table-cell table:style-name="ce2" office:value-type="float" office:value="1.036" calcext:value-type="float">
            <text:p>1.036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23.json</text:p>
          </table:table-cell>
          <table:table-cell table:style-name="ce2" office:value-type="float" office:value="2.006" calcext:value-type="float">
            <text:p>2.006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40 () String "name") <text:s text:c="2"/>(define-fun L2 () String "") <text:s text:c="2"/>(define-fun L44 () String "") <text:s text:c="2"/>(define-fun L6 () String "field") <text:s text:c="2"/>(define-fun L32 () String "") <text:s text:c="2"/>(define-fun L20 () String "description") <text:s text:c="2"/>(define-fun L52 () String "html") <text:s text:c="2"/>(define-fun L48 () String "") <text:s text:c="2"/>(define-fun L36 () String "") <text:s text:c="2"/>(define-fun L24 () String "") <text:s text:c="2"/>(define-fun L12 () String "name") <text:s text:c="2"/>(define-fun L28 () String "name") <text:s text:c="2"/>(define-fun L16 () String "") <text:s text:c="2"/>(define-fun L73 () String "field") <text:s text:c="2"/>(define-fun L61 () String "option") <text:s text:c="2"/>(define-fun L1 () String "name") <text:s text:c="2"/>(define-fun L93 () String "") <text:s text:c="2"/>(define-fun L81 () String "") <text:s text:c="2"/>(define-fun L77 () String "description") <text:s text:c="2"/>(define-fun L33 () String "length") <text:s text:c="2"/>(define-fun L108 () String "") <text:s text:c="2"/>(define-fun L65 () String "") <text:s text:c="2"/>(define-fun L5 () String "database") <text:s text:c="2"/>(define-fun L97 () String "") <text:s text:c="2"/>(define-fun L53 () String "description") <text:s text:c="2"/>(define-fun L85 () String "") <text:s text:c="2"/>(define-fun L104 () String "type") <text:s text:c="2"/>(define-fun L69 () String "") <text:s text:c="2"/>(define-fun L9 () String "type") <text:s text:c="2"/>(define-fun L57 () String "") <text:s text:c="2"/>(define-fun L89 () String "") <text:s text:c="2"/>(define-fun L0 () String "name") <text:s text:c="2"/>(define-fun L50 () String "") <text:s text:c="2"/>(define-fun L4 () String "database") <text:s text:c="2"/>(define-fun L22 () String "option") <text:s text:c="2"/>(define-fun L10 () String "") <text:s text:c="2"/>(define-fun L42 () String "description") <text:s text:c="2"/>(define-fun L8 () String "") <text:s text:c="2"/>(define-fun L30 () String "") <text:s text:c="2"/>(define-fun L26 () String "") <text:s text:c="2"/>(define-fun L14 () String "") <text:s text:c="2"/>(define-fun L46 () String "") <text:s text:c="2"/>(define-fun L34 () String "table") <text:s text:c="2"/>(define-fun L18 () String "") <text:s text:c="2"/>(define-fun L38 () String "") <text:s text:c="2"/>(define-fun L91 () String "") <text:s text:c="2"/>(define-fun L102 () String "") <text:s text:c="2"/>(define-fun L95 () String "") <text:s text:c="2"/>(define-fun L83 () String "") <text:s text:c="2"/>(define-fun L110 () String "") <text:s text:c="2"/>(define-fun L71 () String "") <text:s text:c="2"/>(define-fun L99 () String "") <text:s text:c="2"/>(define-fun L55 () String "") <text:s text:c="2"/>(define-fun L11 () String "description") <text:s text:c="2"/>(define-fun L87 () String "") <text:s text:c="2"/>(define-fun L75 () String "description") <text:s text:c="2"/>(define-fun L63 () String "option") <text:s text:c="2"/>(define-fun L7 () String "field") <text:s text:c="2"/>(define-fun L59 () String "length") <text:s text:c="2"/>(define-fun L79 () String "") <text:s text:c="2"/>(define-fun L35 () String "table") <text:s text:c="2"/>(define-fun L106 () String "type") <text:s text:c="2"/>(define-fun L67 () String "") <text:s text:c="2"/>(define-fun L23 () String "option") <text:s text:c="2"/>(define-fun sym195 () String "") <text:s text:c="2"/>(define-fun sym150 () String "") <text:s text:c="2"/>(define-fun sym479 () String "") <text:s text:c="2"/>(define-fun sym313 () String "") <text:s text:c="2"/>(define-fun sym433 () String "") <text:s text:c="2"/>(define-fun sym675 () String "") <text:s text:c="2"/>(define-fun sym279 () String "") <text:s text:c="2"/>(define-fun sym113 () String "DATABASE") <text:s text:c="2"/>(define-fun sym397 () String "TYPE") <text:s text:c="2"/>(define-fun sym595 () String "") <text:s text:c="2"/>(define-fun sym352 () String "") <text:s text:c="2"/>(define-fun sym639 () String "") <text:s text:c="2"/>(define-fun sym715 () String "OPTION") <text:s text:c="2"/>(define-fun sym239 () String "NAME") <text:s text:c="2"/>(define-fun sym557 () String "NAME") <text:s text:c="2"/>(define-fun sym581 () String "DESCRIPTION") <text:s text:c="2"/>(define-fun sym185 () String "") <text:s text:c="2"/>(define-fun sym303 () String "") <text:s text:c="2"/>(define-fun sym423 () String "") <text:s text:c="2"/>(define-fun sym225 () String "TABLE") <text:s text:c="2"/>(define-fun sym543 () String "FIELD") <text:s text:c="2"/>(define-fun sym387 () String "") <text:s text:c="2"/>(define-fun sym264 () String "DESCRIPTION") <text:s text:c="2"/>(define-fun sym509 () String "OPTION") <text:s text:c="2"/>(define-fun sym629 () String "") <text:s text:c="2"/>(define-fun sym749 () String "") <text:s text:c="2"/>(define-fun sym705 () String "") <text:s text:c="2"/>(define-fun sym469 () String "") <text:s text:c="2"/>(define-fun sym20 () String "HTML") <text:s text:c="2"/>(define-fun sym215 () String "") <text:s text:c="2"/>(define-fun sym413 () String "") <text:s text:c="2"/>(define-fun sym533 () String "") <text:s text:c="2"/>(define-fun sym499 () String "") <text:s text:c="2"/>(define-fun sym377 () String "") <text:s text:c="2"/>(define-fun sym135 () String "NAME") <text:s text:c="2"/>(define-fun sym453 () String "OPTION") <text:s text:c="2"/>(define-fun sym695 () String "") <text:s text:c="2"/>(define-fun sym254 () String "") <text:s text:c="2"/>(define-fun sym175 () String "") <text:s text:c="2"/>(define-fun sym571 () String "") <text:s text:c="2"/>(define-fun sym739 () String "") <text:s text:c="2"/>(define-fun sym615 () String "TYPE") <text:s text:c="2"/>(define-fun sym659 () String "LENGTH") <text:s text:c="2"/>(define-fun sym337 () String "NAME") <text:s text:c="2"/>(define-fun sym160 () String "DESCRIPTION") <text:s text:c="2"/>(define-fun sym523 () String "") <text:s text:c="2"/>(define-fun sym489 () String "") <text:s text:c="2"/>(define-fun sym323 () String "FIELD") <text:s text:c="2"/>(define-fun sym289 () String "DESCRIPTION") <text:s text:c="2"/>(define-fun sym685 () String "") <text:s text:c="2"/>(define-fun sym443 () String "") <text:s text:c="2"/>(define-fun sym362 () String "DESCRIPTION") <text:s text:c="2"/>(define-fun sym729 () String "") <text:s text:c="2"/>(define-fun sym649 () String "") <text:s text:c="2"/>(define-fun sym605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24.json</text:p>
          </table:table-cell>
          <table:table-cell table:style-name="ce2" office:value-type="float" office:value="2.221" calcext:value-type="float">
            <text:p>2.221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0 () String "") <text:s text:c="2"/>(define-fun L2 () String "table") <text:s text:c="2"/>(define-fun L1 () String "name") <text:s text:c="2"/>(define-fun L4 () String "") <text:s text:c="2"/>(define-fun L3 () String "table") <text:s text:c="2"/>(define-fun L22 () String "") <text:s text:c="2"/>(define-fun L6 () String "html") <text:s text:c="2"/>(define-fun L32 () String "") <text:s text:c="2"/>(define-fun L10 () String "") <text:s text:c="2"/>(define-fun L5 () String "description") <text:s text:c="2"/>(define-fun L20 () String "") <text:s text:c="2"/>(define-fun L8 () String "field") <text:s text:c="2"/>(define-fun L30 () String "") <text:s text:c="2"/>(define-fun L7 () String "") <text:s text:c="2"/>(define-fun L26 () String "name") <text:s text:c="2"/>(define-fun L14 () String "") <text:s text:c="2"/>(define-fun L24 () String "name") <text:s text:c="2"/>(define-fun L12 () String "description") <text:s text:c="2"/>(define-fun L18 () String "") <text:s text:c="2"/>(define-fun L28 () String "description") <text:s text:c="2"/>(define-fun L17 () String "database") <text:s text:c="2"/>(define-fun L16 () String "database") <text:s text:c="2"/>(define-fun sym185 () String "") <text:s text:c="2"/>(define-fun sym195 () String "") <text:s text:c="2"/>(define-fun sym150 () String "") <text:s text:c="2"/>(define-fun sym160 () String "DESCRIPTION") <text:s text:c="2"/>(define-fun sym215 () String "") <text:s text:c="2"/>(define-fun sym225 () String "TABLE") <text:s text:c="2"/>(define-fun sym279 () String "") <text:s text:c="2"/>(define-fun sym135 () String "NAME") <text:s text:c="2"/>(define-fun sym113 () String "DATABASE") <text:s text:c="2"/>(define-fun sym289 () String "") <text:s text:c="2"/>(define-fun sym299 () String "") <text:s text:c="2"/>(define-fun sym254 () String "") <text:s text:c="2"/>(define-fun sym264 () String "DESCRIPTION") <text:s text:c="2"/>(define-fun sym175 () String "") <text:s text:c="2"/>(define-fun sym239 () String "NAME") <text:s text:c="2"/>(define-fun sym205 () String "") <text:s text:c="2"/>(define-fun sym20 () String "HTML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25.json</text:p>
          </table:table-cell>
          <table:table-cell table:style-name="ce2" office:value-type="float" office:value="2.215" calcext:value-type="float">
            <text:p>2.215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") <text:s text:c="2"/>(define-fun L84 () String "database") <text:s text:c="2"/>(define-fun L2 () String "") <text:s text:c="2"/>(define-fun L72 () String "option") <text:s text:c="2"/>(define-fun L92 () String "") <text:s text:c="2"/>(define-fun L88 () String "") <text:s text:c="2"/>(define-fun L6 () String "") <text:s text:c="2"/>(define-fun L76 () String "option") <text:s text:c="2"/>(define-fun L64 () String "name") <text:s text:c="2"/>(define-fun L20 () String "") <text:s text:c="2"/>(define-fun L96 () String "") <text:s text:c="2"/>(define-fun L68 () String "type") <text:s text:c="2"/>(define-fun L24 () String "") <text:s text:c="2"/>(define-fun L12 () String "") <text:s text:c="2"/>(define-fun L28 () String "html") <text:s text:c="2"/>(define-fun L16 () String "") <text:s text:c="2"/>(define-fun L100 () String "field") <text:s text:c="2"/>(define-fun L1 () String "name") <text:s text:c="2"/>(define-fun L33 () String "description") <text:s text:c="2"/>(define-fun L5 () String "description") <text:s text:c="2"/>(define-fun L53 () String "option") <text:s text:c="2"/>(define-fun L85 () String "database") <text:s text:c="2"/>(define-fun L41 () String "description") <text:s text:c="2"/>(define-fun L37 () String "") <text:s text:c="2"/>(define-fun L57 () String "") <text:s text:c="2"/>(define-fun L45 () String "") <text:s text:c="2"/>(define-fun L29 () String "") <text:s text:c="2"/>(define-fun L17 () String "field") <text:s text:c="2"/>(define-fun L49 () String "description") <text:s text:c="2"/>(define-fun L90 () String "field") <text:s text:c="2"/>(define-fun L0 () String "") <text:s text:c="2"/>(define-fun L62 () String "description") <text:s text:c="2"/>(define-fun L94 () String "") <text:s text:c="2"/>(define-fun L82 () String "") <text:s text:c="2"/>(define-fun L4 () String "") <text:s text:c="2"/>(define-fun L70 () String "") <text:s text:c="2"/>(define-fun L66 () String "length") <text:s text:c="2"/>(define-fun L22 () String "table") <text:s text:c="2"/>(define-fun L98 () String "name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26 () String "") <text:s text:c="2"/>(define-fun L14 () String "") <text:s text:c="2"/>(define-fun L78 () String "") <text:s text:c="2"/>(define-fun L18 () String "") <text:s text:c="2"/>(define-fun L102 () String "") <text:s text:c="2"/>(define-fun L51 () String "") <text:s text:c="2"/>(define-fun L3 () String "length") <text:s text:c="2"/>(define-fun L55 () String "") <text:s text:c="2"/>(define-fun L11 () String "type") <text:s text:c="2"/>(define-fun L43 () String "") <text:s text:c="2"/>(define-fun L31 () String "") <text:s text:c="2"/>(define-fun L59 () String "") <text:s text:c="2"/>(define-fun L47 () String "") <text:s text:c="2"/>(define-fun L35 () String "") <text:s text:c="2"/>(define-fun L23 () String "table") <text:s text:c="2"/>(define-fun L39 () String "") <text:s text:c="2"/>(define-fun sym394 () String "") <text:s text:c="2"/>(define-fun sym195 () String "") <text:s text:c="2"/>(define-fun sym470 () String "OPTION") <text:s text:c="2"/>(define-fun sym150 () String "") <text:s text:c="2"/>(define-fun sym358 () String "TYPE") <text:s text:c="2"/>(define-fun sym632 () String "") <text:s text:c="2"/>(define-fun sym313 () String "") <text:s text:c="2"/>(define-fun sym676 () String "") <text:s text:c="2"/>(define-fun sym279 () String "") <text:s text:c="2"/>(define-fun sym113 () String "DATABASE") <text:s text:c="2"/>(define-fun sym552 () String "") <text:s text:c="2"/>(define-fun sym596 () String "") <text:s text:c="2"/>(define-fun sym430 () String "") <text:s text:c="2"/>(define-fun sym518 () String "") <text:s text:c="2"/>(define-fun sym239 () String "NAME") <text:s text:c="2"/>(define-fun sym460 () String "") <text:s text:c="2"/>(define-fun sym185 () String "") <text:s text:c="2"/>(define-fun sym622 () String "") <text:s text:c="2"/>(define-fun sym225 () String "TABLE") <text:s text:c="2"/>(define-fun sym542 () String "") <text:s text:c="2"/>(define-fun sym586 () String "") <text:s text:c="2"/>(define-fun sym662 () String "OPTION") <text:s text:c="2"/>(define-fun sym264 () String "DESCRIPTION") <text:s text:c="2"/>(define-fun sym384 () String "") <text:s text:c="2"/>(define-fun sym504 () String "FIELD") <text:s text:c="2"/>(define-fun sym20 () String "HTML") <text:s text:c="2"/>(define-fun sym348 () String "") <text:s text:c="2"/>(define-fun sym215 () String "") <text:s text:c="2"/>(define-fun sym576 () String "") <text:s text:c="2"/>(define-fun sym135 () String "NAME") <text:s text:c="2"/>(define-fun sym652 () String "") <text:s text:c="2"/>(define-fun sym696 () String "") <text:s text:c="2"/>(define-fun sym299 () String "FIELD") <text:s text:c="2"/>(define-fun sym254 () String "") <text:s text:c="2"/>(define-fun sym374 () String "") <text:s text:c="2"/>(define-fun sym450 () String "") <text:s text:c="2"/>(define-fun sym494 () String "") <text:s text:c="2"/>(define-fun sym175 () String "") <text:s text:c="2"/>(define-fun sym338 () String "") <text:s text:c="2"/>(define-fun sym414 () String "OPTION") <text:s text:c="2"/>(define-fun sym160 () String "DESCRIPTION") <text:s text:c="2"/>(define-fun sym323 () String "DESCRIPTION") <text:s text:c="2"/>(define-fun sym642 () String "") <text:s text:c="2"/>(define-fun sym686 () String "") <text:s text:c="2"/>(define-fun sym289 () String "") <text:s text:c="2"/>(define-fun sym562 () String "TYPE") <text:s text:c="2"/>(define-fun sym484 () String "") <text:s text:c="2"/>(define-fun sym440 () String "") <text:s text:c="2"/>(define-fun sym606 () String "LENGTH") <text:s text:c="2"/>(define-fun sym528 () String "DESCRIPTION") <text:s text:c="2"/>(define-fun sym404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26.json</text:p>
          </table:table-cell>
          <table:table-cell table:style-name="ce2" office:value-type="float" office:value="2.564" calcext:value-type="float">
            <text:p>2.564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name") <text:s text:c="2"/>(define-fun L84 () String "field") <text:s text:c="2"/>(define-fun L2 () String "") <text:s text:c="2"/>(define-fun L72 () String "") <text:s text:c="2"/>(define-fun L60 () String "field") <text:s text:c="2"/>(define-fun L92 () String "") <text:s text:c="2"/>(define-fun L88 () String "") <text:s text:c="2"/>(define-fun L6 () String "database") <text:s text:c="2"/>(define-fun L76 () String "") <text:s text:c="2"/>(define-fun L64 () String "table") <text:s text:c="2"/>(define-fun L20 () String "") <text:s text:c="2"/>(define-fun L96 () String "name") <text:s text:c="2"/>(define-fun L52 () String "") <text:s text:c="2"/>(define-fun L68 () String "") <text:s text:c="2"/>(define-fun L24 () String "name") <text:s text:c="2"/>(define-fun L56 () String "") <text:s text:c="2"/>(define-fun L12 () String "") <text:s text:c="2"/>(define-fun L28 () String "") <text:s text:c="2"/>(define-fun L16 () String "") <text:s text:c="2"/>(define-fun L100 () String "option") <text:s text:c="2"/>(define-fun L61 () String "field") <text:s text:c="2"/>(define-fun L1 () String "name") <text:s text:c="2"/>(define-fun L33 () String "") <text:s text:c="2"/>(define-fun L108 () String "type") <text:s text:c="2"/>(define-fun L65 () String "table") <text:s text:c="2"/>(define-fun L5 () String "length") <text:s text:c="2"/>(define-fun L41 () String "") <text:s text:c="2"/>(define-fun L37 () String "description") <text:s text:c="2"/>(define-fun L104 () String "") <text:s text:c="2"/>(define-fun L9 () String "description") <text:s text:c="2"/>(define-fun L45 () String "") <text:s text:c="2"/>(define-fun L90 () String "description") <text:s text:c="2"/>(define-fun L0 () String "name") <text:s text:c="2"/>(define-fun L62 () String "length") <text:s text:c="2"/>(define-fun L94 () String "") <text:s text:c="2"/>(define-fun L50 () String "") <text:s text:c="2"/>(define-fun L82 () String "") <text:s text:c="2"/>(define-fun L4 () String "") <text:s text:c="2"/>(define-fun L70 () String "") <text:s text:c="2"/>(define-fun L66 () String "") <text:s text:c="2"/>(define-fun L22 () String "name") <text:s text:c="2"/>(define-fun L98 () String "") <text:s text:c="2"/>(define-fun L54 () String "type") <text:s text:c="2"/>(define-fun L10 () String "option") <text:s text:c="2"/>(define-fun L86 () String "") <text:s text:c="2"/>(define-fun L8 () String "") <text:s text:c="2"/>(define-fun L74 () String "") <text:s text:c="2"/>(define-fun L30 () String "html") <text:s text:c="2"/>(define-fun L26 () String "") <text:s text:c="2"/>(define-fun L58 () String "") <text:s text:c="2"/>(define-fun L14 () String "description") <text:s text:c="2"/>(define-fun L78 () String "") <text:s text:c="2"/>(define-fun L18 () String "") <text:s text:c="2"/>(define-fun L102 () String "") <text:s text:c="2"/>(define-fun L110 () String "") <text:s text:c="2"/>(define-fun L3 () String "type") <text:s text:c="2"/>(define-fun L11 () String "option") <text:s text:c="2"/>(define-fun L43 () String "option") <text:s text:c="2"/>(define-fun L31 () String "name") <text:s text:c="2"/>(define-fun L7 () String "database") <text:s text:c="2"/>(define-fun L47 () String "") <text:s text:c="2"/>(define-fun L35 () String "description") <text:s text:c="2"/>(define-fun L106 () String "") <text:s text:c="2"/>(define-fun L39 () String "") <text:s text:c="2"/>(define-fun sym195 () String "") <text:s text:c="2"/>(define-fun sym150 () String "") <text:s text:c="2"/>(define-fun sym633 () String "") <text:s text:c="2"/>(define-fun sym479 () String "") <text:s text:c="2"/>(define-fun sym313 () String "NAME") <text:s text:c="2"/>(define-fun sym753 () String "") <text:s text:c="2"/>(define-fun sym599 () String "") <text:s text:c="2"/>(define-fun sym279 () String "") <text:s text:c="2"/>(define-fun sym433 () String "") <text:s text:c="2"/>(define-fun sym113 () String "DATABASE") <text:s text:c="2"/>(define-fun sym352 () String "DESCRIPTION") <text:s text:c="2"/>(define-fun sym679 () String "") <text:s text:c="2"/>(define-fun sym239 () String "NAME") <text:s text:c="2"/>(define-fun sym513 () String "") <text:s text:c="2"/>(define-fun sym719 () String "OPTION") <text:s text:c="2"/>(define-fun sym185 () String "") <text:s text:c="2"/>(define-fun sym743 () String "") <text:s text:c="2"/>(define-fun sym423 () String "") <text:s text:c="2"/>(define-fun sym225 () String "TABLE") <text:s text:c="2"/>(define-fun sym663 () String "LENGTH") <text:s text:c="2"/>(define-fun sym387 () String "TYPE") <text:s text:c="2"/>(define-fun sym585 () String "DESCRIPTION") <text:s text:c="2"/>(define-fun sym342 () String "") <text:s text:c="2"/>(define-fun sym264 () String "DESCRIPTION") <text:s text:c="2"/>(define-fun sym547 () String "NAME") <text:s text:c="2"/>(define-fun sym469 () String "") <text:s text:c="2"/>(define-fun sym20 () String "HTML") <text:s text:c="2"/>(define-fun sym709 () String "") <text:s text:c="2"/>(define-fun sym699 () String "") <text:s text:c="2"/>(define-fun sym413 () String "") <text:s text:c="2"/>(define-fun sym215 () String "") <text:s text:c="2"/>(define-fun sym533 () String "FIELD") <text:s text:c="2"/>(define-fun sym499 () String "OPTION") <text:s text:c="2"/>(define-fun sym653 () String "") <text:s text:c="2"/>(define-fun sym575 () String "") <text:s text:c="2"/>(define-fun sym135 () String "NAME") <text:s text:c="2"/>(define-fun sym377 () String "") <text:s text:c="2"/>(define-fun sym299 () String "FIELD") <text:s text:c="2"/>(define-fun sym254 () String "") <text:s text:c="2"/>(define-fun sym175 () String "") <text:s text:c="2"/>(define-fun sym619 () String "TYPE") <text:s text:c="2"/>(define-fun sym459 () String "") <text:s text:c="2"/>(define-fun sym733 () String "") <text:s text:c="2"/>(define-fun sym160 () String "DESCRIPTION") <text:s text:c="2"/>(define-fun sym523 () String "") <text:s text:c="2"/>(define-fun sym643 () String "") <text:s text:c="2"/>(define-fun sym489 () String "") <text:s text:c="2"/>(define-fun sym367 () String "") <text:s text:c="2"/>(define-fun sym443 () String "OPTION") <text:s text:c="2"/>(define-fun sym289 () String "") <text:s text:c="2"/>(define-fun sym561 () String "NAME") <text:s text:c="2"/>(define-fun sym328 () String "NAME") <text:s text:c="2"/>(define-fun sym689 () String "") <text:s text:c="2"/>(define-fun sym205 () String "") <text:s text:c="2"/>(define-fun sym403 () String "") <text:s text:c="2"/>(define-fun sym609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27.json</text:p>
          </table:table-cell>
          <table:table-cell table:style-name="ce2" office:value-type="float" office:value="2.597" calcext:value-type="float">
            <text:p>2.597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") <text:s text:c="2"/>(define-fun L84 () String "") <text:s text:c="2"/>(define-fun L40 () String "") <text:s text:c="2"/>(define-fun L2 () String "") <text:s text:c="2"/>(define-fun L72 () String "") <text:s text:c="2"/>(define-fun L60 () String "") <text:s text:c="2"/>(define-fun L92 () String "name") <text:s text:c="2"/>(define-fun L88 () String "") <text:s text:c="2"/>(define-fun L44 () String "name") <text:s text:c="2"/>(define-fun L6 () String "") <text:s text:c="2"/>(define-fun L76 () String "") <text:s text:c="2"/>(define-fun L64 () String "") <text:s text:c="2"/>(define-fun L20 () String "") <text:s text:c="2"/>(define-fun L52 () String "field") <text:s text:c="2"/>(define-fun L48 () String "") <text:s text:c="2"/>(define-fun L36 () String "database") <text:s text:c="2"/>(define-fun L68 () String "length") <text:s text:c="2"/>(define-fun L24 () String "option") <text:s text:c="2"/>(define-fun L56 () String "") <text:s text:c="2"/>(define-fun L12 () String "") <text:s text:c="2"/>(define-fun L16 () String "") <text:s text:c="2"/>(define-fun L1 () String "description") <text:s text:c="2"/>(define-fun L33 () String "description") <text:s text:c="2"/>(define-fun L21 () String "length") <text:s text:c="2"/>(define-fun L5 () String "name") <text:s text:c="2"/>(define-fun L53 () String "field") <text:s text:c="2"/>(define-fun L25 () String "option") <text:s text:c="2"/>(define-fun L29 () String "") <text:s text:c="2"/>(define-fun L49 () String "type") <text:s text:c="2"/>(define-fun L90 () String "") <text:s text:c="2"/>(define-fun L0 () String "description") <text:s text:c="2"/>(define-fun L62 () String "") <text:s text:c="2"/>(define-fun L94 () String "") <text:s text:c="2"/>(define-fun L50 () String "") <text:s text:c="2"/>(define-fun L82 () String "") <text:s text:c="2"/>(define-fun L4 () String "name") <text:s text:c="2"/>(define-fun L70 () String "") <text:s text:c="2"/>(define-fun L66 () String "field") <text:s text:c="2"/>(define-fun L22 () String "description") <text:s text:c="2"/>(define-fun L54 () String "") <text:s text:c="2"/>(define-fun L10 () String "name") <text:s text:c="2"/>(define-fun L86 () String "") <text:s text:c="2"/>(define-fun L42 () String "") <text:s text:c="2"/>(define-fun L8 () String "") <text:s text:c="2"/>(define-fun L74 () String "description") <text:s text:c="2"/>(define-fun L26 () String "html") <text:s text:c="2"/>(define-fun L58 () String "") <text:s text:c="2"/>(define-fun L14 () String "table") <text:s text:c="2"/>(define-fun L46 () String "") <text:s text:c="2"/>(define-fun L78 () String "") <text:s text:c="2"/>(define-fun L18 () String "") <text:s text:c="2"/>(define-fun L38 () String "option") <text:s text:c="2"/>(define-fun L31 () String "option") <text:s text:c="2"/>(define-fun L15 () String "table") <text:s text:c="2"/>(define-fun L35 () String "database") <text:s text:c="2"/>(define-fun L27 () String "") <text:s text:c="2"/>(define-fun sym393 () String "OPTION") <text:s text:c="2"/>(define-fun sym195 () String "") <text:s text:c="2"/>(define-fun sym591 () String "") <text:s text:c="2"/>(define-fun sym150 () String "") <text:s text:c="2"/>(define-fun sym655 () String "") <text:s text:c="2"/>(define-fun sym611 () String "") <text:s text:c="2"/>(define-fun sym215 () String "") <text:s text:c="2"/>(define-fun sym511 () String "") <text:s text:c="2"/>(define-fun sym555 () String "") <text:s text:c="2"/>(define-fun sym313 () String "NAME") <text:s text:c="2"/>(define-fun sym279 () String "") <text:s text:c="2"/>(define-fun sym135 () String "NAME") <text:s text:c="2"/>(define-fun sym113 () String "DATABASE") <text:s text:c="2"/>(define-fun sym299 () String "FIELD") <text:s text:c="2"/>(define-fun sym497 () String "NAME") <text:s text:c="2"/>(define-fun sym254 () String "") <text:s text:c="2"/>(define-fun sym353 () String "") <text:s text:c="2"/>(define-fun sym473 () String "") <text:s text:c="2"/>(define-fun sym373 () String "") <text:s text:c="2"/>(define-fun sym175 () String "") <text:s text:c="2"/>(define-fun sym419 () String "") <text:s text:c="2"/>(define-fun sym439 () String "") <text:s text:c="2"/>(define-fun sym635 () String "") <text:s text:c="2"/>(define-fun sym338 () String "DESCRIPTION") <text:s text:c="2"/>(define-fun sym239 () String "NAME") <text:s text:c="2"/>(define-fun sym535 () String "") <text:s text:c="2"/>(define-fun sym581 () String "") <text:s text:c="2"/>(define-fun sym185 () String "") <text:s text:c="2"/>(define-fun sym383 () String "") <text:s text:c="2"/>(define-fun sym160 () String "DESCRIPTION") <text:s text:c="2"/>(define-fun sym545 () String "") <text:s text:c="2"/>(define-fun sym621 () String "OPTION") <text:s text:c="2"/>(define-fun sym225 () String "TABLE") <text:s text:c="2"/>(define-fun sym565 () String "LENGTH") <text:s text:c="2"/>(define-fun sym521 () String "DESCRIPTION") <text:s text:c="2"/>(define-fun sym289 () String "") <text:s text:c="2"/>(define-fun sym463 () String "") <text:s text:c="2"/>(define-fun sym264 () String "DESCRIPTION") <text:s text:c="2"/>(define-fun sym363 () String "") <text:s text:c="2"/>(define-fun sym483 () String "FIELD") <text:s text:c="2"/>(define-fun sym409 () String "") <text:s text:c="2"/>(define-fun sym429 () String "") <text:s text:c="2"/>(define-fun sym328 () String "") <text:s text:c="2"/>(define-fun sym449 () String "OPTION") <text:s text:c="2"/>(define-fun sym601 () String "") <text:s text:c="2"/>(define-fun sym205 () String "") <text:s text:c="2"/>(define-fun sym20 () String "HTML") <text:s text:c="2"/>(define-fun sym64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28.json</text:p>
          </table:table-cell>
          <table:table-cell table:style-name="ce2" office:value-type="float" office:value="2.452" calcext:value-type="float">
            <text:p>2.452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") <text:s text:c="2"/>(define-fun L84 () String "") <text:s text:c="2"/>(define-fun L40 () String "") <text:s text:c="2"/>(define-fun L2 () String "option") <text:s text:c="2"/>(define-fun L72 () String "type") <text:s text:c="2"/>(define-fun L60 () String "") <text:s text:c="2"/>(define-fun L92 () String "") <text:s text:c="2"/>(define-fun L88 () String "") <text:s text:c="2"/>(define-fun L44 () String "") <text:s text:c="2"/>(define-fun L6 () String "type") <text:s text:c="2"/>(define-fun L76 () String "") <text:s text:c="2"/>(define-fun L32 () String "") <text:s text:c="2"/>(define-fun L64 () String "") <text:s text:c="2"/>(define-fun L20 () String "") <text:s text:c="2"/>(define-fun L96 () String "length") <text:s text:c="2"/>(define-fun L52 () String "") <text:s text:c="2"/>(define-fun L48 () String "") <text:s text:c="2"/>(define-fun L36 () String "name") <text:s text:c="2"/>(define-fun L68 () String "table") <text:s text:c="2"/>(define-fun L24 () String "type") <text:s text:c="2"/>(define-fun L56 () String "") <text:s text:c="2"/>(define-fun L12 () String "") <text:s text:c="2"/>(define-fun L28 () String "") <text:s text:c="2"/>(define-fun L16 () String "field") <text:s text:c="2"/>(define-fun L112 () String "type") <text:s text:c="2"/>(define-fun L100 () String "option") <text:s text:c="2"/>(define-fun L1 () String "length") <text:s text:c="2"/>(define-fun L108 () String "html") <text:s text:c="2"/>(define-fun L5 () String "database") <text:s text:c="2"/>(define-fun L116 () String "") <text:s text:c="2"/>(define-fun L104 () String "") <text:s text:c="2"/>(define-fun L9 () String "description") <text:s text:c="2"/>(define-fun L13 () String "name") <text:s text:c="2"/>(define-fun L29 () String "table") <text:s text:c="2"/>(define-fun L17 () String "field") <text:s text:c="2"/>(define-fun L90 () String "") <text:s text:c="2"/>(define-fun L0 () String "") <text:s text:c="2"/>(define-fun L62 () String "") <text:s text:c="2"/>(define-fun L94 () String "") <text:s text:c="2"/>(define-fun L50 () String "description") <text:s text:c="2"/>(define-fun L82 () String "") <text:s text:c="2"/>(define-fun L4 () String "database") <text:s text:c="2"/>(define-fun L70 () String "") <text:s text:c="2"/>(define-fun L66 () String "") <text:s text:c="2"/>(define-fun L22 () String "") <text:s text:c="2"/>(define-fun L98 () String "name") <text:s text:c="2"/>(define-fun L54 () String "field") <text:s text:c="2"/>(define-fun L10 () String "") <text:s text:c="2"/>(define-fun L86 () String "") <text:s text:c="2"/>(define-fun L42 () String "") <text:s text:c="2"/>(define-fun L8 () String "") <text:s text:c="2"/>(define-fun L74 () String "description") <text:s text:c="2"/>(define-fun L30 () String "option") <text:s text:c="2"/>(define-fun L26 () String "name") <text:s text:c="2"/>(define-fun L58 () String "") <text:s text:c="2"/>(define-fun L14 () String "") <text:s text:c="2"/>(define-fun L46 () String "") <text:s text:c="2"/>(define-fun L78 () String "") <text:s text:c="2"/>(define-fun L34 () String "") <text:s text:c="2"/>(define-fun L18 () String "") <text:s text:c="2"/>(define-fun L38 () String "name") <text:s text:c="2"/>(define-fun L114 () String "") <text:s text:c="2"/>(define-fun L102 () String "description") <text:s text:c="2"/>(define-fun L110 () String "") <text:s text:c="2"/>(define-fun L3 () String "option") <text:s text:c="2"/>(define-fun L7 () String "type") <text:s text:c="2"/>(define-fun L118 () String "description") <text:s text:c="2"/>(define-fun L106 () String "") <text:s text:c="2"/>(define-fun sym591 () String "DESCRIPTION") <text:s text:c="2"/>(define-fun sym195 () String "") <text:s text:c="2"/>(define-fun sym150 () String "") <text:s text:c="2"/>(define-fun sym479 () String "") <text:s text:c="2"/>(define-fun sym313 () String "NAME") <text:s text:c="2"/>(define-fun sym279 () String "") <text:s text:c="2"/>(define-fun sym433 () String "") <text:s text:c="2"/>(define-fun sym553 () String "FIELD") <text:s text:c="2"/>(define-fun sym399 () String "") <text:s text:c="2"/>(define-fun sym113 () String "DATABASE") <text:s text:c="2"/>(define-fun sym673 () String "") <text:s text:c="2"/>(define-fun sym353 () String "") <text:s text:c="2"/>(define-fun sym793 () String "") <text:s text:c="2"/>(define-fun sym519 () String "OPTION") <text:s text:c="2"/>(define-fun sym639 () String "") <text:s text:c="2"/>(define-fun sym759 () String "OPTION") <text:s text:c="2"/>(define-fun sym239 () String "NAME") <text:s text:c="2"/>(define-fun sym719 () String "") <text:s text:c="2"/>(define-fun sym581 () String "") <text:s text:c="2"/>(define-fun sym185 () String "") <text:s text:c="2"/>(define-fun sym225 () String "TABLE") <text:s text:c="2"/>(define-fun sym423 () String "") <text:s text:c="2"/>(define-fun sym543 () String "") <text:s text:c="2"/>(define-fun sym389 () String "") <text:s text:c="2"/>(define-fun sym783 () String "") <text:s text:c="2"/>(define-fun sym463 () String "OPTION") <text:s text:c="2"/>(define-fun sym264 () String "DESCRIPTION") <text:s text:c="2"/>(define-fun sym509 () String "") <text:s text:c="2"/>(define-fun sym749 () String "") <text:s text:c="2"/>(define-fun sym703 () String "LENGTH") <text:s text:c="2"/>(define-fun sym625 () String "TYPE") <text:s text:c="2"/>(define-fun sym20 () String "HTML") <text:s text:c="2"/>(define-fun sym215 () String "") <text:s text:c="2"/>(define-fun sym533 () String "") <text:s text:c="2"/>(define-fun sym499 () String "") <text:s text:c="2"/>(define-fun sym773 () String "") <text:s text:c="2"/>(define-fun sym135 () String "NAME") <text:s text:c="2"/>(define-fun sym299 () String "FIELD") <text:s text:c="2"/>(define-fun sym453 () String "") <text:s text:c="2"/>(define-fun sym254 () String "") <text:s text:c="2"/>(define-fun sym693 () String "") <text:s text:c="2"/>(define-fun sym175 () String "") <text:s text:c="2"/>(define-fun sym373 () String "TYPE") <text:s text:c="2"/>(define-fun sym739 () String "") <text:s text:c="2"/>(define-fun sym615 () String "") <text:s text:c="2"/>(define-fun sym659 () String "TYPE") <text:s text:c="2"/>(define-fun sym338 () String "DESCRIPTION") <text:s text:c="2"/>(define-fun sym160 () String "DESCRIPTION") <text:s text:c="2"/>(define-fun sym567 () String "NAME") <text:s text:c="2"/>(define-fun sym489 () String "") <text:s text:c="2"/>(define-fun sym443 () String "") <text:s text:c="2"/>(define-fun sym289 () String "") <text:s text:c="2"/>(define-fun sym683 () String "") <text:s text:c="2"/>(define-fun sym363 () String "") <text:s text:c="2"/>(define-fun sym729 () String "") <text:s text:c="2"/>(define-fun sym409 () String "TYPE") <text:s text:c="2"/>(define-fun sym649 () String "") <text:s text:c="2"/>(define-fun sym605 () String "") <text:s text:c="2"/>(define-fun sym328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29.json</text:p>
          </table:table-cell>
          <table:table-cell table:style-name="ce2" office:value-type="float" office:value="2.388" calcext:value-type="float">
            <text:p>2.388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01 () String "") <text:s text:c="2"/>(define-fun L80 () String "description") <text:s text:c="2"/>(define-fun L84 () String "description") <text:s text:c="2"/>(define-fun L40 () String "") <text:s text:c="2"/>(define-fun L2 () String "option") <text:s text:c="2"/>(define-fun L72 () String "") <text:s text:c="2"/>(define-fun L60 () String "") <text:s text:c="2"/>(define-fun L92 () String "") <text:s text:c="2"/>(define-fun L88 () String "description") <text:s text:c="2"/>(define-fun L44 () String "nam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name") <text:s text:c="2"/>(define-fun L24 () String "") <text:s text:c="2"/>(define-fun L56 () String "") <text:s text:c="2"/>(define-fun L12 () String "") <text:s text:c="2"/>(define-fun L28 () String "description") <text:s text:c="2"/>(define-fun L16 () String "") <text:s text:c="2"/>(define-fun L112 () String "option") <text:s text:c="2"/>(define-fun L100 () String "html") <text:s text:c="2"/>(define-fun L1 () String "length") <text:s text:c="2"/>(define-fun L108 () String "") <text:s text:c="2"/>(define-fun L5 () String "name") <text:s text:c="2"/>(define-fun L25 () String "type") <text:s text:c="2"/>(define-fun L90 () String "") <text:s text:c="2"/>(define-fun L103 () String "") <text:s text:c="2"/>(define-fun L0 () String "length") <text:s text:c="2"/>(define-fun L62 () String "") <text:s text:c="2"/>(define-fun L94 () String "option") <text:s text:c="2"/>(define-fun L50 () String "") <text:s text:c="2"/>(define-fun L82 () String "") <text:s text:c="2"/>(define-fun L4 () String "name") <text:s text:c="2"/>(define-fun L70 () String "table") <text:s text:c="2"/>(define-fun L66 () String "type") <text:s text:c="2"/>(define-fun L22 () String "") <text:s text:c="2"/>(define-fun L98 () String "") <text:s text:c="2"/>(define-fun L54 () String "database") <text:s text:c="2"/>(define-fun L10 () String "") <text:s text:c="2"/>(define-fun L86 () String "field") <text:s text:c="2"/>(define-fun L42 () String "field") <text:s text:c="2"/>(define-fun L8 () String "") <text:s text:c="2"/>(define-fun L74 () String "") <text:s text:c="2"/>(define-fun L30 () String "name") <text:s text:c="2"/>(define-fun L26 () String "") <text:s text:c="2"/>(define-fun L58 () String "") <text:s text:c="2"/>(define-fun L14 () String "") <text:s text:c="2"/>(define-fun L46 () String "") <text:s text:c="2"/>(define-fun L78 () String "") <text:s text:c="2"/>(define-fun L34 () String "type") <text:s text:c="2"/>(define-fun L18 () String "description") <text:s text:c="2"/>(define-fun L38 () String "description") <text:s text:c="2"/>(define-fun L114 () String "") <text:s text:c="2"/>(define-fun L110 () String "") <text:s text:c="2"/>(define-fun L71 () String "table") <text:s text:c="2"/>(define-fun L3 () String "option") <text:s text:c="2"/>(define-fun L55 () String "database") <text:s text:c="2"/>(define-fun L11 () String "description") <text:s text:c="2"/>(define-fun L43 () String "field") <text:s text:c="2"/>(define-fun L106 () String "") <text:s text:c="2"/>(define-fun sym195 () String "") <text:s text:c="2"/>(define-fun sym150 () String "") <text:s text:c="2"/>(define-fun sym479 () String "") <text:s text:c="2"/>(define-fun sym313 () String "NAME") <text:s text:c="2"/>(define-fun sym753 () String "") <text:s text:c="2"/>(define-fun sym433 () String "") <text:s text:c="2"/>(define-fun sym279 () String "") <text:s text:c="2"/>(define-fun sym113 () String "DATABASE") <text:s text:c="2"/>(define-fun sym673 () String "") <text:s text:c="2"/>(define-fun sym397 () String "TYPE") <text:s text:c="2"/>(define-fun sym353 () String "") <text:s text:c="2"/>(define-fun sym595 () String "") <text:s text:c="2"/>(define-fun sym639 () String "TYPE") <text:s text:c="2"/>(define-fun sym239 () String "NAME") <text:s text:c="2"/>(define-fun sym557 () String "NAME") <text:s text:c="2"/>(define-fun sym719 () String "") <text:s text:c="2"/>(define-fun sym185 () String "") <text:s text:c="2"/>(define-fun sym581 () String "DESCRIPTION") <text:s text:c="2"/>(define-fun sym423 () String "") <text:s text:c="2"/>(define-fun sym225 () String "TABLE") <text:s text:c="2"/>(define-fun sym543 () String "FIELD") <text:s text:c="2"/>(define-fun sym663 () String "") <text:s text:c="2"/>(define-fun sym387 () String "") <text:s text:c="2"/>(define-fun sym264 () String "DESCRIPTION") <text:s text:c="2"/>(define-fun sym509 () String "OPTION") <text:s text:c="2"/>(define-fun sym629 () String "") <text:s text:c="2"/>(define-fun sym20 () String "HTML") <text:s text:c="2"/>(define-fun sym469 () String "") <text:s text:c="2"/>(define-fun sym709 () String "") <text:s text:c="2"/>(define-fun sym413 () String "") <text:s text:c="2"/>(define-fun sym215 () String "") <text:s text:c="2"/>(define-fun sym699 () String "") <text:s text:c="2"/>(define-fun sym533 () String "") <text:s text:c="2"/>(define-fun sym499 () String "") <text:s text:c="2"/>(define-fun sym653 () String "") <text:s text:c="2"/>(define-fun sym773 () String "") <text:s text:c="2"/>(define-fun sym135 () String "NAME") <text:s text:c="2"/>(define-fun sym377 () String "") <text:s text:c="2"/>(define-fun sym453 () String "OPTION") <text:s text:c="2"/>(define-fun sym299 () String "FIELD") <text:s text:c="2"/>(define-fun sym254 () String "") <text:s text:c="2"/>(define-fun sym175 () String "") <text:s text:c="2"/>(define-fun sym571 () String "") <text:s text:c="2"/>(define-fun sym619 () String "") <text:s text:c="2"/>(define-fun sym739 () String "OPTION") <text:s text:c="2"/>(define-fun sym338 () String "DESCRIPTION") <text:s text:c="2"/>(define-fun sym160 () String "DESCRIPTION") <text:s text:c="2"/>(define-fun sym523 () String "") <text:s text:c="2"/>(define-fun sym489 () String "") <text:s text:c="2"/>(define-fun sym763 () String "") <text:s text:c="2"/>(define-fun sym289 () String "") <text:s text:c="2"/>(define-fun sym443 () String "") <text:s text:c="2"/>(define-fun sym683 () String "LENGTH") <text:s text:c="2"/>(define-fun sym363 () String "DESCRIPTION") <text:s text:c="2"/>(define-fun sym729 () String "") <text:s text:c="2"/>(define-fun sym605 () String "DESCRIPTION") <text:s text:c="2"/>(define-fun sym328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30.json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01 () String "") <text:s text:c="2"/>(define-fun L80 () String "name") <text:s text:c="2"/>(define-fun L84 () String "") <text:s text:c="2"/>(define-fun L40 () String "") <text:s text:c="2"/>(define-fun L2 () String "") <text:s text:c="2"/>(define-fun L72 () String "option") <text:s text:c="2"/>(define-fun L60 () String "database") <text:s text:c="2"/>(define-fun L92 () String "") <text:s text:c="2"/>(define-fun L88 () String "table") <text:s text:c="2"/>(define-fun L44 () String "typ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html") <text:s text:c="2"/>(define-fun L52 () String "") <text:s text:c="2"/>(define-fun L48 () String "") <text:s text:c="2"/>(define-fun L36 () String "") <text:s text:c="2"/>(define-fun L68 () String "") <text:s text:c="2"/>(define-fun L24 () String "name") <text:s text:c="2"/>(define-fun L56 () String "") <text:s text:c="2"/>(define-fun L12 () String "") <text:s text:c="2"/>(define-fun L28 () String "option") <text:s text:c="2"/>(define-fun L16 () String "") <text:s text:c="2"/>(define-fun L112 () String "") <text:s text:c="2"/>(define-fun L61 () String "database") <text:s text:c="2"/>(define-fun L1 () String "length") <text:s text:c="2"/>(define-fun L108 () String "") <text:s text:c="2"/>(define-fun L5 () String "type") <text:s text:c="2"/>(define-fun L97 () String "description") <text:s text:c="2"/>(define-fun L104 () String "") <text:s text:c="2"/>(define-fun L9 () String "name") <text:s text:c="2"/>(define-fun L13 () String "table") <text:s text:c="2"/>(define-fun L29 () String "option") <text:s text:c="2"/>(define-fun L90 () String "option") <text:s text:c="2"/>(define-fun L0 () String "length") <text:s text:c="2"/>(define-fun L62 () String "field") <text:s text:c="2"/>(define-fun L94 () String "") <text:s text:c="2"/>(define-fun L50 () String "") <text:s text:c="2"/>(define-fun L82 () String "field") <text:s text:c="2"/>(define-fun L4 () String "type") <text:s text:c="2"/>(define-fun L70 () String "") <text:s text:c="2"/>(define-fun L66 () String "") <text:s text:c="2"/>(define-fun L22 () String "") <text:s text:c="2"/>(define-fun L54 () String "") <text:s text:c="2"/>(define-fun L10 () String "") <text:s text:c="2"/>(define-fun L86 () String "") <text:s text:c="2"/>(define-fun L42 () String "description") <text:s text:c="2"/>(define-fun L8 () String "name") <text:s text:c="2"/>(define-fun L74 () String "length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description") <text:s text:c="2"/>(define-fun L34 () String "") <text:s text:c="2"/>(define-fun L18 () String "") <text:s text:c="2"/>(define-fun L38 () String "") <text:s text:c="2"/>(define-fun L114 () String "") <text:s text:c="2"/>(define-fun L110 () String "name") <text:s text:c="2"/>(define-fun L3 () String "description") <text:s text:c="2"/>(define-fun L99 () String "") <text:s text:c="2"/>(define-fun L63 () String "field") <text:s text:c="2"/>(define-fun L106 () String "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113 () String "DATABASE") <text:s text:c="2"/>(define-fun sym399 () String "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759 () String "") <text:s text:c="2"/>(define-fun sym239 () String "NAME") <text:s text:c="2"/>(define-fun sym635 () String "LENGTH") <text:s text:c="2"/>(define-fun sym557 () String "DESCRIPTION") <text:s text:c="2"/>(define-fun sym185 () String "") <text:s text:c="2"/>(define-fun sym581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749 () String "") <text:s text:c="2"/>(define-fun sym429 () String "OPTION") <text:s text:c="2"/>(define-fun sym625 () String "") <text:s text:c="2"/>(define-fun sym547 () String "") <text:s text:c="2"/>(define-fun sym20 () String "HTML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299 () String "FIELD") <text:s text:c="2"/>(define-fun sym651 () String "") <text:s text:c="2"/>(define-fun sym695 () String "") <text:s text:c="2"/>(define-fun sym254 () String "") <text:s text:c="2"/>(define-fun sym175 () String "") <text:s text:c="2"/>(define-fun sym571 () String "") <text:s text:c="2"/>(define-fun sym373 () String "TYPE") <text:s text:c="2"/>(define-fun sym419 () String "") <text:s text:c="2"/>(define-fun sym615 () String "") <text:s text:c="2"/>(define-fun sym735 () String "OPTION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LENGTH") <text:s text:c="2"/>(define-fun sym409 () String "") <text:s text:c="2"/>(define-fun sym605 () String "") <text:s text:c="2"/>(define-fun sym769 () String "") <text:s text:c="2"/>(define-fun sym725 () String "") <text:s text:c="2"/>(define-fun sym328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31.json</text:p>
          </table:table-cell>
          <table:table-cell table:style-name="ce2" office:value-type="float" office:value="1.249" calcext:value-type="float">
            <text:p>1.249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01 () String "table") <text:s text:c="2"/>(define-fun L113 () String "") <text:s text:c="2"/>(define-fun L2 () String "") <text:s text:c="2"/>(define-fun L109 () String "") <text:s text:c="2"/>(define-fun L6 () String "html") <text:s text:c="2"/>(define-fun L105 () String "") <text:s text:c="2"/>(define-fun L24 () String "type") <text:s text:c="2"/>(define-fun L117 () String "") <text:s text:c="2"/>(define-fun L56 () String "option") <text:s text:c="2"/>(define-fun L124 () String "") <text:s text:c="2"/>(define-fun L120 () String "field") <text:s text:c="2"/>(define-fun L73 () String "") <text:s text:c="2"/>(define-fun L61 () String "") <text:s text:c="2"/>(define-fun L1 () String "database") <text:s text:c="2"/>(define-fun L93 () String "") <text:s text:c="2"/>(define-fun L81 () String "name") <text:s text:c="2"/>(define-fun L77 () String "option") <text:s text:c="2"/>(define-fun L33 () String "name") <text:s text:c="2"/>(define-fun L65 () String "option") <text:s text:c="2"/>(define-fun L21 () String "") <text:s text:c="2"/>(define-fun L5 () String "description") <text:s text:c="2"/>(define-fun L97 () String "") <text:s text:c="2"/>(define-fun L53 () String "") <text:s text:c="2"/>(define-fun L85 () String "") <text:s text:c="2"/>(define-fun L41 () String "") <text:s text:c="2"/>(define-fun L37 () String "") <text:s text:c="2"/>(define-fun L69 () String "") <text:s text:c="2"/>(define-fun L25 () String "") <text:s text:c="2"/>(define-fun L9 () String "description") <text:s text:c="2"/>(define-fun L57 () String "") <text:s text:c="2"/>(define-fun L13 () String "") <text:s text:c="2"/>(define-fun L89 () String "") <text:s text:c="2"/>(define-fun L45 () String "") <text:s text:c="2"/>(define-fun L29 () String "type") <text:s text:c="2"/>(define-fun L17 () String "") <text:s text:c="2"/>(define-fun L49 () String "") <text:s text:c="2"/>(define-fun L111 () String "length") <text:s text:c="2"/>(define-fun L103 () String "") <text:s text:c="2"/>(define-fun L0 () String "database") <text:s text:c="2"/>(define-fun L4 () String "") <text:s text:c="2"/>(define-fun L22 () String "length") <text:s text:c="2"/>(define-fun L115 () String "") <text:s text:c="2"/>(define-fun L107 () String "field") <text:s text:c="2"/>(define-fun L18 () String "table") <text:s text:c="2"/>(define-fun L38 () String "field") <text:s text:c="2"/>(define-fun L91 () String "option") <text:s text:c="2"/>(define-fun L122 () String "") <text:s text:c="2"/>(define-fun L95 () String "") <text:s text:c="2"/>(define-fun L51 () String "") <text:s text:c="2"/>(define-fun L83 () String "") <text:s text:c="2"/>(define-fun L71 () String "name") <text:s text:c="2"/>(define-fun L3 () String "name") <text:s text:c="2"/>(define-fun L99 () String "") <text:s text:c="2"/>(define-fun L55 () String "") <text:s text:c="2"/>(define-fun L11 () String "") <text:s text:c="2"/>(define-fun L87 () String "") <text:s text:c="2"/>(define-fun L43 () String "") <text:s text:c="2"/>(define-fun L75 () String "") <text:s text:c="2"/>(define-fun L31 () String "name") <text:s text:c="2"/>(define-fun L63 () String "description") <text:s text:c="2"/>(define-fun L7 () String "") <text:s text:c="2"/>(define-fun L59 () String "description") <text:s text:c="2"/>(define-fun L15 () String "") <text:s text:c="2"/>(define-fun L47 () String "") <text:s text:c="2"/>(define-fun L126 () String "") <text:s text:c="2"/>(define-fun L79 () String "") <text:s text:c="2"/>(define-fun L35 () String "") <text:s text:c="2"/>(define-fun L67 () String "") <text:s text:c="2"/>(define-fun L23 () String "type") <text:s text:c="2"/>(define-fun L19 () String "") <text:s text:c="2"/>(define-fun L39 () String "") <text:s text:c="2"/>(define-fun L27 () String "description") <text:s text:c="2"/>(define-fun sym195 () String "") <text:s text:c="2"/>(define-fun sym150 () String "") <text:s text:c="2"/>(define-fun sym633 () String "NAME") <text:s text:c="2"/>(define-fun sym599 () String "") <text:s text:c="2"/>(define-fun sym313 () String "NAME") <text:s text:c="2"/>(define-fun sym279 () String "") <text:s text:c="2"/>(define-fun sym399 () String "") <text:s text:c="2"/>(define-fun sym751 () String "") <text:s text:c="2"/>(define-fun sym113 () String "DATABASE") <text:s text:c="2"/>(define-fun sym475 () String "") <text:s text:c="2"/>(define-fun sym353 () String "") <text:s text:c="2"/>(define-fun sym671 () String "") <text:s text:c="2"/>(define-fun sym791 () String "OPTION") <text:s text:c="2"/>(define-fun sym519 () String "") <text:s text:c="2"/>(define-fun sym715 () String "") <text:s text:c="2"/>(define-fun sym559 () String "") <text:s text:c="2"/>(define-fun sym239 () String "NAME") <text:s text:c="2"/>(define-fun sym185 () String "") <text:s text:c="2"/>(define-fun sym589 () String "") <text:s text:c="2"/>(define-fun sym225 () String "TABLE") <text:s text:c="2"/>(define-fun sym389 () String "") <text:s text:c="2"/>(define-fun sym465 () String "") <text:s text:c="2"/>(define-fun sym78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825 () String "") <text:s text:c="2"/>(define-fun sym549 () String "") <text:s text:c="2"/>(define-fun sym20 () String "HTML") <text:s text:c="2"/>(define-fun sym691 () String "TYPE") <text:s text:c="2"/>(define-fun sym215 () String "") <text:s text:c="2"/>(define-fun sym499 () String "") <text:s text:c="2"/>(define-fun sym455 () String "") <text:s text:c="2"/>(define-fun sym135 () String "NAME") <text:s text:c="2"/>(define-fun sym299 () String "FIELD") <text:s text:c="2"/>(define-fun sym771 () String "") <text:s text:c="2"/>(define-fun sym254 () String "") <text:s text:c="2"/>(define-fun sym175 () String "") <text:s text:c="2"/>(define-fun sym373 () String "TYPE") <text:s text:c="2"/>(define-fun sym619 () String "FIELD") <text:s text:c="2"/>(define-fun sym815 () String "") <text:s text:c="2"/>(define-fun sym419 () String "") <text:s text:c="2"/>(define-fun sym539 () String "") <text:s text:c="2"/>(define-fun sym735 () String "LENGTH") <text:s text:c="2"/>(define-fun sym657 () String "DESCRIPTION") <text:s text:c="2"/>(define-fun sym338 () String "DESCRIPTION") <text:s text:c="2"/>(define-fun sym579 () String "") <text:s text:c="2"/>(define-fun sym160 () String "DESCRIPTION") <text:s text:c="2"/>(define-fun sym445 () String "") <text:s text:c="2"/>(define-fun sym289 () String "") <text:s text:c="2"/>(define-fun sym761 () String "") <text:s text:c="2"/>(define-fun sym485 () String "OPTION") <text:s text:c="2"/>(define-fun sym363 () String "") <text:s text:c="2"/>(define-fun sym681 () String "") <text:s text:c="2"/>(define-fun sym409 () String "") <text:s text:c="2"/>(define-fun sym805 () String "") <text:s text:c="2"/>(define-fun sym529 () String "") <text:s text:c="2"/>(define-fun sym725 () String "") <text:s text:c="2"/>(define-fun sym328 () String "") <text:s text:c="2"/>(define-fun sym647 () String "") <text:s text:c="2"/>(define-fun sym569 () String "") <text:s text:c="2"/>(define-fun sym205 () String "") <text:s text:c="2"/>(define-fun sym609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32.json</text:p>
          </table:table-cell>
          <table:table-cell table:style-name="ce2" office:value-type="float" office:value="1.453" calcext:value-type="float">
            <text:p>1.453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33.json</text:p>
          </table:table-cell>
          <table:table-cell table:style-name="ce2" office:value-type="float" office:value="1.48" calcext:value-type="float">
            <text:p>1.48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jxml2sql34.json</text:p>
          </table:table-cell>
          <table:table-cell table:style-name="ce2" office:value-type="float" office:value="1.422" calcext:value-type="float">
            <text:p>1.422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01.json</text:p>
          </table:table-cell>
          <table:table-cell table:style-name="ce2" office:value-type="float" office:value="1.46" calcext:value-type="float">
            <text:p>1.46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02.json</text:p>
          </table:table-cell>
          <table:table-cell table:style-name="ce2" office:value-type="float" office:value="1.025" calcext:value-type="float">
            <text:p>1.025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03.json</text:p>
          </table:table-cell>
          <table:table-cell table:style-name="ce2" office:value-type="float" office:value="0.872" calcext:value-type="float">
            <text:p>0.872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0 () String "") <text:s text:c="2"/>(define-fun L153 () String "y") <text:s text:c="2"/>(define-fun L2 () String "") <text:s text:c="2"/>(define-fun L1 () String "") <text:s text:c="2"/>(define-fun L4 () String "") <text:s text:c="2"/>(define-fun L3 () String "") <text:s text:c="2"/>(define-fun L11 () String "") <text:s text:c="2"/>(define-fun L6 () String "") <text:s text:c="2"/>(define-fun L43 () String "") <text:s text:c="2"/>(define-fun L10 () String "") <text:s text:c="2"/>(define-fun L5 () String "") <text:s text:c="2"/>(define-fun L42 () String "") <text:s text:c="2"/>(define-fun L20 () String "") <text:s text:c="2"/>(define-fun L8 () String "") <text:s text:c="2"/>(define-fun L41 () String "") <text:s text:c="2"/>(define-fun L7 () String "") <text:s text:c="2"/>(define-fun L14 () String "") <text:s text:c="2"/>(define-fun L79 () String "") <text:s text:c="2"/>(define-fun L12 () String "high school") <text:s text:c="2"/>(define-fun L19 () String "") <text:s text:c="2"/>(define-fun L29 () String "elementary") <text:s text:c="2"/>(define-fun L39 () String "n") <text:s text:c="2"/>(define-fun L28 () String "") <text:s text:c="2"/>(define-fun L17 () String "") <text:s text:c="2"/>(define-fun sym1193 () String "") <text:s text:c="2"/>(define-fun sym2482 () String "") <text:s text:c="2"/>(define-fun sym2140 () String "") <text:s text:c="2"/>(define-fun sym1570 () String "") <text:s text:c="2"/>(define-fun sym2596 () String "") <text:s text:c="2"/>(define-fun sym2254 () String "") <text:s text:c="2"/>(define-fun sym2026 () String "") <text:s text:c="2"/>(define-fun sym1684 () String "") <text:s text:c="2"/>(define-fun sym1079 () String "") <text:s text:c="2"/>(define-fun sym851 () String "") <text:s text:c="2"/>(define-fun sym1433 () String "Y") <text:s text:c="2"/>(define-fun sym2368 () String "") <text:s text:c="2"/>(define-fun sym1798 () String "") <text:s text:c="2"/>(define-fun sym122 () String "ELEMENTARY") <text:s text:c="2"/>(define-fun sym1457 () String "HIGH SCHOOL") <text:s text:c="2"/>(define-fun sym2714 () String "N") <text:s text:c="2"/>(define-fun sym242 () String "") <text:s text:c="2"/>(define-fun sym395 () String "") <text:s text:c="2"/>(define-fun sym509 () String "") <text:s text:c="2"/>(define-fun sym1912 () String "") <text:s text:c="2"/>(define-fun sym1307 () String "") <text:s text:c="2"/>(define-fun sym737 () String "") <text:s text:c="2"/>(define-fun sym965 () String "") <text:s text:c="2"/>(define-fun sym623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04.json</text:p>
          </table:table-cell>
          <table:table-cell table:style-name="ce2" office:value-type="float" office:value="0.943" calcext:value-type="float">
            <text:p>0.943</text:p>
          </table:table-cell>
          <table:table-cell table:number-columns-repeated="8"/>
          <table:table-cell table:style-name="ce1" office:value-type="string" calcext:value-type="string">
            <text:p>sat ,( <text:s text:c="2"/>(define-fun sym122 () String <text:s text:c="4"/>"higH sChOol") <text:s text:c="2"/>(define-fun sym374 () String <text:s text:c="4"/>"S/Sa\u{2fffe}\u{4148}\u{1f611}") <text:s text:c="2"/>(define-fun sym523 () String <text:s text:c="4"/>"\u{2fff1}P\u{1b9a0}N\u{780}") <text:s text:c="2"/>(define-fun sym283 () String <text:s text:c="4"/>"hIGH school") <text:s text:c="2"/>(define-fun sym252 () String <text:s text:c="4"/>"/resTart") <text:s text:c="2"/>(define-fun sym637 () String <text:s text:c="4"/>"\u{2ffe0}V\u{1bfe9}\u{1b9c0}\u{1b9c0}\u{1bf09}") )</text:p>
          </table:table-cell>
          <table:table-cell/>
          <table:table-cell table:style-name="ce1" office:value-type="string" calcext:value-type="string">
            <text:p>sat ,(model <text:s text:c="2"/>(define-fun L0 () String "/restart") <text:s text:c="2"/>(define-fun L2 () String "") <text:s text:c="2"/>(define-fun L1 () String "") <text:s text:c="2"/>(define-fun L4 () String "high school") <text:s text:c="2"/>(define-fun L3 () String "") <text:s text:c="2"/>(define-fun L15 () String "high school") <text:s text:c="2"/>(define-fun sym283 () String "HIGH SCHOOL") <text:s text:c="2"/>(define-fun sym637 () String "") <text:s text:c="2"/>(define-fun sym523 () String "") <text:s text:c="2"/>(define-fun sym122 () String "HIGH SCHOOL") <text:s text:c="2"/>(define-fun sym374 () String "") <text:s text:c="2"/>(define-fun sym252 () String "/RESTART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09.json</text:p>
          </table:table-cell>
          <table:table-cell table:style-name="ce2" office:value-type="float" office:value="0.852" calcext:value-type="float">
            <text:p>0.852</text:p>
          </table:table-cell>
          <table:table-cell table:number-columns-repeated="8"/>
          <table:table-cell table:style-name="ce1" office:value-type="string" calcext:value-type="string">
            <text:p>sat ,( <text:s text:c="2"/>(define-fun sym122 () String <text:s text:c="4"/>"High SCHoOl") <text:s text:c="2"/>(define-fun sym252 () String <text:s text:c="4"/>"/QUit") )</text:p>
          </table:table-cell>
          <table:table-cell/>
          <table:table-cell table:style-name="ce1" office:value-type="string" calcext:value-type="string">
            <text:p>sat ,(model <text:s text:c="2"/>(define-fun L0 () String "/quit") <text:s text:c="2"/>(define-fun L1 () String "high school") <text:s text:c="2"/>(define-fun sym122 () String "HIGH SCHOOL") <text:s text:c="2"/>(define-fun sym252 () String "/QUIT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10.json</text:p>
          </table:table-cell>
          <table:table-cell table:style-name="ce2" office:value-type="float" office:value="0.894" calcext:value-type="float">
            <text:p>0.894</text:p>
          </table:table-cell>
          <table:table-cell table:number-columns-repeated="8"/>
          <table:table-cell table:style-name="ce1" office:value-type="string" calcext:value-type="string">
            <text:p>sat ,( <text:s text:c="2"/>(define-fun sym302 () String <text:s text:c="4"/>"\u{1bfea}\u{29e03}\u{33c}") <text:s text:c="2"/>(define-fun sym122 () String <text:s text:c="4"/>"higH ScHoOl") <text:s text:c="2"/>(define-fun sym252 () String <text:s text:c="4"/>"/CLEaR") )</text:p>
          </table:table-cell>
          <table:table-cell/>
          <table:table-cell table:style-name="ce1" office:value-type="string" calcext:value-type="string">
            <text:p>sat ,(model <text:s text:c="2"/>(define-fun L0 () String "") <text:s text:c="2"/>(define-fun L1 () String "/clear") <text:s text:c="2"/>(define-fun L8 () String "high school") <text:s text:c="2"/>(define-fun sym302 () String "") <text:s text:c="2"/>(define-fun sym122 () String "HIGH SCHOOL") <text:s text:c="2"/>(define-fun sym252 () String "/CLEAR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12.json</text:p>
          </table:table-cell>
          <table:table-cell table:style-name="ce2" office:value-type="float" office:value="1.092" calcext:value-type="float">
            <text:p>1.092</text:p>
          </table:table-cell>
          <table:table-cell table:number-columns-repeated="8"/>
          <table:table-cell table:style-name="ce1" office:value-type="string" calcext:value-type="string">
            <text:p>sat ,( <text:s text:c="2"/>(define-fun sym122 () String <text:s text:c="4"/>"miDDLe SChOoL") <text:s text:c="2"/>(define-fun sym247 () String <text:s text:c="4"/>"/helP") )</text:p>
          </table:table-cell>
          <table:table-cell/>
          <table:table-cell table:style-name="ce1" office:value-type="string" calcext:value-type="string">
            <text:p>sat ,(model <text:s text:c="2"/>(define-fun L0 () String "/help") <text:s text:c="2"/>(define-fun L1 () String "middle school") <text:s text:c="2"/>(define-fun sym247 () String "/HELP") <text:s text:c="2"/>(define-fun sym122 () String "MIDDLE SCHOOL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13.json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8"/>
          <table:table-cell table:style-name="ce1" office:value-type="string" calcext:value-type="string">
            <text:p>sat ,( <text:s text:c="2"/>(define-fun sym122 () String <text:s text:c="4"/>"miDdlE schOoL") <text:s text:c="2"/>(define-fun sym339 () String <text:s text:c="4"/>"\u{2ffe1}\u{ffc0}/\u{2ffe5}\u{2ffe0}\u{2ffe1}\u{2ffec}\u{25fef}\u{3f7b}") <text:s text:c="2"/>(define-fun sym247 () String <text:s text:c="4"/>"/pAyF\u{20f29}") )</text:p>
          </table:table-cell>
          <table:table-cell/>
          <table:table-cell table:style-name="ce1" office:value-type="string" calcext:value-type="string">
            <text:p>sat ,(model <text:s text:c="2"/>(define-fun L0 () String "") <text:s text:c="2"/>(define-fun L16 () String "middle school") <text:s text:c="2"/>(define-fun L1 () String "") <text:s text:c="2"/>(define-fun sym339 () String "") <text:s text:c="2"/>(define-fun sym247 () String "") <text:s text:c="2"/>(define-fun sym122 () String "MIDDLE SCHOOL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14.json</text:p>
          </table:table-cell>
          <table:table-cell table:style-name="ce2" office:value-type="float" office:value="1.231" calcext:value-type="float">
            <text:p>1.231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15.json</text:p>
          </table:table-cell>
          <table:table-cell table:style-name="ce2" office:value-type="float" office:value="1.111" calcext:value-type="float">
            <text:p>1.111</text:p>
          </table:table-cell>
          <table:table-cell table:number-columns-repeated="8"/>
          <table:table-cell table:style-name="ce1" office:value-type="string" calcext:value-type="string">
            <text:p>sat ,( <text:s text:c="2"/>(define-fun sym509 () String <text:s text:c="4"/>"\u{89}") <text:s text:c="2"/>(define-fun sym395 () String <text:s text:c="4"/>"\u{2ffe4}\u{2fff1}") <text:s text:c="2"/>(define-fun sym242 () String <text:s text:c="4"/>"\u{1effb}") <text:s text:c="2"/>(define-fun sym737 () String <text:s text:c="4"/>"\u{7e1}") <text:s text:c="2"/>(define-fun sym851 () String <text:s text:c="4"/>"\u{1ffe3}") <text:s text:c="2"/>(define-fun sym965 () String <text:s text:c="4"/>"/qUIt") <text:s text:c="2"/>(define-fun sym623 () String <text:s text:c="4"/>"\u{1326c}\u{b1f7}") <text:s text:c="2"/>(define-fun sym122 () String <text:s text:c="4"/>"eleMENtAry") )</text:p>
          </table:table-cell>
          <table:table-cell/>
          <table:table-cell table:style-name="ce1" office:value-type="string" calcext:value-type="string">
            <text:p>sat ,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16.json</text:p>
          </table:table-cell>
          <table:table-cell table:style-name="ce2" office:value-type="float" office:value="1.186" calcext:value-type="float">
            <text:p>1.186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17.json</text:p>
          </table:table-cell>
          <table:table-cell table:style-name="ce2" office:value-type="float" office:value="1.03" calcext:value-type="float">
            <text:p>1.03</text:p>
          </table:table-cell>
          <table:table-cell table:number-columns-repeated="8"/>
          <table:table-cell table:style-name="ce1" office:value-type="string" calcext:value-type="string">
            <text:p>sat ,( <text:s text:c="2"/>(define-fun sym509 () String <text:s text:c="4"/>"\u{89}") <text:s text:c="2"/>(define-fun sym395 () String <text:s text:c="4"/>"\u{2ffe4}\u{2fff1}") <text:s text:c="2"/>(define-fun sym242 () String <text:s text:c="4"/>"\u{1effb}") <text:s text:c="2"/>(define-fun sym737 () String <text:s text:c="4"/>"\u{7e1}") <text:s text:c="2"/>(define-fun sym851 () String <text:s text:c="4"/>"\u{1ffe3}") <text:s text:c="2"/>(define-fun sym965 () String <text:s text:c="4"/>"/qUIt") <text:s text:c="2"/>(define-fun sym623 () String <text:s text:c="4"/>"\u{1326c}\u{b1f7}") <text:s text:c="2"/>(define-fun sym122 () String <text:s text:c="4"/>"eleMENtAry") )</text:p>
          </table:table-cell>
          <table:table-cell/>
          <table:table-cell table:style-name="ce1" office:value-type="string" calcext:value-type="string">
            <text:p>sat ,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19.json</text:p>
          </table:table-cell>
          <table:table-cell table:style-name="ce2" office:value-type="float" office:value="1.152" calcext:value-type="float">
            <text:p>1.152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20.json</text:p>
          </table:table-cell>
          <table:table-cell table:style-name="ce2" office:value-type="float" office:value="1.078" calcext:value-type="float">
            <text:p>1.078</text:p>
          </table:table-cell>
          <table:table-cell table:number-columns-repeated="8"/>
          <table:table-cell table:style-name="ce1" office:value-type="string" calcext:value-type="string">
            <text:p>sat ,( <text:s text:c="2"/>(define-fun sym122 () String <text:s text:c="4"/>"ElementARy") <text:s text:c="2"/>(define-fun sym737 () String <text:s text:c="4"/>"\u{13fe4}\u{1103f}") <text:s text:c="2"/>(define-fun sym509 () String <text:s text:c="4"/>"") <text:s text:c="2"/>(define-fun sym242 () String <text:s text:c="4"/>"\u{1c51a}\u{15ea8}") <text:s text:c="2"/>(define-fun sym395 () String <text:s text:c="4"/>"\u{2e77c}") <text:s text:c="2"/>(define-fun sym851 () String <text:s text:c="4"/>"/qUIt") <text:s text:c="2"/>(define-fun sym623 () String <text:s text:c="4"/>"\u{2ffe4}\u{217fe}") )</text:p>
          </table:table-cell>
          <table:table-cell/>
          <table:table-cell table:style-name="ce1" office:value-type="string" calcext:value-type="string">
            <text:p>sat ,(model <text:s text:c="2"/>(define-fun L0 () String "") <text:s text:c="2"/>(define-fun L2 () String "") <text:s text:c="2"/>(define-fun L1 () String "/quit") <text:s text:c="2"/>(define-fun L4 () String "") <text:s text:c="2"/>(define-fun L3 () String "") <text:s text:c="2"/>(define-fun L10 () String "") <text:s text:c="2"/>(define-fun L42 () String "elementary") <text:s text:c="2"/>(define-fun sym509 () String "") <text:s text:c="2"/>(define-fun sym737 () String "") <text:s text:c="2"/>(define-fun sym623 () String "") <text:s text:c="2"/>(define-fun sym851 () String "/QUIT") <text:s text:c="2"/>(define-fun sym122 () String "ELEMENTARY") <text:s text:c="2"/>(define-fun sym242 () String "") <text:s text:c="2"/>(define-fun sym395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21.json</text:p>
          </table:table-cell>
          <table:table-cell table:style-name="ce2" office:value-type="float" office:value="1.052" calcext:value-type="float">
            <text:p>1.052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22.json</text:p>
          </table:table-cell>
          <table:table-cell table:style-name="ce2" office:value-type="float" office:value="1.028" calcext:value-type="float">
            <text:p>1.028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9 () String "") <text:s text:c="2"/>(define-fun L29 () String "") <text:s text:c="2"/>(define-fun L0 () String "") <text:s text:c="2"/>(define-fun L2 () String "") <text:s text:c="2"/>(define-fun L1 () String "middle school") <text:s text:c="2"/>(define-fun L4 () String "/quit") <text:s text:c="2"/>(define-fun L6 () String "") <text:s text:c="2"/>(define-fun L21 () String "") <text:s text:c="2"/>(define-fun L10 () String "") <text:s text:c="2"/>(define-fun L5 () String "") <text:s text:c="2"/>(define-fun L8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742 () String "") <text:s text:c="2"/>(define-fun sym247 () String "") <text:s text:c="2"/>(define-fun sym400 () String "") <text:s text:c="2"/>(define-fun sym1312 () String "/QUIT") <text:s text:c="2"/>(define-fun sym970 () String "") <text:s text:c="2"/>(define-fun sym122 () String "MIDDLE SCHOOL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23.json</text:p>
          </table:table-cell>
          <table:table-cell table:style-name="ce2" office:value-type="float" office:value="1.126" calcext:value-type="float">
            <text:p>1.126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24.json</text:p>
          </table:table-cell>
          <table:table-cell table:style-name="ce2" office:value-type="float" office:value="1.028" calcext:value-type="float">
            <text:p>1.028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26.json</text:p>
          </table:table-cell>
          <table:table-cell table:style-name="ce2" office:value-type="float" office:value="1.192" calcext:value-type="float">
            <text:p>1.192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27.json</text:p>
          </table:table-cell>
          <table:table-cell table:style-name="ce2" office:value-type="float" office:value="1.145" calcext:value-type="float">
            <text:p>1.145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28.json</text:p>
          </table:table-cell>
          <table:table-cell table:style-name="ce2" office:value-type="float" office:value="1.124" calcext:value-type="float">
            <text:p>1.124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29.json</text:p>
          </table:table-cell>
          <table:table-cell table:style-name="ce2" office:value-type="float" office:value="0.988" calcext:value-type="float">
            <text:p>0.988</text:p>
          </table:table-cell>
          <table:table-cell table:number-columns-repeated="8"/>
          <table:table-cell table:style-name="ce1" office:value-type="string" calcext:value-type="string">
            <text:p>sat ,( <text:s text:c="2"/>(define-fun sym122 () String <text:s text:c="4"/>"hiGH SChOOL") <text:s text:c="2"/>(define-fun sym1089 () String <text:s text:c="4"/>"DA/sa\u{2ffed}") <text:s text:c="2"/>(define-fun sym1317 () String <text:s text:c="4"/>"/quIT") <text:s text:c="2"/>(define-fun sym252 () String <text:s text:c="4"/>"\u{2ff71}\u{2431f}") <text:s text:c="2"/>(define-fun sym405 () String <text:s text:c="4"/>"") <text:s text:c="2"/>(define-fun sym633 () String <text:s text:c="4"/>"AD\u{2ffe7}") <text:s text:c="2"/>(define-fun sym747 () String <text:s text:c="4"/>"\u{8000}\u{2ffe1}W") <text:s text:c="2"/>(define-fun sym519 () String <text:s text:c="4"/>"OHPHY\u{17fff}@Q") <text:s text:c="2"/>(define-fun sym861 () String <text:s text:c="4"/>"A\u{2ffec}") <text:s text:c="2"/>(define-fun sym1203 () String <text:s text:c="4"/>"S\u{2bea1}") <text:s text:c="2"/>(define-fun sym975 () String <text:s text:c="4"/>"N\u{3e0}\u{2ffef}\u{2ffe0}\u{24020}") )</text:p>
          </table:table-cell>
          <table:table-cell/>
          <table:table-cell table:style-name="ce1" office:value-type="string" calcext:value-type="string">
            <text:p>sat ,(model <text:s text:c="2"/>(define-fun L29 () String "") <text:s text:c="2"/>(define-fun L0 () String "") <text:s text:c="2"/>(define-fun L2 () String "") <text:s text:c="2"/>(define-fun L1 () String "/quit") <text:s text:c="2"/>(define-fun L4 () String "") <text:s text:c="2"/>(define-fun L3 () String "high school") <text:s text:c="2"/>(define-fun L6 () String "") <text:s text:c="2"/>(define-fun L21 () String "") <text:s text:c="2"/>(define-fun L10 () String "") <text:s text:c="2"/>(define-fun L8 () String "") <text:s text:c="2"/>(define-fun L23 () String "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633 () String "") <text:s text:c="2"/>(define-fun sym1203 () String "") <text:s text:c="2"/>(define-fun sym861 () String "") <text:s text:c="2"/>(define-fun sym122 () String "HIGH SCHOOL") <text:s text:c="2"/>(define-fun sym1317 () String "/QUIT") <text:s text:c="2"/>(define-fun sym252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30.json</text:p>
          </table:table-cell>
          <table:table-cell table:style-name="ce2" office:value-type="float" office:value="1.049" calcext:value-type="float">
            <text:p>1.049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<text:s/>mathQuizGame31.json</text:p>
          </table:table-cell>
          <table:table-cell table:style-name="ce2" office:value-type="float" office:value="1.046" calcext:value-type="float">
            <text:p>1.046</text:p>
          </table:table-cell>
          <table:table-cell table:number-columns-repeated="8"/>
          <table:table-cell table:style-name="ce1" office:value-type="string" calcext:value-type="string">
            <text:p>sat ,( <text:s text:c="2"/>(define-fun sym122 () String <text:s text:c="4"/>"high schooL") <text:s text:c="2"/>(define-fun sym747 () String <text:s text:c="4"/>"\u{140f}/\u{3ffa}\u{21ffe}\u{2ffeb}") <text:s text:c="2"/>(define-fun sym633 () String <text:s text:c="4"/>"F\u{1002e}@\u{7}") <text:s text:c="2"/>(define-fun sym405 () String <text:s text:c="4"/>"") <text:s text:c="2"/>(define-fun sym252 () String <text:s text:c="4"/>"KAV") <text:s text:c="2"/>(define-fun sym519 () String <text:s text:c="4"/>"\u{2ffed}\u{2}\u{0}\u{2dffa}\u{22bc8}") <text:s text:c="2"/>(define-fun sym861 () String <text:s text:c="4"/>"/quit") )</text:p>
          </table:table-cell>
          <table:table-cell/>
          <table:table-cell table:style-name="ce1" office:value-type="string" calcext:value-type="string">
            <text:p>sat ,(model <text:s text:c="2"/>(define-fun L18 () String "") <text:s text:c="2"/>(define-fun L0 () String "") <text:s text:c="2"/>(define-fun L2 () String "") <text:s text:c="2"/>(define-fun L1 () String "/quit") <text:s text:c="2"/>(define-fun L4 () String "") <text:s text:c="2"/>(define-fun L11 () String "high school") <text:s text:c="2"/>(define-fun L12 () String "") <text:s text:c="2"/>(define-fun sym519 () String "") <text:s text:c="2"/>(define-fun sym747 () String "") <text:s text:c="2"/>(define-fun sym405 () String "") <text:s text:c="2"/>(define-fun sym633 () String "") <text:s text:c="2"/>(define-fun sym861 () String "/QUIT") <text:s text:c="2"/>(define-fun sym122 () String "HIGH SCHOOL") <text:s text:c="2"/>(define-fun sym252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01.smt2</text:p>
          </table:table-cell>
          <table:table-cell table:style-name="ce2" office:value-type="float" office:value="2.564" calcext:value-type="float">
            <text:p>2.564</text:p>
          </table:table-cell>
          <table:table-cell table:number-columns-repeated="8"/>
          <table:table-cell table:style-name="ce1" office:value-type="string" calcext:value-type="string">
            <text:p>,</text:p>
          </table:table-cell>
          <table:table-cell/>
          <table:table-cell table:style-name="ce1" office:value-type="string" calcext:value-type="string">
            <text:p>sat ,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02.smt2</text:p>
          </table:table-cell>
          <table:table-cell table:style-name="ce2" office:value-type="float" office:value="2.441" calcext:value-type="float">
            <text:p>2.441</text:p>
          </table:table-cell>
          <table:table-cell table:number-columns-repeated="8"/>
          <table:table-cell table:style-name="ce1" office:value-type="string" calcext:value-type="string">
            <text:p>sat ,( <text:s text:c="2"/>(define-fun sym633 () String <text:s text:c="4"/>"\u{633}\u{437}") <text:s text:c="2"/>(define-fun sym519 () String <text:s text:c="4"/>"\u{1ffe1}\u{802e}\u{24f60}") <text:s text:c="2"/>(define-fun sym747 () String <text:s text:c="4"/>"\u{17fec}\u{6217}") <text:s text:c="2"/>(define-fun sym975 () String <text:s text:c="4"/>"/quit") <text:s text:c="2"/>(define-fun sym861 () String <text:s text:c="4"/>"\u{262cc}\u{469}\u{8001}") <text:s text:c="2"/>(define-fun sym405 () String <text:s text:c="4"/>"\u{a23e}") <text:s text:c="2"/>(define-fun sym122 () String <text:s text:c="4"/>"higH School") <text:s text:c="2"/>(define-fun sym252 () String <text:s text:c="4"/>"\u{1ff}\u{7fc4}\u{cd}") )</text:p>
          </table:table-cell>
          <table:table-cell/>
          <table:table-cell table:style-name="ce1" office:value-type="string" calcext:value-type="string">
            <text:p>sat ,(model <text:s text:c="2"/>(define-fun L17 () String "/quit") <text:s text:c="2"/>(define-fun L0 () String "") <text:s text:c="2"/>(define-fun L2 () String "") <text:s text:c="2"/>(define-fun L1 () String "") <text:s text:c="2"/>(define-fun L6 () String "") <text:s text:c="2"/>(define-fun L10 () String "") <text:s text:c="2"/>(define-fun L41 () String "high school") <text:s text:c="2"/>(define-fun L7 () String "") <text:s text:c="2"/>(define-fun sym519 () String "") <text:s text:c="2"/>(define-fun sym747 () String "") <text:s text:c="2"/>(define-fun sym405 () String "") <text:s text:c="2"/>(define-fun sym975 () String "/QUIT") <text:s text:c="2"/>(define-fun sym633 () String "") <text:s text:c="2"/>(define-fun sym861 () String "") <text:s text:c="2"/>(define-fun sym122 () String "HIGH SCHOOL") <text:s text:c="2"/>(define-fun sym252 () String "") 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03.smt2</text:p>
          </table:table-cell>
          <table:table-cell table:style-name="ce2" office:value-type="float" office:value="2.802" calcext:value-type="float">
            <text:p>2.8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04.smt2</text:p>
          </table:table-cell>
          <table:table-cell table:style-name="ce2" office:value-type="float" office:value="2.96" calcext:value-type="float">
            <text:p>2.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05.smt2</text:p>
          </table:table-cell>
          <table:table-cell table:style-name="ce2" office:value-type="float" office:value="2.816" calcext:value-type="float">
            <text:p>2.8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06.smt2</text:p>
          </table:table-cell>
          <table:table-cell table:style-name="ce2" office:value-type="float" office:value="2.434" calcext:value-type="float">
            <text:p>2.4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07.smt2</text:p>
          </table:table-cell>
          <table:table-cell table:style-name="ce2" office:value-type="float" office:value="2.601" calcext:value-type="float">
            <text:p>2.6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08.smt2</text:p>
          </table:table-cell>
          <table:table-cell table:style-name="ce2" office:value-type="float" office:value="2.246" calcext:value-type="float">
            <text:p>2.2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09.smt2</text:p>
          </table:table-cell>
          <table:table-cell table:style-name="ce2" office:value-type="float" office:value="2.903" calcext:value-type="float">
            <text:p>2.9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10.smt2</text:p>
          </table:table-cell>
          <table:table-cell table:style-name="ce2" office:value-type="float" office:value="2.279" calcext:value-type="float">
            <text:p>2.2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11.smt2</text:p>
          </table:table-cell>
          <table:table-cell table:style-name="ce2" office:value-type="float" office:value="2.246" calcext:value-type="float">
            <text:p>2.2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12.smt2</text:p>
          </table:table-cell>
          <table:table-cell table:style-name="ce2" office:value-type="float" office:value="2.319" calcext:value-type="float">
            <text:p>2.3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13.smt2</text:p>
          </table:table-cell>
          <table:table-cell table:style-name="ce2" office:value-type="float" office:value="2.175" calcext:value-type="float">
            <text:p>2.1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14.smt2</text:p>
          </table:table-cell>
          <table:table-cell table:style-name="ce2" office:value-type="float" office:value="2.63" calcext:value-type="float">
            <text:p>2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15.smt2</text:p>
          </table:table-cell>
          <table:table-cell table:style-name="ce2" office:value-type="float" office:value="3.105" calcext:value-type="float">
            <text:p>3.1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16.smt2</text:p>
          </table:table-cell>
          <table:table-cell table:style-name="ce2" office:value-type="float" office:value="2.812" calcext:value-type="float">
            <text:p>2.8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17.smt2</text:p>
          </table:table-cell>
          <table:table-cell table:style-name="ce2" office:value-type="float" office:value="2.586" calcext:value-type="float">
            <text:p>2.5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18.smt2</text:p>
          </table:table-cell>
          <table:table-cell table:style-name="ce2" office:value-type="float" office:value="2.945" calcext:value-type="float">
            <text:p>2.9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19.smt2</text:p>
          </table:table-cell>
          <table:table-cell table:style-name="ce2" office:value-type="float" office:value="2.626" calcext:value-type="float">
            <text:p>2.6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20.smt2</text:p>
          </table:table-cell>
          <table:table-cell table:style-name="ce2" office:value-type="float" office:value="2.802" calcext:value-type="float">
            <text:p>2.8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21.smt2</text:p>
          </table:table-cell>
          <table:table-cell table:style-name="ce2" office:value-type="float" office:value="2.425" calcext:value-type="float">
            <text:p>2.4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22.smt2</text:p>
          </table:table-cell>
          <table:table-cell table:style-name="ce2" office:value-type="float" office:value="2.726" calcext:value-type="float">
            <text:p>2.7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23.smt2</text:p>
          </table:table-cell>
          <table:table-cell table:style-name="ce2" office:value-type="float" office:value="2.393" calcext:value-type="float">
            <text:p>2.3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24.smt2</text:p>
          </table:table-cell>
          <table:table-cell table:style-name="ce2" office:value-type="float" office:value="3.102" calcext:value-type="float">
            <text:p>3.1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25.smt2</text:p>
          </table:table-cell>
          <table:table-cell table:style-name="ce2" office:value-type="float" office:value="2.767" calcext:value-type="float">
            <text:p>2.7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26.smt2</text:p>
          </table:table-cell>
          <table:table-cell table:style-name="ce2" office:value-type="float" office:value="2.609" calcext:value-type="float">
            <text:p>2.6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27.smt2</text:p>
          </table:table-cell>
          <table:table-cell table:style-name="ce2" office:value-type="float" office:value="2.746" calcext:value-type="float">
            <text:p>2.7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28.smt2</text:p>
          </table:table-cell>
          <table:table-cell table:style-name="ce2" office:value-type="float" office:value="2.55" calcext:value-type="float">
            <text:p>2.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29.smt2</text:p>
          </table:table-cell>
          <table:table-cell table:style-name="ce2" office:value-type="float" office:value="2.771" calcext:value-type="float">
            <text:p>2.7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beasties30.smt2</text:p>
          </table:table-cell>
          <table:table-cell table:style-name="ce2" office:value-type="float" office:value="2.708" calcext:value-type="float">
            <text:p>2.7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04.smt2</text:p>
          </table:table-cell>
          <table:table-cell table:style-name="ce2" office:value-type="float" office:value="2.203" calcext:value-type="float">
            <text:p>2.2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07.smt2</text:p>
          </table:table-cell>
          <table:table-cell table:style-name="ce2" office:value-type="float" office:value="2.364" calcext:value-type="float">
            <text:p>2.3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09.smt2</text:p>
          </table:table-cell>
          <table:table-cell table:style-name="ce2" office:value-type="float" office:value="2.318" calcext:value-type="float">
            <text:p>2.3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14.smt2</text:p>
          </table:table-cell>
          <table:table-cell table:style-name="ce2" office:value-type="float" office:value="2.208" calcext:value-type="float">
            <text:p>2.2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15.smt2</text:p>
          </table:table-cell>
          <table:table-cell table:style-name="ce2" office:value-type="float" office:value="2.314" calcext:value-type="float">
            <text:p>2.3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16.smt2</text:p>
          </table:table-cell>
          <table:table-cell table:style-name="ce2" office:value-type="float" office:value="2.358" calcext:value-type="float">
            <text:p>2.3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18.smt2</text:p>
          </table:table-cell>
          <table:table-cell table:style-name="ce2" office:value-type="float" office:value="2.374" calcext:value-type="float">
            <text:p>2.3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19.smt2</text:p>
          </table:table-cell>
          <table:table-cell table:style-name="ce2" office:value-type="float" office:value="2.452" calcext:value-type="float">
            <text:p>2.4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20.smt2</text:p>
          </table:table-cell>
          <table:table-cell table:style-name="ce2" office:value-type="float" office:value="2.289" calcext:value-type="float">
            <text:p>2.2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21.smt2</text:p>
          </table:table-cell>
          <table:table-cell table:style-name="ce2" office:value-type="float" office:value="2.378" calcext:value-type="float">
            <text:p>2.3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22.smt2</text:p>
          </table:table-cell>
          <table:table-cell table:style-name="ce2" office:value-type="float" office:value="2.176" calcext:value-type="float">
            <text:p>2.1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23.smt2</text:p>
          </table:table-cell>
          <table:table-cell table:style-name="ce2" office:value-type="float" office:value="2.393" calcext:value-type="float">
            <text:p>2.3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24.smt2</text:p>
          </table:table-cell>
          <table:table-cell table:style-name="ce2" office:value-type="float" office:value="2.33" calcext:value-type="float">
            <text:p>2.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25.smt2</text:p>
          </table:table-cell>
          <table:table-cell table:style-name="ce2" office:value-type="float" office:value="2.394" calcext:value-type="float">
            <text:p>2.3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26.smt2</text:p>
          </table:table-cell>
          <table:table-cell table:style-name="ce2" office:value-type="float" office:value="2.247" calcext:value-type="float">
            <text:p>2.2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27.smt2</text:p>
          </table:table-cell>
          <table:table-cell table:style-name="ce2" office:value-type="float" office:value="2.302" calcext:value-type="float">
            <text:p>2.3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28.smt2</text:p>
          </table:table-cell>
          <table:table-cell table:style-name="ce2" office:value-type="float" office:value="2.407" calcext:value-type="float">
            <text:p>2.4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29.smt2</text:p>
          </table:table-cell>
          <table:table-cell table:style-name="ce2" office:value-type="float" office:value="2.278" calcext:value-type="float">
            <text:p>2.2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30.smt2</text:p>
          </table:table-cell>
          <table:table-cell table:style-name="ce2" office:value-type="float" office:value="2.312" calcext:value-type="float">
            <text:p>2.3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31.smt2</text:p>
          </table:table-cell>
          <table:table-cell table:style-name="ce2" office:value-type="float" office:value="2.446" calcext:value-type="float">
            <text:p>2.4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32.smt2</text:p>
          </table:table-cell>
          <table:table-cell table:style-name="ce2" office:value-type="float" office:value="2.19" calcext:value-type="float">
            <text:p>2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33.smt2</text:p>
          </table:table-cell>
          <table:table-cell table:style-name="ce2" office:value-type="float" office:value="2.32" calcext:value-type="float">
            <text:p>2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jxml2sql34.smt2</text:p>
          </table:table-cell>
          <table:table-cell table:style-name="ce2" office:value-type="float" office:value="2.394" calcext:value-type="float">
            <text:p>2.3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01.smt2</text:p>
          </table:table-cell>
          <table:table-cell table:style-name="ce2" office:value-type="float" office:value="2.599" calcext:value-type="float">
            <text:p>2.5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02.smt2</text:p>
          </table:table-cell>
          <table:table-cell table:style-name="ce2" office:value-type="float" office:value="2.247" calcext:value-type="float">
            <text:p>2.2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03.smt2</text:p>
          </table:table-cell>
          <table:table-cell table:style-name="ce2" office:value-type="float" office:value="2.007" calcext:value-type="float">
            <text:p>2.0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04.smt2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09.smt2</text:p>
          </table:table-cell>
          <table:table-cell table:style-name="ce2" office:value-type="float" office:value="2.091" calcext:value-type="float">
            <text:p>2.0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10.smt2</text:p>
          </table:table-cell>
          <table:table-cell table:style-name="ce2" office:value-type="float" office:value="2.231" calcext:value-type="float">
            <text:p>2.2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12.smt2</text:p>
          </table:table-cell>
          <table:table-cell table:style-name="ce2" office:value-type="float" office:value="2.35" calcext:value-type="float">
            <text:p>2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13.smt2</text:p>
          </table:table-cell>
          <table:table-cell table:style-name="ce2" office:value-type="float" office:value="2.459" calcext:value-type="float">
            <text:p>2.4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14.smt2</text:p>
          </table:table-cell>
          <table:table-cell table:style-name="ce2" office:value-type="float" office:value="2.423" calcext:value-type="float">
            <text:p>2.4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15.smt2</text:p>
          </table:table-cell>
          <table:table-cell table:style-name="ce2" office:value-type="float" office:value="2.327" calcext:value-type="float">
            <text:p>2.3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16.smt2</text:p>
          </table:table-cell>
          <table:table-cell table:style-name="ce2" office:value-type="float" office:value="2.346" calcext:value-type="float">
            <text:p>2.3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17.smt2</text:p>
          </table:table-cell>
          <table:table-cell table:style-name="ce2" office:value-type="float" office:value="2.452" calcext:value-type="float">
            <text:p>2.4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19.smt2</text:p>
          </table:table-cell>
          <table:table-cell table:style-name="ce2" office:value-type="float" office:value="2.348" calcext:value-type="float">
            <text:p>2.3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20.smt2</text:p>
          </table:table-cell>
          <table:table-cell table:style-name="ce2" office:value-type="float" office:value="2.413" calcext:value-type="float">
            <text:p>2.4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21.smt2</text:p>
          </table:table-cell>
          <table:table-cell table:style-name="ce2" office:value-type="float" office:value="2.353" calcext:value-type="float">
            <text:p>2.3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22.smt2</text:p>
          </table:table-cell>
          <table:table-cell table:style-name="ce2" office:value-type="float" office:value="2.408" calcext:value-type="float">
            <text:p>2.4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23.smt2</text:p>
          </table:table-cell>
          <table:table-cell table:style-name="ce2" office:value-type="float" office:value="2.327" calcext:value-type="float">
            <text:p>2.3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24.smt2</text:p>
          </table:table-cell>
          <table:table-cell table:style-name="ce2" office:value-type="float" office:value="2.307" calcext:value-type="float">
            <text:p>2.3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26.smt2</text:p>
          </table:table-cell>
          <table:table-cell table:style-name="ce2" office:value-type="float" office:value="2.324" calcext:value-type="float">
            <text:p>2.3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27.smt2</text:p>
          </table:table-cell>
          <table:table-cell table:style-name="ce2" office:value-type="float" office:value="2.288" calcext:value-type="float">
            <text:p>2.2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28.smt2</text:p>
          </table:table-cell>
          <table:table-cell table:style-name="ce2" office:value-type="float" office:value="2.544" calcext:value-type="float">
            <text:p>2.5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29.smt2</text:p>
          </table:table-cell>
          <table:table-cell table:style-name="ce2" office:value-type="float" office:value="2.302" calcext:value-type="float">
            <text:p>2.3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30.smt2</text:p>
          </table:table-cell>
          <table:table-cell table:style-name="ce2" office:value-type="float" office:value="2.32" calcext:value-type="float">
            <text:p>2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trich</text:p>
          </table:table-cell>
          <table:table-cell table:style-name="ce2" office:value-type="string" calcext:value-type="string">
            <text:p><text:s/>mathQuizGame31.smt2</text:p>
          </table:table-cell>
          <table:table-cell table:style-name="ce2" office:value-type="float" office:value="2.28" calcext:value-type="float">
            <text:p>2.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01.smt2</text:p>
          </table:table-cell>
          <table:table-cell table:style-name="ce2" office:value-type="float" office:value="1.382" calcext:value-type="float">
            <text:p>1.3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02.smt2</text:p>
          </table:table-cell>
          <table:table-cell table:style-name="ce2" office:value-type="float" office:value="0.737" calcext:value-type="float">
            <text:p>0.7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03.smt2</text:p>
          </table:table-cell>
          <table:table-cell table:style-name="ce2" office:value-type="float" office:value="2.626" calcext:value-type="float">
            <text:p>2.6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04.smt2</text:p>
          </table:table-cell>
          <table:table-cell table:style-name="ce2" office:value-type="float" office:value="4.664" calcext:value-type="float">
            <text:p>4.6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05.smt2</text:p>
          </table:table-cell>
          <table:table-cell table:style-name="ce2" office:value-type="float" office:value="2.785" calcext:value-type="float">
            <text:p>2.7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06.smt2</text:p>
          </table:table-cell>
          <table:table-cell table:style-name="ce2" office:value-type="float" office:value="0.712" calcext:value-type="float">
            <text:p>0.7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07.smt2</text:p>
          </table:table-cell>
          <table:table-cell table:style-name="ce2" office:value-type="float" office:value="1.293" calcext:value-type="float">
            <text:p>1.2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08.smt2</text:p>
          </table:table-cell>
          <table:table-cell table:style-name="ce2" office:value-type="float" office:value="0.403" calcext:value-type="float">
            <text:p>0.4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09.smt2</text:p>
          </table:table-cell>
          <table:table-cell table:style-name="ce2" office:value-type="float" office:value="3.283" calcext:value-type="float">
            <text:p>3.2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10.smt2</text:p>
          </table:table-cell>
          <table:table-cell table:style-name="ce2" office:value-type="float" office:value="0.407" calcext:value-type="float">
            <text:p>0.4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11.smt2</text:p>
          </table:table-cell>
          <table:table-cell table:style-name="ce2" office:value-type="float" office:value="0.37" calcext:value-type="float">
            <text:p>0.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12.smt2</text:p>
          </table:table-cell>
          <table:table-cell table:style-name="ce2" office:value-type="float" office:value="0.413" calcext:value-type="float">
            <text:p>0.4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13.smt2</text:p>
          </table:table-cell>
          <table:table-cell table:style-name="ce2" office:value-type="float" office:value="0.318" calcext:value-type="float">
            <text:p>0.3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14.smt2</text:p>
          </table:table-cell>
          <table:table-cell table:style-name="ce2" office:value-type="float" office:value="0.354" calcext:value-type="float">
            <text:p>0.3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15.smt2</text:p>
          </table:table-cell>
          <table:table-cell table:style-name="ce2" office:value-type="float" office:value="7.806" calcext:value-type="float">
            <text:p>7.8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16.smt2</text:p>
          </table:table-cell>
          <table:table-cell table:style-name="ce2" office:value-type="float" office:value="1.973" calcext:value-type="float">
            <text:p>1.9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17.smt2</text:p>
          </table:table-cell>
          <table:table-cell table:style-name="ce2" office:value-type="float" office:value="2.399" calcext:value-type="float">
            <text:p>2.3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18.smt2</text:p>
          </table:table-cell>
          <table:table-cell table:style-name="ce2" office:value-type="float" office:value="2.462" calcext:value-type="float">
            <text:p>2.4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19.smt2</text:p>
          </table:table-cell>
          <table:table-cell table:style-name="ce2" office:value-type="float" office:value="2.622" calcext:value-type="float">
            <text:p>2.6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20.smt2</text:p>
          </table:table-cell>
          <table:table-cell table:style-name="ce2" office:value-type="float" office:value="4.252" calcext:value-type="float">
            <text:p>4.2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21.smt2</text:p>
          </table:table-cell>
          <table:table-cell table:style-name="ce2" office:value-type="float" office:value="1.835" calcext:value-type="float">
            <text:p>1.8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22.smt2</text:p>
          </table:table-cell>
          <table:table-cell table:style-name="ce2" office:value-type="float" office:value="2.105" calcext:value-type="float">
            <text:p>2.1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23.smt2</text:p>
          </table:table-cell>
          <table:table-cell table:style-name="ce2" office:value-type="float" office:value="2.71" calcext:value-type="float">
            <text:p>2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24.smt2</text:p>
          </table:table-cell>
          <table:table-cell table:style-name="ce2" office:value-type="float" office:value="6.253" calcext:value-type="float">
            <text:p>6.2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25.smt2</text:p>
          </table:table-cell>
          <table:table-cell table:style-name="ce2" office:value-type="float" office:value="4.067" calcext:value-type="float">
            <text:p>4.0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26.smt2</text:p>
          </table:table-cell>
          <table:table-cell table:style-name="ce2" office:value-type="float" office:value="0.819" calcext:value-type="float">
            <text:p>0.8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27.smt2</text:p>
          </table:table-cell>
          <table:table-cell table:style-name="ce2" office:value-type="float" office:value="2.888" calcext:value-type="float">
            <text:p>2.8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28.smt2</text:p>
          </table:table-cell>
          <table:table-cell table:style-name="ce2" office:value-type="float" office:value="1.046" calcext:value-type="float">
            <text:p>1.0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29.smt2</text:p>
          </table:table-cell>
          <table:table-cell table:style-name="ce2" office:value-type="float" office:value="2.519" calcext:value-type="float">
            <text:p>2.5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beasties30.smt2</text:p>
          </table:table-cell>
          <table:table-cell table:style-name="ce2" office:value-type="float" office:value="1.083" calcext:value-type="float">
            <text:p>1.0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04.smt2</text:p>
          </table:table-cell>
          <table:table-cell table:style-name="ce2" office:value-type="float" office:value="1200.124" calcext:value-type="float">
            <text:p>1200.1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07.smt2</text:p>
          </table:table-cell>
          <table:table-cell table:style-name="ce2" office:value-type="float" office:value="1200.072" calcext:value-type="float">
            <text:p>1200.0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09.smt2</text:p>
          </table:table-cell>
          <table:table-cell table:style-name="ce2" office:value-type="float" office:value="1200.065" calcext:value-type="float">
            <text:p>1200.0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14.smt2</text:p>
          </table:table-cell>
          <table:table-cell table:style-name="ce2" office:value-type="float" office:value="520.356" calcext:value-type="float">
            <text:p>520.3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15.smt2</text:p>
          </table:table-cell>
          <table:table-cell table:style-name="ce2" office:value-type="float" office:value="1200.116" calcext:value-type="float">
            <text:p>1200.1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16.smt2</text:p>
          </table:table-cell>
          <table:table-cell table:style-name="ce2" office:value-type="float" office:value="1200.101" calcext:value-type="float">
            <text:p>1200.1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18.smt2</text:p>
          </table:table-cell>
          <table:table-cell table:style-name="ce2" office:value-type="float" office:value="1200.069" calcext:value-type="float">
            <text:p>1200.0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19.smt2</text:p>
          </table:table-cell>
          <table:table-cell table:style-name="ce2" office:value-type="float" office:value="1200.112" calcext:value-type="float">
            <text:p>1200.1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20.smt2</text:p>
          </table:table-cell>
          <table:table-cell table:style-name="ce2" office:value-type="float" office:value="1200.093" calcext:value-type="float">
            <text:p>1200.0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21.smt2</text:p>
          </table:table-cell>
          <table:table-cell table:style-name="ce2" office:value-type="float" office:value="1200.106" calcext:value-type="float">
            <text:p>1200.1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22.smt2</text:p>
          </table:table-cell>
          <table:table-cell table:style-name="ce2" office:value-type="float" office:value="1200.058" calcext:value-type="float">
            <text:p>1200.0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23.smt2</text:p>
          </table:table-cell>
          <table:table-cell table:style-name="ce2" office:value-type="float" office:value="1200.064" calcext:value-type="float">
            <text:p>1200.0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24.smt2</text:p>
          </table:table-cell>
          <table:table-cell table:style-name="ce2" office:value-type="float" office:value="1200.091" calcext:value-type="float">
            <text:p>1200.0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25.smt2</text:p>
          </table:table-cell>
          <table:table-cell table:style-name="ce2" office:value-type="float" office:value="1200.058" calcext:value-type="float">
            <text:p>1200.0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26.smt2</text:p>
          </table:table-cell>
          <table:table-cell table:style-name="ce2" office:value-type="float" office:value="1200.071" calcext:value-type="float">
            <text:p>1200.0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27.smt2</text:p>
          </table:table-cell>
          <table:table-cell table:style-name="ce2" office:value-type="float" office:value="1200.085" calcext:value-type="float">
            <text:p>1200.0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28.smt2</text:p>
          </table:table-cell>
          <table:table-cell table:style-name="ce2" office:value-type="float" office:value="1200.116" calcext:value-type="float">
            <text:p>1200.1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29.smt2</text:p>
          </table:table-cell>
          <table:table-cell table:style-name="ce2" office:value-type="float" office:value="1200.108" calcext:value-type="float">
            <text:p>1200.1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30.smt2</text:p>
          </table:table-cell>
          <table:table-cell table:style-name="ce2" office:value-type="float" office:value="1200.065" calcext:value-type="float">
            <text:p>1200.0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31.smt2</text:p>
          </table:table-cell>
          <table:table-cell table:style-name="ce2" office:value-type="float" office:value="1200.094" calcext:value-type="float">
            <text:p>1200.0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32.smt2</text:p>
          </table:table-cell>
          <table:table-cell table:style-name="ce2" office:value-type="float" office:value="1200.115" calcext:value-type="float">
            <text:p>1200.1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33.smt2</text:p>
          </table:table-cell>
          <table:table-cell table:style-name="ce2" office:value-type="float" office:value="1200.057" calcext:value-type="float">
            <text:p>1200.0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jxml2sql34.smt2</text:p>
          </table:table-cell>
          <table:table-cell table:style-name="ce2" office:value-type="float" office:value="1200.077" calcext:value-type="float">
            <text:p>1200.0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01.smt2</text:p>
          </table:table-cell>
          <table:table-cell table:style-name="ce2" office:value-type="float" office:value="1200.083" calcext:value-type="float">
            <text:p>1200.0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02.smt2</text:p>
          </table:table-cell>
          <table:table-cell table:style-name="ce2" office:value-type="float" office:value="368.511" calcext:value-type="float">
            <text:p>368.5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03.smt2</text:p>
          </table:table-cell>
          <table:table-cell table:style-name="ce2" office:value-type="float" office:value="22.101" calcext:value-type="float">
            <text:p>22.1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04.smt2</text:p>
          </table:table-cell>
          <table:table-cell table:style-name="ce2" office:value-type="float" office:value="33.964" calcext:value-type="float">
            <text:p>33.9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09.smt2</text:p>
          </table:table-cell>
          <table:table-cell table:style-name="ce2" office:value-type="float" office:value="36.344" calcext:value-type="float">
            <text:p>36.3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10.smt2</text:p>
          </table:table-cell>
          <table:table-cell table:style-name="ce2" office:value-type="float" office:value="123.16" calcext:value-type="float">
            <text:p>123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12.smt2</text:p>
          </table:table-cell>
          <table:table-cell table:style-name="ce2" office:value-type="float" office:value="1200.1" calcext:value-type="float">
            <text:p>1200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13.smt2</text:p>
          </table:table-cell>
          <table:table-cell table:style-name="ce2" office:value-type="float" office:value="74.25" calcext:value-type="float">
            <text:p>74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14.smt2</text:p>
          </table:table-cell>
          <table:table-cell table:style-name="ce2" office:value-type="float" office:value="1200.083" calcext:value-type="float">
            <text:p>1200.0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15.smt2</text:p>
          </table:table-cell>
          <table:table-cell table:style-name="ce2" office:value-type="float" office:value="74.518" calcext:value-type="float">
            <text:p>74.5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16.smt2</text:p>
          </table:table-cell>
          <table:table-cell table:style-name="ce2" office:value-type="float" office:value="1200.085" calcext:value-type="float">
            <text:p>1200.0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17.smt2</text:p>
          </table:table-cell>
          <table:table-cell table:style-name="ce2" office:value-type="float" office:value="64.572" calcext:value-type="float">
            <text:p>64.5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19.smt2</text:p>
          </table:table-cell>
          <table:table-cell table:style-name="ce2" office:value-type="float" office:value="1200.055" calcext:value-type="float">
            <text:p>1200.0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20.smt2</text:p>
          </table:table-cell>
          <table:table-cell table:style-name="ce2" office:value-type="float" office:value="1200.073" calcext:value-type="float">
            <text:p>1200.0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21.smt2</text:p>
          </table:table-cell>
          <table:table-cell table:style-name="ce2" office:value-type="float" office:value="1200.069" calcext:value-type="float">
            <text:p>1200.0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22.smt2</text:p>
          </table:table-cell>
          <table:table-cell table:style-name="ce2" office:value-type="float" office:value="1200.093" calcext:value-type="float">
            <text:p>1200.0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23.smt2</text:p>
          </table:table-cell>
          <table:table-cell table:style-name="ce2" office:value-type="float" office:value="1200.098" calcext:value-type="float">
            <text:p>1200.0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24.smt2</text:p>
          </table:table-cell>
          <table:table-cell table:style-name="ce2" office:value-type="float" office:value="1200.089" calcext:value-type="float">
            <text:p>1200.0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26.smt2</text:p>
          </table:table-cell>
          <table:table-cell table:style-name="ce2" office:value-type="float" office:value="1200.09" calcext:value-type="float">
            <text:p>1200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27.smt2</text:p>
          </table:table-cell>
          <table:table-cell table:style-name="ce2" office:value-type="float" office:value="834.277" calcext:value-type="float">
            <text:p>834.2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28.smt2</text:p>
          </table:table-cell>
          <table:table-cell table:style-name="ce2" office:value-type="float" office:value="1200.076" calcext:value-type="float">
            <text:p>1200.0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29.smt2</text:p>
          </table:table-cell>
          <table:table-cell table:style-name="ce2" office:value-type="float" office:value="453.805" calcext:value-type="float">
            <text:p>453.8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30.smt2</text:p>
          </table:table-cell>
          <table:table-cell table:style-name="ce2" office:value-type="float" office:value="1200.063" calcext:value-type="float">
            <text:p>1200.0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<text:s/>mathQuizGame31.smt2</text:p>
          </table:table-cell>
          <table:table-cell table:style-name="ce2" office:value-type="float" office:value="453.162" calcext:value-type="float">
            <text:p>453.162</text:p>
          </table:table-cell>
          <table:table-cell table:number-columns-repeated="1021"/>
        </table:table-row>
        <table:table-row table:style-name="ro2" table:number-rows-repeated="10482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I78">
            <calcext:condition calcext:apply-style-name="ConditionalStyle_1" calcext:value="formula-is(AND([.F2]=MIN([.$A2:.$AMJ2]);[.F2]&lt;&gt;&quot;&quot;)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52" meta:object-count="0"/>
    <meta:generator>LibreOfficeDev/6.0.5.2$Linux_X86_64 LibreOffice_project/</meta:generator>
  </office:meta>
</office:document-meta>
</file>